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fo:font-weight="bold" officeooo:rsid="327e7733" officeooo:paragraph-rsid="327e7733" style:font-weight-asian="bold" style:font-weight-complex="bold"/>
    </style:style>
    <style:style style:name="P35" style:family="paragraph" style:parent-style-name="Text_20_body">
      <style:text-properties fo:font-weight="bold" officeooo:paragraph-rsid="32d63187" style:font-weight-asian="bold" style:font-weight-complex="bold"/>
    </style:style>
    <style:style style:name="P36" style:family="paragraph" style:parent-style-name="Text_20_body">
      <style:text-properties fo:font-weight="bold" officeooo:paragraph-rsid="32d95dcd" style:font-weight-asian="bold" style:font-weight-complex="bold"/>
    </style:style>
    <style:style style:name="P37" style:family="paragraph" style:parent-style-name="Text_20_body">
      <style:text-properties style:font-name="Georgia3" fo:font-size="18pt" officeooo:rsid="25dfe54b" style:font-size-asian="18pt" style:font-size-complex="18pt"/>
    </style:style>
    <style:style style:name="P38" style:family="paragraph" style:parent-style-name="Text_20_body">
      <style:text-properties officeooo:paragraph-rsid="2b9995d8"/>
    </style:style>
    <style:style style:name="P39" style:family="paragraph" style:parent-style-name="Text_20_body">
      <style:text-properties officeooo:paragraph-rsid="2b9a50b8"/>
    </style:style>
    <style:style style:name="P40" style:family="paragraph" style:parent-style-name="Text_20_body">
      <style:text-properties officeooo:rsid="2b9a50b8" officeooo:paragraph-rsid="2b9a50b8"/>
    </style:style>
    <style:style style:name="P41" style:family="paragraph" style:parent-style-name="Text_20_body">
      <style:text-properties officeooo:paragraph-rsid="2b9fc56a"/>
    </style:style>
    <style:style style:name="P42" style:family="paragraph" style:parent-style-name="Text_20_body">
      <style:text-properties officeooo:paragraph-rsid="2ba6c530"/>
    </style:style>
    <style:style style:name="P43" style:family="paragraph" style:parent-style-name="Text_20_body">
      <style:text-properties officeooo:rsid="2ba79455" officeooo:paragraph-rsid="2ba79455"/>
    </style:style>
    <style:style style:name="P44" style:family="paragraph" style:parent-style-name="Text_20_body">
      <style:text-properties officeooo:paragraph-rsid="2ba79455"/>
    </style:style>
    <style:style style:name="P45" style:family="paragraph" style:parent-style-name="Text_20_body">
      <style:text-properties officeooo:paragraph-rsid="2ba7d54f"/>
    </style:style>
    <style:style style:name="P46" style:family="paragraph" style:parent-style-name="Text_20_body">
      <style:text-properties officeooo:paragraph-rsid="2ba9166b"/>
    </style:style>
    <style:style style:name="P47" style:family="paragraph" style:parent-style-name="Text_20_body">
      <style:text-properties officeooo:paragraph-rsid="2bacda3a"/>
    </style:style>
    <style:style style:name="P48" style:family="paragraph" style:parent-style-name="Text_20_body">
      <style:text-properties officeooo:rsid="2baeecc3" officeooo:paragraph-rsid="2bb06401"/>
    </style:style>
    <style:style style:name="P49" style:family="paragraph" style:parent-style-name="Text_20_body">
      <style:text-properties officeooo:paragraph-rsid="2bb41f57"/>
    </style:style>
    <style:style style:name="P50" style:family="paragraph" style:parent-style-name="Text_20_body">
      <style:text-properties officeooo:rsid="2b9b72b7" officeooo:paragraph-rsid="2ba6c530"/>
    </style:style>
    <style:style style:name="P51" style:family="paragraph" style:parent-style-name="Text_20_body">
      <style:text-properties officeooo:rsid="2bb74245" officeooo:paragraph-rsid="2bb74245"/>
    </style:style>
    <style:style style:name="P52" style:family="paragraph" style:parent-style-name="Text_20_body">
      <style:text-properties officeooo:paragraph-rsid="2bba4cd0"/>
    </style:style>
    <style:style style:name="P53" style:family="paragraph" style:parent-style-name="Text_20_body">
      <style:text-properties officeooo:paragraph-rsid="2bbcb077"/>
    </style:style>
    <style:style style:name="P54" style:family="paragraph" style:parent-style-name="Text_20_body">
      <style:text-properties officeooo:rsid="2bca5b60" officeooo:paragraph-rsid="2bca5b60"/>
    </style:style>
    <style:style style:name="P55" style:family="paragraph" style:parent-style-name="Text_20_body">
      <style:text-properties officeooo:paragraph-rsid="2bca5b60"/>
    </style:style>
    <style:style style:name="P56" style:family="paragraph" style:parent-style-name="Text_20_body">
      <style:text-properties officeooo:paragraph-rsid="2bcf9c3b"/>
    </style:style>
    <style:style style:name="P57" style:family="paragraph" style:parent-style-name="Text_20_body">
      <style:text-properties officeooo:paragraph-rsid="2bd16ab3"/>
    </style:style>
    <style:style style:name="P58" style:family="paragraph" style:parent-style-name="Text_20_body">
      <style:text-properties officeooo:paragraph-rsid="2bdc79e8"/>
    </style:style>
    <style:style style:name="P59" style:family="paragraph" style:parent-style-name="Text_20_body">
      <style:text-properties officeooo:paragraph-rsid="2bdf96d1"/>
    </style:style>
    <style:style style:name="P60" style:family="paragraph" style:parent-style-name="Text_20_body">
      <style:text-properties officeooo:paragraph-rsid="2be594ff"/>
    </style:style>
    <style:style style:name="P61" style:family="paragraph" style:parent-style-name="Text_20_body">
      <style:text-properties officeooo:paragraph-rsid="2be9d552"/>
    </style:style>
    <style:style style:name="P62" style:family="paragraph" style:parent-style-name="Text_20_body">
      <style:text-properties officeooo:paragraph-rsid="2bf084a8"/>
    </style:style>
    <style:style style:name="P63" style:family="paragraph" style:parent-style-name="Text_20_body">
      <style:text-properties officeooo:paragraph-rsid="2bf4c6f4"/>
    </style:style>
    <style:style style:name="P64" style:family="paragraph" style:parent-style-name="Text_20_body">
      <style:text-properties officeooo:paragraph-rsid="2bf4e318"/>
    </style:style>
    <style:style style:name="P65" style:family="paragraph" style:parent-style-name="Text_20_body">
      <style:text-properties officeooo:rsid="457f82fb" officeooo:paragraph-rsid="2bf512a0"/>
    </style:style>
    <style:style style:name="P66" style:family="paragraph" style:parent-style-name="Text_20_body">
      <style:text-properties style:use-window-font-color="true" style:font-name="Georgia2"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2"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2"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2"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2"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2"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2"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Text_20_body">
      <style:text-properties style:use-window-font-color="true" style:font-name="Georgia2"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4" style:family="paragraph" style:parent-style-name="Text_20_body">
      <style:text-properties style:use-window-font-color="true" style:font-name="Georgia2"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5" style:family="paragraph" style:parent-style-name="Text_20_body">
      <style:text-properties style:use-window-font-color="true" style:font-name="Georgia2"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6" style:family="paragraph" style:parent-style-name="Text_20_body">
      <style:text-properties style:use-window-font-color="true" style:font-name="Georgia2"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77" style:family="paragraph" style:parent-style-name="Text_20_body">
      <style:text-properties officeooo:paragraph-rsid="2bfda84f"/>
    </style:style>
    <style:style style:name="P78" style:family="paragraph" style:parent-style-name="Text_20_body">
      <style:text-properties officeooo:paragraph-rsid="2bfb1099"/>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paragraph-rsid="30940385" style:font-style-asian="italic" style:font-style-complex="italic"/>
    </style:style>
    <style:style style:name="P91" style:family="paragraph" style:parent-style-name="Text_20_body">
      <style:text-properties fo:font-style="italic" officeooo:rsid="32813236" officeooo:paragraph-rsid="32813236" style:font-style-asian="italic" style:font-style-complex="italic"/>
    </style:style>
    <style:style style:name="P92" style:family="paragraph" style:parent-style-name="Text_20_body">
      <style:text-properties fo:font-style="italic" officeooo:rsid="32997a19" officeooo:paragraph-rsid="32997a19" style:font-style-asian="italic" style:font-style-complex="italic"/>
    </style:style>
    <style:style style:name="P93" style:family="paragraph" style:parent-style-name="Text_20_body">
      <style:text-properties fo:font-style="italic" fo:font-weight="bold" style:font-style-asian="italic" style:font-weight-asian="bold" style:font-style-complex="italic" style:font-weight-complex="bold"/>
    </style:style>
    <style:style style:name="P94"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5"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6"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7" style:family="paragraph" style:parent-style-name="Text_20_body">
      <style:text-properties officeooo:rsid="2c519c9a" officeooo:paragraph-rsid="2c519c9a"/>
    </style:style>
    <style:style style:name="P98" style:family="paragraph" style:parent-style-name="Text_20_body">
      <style:text-properties officeooo:rsid="2c581f95" officeooo:paragraph-rsid="2c581f95"/>
    </style:style>
    <style:style style:name="P99" style:family="paragraph" style:parent-style-name="Text_20_body">
      <style:text-properties officeooo:rsid="2c5cf113" officeooo:paragraph-rsid="2c5cf113"/>
    </style:style>
    <style:style style:name="P100" style:family="paragraph" style:parent-style-name="Text_20_body">
      <style:text-properties officeooo:rsid="2c6def8a" officeooo:paragraph-rsid="2c6def8a"/>
    </style:style>
    <style:style style:name="P101" style:family="paragraph" style:parent-style-name="Text_20_body">
      <style:text-properties officeooo:rsid="2c6fa4e1" officeooo:paragraph-rsid="2c6fa4e1"/>
    </style:style>
    <style:style style:name="P102" style:family="paragraph" style:parent-style-name="Text_20_body">
      <style:text-properties officeooo:rsid="2c94a64a" officeooo:paragraph-rsid="2c94a64a"/>
    </style:style>
    <style:style style:name="P103" style:family="paragraph" style:parent-style-name="Text_20_body">
      <style:text-properties officeooo:rsid="2c99992c" officeooo:paragraph-rsid="2c99992c"/>
    </style:style>
    <style:style style:name="P104" style:family="paragraph" style:parent-style-name="Text_20_body">
      <style:text-properties officeooo:rsid="2c9e0dd4" officeooo:paragraph-rsid="2c9e0dd4"/>
    </style:style>
    <style:style style:name="P105" style:family="paragraph" style:parent-style-name="Text_20_body">
      <style:text-properties officeooo:rsid="2c007857" officeooo:paragraph-rsid="2cb6b463"/>
    </style:style>
    <style:style style:name="P106" style:family="paragraph" style:parent-style-name="Text_20_body">
      <style:text-properties officeooo:rsid="2c35a5ed" officeooo:paragraph-rsid="2caa16ea"/>
    </style:style>
    <style:style style:name="P107" style:family="paragraph" style:parent-style-name="Text_20_body">
      <style:text-properties officeooo:rsid="2cb2aa48" officeooo:paragraph-rsid="2cb2aa48"/>
    </style:style>
    <style:style style:name="P108" style:family="paragraph" style:parent-style-name="Text_20_body">
      <style:text-properties officeooo:rsid="2cb47170" officeooo:paragraph-rsid="2cb47170"/>
    </style:style>
    <style:style style:name="P109" style:family="paragraph" style:parent-style-name="Text_20_body">
      <style:text-properties officeooo:rsid="2cbe6177" officeooo:paragraph-rsid="2cbe6177"/>
    </style:style>
    <style:style style:name="P110" style:family="paragraph" style:parent-style-name="Text_20_body">
      <style:text-properties fo:language="en" fo:country="US" officeooo:rsid="2ce71b3a" officeooo:paragraph-rsid="2ce71b3a"/>
    </style:style>
    <style:style style:name="P111" style:family="paragraph" style:parent-style-name="Text_20_body">
      <style:text-properties fo:language="en" fo:country="US" fo:font-weight="bold" officeooo:rsid="2ce66433" officeooo:paragraph-rsid="2ce66433" style:font-weight-asian="bold" style:font-weight-complex="bold"/>
    </style:style>
    <style:style style:name="P112" style:family="paragraph" style:parent-style-name="Text_20_body">
      <style:text-properties fo:language="en" fo:country="US" fo:font-weight="normal" officeooo:rsid="2cee8599" officeooo:paragraph-rsid="2cee8599" style:font-weight-asian="normal" style:font-weight-complex="normal"/>
    </style:style>
    <style:style style:name="P113" style:family="paragraph" style:parent-style-name="Text_20_body">
      <style:text-properties fo:language="en" fo:country="US" fo:font-weight="normal" officeooo:rsid="2cf82827" officeooo:paragraph-rsid="2cf82827" style:font-weight-asian="normal" style:font-weight-complex="normal"/>
    </style:style>
    <style:style style:name="P114" style:family="paragraph" style:parent-style-name="Text_20_body">
      <style:text-properties fo:language="en" fo:country="US" officeooo:rsid="2cf1339a" officeooo:paragraph-rsid="2cf1339a"/>
    </style:style>
    <style:style style:name="P115" style:family="paragraph" style:parent-style-name="Text_20_body">
      <style:text-properties fo:language="en" fo:country="US" officeooo:rsid="2cf5e8e0" officeooo:paragraph-rsid="2cf5e8e0"/>
    </style:style>
    <style:style style:name="P116" style:family="paragraph" style:parent-style-name="Text_20_body">
      <style:text-properties fo:language="en" fo:country="US" officeooo:rsid="2d29ccb3" officeooo:paragraph-rsid="2d29ccb3"/>
    </style:style>
    <style:style style:name="P117" style:family="paragraph" style:parent-style-name="Text_20_body">
      <style:text-properties fo:language="en" fo:country="US" officeooo:rsid="2d2e7f53" officeooo:paragraph-rsid="2d2e7f53"/>
    </style:style>
    <style:style style:name="P118"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9" style:family="paragraph" style:parent-style-name="Text_20_body">
      <style:text-properties officeooo:rsid="2ce382d3" officeooo:paragraph-rsid="2ce382d3"/>
    </style:style>
    <style:style style:name="P120" style:family="paragraph" style:parent-style-name="Text_20_body">
      <style:text-properties officeooo:rsid="2ce53766" officeooo:paragraph-rsid="2ce53766"/>
    </style:style>
    <style:style style:name="P121" style:family="paragraph" style:parent-style-name="Text_20_body">
      <style:text-properties officeooo:rsid="2ce66433" officeooo:paragraph-rsid="2ce66433"/>
    </style:style>
    <style:style style:name="P122" style:family="paragraph" style:parent-style-name="Text_20_body">
      <style:text-properties fo:font-weight="normal" officeooo:rsid="2ce71b3a" officeooo:paragraph-rsid="2ce71b3a" style:font-weight-asian="normal" style:font-weight-complex="normal"/>
    </style:style>
    <style:style style:name="P123" style:family="paragraph" style:parent-style-name="Text_20_body">
      <style:text-properties fo:font-weight="normal" officeooo:rsid="2cee8599" officeooo:paragraph-rsid="2cee8599" style:font-weight-asian="normal" style:font-weight-complex="normal"/>
    </style:style>
    <style:style style:name="P124" style:family="paragraph" style:parent-style-name="Text_20_body">
      <style:text-properties officeooo:rsid="2ceb3f5f" officeooo:paragraph-rsid="2ceb3f5f"/>
    </style:style>
    <style:style style:name="P125" style:family="paragraph" style:parent-style-name="Text_20_body">
      <style:text-properties officeooo:rsid="2cebd37f" officeooo:paragraph-rsid="2cebd37f"/>
    </style:style>
    <style:style style:name="P126" style:family="paragraph" style:parent-style-name="Text_20_body">
      <style:text-properties officeooo:rsid="2ced7fce" officeooo:paragraph-rsid="2ced7fce"/>
    </style:style>
    <style:style style:name="P127" style:family="paragraph" style:parent-style-name="Text_20_body">
      <style:text-properties officeooo:rsid="2c91b2da" officeooo:paragraph-rsid="2cee8599"/>
    </style:style>
    <style:style style:name="P128" style:family="paragraph" style:parent-style-name="Text_20_body">
      <style:text-properties officeooo:paragraph-rsid="2cee8d5d"/>
    </style:style>
    <style:style style:name="P129" style:family="paragraph" style:parent-style-name="Text_20_body">
      <style:text-properties officeooo:rsid="2cf0341c" officeooo:paragraph-rsid="2cf0341c"/>
    </style:style>
    <style:style style:name="P130" style:family="paragraph" style:parent-style-name="Text_20_body">
      <style:text-properties officeooo:rsid="2cf30dac" officeooo:paragraph-rsid="2cf30dac"/>
    </style:style>
    <style:style style:name="P131" style:family="paragraph" style:parent-style-name="Text_20_body">
      <style:text-properties officeooo:rsid="2cf761e3" officeooo:paragraph-rsid="2cf761e3"/>
    </style:style>
    <style:style style:name="P132" style:family="paragraph" style:parent-style-name="Text_20_body">
      <style:text-properties officeooo:rsid="2cf761e3" officeooo:paragraph-rsid="2cf82827"/>
    </style:style>
    <style:style style:name="P133" style:family="paragraph" style:parent-style-name="Text_20_body">
      <style:text-properties officeooo:rsid="2cfaa825" officeooo:paragraph-rsid="2d06debb"/>
    </style:style>
    <style:style style:name="P134" style:family="paragraph" style:parent-style-name="Text_20_body">
      <style:text-properties officeooo:rsid="2cfecf69" officeooo:paragraph-rsid="2cfecf69"/>
    </style:style>
    <style:style style:name="P135" style:family="paragraph" style:parent-style-name="Text_20_body">
      <style:text-properties officeooo:rsid="2d025fb0" officeooo:paragraph-rsid="2d025fb0"/>
    </style:style>
    <style:style style:name="P136" style:family="paragraph" style:parent-style-name="Text_20_body">
      <style:text-properties officeooo:rsid="2cea0ce4" officeooo:paragraph-rsid="2cea0ce4"/>
    </style:style>
    <style:style style:name="P137" style:family="paragraph" style:parent-style-name="Text_20_body">
      <style:text-properties officeooo:rsid="44d131c2" officeooo:paragraph-rsid="2d18aad7"/>
    </style:style>
    <style:style style:name="P138" style:family="paragraph" style:parent-style-name="Text_20_body">
      <style:text-properties officeooo:rsid="2be964fe" officeooo:paragraph-rsid="2d24af7d"/>
    </style:style>
    <style:style style:name="P139" style:family="paragraph" style:parent-style-name="Text_20_body">
      <style:text-properties officeooo:rsid="2d24af7d" officeooo:paragraph-rsid="2d24af7d"/>
    </style:style>
    <style:style style:name="P140" style:family="paragraph" style:parent-style-name="Text_20_body">
      <style:text-properties officeooo:rsid="2d27ee33" officeooo:paragraph-rsid="2d27ee33"/>
    </style:style>
    <style:style style:name="P141" style:family="paragraph" style:parent-style-name="Text_20_body">
      <style:text-properties officeooo:rsid="2d2934ba" officeooo:paragraph-rsid="2d2934ba"/>
    </style:style>
    <style:style style:name="P142" style:family="paragraph" style:parent-style-name="Text_20_body">
      <style:text-properties officeooo:rsid="2d369bed" officeooo:paragraph-rsid="2d369bed"/>
    </style:style>
    <style:style style:name="P143" style:family="paragraph" style:parent-style-name="Text_20_body">
      <style:text-properties officeooo:rsid="2d3f6243" officeooo:paragraph-rsid="2d3f6243"/>
    </style:style>
    <style:style style:name="P144" style:family="paragraph" style:parent-style-name="Text_20_body">
      <style:text-properties officeooo:paragraph-rsid="2d47d820"/>
    </style:style>
    <style:style style:name="P145" style:family="paragraph" style:parent-style-name="Text_20_body">
      <style:text-properties officeooo:paragraph-rsid="2d534fb0"/>
    </style:style>
    <style:style style:name="P146" style:family="paragraph" style:parent-style-name="Text_20_body">
      <style:text-properties officeooo:rsid="2d794b0f" officeooo:paragraph-rsid="2d794b0f"/>
    </style:style>
    <style:style style:name="P147" style:family="paragraph" style:parent-style-name="Text_20_body">
      <style:text-properties officeooo:paragraph-rsid="2d7a1f5e"/>
    </style:style>
    <style:style style:name="P148" style:family="paragraph" style:parent-style-name="Text_20_body">
      <style:text-properties officeooo:rsid="2d7bf0b1" officeooo:paragraph-rsid="2d7bf0b1"/>
    </style:style>
    <style:style style:name="P149" style:family="paragraph" style:parent-style-name="Text_20_body">
      <style:text-properties officeooo:paragraph-rsid="2d7dc180"/>
    </style:style>
    <style:style style:name="P150" style:family="paragraph" style:parent-style-name="Text_20_body">
      <style:text-properties officeooo:rsid="2d815f9e" officeooo:paragraph-rsid="2d82b280"/>
    </style:style>
    <style:style style:name="P151" style:family="paragraph" style:parent-style-name="Text_20_body">
      <style:text-properties officeooo:rsid="2d82b280" officeooo:paragraph-rsid="2d82b280"/>
    </style:style>
    <style:style style:name="P152" style:family="paragraph" style:parent-style-name="Text_20_body">
      <style:text-properties officeooo:rsid="2d8e7578" officeooo:paragraph-rsid="2d8e7578"/>
    </style:style>
    <style:style style:name="P153" style:family="paragraph" style:parent-style-name="Text_20_body">
      <style:text-properties officeooo:rsid="2da111e9" officeooo:paragraph-rsid="2da111e9"/>
    </style:style>
    <style:style style:name="P154" style:family="paragraph" style:parent-style-name="Text_20_body">
      <style:text-properties officeooo:rsid="2c8397d5" officeooo:paragraph-rsid="2c8397d5"/>
    </style:style>
    <style:style style:name="P155" style:family="paragraph" style:parent-style-name="Text_20_body">
      <style:text-properties officeooo:rsid="2c54a4fb" officeooo:paragraph-rsid="2c54a4fb"/>
    </style:style>
    <style:style style:name="P156" style:family="paragraph" style:parent-style-name="Text_20_body">
      <style:text-properties officeooo:paragraph-rsid="2dd4592e"/>
    </style:style>
    <style:style style:name="P157" style:family="paragraph" style:parent-style-name="Text_20_body">
      <style:text-properties officeooo:paragraph-rsid="2ddaf02d"/>
    </style:style>
    <style:style style:name="P158" style:family="paragraph" style:parent-style-name="Text_20_body">
      <style:text-properties officeooo:rsid="2dec9d0c" officeooo:paragraph-rsid="2decc4d6"/>
    </style:style>
    <style:style style:name="P159" style:family="paragraph" style:parent-style-name="Text_20_body">
      <style:text-properties officeooo:paragraph-rsid="2df00d68"/>
    </style:style>
    <style:style style:name="P160" style:family="paragraph" style:parent-style-name="Text_20_body">
      <style:text-properties officeooo:paragraph-rsid="2df8dc0f"/>
    </style:style>
    <style:style style:name="P161" style:family="paragraph" style:parent-style-name="Text_20_body">
      <style:text-properties officeooo:rsid="2d58a08e" officeooo:paragraph-rsid="2da3b615"/>
    </style:style>
    <style:style style:name="P162" style:family="paragraph" style:parent-style-name="Text_20_body">
      <style:text-properties officeooo:paragraph-rsid="2e256785"/>
    </style:style>
    <style:style style:name="P163" style:family="paragraph" style:parent-style-name="Text_20_body">
      <style:text-properties officeooo:rsid="2e256785" officeooo:paragraph-rsid="2e256785"/>
    </style:style>
    <style:style style:name="P164" style:family="paragraph" style:parent-style-name="Text_20_body">
      <style:text-properties officeooo:paragraph-rsid="2e2859ba"/>
    </style:style>
    <style:style style:name="P165" style:family="paragraph" style:parent-style-name="Text_20_body">
      <style:text-properties officeooo:paragraph-rsid="2e2f781f"/>
    </style:style>
    <style:style style:name="P166" style:family="paragraph" style:parent-style-name="Text_20_body">
      <style:text-properties officeooo:paragraph-rsid="2e329540"/>
    </style:style>
    <style:style style:name="P167" style:family="paragraph" style:parent-style-name="Text_20_body">
      <style:text-properties officeooo:paragraph-rsid="2e3389d8"/>
    </style:style>
    <style:style style:name="P168" style:family="paragraph" style:parent-style-name="Text_20_body">
      <style:text-properties officeooo:rsid="2e43a448" officeooo:paragraph-rsid="2e43a448"/>
    </style:style>
    <style:style style:name="P169" style:family="paragraph" style:parent-style-name="Text_20_body">
      <style:text-properties officeooo:paragraph-rsid="2e6285c5"/>
    </style:style>
    <style:style style:name="P170" style:family="paragraph" style:parent-style-name="Text_20_body">
      <style:text-properties officeooo:rsid="2f07c93a" officeooo:paragraph-rsid="2f07c93a"/>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rsid="458ffa75" officeooo:paragraph-rsid="2f98c31b"/>
    </style:style>
    <style:style style:name="P174" style:family="paragraph" style:parent-style-name="Text_20_body">
      <style:text-properties officeooo:rsid="2f98c31b" officeooo:paragraph-rsid="2f98c31b"/>
    </style:style>
    <style:style style:name="P175" style:family="paragraph" style:parent-style-name="Text_20_body">
      <style:text-properties officeooo:rsid="2fc643c3" officeooo:paragraph-rsid="2fc643c3"/>
    </style:style>
    <style:style style:name="P176" style:family="paragraph" style:parent-style-name="Text_20_body">
      <style:text-properties fo:font-size="15pt" fo:font-weight="bold" style:font-size-asian="15pt" style:font-weight-asian="bold" style:font-size-complex="15pt" style:font-weight-complex="bold"/>
    </style:style>
    <style:style style:name="P177"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78"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79" style:family="paragraph" style:parent-style-name="Text_20_body">
      <style:text-properties fo:font-size="13pt" fo:font-weight="bold" style:font-size-asian="13pt" style:font-weight-asian="bold" style:font-size-complex="13pt" style:font-weight-complex="bold"/>
    </style:style>
    <style:style style:name="P180" style:family="paragraph" style:parent-style-name="Text_20_body">
      <style:text-properties fo:font-size="13pt" fo:font-weight="bold" officeooo:paragraph-rsid="31614591" style:font-size-asian="13pt" style:font-weight-asian="bold" style:font-size-complex="13pt" style:font-weight-complex="bold"/>
    </style:style>
    <style:style style:name="P18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18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18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19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19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192" style:family="paragraph" style:parent-style-name="Text_20_body">
      <style:text-properties fo:font-size="13pt" fo:font-weight="bold" officeooo:paragraph-rsid="316fb426" style:font-size-asian="13pt" style:font-weight-asian="bold" style:font-size-complex="13pt" style:font-weight-complex="bold"/>
    </style:style>
    <style:style style:name="P193" style:family="paragraph" style:parent-style-name="Text_20_body">
      <style:text-properties fo:font-size="13pt" fo:font-weight="bold" officeooo:paragraph-rsid="318314bb" style:font-size-asian="13pt" style:font-weight-asian="bold" style:font-size-complex="13pt" style:font-weight-complex="bold"/>
    </style:style>
    <style:style style:name="P194" style:family="paragraph" style:parent-style-name="Text_20_body">
      <style:text-properties fo:font-size="13pt" fo:font-weight="bold" officeooo:paragraph-rsid="31839e15" style:font-size-asian="13pt" style:font-weight-asian="bold" style:font-size-complex="13pt" style:font-weight-complex="bold"/>
    </style:style>
    <style:style style:name="P195" style:family="paragraph" style:parent-style-name="Text_20_body">
      <style:text-properties fo:font-size="13pt" fo:font-weight="bold" officeooo:paragraph-rsid="318924e2" style:font-size-asian="13pt" style:font-weight-asian="bold" style:font-size-complex="13pt" style:font-weight-complex="bold"/>
    </style:style>
    <style:style style:name="P196" style:family="paragraph" style:parent-style-name="Text_20_body">
      <style:text-properties fo:font-size="13pt" fo:font-weight="bold" officeooo:paragraph-rsid="31918cfa" style:font-size-asian="13pt" style:font-weight-asian="bold" style:font-size-complex="13pt" style:font-weight-complex="bold"/>
    </style:style>
    <style:style style:name="P197" style:family="paragraph" style:parent-style-name="Text_20_body">
      <style:text-properties fo:font-size="13pt" fo:font-weight="bold" officeooo:paragraph-rsid="319fafca" style:font-size-asian="13pt" style:font-weight-asian="bold" style:font-size-complex="13pt" style:font-weight-complex="bold"/>
    </style:style>
    <style:style style:name="P198" style:family="paragraph" style:parent-style-name="Text_20_body">
      <style:text-properties fo:font-size="13pt" fo:font-weight="bold" officeooo:paragraph-rsid="322d3b6f" style:font-size-asian="13pt" style:font-weight-asian="bold" style:font-size-complex="13pt" style:font-weight-complex="bold"/>
    </style:style>
    <style:style style:name="P199" style:family="paragraph" style:parent-style-name="Text_20_body">
      <style:text-properties fo:font-size="13pt" fo:font-weight="bold" officeooo:paragraph-rsid="322f3851" style:font-size-asian="13pt" style:font-weight-asian="bold" style:font-size-complex="13pt" style:font-weight-complex="bold"/>
    </style:style>
    <style:style style:name="P200" style:family="paragraph" style:parent-style-name="Text_20_body">
      <style:text-properties fo:font-size="13pt" fo:font-weight="bold" officeooo:paragraph-rsid="3279631a" style:font-size-asian="13pt" style:font-weight-asian="bold" style:font-size-complex="13pt" style:font-weight-complex="bold"/>
    </style:style>
    <style:style style:name="P201" style:family="paragraph" style:parent-style-name="Text_20_body">
      <style:text-properties fo:font-size="13pt" fo:font-weight="bold" officeooo:paragraph-rsid="32a53caf" style:font-size-asian="13pt" style:font-weight-asian="bold" style:font-size-complex="13pt" style:font-weight-complex="bold"/>
    </style:style>
    <style:style style:name="P20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03" style:family="paragraph" style:parent-style-name="Text_20_body">
      <style:text-properties officeooo:rsid="2fed4c6d" officeooo:paragraph-rsid="2fed4c6d"/>
    </style:style>
    <style:style style:name="P204" style:family="paragraph" style:parent-style-name="Text_20_body">
      <style:text-properties officeooo:paragraph-rsid="2c0e5fab"/>
    </style:style>
    <style:style style:name="P205" style:family="paragraph" style:parent-style-name="Text_20_body">
      <style:text-properties officeooo:paragraph-rsid="30189d06"/>
    </style:style>
    <style:style style:name="P20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0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0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0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1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1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1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1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1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2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2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2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23" style:family="paragraph" style:parent-style-name="Text_20_body">
      <style:text-properties officeooo:paragraph-rsid="305a04d9"/>
    </style:style>
    <style:style style:name="P224" style:family="paragraph" style:parent-style-name="Text_20_body">
      <style:text-properties officeooo:paragraph-rsid="307d065c"/>
    </style:style>
    <style:style style:name="P225" style:family="paragraph" style:parent-style-name="Text_20_body">
      <style:text-properties officeooo:paragraph-rsid="307ec870"/>
    </style:style>
    <style:style style:name="P226" style:family="paragraph" style:parent-style-name="Text_20_body">
      <style:text-properties officeooo:paragraph-rsid="30881042"/>
    </style:style>
    <style:style style:name="P227" style:family="paragraph" style:parent-style-name="Text_20_body">
      <style:text-properties officeooo:paragraph-rsid="30abfd50"/>
    </style:style>
    <style:style style:name="P228" style:family="paragraph" style:parent-style-name="Text_20_body">
      <style:text-properties officeooo:paragraph-rsid="30b64dd1"/>
    </style:style>
    <style:style style:name="P229" style:family="paragraph" style:parent-style-name="Text_20_body">
      <style:text-properties officeooo:paragraph-rsid="30d6dcbb"/>
    </style:style>
    <style:style style:name="P230" style:family="paragraph" style:parent-style-name="Text_20_body">
      <style:text-properties officeooo:paragraph-rsid="30d8dd53"/>
    </style:style>
    <style:style style:name="P231" style:family="paragraph" style:parent-style-name="Text_20_body">
      <style:text-properties officeooo:paragraph-rsid="30d95fe8"/>
    </style:style>
    <style:style style:name="P232" style:family="paragraph" style:parent-style-name="Text_20_body">
      <style:text-properties officeooo:paragraph-rsid="30da8e70"/>
    </style:style>
    <style:style style:name="P233" style:family="paragraph" style:parent-style-name="Text_20_body">
      <style:text-properties officeooo:paragraph-rsid="30dbbd87"/>
    </style:style>
    <style:style style:name="P234" style:family="paragraph" style:parent-style-name="Text_20_body">
      <style:text-properties officeooo:paragraph-rsid="30d1332d"/>
    </style:style>
    <style:style style:name="P235" style:family="paragraph" style:parent-style-name="Text_20_body">
      <style:text-properties officeooo:paragraph-rsid="30e089bb"/>
    </style:style>
    <style:style style:name="P236" style:family="paragraph" style:parent-style-name="Text_20_body">
      <style:text-properties officeooo:paragraph-rsid="30e19bdb"/>
    </style:style>
    <style:style style:name="P237" style:family="paragraph" style:parent-style-name="Text_20_body">
      <style:text-properties officeooo:paragraph-rsid="30e3e9c0"/>
    </style:style>
    <style:style style:name="P238" style:family="paragraph" style:parent-style-name="Text_20_body">
      <style:text-properties officeooo:paragraph-rsid="30e45c19"/>
    </style:style>
    <style:style style:name="P239" style:family="paragraph" style:parent-style-name="Text_20_body">
      <style:text-properties officeooo:paragraph-rsid="30e5e58e"/>
    </style:style>
    <style:style style:name="P240" style:family="paragraph" style:parent-style-name="Text_20_body">
      <style:text-properties officeooo:paragraph-rsid="30e712b0"/>
    </style:style>
    <style:style style:name="P241" style:family="paragraph" style:parent-style-name="Text_20_body">
      <style:text-properties officeooo:paragraph-rsid="30e859ca"/>
    </style:style>
    <style:style style:name="P242" style:family="paragraph" style:parent-style-name="Text_20_body">
      <style:text-properties officeooo:paragraph-rsid="30cd132d"/>
    </style:style>
    <style:style style:name="P243" style:family="paragraph" style:parent-style-name="Text_20_body">
      <style:text-properties officeooo:rsid="30519c39" officeooo:paragraph-rsid="31614591"/>
    </style:style>
    <style:style style:name="P244" style:family="paragraph" style:parent-style-name="Text_20_body">
      <style:text-properties officeooo:rsid="30519c39" officeooo:paragraph-rsid="31626698"/>
    </style:style>
    <style:style style:name="P245" style:family="paragraph" style:parent-style-name="Text_20_body">
      <style:text-properties officeooo:rsid="30519c39" officeooo:paragraph-rsid="316dd70a"/>
    </style:style>
    <style:style style:name="P246" style:family="paragraph" style:parent-style-name="Text_20_body">
      <style:text-properties officeooo:rsid="30519c39" officeooo:paragraph-rsid="31936132"/>
    </style:style>
    <style:style style:name="P247" style:family="paragraph" style:parent-style-name="Text_20_body">
      <style:text-properties officeooo:rsid="30519c39" officeooo:paragraph-rsid="31a488c1"/>
    </style:style>
    <style:style style:name="P248" style:family="paragraph" style:parent-style-name="Text_20_body">
      <style:text-properties officeooo:paragraph-rsid="31614591"/>
    </style:style>
    <style:style style:name="P249" style:family="paragraph" style:parent-style-name="Text_20_body">
      <style:text-properties officeooo:rsid="316706ac" officeooo:paragraph-rsid="316706ac"/>
    </style:style>
    <style:style style:name="P250" style:family="paragraph" style:parent-style-name="Text_20_body">
      <style:text-properties officeooo:paragraph-rsid="315e2121"/>
    </style:style>
    <style:style style:name="P251" style:family="paragraph" style:parent-style-name="Text_20_body">
      <style:text-properties officeooo:paragraph-rsid="316f8378"/>
    </style:style>
    <style:style style:name="P252" style:family="paragraph" style:parent-style-name="Text_20_body">
      <style:text-properties officeooo:paragraph-rsid="317dda40"/>
    </style:style>
    <style:style style:name="P253" style:family="paragraph" style:parent-style-name="Text_20_body">
      <style:text-properties officeooo:paragraph-rsid="318af5bb"/>
    </style:style>
    <style:style style:name="P254" style:family="paragraph" style:parent-style-name="Text_20_body">
      <style:text-properties officeooo:paragraph-rsid="31a0f38c"/>
    </style:style>
    <style:style style:name="P255" style:family="paragraph" style:parent-style-name="Text_20_body">
      <style:text-properties officeooo:rsid="31bda1d7" officeooo:paragraph-rsid="31bda1d7"/>
    </style:style>
    <style:style style:name="P256" style:family="paragraph" style:parent-style-name="Text_20_body">
      <style:text-properties officeooo:paragraph-rsid="31c5ad26"/>
    </style:style>
    <style:style style:name="P257" style:family="paragraph" style:parent-style-name="Text_20_body">
      <style:text-properties officeooo:paragraph-rsid="31e38869"/>
    </style:style>
    <style:style style:name="P258" style:family="paragraph" style:parent-style-name="Text_20_body">
      <style:text-properties officeooo:paragraph-rsid="32c519ce"/>
    </style:style>
    <style:style style:name="P259" style:family="paragraph" style:parent-style-name="Text_20_body">
      <style:text-properties officeooo:paragraph-rsid="322d3b6f"/>
    </style:style>
    <style:style style:name="P260" style:family="paragraph" style:parent-style-name="Text_20_body">
      <style:text-properties officeooo:paragraph-rsid="3231ff16"/>
    </style:style>
    <style:style style:name="P261" style:family="paragraph" style:parent-style-name="Text_20_body">
      <style:text-properties officeooo:paragraph-rsid="327ebc35"/>
    </style:style>
    <style:style style:name="P262" style:family="paragraph" style:parent-style-name="Text_20_body">
      <style:text-properties officeooo:paragraph-rsid="32814d78"/>
    </style:style>
    <style:style style:name="P263" style:family="paragraph" style:parent-style-name="Text_20_body">
      <style:text-properties officeooo:paragraph-rsid="32997a19"/>
    </style:style>
    <style:style style:name="P264" style:family="paragraph" style:parent-style-name="Text_20_body">
      <style:text-properties officeooo:paragraph-rsid="32a92568"/>
    </style:style>
    <style:style style:name="P265" style:family="paragraph" style:parent-style-name="Text_20_body">
      <style:text-properties officeooo:paragraph-rsid="32a9ec43"/>
    </style:style>
    <style:style style:name="P266" style:family="paragraph" style:parent-style-name="Text_20_body">
      <style:text-properties officeooo:paragraph-rsid="32ac0ee4"/>
    </style:style>
    <style:style style:name="P267" style:family="paragraph" style:parent-style-name="Text_20_body">
      <style:text-properties officeooo:paragraph-rsid="32ad7a4e"/>
    </style:style>
    <style:style style:name="P268" style:family="paragraph" style:parent-style-name="Text_20_body">
      <style:text-properties officeooo:paragraph-rsid="32d63187"/>
    </style:style>
    <style:style style:name="P2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71" style:family="paragraph" style:parent-style-name="Table_20_Contents">
      <style:text-properties officeooo:paragraph-rsid="2bfc0601"/>
    </style:style>
    <style:style style:name="P272" style:family="paragraph" style:parent-style-name="Standalone_20_Property">
      <style:paragraph-properties fo:margin-left="1.251cm" fo:margin-right="0cm" fo:text-indent="-0.4cm" style:auto-text-indent="false"/>
    </style:style>
    <style:style style:name="P273" style:family="paragraph" style:parent-style-name="Standalone_20_Property">
      <style:paragraph-properties fo:margin-left="1.251cm" fo:margin-right="0cm" fo:text-indent="-0.4cm" style:auto-text-indent="false"/>
      <style:text-properties officeooo:paragraph-rsid="2b9a50b8"/>
    </style:style>
    <style:style style:name="P274" style:family="paragraph" style:parent-style-name="Standalone_20_Property">
      <style:paragraph-properties fo:margin-left="1.251cm" fo:margin-right="0cm" fo:text-indent="-0.4cm" style:auto-text-indent="false"/>
      <style:text-properties officeooo:paragraph-rsid="2bbe54a2"/>
    </style:style>
    <style:style style:name="P275" style:family="paragraph" style:parent-style-name="Standalone_20_Property">
      <style:paragraph-properties fo:margin-left="1.251cm" fo:margin-right="0cm" fo:text-indent="-0.4cm" style:auto-text-indent="false"/>
      <style:text-properties officeooo:paragraph-rsid="2bc3c6ea"/>
    </style:style>
    <style:style style:name="P276"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77"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78"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79"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80"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81"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82"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83"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84" style:family="paragraph" style:parent-style-name="Standalone_20_Property">
      <style:paragraph-properties fo:margin-left="1.251cm" fo:margin-right="0cm" fo:text-indent="-0.4cm" style:auto-text-indent="false"/>
      <style:text-properties officeooo:paragraph-rsid="2dc33a59"/>
    </style:style>
    <style:style style:name="P285" style:family="paragraph" style:parent-style-name="Standalone_20_Property">
      <style:paragraph-properties fo:margin-left="1.251cm" fo:margin-right="0cm" fo:text-indent="-0.4cm" style:auto-text-indent="false"/>
      <style:text-properties officeooo:paragraph-rsid="2de11937"/>
    </style:style>
    <style:style style:name="P286" style:family="paragraph" style:parent-style-name="Property_20_level_20_0">
      <style:paragraph-properties fo:margin-left="1.251cm" fo:margin-right="0cm" fo:text-indent="-0.4cm" style:auto-text-indent="false"/>
      <style:text-properties officeooo:paragraph-rsid="2b9a50b8"/>
    </style:style>
    <style:style style:name="P287" style:family="paragraph" style:parent-style-name="Property_20_level_20_0">
      <style:paragraph-properties fo:margin-left="1.251cm" fo:margin-right="0cm" fo:text-indent="-0.4cm" style:auto-text-indent="false"/>
      <style:text-properties officeooo:paragraph-rsid="2bbe54a2"/>
    </style:style>
    <style:style style:name="P288" style:family="paragraph" style:parent-style-name="Property_20_level_20_0">
      <style:paragraph-properties fo:margin-left="1.251cm" fo:margin-right="0cm" fo:text-indent="-0.4cm" style:auto-text-indent="false"/>
      <style:text-properties officeooo:paragraph-rsid="2bc3c6ea"/>
    </style:style>
    <style:style style:name="P289" style:family="paragraph" style:parent-style-name="Property_20_level_20_0">
      <style:paragraph-properties fo:margin-left="1.251cm" fo:margin-right="0cm" fo:text-indent="-0.4cm" style:auto-text-indent="false"/>
      <style:text-properties officeooo:paragraph-rsid="2dc33a59"/>
    </style:style>
    <style:style style:name="P290" style:family="paragraph" style:parent-style-name="Property_20_level_20_0">
      <style:paragraph-properties fo:margin-left="1.251cm" fo:margin-right="0cm" fo:text-indent="-0.4cm" style:auto-text-indent="false"/>
      <style:text-properties officeooo:rsid="2dc4a356" officeooo:paragraph-rsid="2dc4a356"/>
    </style:style>
    <style:style style:name="P291" style:family="paragraph" style:parent-style-name="Property_20_level_20_0">
      <style:paragraph-properties fo:margin-left="1.251cm" fo:margin-right="0cm" fo:text-indent="-0.4cm" style:auto-text-indent="false"/>
      <style:text-properties officeooo:paragraph-rsid="2de11937"/>
    </style:style>
    <style:style style:name="P292" style:family="paragraph" style:parent-style-name="Property_20_level_20_1">
      <style:paragraph-properties fo:margin-left="1.251cm" fo:margin-right="0cm" fo:text-indent="-0.4cm" style:auto-text-indent="false"/>
      <style:text-properties officeooo:paragraph-rsid="2d7a1f5e"/>
    </style:style>
    <style:style style:name="P293" style:family="paragraph" style:parent-style-name="Property_20_level_20_1">
      <style:paragraph-properties fo:margin-left="1.251cm" fo:margin-right="0cm" fo:text-indent="-0.4cm" style:auto-text-indent="false"/>
      <style:text-properties officeooo:paragraph-rsid="2d7f7a89"/>
    </style:style>
    <style:style style:name="P294"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95" style:family="paragraph" style:parent-style-name="Contents_20_1">
      <style:paragraph-properties>
        <style:tab-stops>
          <style:tab-stop style:position="10.797cm" style:type="right" style:leader-style="dotted" style:leader-text="."/>
        </style:tab-stops>
      </style:paragraph-properties>
    </style:style>
    <style:style style:name="P296" style:family="paragraph" style:parent-style-name="Contents_20_2">
      <style:paragraph-properties>
        <style:tab-stops>
          <style:tab-stop style:position="10.797cm" style:type="right" style:leader-style="dotted" style:leader-text="."/>
        </style:tab-stops>
      </style:paragraph-properties>
    </style:style>
    <style:style style:name="P29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98" style:family="paragraph" style:parent-style-name="Text_20_body">
      <style:paragraph-properties fo:margin-top="0cm" fo:margin-bottom="0cm" loext:contextual-spacing="false"/>
      <style:text-properties officeooo:paragraph-rsid="2bfc0601"/>
    </style:style>
    <style:style style:name="P299"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00" style:family="paragraph" style:parent-style-name="Text_20_body">
      <style:paragraph-properties fo:margin-left="1.251cm" fo:margin-right="0cm" fo:text-indent="0cm" style:auto-text-indent="false"/>
      <style:text-properties officeooo:rsid="2d693de4" officeooo:paragraph-rsid="2d693de4"/>
    </style:style>
    <style:style style:name="P301" style:family="paragraph" style:parent-style-name="Example_20_Header">
      <style:text-properties officeooo:paragraph-rsid="2cc27d39"/>
    </style:style>
    <style:style style:name="P302" style:family="paragraph" style:parent-style-name="Example_20_Header">
      <style:text-properties officeooo:rsid="2cc784fd" officeooo:paragraph-rsid="2cc784fd"/>
    </style:style>
    <style:style style:name="P303" style:family="paragraph" style:parent-style-name="Property_20_level_20_1">
      <style:text-properties officeooo:paragraph-rsid="2d7a1f5e"/>
    </style:style>
    <style:style style:name="P304" style:family="paragraph" style:parent-style-name="Property_20_level_20_1">
      <style:text-properties officeooo:paragraph-rsid="2d7f7a89"/>
    </style:style>
    <style:style style:name="P305" style:family="paragraph" style:parent-style-name="Property_20_level_20_0">
      <style:text-properties officeooo:paragraph-rsid="2d7a1f5e"/>
    </style:style>
    <style:style style:name="P306" style:family="paragraph" style:parent-style-name="Standalone_20_Property">
      <style:text-properties officeooo:paragraph-rsid="2d7a1f5e"/>
    </style:style>
    <style:style style:name="P307" style:family="paragraph" style:parent-style-name="Standalone_20_Property">
      <style:text-properties officeooo:paragraph-rsid="2df00d68"/>
    </style:style>
    <style:style style:name="P308" style:family="paragraph" style:parent-style-name="Standalone_20_Property">
      <style:text-properties officeooo:paragraph-rsid="2df350ff"/>
    </style:style>
    <style:style style:name="P309" style:family="paragraph" style:parent-style-name="Standalone_20_Property">
      <style:text-properties officeooo:paragraph-rsid="2e5b448b"/>
    </style:style>
    <style:style style:name="P310" style:family="paragraph" style:parent-style-name="Standalone_20_Property">
      <style:text-properties officeooo:paragraph-rsid="2e6285c5"/>
    </style:style>
    <style:style style:name="P311" style:family="paragraph" style:parent-style-name="Standalone_20_Property">
      <style:text-properties officeooo:paragraph-rsid="2e662700"/>
    </style:style>
    <style:style style:name="P312" style:family="paragraph" style:parent-style-name="Standalone_20_Property">
      <style:text-properties fo:color="#1841ce"/>
    </style:style>
    <style:style style:name="P313" style:family="paragraph" style:parent-style-name="Standalone_20_Property">
      <style:text-properties fo:color="#1841ce" fo:font-weight="bold" style:font-weight-asian="bold" style:font-weight-complex="bold"/>
    </style:style>
    <style:style style:name="P314" style:family="paragraph" style:parent-style-name="Standalone_20_Property">
      <style:text-properties fo:color="#1841ce" fo:font-weight="bold" officeooo:rsid="31a78948" officeooo:paragraph-rsid="31a78948" style:font-weight-asian="bold" style:font-weight-complex="bold"/>
    </style:style>
    <style:style style:name="P315" style:family="paragraph" style:parent-style-name="Standalone_20_Property">
      <style:text-properties officeooo:paragraph-rsid="2e709a3a"/>
    </style:style>
    <style:style style:name="P316" style:family="paragraph" style:parent-style-name="Standalone_20_Property">
      <style:text-properties officeooo:paragraph-rsid="2e862898"/>
    </style:style>
    <style:style style:name="P317" style:family="paragraph" style:parent-style-name="Standalone_20_Property">
      <style:text-properties fo:font-weight="bold" style:font-weight-asian="bold" style:font-weight-complex="bold"/>
    </style:style>
    <style:style style:name="P318" style:family="paragraph" style:parent-style-name="Standalone_20_Property">
      <style:text-properties fo:font-weight="bold" officeooo:paragraph-rsid="32183820" style:font-weight-asian="bold" style:font-weight-complex="bold"/>
    </style:style>
    <style:style style:name="P319" style:family="paragraph" style:parent-style-name="Standalone_20_Property">
      <style:text-properties fo:font-weight="bold" officeooo:paragraph-rsid="32a7add5" style:font-weight-asian="bold" style:font-weight-complex="bold"/>
    </style:style>
    <style:style style:name="P320" style:family="paragraph" style:parent-style-name="Standalone_20_Property">
      <style:text-properties officeooo:paragraph-rsid="2eb00aed"/>
    </style:style>
    <style:style style:name="P321" style:family="paragraph" style:parent-style-name="Standalone_20_Property">
      <style:text-properties officeooo:paragraph-rsid="2fa42f9a"/>
    </style:style>
    <style:style style:name="P322" style:family="paragraph" style:parent-style-name="Standalone_20_Property">
      <style:text-properties officeooo:paragraph-rsid="2fc06ab8"/>
    </style:style>
    <style:style style:name="P323" style:family="paragraph" style:parent-style-name="Standalone_20_Property">
      <style:text-properties officeooo:paragraph-rsid="2fd0e1a4"/>
    </style:style>
    <style:style style:name="P324" style:family="paragraph" style:parent-style-name="Standalone_20_Property">
      <style:text-properties officeooo:paragraph-rsid="2fd9f8b2"/>
    </style:style>
    <style:style style:name="P325" style:family="paragraph" style:parent-style-name="Standalone_20_Property">
      <style:text-properties officeooo:paragraph-rsid="301ef6b2"/>
    </style:style>
    <style:style style:name="P326" style:family="paragraph" style:parent-style-name="Standalone_20_Property">
      <style:text-properties officeooo:paragraph-rsid="304e5034"/>
    </style:style>
    <style:style style:name="P327" style:family="paragraph" style:parent-style-name="Standalone_20_Property">
      <style:text-properties officeooo:rsid="3074e248" officeooo:paragraph-rsid="30940385"/>
    </style:style>
    <style:style style:name="P328" style:family="paragraph" style:parent-style-name="Standalone_20_Property">
      <style:text-properties officeooo:paragraph-rsid="310c25cb"/>
    </style:style>
    <style:style style:name="P329"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30" style:family="paragraph" style:parent-style-name="Standalone_20_Property">
      <style:text-properties officeooo:paragraph-rsid="310f6242"/>
    </style:style>
    <style:style style:name="P331" style:family="paragraph" style:parent-style-name="Standalone_20_Property">
      <style:text-properties officeooo:paragraph-rsid="31151d77"/>
    </style:style>
    <style:style style:name="P332" style:family="paragraph" style:parent-style-name="Standalone_20_Property">
      <style:text-properties officeooo:paragraph-rsid="3116238e"/>
    </style:style>
    <style:style style:name="P333" style:family="paragraph" style:parent-style-name="Standalone_20_Property">
      <style:text-properties officeooo:paragraph-rsid="3117868c"/>
    </style:style>
    <style:style style:name="P334" style:family="paragraph" style:parent-style-name="Standalone_20_Property">
      <style:text-properties officeooo:paragraph-rsid="31225b42"/>
    </style:style>
    <style:style style:name="P335" style:family="paragraph" style:parent-style-name="Standalone_20_Property">
      <style:text-properties officeooo:paragraph-rsid="314ccc29"/>
    </style:style>
    <style:style style:name="P336" style:family="paragraph" style:parent-style-name="Standalone_20_Property">
      <style:text-properties officeooo:paragraph-rsid="313e3873"/>
    </style:style>
    <style:style style:name="P337" style:family="paragraph" style:parent-style-name="Standalone_20_Property">
      <style:text-properties officeooo:paragraph-rsid="3148003b"/>
    </style:style>
    <style:style style:name="P338"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39" style:family="paragraph" style:parent-style-name="Standalone_20_Property">
      <style:text-properties officeooo:paragraph-rsid="31b94552"/>
    </style:style>
    <style:style style:name="P340" style:family="paragraph" style:parent-style-name="Standalone_20_Property">
      <style:text-properties officeooo:rsid="31de22e0" officeooo:paragraph-rsid="31dfc8a2"/>
    </style:style>
    <style:style style:name="P341" style:family="paragraph" style:parent-style-name="Standalone_20_Property">
      <style:text-properties officeooo:paragraph-rsid="31fbcabe"/>
    </style:style>
    <style:style style:name="P342" style:family="paragraph" style:parent-style-name="Standalone_20_Property">
      <style:text-properties fo:font-style="italic" officeooo:rsid="32813236" officeooo:paragraph-rsid="3287bdf9" style:font-style-asian="italic" style:font-style-complex="italic"/>
    </style:style>
    <style:style style:name="P343" style:family="paragraph" style:parent-style-name="Standalone_20_Property">
      <style:text-properties officeooo:paragraph-rsid="324a309b"/>
    </style:style>
    <style:style style:name="P344" style:family="paragraph" style:parent-style-name="Standalone_20_Property">
      <style:text-properties officeooo:paragraph-rsid="325aedf5"/>
    </style:style>
    <style:style style:name="P345" style:family="paragraph" style:parent-style-name="Standalone_20_Property">
      <style:text-properties officeooo:paragraph-rsid="3261b976"/>
    </style:style>
    <style:style style:name="P346" style:family="paragraph" style:parent-style-name="Standalone_20_Property">
      <style:text-properties officeooo:paragraph-rsid="3268136b"/>
    </style:style>
    <style:style style:name="P347" style:family="paragraph" style:parent-style-name="Standalone_20_Property">
      <style:text-properties officeooo:paragraph-rsid="326f535a"/>
    </style:style>
    <style:style style:name="P348" style:family="paragraph" style:parent-style-name="Standalone_20_Property">
      <style:text-properties officeooo:paragraph-rsid="32813236"/>
    </style:style>
    <style:style style:name="P349" style:family="paragraph" style:parent-style-name="Standalone_20_Property">
      <style:text-properties officeooo:paragraph-rsid="32a50ba9"/>
    </style:style>
    <style:style style:name="P350" style:family="paragraph" style:parent-style-name="Standalone_20_Property">
      <style:text-properties officeooo:paragraph-rsid="32a53caf"/>
    </style:style>
    <style:style style:name="P351" style:family="paragraph" style:parent-style-name="Standalone_20_Property">
      <style:text-properties officeooo:paragraph-rsid="32ad7dc9"/>
    </style:style>
    <style:style style:name="P352" style:family="paragraph" style:parent-style-name="Standalone_20_Property">
      <style:text-properties officeooo:paragraph-rsid="32c70d0b"/>
    </style:style>
    <style:style style:name="P353" style:family="paragraph" style:parent-style-name="Standalone_20_Property">
      <style:text-properties officeooo:paragraph-rsid="32d35e3f"/>
    </style:style>
    <style:style style:name="P354" style:family="paragraph" style:parent-style-name="Standalone_20_Property">
      <style:text-properties officeooo:paragraph-rsid="32d68ef1"/>
    </style:style>
    <style:style style:name="P355" style:family="paragraph" style:parent-style-name="Property_20_Header">
      <style:text-properties officeooo:paragraph-rsid="2d7a1f5e"/>
    </style:style>
    <style:style style:name="P356" style:family="paragraph" style:parent-style-name="Property_20_Header">
      <style:text-properties officeooo:paragraph-rsid="2d7f7a89"/>
    </style:style>
    <style:style style:name="P357" style:family="paragraph" style:parent-style-name="Standalone_20_Property">
      <style:paragraph-properties fo:margin-left="0cm" fo:margin-right="0cm" fo:text-indent="0cm" style:auto-text-indent="false"/>
      <style:text-properties officeooo:paragraph-rsid="2e06aabe"/>
    </style:style>
    <style:style style:name="P358" style:family="paragraph" style:parent-style-name="Standalone_20_Property">
      <style:paragraph-properties fo:margin-left="0cm" fo:margin-right="0cm" fo:text-indent="0cm" style:auto-text-indent="false"/>
      <style:text-properties officeooo:paragraph-rsid="2fd0e1a4"/>
    </style:style>
    <style:style style:name="P359" style:family="paragraph" style:parent-style-name="Standalone_20_Property">
      <style:paragraph-properties fo:margin-left="1.27cm" fo:margin-right="0cm" fo:text-indent="-0.4cm" style:auto-text-indent="false"/>
      <style:text-properties officeooo:paragraph-rsid="31029abf"/>
    </style:style>
    <style:style style:name="P360" style:family="paragraph" style:parent-style-name="Standard" style:master-page-name="First_20_Page">
      <style:paragraph-properties style:page-number="auto"/>
    </style:style>
    <style:style style:name="P361" style:family="paragraph" style:parent-style-name="Body_20_Text_20__28_Rules_29_" style:list-style-name="L67">
      <style:paragraph-properties style:line-height-at-least="0.6cm">
        <style:tab-stops>
          <style:tab-stop style:position="0.499cm"/>
        </style:tab-stops>
      </style:paragraph-properties>
    </style:style>
    <style:style style:name="P362"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363" style:family="paragraph" style:parent-style-name="Body_20_Text_20__28_Rules_29_" style:list-style-name="L64"/>
    <style:style style:name="P364" style:family="paragraph" style:parent-style-name="Heading_20_1">
      <style:text-properties officeooo:rsid="2bf7dfae" officeooo:paragraph-rsid="2bf7dfae"/>
    </style:style>
    <style:style style:name="P365" style:family="paragraph" style:parent-style-name="Heading_20_1">
      <style:text-properties officeooo:rsid="2bf4c6f4" officeooo:paragraph-rsid="2bf4c6f4"/>
    </style:style>
    <style:style style:name="P366" style:family="paragraph" style:parent-style-name="Heading_20_1">
      <style:text-properties officeooo:rsid="2ea3793b" officeooo:paragraph-rsid="2ea3793b"/>
    </style:style>
    <style:style style:name="P367" style:family="paragraph" style:parent-style-name="Heading_20_2">
      <style:text-properties officeooo:rsid="2f03d6c0" officeooo:paragraph-rsid="2f03d6c0"/>
    </style:style>
    <style:style style:name="P368" style:family="paragraph" style:parent-style-name="Heading_20_2">
      <style:text-properties officeooo:paragraph-rsid="2bfa470a"/>
    </style:style>
    <style:style style:name="P369" style:family="paragraph" style:parent-style-name="Heading_20_2">
      <style:text-properties officeooo:paragraph-rsid="2bf9c65f"/>
    </style:style>
    <style:style style:name="P370" style:family="paragraph" style:parent-style-name="Heading_20_2">
      <style:text-properties officeooo:paragraph-rsid="2bf084a8"/>
    </style:style>
    <style:style style:name="P371" style:family="paragraph" style:parent-style-name="Heading_20_2">
      <style:text-properties officeooo:paragraph-rsid="2bfb1099"/>
    </style:style>
    <style:style style:name="P372" style:family="paragraph" style:parent-style-name="Heading_20_2">
      <style:text-properties officeooo:paragraph-rsid="2c007857"/>
    </style:style>
    <style:style style:name="P373" style:family="paragraph" style:parent-style-name="Heading_20_2">
      <style:text-properties officeooo:rsid="2d79ddc6" officeooo:paragraph-rsid="2d79ddc6"/>
    </style:style>
    <style:style style:name="P374" style:family="paragraph" style:parent-style-name="Heading_20_2">
      <style:text-properties officeooo:paragraph-rsid="2bfc0601"/>
    </style:style>
    <style:style style:name="P375" style:family="paragraph" style:parent-style-name="Heading_20_2">
      <style:text-properties officeooo:rsid="2b98908f" officeooo:paragraph-rsid="2b98908f"/>
    </style:style>
    <style:style style:name="P376" style:family="paragraph" style:parent-style-name="Heading_20_3">
      <style:text-properties officeooo:paragraph-rsid="2f4fdfca"/>
    </style:style>
    <style:style style:name="P377" style:family="paragraph" style:parent-style-name="Heading_20_3">
      <style:text-properties officeooo:paragraph-rsid="2f5501eb"/>
    </style:style>
    <style:style style:name="P378" style:family="paragraph" style:parent-style-name="Heading_20_3">
      <style:text-properties officeooo:paragraph-rsid="2f52e2f6"/>
    </style:style>
    <style:style style:name="P379" style:family="paragraph" style:parent-style-name="Heading_20_3">
      <style:text-properties officeooo:rsid="2c6d5fd0" officeooo:paragraph-rsid="2c6d5fd0"/>
    </style:style>
    <style:style style:name="P380" style:family="paragraph" style:parent-style-name="Heading_20_3">
      <style:text-properties officeooo:rsid="2c007857" officeooo:paragraph-rsid="2c007857"/>
    </style:style>
    <style:style style:name="P381" style:family="paragraph" style:parent-style-name="Heading_20_3">
      <style:text-properties officeooo:paragraph-rsid="2bfda84f"/>
    </style:style>
    <style:style style:name="P382" style:family="paragraph" style:parent-style-name="Heading_20_3">
      <style:text-properties officeooo:paragraph-rsid="2c007857"/>
    </style:style>
    <style:style style:name="P383" style:family="paragraph" style:parent-style-name="Heading_20_3">
      <style:text-properties officeooo:rsid="32fa292c" officeooo:paragraph-rsid="32fa292c"/>
    </style:style>
    <style:style style:name="P384" style:family="paragraph" style:parent-style-name="Heading_20_4">
      <style:text-properties officeooo:paragraph-rsid="2bfc0601"/>
    </style:style>
    <style:style style:name="P385" style:family="paragraph" style:parent-style-name="Heading_20_4">
      <style:text-properties officeooo:rsid="44bcafe2"/>
    </style:style>
    <style:style style:name="P386" style:family="paragraph" style:parent-style-name="Heading_20_5">
      <style:text-properties officeooo:paragraph-rsid="2bb06401"/>
    </style:style>
    <style:style style:name="P387" style:family="paragraph" style:parent-style-name="Heading_20_5">
      <style:text-properties officeooo:rsid="2c6def8a" officeooo:paragraph-rsid="2c6def8a"/>
    </style:style>
    <style:style style:name="P388" style:family="paragraph" style:parent-style-name="Heading_20_5">
      <style:text-properties officeooo:paragraph-rsid="2cb47170"/>
    </style:style>
    <style:style style:name="P389" style:family="paragraph" style:parent-style-name="Heading_20_6">
      <style:text-properties officeooo:paragraph-rsid="2cee8599"/>
    </style:style>
    <style:style style:name="P390" style:family="paragraph" style:parent-style-name="Heading_20_6">
      <style:text-properties style:use-window-font-color="true" style:font-name="Georgia"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391" style:family="paragraph" style:parent-style-name="Property_20_Header" style:list-style-name="L14">
      <style:text-properties officeooo:paragraph-rsid="2f34f9eb"/>
    </style:style>
    <style:style style:name="P392" style:family="paragraph" style:parent-style-name="Property_20_Header" style:list-style-name="L17">
      <style:text-properties officeooo:paragraph-rsid="2f24f113"/>
    </style:style>
    <style:style style:name="P393" style:family="paragraph" style:parent-style-name="Property_20_Header" style:list-style-name="L20">
      <style:text-properties officeooo:paragraph-rsid="2d89328c"/>
    </style:style>
    <style:style style:name="P394" style:family="paragraph" style:parent-style-name="Property_20_Header" style:list-style-name="L42">
      <style:text-properties officeooo:paragraph-rsid="2de58670"/>
    </style:style>
    <style:style style:name="P395" style:family="paragraph" style:parent-style-name="Property_20_Header" style:list-style-name="L42">
      <style:text-properties officeooo:paragraph-rsid="2de51bf9"/>
    </style:style>
    <style:style style:name="P396" style:family="paragraph" style:parent-style-name="Property_20_Header" style:list-style-name="L48"/>
    <style:style style:name="P397" style:family="paragraph" style:parent-style-name="Property_20_Header" style:list-style-name="L48">
      <style:text-properties officeooo:paragraph-rsid="30452d68"/>
    </style:style>
    <style:style style:name="P398" style:family="paragraph" style:parent-style-name="Property_20_Header" style:list-style-name="L85">
      <style:text-properties officeooo:paragraph-rsid="2f9b36fe"/>
    </style:style>
    <style:style style:name="P399" style:family="paragraph" style:parent-style-name="Property_20_Header" style:list-style-name="L150">
      <style:text-properties officeooo:paragraph-rsid="2cc474b2"/>
    </style:style>
    <style:style style:name="P400" style:family="paragraph" style:parent-style-name="Property_20_level_20_0" style:list-style-name="L4">
      <style:text-properties style:text-line-through-style="none" style:text-line-through-type="none" style:text-underline-style="none" officeooo:paragraph-rsid="2c854c83"/>
    </style:style>
    <style:style style:name="P401" style:family="paragraph" style:parent-style-name="Property_20_level_20_0" style:list-style-name="L14">
      <style:text-properties officeooo:paragraph-rsid="2f34f9eb"/>
    </style:style>
    <style:style style:name="P402" style:family="paragraph" style:parent-style-name="Property_20_level_20_0" style:list-style-name="L14">
      <style:text-properties officeooo:rsid="51d7a411" officeooo:paragraph-rsid="2f439211"/>
    </style:style>
    <style:style style:name="P403" style:family="paragraph" style:parent-style-name="Property_20_level_20_0" style:list-style-name="L17">
      <style:text-properties officeooo:paragraph-rsid="2f24f113"/>
    </style:style>
    <style:style style:name="P404"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05" style:family="paragraph" style:parent-style-name="Property_20_level_20_0" style:list-style-name="L20">
      <style:text-properties officeooo:paragraph-rsid="2d943ddd"/>
    </style:style>
    <style:style style:name="P406" style:family="paragraph" style:parent-style-name="Property_20_level_20_0" style:list-style-name="L20">
      <style:text-properties officeooo:paragraph-rsid="2e9a0a70"/>
    </style:style>
    <style:style style:name="P407" style:family="paragraph" style:parent-style-name="Property_20_level_20_0" style:list-style-name="L25">
      <style:text-properties officeooo:paragraph-rsid="2e95a0be"/>
    </style:style>
    <style:style style:name="P408" style:family="paragraph" style:parent-style-name="Property_20_level_20_0" style:list-style-name="L29">
      <style:text-properties officeooo:paragraph-rsid="2c343530"/>
    </style:style>
    <style:style style:name="P409" style:family="paragraph" style:parent-style-name="Property_20_level_20_0" style:list-style-name="L42">
      <style:text-properties fo:font-style="italic" officeooo:rsid="511538e7" officeooo:paragraph-rsid="2de58670" style:font-style-asian="italic" style:font-style-complex="italic"/>
    </style:style>
    <style:style style:name="P410" style:family="paragraph" style:parent-style-name="Property_20_level_20_0" style:list-style-name="L61">
      <style:text-properties style:font-name="Cambria" officeooo:paragraph-rsid="2ff27b9b" fo:background-color="transparent"/>
    </style:style>
    <style:style style:name="P411" style:family="paragraph" style:parent-style-name="Property_20_level_20_0" style:list-style-name="L61">
      <style:text-properties style:font-name="Cambria" officeooo:paragraph-rsid="2ff1f608" fo:background-color="transparent"/>
    </style:style>
    <style:style style:name="P412" style:family="paragraph" style:parent-style-name="Property_20_level_20_0" style:list-style-name="L62">
      <style:text-properties style:font-name="Cambria" officeooo:paragraph-rsid="2ff27b9b" fo:background-color="transparent"/>
    </style:style>
    <style:style style:name="P413" style:family="paragraph" style:parent-style-name="Property_20_level_20_0" style:list-style-name="L62">
      <style:text-properties style:font-name="Cambria" officeooo:paragraph-rsid="2ff4bd08" fo:background-color="transparent"/>
    </style:style>
    <style:style style:name="P414" style:family="paragraph" style:parent-style-name="Property_20_level_20_0" style:list-style-name="L62">
      <style:text-properties style:font-name="Cambria" officeooo:paragraph-rsid="3001e794" fo:background-color="transparent"/>
    </style:style>
    <style:style style:name="P415" style:family="paragraph" style:parent-style-name="Property_20_level_20_0" style:list-style-name="L62">
      <style:text-properties style:font-name="Cambria" officeooo:paragraph-rsid="30472dc5" fo:background-color="transparent"/>
    </style:style>
    <style:style style:name="P416" style:family="paragraph" style:parent-style-name="Property_20_level_20_0" style:list-style-name="L62">
      <style:text-properties style:font-name="Cambria" officeooo:paragraph-rsid="3047fc77" fo:background-color="transparent"/>
    </style:style>
    <style:style style:name="P417" style:family="paragraph" style:parent-style-name="Property_20_level_20_0" style:list-style-name="L62">
      <style:text-properties style:font-name="Cambria" officeooo:paragraph-rsid="304847ad" fo:background-color="transparent"/>
    </style:style>
    <style:style style:name="P418"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19" style:family="paragraph" style:parent-style-name="Property_20_level_20_0" style:list-style-name="L62">
      <style:text-properties officeooo:paragraph-rsid="3001e794"/>
    </style:style>
    <style:style style:name="P420" style:family="paragraph" style:parent-style-name="Property_20_level_20_0" style:list-style-name="L79">
      <style:text-properties officeooo:paragraph-rsid="2bc853ba"/>
    </style:style>
    <style:style style:name="P421" style:family="paragraph" style:parent-style-name="Property_20_level_20_0" style:list-style-name="L85">
      <style:text-properties officeooo:paragraph-rsid="2f62fb48"/>
    </style:style>
    <style:style style:name="P422" style:family="paragraph" style:parent-style-name="Property_20_level_20_0" style:list-style-name="L85">
      <style:text-properties officeooo:paragraph-rsid="2f646e7c"/>
    </style:style>
    <style:style style:name="P423" style:family="paragraph" style:parent-style-name="Property_20_level_20_0" style:list-style-name="L85">
      <style:text-properties officeooo:paragraph-rsid="32ff76ec"/>
    </style:style>
    <style:style style:name="P424" style:family="paragraph" style:parent-style-name="Property_20_level_20_0" style:list-style-name="L93">
      <style:text-properties officeooo:paragraph-rsid="2f5b5974"/>
    </style:style>
    <style:style style:name="P425" style:family="paragraph" style:parent-style-name="Property_20_level_20_0" style:list-style-name="L95">
      <style:text-properties officeooo:paragraph-rsid="2faa342f"/>
    </style:style>
    <style:style style:name="P426" style:family="paragraph" style:parent-style-name="Property_20_level_20_0" style:list-style-name="L100">
      <style:text-properties officeooo:paragraph-rsid="2fbde9cc"/>
    </style:style>
    <style:style style:name="P427" style:family="paragraph" style:parent-style-name="Property_20_level_20_0" style:list-style-name="L102">
      <style:text-properties officeooo:paragraph-rsid="2fc0a669"/>
    </style:style>
    <style:style style:name="P428" style:family="paragraph" style:parent-style-name="Property_20_level_20_0" style:list-style-name="L102">
      <style:text-properties officeooo:paragraph-rsid="2fc0c66f"/>
    </style:style>
    <style:style style:name="P429" style:family="paragraph" style:parent-style-name="Property_20_level_20_0" style:list-style-name="L102">
      <style:text-properties officeooo:paragraph-rsid="2fc444f8"/>
    </style:style>
    <style:style style:name="P430" style:family="paragraph" style:parent-style-name="Property_20_level_20_0" style:list-style-name="L103">
      <style:text-properties officeooo:paragraph-rsid="2fce751d"/>
    </style:style>
    <style:style style:name="P431" style:family="paragraph" style:parent-style-name="Property_20_level_20_0" style:list-style-name="L150">
      <style:text-properties officeooo:paragraph-rsid="2cc474b2"/>
    </style:style>
    <style:style style:name="P432" style:family="paragraph" style:parent-style-name="Property_20_level_20_1" style:list-style-name="L17">
      <style:text-properties officeooo:paragraph-rsid="2f24f113"/>
    </style:style>
    <style:style style:name="P433" style:family="paragraph" style:parent-style-name="Property_20_level_20_1" style:list-style-name="L17">
      <style:text-properties officeooo:rsid="2ee47530" officeooo:paragraph-rsid="2f24f113"/>
    </style:style>
    <style:style style:name="P434" style:family="paragraph" style:parent-style-name="Property_20_level_20_1" style:list-style-name="L20">
      <style:text-properties officeooo:paragraph-rsid="2d89328c"/>
    </style:style>
    <style:style style:name="P435" style:family="paragraph" style:parent-style-name="Property_20_level_20_1" style:list-style-name="L42"/>
    <style:style style:name="P436" style:family="paragraph" style:parent-style-name="Property_20_level_20_1" style:list-style-name="L48"/>
    <style:style style:name="P437" style:family="paragraph" style:parent-style-name="Property_20_level_20_1" style:list-style-name="L48">
      <style:text-properties officeooo:rsid="2e12f8b3" officeooo:paragraph-rsid="2e140440"/>
    </style:style>
    <style:style style:name="P438" style:family="paragraph" style:parent-style-name="Property_20_level_20_1" style:list-style-name="L67"/>
    <style:style style:name="P439" style:family="paragraph" style:parent-style-name="Property_20_level_20_1" style:list-style-name="L67">
      <style:text-properties officeooo:paragraph-rsid="30b5e209"/>
    </style:style>
    <style:style style:name="P440" style:family="paragraph" style:parent-style-name="Property_20_level_20_1" style:list-style-name="L93">
      <style:text-properties officeooo:paragraph-rsid="2f5b5974"/>
    </style:style>
    <style:style style:name="P441" style:family="paragraph" style:parent-style-name="Property_20_level_20_1" style:list-style-name="L150">
      <style:text-properties officeooo:paragraph-rsid="2cc474b2"/>
    </style:style>
    <style:style style:name="P442" style:family="paragraph" style:parent-style-name="Property_20_level_20_1" style:list-style-name="L20">
      <style:paragraph-properties fo:margin-left="1.251cm" fo:margin-right="0cm" fo:text-indent="-0.4cm" style:auto-text-indent="false"/>
      <style:text-properties officeooo:paragraph-rsid="2d89328c"/>
    </style:style>
    <style:style style:name="P443" style:family="paragraph" style:parent-style-name="Standalone_20_Property" style:list-style-name="L4">
      <style:text-properties officeooo:paragraph-rsid="2c854c83"/>
    </style:style>
    <style:style style:name="P444" style:family="paragraph" style:parent-style-name="Standalone_20_Property" style:list-style-name="L4">
      <style:text-properties style:text-line-through-style="none" style:text-line-through-type="none" style:text-underline-style="none" officeooo:paragraph-rsid="2c854c83"/>
    </style:style>
    <style:style style:name="P445" style:family="paragraph" style:parent-style-name="Standalone_20_Property" style:list-style-name="L14"/>
    <style:style style:name="P446" style:family="paragraph" style:parent-style-name="Standalone_20_Property" style:list-style-name="L14">
      <style:text-properties officeooo:paragraph-rsid="2f2d3dfc"/>
    </style:style>
    <style:style style:name="P447" style:family="paragraph" style:parent-style-name="Standalone_20_Property" style:list-style-name="L14">
      <style:text-properties officeooo:paragraph-rsid="2f34f9eb"/>
    </style:style>
    <style:style style:name="P448" style:family="paragraph" style:parent-style-name="Standalone_20_Property" style:list-style-name="L14">
      <style:text-properties officeooo:paragraph-rsid="2f38db1e"/>
    </style:style>
    <style:style style:name="P449" style:family="paragraph" style:parent-style-name="Standalone_20_Property" style:list-style-name="L14">
      <style:text-properties officeooo:paragraph-rsid="2f439211"/>
    </style:style>
    <style:style style:name="P450" style:family="paragraph" style:parent-style-name="Standalone_20_Property" style:list-style-name="L14">
      <style:text-properties fo:font-style="italic" officeooo:rsid="511538e7" officeooo:paragraph-rsid="2f2d3dfc" style:font-style-asian="italic" style:font-style-complex="italic"/>
    </style:style>
    <style:style style:name="P451" style:family="paragraph" style:parent-style-name="Standalone_20_Property" style:list-style-name="L17">
      <style:text-properties fo:font-style="italic" officeooo:rsid="511538e7" officeooo:paragraph-rsid="2f24f113" style:font-style-asian="italic" style:font-style-complex="italic"/>
    </style:style>
    <style:style style:name="P452" style:family="paragraph" style:parent-style-name="Standalone_20_Property" style:list-style-name="L42">
      <style:text-properties fo:font-style="italic" officeooo:rsid="511538e7" officeooo:paragraph-rsid="2de51bf9" style:font-style-asian="italic" style:font-style-complex="italic"/>
    </style:style>
    <style:style style:name="P453" style:family="paragraph" style:parent-style-name="Standalone_20_Property" style:list-style-name="L85">
      <style:text-properties fo:font-style="italic" officeooo:rsid="511538e7" officeooo:paragraph-rsid="2f9b36fe" style:font-style-asian="italic" style:font-style-complex="italic"/>
    </style:style>
    <style:style style:name="P454" style:family="paragraph" style:parent-style-name="Standalone_20_Property" style:list-style-name="L97">
      <style:text-properties fo:font-style="italic" officeooo:rsid="511538e7" officeooo:paragraph-rsid="2faea777" style:font-style-asian="italic" style:font-style-complex="italic"/>
    </style:style>
    <style:style style:name="P455" style:family="paragraph" style:parent-style-name="Standalone_20_Property" style:list-style-name="L106">
      <style:text-properties fo:font-style="italic" officeooo:rsid="511538e7" officeooo:paragraph-rsid="2fc9c77f" style:font-style-asian="italic" style:font-style-complex="italic"/>
    </style:style>
    <style:style style:name="P456" style:family="paragraph" style:parent-style-name="Standalone_20_Property" style:list-style-name="L155">
      <style:text-properties fo:font-style="italic" officeooo:rsid="313fe9e4" officeooo:paragraph-rsid="313fe9e4" style:font-style-asian="italic" style:font-style-complex="italic"/>
    </style:style>
    <style:style style:name="P457" style:family="paragraph" style:parent-style-name="Standalone_20_Property" style:list-style-name="L85">
      <style:text-properties fo:font-style="italic" fo:font-weight="normal" officeooo:paragraph-rsid="2f646e7c" style:font-style-asian="italic" style:font-weight-asian="normal" style:font-style-complex="italic" style:font-weight-complex="normal"/>
    </style:style>
    <style:style style:name="P458" style:family="paragraph" style:parent-style-name="Standalone_20_Property" style:list-style-name="L85">
      <style:text-properties fo:font-style="italic" fo:font-weight="normal" officeooo:paragraph-rsid="32ff76ec" style:font-style-asian="italic" style:font-weight-asian="normal" style:font-style-complex="italic" style:font-weight-complex="normal"/>
    </style:style>
    <style:style style:name="P459" style:family="paragraph" style:parent-style-name="Standalone_20_Property" style:list-style-name="L14">
      <style:text-properties officeooo:rsid="2f2d3dfc" officeooo:paragraph-rsid="2f2d3dfc"/>
    </style:style>
    <style:style style:name="P460" style:family="paragraph" style:parent-style-name="Standalone_20_Property" style:list-style-name="L15"/>
    <style:style style:name="P461" style:family="paragraph" style:parent-style-name="Standalone_20_Property" style:list-style-name="L14">
      <style:text-properties officeooo:rsid="2f38db1e" officeooo:paragraph-rsid="2f38db1e"/>
    </style:style>
    <style:style style:name="P462" style:family="paragraph" style:parent-style-name="Standalone_20_Property" style:list-style-name="L17"/>
    <style:style style:name="P463" style:family="paragraph" style:parent-style-name="Standalone_20_Property" style:list-style-name="L17">
      <style:text-properties officeooo:paragraph-rsid="2f24f113"/>
    </style:style>
    <style:style style:name="P464" style:family="paragraph" style:parent-style-name="Standalone_20_Property" style:list-style-name="L17">
      <style:text-properties officeooo:rsid="2f24f113" officeooo:paragraph-rsid="2f24f113"/>
    </style:style>
    <style:style style:name="P465"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466" style:family="paragraph" style:parent-style-name="Standalone_20_Property" style:list-style-name="L20">
      <style:text-properties fo:font-style="normal" officeooo:rsid="2d92599d" officeooo:paragraph-rsid="2d943ddd" style:font-style-asian="normal" style:font-style-complex="normal"/>
    </style:style>
    <style:style style:name="P467" style:family="paragraph" style:parent-style-name="Standalone_20_Property" style:list-style-name="L20">
      <style:text-properties fo:font-style="normal" officeooo:rsid="2d92599d" officeooo:paragraph-rsid="2d9b6e7f" style:font-style-asian="normal" style:font-style-complex="normal"/>
    </style:style>
    <style:style style:name="P468" style:family="paragraph" style:parent-style-name="Standalone_20_Property" style:list-style-name="L17">
      <style:text-properties officeooo:rsid="2edbde94" officeooo:paragraph-rsid="2f24f113"/>
    </style:style>
    <style:style style:name="P469" style:family="paragraph" style:parent-style-name="Standalone_20_Property" style:list-style-name="L20"/>
    <style:style style:name="P470" style:family="paragraph" style:parent-style-name="Standalone_20_Property" style:list-style-name="L20">
      <style:text-properties officeooo:paragraph-rsid="2d943ddd"/>
    </style:style>
    <style:style style:name="P471" style:family="paragraph" style:parent-style-name="Standalone_20_Property" style:list-style-name="L20">
      <style:text-properties officeooo:paragraph-rsid="2d89328c"/>
    </style:style>
    <style:style style:name="P472" style:family="paragraph" style:parent-style-name="Standalone_20_Property" style:list-style-name="L20">
      <style:text-properties officeooo:paragraph-rsid="2e9a0a70"/>
    </style:style>
    <style:style style:name="P473" style:family="paragraph" style:parent-style-name="Standalone_20_Property" style:list-style-name="L20">
      <style:text-properties officeooo:paragraph-rsid="2e9b1689"/>
    </style:style>
    <style:style style:name="P474" style:family="paragraph" style:parent-style-name="Standalone_20_Property" style:list-style-name="L20">
      <style:text-properties officeooo:paragraph-rsid="2e864252"/>
    </style:style>
    <style:style style:name="P475" style:family="paragraph" style:parent-style-name="Standalone_20_Property" style:list-style-name="L25">
      <style:text-properties officeooo:paragraph-rsid="2e95a0be"/>
    </style:style>
    <style:style style:name="P476" style:family="paragraph" style:parent-style-name="Standalone_20_Property" style:list-style-name="L20">
      <style:text-properties officeooo:rsid="516d15c5" officeooo:paragraph-rsid="2e9b1689"/>
    </style:style>
    <style:style style:name="P477" style:family="paragraph" style:parent-style-name="Standalone_20_Property" style:list-style-name="L85">
      <style:text-properties officeooo:rsid="516d15c5" officeooo:paragraph-rsid="2f62fb48"/>
    </style:style>
    <style:style style:name="P478" style:family="paragraph" style:parent-style-name="Standalone_20_Property" style:list-style-name="L85">
      <style:text-properties officeooo:rsid="516d15c5" officeooo:paragraph-rsid="32ff76ec"/>
    </style:style>
    <style:style style:name="P479" style:family="paragraph" style:parent-style-name="Standalone_20_Property" style:list-style-name="L29">
      <style:text-properties officeooo:paragraph-rsid="2c343530"/>
    </style:style>
    <style:style style:name="P480" style:family="paragraph" style:parent-style-name="Standalone_20_Property" style:list-style-name="L37">
      <style:text-properties officeooo:rsid="2dc83137" officeooo:paragraph-rsid="2ded40d3"/>
    </style:style>
    <style:style style:name="P481" style:family="paragraph" style:parent-style-name="Standalone_20_Property" style:list-style-name="L42">
      <style:text-properties officeooo:paragraph-rsid="2de51bf9"/>
    </style:style>
    <style:style style:name="P482" style:family="paragraph" style:parent-style-name="Standalone_20_Property" style:list-style-name="L48"/>
    <style:style style:name="P483" style:family="paragraph" style:parent-style-name="Standalone_20_Property" style:list-style-name="L48">
      <style:text-properties officeooo:paragraph-rsid="2e0f0fe2"/>
    </style:style>
    <style:style style:name="P484" style:family="paragraph" style:parent-style-name="Standalone_20_Property" style:list-style-name="L52"/>
    <style:style style:name="P485" style:family="paragraph" style:parent-style-name="Standalone_20_Property" style:list-style-name="L61">
      <style:text-properties style:font-name="Cambria" officeooo:paragraph-rsid="2ff1f608" fo:background-color="transparent"/>
    </style:style>
    <style:style style:name="P486" style:family="paragraph" style:parent-style-name="Standalone_20_Property" style:list-style-name="L62">
      <style:text-properties style:font-name="Cambria" officeooo:paragraph-rsid="2ff27b9b" fo:background-color="transparent"/>
    </style:style>
    <style:style style:name="P487" style:family="paragraph" style:parent-style-name="Standalone_20_Property" style:list-style-name="L62">
      <style:text-properties style:font-name="Cambria" officeooo:paragraph-rsid="3047fc77" fo:background-color="transparent"/>
    </style:style>
    <style:style style:name="P488" style:family="paragraph" style:parent-style-name="Standalone_20_Property" style:list-style-name="L62">
      <style:text-properties style:font-name="Cambria" officeooo:paragraph-rsid="304847ad" fo:background-color="transparent"/>
    </style:style>
    <style:style style:name="P489" style:family="paragraph" style:parent-style-name="Standalone_20_Property" style:list-style-name="L62">
      <style:text-properties style:font-name="Cambria" officeooo:rsid="302e0832" officeooo:paragraph-rsid="30472dc5" fo:background-color="transparent"/>
    </style:style>
    <style:style style:name="P490"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91" style:family="paragraph" style:parent-style-name="Standalone_20_Property" style:list-style-name="L62">
      <style:text-properties officeooo:paragraph-rsid="3001e794"/>
    </style:style>
    <style:style style:name="P492" style:family="paragraph" style:parent-style-name="Standalone_20_Property" style:list-style-name="L62">
      <style:text-properties officeooo:paragraph-rsid="30472dc5"/>
    </style:style>
    <style:style style:name="P493" style:family="paragraph" style:parent-style-name="Standalone_20_Property" style:list-style-name="L62">
      <style:text-properties officeooo:paragraph-rsid="3047fc77"/>
    </style:style>
    <style:style style:name="P494" style:family="paragraph" style:parent-style-name="Standalone_20_Property" style:list-style-name="L62">
      <style:text-properties officeooo:paragraph-rsid="304847ad"/>
    </style:style>
    <style:style style:name="P495" style:family="paragraph" style:parent-style-name="Standalone_20_Property" style:list-style-name="L72">
      <style:text-properties officeooo:paragraph-rsid="310c25cb"/>
    </style:style>
    <style:style style:name="P496" style:family="paragraph" style:parent-style-name="Standalone_20_Property" style:list-style-name="L75">
      <style:text-properties officeooo:paragraph-rsid="304e5034"/>
    </style:style>
    <style:style style:name="P497" style:family="paragraph" style:parent-style-name="Standalone_20_Property" style:list-style-name="L79">
      <style:text-properties officeooo:paragraph-rsid="2bc853ba"/>
    </style:style>
    <style:style style:name="P498" style:family="paragraph" style:parent-style-name="Standalone_20_Property" style:list-style-name="L85">
      <style:text-properties officeooo:paragraph-rsid="2f65d8c1"/>
    </style:style>
    <style:style style:name="P499" style:family="paragraph" style:parent-style-name="Standalone_20_Property" style:list-style-name="L85">
      <style:text-properties officeooo:paragraph-rsid="2f62fb48"/>
    </style:style>
    <style:style style:name="P500" style:family="paragraph" style:parent-style-name="Standalone_20_Property" style:list-style-name="L85">
      <style:text-properties officeooo:paragraph-rsid="2f646e7c"/>
    </style:style>
    <style:style style:name="P501" style:family="paragraph" style:parent-style-name="Standalone_20_Property" style:list-style-name="L85">
      <style:text-properties officeooo:paragraph-rsid="32ff76ec"/>
    </style:style>
    <style:style style:name="P502" style:family="paragraph" style:parent-style-name="Standalone_20_Property" style:list-style-name="L85">
      <style:text-properties officeooo:rsid="2f7712eb" officeooo:paragraph-rsid="2f9b36fe"/>
    </style:style>
    <style:style style:name="P503" style:family="paragraph" style:parent-style-name="Standalone_20_Property" style:list-style-name="L85">
      <style:text-properties officeooo:rsid="50d5cab6" officeooo:paragraph-rsid="2f65d8c1"/>
    </style:style>
    <style:style style:name="P504" style:family="paragraph" style:parent-style-name="Standalone_20_Property" style:list-style-name="L93">
      <style:text-properties officeooo:paragraph-rsid="2f5b5974"/>
    </style:style>
    <style:style style:name="P505" style:family="paragraph" style:parent-style-name="Standalone_20_Property" style:list-style-name="L95">
      <style:text-properties officeooo:paragraph-rsid="2faa342f"/>
    </style:style>
    <style:style style:name="P506" style:family="paragraph" style:parent-style-name="Standalone_20_Property" style:list-style-name="L95">
      <style:text-properties officeooo:rsid="2fab0604" officeooo:paragraph-rsid="2fab0604"/>
    </style:style>
    <style:style style:name="P507" style:family="paragraph" style:parent-style-name="Standalone_20_Property" style:list-style-name="L97">
      <style:text-properties officeooo:paragraph-rsid="2fdd037d"/>
    </style:style>
    <style:style style:name="P508" style:family="paragraph" style:parent-style-name="Standalone_20_Property" style:list-style-name="L100">
      <style:text-properties officeooo:paragraph-rsid="2fbde9cc"/>
    </style:style>
    <style:style style:name="P509" style:family="paragraph" style:parent-style-name="Standalone_20_Property" style:list-style-name="L100">
      <style:text-properties officeooo:rsid="2fbd8ba7" officeooo:paragraph-rsid="2fbde9cc"/>
    </style:style>
    <style:style style:name="P510" style:family="paragraph" style:parent-style-name="Standalone_20_Property" style:list-style-name="L102">
      <style:text-properties officeooo:paragraph-rsid="2fc0a669"/>
    </style:style>
    <style:style style:name="P511" style:family="paragraph" style:parent-style-name="Standalone_20_Property" style:list-style-name="L102">
      <style:text-properties officeooo:paragraph-rsid="2fc444f8"/>
    </style:style>
    <style:style style:name="P512" style:family="paragraph" style:parent-style-name="Standalone_20_Property" style:list-style-name="L102">
      <style:text-properties officeooo:rsid="2fc25e15" officeooo:paragraph-rsid="2fc444f8"/>
    </style:style>
    <style:style style:name="P513" style:family="paragraph" style:parent-style-name="Standalone_20_Property" style:list-style-name="L103">
      <style:text-properties officeooo:paragraph-rsid="2fce751d"/>
    </style:style>
    <style:style style:name="P514" style:family="paragraph" style:parent-style-name="Standalone_20_Property" style:list-style-name="L105">
      <style:text-properties officeooo:paragraph-rsid="2fd0e1a4"/>
    </style:style>
    <style:style style:name="P515" style:family="paragraph" style:parent-style-name="Standalone_20_Property" style:list-style-name="L107">
      <style:text-properties officeooo:paragraph-rsid="2fdb2b8a"/>
    </style:style>
    <style:style style:name="P516" style:family="paragraph" style:parent-style-name="Standalone_20_Property" style:list-style-name="L107">
      <style:text-properties officeooo:paragraph-rsid="2fda70e0"/>
    </style:style>
    <style:style style:name="P517" style:family="paragraph" style:parent-style-name="Standalone_20_Property" style:list-style-name="L150">
      <style:text-properties officeooo:paragraph-rsid="2cc474b2"/>
    </style:style>
    <style:style style:name="P518" style:family="paragraph" style:parent-style-name="Standalone_20_Property" style:list-style-name="L155">
      <style:text-properties officeooo:paragraph-rsid="313fe9e4"/>
    </style:style>
    <style:style style:name="P519" style:family="paragraph" style:parent-style-name="Standalone_20_Property" style:list-style-name="L167">
      <style:text-properties officeooo:paragraph-rsid="31fcb38d"/>
    </style:style>
    <style:style style:name="P520"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21" style:family="paragraph" style:parent-style-name="Text_20_body" style:list-style-name="L1">
      <style:text-properties officeooo:rsid="2f060a62" officeooo:paragraph-rsid="2f087c71"/>
    </style:style>
    <style:style style:name="P522" style:family="paragraph" style:parent-style-name="Text_20_body" style:list-style-name="L3">
      <style:text-properties officeooo:rsid="2f060a62" officeooo:paragraph-rsid="2f060a62"/>
    </style:style>
    <style:style style:name="P523" style:family="paragraph" style:parent-style-name="Text_20_body" style:list-style-name="L2">
      <style:text-properties officeooo:rsid="2f0274b6" officeooo:paragraph-rsid="2f0274b6"/>
    </style:style>
    <style:style style:name="P524" style:family="paragraph" style:parent-style-name="Text_20_body" style:list-style-name="L2">
      <style:text-properties style:use-window-font-color="true" style:font-name="Georgia2"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25" style:family="paragraph" style:parent-style-name="Text_20_body" style:list-style-name="L17">
      <style:text-properties style:use-window-font-color="true" style:font-name="Georgia2"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26" style:family="paragraph" style:parent-style-name="Text_20_body" style:list-style-name="L85">
      <style:text-properties style:use-window-font-color="true" style:font-name="Georgia2"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27" style:family="paragraph" style:parent-style-name="Text_20_body" style:list-style-name="L85">
      <style:text-properties style:use-window-font-color="true" style:font-name="Georgia2"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28" style:family="paragraph" style:parent-style-name="Text_20_body" style:list-style-name="L85">
      <style:text-properties style:use-window-font-color="true" style:font-name="Georgia2"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29" style:family="paragraph" style:parent-style-name="Text_20_body" style:list-style-name="L66">
      <style:text-properties style:use-window-font-color="true" style:font-name="Georgia2"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0" style:family="paragraph" style:parent-style-name="Text_20_body" style:list-style-name="L152">
      <style:text-properties style:use-window-font-color="true" style:font-name="Georgia2"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1" style:family="paragraph" style:parent-style-name="Text_20_body" style:list-style-name="L158">
      <style:text-properties style:use-window-font-color="true" style:font-name="Georgia2"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32" style:family="paragraph" style:parent-style-name="Text_20_body" style:list-style-name="L119">
      <style:text-properties style:use-window-font-color="true" style:font-name="Georgia2"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119">
      <style:text-properties style:use-window-font-color="true" style:font-name="Georgia2"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20">
      <style:text-properties style:use-window-font-color="true" style:font-name="Georgia2"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24">
      <style:text-properties style:use-window-font-color="true" style:font-name="Georgia2"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41">
      <style:text-properties style:use-window-font-color="true" style:font-name="Georgia2"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24">
      <style:text-properties style:use-window-font-color="true" style:font-name="Georgia2"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24">
      <style:text-properties style:use-window-font-color="true" style:font-name="Georgia2"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125">
      <style:text-properties style:use-window-font-color="true" style:font-name="Georgia2"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134">
      <style:text-properties style:use-window-font-color="true" style:font-name="Georgia2"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135">
      <style:text-properties style:use-window-font-color="true" style:font-name="Georgia2"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137">
      <style:text-properties style:use-window-font-color="true" style:font-name="Georgia2"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141">
      <style:text-properties style:use-window-font-color="true" style:font-name="Georgia2"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138">
      <style:text-properties style:use-window-font-color="true" style:font-name="Georgia2"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Text_20_body" style:list-style-name="L138">
      <style:text-properties style:use-window-font-color="true" style:font-name="Georgia2"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Text_20_body" style:list-style-name="L138">
      <style:text-properties style:use-window-font-color="true" style:font-name="Georgia2"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45">
      <style:text-properties style:use-window-font-color="true" style:font-name="Georgia2"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146">
      <style:text-properties style:use-window-font-color="true" style:font-name="Georgia2"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147">
      <style:text-properties style:use-window-font-color="true" style:font-name="Georgia2"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52">
      <style:text-properties style:use-window-font-color="true" style:font-name="Georgia2"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list-style-name="L148">
      <style:text-properties style:use-window-font-color="true" style:font-name="Georgia2"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2" style:family="paragraph" style:parent-style-name="Text_20_body" style:list-style-name="L151">
      <style:text-properties style:use-window-font-color="true" style:font-name="Georgia2"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3" style:family="paragraph" style:parent-style-name="Text_20_body" style:list-style-name="L151">
      <style:text-properties style:use-window-font-color="true" style:font-name="Georgia2"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4" style:family="paragraph" style:parent-style-name="Text_20_body" style:list-style-name="L151">
      <style:text-properties style:use-window-font-color="true" style:font-name="Georgia2"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5" style:family="paragraph" style:parent-style-name="Text_20_body" style:list-style-name="L151">
      <style:text-properties style:use-window-font-color="true" style:font-name="Georgia2"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6" style:family="paragraph" style:parent-style-name="Text_20_body" style:list-style-name="L151">
      <style:text-properties style:use-window-font-color="true" style:font-name="Georgia2"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7" style:family="paragraph" style:parent-style-name="Text_20_body" style:list-style-name="L151">
      <style:text-properties style:use-window-font-color="true" style:font-name="Georgia2"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8" style:family="paragraph" style:parent-style-name="Text_20_body" style:list-style-name="L151">
      <style:text-properties style:use-window-font-color="true" style:font-name="Georgia2"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9" style:family="paragraph" style:parent-style-name="Text_20_body" style:list-style-name="L152">
      <style:text-properties style:use-window-font-color="true" style:font-name="Georgia2"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0" style:family="paragraph" style:parent-style-name="Text_20_body" style:list-style-name="L158">
      <style:text-properties style:use-window-font-color="true" style:font-name="Georgia2"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61" style:family="paragraph" style:parent-style-name="Text_20_body" style:list-style-name="L20">
      <style:text-properties style:use-window-font-color="true" style:text-line-through-style="none" style:text-line-through-type="none" style:font-name="Georgia2"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2" style:family="paragraph" style:parent-style-name="Text_20_body" style:list-style-name="L20">
      <style:text-properties style:use-window-font-color="true" style:text-line-through-style="none" style:text-line-through-type="none" style:font-name="Georgia2"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Text_20_body" style:list-style-name="L3">
      <style:text-properties officeooo:rsid="2f0a5d8e" officeooo:paragraph-rsid="2f0a5d8e"/>
    </style:style>
    <style:style style:name="P564" style:family="paragraph" style:parent-style-name="Text_20_body" style:list-style-name="L4">
      <style:text-properties officeooo:paragraph-rsid="2c30b1aa"/>
    </style:style>
    <style:style style:name="P565" style:family="paragraph" style:parent-style-name="Text_20_body" style:list-style-name="L4">
      <style:text-properties officeooo:paragraph-rsid="2c3e40fa"/>
    </style:style>
    <style:style style:name="P566" style:family="paragraph" style:parent-style-name="Text_20_body" style:list-style-name="L5">
      <style:text-properties fo:font-style="italic" fo:font-weight="bold" style:font-style-asian="italic" style:font-weight-asian="bold" style:font-style-complex="italic" style:font-weight-complex="bold"/>
    </style:style>
    <style:style style:name="P567" style:family="paragraph" style:parent-style-name="Text_20_body" style:list-style-name="L6">
      <style:text-properties fo:font-style="italic" fo:font-weight="bold" style:font-style-asian="italic" style:font-weight-asian="bold" style:font-style-complex="italic" style:font-weight-complex="bold"/>
    </style:style>
    <style:style style:name="P568" style:family="paragraph" style:parent-style-name="Text_20_body" style:list-style-name="L7">
      <style:text-properties fo:font-style="italic" fo:font-weight="bold" style:font-style-asian="italic" style:font-weight-asian="bold" style:font-style-complex="italic" style:font-weight-complex="bold"/>
    </style:style>
    <style:style style:name="P56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7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71" style:family="paragraph" style:parent-style-name="Text_20_body" style:list-style-name="L14">
      <style:text-properties fo:font-style="italic" fo:font-weight="bold" style:font-style-asian="italic" style:font-weight-asian="bold" style:font-style-complex="italic" style:font-weight-complex="bold"/>
    </style:style>
    <style:style style:name="P572"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573"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574"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575"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576"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577" style:family="paragraph" style:parent-style-name="Text_20_body" style:list-style-name="L68">
      <style:text-properties fo:font-style="italic" fo:font-weight="bold" style:font-style-asian="italic" style:font-weight-asian="bold" style:font-style-complex="italic" style:font-weight-complex="bold"/>
    </style:style>
    <style:style style:name="P578" style:family="paragraph" style:parent-style-name="Text_20_body" style:list-style-name="L85">
      <style:text-properties fo:font-style="italic" fo:font-weight="bold" officeooo:rsid="2f9c54ec" officeooo:paragraph-rsid="2f9c54ec" style:font-style-asian="italic" style:font-weight-asian="bold" style:font-style-complex="italic" style:font-weight-complex="bold"/>
    </style:style>
    <style:style style:name="P579" style:family="paragraph" style:parent-style-name="Text_20_body" style:list-style-name="L85">
      <style:text-properties fo:font-style="italic" fo:font-weight="bold" style:font-style-asian="italic" style:font-weight-asian="bold" style:font-style-complex="italic" style:font-weight-complex="bold"/>
    </style:style>
    <style:style style:name="P580" style:family="paragraph" style:parent-style-name="Text_20_body" style:list-style-name="L85">
      <style:text-properties fo:font-style="italic" fo:font-weight="bold" officeooo:paragraph-rsid="2f62fb48" style:font-style-asian="italic" style:font-weight-asian="bold" style:font-style-complex="italic" style:font-weight-complex="bold"/>
    </style:style>
    <style:style style:name="P581" style:family="paragraph" style:parent-style-name="Text_20_body" style:list-style-name="L85">
      <style:text-properties fo:font-style="italic" fo:font-weight="bold" officeooo:paragraph-rsid="32ff76ec" style:font-style-asian="italic" style:font-weight-asian="bold" style:font-style-complex="italic" style:font-weight-complex="bold"/>
    </style:style>
    <style:style style:name="P582" style:family="paragraph" style:parent-style-name="Text_20_body" style:list-style-name="L85">
      <style:text-properties fo:font-style="italic" fo:font-weight="bold" officeooo:rsid="2f62fb48" officeooo:paragraph-rsid="2f62fb48" style:font-style-asian="italic" style:font-weight-asian="bold" style:font-style-complex="italic" style:font-weight-complex="bold"/>
    </style:style>
    <style:style style:name="P583" style:family="paragraph" style:parent-style-name="Text_20_body" style:list-style-name="L93">
      <style:text-properties fo:font-style="italic" fo:font-weight="bold" officeooo:rsid="2f5b5974" officeooo:paragraph-rsid="2f5b5974" style:font-style-asian="italic" style:font-weight-asian="bold" style:font-style-complex="italic" style:font-weight-complex="bold"/>
    </style:style>
    <style:style style:name="P584" style:family="paragraph" style:parent-style-name="Text_20_body" style:list-style-name="L94">
      <style:text-properties fo:font-style="italic" fo:font-weight="bold" officeooo:rsid="2fab0604" officeooo:paragraph-rsid="2fab0604" style:font-style-asian="italic" style:font-weight-asian="bold" style:font-style-complex="italic" style:font-weight-complex="bold"/>
    </style:style>
    <style:style style:name="P585" style:family="paragraph" style:parent-style-name="Text_20_body" style:list-style-name="L99">
      <style:text-properties fo:font-style="italic" fo:font-weight="bold" officeooo:rsid="2fbd8ba7" officeooo:paragraph-rsid="2fbd8ba7" style:font-style-asian="italic" style:font-weight-asian="bold" style:font-style-complex="italic" style:font-weight-complex="bold"/>
    </style:style>
    <style:style style:name="P586" style:family="paragraph" style:parent-style-name="Text_20_body" style:list-style-name="L100">
      <style:text-properties fo:font-style="italic" fo:font-weight="bold" officeooo:rsid="2fbd8ba7" officeooo:paragraph-rsid="2fe0e7ff" style:font-style-asian="italic" style:font-weight-asian="bold" style:font-style-complex="italic" style:font-weight-complex="bold"/>
    </style:style>
    <style:style style:name="P587" style:family="paragraph" style:parent-style-name="Text_20_body" style:list-style-name="L102">
      <style:text-properties fo:font-style="italic" fo:font-weight="bold" officeooo:rsid="2fc0a669" style:font-style-asian="italic" style:font-weight-asian="bold" style:font-style-complex="italic" style:font-weight-complex="bold"/>
    </style:style>
    <style:style style:name="P588" style:family="paragraph" style:parent-style-name="Text_20_body" style:list-style-name="L103">
      <style:text-properties fo:font-style="italic" fo:font-weight="bold" officeooo:rsid="2fce751d" officeooo:paragraph-rsid="2fce751d" style:font-style-asian="italic" style:font-weight-asian="bold" style:font-style-complex="italic" style:font-weight-complex="bold"/>
    </style:style>
    <style:style style:name="P589" style:family="paragraph" style:parent-style-name="Text_20_body" style:list-style-name="L104">
      <style:text-properties fo:font-style="italic" fo:font-weight="bold" officeooo:rsid="2fd0e1a4" officeooo:paragraph-rsid="2fd0e1a4" style:font-style-asian="italic" style:font-weight-asian="bold" style:font-style-complex="italic" style:font-weight-complex="bold"/>
    </style:style>
    <style:style style:name="P590" style:family="paragraph" style:parent-style-name="Text_20_body" style:list-style-name="L106">
      <style:text-properties fo:font-style="italic" fo:font-weight="bold" officeooo:rsid="2fd1f8c9" officeooo:paragraph-rsid="2fd1f8c9" style:font-style-asian="italic" style:font-weight-asian="bold" style:font-style-complex="italic" style:font-weight-complex="bold"/>
    </style:style>
    <style:style style:name="P591"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592"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593"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94" style:family="paragraph" style:parent-style-name="Text_20_body" style:list-style-name="L20">
      <style:text-properties fo:font-style="italic" officeooo:rsid="2d92599d" officeooo:paragraph-rsid="2d92599d" style:font-style-asian="italic" style:font-style-complex="italic"/>
    </style:style>
    <style:style style:name="P595" style:family="paragraph" style:parent-style-name="Text_20_body" style:list-style-name="L20">
      <style:text-properties fo:font-style="italic" officeooo:rsid="2d89328c" officeooo:paragraph-rsid="2d89328c" style:font-style-asian="italic" style:font-style-complex="italic"/>
    </style:style>
    <style:style style:name="P596" style:family="paragraph" style:parent-style-name="Text_20_body" style:list-style-name="L25">
      <style:text-properties fo:font-style="italic" officeooo:rsid="2e99f5e8" officeooo:paragraph-rsid="2e99f5e8" style:font-style-asian="italic" style:font-style-complex="italic"/>
    </style:style>
    <style:style style:name="P597" style:family="paragraph" style:parent-style-name="Text_20_body" style:list-style-name="L27">
      <style:text-properties fo:font-style="italic" officeooo:paragraph-rsid="2f235fff" style:font-style-asian="italic" style:font-style-complex="italic"/>
    </style:style>
    <style:style style:name="P598" style:family="paragraph" style:parent-style-name="Text_20_body" style:list-style-name="L27">
      <style:text-properties fo:font-style="italic" officeooo:rsid="31287c80" officeooo:paragraph-rsid="31287c80" style:font-style-asian="italic" style:font-style-complex="italic"/>
    </style:style>
    <style:style style:name="P599" style:family="paragraph" style:parent-style-name="Text_20_body" style:list-style-name="L29">
      <style:text-properties fo:font-style="italic" officeooo:rsid="312b0242" officeooo:paragraph-rsid="312b0242" style:font-style-asian="italic" style:font-style-complex="italic"/>
    </style:style>
    <style:style style:name="P600" style:family="paragraph" style:parent-style-name="Text_20_body" style:list-style-name="L59">
      <style:text-properties fo:font-style="italic" officeooo:paragraph-rsid="3012f45a" style:font-style-asian="italic" style:font-style-complex="italic"/>
    </style:style>
    <style:style style:name="P601" style:family="paragraph" style:parent-style-name="Text_20_body" style:list-style-name="L86">
      <style:text-properties fo:font-style="italic" style:font-style-asian="italic" style:font-style-complex="italic"/>
    </style:style>
    <style:style style:name="P602" style:family="paragraph" style:parent-style-name="Text_20_body" style:list-style-name="L87">
      <style:text-properties fo:font-style="italic" style:font-style-asian="italic" style:font-style-complex="italic"/>
    </style:style>
    <style:style style:name="P603" style:family="paragraph" style:parent-style-name="Text_20_body" style:list-style-name="L88">
      <style:text-properties fo:font-style="italic" style:font-style-asian="italic" style:font-style-complex="italic"/>
    </style:style>
    <style:style style:name="P604" style:family="paragraph" style:parent-style-name="Text_20_body" style:list-style-name="L89">
      <style:text-properties fo:font-style="italic" style:font-style-asian="italic" style:font-style-complex="italic"/>
    </style:style>
    <style:style style:name="P605" style:family="paragraph" style:parent-style-name="Text_20_body" style:list-style-name="L90">
      <style:text-properties fo:font-style="italic" style:font-style-asian="italic" style:font-style-complex="italic"/>
    </style:style>
    <style:style style:name="P606" style:family="paragraph" style:parent-style-name="Text_20_body" style:list-style-name="L91">
      <style:text-properties fo:font-style="italic" style:font-style-asian="italic" style:font-style-complex="italic"/>
    </style:style>
    <style:style style:name="P607" style:family="paragraph" style:parent-style-name="Text_20_body" style:list-style-name="L92">
      <style:text-properties fo:font-style="italic" style:font-style-asian="italic" style:font-style-complex="italic"/>
    </style:style>
    <style:style style:name="P608" style:family="paragraph" style:parent-style-name="Text_20_body" style:list-style-name="L152">
      <style:text-properties fo:font-style="italic" officeooo:paragraph-rsid="2cbe6177" style:font-style-asian="italic" style:font-style-complex="italic"/>
    </style:style>
    <style:style style:name="P609" style:family="paragraph" style:parent-style-name="Text_20_body" style:list-style-name="L154">
      <style:text-properties fo:font-style="italic" officeooo:rsid="313fe9e4" officeooo:paragraph-rsid="313fe9e4" style:font-style-asian="italic" style:font-style-complex="italic"/>
    </style:style>
    <style:style style:name="P610" style:family="paragraph" style:parent-style-name="Text_20_body" style:list-style-name="L155">
      <style:text-properties fo:font-style="italic" officeooo:rsid="313fe9e4" officeooo:paragraph-rsid="313fe9e4" style:font-style-asian="italic" style:font-style-complex="italic"/>
    </style:style>
    <style:style style:name="P611" style:family="paragraph" style:parent-style-name="Text_20_body" style:list-style-name="L159">
      <style:text-properties fo:font-style="italic" style:font-style-asian="italic" style:font-style-complex="italic"/>
    </style:style>
    <style:style style:name="P612" style:family="paragraph" style:parent-style-name="Text_20_body" style:list-style-name="L160">
      <style:text-properties fo:font-style="italic" style:font-style-asian="italic" style:font-style-complex="italic"/>
    </style:style>
    <style:style style:name="P613" style:family="paragraph" style:parent-style-name="Text_20_body" style:list-style-name="L160">
      <style:text-properties fo:font-style="italic" officeooo:rsid="31ae8d24" officeooo:paragraph-rsid="31ae8d24" style:font-style-asian="italic" style:font-style-complex="italic"/>
    </style:style>
    <style:style style:name="P614" style:family="paragraph" style:parent-style-name="Text_20_body" style:list-style-name="L165">
      <style:text-properties fo:font-style="italic" style:font-style-asian="italic" style:font-style-complex="italic"/>
    </style:style>
    <style:style style:name="P615" style:family="paragraph" style:parent-style-name="Text_20_body" style:list-style-name="L165">
      <style:text-properties fo:font-style="italic" officeooo:paragraph-rsid="32c70d0b" style:font-style-asian="italic" style:font-style-complex="italic"/>
    </style:style>
    <style:style style:name="P616" style:family="paragraph" style:parent-style-name="Text_20_body" style:list-style-name="L170">
      <style:text-properties fo:font-style="italic" style:font-style-asian="italic" style:font-style-complex="italic"/>
    </style:style>
    <style:style style:name="P617" style:family="paragraph" style:parent-style-name="Text_20_body" style:list-style-name="L171">
      <style:text-properties fo:font-style="italic" style:font-style-asian="italic" style:font-style-complex="italic"/>
    </style:style>
    <style:style style:name="P618" style:family="paragraph" style:parent-style-name="Text_20_body" style:list-style-name="L172">
      <style:text-properties fo:font-style="italic" style:font-style-asian="italic" style:font-style-complex="italic"/>
    </style:style>
    <style:style style:name="P619" style:family="paragraph" style:parent-style-name="Text_20_body" style:list-style-name="L172">
      <style:text-properties fo:font-style="italic" officeooo:paragraph-rsid="32d81b33" style:font-style-asian="italic" style:font-style-complex="italic"/>
    </style:style>
    <style:style style:name="P620" style:family="paragraph" style:parent-style-name="Text_20_body" style:list-style-name="L173">
      <style:text-properties fo:font-style="italic" style:font-style-asian="italic" style:font-style-complex="italic"/>
    </style:style>
    <style:style style:name="P621" style:family="paragraph" style:parent-style-name="Text_20_body" style:list-style-name="L174">
      <style:text-properties fo:font-style="italic" style:font-style-asian="italic" style:font-style-complex="italic"/>
    </style:style>
    <style:style style:name="P622" style:family="paragraph" style:parent-style-name="Text_20_body" style:list-style-name="L176">
      <style:text-properties fo:font-style="italic" style:font-style-asian="italic" style:font-style-complex="italic"/>
    </style:style>
    <style:style style:name="P623" style:family="paragraph" style:parent-style-name="Text_20_body" style:list-style-name="L5">
      <style:text-properties officeooo:rsid="2e3add85" officeooo:paragraph-rsid="2e3add85"/>
    </style:style>
    <style:style style:name="P624" style:family="paragraph" style:parent-style-name="Text_20_body" style:list-style-name="L6">
      <style:text-properties officeooo:rsid="2e3add85" officeooo:paragraph-rsid="2e3add85"/>
    </style:style>
    <style:style style:name="P625" style:family="paragraph" style:parent-style-name="Text_20_body" style:list-style-name="L6">
      <style:text-properties officeooo:rsid="2e392998" officeooo:paragraph-rsid="2e392998"/>
    </style:style>
    <style:style style:name="P626" style:family="paragraph" style:parent-style-name="Text_20_body" style:list-style-name="L4">
      <style:text-properties officeooo:rsid="2e35c073" officeooo:paragraph-rsid="2e35c073"/>
    </style:style>
    <style:style style:name="P627" style:family="paragraph" style:parent-style-name="Text_20_body" style:list-style-name="L4">
      <style:text-properties officeooo:rsid="2e34e093" officeooo:paragraph-rsid="2f8297f2"/>
    </style:style>
    <style:style style:name="P628" style:family="paragraph" style:parent-style-name="Text_20_body" style:list-style-name="L4">
      <style:text-properties officeooo:rsid="2e3f2b59" officeooo:paragraph-rsid="2e3f2b59"/>
    </style:style>
    <style:style style:name="P629" style:family="paragraph" style:parent-style-name="Text_20_body" style:list-style-name="L4">
      <style:text-properties officeooo:rsid="2e375532" officeooo:paragraph-rsid="2e375532"/>
    </style:style>
    <style:style style:name="P630" style:family="paragraph" style:parent-style-name="Text_20_body" style:list-style-name="L8">
      <style:text-properties officeooo:rsid="2f8b7fd6" officeooo:paragraph-rsid="2f8b7fd6"/>
    </style:style>
    <style:style style:name="P631" style:family="paragraph" style:parent-style-name="Text_20_body" style:list-style-name="L4">
      <style:text-properties style:text-line-through-style="none" style:text-line-through-type="none" style:text-underline-style="none" officeooo:paragraph-rsid="2c854c83"/>
    </style:style>
    <style:style style:name="P632" style:family="paragraph" style:parent-style-name="Text_20_body" style:list-style-name="L4">
      <style:text-properties style:text-line-through-style="none" style:text-line-through-type="none" style:text-underline-style="none" officeooo:rsid="2c4cd8a3" officeooo:paragraph-rsid="2c854c83"/>
    </style:style>
    <style:style style:name="P633" style:family="paragraph" style:parent-style-name="Text_20_body" style:list-style-name="L4">
      <style:text-properties style:text-line-through-style="none" style:text-line-through-type="none" style:text-underline-style="none" officeooo:rsid="2d1994e4" officeooo:paragraph-rsid="2d1994e4"/>
    </style:style>
    <style:style style:name="P634" style:family="paragraph" style:parent-style-name="Text_20_body" style:list-style-name="L4">
      <style:text-properties style:text-line-through-style="none" style:text-line-through-type="none" style:text-underline-style="none" officeooo:rsid="2d19cc00" officeooo:paragraph-rsid="2d19cc00"/>
    </style:style>
    <style:style style:name="P635" style:family="paragraph" style:parent-style-name="Text_20_body" style:list-style-name="L102">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36" style:family="paragraph" style:parent-style-name="Text_20_body" style:list-style-name="L107">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37" style:family="paragraph" style:parent-style-name="Text_20_body" style:list-style-name="L150">
      <style:text-properties style:text-line-through-style="none" style:text-line-through-type="none" officeooo:paragraph-rsid="2cc6471e"/>
    </style:style>
    <style:style style:name="P638" style:family="paragraph" style:parent-style-name="Text_20_body" style:list-style-name="L150">
      <style:text-properties style:text-line-through-style="none" style:text-line-through-type="none" officeooo:rsid="2cc6471e" officeooo:paragraph-rsid="2cc6471e"/>
    </style:style>
    <style:style style:name="P639" style:family="paragraph" style:parent-style-name="Text_20_body" style:list-style-name="L4">
      <style:text-properties officeooo:rsid="2d1994e4" officeooo:paragraph-rsid="2d1994e4"/>
    </style:style>
    <style:style style:name="P640" style:family="paragraph" style:parent-style-name="Text_20_body" style:list-style-name="L4">
      <style:text-properties officeooo:rsid="2d19cc00" officeooo:paragraph-rsid="2d19cc00"/>
    </style:style>
    <style:style style:name="P641" style:family="paragraph" style:parent-style-name="Text_20_body" style:list-style-name="L9">
      <style:text-properties officeooo:paragraph-rsid="2bf4c6f4"/>
    </style:style>
    <style:style style:name="P642" style:family="paragraph" style:parent-style-name="Text_20_body" style:list-style-name="L10"/>
    <style:style style:name="P643" style:family="paragraph" style:parent-style-name="Text_20_body" style:list-style-name="L11"/>
    <style:style style:name="P644" style:family="paragraph" style:parent-style-name="Text_20_body" style:list-style-name="L12"/>
    <style:style style:name="P645" style:family="paragraph" style:parent-style-name="Text_20_body" style:list-style-name="L13">
      <style:text-properties officeooo:paragraph-rsid="2f49173c"/>
    </style:style>
    <style:style style:name="P646" style:family="paragraph" style:parent-style-name="Text_20_body" style:list-style-name="L13">
      <style:text-properties officeooo:rsid="2f4b13b5" officeooo:paragraph-rsid="2f4b13b5"/>
    </style:style>
    <style:style style:name="P647" style:family="paragraph" style:parent-style-name="Text_20_body" style:list-style-name="L16">
      <style:text-properties officeooo:rsid="2f4b13b5" officeooo:paragraph-rsid="2f4fdfca"/>
    </style:style>
    <style:style style:name="P648" style:family="paragraph" style:parent-style-name="Text_20_body" style:list-style-name="L19">
      <style:text-properties officeooo:rsid="2f4b13b5" officeooo:paragraph-rsid="2f5501eb"/>
    </style:style>
    <style:style style:name="P649" style:family="paragraph" style:parent-style-name="Text_20_body" style:list-style-name="L26">
      <style:text-properties officeooo:rsid="2f4b13b5" officeooo:paragraph-rsid="2f52e2f6"/>
    </style:style>
    <style:style style:name="P650" style:family="paragraph" style:parent-style-name="Text_20_body" style:list-style-name="L13">
      <style:text-properties officeooo:rsid="2f49173c" officeooo:paragraph-rsid="2f49173c"/>
    </style:style>
    <style:style style:name="P651" style:family="paragraph" style:parent-style-name="Text_20_body" style:list-style-name="L14">
      <style:text-properties officeooo:paragraph-rsid="2bf00e6e"/>
    </style:style>
    <style:style style:name="P652" style:family="paragraph" style:parent-style-name="Text_20_body" style:list-style-name="L14">
      <style:text-properties officeooo:paragraph-rsid="2f3b28f4"/>
    </style:style>
    <style:style style:name="P653" style:family="paragraph" style:parent-style-name="Text_20_body" style:list-style-name="L14">
      <style:text-properties officeooo:rsid="2f24f113" officeooo:paragraph-rsid="2f2bddd6"/>
    </style:style>
    <style:style style:name="P654" style:family="paragraph" style:parent-style-name="Text_20_body" style:list-style-name="L17">
      <style:text-properties officeooo:rsid="2f24f113" officeooo:paragraph-rsid="2f24f113"/>
    </style:style>
    <style:style style:name="P655" style:family="paragraph" style:parent-style-name="Text_20_body" style:list-style-name="L14">
      <style:text-properties officeooo:paragraph-rsid="2bf00e6e" fo:background-color="transparent"/>
    </style:style>
    <style:style style:name="P656" style:family="paragraph" style:parent-style-name="Text_20_body" style:list-style-name="L14">
      <style:text-properties officeooo:rsid="2f2ee20c" officeooo:paragraph-rsid="2f2ee20c"/>
    </style:style>
    <style:style style:name="P657" style:family="paragraph" style:parent-style-name="Text_20_body" style:list-style-name="L14">
      <style:text-properties officeooo:rsid="2f2ee20c" officeooo:paragraph-rsid="2f38db1e"/>
    </style:style>
    <style:style style:name="P658" style:family="paragraph" style:parent-style-name="Text_20_body" style:list-style-name="L14">
      <style:text-properties officeooo:rsid="2f2d3dfc" officeooo:paragraph-rsid="2f30b49f"/>
    </style:style>
    <style:style style:name="P659" style:family="paragraph" style:parent-style-name="Text_20_body" style:list-style-name="L14">
      <style:text-properties officeooo:rsid="2f3b28f4" officeooo:paragraph-rsid="2f3b28f4"/>
    </style:style>
    <style:style style:name="P660" style:family="paragraph" style:parent-style-name="Text_20_body" style:list-style-name="L16">
      <style:text-properties officeooo:rsid="2f4fdfca" officeooo:paragraph-rsid="2f4fdfca"/>
    </style:style>
    <style:style style:name="P661" style:family="paragraph" style:parent-style-name="Text_20_body" style:list-style-name="L19">
      <style:text-properties officeooo:rsid="2f4fdfca" officeooo:paragraph-rsid="2f5501eb"/>
    </style:style>
    <style:style style:name="P662" style:family="paragraph" style:parent-style-name="Text_20_body" style:list-style-name="L26">
      <style:text-properties officeooo:rsid="2f4fdfca" officeooo:paragraph-rsid="2f52e2f6"/>
    </style:style>
    <style:style style:name="P663" style:family="paragraph" style:parent-style-name="Text_20_body" style:list-style-name="L16">
      <style:text-properties officeooo:rsid="2f5634dd" officeooo:paragraph-rsid="2f5634dd"/>
    </style:style>
    <style:style style:name="P664" style:family="paragraph" style:parent-style-name="Text_20_body" style:list-style-name="L16">
      <style:text-properties officeooo:rsid="2f1412ff" officeooo:paragraph-rsid="2f5634dd"/>
    </style:style>
    <style:style style:name="P665" style:family="paragraph" style:parent-style-name="Text_20_body" style:list-style-name="L17">
      <style:text-properties officeooo:paragraph-rsid="2f24f113"/>
    </style:style>
    <style:style style:name="P666" style:family="paragraph" style:parent-style-name="Text_20_body" style:list-style-name="L17">
      <style:text-properties officeooo:rsid="2f14ad99" officeooo:paragraph-rsid="2f24f113"/>
    </style:style>
    <style:style style:name="P667" style:family="paragraph" style:parent-style-name="Text_20_body" style:list-style-name="L17">
      <style:text-properties officeooo:rsid="2ef55f54" officeooo:paragraph-rsid="2f24f113"/>
    </style:style>
    <style:style style:name="P668" style:family="paragraph" style:parent-style-name="Text_20_body" style:list-style-name="L17">
      <style:text-properties officeooo:rsid="2ef76aa4" officeooo:paragraph-rsid="2f24f113"/>
    </style:style>
    <style:style style:name="P669" style:family="paragraph" style:parent-style-name="Text_20_body" style:list-style-name="L18">
      <style:text-properties officeooo:paragraph-rsid="2f24f113"/>
    </style:style>
    <style:style style:name="P670" style:family="paragraph" style:parent-style-name="Text_20_body" style:list-style-name="L18">
      <style:text-properties officeooo:rsid="2ef80bec" officeooo:paragraph-rsid="2f24f113"/>
    </style:style>
    <style:style style:name="P671" style:family="paragraph" style:parent-style-name="Text_20_body" style:list-style-name="L17">
      <style:text-properties officeooo:rsid="2efcf662" officeooo:paragraph-rsid="2f24f113"/>
    </style:style>
    <style:style style:name="P672" style:family="paragraph" style:parent-style-name="Text_20_body" style:list-style-name="L19">
      <style:text-properties officeooo:rsid="2f5501eb" officeooo:paragraph-rsid="2f5501eb"/>
    </style:style>
    <style:style style:name="P673" style:family="paragraph" style:parent-style-name="Text_20_body" style:list-style-name="L20"/>
    <style:style style:name="P674" style:family="paragraph" style:parent-style-name="Text_20_body" style:list-style-name="L20">
      <style:text-properties officeooo:paragraph-rsid="2f19b27e"/>
    </style:style>
    <style:style style:name="P675" style:family="paragraph" style:parent-style-name="Text_20_body" style:list-style-name="L20">
      <style:text-properties officeooo:paragraph-rsid="2d90f701"/>
    </style:style>
    <style:style style:name="P676" style:family="paragraph" style:parent-style-name="Text_20_body" style:list-style-name="L20">
      <style:text-properties officeooo:paragraph-rsid="2bf9c65f"/>
    </style:style>
    <style:style style:name="P677" style:family="paragraph" style:parent-style-name="Text_20_body" style:list-style-name="L20">
      <style:text-properties officeooo:paragraph-rsid="2f1b08cb"/>
    </style:style>
    <style:style style:name="P678" style:family="paragraph" style:parent-style-name="Text_20_body" style:list-style-name="L20">
      <style:text-properties officeooo:paragraph-rsid="2e9a0a70"/>
    </style:style>
    <style:style style:name="P679" style:family="paragraph" style:parent-style-name="Text_20_body" style:list-style-name="L21">
      <style:text-properties officeooo:rsid="2f17426c" officeooo:paragraph-rsid="2f17426c"/>
    </style:style>
    <style:style style:name="P680" style:family="paragraph" style:parent-style-name="Text_20_body" style:list-style-name="L22">
      <style:text-properties officeooo:rsid="2d8b0dfd" officeooo:paragraph-rsid="2d90f701"/>
    </style:style>
    <style:style style:name="P681" style:family="paragraph" style:parent-style-name="Text_20_body" style:list-style-name="L20">
      <style:text-properties officeooo:rsid="2d8b0dfd" officeooo:paragraph-rsid="2d992d80"/>
    </style:style>
    <style:style style:name="P682" style:family="paragraph" style:parent-style-name="Text_20_body" style:list-style-name="L23">
      <style:text-properties officeooo:rsid="2d8b0dfd" officeooo:paragraph-rsid="2d992d80"/>
    </style:style>
    <style:style style:name="P683" style:family="paragraph" style:parent-style-name="Text_20_body" style:list-style-name="L163">
      <style:text-properties officeooo:rsid="2d8b0dfd" officeooo:paragraph-rsid="2e864252"/>
    </style:style>
    <style:style style:name="P684" style:family="paragraph" style:parent-style-name="Text_20_body" style:list-style-name="L20">
      <style:text-properties fo:font-style="normal" officeooo:rsid="2d946029" officeooo:paragraph-rsid="2d946029" style:font-style-asian="normal" style:font-style-complex="normal"/>
    </style:style>
    <style:style style:name="P685" style:family="paragraph" style:parent-style-name="Text_20_body" style:list-style-name="L20">
      <style:text-properties fo:font-style="normal" officeooo:rsid="2d946029" officeooo:paragraph-rsid="2d9abcf7" style:font-style-asian="normal" style:font-style-complex="normal"/>
    </style:style>
    <style:style style:name="P686" style:family="paragraph" style:parent-style-name="Text_20_body" style:list-style-name="L125">
      <style:text-properties fo:font-style="normal" officeooo:rsid="2c0d2125" officeooo:paragraph-rsid="2c0d2125" style:font-style-asian="normal" style:font-style-complex="normal"/>
    </style:style>
    <style:style style:name="P687" style:family="paragraph" style:parent-style-name="Text_20_body" style:list-style-name="L102">
      <style:text-properties fo:font-style="normal" fo:font-weight="normal" officeooo:rsid="2fc0a669" officeooo:paragraph-rsid="2fc0c66f" style:font-style-asian="normal" style:font-weight-asian="normal" style:font-style-complex="normal" style:font-weight-complex="normal"/>
    </style:style>
    <style:style style:name="P688" style:family="paragraph" style:parent-style-name="Text_20_body" style:list-style-name="L103">
      <style:text-properties fo:font-style="normal" fo:font-weight="normal" officeooo:rsid="2fce751d" officeooo:paragraph-rsid="2fce751d" style:font-style-asian="normal" style:font-weight-asian="normal" style:font-style-complex="normal" style:font-weight-complex="normal"/>
    </style:style>
    <style:style style:name="P689" style:family="paragraph" style:parent-style-name="Text_20_body" style:list-style-name="L24">
      <style:text-properties officeooo:paragraph-rsid="2f1cb79f"/>
    </style:style>
    <style:style style:name="P690" style:family="paragraph" style:parent-style-name="Text_20_body" style:list-style-name="L24">
      <style:text-properties officeooo:paragraph-rsid="2bf9c65f"/>
    </style:style>
    <style:style style:name="P691" style:family="paragraph" style:parent-style-name="Text_20_body" style:list-style-name="L20">
      <style:text-properties officeooo:rsid="2d89328c" officeooo:paragraph-rsid="2d89328c"/>
    </style:style>
    <style:style style:name="P692" style:family="paragraph" style:parent-style-name="Text_20_body" style:list-style-name="L20">
      <style:text-properties officeooo:rsid="2d89328c" officeooo:paragraph-rsid="2e8e13bc"/>
    </style:style>
    <style:style style:name="P693" style:family="paragraph" style:parent-style-name="Text_20_body" style:list-style-name="L20">
      <style:text-properties officeooo:rsid="2dc83137" officeooo:paragraph-rsid="2e8c30f4"/>
    </style:style>
    <style:style style:name="P694" style:family="paragraph" style:parent-style-name="Text_20_body" style:list-style-name="L37">
      <style:text-properties officeooo:rsid="2dc83137" officeooo:paragraph-rsid="2dcc7533"/>
    </style:style>
    <style:style style:name="P695" style:family="paragraph" style:parent-style-name="Text_20_body" style:list-style-name="L20">
      <style:text-properties officeooo:rsid="2e99c0c1" officeooo:paragraph-rsid="2e99c0c1"/>
    </style:style>
    <style:style style:name="P696" style:family="paragraph" style:parent-style-name="Text_20_body" style:list-style-name="L20">
      <style:text-properties officeooo:rsid="2e8e13bc" officeooo:paragraph-rsid="2e8e13bc"/>
    </style:style>
    <style:style style:name="P697" style:family="paragraph" style:parent-style-name="Text_20_body" style:list-style-name="L25">
      <style:text-properties officeooo:paragraph-rsid="2e95a0be"/>
    </style:style>
    <style:style style:name="P698" style:family="paragraph" style:parent-style-name="Text_20_body" style:list-style-name="L25">
      <style:text-properties officeooo:rsid="2e8ffbb2" officeooo:paragraph-rsid="2e8ffbb2"/>
    </style:style>
    <style:style style:name="P699" style:family="paragraph" style:parent-style-name="Text_20_body" style:list-style-name="L25">
      <style:text-properties officeooo:rsid="2e95a0be" officeooo:paragraph-rsid="2e95a0be"/>
    </style:style>
    <style:style style:name="P700" style:family="paragraph" style:parent-style-name="Text_20_body" style:list-style-name="L20">
      <style:text-properties officeooo:rsid="2f1eb7e3" officeooo:paragraph-rsid="2f235fff"/>
    </style:style>
    <style:style style:name="P701" style:family="paragraph" style:parent-style-name="Text_20_body" style:list-style-name="L20">
      <style:text-properties officeooo:rsid="2e9a0a70" officeooo:paragraph-rsid="2bf9c65f"/>
    </style:style>
    <style:style style:name="P702" style:family="paragraph" style:parent-style-name="Text_20_body" style:list-style-name="L20">
      <style:text-properties style:text-line-through-style="solid" style:text-line-through-type="single" officeooo:paragraph-rsid="2e94311a"/>
    </style:style>
    <style:style style:name="P703" style:family="paragraph" style:parent-style-name="Text_20_body" style:list-style-name="L20">
      <style:text-properties style:text-line-through-style="solid" style:text-line-through-type="single" officeooo:paragraph-rsid="2e9264c4"/>
    </style:style>
    <style:style style:name="P704" style:family="paragraph" style:parent-style-name="Text_20_body" style:list-style-name="L29">
      <style:text-properties style:text-line-through-style="solid" style:text-line-through-type="single" officeooo:rsid="2b98908f" officeooo:paragraph-rsid="2c2d6ec4"/>
    </style:style>
    <style:style style:name="P705" style:family="paragraph" style:parent-style-name="Text_20_body" style:list-style-name="L116">
      <style:text-properties style:text-line-through-style="solid" style:text-line-through-type="single" officeooo:paragraph-rsid="2c390c31"/>
    </style:style>
    <style:style style:name="P706" style:family="paragraph" style:parent-style-name="Text_20_body" style:list-style-name="L116">
      <style:text-properties style:text-line-through-style="solid" style:text-line-through-type="single" officeooo:paragraph-rsid="2c30b1aa"/>
    </style:style>
    <style:style style:name="P707" style:family="paragraph" style:parent-style-name="Text_20_body" style:list-style-name="L26">
      <style:text-properties officeooo:rsid="2f503d72" officeooo:paragraph-rsid="2f52e2f6"/>
    </style:style>
    <style:style style:name="P708" style:family="paragraph" style:parent-style-name="Text_20_body" style:list-style-name="L27">
      <style:text-properties officeooo:paragraph-rsid="2f235fff"/>
    </style:style>
    <style:style style:name="P709" style:family="paragraph" style:parent-style-name="Text_20_body" style:list-style-name="L28">
      <style:text-properties officeooo:paragraph-rsid="2f235fff"/>
    </style:style>
    <style:style style:name="P710" style:family="paragraph" style:parent-style-name="Text_20_body" style:list-style-name="L27">
      <style:text-properties officeooo:rsid="2c1e16cf" officeooo:paragraph-rsid="2f235fff"/>
    </style:style>
    <style:style style:name="P711" style:family="paragraph" style:parent-style-name="Text_20_body" style:list-style-name="L27">
      <style:text-properties officeooo:rsid="31286c72" officeooo:paragraph-rsid="31286c72"/>
    </style:style>
    <style:style style:name="P712" style:family="paragraph" style:parent-style-name="Text_20_body" style:list-style-name="L29">
      <style:text-properties officeooo:paragraph-rsid="2bee3468"/>
    </style:style>
    <style:style style:name="P713" style:family="paragraph" style:parent-style-name="Text_20_body" style:list-style-name="L29">
      <style:text-properties officeooo:paragraph-rsid="2f235fff"/>
    </style:style>
    <style:style style:name="P714" style:family="paragraph" style:parent-style-name="Text_20_body" style:list-style-name="L29">
      <style:text-properties officeooo:paragraph-rsid="312b0242"/>
    </style:style>
    <style:style style:name="P715" style:family="paragraph" style:parent-style-name="Text_20_body" style:list-style-name="L29">
      <style:text-properties officeooo:paragraph-rsid="31381d48"/>
    </style:style>
    <style:style style:name="P716" style:family="paragraph" style:parent-style-name="Text_20_body" style:list-style-name="L29">
      <style:text-properties officeooo:paragraph-rsid="31346b0b"/>
    </style:style>
    <style:style style:name="P717" style:family="paragraph" style:parent-style-name="Text_20_body" style:list-style-name="L29">
      <style:text-properties fo:font-weight="bold" officeooo:rsid="312b0242" officeooo:paragraph-rsid="312b0242" style:font-weight-asian="bold" style:font-weight-complex="bold"/>
    </style:style>
    <style:style style:name="P718" style:family="paragraph" style:parent-style-name="Text_20_body" style:list-style-name="L29">
      <style:text-properties officeooo:rsid="312b0242" officeooo:paragraph-rsid="312b0242"/>
    </style:style>
    <style:style style:name="P719" style:family="paragraph" style:parent-style-name="Text_20_body" style:list-style-name="L29">
      <style:text-properties officeooo:rsid="3131d3bf" officeooo:paragraph-rsid="313314dd"/>
    </style:style>
    <style:style style:name="P720" style:family="paragraph" style:parent-style-name="Text_20_body" style:list-style-name="L29">
      <style:text-properties officeooo:rsid="313314dd" officeooo:paragraph-rsid="313314dd"/>
    </style:style>
    <style:style style:name="P721" style:family="paragraph" style:parent-style-name="Text_20_body" style:list-style-name="L29">
      <style:text-properties officeooo:rsid="3138e568" officeooo:paragraph-rsid="3138e568"/>
    </style:style>
    <style:style style:name="P722" style:family="paragraph" style:parent-style-name="Text_20_body" style:list-style-name="L29">
      <style:text-properties officeooo:rsid="2b98908f" officeooo:paragraph-rsid="2bee3468"/>
    </style:style>
    <style:style style:name="P723" style:family="paragraph" style:parent-style-name="Text_20_body" style:list-style-name="L29">
      <style:text-properties officeooo:rsid="2c7af555" officeooo:paragraph-rsid="2c7af555"/>
    </style:style>
    <style:style style:name="P724" style:family="paragraph" style:parent-style-name="Text_20_body" style:list-style-name="L30">
      <style:text-properties officeooo:paragraph-rsid="2d693de4"/>
    </style:style>
    <style:style style:name="P725" style:family="paragraph" style:parent-style-name="Text_20_body" style:list-style-name="L31">
      <style:text-properties officeooo:paragraph-rsid="2db4722c"/>
    </style:style>
    <style:style style:name="P726" style:family="paragraph" style:parent-style-name="Text_20_body" style:list-style-name="L31">
      <style:text-properties officeooo:rsid="2d693de4" officeooo:paragraph-rsid="2d693de4"/>
    </style:style>
    <style:style style:name="P727" style:family="paragraph" style:parent-style-name="Text_20_body" style:list-style-name="L31">
      <style:text-properties officeooo:rsid="2d693de4" officeooo:paragraph-rsid="2db4722c"/>
    </style:style>
    <style:style style:name="P728" style:family="paragraph" style:parent-style-name="Text_20_body" style:list-style-name="L31">
      <style:text-properties officeooo:rsid="2d693de4" officeooo:paragraph-rsid="2d9f807f"/>
    </style:style>
    <style:style style:name="P729" style:family="paragraph" style:parent-style-name="Text_20_body" style:list-style-name="L32">
      <style:text-properties officeooo:rsid="2d693de4" officeooo:paragraph-rsid="2d693de4"/>
    </style:style>
    <style:style style:name="P730" style:family="paragraph" style:parent-style-name="Text_20_body" style:list-style-name="L33">
      <style:text-properties officeooo:rsid="2d62ea8d" officeooo:paragraph-rsid="2d62ea8d"/>
    </style:style>
    <style:style style:name="P731" style:family="paragraph" style:parent-style-name="Text_20_body" style:list-style-name="L34">
      <style:text-properties officeooo:paragraph-rsid="2f8d0bb6"/>
    </style:style>
    <style:style style:name="P732" style:family="paragraph" style:parent-style-name="Text_20_body" style:list-style-name="L34">
      <style:text-properties officeooo:paragraph-rsid="2f9262fc"/>
    </style:style>
    <style:style style:name="P733" style:family="paragraph" style:parent-style-name="Text_20_body" style:list-style-name="L34">
      <style:text-properties officeooo:rsid="2da111e9" officeooo:paragraph-rsid="2da111e9"/>
    </style:style>
    <style:style style:name="P734" style:family="paragraph" style:parent-style-name="Text_20_body" style:list-style-name="L34">
      <style:text-properties officeooo:rsid="2f8d0bb6" officeooo:paragraph-rsid="2f8d0bb6"/>
    </style:style>
    <style:style style:name="P735" style:family="paragraph" style:parent-style-name="Text_20_body" style:list-style-name="L34">
      <style:text-properties officeooo:rsid="2f90b1d0" officeooo:paragraph-rsid="2f90b1d0"/>
    </style:style>
    <style:style style:name="P736" style:family="paragraph" style:parent-style-name="Text_20_body" style:list-style-name="L35">
      <style:text-properties officeooo:rsid="2d8e7578" officeooo:paragraph-rsid="2d8e7578"/>
    </style:style>
    <style:style style:name="P737" style:family="paragraph" style:parent-style-name="Text_20_body" style:list-style-name="L35">
      <style:text-properties officeooo:rsid="2d8e7578" officeooo:paragraph-rsid="2d8f7e6a"/>
    </style:style>
    <style:style style:name="P738" style:family="paragraph" style:parent-style-name="Text_20_body" style:list-style-name="L36">
      <style:text-properties fo:language="cs" fo:country="CZ" officeooo:rsid="2e269220" officeooo:paragraph-rsid="2e269220"/>
    </style:style>
    <style:style style:name="P739" style:family="paragraph" style:parent-style-name="Text_20_body" style:list-style-name="L138">
      <style:text-properties fo:language="cs" fo:country="CZ" officeooo:rsid="2c5b1123" officeooo:paragraph-rsid="2cc8ec30"/>
    </style:style>
    <style:style style:name="P740" style:family="paragraph" style:parent-style-name="Text_20_body" style:list-style-name="L138">
      <style:text-properties fo:language="cs" fo:country="CZ" officeooo:rsid="2c5cf113" officeooo:paragraph-rsid="2c82759d"/>
    </style:style>
    <style:style style:name="P741" style:family="paragraph" style:parent-style-name="Text_20_body" style:list-style-name="L177">
      <style:text-properties fo:language="cs" fo:country="CZ" fo:font-style="normal" officeooo:rsid="1ff514e4" officeooo:paragraph-rsid="31c5ad26" style:font-style-asian="normal" style:font-style-complex="normal"/>
    </style:style>
    <style:style style:name="P742" style:family="paragraph" style:parent-style-name="Text_20_body" style:list-style-name="L38">
      <style:text-properties officeooo:paragraph-rsid="2e2b7947"/>
    </style:style>
    <style:style style:name="P743" style:family="paragraph" style:parent-style-name="Text_20_body" style:list-style-name="L39">
      <style:text-properties officeooo:paragraph-rsid="2dd33f0d"/>
    </style:style>
    <style:style style:name="P744" style:family="paragraph" style:parent-style-name="Text_20_body" style:list-style-name="L40">
      <style:text-properties officeooo:paragraph-rsid="2e2f781f"/>
    </style:style>
    <style:style style:name="P745" style:family="paragraph" style:parent-style-name="Text_20_body" style:list-style-name="L41">
      <style:text-properties officeooo:paragraph-rsid="2e3389d8"/>
    </style:style>
    <style:style style:name="P746" style:family="paragraph" style:parent-style-name="Text_20_body" style:list-style-name="L41">
      <style:text-properties officeooo:rsid="2e3389d8" officeooo:paragraph-rsid="2e3389d8"/>
    </style:style>
    <style:style style:name="P747" style:family="paragraph" style:parent-style-name="Text_20_body" style:list-style-name="L42">
      <style:text-properties officeooo:paragraph-rsid="2de51bf9"/>
    </style:style>
    <style:style style:name="P748" style:family="paragraph" style:parent-style-name="Text_20_body" style:list-style-name="L42">
      <style:text-properties officeooo:rsid="2e49b8cc" officeooo:paragraph-rsid="2e49b8cc"/>
    </style:style>
    <style:style style:name="P749" style:family="paragraph" style:parent-style-name="Text_20_body" style:list-style-name="L43">
      <style:text-properties officeooo:paragraph-rsid="2de2c4a9"/>
    </style:style>
    <style:style style:name="P750" style:family="paragraph" style:parent-style-name="Text_20_body" style:list-style-name="L44">
      <style:text-properties officeooo:paragraph-rsid="2bf084a8"/>
    </style:style>
    <style:style style:name="P751" style:family="paragraph" style:parent-style-name="Text_20_body" style:list-style-name="L44">
      <style:text-properties officeooo:rsid="2e4bc4f0" officeooo:paragraph-rsid="2e4bc4f0"/>
    </style:style>
    <style:style style:name="P752" style:family="paragraph" style:parent-style-name="Text_20_body" style:list-style-name="L45">
      <style:text-properties officeooo:paragraph-rsid="2dfbf69c"/>
    </style:style>
    <style:style style:name="P753" style:family="paragraph" style:parent-style-name="Text_20_body" style:list-style-name="L45">
      <style:text-properties officeooo:rsid="2dfb3720" officeooo:paragraph-rsid="2dfdcb9e"/>
    </style:style>
    <style:style style:name="P754" style:family="paragraph" style:parent-style-name="Text_20_body" style:list-style-name="L45">
      <style:text-properties officeooo:rsid="2dfdcb9e" officeooo:paragraph-rsid="2dfdcb9e"/>
    </style:style>
    <style:style style:name="P755" style:family="paragraph" style:parent-style-name="Text_20_body" style:list-style-name="L45">
      <style:text-properties officeooo:rsid="2df8dc0f" officeooo:paragraph-rsid="2df8dc0f"/>
    </style:style>
    <style:style style:name="P756" style:family="paragraph" style:parent-style-name="Text_20_body" style:list-style-name="L45">
      <style:text-properties officeooo:rsid="2df8dc0f" officeooo:paragraph-rsid="2dfbf69c"/>
    </style:style>
    <style:style style:name="P757" style:family="paragraph" style:parent-style-name="Text_20_body" style:list-style-name="L45">
      <style:text-properties officeooo:rsid="30279643" officeooo:paragraph-rsid="30279643"/>
    </style:style>
    <style:style style:name="P758" style:family="paragraph" style:parent-style-name="Text_20_body" style:list-style-name="L46">
      <style:text-properties officeooo:paragraph-rsid="2bf084a8"/>
    </style:style>
    <style:style style:name="P759" style:family="paragraph" style:parent-style-name="Text_20_body" style:list-style-name="L47">
      <style:text-properties officeooo:rsid="2e52833f" officeooo:paragraph-rsid="2e52833f"/>
    </style:style>
    <style:style style:name="P760" style:family="paragraph" style:parent-style-name="Text_20_body" style:list-style-name="L48">
      <style:text-properties officeooo:paragraph-rsid="2e0f0fe2"/>
    </style:style>
    <style:style style:name="P761" style:family="paragraph" style:parent-style-name="Text_20_body" style:list-style-name="L48">
      <style:text-properties officeooo:rsid="3043b47e" officeooo:paragraph-rsid="3043b47e"/>
    </style:style>
    <style:style style:name="P762" style:family="paragraph" style:parent-style-name="Text_20_body" style:list-style-name="L49">
      <style:text-properties officeooo:paragraph-rsid="2bf084a8"/>
    </style:style>
    <style:style style:name="P763" style:family="paragraph" style:parent-style-name="Text_20_body" style:list-style-name="L50">
      <style:text-properties fo:color="#1841ce" officeooo:rsid="2e6e0a48" officeooo:paragraph-rsid="2e6e0a48"/>
    </style:style>
    <style:style style:name="P764" style:family="paragraph" style:parent-style-name="Text_20_body" style:list-style-name="L51">
      <style:text-properties officeooo:paragraph-rsid="2bf084a8"/>
    </style:style>
    <style:style style:name="P765" style:family="paragraph" style:parent-style-name="Text_20_body" style:list-style-name="L53"/>
    <style:style style:name="P766" style:family="paragraph" style:parent-style-name="Text_20_body" style:list-style-name="L53">
      <style:text-properties officeooo:paragraph-rsid="2e7dcae7"/>
    </style:style>
    <style:style style:name="P767" style:family="paragraph" style:parent-style-name="Text_20_body" style:list-style-name="L54">
      <style:text-properties officeooo:paragraph-rsid="2dc6397c"/>
    </style:style>
    <style:style style:name="P768" style:family="paragraph" style:parent-style-name="Text_20_body" style:list-style-name="L55">
      <style:text-properties officeooo:rsid="2dbe4f85" officeooo:paragraph-rsid="2dbe4f85"/>
    </style:style>
    <style:style style:name="P769" style:family="paragraph" style:parent-style-name="Text_20_body" style:list-style-name="L56">
      <style:text-properties officeooo:rsid="2e44778a" officeooo:paragraph-rsid="2e44778a"/>
    </style:style>
    <style:style style:name="P770" style:family="paragraph" style:parent-style-name="Text_20_body" style:list-style-name="L57"/>
    <style:style style:name="P771" style:family="paragraph" style:parent-style-name="Text_20_body" style:list-style-name="L57">
      <style:text-properties officeooo:rsid="2d27ee33" officeooo:paragraph-rsid="2d27ee33"/>
    </style:style>
    <style:style style:name="P772" style:family="paragraph" style:parent-style-name="Text_20_body" style:list-style-name="L58">
      <style:text-properties officeooo:rsid="457fa2ff" officeooo:paragraph-rsid="2bf512a0"/>
    </style:style>
    <style:style style:name="P773" style:family="paragraph" style:parent-style-name="Text_20_body" style:list-style-name="L58">
      <style:text-properties officeooo:rsid="2be964fe" officeooo:paragraph-rsid="2bf512a0"/>
    </style:style>
    <style:style style:name="P774" style:family="paragraph" style:parent-style-name="Text_20_body" style:list-style-name="L62">
      <style:text-properties officeooo:paragraph-rsid="30472dc5"/>
    </style:style>
    <style:style style:name="P775" style:family="paragraph" style:parent-style-name="Text_20_body" style:list-style-name="L62">
      <style:text-properties officeooo:paragraph-rsid="3047fc77"/>
    </style:style>
    <style:style style:name="P776"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77"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78"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79"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80" style:family="paragraph" style:parent-style-name="Text_20_body" style:list-style-name="L62">
      <style:text-properties style:font-name="Cambria" officeooo:paragraph-rsid="2ff27b9b" fo:background-color="transparent"/>
    </style:style>
    <style:style style:name="P781" style:family="paragraph" style:parent-style-name="Text_20_body" style:list-style-name="L62">
      <style:text-properties style:font-name="Cambria" officeooo:paragraph-rsid="2ff4bd08" fo:background-color="transparent"/>
    </style:style>
    <style:style style:name="P782" style:family="paragraph" style:parent-style-name="Text_20_body" style:list-style-name="L62">
      <style:text-properties style:font-name="Cambria" officeooo:paragraph-rsid="3001e794" fo:background-color="transparent"/>
    </style:style>
    <style:style style:name="P783" style:family="paragraph" style:parent-style-name="Text_20_body" style:list-style-name="L62">
      <style:text-properties style:font-name="Cambria" officeooo:paragraph-rsid="30472dc5" fo:background-color="transparent"/>
    </style:style>
    <style:style style:name="P784" style:family="paragraph" style:parent-style-name="Text_20_body" style:list-style-name="L62">
      <style:text-properties style:font-name="Cambria" officeooo:paragraph-rsid="3047fc77" fo:background-color="transparent"/>
    </style:style>
    <style:style style:name="P785" style:family="paragraph" style:parent-style-name="Text_20_body" style:list-style-name="L62">
      <style:text-properties style:font-name="Cambria" officeooo:paragraph-rsid="304847ad" fo:background-color="transparent"/>
    </style:style>
    <style:style style:name="P786" style:family="paragraph" style:parent-style-name="Text_20_body" style:list-style-name="L63">
      <style:text-properties officeooo:paragraph-rsid="308a2cbb"/>
    </style:style>
    <style:style style:name="P787" style:family="paragraph" style:parent-style-name="Text_20_body" style:list-style-name="L64"/>
    <style:style style:name="P788" style:family="paragraph" style:parent-style-name="Text_20_body" style:list-style-name="L64">
      <style:text-properties officeooo:paragraph-rsid="30bb18d6"/>
    </style:style>
    <style:style style:name="P789" style:family="paragraph" style:parent-style-name="Text_20_body" style:list-style-name="L64">
      <style:text-properties officeooo:paragraph-rsid="30bdcb44"/>
    </style:style>
    <style:style style:name="P790" style:family="paragraph" style:parent-style-name="Text_20_body" style:list-style-name="L64">
      <style:text-properties officeooo:paragraph-rsid="2ff9d73a"/>
    </style:style>
    <style:style style:name="P791" style:family="paragraph" style:parent-style-name="Text_20_body" style:list-style-name="L64">
      <style:text-properties officeooo:paragraph-rsid="3195e8c5"/>
    </style:style>
    <style:style style:name="P792" style:family="paragraph" style:parent-style-name="Text_20_body" style:list-style-name="L64">
      <style:text-properties officeooo:rsid="2ff9d73a" officeooo:paragraph-rsid="2ff9d73a"/>
    </style:style>
    <style:style style:name="P793" style:family="paragraph" style:parent-style-name="Text_20_body" style:list-style-name="L64">
      <style:text-properties officeooo:rsid="2ffb2068" officeooo:paragraph-rsid="30bdcb44"/>
    </style:style>
    <style:style style:name="P794" style:family="paragraph" style:parent-style-name="Text_20_body" style:list-style-name="L64">
      <style:text-properties officeooo:rsid="2ffc655e" officeooo:paragraph-rsid="30bdcb44"/>
    </style:style>
    <style:style style:name="P795" style:family="paragraph" style:parent-style-name="Text_20_body" style:list-style-name="L65">
      <style:text-properties officeooo:paragraph-rsid="30b64dd1"/>
    </style:style>
    <style:style style:name="P796" style:family="paragraph" style:parent-style-name="Text_20_body" style:list-style-name="L65">
      <style:text-properties officeooo:rsid="30b64dd1" officeooo:paragraph-rsid="30b64dd1"/>
    </style:style>
    <style:style style:name="P797" style:family="paragraph" style:parent-style-name="Text_20_body" style:list-style-name="L67"/>
    <style:style style:name="P798" style:family="paragraph" style:parent-style-name="Text_20_body" style:list-style-name="L69"/>
    <style:style style:name="P799" style:family="paragraph" style:parent-style-name="Text_20_body" style:list-style-name="L69">
      <style:text-properties officeooo:paragraph-rsid="304a1cdd"/>
    </style:style>
    <style:style style:name="P800" style:family="paragraph" style:parent-style-name="Text_20_body" style:list-style-name="L70"/>
    <style:style style:name="P801" style:family="paragraph" style:parent-style-name="Text_20_body" style:list-style-name="L71">
      <style:text-properties officeooo:rsid="31056f47" officeooo:paragraph-rsid="31056f47"/>
    </style:style>
    <style:style style:name="P802" style:family="paragraph" style:parent-style-name="Text_20_body" style:list-style-name="L71">
      <style:text-properties officeooo:rsid="310740e2" officeooo:paragraph-rsid="310740e2"/>
    </style:style>
    <style:style style:name="P803" style:family="paragraph" style:parent-style-name="Text_20_body" style:list-style-name="L72">
      <style:text-properties officeooo:paragraph-rsid="310c25cb"/>
    </style:style>
    <style:style style:name="P804" style:family="paragraph" style:parent-style-name="Text_20_body" style:list-style-name="L73">
      <style:text-properties officeooo:rsid="3124511e" officeooo:paragraph-rsid="3124511e"/>
    </style:style>
    <style:style style:name="P805" style:family="paragraph" style:parent-style-name="Text_20_body" style:list-style-name="L74"/>
    <style:style style:name="P806" style:family="paragraph" style:parent-style-name="Text_20_body" style:list-style-name="L76">
      <style:text-properties officeooo:paragraph-rsid="2c37d9b4"/>
    </style:style>
    <style:style style:name="P807" style:family="paragraph" style:parent-style-name="Text_20_body" style:list-style-name="L76">
      <style:text-properties officeooo:paragraph-rsid="2c240468"/>
    </style:style>
    <style:style style:name="P808" style:family="paragraph" style:parent-style-name="Text_20_body" style:list-style-name="L76">
      <style:text-properties officeooo:paragraph-rsid="3055f5bf"/>
    </style:style>
    <style:style style:name="P809" style:family="paragraph" style:parent-style-name="Text_20_body" style:list-style-name="L76">
      <style:text-properties officeooo:rsid="3055f5bf" officeooo:paragraph-rsid="3055f5bf"/>
    </style:style>
    <style:style style:name="P810" style:family="paragraph" style:parent-style-name="Text_20_body" style:list-style-name="L77">
      <style:text-properties officeooo:paragraph-rsid="31c0cc18"/>
    </style:style>
    <style:style style:name="P811" style:family="paragraph" style:parent-style-name="Text_20_body" style:list-style-name="L78">
      <style:text-properties officeooo:paragraph-rsid="2bacda3a"/>
    </style:style>
    <style:style style:name="P812" style:family="paragraph" style:parent-style-name="Text_20_body" style:list-style-name="L79">
      <style:text-properties officeooo:paragraph-rsid="2bc954a0"/>
    </style:style>
    <style:style style:name="P813" style:family="paragraph" style:parent-style-name="Text_20_body" style:list-style-name="L79">
      <style:text-properties officeooo:rsid="2bc853ba" officeooo:paragraph-rsid="2bc853ba"/>
    </style:style>
    <style:style style:name="P814" style:family="paragraph" style:parent-style-name="Text_20_body" style:list-style-name="L80">
      <style:text-properties officeooo:paragraph-rsid="2baeecc3"/>
    </style:style>
    <style:style style:name="P815" style:family="paragraph" style:parent-style-name="Text_20_body" style:list-style-name="L81">
      <style:text-properties officeooo:rsid="2d369bed" officeooo:paragraph-rsid="2d47d820"/>
    </style:style>
    <style:style style:name="P816" style:family="paragraph" style:parent-style-name="Text_20_body" style:list-style-name="L113">
      <style:text-properties officeooo:rsid="2d369bed" officeooo:paragraph-rsid="2d50fccf"/>
    </style:style>
    <style:style style:name="P817" style:family="paragraph" style:parent-style-name="Text_20_body" style:list-style-name="L81">
      <style:text-properties officeooo:rsid="2d3a2fe2" officeooo:paragraph-rsid="2d47d820"/>
    </style:style>
    <style:style style:name="P818" style:family="paragraph" style:parent-style-name="Text_20_body" style:list-style-name="L82">
      <style:text-properties officeooo:paragraph-rsid="2d7bf0b1"/>
    </style:style>
    <style:style style:name="P819" style:family="paragraph" style:parent-style-name="Text_20_body" style:list-style-name="L83">
      <style:text-properties officeooo:rsid="2d8508d2" officeooo:paragraph-rsid="2d8508d2"/>
    </style:style>
    <style:style style:name="P820" style:family="paragraph" style:parent-style-name="Text_20_body" style:list-style-name="L84">
      <style:text-properties officeooo:paragraph-rsid="2d84afa8"/>
    </style:style>
    <style:style style:name="P821" style:family="paragraph" style:parent-style-name="Text_20_body" style:list-style-name="L84">
      <style:text-properties officeooo:rsid="2d841b89" officeooo:paragraph-rsid="2d841b89"/>
    </style:style>
    <style:style style:name="P822" style:family="paragraph" style:parent-style-name="Text_20_body" style:list-style-name="L84">
      <style:text-properties officeooo:rsid="2d84afa8" officeooo:paragraph-rsid="2d84afa8"/>
    </style:style>
    <style:style style:name="P823" style:family="paragraph" style:parent-style-name="Text_20_body" style:list-style-name="L85"/>
    <style:style style:name="P824" style:family="paragraph" style:parent-style-name="Text_20_body" style:list-style-name="L85">
      <style:text-properties officeooo:paragraph-rsid="32f55142"/>
    </style:style>
    <style:style style:name="P825" style:family="paragraph" style:parent-style-name="Text_20_body" style:list-style-name="L85">
      <style:text-properties officeooo:paragraph-rsid="2f9b36fe"/>
    </style:style>
    <style:style style:name="P826" style:family="paragraph" style:parent-style-name="Text_20_body" style:list-style-name="L85">
      <style:text-properties officeooo:paragraph-rsid="2f5f500f"/>
    </style:style>
    <style:style style:name="P827" style:family="paragraph" style:parent-style-name="Text_20_body" style:list-style-name="L85">
      <style:text-properties officeooo:paragraph-rsid="2f65d8c1"/>
    </style:style>
    <style:style style:name="P828" style:family="paragraph" style:parent-style-name="Text_20_body" style:list-style-name="L85">
      <style:text-properties officeooo:paragraph-rsid="2f6ca673"/>
    </style:style>
    <style:style style:name="P829" style:family="paragraph" style:parent-style-name="Text_20_body" style:list-style-name="L85">
      <style:text-properties officeooo:paragraph-rsid="2f62fb48"/>
    </style:style>
    <style:style style:name="P830" style:family="paragraph" style:parent-style-name="Text_20_body" style:list-style-name="L85">
      <style:text-properties officeooo:paragraph-rsid="2f646e7c"/>
    </style:style>
    <style:style style:name="P831" style:family="paragraph" style:parent-style-name="Text_20_body" style:list-style-name="L85">
      <style:text-properties officeooo:paragraph-rsid="32ff76ec"/>
    </style:style>
    <style:style style:name="P832" style:family="paragraph" style:parent-style-name="Text_20_body" style:list-style-name="L85">
      <style:text-properties officeooo:rsid="2f5f500f" officeooo:paragraph-rsid="2f5f500f"/>
    </style:style>
    <style:style style:name="P833" style:family="paragraph" style:parent-style-name="Text_20_body" style:list-style-name="L85">
      <style:text-properties officeooo:rsid="510e477b" officeooo:paragraph-rsid="2f65d8c1"/>
    </style:style>
    <style:style style:name="P834" style:family="paragraph" style:parent-style-name="Text_20_body" style:list-style-name="L85">
      <style:text-properties officeooo:rsid="2f70bd45" officeooo:paragraph-rsid="2f70bd45"/>
    </style:style>
    <style:style style:name="P835" style:family="paragraph" style:parent-style-name="Text_20_body" style:list-style-name="L85">
      <style:text-properties officeooo:rsid="2f6fcf85" officeooo:paragraph-rsid="2f6fcf85"/>
    </style:style>
    <style:style style:name="P836" style:family="paragraph" style:parent-style-name="Text_20_body" style:list-style-name="L93">
      <style:text-properties officeooo:paragraph-rsid="2f5b5974"/>
    </style:style>
    <style:style style:name="P837" style:family="paragraph" style:parent-style-name="Text_20_body" style:list-style-name="L95">
      <style:text-properties officeooo:paragraph-rsid="2faa342f"/>
    </style:style>
    <style:style style:name="P838" style:family="paragraph" style:parent-style-name="Text_20_body" style:list-style-name="L96">
      <style:text-properties officeooo:paragraph-rsid="2fadc193"/>
    </style:style>
    <style:style style:name="P839" style:family="paragraph" style:parent-style-name="Text_20_body" style:list-style-name="L96">
      <style:text-properties officeooo:paragraph-rsid="2fe0e7ff"/>
    </style:style>
    <style:style style:name="P840" style:family="paragraph" style:parent-style-name="Text_20_body" style:list-style-name="L97"/>
    <style:style style:name="P841" style:family="paragraph" style:parent-style-name="Text_20_body" style:list-style-name="L97">
      <style:text-properties officeooo:paragraph-rsid="2faea777"/>
    </style:style>
    <style:style style:name="P842" style:family="paragraph" style:parent-style-name="Text_20_body" style:list-style-name="L97">
      <style:text-properties officeooo:paragraph-rsid="2fc9c77f"/>
    </style:style>
    <style:style style:name="P843" style:family="paragraph" style:parent-style-name="Text_20_body" style:list-style-name="L97">
      <style:text-properties officeooo:paragraph-rsid="2fdd037d"/>
    </style:style>
    <style:style style:name="P844" style:family="paragraph" style:parent-style-name="Text_20_body" style:list-style-name="L97">
      <style:text-properties officeooo:rsid="2fdf29cf" officeooo:paragraph-rsid="2fdf29cf"/>
    </style:style>
    <style:style style:name="P845" style:family="paragraph" style:parent-style-name="Text_20_body" style:list-style-name="L98">
      <style:text-properties officeooo:paragraph-rsid="2fafad22"/>
    </style:style>
    <style:style style:name="P846" style:family="paragraph" style:parent-style-name="Text_20_body" style:list-style-name="L100">
      <style:text-properties officeooo:paragraph-rsid="2fbd8ba7"/>
    </style:style>
    <style:style style:name="P847" style:family="paragraph" style:parent-style-name="Text_20_body" style:list-style-name="L100">
      <style:text-properties officeooo:paragraph-rsid="2fbde9cc"/>
    </style:style>
    <style:style style:name="P848" style:family="paragraph" style:parent-style-name="Text_20_body" style:list-style-name="L101">
      <style:text-properties officeooo:rsid="2fbfcbc4" officeooo:paragraph-rsid="2fc06ab8"/>
    </style:style>
    <style:style style:name="P849" style:family="paragraph" style:parent-style-name="Text_20_body" style:list-style-name="L102">
      <style:text-properties officeooo:paragraph-rsid="2fc0a669"/>
    </style:style>
    <style:style style:name="P850" style:family="paragraph" style:parent-style-name="Text_20_body" style:list-style-name="L102">
      <style:text-properties officeooo:paragraph-rsid="2fc444f8"/>
    </style:style>
    <style:style style:name="P851" style:family="paragraph" style:parent-style-name="Text_20_body" style:list-style-name="L102">
      <style:text-properties officeooo:rsid="2fc25e15" officeooo:paragraph-rsid="2fc25e15"/>
    </style:style>
    <style:style style:name="P852" style:family="paragraph" style:parent-style-name="Text_20_body" style:list-style-name="L103">
      <style:text-properties officeooo:rsid="2fc25e15" officeooo:paragraph-rsid="2fce751d"/>
    </style:style>
    <style:style style:name="P853" style:family="paragraph" style:parent-style-name="Text_20_body" style:list-style-name="L102">
      <style:text-properties officeooo:rsid="4f4b5fb5" officeooo:paragraph-rsid="2fc444f8"/>
    </style:style>
    <style:style style:name="P854" style:family="paragraph" style:parent-style-name="Text_20_body" style:list-style-name="L103">
      <style:text-properties officeooo:paragraph-rsid="2fce751d"/>
    </style:style>
    <style:style style:name="P855" style:family="paragraph" style:parent-style-name="Text_20_body" style:list-style-name="L106">
      <style:text-properties officeooo:paragraph-rsid="2fc9c77f"/>
    </style:style>
    <style:style style:name="P856" style:family="paragraph" style:parent-style-name="Text_20_body" style:list-style-name="L106">
      <style:text-properties officeooo:rsid="2fd1f8c9" officeooo:paragraph-rsid="2fd1f8c9"/>
    </style:style>
    <style:style style:name="P857" style:family="paragraph" style:parent-style-name="Text_20_body" style:list-style-name="L106">
      <style:text-properties officeooo:rsid="2fd2235a" officeooo:paragraph-rsid="2fd36304"/>
    </style:style>
    <style:style style:name="P858" style:family="paragraph" style:parent-style-name="Text_20_body" style:list-style-name="L107">
      <style:text-properties officeooo:paragraph-rsid="2fd9f8b2"/>
    </style:style>
    <style:style style:name="P859" style:family="paragraph" style:parent-style-name="Text_20_body" style:list-style-name="L107">
      <style:text-properties officeooo:rsid="2fdb2b8a" officeooo:paragraph-rsid="2fdc8fdf"/>
    </style:style>
    <style:style style:name="P860" style:family="paragraph" style:parent-style-name="Text_20_body" style:list-style-name="L108">
      <style:text-properties officeooo:rsid="4588b715" officeooo:paragraph-rsid="2c007857"/>
    </style:style>
    <style:style style:name="P861" style:family="paragraph" style:parent-style-name="Text_20_body" style:list-style-name="L108">
      <style:text-properties officeooo:rsid="4589fbf6" officeooo:paragraph-rsid="2c007857"/>
    </style:style>
    <style:style style:name="P862" style:family="paragraph" style:parent-style-name="Text_20_body" style:list-style-name="L109">
      <style:text-properties officeooo:paragraph-rsid="2c007857"/>
    </style:style>
    <style:style style:name="P863" style:family="paragraph" style:parent-style-name="Text_20_body" style:list-style-name="L109">
      <style:text-properties officeooo:rsid="458d9c32" officeooo:paragraph-rsid="2c007857"/>
    </style:style>
    <style:style style:name="P864" style:family="paragraph" style:parent-style-name="Text_20_body" style:list-style-name="L110">
      <style:text-properties officeooo:rsid="2fed4c6d" officeooo:paragraph-rsid="2fed4c6d"/>
    </style:style>
    <style:style style:name="P865" style:family="paragraph" style:parent-style-name="Text_20_body" style:list-style-name="L111">
      <style:text-properties officeooo:paragraph-rsid="2d53ff92"/>
    </style:style>
    <style:style style:name="P866" style:family="paragraph" style:parent-style-name="Text_20_body" style:list-style-name="L111">
      <style:text-properties officeooo:rsid="2d525afc" officeooo:paragraph-rsid="2d534fb0"/>
    </style:style>
    <style:style style:name="P867" style:family="paragraph" style:parent-style-name="Text_20_body" style:list-style-name="L112">
      <style:text-properties officeooo:rsid="2d3f6243" officeooo:paragraph-rsid="2d3f6243"/>
    </style:style>
    <style:style style:name="P868" style:family="paragraph" style:parent-style-name="Text_20_body" style:list-style-name="L112">
      <style:text-properties officeooo:rsid="2d454cab" officeooo:paragraph-rsid="2d454cab"/>
    </style:style>
    <style:style style:name="P869" style:family="paragraph" style:parent-style-name="Text_20_body" style:list-style-name="L113">
      <style:text-properties officeooo:paragraph-rsid="2d369bed"/>
    </style:style>
    <style:style style:name="P870" style:family="paragraph" style:parent-style-name="Text_20_body" style:list-style-name="L114">
      <style:text-properties officeooo:paragraph-rsid="2c3f1791"/>
    </style:style>
    <style:style style:name="P871" style:family="paragraph" style:parent-style-name="Text_20_body" style:list-style-name="L115">
      <style:text-properties officeooo:rsid="2c390c31" officeooo:paragraph-rsid="2c3f1791"/>
    </style:style>
    <style:style style:name="P872" style:family="paragraph" style:parent-style-name="Text_20_body" style:list-style-name="L117">
      <style:text-properties officeooo:paragraph-rsid="2bed3183"/>
    </style:style>
    <style:style style:name="P873" style:family="paragraph" style:parent-style-name="Text_20_body" style:list-style-name="L118">
      <style:text-properties officeooo:paragraph-rsid="2cd7e1f2"/>
    </style:style>
    <style:style style:name="P874" style:family="paragraph" style:parent-style-name="Text_20_body" style:list-style-name="L118">
      <style:text-properties officeooo:paragraph-rsid="2c8a7ed7"/>
    </style:style>
    <style:style style:name="P875" style:family="paragraph" style:parent-style-name="Text_20_body" style:list-style-name="L119">
      <style:text-properties officeooo:paragraph-rsid="2fb6b151"/>
    </style:style>
    <style:style style:name="P876" style:family="paragraph" style:parent-style-name="Text_20_body" style:list-style-name="L119">
      <style:text-properties officeooo:rsid="2c07aafa" officeooo:paragraph-rsid="2c07aafa"/>
    </style:style>
    <style:style style:name="P877" style:family="paragraph" style:parent-style-name="Text_20_body" style:list-style-name="L119">
      <style:text-properties officeooo:rsid="2c06749f" officeooo:paragraph-rsid="2c06749f"/>
    </style:style>
    <style:style style:name="P878" style:family="paragraph" style:parent-style-name="Text_20_body" style:list-style-name="L119">
      <style:text-properties officeooo:rsid="2c06749f" officeooo:paragraph-rsid="2fbb4bb1"/>
    </style:style>
    <style:style style:name="P879" style:family="paragraph" style:parent-style-name="Text_20_body" style:list-style-name="L119">
      <style:text-properties officeooo:rsid="2c06749f" officeooo:paragraph-rsid="2fb6b151"/>
    </style:style>
    <style:style style:name="P880" style:family="paragraph" style:parent-style-name="Text_20_body" style:list-style-name="L121">
      <style:text-properties officeooo:rsid="2c48be07" officeooo:paragraph-rsid="2c48be07"/>
    </style:style>
    <style:style style:name="P881" style:family="paragraph" style:parent-style-name="Text_20_body" style:list-style-name="L122">
      <style:text-properties officeooo:rsid="2c48e1be" officeooo:paragraph-rsid="2c48e1be"/>
    </style:style>
    <style:style style:name="P882" style:family="paragraph" style:parent-style-name="Text_20_body" style:list-style-name="L122">
      <style:text-properties officeooo:rsid="2c48e1be" officeooo:paragraph-rsid="2c495bf9"/>
    </style:style>
    <style:style style:name="P883" style:family="paragraph" style:parent-style-name="Text_20_body" style:list-style-name="L123">
      <style:text-properties officeooo:rsid="2c48e1be" officeooo:paragraph-rsid="2c495bf9"/>
    </style:style>
    <style:style style:name="P884" style:family="paragraph" style:parent-style-name="Text_20_body" style:list-style-name="L124">
      <style:text-properties officeooo:paragraph-rsid="2f8401dc"/>
    </style:style>
    <style:style style:name="P885" style:family="paragraph" style:parent-style-name="Text_20_body" style:list-style-name="L125"/>
    <style:style style:name="P886" style:family="paragraph" style:parent-style-name="Text_20_body" style:list-style-name="L126">
      <style:text-properties officeooo:paragraph-rsid="2c007857"/>
    </style:style>
    <style:style style:name="P887" style:family="paragraph" style:parent-style-name="Text_20_body" style:list-style-name="L126">
      <style:text-properties officeooo:rsid="2c5e6aff" officeooo:paragraph-rsid="2c5e6aff"/>
    </style:style>
    <style:style style:name="P888" style:family="paragraph" style:parent-style-name="Text_20_body" style:list-style-name="L126">
      <style:text-properties officeooo:rsid="450d2fc9" officeooo:paragraph-rsid="2c007857"/>
    </style:style>
    <style:style style:name="P889" style:family="paragraph" style:parent-style-name="Text_20_body" style:list-style-name="L126">
      <style:text-properties officeooo:rsid="2c71a7b1" officeooo:paragraph-rsid="2c71a7b1"/>
    </style:style>
    <style:style style:name="P890" style:family="paragraph" style:parent-style-name="Text_20_body" style:list-style-name="L127">
      <style:text-properties officeooo:rsid="2c71a7b1" officeooo:paragraph-rsid="2c71a7b1"/>
    </style:style>
    <style:style style:name="P891" style:family="paragraph" style:parent-style-name="Text_20_body" style:list-style-name="L127">
      <style:text-properties officeooo:rsid="2c6def8a" officeooo:paragraph-rsid="2c6def8a"/>
    </style:style>
    <style:style style:name="P892" style:family="paragraph" style:parent-style-name="Text_20_body" style:list-style-name="L127">
      <style:text-properties officeooo:rsid="2d3fd467" officeooo:paragraph-rsid="2d3fd467"/>
    </style:style>
    <style:style style:name="P893" style:family="paragraph" style:parent-style-name="Text_20_body" style:list-style-name="L127">
      <style:text-properties officeooo:rsid="2d417bfa" officeooo:paragraph-rsid="2d417bfa"/>
    </style:style>
    <style:style style:name="P894" style:family="paragraph" style:parent-style-name="Text_20_body" style:list-style-name="L128">
      <style:text-properties officeooo:rsid="2c6fa4e1" officeooo:paragraph-rsid="2c6fa4e1"/>
    </style:style>
    <style:style style:name="P895" style:family="paragraph" style:parent-style-name="Text_20_body" style:list-style-name="L128">
      <style:text-properties officeooo:rsid="2c7790e9" officeooo:paragraph-rsid="2c7790e9"/>
    </style:style>
    <style:style style:name="P896" style:family="paragraph" style:parent-style-name="Text_20_body" style:list-style-name="L128">
      <style:text-properties officeooo:rsid="2c70c4df" officeooo:paragraph-rsid="2c70c4df"/>
    </style:style>
    <style:style style:name="P897" style:family="paragraph" style:parent-style-name="Text_20_body" style:list-style-name="L128">
      <style:text-properties officeooo:rsid="2c74dfee" officeooo:paragraph-rsid="2c74dfee"/>
    </style:style>
    <style:style style:name="P898" style:family="paragraph" style:parent-style-name="Text_20_body" style:list-style-name="L129">
      <style:text-properties fo:language="en" fo:country="US" officeooo:rsid="2cac2e6a" officeooo:paragraph-rsid="2cac2e6a"/>
    </style:style>
    <style:style style:name="P899" style:family="paragraph" style:parent-style-name="Text_20_body" style:list-style-name="L129">
      <style:text-properties officeooo:rsid="2c659d00" officeooo:paragraph-rsid="2c659d00"/>
    </style:style>
    <style:style style:name="P900" style:family="paragraph" style:parent-style-name="Text_20_body" style:list-style-name="L130">
      <style:text-properties officeooo:rsid="44f54ae5" officeooo:paragraph-rsid="2c007857"/>
    </style:style>
    <style:style style:name="P901" style:family="paragraph" style:parent-style-name="Text_20_body" style:list-style-name="L131">
      <style:text-properties officeooo:paragraph-rsid="2cee8599"/>
    </style:style>
    <style:style style:name="P902" style:family="paragraph" style:parent-style-name="Text_20_body" style:list-style-name="L131">
      <style:text-properties officeooo:rsid="2c8e5df4" officeooo:paragraph-rsid="2cee8599"/>
    </style:style>
    <style:style style:name="P903" style:family="paragraph" style:parent-style-name="Text_20_body" style:list-style-name="L132">
      <style:text-properties officeooo:rsid="2cae2371" officeooo:paragraph-rsid="2cb6b463"/>
    </style:style>
    <style:style style:name="P904" style:family="paragraph" style:parent-style-name="Text_20_body" style:list-style-name="L133">
      <style:text-properties officeooo:rsid="2cb6b463" officeooo:paragraph-rsid="2cb6b463"/>
    </style:style>
    <style:style style:name="P905" style:family="paragraph" style:parent-style-name="Text_20_body" style:list-style-name="L134">
      <style:text-properties officeooo:paragraph-rsid="2cd96a13"/>
    </style:style>
    <style:style style:name="P906" style:family="paragraph" style:parent-style-name="Text_20_body" style:list-style-name="L135">
      <style:text-properties officeooo:paragraph-rsid="2cd96a13"/>
    </style:style>
    <style:style style:name="P907" style:family="paragraph" style:parent-style-name="Text_20_body" style:list-style-name="L136">
      <style:text-properties officeooo:paragraph-rsid="2c007857"/>
    </style:style>
    <style:style style:name="P908" style:family="paragraph" style:parent-style-name="Text_20_body" style:list-style-name="L136">
      <style:text-properties officeooo:rsid="44e6fd76" officeooo:paragraph-rsid="2c007857"/>
    </style:style>
    <style:style style:name="P909" style:family="paragraph" style:parent-style-name="Text_20_body" style:list-style-name="L136">
      <style:text-properties officeooo:rsid="44eae54a" officeooo:paragraph-rsid="2c007857"/>
    </style:style>
    <style:style style:name="P910" style:family="paragraph" style:parent-style-name="Text_20_body" style:list-style-name="L136">
      <style:text-properties officeooo:rsid="44eb46c6" officeooo:paragraph-rsid="2c007857"/>
    </style:style>
    <style:style style:name="P911" style:family="paragraph" style:parent-style-name="Text_20_body" style:list-style-name="L136">
      <style:text-properties officeooo:rsid="2cb7772a" officeooo:paragraph-rsid="2c007857"/>
    </style:style>
    <style:style style:name="P912" style:family="paragraph" style:parent-style-name="Text_20_body" style:list-style-name="L137">
      <style:text-properties officeooo:paragraph-rsid="2c8397d5"/>
    </style:style>
    <style:style style:name="P913" style:family="paragraph" style:parent-style-name="Text_20_body" style:list-style-name="L138">
      <style:text-properties officeooo:rsid="2c5cf113" officeooo:paragraph-rsid="2c82759d"/>
    </style:style>
    <style:style style:name="P914" style:family="paragraph" style:parent-style-name="Text_20_body" style:list-style-name="L139">
      <style:text-properties officeooo:rsid="2cb2aa48" officeooo:paragraph-rsid="2cb2aa48"/>
    </style:style>
    <style:style style:name="P915" style:family="paragraph" style:parent-style-name="Text_20_body" style:list-style-name="L140">
      <style:text-properties officeooo:rsid="2cb53ccb" officeooo:paragraph-rsid="2cb53ccb"/>
    </style:style>
    <style:style style:name="P916" style:family="paragraph" style:parent-style-name="Text_20_body" style:list-style-name="L141">
      <style:text-properties officeooo:rsid="2c58ed67" officeooo:paragraph-rsid="2c58ed67"/>
    </style:style>
    <style:style style:name="P917" style:family="paragraph" style:parent-style-name="Text_20_body" style:list-style-name="L142">
      <style:text-properties officeooo:paragraph-rsid="2c5cf113"/>
    </style:style>
    <style:style style:name="P918" style:family="paragraph" style:parent-style-name="Text_20_body" style:list-style-name="L143">
      <style:text-properties officeooo:paragraph-rsid="2c007857"/>
    </style:style>
    <style:style style:name="P919" style:family="paragraph" style:parent-style-name="Text_20_body" style:list-style-name="L143">
      <style:text-properties officeooo:rsid="2c5cb6cd" officeooo:paragraph-rsid="2c5cb6cd"/>
    </style:style>
    <style:style style:name="P920" style:family="paragraph" style:parent-style-name="Text_20_body" style:list-style-name="L144">
      <style:text-properties officeooo:rsid="2c9e0dd4" officeooo:paragraph-rsid="2c9e0dd4"/>
    </style:style>
    <style:style style:name="P921" style:family="paragraph" style:parent-style-name="Text_20_body" style:list-style-name="L146">
      <style:text-properties officeooo:paragraph-rsid="2c007857"/>
    </style:style>
    <style:style style:name="P922" style:family="paragraph" style:parent-style-name="Text_20_body" style:list-style-name="L147">
      <style:text-properties officeooo:paragraph-rsid="2d18aad7"/>
    </style:style>
    <style:style style:name="P923" style:family="paragraph" style:parent-style-name="Text_20_body" style:list-style-name="L149">
      <style:text-properties officeooo:paragraph-rsid="2c007857"/>
    </style:style>
    <style:style style:name="P924" style:family="paragraph" style:parent-style-name="Text_20_body" style:list-style-name="L149">
      <style:text-properties officeooo:paragraph-rsid="2cbfa104"/>
    </style:style>
    <style:style style:name="P925" style:family="paragraph" style:parent-style-name="Text_20_body" style:list-style-name="L150">
      <style:text-properties officeooo:paragraph-rsid="2c30b1aa"/>
    </style:style>
    <style:style style:name="P926" style:family="paragraph" style:parent-style-name="Text_20_body" style:list-style-name="L150">
      <style:text-properties officeooo:paragraph-rsid="2cca6be2"/>
    </style:style>
    <style:style style:name="P927" style:family="paragraph" style:parent-style-name="Text_20_body" style:list-style-name="L151">
      <style:text-properties officeooo:rsid="44e442b7" officeooo:paragraph-rsid="2cc27d39"/>
    </style:style>
    <style:style style:name="P928" style:family="paragraph" style:parent-style-name="Text_20_body" style:list-style-name="L152">
      <style:text-properties officeooo:paragraph-rsid="2cbe6177"/>
    </style:style>
    <style:style style:name="P929" style:family="paragraph" style:parent-style-name="Text_20_body" style:list-style-name="L153">
      <style:text-properties officeooo:paragraph-rsid="2bfda84f"/>
    </style:style>
    <style:style style:name="P930" style:family="paragraph" style:parent-style-name="Text_20_body" style:list-style-name="L155"/>
    <style:style style:name="P931" style:family="paragraph" style:parent-style-name="Text_20_body" style:list-style-name="L156"/>
    <style:style style:name="P932" style:family="paragraph" style:parent-style-name="Text_20_body" style:list-style-name="L156">
      <style:text-properties officeooo:paragraph-rsid="3184f6c9"/>
    </style:style>
    <style:style style:name="P933" style:family="paragraph" style:parent-style-name="Text_20_body" style:list-style-name="L156">
      <style:text-properties officeooo:rsid="317f218a" officeooo:paragraph-rsid="317f218a"/>
    </style:style>
    <style:style style:name="P934" style:family="paragraph" style:parent-style-name="Text_20_body" style:list-style-name="L157">
      <style:text-properties officeooo:paragraph-rsid="2bfda84f"/>
    </style:style>
    <style:style style:name="P935" style:family="paragraph" style:parent-style-name="Text_20_body" style:list-style-name="L158"/>
    <style:style style:name="P936" style:family="paragraph" style:parent-style-name="Text_20_body" style:list-style-name="L158">
      <style:text-properties officeooo:paragraph-rsid="318c6b01"/>
    </style:style>
    <style:style style:name="P937" style:family="paragraph" style:parent-style-name="Text_20_body" style:list-style-name="L159"/>
    <style:style style:name="P938" style:family="paragraph" style:parent-style-name="Text_20_body" style:list-style-name="L160"/>
    <style:style style:name="P939" style:family="paragraph" style:parent-style-name="Text_20_body" style:list-style-name="L160">
      <style:text-properties officeooo:paragraph-rsid="31c753a2"/>
    </style:style>
    <style:style style:name="P940" style:family="paragraph" style:parent-style-name="Text_20_body" style:list-style-name="L161">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41" style:family="paragraph" style:parent-style-name="Text_20_body" style:list-style-name="L161">
      <style:paragraph-properties fo:orphans="2" fo:widows="2"/>
      <style:text-properties officeooo:paragraph-rsid="2bf6ed61"/>
    </style:style>
    <style:style style:name="P942" style:family="paragraph" style:parent-style-name="Text_20_body" style:list-style-name="L161">
      <style:paragraph-properties fo:orphans="2" fo:widows="2"/>
      <style:text-properties officeooo:paragraph-rsid="2f897113"/>
    </style:style>
    <style:style style:name="P943" style:family="paragraph" style:parent-style-name="Text_20_body" style:list-style-name="L162">
      <style:paragraph-properties fo:orphans="2" fo:widows="2"/>
      <style:text-properties officeooo:paragraph-rsid="2d75f758"/>
    </style:style>
    <style:style style:name="P944" style:family="paragraph" style:parent-style-name="Text_20_body" style:list-style-name="L162">
      <style:paragraph-properties fo:orphans="2" fo:widows="2"/>
      <style:text-properties officeooo:rsid="2d72aaa6" officeooo:paragraph-rsid="2d72aaa6"/>
    </style:style>
    <style:style style:name="P945" style:family="paragraph" style:parent-style-name="Text_20_body" style:list-style-name="L162">
      <style:paragraph-properties fo:orphans="2" fo:widows="2"/>
      <style:text-properties officeooo:rsid="45856b88" officeooo:paragraph-rsid="2d75f758"/>
    </style:style>
    <style:style style:name="P946" style:family="paragraph" style:parent-style-name="Text_20_body" style:list-style-name="L164">
      <style:text-properties officeooo:paragraph-rsid="32bbc939"/>
    </style:style>
    <style:style style:name="P947" style:family="paragraph" style:parent-style-name="Text_20_body" style:list-style-name="L165"/>
    <style:style style:name="P948" style:family="paragraph" style:parent-style-name="Text_20_body" style:list-style-name="L165">
      <style:text-properties officeooo:paragraph-rsid="32c70d0b"/>
    </style:style>
    <style:style style:name="P949" style:family="paragraph" style:parent-style-name="Text_20_body" style:list-style-name="L165">
      <style:text-properties officeooo:paragraph-rsid="32c519ce"/>
    </style:style>
    <style:style style:name="P950" style:family="paragraph" style:parent-style-name="Text_20_body" style:list-style-name="L165">
      <style:text-properties officeooo:paragraph-rsid="3292fc28"/>
    </style:style>
    <style:style style:name="P951" style:family="paragraph" style:parent-style-name="Text_20_body" style:list-style-name="L165">
      <style:text-properties officeooo:paragraph-rsid="3294c36a"/>
    </style:style>
    <style:style style:name="P952" style:family="paragraph" style:parent-style-name="Text_20_body" style:list-style-name="L165">
      <style:text-properties officeooo:rsid="328db274" officeooo:paragraph-rsid="32c519ce"/>
    </style:style>
    <style:style style:name="P953" style:family="paragraph" style:parent-style-name="Text_20_body" style:list-style-name="L165">
      <style:text-properties officeooo:rsid="328db274" officeooo:paragraph-rsid="3292fc28"/>
    </style:style>
    <style:style style:name="P954" style:family="paragraph" style:parent-style-name="Text_20_body" style:list-style-name="L165">
      <style:text-properties officeooo:rsid="328db274" officeooo:paragraph-rsid="3294c36a"/>
    </style:style>
    <style:style style:name="P955" style:family="paragraph" style:parent-style-name="Text_20_body" style:list-style-name="L166">
      <style:text-properties officeooo:rsid="32ca493f" officeooo:paragraph-rsid="32cbbb11"/>
    </style:style>
    <style:style style:name="P956" style:family="paragraph" style:parent-style-name="Text_20_body" style:list-style-name="L168">
      <style:text-properties officeooo:paragraph-rsid="3210edf0"/>
    </style:style>
    <style:style style:name="P957" style:family="paragraph" style:parent-style-name="Text_20_body" style:list-style-name="L169">
      <style:text-properties fo:font-size="13pt" fo:font-weight="bold" officeooo:rsid="30519c39" officeooo:paragraph-rsid="321f5143" style:font-size-asian="13pt" style:font-weight-asian="bold" style:font-size-complex="13pt" style:font-weight-complex="bold"/>
    </style:style>
    <style:style style:name="P958" style:family="paragraph" style:parent-style-name="Text_20_body" style:list-style-name="L170"/>
    <style:style style:name="P959" style:family="paragraph" style:parent-style-name="Text_20_body" style:list-style-name="L171"/>
    <style:style style:name="P960" style:family="paragraph" style:parent-style-name="Text_20_body" style:list-style-name="L172"/>
    <style:style style:name="P961" style:family="paragraph" style:parent-style-name="Text_20_body" style:list-style-name="L172">
      <style:text-properties officeooo:paragraph-rsid="32d81b33"/>
    </style:style>
    <style:style style:name="P962" style:family="paragraph" style:parent-style-name="Text_20_body" style:list-style-name="L172">
      <style:text-properties officeooo:rsid="32a92568" officeooo:paragraph-rsid="32a92568"/>
    </style:style>
    <style:style style:name="P963" style:family="paragraph" style:parent-style-name="Text_20_body" style:list-style-name="L173"/>
    <style:style style:name="P964" style:family="paragraph" style:parent-style-name="Text_20_body" style:list-style-name="L174"/>
    <style:style style:name="P965" style:family="paragraph" style:parent-style-name="Text_20_body" style:list-style-name="L175">
      <style:text-properties officeooo:paragraph-rsid="3272316a"/>
    </style:style>
    <style:style style:name="P966" style:family="paragraph" style:parent-style-name="Text_20_body" style:list-style-name="L175">
      <style:text-properties fo:font-weight="normal" officeooo:rsid="327141f8" officeooo:paragraph-rsid="327141f8" style:font-weight-asian="normal" style:font-weight-complex="normal"/>
    </style:style>
    <style:style style:name="P967" style:family="paragraph" style:parent-style-name="Text_20_body" style:list-style-name="L176">
      <style:text-properties fo:font-weight="normal" officeooo:rsid="329e6c1d" officeooo:paragraph-rsid="329e6c1d" style:font-weight-asian="normal" style:font-weight-complex="normal"/>
    </style:style>
    <style:style style:name="P968" style:family="paragraph" style:parent-style-name="Text_20_body" style:list-style-name="L176"/>
    <style:style style:name="P969" style:family="paragraph" style:parent-style-name="Text_20_body" style:list-style-name="L177">
      <style:text-properties officeooo:paragraph-rsid="31c5ad26"/>
    </style:style>
    <style:style style:name="P970" style:family="paragraph" style:parent-style-name="Text_20_body">
      <style:text-properties officeooo:paragraph-rsid="2bfc0601"/>
    </style:style>
    <style:style style:name="P971" style:family="paragraph" style:parent-style-name="Text_20_body" style:list-style-name="L178">
      <style:text-properties officeooo:paragraph-rsid="32f6b63c"/>
    </style:style>
    <style:style style:name="P972" style:family="paragraph" style:parent-style-name="Text_20_body" style:list-style-name="L178">
      <style:text-properties officeooo:paragraph-rsid="32f8a05e"/>
    </style:style>
    <style:style style:name="P973" style:family="paragraph" style:parent-style-name="Text_20_body" style:list-style-name="L178">
      <style:text-properties officeooo:rsid="32f9b4c8" officeooo:paragraph-rsid="32f9b4c8"/>
    </style:style>
    <style:style style:name="P974" style:family="paragraph" style:parent-style-name="Text_20_body">
      <style:text-properties officeooo:rsid="32f9b4c8" officeooo:paragraph-rsid="32f9b4c8"/>
    </style:style>
    <style:style style:name="P975" style:family="paragraph" style:parent-style-name="Text_20_body">
      <style:text-properties officeooo:rsid="32fa292c" officeooo:paragraph-rsid="32fa292c"/>
    </style:style>
    <style:style style:name="P976" style:family="paragraph" style:parent-style-name="Text_20_body">
      <style:text-properties officeooo:paragraph-rsid="2f5f500f"/>
    </style:style>
    <style:style style:name="P977" style:family="paragraph" style:parent-style-name="Text_20_body" style:list-style-name="L179">
      <style:text-properties officeooo:paragraph-rsid="2f5f500f"/>
    </style:style>
    <style:style style:name="P978" style:family="paragraph" style:parent-style-name="Text_20_body" style:list-style-name="L85">
      <style:text-properties officeooo:rsid="32ff76ec" officeooo:paragraph-rsid="32ff76e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2ff76ec"/>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fo:font-weight="normal" style:font-style-asian="italic" style:font-weight-asian="normal" style:font-style-complex="italic" style:font-weight-complex="normal"/>
    </style:style>
    <style:style style:name="T337" style:family="text">
      <style:text-properties fo:font-style="italic" fo:font-weight="normal" officeooo:rsid="31b1491c" style:font-style-asian="italic" style:font-weight-asian="normal" style:font-style-complex="italic" style:font-weight-complex="normal"/>
    </style:style>
    <style:style style:name="T338" style:family="text">
      <style:text-properties fo:font-style="italic" fo:font-weight="normal" officeooo:rsid="32183820" style:font-style-asian="italic" style:font-weight-asian="normal" style:font-style-complex="italic" style:font-weight-complex="normal"/>
    </style:style>
    <style:style style:name="T339" style:family="text">
      <style:text-properties fo:font-style="italic" fo:font-weight="bold" style:font-style-asian="italic" style:font-weight-asian="bold" style:font-style-complex="italic" style:font-weight-complex="bold"/>
    </style:style>
    <style:style style:name="T340" style:family="text">
      <style:text-properties fo:font-style="italic" fo:font-weight="bold" officeooo:rsid="2bbba14c" style:font-style-asian="italic" style:font-weight-asian="bold" style:font-style-complex="italic" style:font-weight-complex="bold"/>
    </style:style>
    <style:style style:name="T341" style:family="text">
      <style:text-properties fo:font-style="italic" fo:font-weight="bold" officeooo:rsid="2fc06ab8" style:font-style-asian="italic" style:font-weight-asian="bold" style:font-style-complex="italic" style:font-weight-complex="bold"/>
    </style:style>
    <style:style style:name="T342" style:family="text">
      <style:text-properties fo:font-style="italic" style:text-underline-style="solid" style:text-underline-width="auto" style:text-underline-color="font-color" style:font-style-asian="italic" style:font-style-complex="italic"/>
    </style:style>
    <style:style style:name="T343" style:family="text">
      <style:text-properties fo:font-style="italic" style:text-underline-style="none" style:font-style-asian="italic" style:font-style-complex="italic"/>
    </style:style>
    <style:style style:name="T344" style:family="text">
      <style:text-properties fo:font-style="normal" style:font-style-asian="normal" style:font-style-complex="normal"/>
    </style:style>
    <style:style style:name="T345" style:family="text">
      <style:text-properties fo:font-style="normal" officeooo:rsid="2b98908f" style:font-style-asian="normal" style:font-style-complex="normal"/>
    </style:style>
    <style:style style:name="T346" style:family="text">
      <style:text-properties fo:font-style="normal" officeooo:rsid="2b9fc56a" style:font-style-asian="normal" style:font-style-complex="normal"/>
    </style:style>
    <style:style style:name="T347" style:family="text">
      <style:text-properties fo:font-style="normal" officeooo:rsid="2ba10d87" style:font-style-asian="normal" style:font-style-complex="normal"/>
    </style:style>
    <style:style style:name="T348" style:family="text">
      <style:text-properties fo:font-style="normal" officeooo:rsid="2ba358bb" style:font-style-asian="normal" style:font-style-complex="normal"/>
    </style:style>
    <style:style style:name="T349" style:family="text">
      <style:text-properties fo:font-style="normal" officeooo:rsid="2bacda3a" style:font-style-asian="normal" style:font-style-complex="normal"/>
    </style:style>
    <style:style style:name="T350" style:family="text">
      <style:text-properties fo:font-style="normal" officeooo:rsid="2baeecc3" style:font-style-asian="normal" style:font-style-complex="normal"/>
    </style:style>
    <style:style style:name="T351" style:family="text">
      <style:text-properties fo:font-style="normal" officeooo:rsid="2bb06401" style:font-style-asian="normal" style:font-style-complex="normal"/>
    </style:style>
    <style:style style:name="T352" style:family="text">
      <style:text-properties fo:font-style="normal" officeooo:rsid="2bb1a8ac" style:font-style-asian="normal" style:font-style-complex="normal"/>
    </style:style>
    <style:style style:name="T353" style:family="text">
      <style:text-properties fo:font-style="normal" officeooo:rsid="2bb2d558" style:font-style-asian="normal" style:font-style-complex="normal"/>
    </style:style>
    <style:style style:name="T354" style:family="text">
      <style:text-properties fo:font-style="normal" officeooo:rsid="2bb41f57" style:font-style-asian="normal" style:font-style-complex="normal"/>
    </style:style>
    <style:style style:name="T355" style:family="text">
      <style:text-properties fo:font-style="normal" officeooo:rsid="2bc6b18b" style:font-style-asian="normal" style:font-style-complex="normal"/>
    </style:style>
    <style:style style:name="T356" style:family="text">
      <style:text-properties fo:font-style="normal" officeooo:rsid="2bce39a6" style:font-style-asian="normal" style:font-style-complex="normal"/>
    </style:style>
    <style:style style:name="T357" style:family="text">
      <style:text-properties fo:font-style="normal" officeooo:rsid="2bdad164" style:font-style-asian="normal" style:font-style-complex="normal"/>
    </style:style>
    <style:style style:name="T358" style:family="text">
      <style:text-properties fo:font-style="normal" officeooo:rsid="2bdc79e8" style:font-style-asian="normal" style:font-style-complex="normal"/>
    </style:style>
    <style:style style:name="T359" style:family="text">
      <style:text-properties fo:font-style="normal" officeooo:rsid="2bdf96d1" style:font-style-asian="normal" style:font-style-complex="normal"/>
    </style:style>
    <style:style style:name="T360" style:family="text">
      <style:text-properties fo:font-style="normal" officeooo:rsid="2be1890c" style:font-style-asian="normal" style:font-style-complex="normal"/>
    </style:style>
    <style:style style:name="T361" style:family="text">
      <style:text-properties fo:font-style="normal" officeooo:rsid="2be23750" style:font-style-asian="normal" style:font-style-complex="normal"/>
    </style:style>
    <style:style style:name="T362" style:family="text">
      <style:text-properties fo:font-style="normal" officeooo:rsid="2d1b6126" style:font-style-asian="normal" style:font-style-complex="normal"/>
    </style:style>
    <style:style style:name="T363" style:family="text">
      <style:text-properties fo:font-style="normal" officeooo:rsid="503dc632" style:font-style-asian="normal" style:font-style-complex="normal"/>
    </style:style>
    <style:style style:name="T364" style:family="text">
      <style:text-properties fo:font-style="normal" officeooo:rsid="503cf89e" style:font-style-asian="normal" style:font-style-complex="normal"/>
    </style:style>
    <style:style style:name="T365" style:family="text">
      <style:text-properties fo:font-style="normal" officeooo:rsid="504650d2" style:font-style-asian="normal" style:font-style-complex="normal"/>
    </style:style>
    <style:style style:name="T366" style:family="text">
      <style:text-properties fo:font-style="normal" officeooo:rsid="45df761a" style:font-style-asian="normal" style:font-style-complex="normal"/>
    </style:style>
    <style:style style:name="T367" style:family="text">
      <style:text-properties fo:font-style="normal" officeooo:rsid="45703752" style:font-style-asian="normal" style:font-style-complex="normal"/>
    </style:style>
    <style:style style:name="T368" style:family="text">
      <style:text-properties fo:font-style="normal" officeooo:rsid="2d84afa8" style:font-style-asian="normal" style:font-style-complex="normal"/>
    </style:style>
    <style:style style:name="T369" style:family="text">
      <style:text-properties fo:font-style="normal" officeooo:rsid="2d8b0dfd" style:font-style-asian="normal" style:font-style-complex="normal"/>
    </style:style>
    <style:style style:name="T370" style:family="text">
      <style:text-properties fo:font-style="normal" officeooo:rsid="2dce3e15" style:font-style-asian="normal" style:font-style-complex="normal"/>
    </style:style>
    <style:style style:name="T371" style:family="text">
      <style:text-properties fo:font-style="normal" officeooo:rsid="2dce6318" style:font-style-asian="normal" style:font-style-complex="normal"/>
    </style:style>
    <style:style style:name="T372" style:family="text">
      <style:text-properties fo:font-style="normal" officeooo:rsid="2dcd463e" style:font-style-asian="normal" style:font-style-complex="normal"/>
    </style:style>
    <style:style style:name="T373" style:family="text">
      <style:text-properties fo:font-style="normal" officeooo:rsid="2decc4d6" style:font-style-asian="normal" style:font-style-complex="normal"/>
    </style:style>
    <style:style style:name="T374" style:family="text">
      <style:text-properties fo:font-style="normal" officeooo:rsid="2e2be1b5" style:font-style-asian="normal" style:font-style-complex="normal"/>
    </style:style>
    <style:style style:name="T375" style:family="text">
      <style:text-properties fo:font-style="normal" officeooo:rsid="2e791353" style:font-style-asian="normal" style:font-style-complex="normal"/>
    </style:style>
    <style:style style:name="T376" style:family="text">
      <style:text-properties fo:font-style="normal" officeooo:rsid="4f83fff4" style:font-style-asian="normal" style:font-style-complex="normal"/>
    </style:style>
    <style:style style:name="T377" style:family="text">
      <style:text-properties fo:font-style="normal" officeooo:rsid="516d15c5" style:font-style-asian="normal" style:font-style-complex="normal"/>
    </style:style>
    <style:style style:name="T378" style:family="text">
      <style:text-properties fo:font-style="normal" officeooo:rsid="516e30ab" style:font-style-asian="normal" style:font-style-complex="normal"/>
    </style:style>
    <style:style style:name="T379" style:family="text">
      <style:text-properties fo:font-style="normal" officeooo:rsid="2ef9e020" style:font-style-asian="normal" style:font-style-complex="normal"/>
    </style:style>
    <style:style style:name="T380" style:family="text">
      <style:text-properties fo:font-style="normal" officeooo:rsid="3ecd1329" style:font-style-asian="normal" style:font-style-complex="normal"/>
    </style:style>
    <style:style style:name="T381" style:family="text">
      <style:text-properties fo:font-style="normal" officeooo:rsid="3ecf313d" style:font-style-asian="normal" style:font-style-complex="normal"/>
    </style:style>
    <style:style style:name="T382" style:family="text">
      <style:text-properties fo:font-style="normal" officeooo:rsid="3f231cec" style:font-style-asian="normal" style:font-style-complex="normal"/>
    </style:style>
    <style:style style:name="T383" style:family="text">
      <style:text-properties fo:font-style="normal" officeooo:rsid="51716728" style:font-style-asian="normal" style:font-style-complex="normal"/>
    </style:style>
    <style:style style:name="T384" style:family="text">
      <style:text-properties fo:font-style="normal" officeooo:rsid="510a2795" style:font-style-asian="normal" style:font-style-complex="normal"/>
    </style:style>
    <style:style style:name="T385" style:family="text">
      <style:text-properties fo:font-style="normal" officeooo:rsid="510b14e4" style:font-style-asian="normal" style:font-style-complex="normal"/>
    </style:style>
    <style:style style:name="T386" style:family="text">
      <style:text-properties fo:font-style="normal" officeooo:rsid="16282f48" style:font-style-asian="normal" style:font-style-complex="normal"/>
    </style:style>
    <style:style style:name="T387" style:family="text">
      <style:text-properties fo:font-style="normal" officeooo:rsid="50d891c3" style:font-style-asian="normal" style:font-style-complex="normal"/>
    </style:style>
    <style:style style:name="T388" style:family="text">
      <style:text-properties fo:font-style="normal" officeooo:rsid="2f7880f5" style:font-style-asian="normal" style:font-style-complex="normal"/>
    </style:style>
    <style:style style:name="T389" style:family="text">
      <style:text-properties fo:font-style="normal" officeooo:rsid="3012f45a" style:font-style-asian="normal" style:font-style-complex="normal"/>
    </style:style>
    <style:style style:name="T390" style:family="text">
      <style:text-properties fo:font-style="normal" officeooo:rsid="303988d6" style:font-style-asian="normal" style:font-style-complex="normal"/>
    </style:style>
    <style:style style:name="T391" style:family="text">
      <style:text-properties fo:font-style="normal" officeooo:rsid="303bb0bd" style:font-style-asian="normal" style:font-style-complex="normal"/>
    </style:style>
    <style:style style:name="T392" style:family="text">
      <style:text-properties fo:font-style="normal" officeooo:rsid="3124511e" style:font-style-asian="normal" style:font-style-complex="normal"/>
    </style:style>
    <style:style style:name="T393" style:family="text">
      <style:text-properties fo:font-style="normal" officeooo:rsid="313fe9e4" style:font-style-asian="normal" style:font-style-complex="normal"/>
    </style:style>
    <style:style style:name="T394" style:family="text">
      <style:text-properties fo:font-style="normal" officeooo:rsid="31f65c9f" style:font-style-asian="normal" style:font-style-complex="normal"/>
    </style:style>
    <style:style style:name="T395" style:family="text">
      <style:text-properties fo:font-style="normal" officeooo:rsid="32d9833f" style:font-style-asian="normal" style:font-style-complex="normal"/>
    </style:style>
    <style:style style:name="T396" style:family="text">
      <style:text-properties fo:font-style="normal" fo:font-weight="bold" style:font-style-asian="normal" style:font-weight-asian="bold" style:font-style-complex="normal" style:font-weight-complex="bold"/>
    </style:style>
    <style:style style:name="T397" style:family="text">
      <style:text-properties fo:font-style="normal" fo:font-weight="normal" style:font-style-asian="normal" style:font-weight-asian="normal" style:font-style-complex="normal" style:font-weight-complex="normal"/>
    </style:style>
    <style:style style:name="T398" style:family="text">
      <style:text-properties fo:font-style="normal" fo:font-weight="normal" officeooo:rsid="2bdf96d1" style:font-style-asian="normal" style:font-weight-asian="normal" style:font-style-complex="normal" style:font-weight-complex="normal"/>
    </style:style>
    <style:style style:name="T399" style:family="text">
      <style:text-properties fo:font-style="normal" style:text-underline-style="solid" style:text-underline-width="auto" style:text-underline-color="font-color" officeooo:rsid="2bb41f57" style:font-style-asian="normal" style:font-style-complex="normal"/>
    </style:style>
    <style:style style:name="T400" style:family="text">
      <style:text-properties fo:font-style="normal" style:text-underline-style="solid" style:text-underline-width="auto" style:text-underline-color="font-color" officeooo:rsid="2bce39a6" style:font-style-asian="normal" style:font-style-complex="normal"/>
    </style:style>
    <style:style style:name="T401" style:family="text">
      <style:text-properties fo:font-weight="bold" style:font-weight-asian="bold" style:font-weight-complex="bold"/>
    </style:style>
    <style:style style:name="T402" style:family="text">
      <style:text-properties fo:font-weight="bold" officeooo:rsid="2bb1a8ac" style:font-weight-asian="bold" style:font-weight-complex="bold"/>
    </style:style>
    <style:style style:name="T403" style:family="text">
      <style:text-properties fo:font-weight="bold" officeooo:rsid="2bc6b18b" style:font-weight-asian="bold" style:font-weight-complex="bold"/>
    </style:style>
    <style:style style:name="T404" style:family="text">
      <style:text-properties fo:font-weight="bold" officeooo:rsid="2ba79455" style:font-weight-asian="bold" style:font-weight-complex="bold"/>
    </style:style>
    <style:style style:name="T405" style:family="text">
      <style:text-properties fo:font-weight="bold" officeooo:rsid="2be98962" style:font-weight-asian="bold" style:font-weight-complex="bold"/>
    </style:style>
    <style:style style:name="T406" style:family="text">
      <style:text-properties fo:font-weight="bold" officeooo:rsid="2c37d9b4" style:font-weight-asian="bold" style:font-weight-complex="bold"/>
    </style:style>
    <style:style style:name="T407" style:family="text">
      <style:text-properties fo:font-weight="bold" officeooo:rsid="2c141b9b" style:font-weight-asian="bold" style:font-weight-complex="bold"/>
    </style:style>
    <style:style style:name="T408" style:family="text">
      <style:text-properties fo:font-weight="bold" officeooo:rsid="2c13e078" style:font-weight-asian="bold" style:font-weight-complex="bold"/>
    </style:style>
    <style:style style:name="T409" style:family="text">
      <style:text-properties fo:font-weight="bold" officeooo:rsid="2c480505" style:font-weight-asian="bold" style:font-weight-complex="bold"/>
    </style:style>
    <style:style style:name="T410" style:family="text">
      <style:text-properties fo:font-weight="bold" officeooo:rsid="2c152ac4" style:font-weight-asian="bold" style:font-weight-complex="bold"/>
    </style:style>
    <style:style style:name="T411" style:family="text">
      <style:text-properties fo:font-weight="bold" officeooo:rsid="2cfc463c" style:font-weight-asian="bold" style:font-weight-complex="bold"/>
    </style:style>
    <style:style style:name="T412" style:family="text">
      <style:text-properties fo:font-weight="bold" officeooo:rsid="2d7bf0b1" style:font-weight-asian="bold" style:font-weight-complex="bold"/>
    </style:style>
    <style:style style:name="T413" style:family="text">
      <style:text-properties fo:font-weight="bold" officeooo:rsid="2d8508d2" style:font-weight-asian="bold" style:font-weight-complex="bold"/>
    </style:style>
    <style:style style:name="T414" style:family="text">
      <style:text-properties fo:font-weight="bold" officeooo:rsid="2dc1b7e5" style:font-weight-asian="bold" style:font-weight-complex="bold"/>
    </style:style>
    <style:style style:name="T415" style:family="text">
      <style:text-properties fo:font-weight="bold" officeooo:rsid="2dd34059" style:font-weight-asian="bold" style:font-weight-complex="bold"/>
    </style:style>
    <style:style style:name="T416" style:family="text">
      <style:text-properties fo:font-weight="bold" officeooo:rsid="2ddaf02d" style:font-weight-asian="bold" style:font-weight-complex="bold"/>
    </style:style>
    <style:style style:name="T417" style:family="text">
      <style:text-properties fo:font-weight="bold" officeooo:rsid="2decc4d6" style:font-weight-asian="bold" style:font-weight-complex="bold"/>
    </style:style>
    <style:style style:name="T418" style:family="text">
      <style:text-properties fo:font-weight="bold" officeooo:rsid="2df4dc04" style:font-weight-asian="bold" style:font-weight-complex="bold"/>
    </style:style>
    <style:style style:name="T419" style:family="text">
      <style:text-properties fo:font-weight="bold" officeooo:rsid="2df57239" style:font-weight-asian="bold" style:font-weight-complex="bold"/>
    </style:style>
    <style:style style:name="T420" style:family="text">
      <style:text-properties fo:font-weight="bold" officeooo:rsid="2df5adf1" style:font-weight-asian="bold" style:font-weight-complex="bold"/>
    </style:style>
    <style:style style:name="T421" style:family="text">
      <style:text-properties fo:font-weight="bold" officeooo:rsid="2df8dc0f" style:font-weight-asian="bold" style:font-weight-complex="bold"/>
    </style:style>
    <style:style style:name="T422" style:family="text">
      <style:text-properties fo:font-weight="bold" officeooo:rsid="2dfb3720" style:font-weight-asian="bold" style:font-weight-complex="bold"/>
    </style:style>
    <style:style style:name="T423" style:family="text">
      <style:text-properties fo:font-weight="bold" officeooo:rsid="2dfdcb9e" style:font-weight-asian="bold" style:font-weight-complex="bold"/>
    </style:style>
    <style:style style:name="T424" style:family="text">
      <style:text-properties fo:font-weight="bold" officeooo:rsid="2e025ec8" style:font-weight-asian="bold" style:font-weight-complex="bold"/>
    </style:style>
    <style:style style:name="T425" style:family="text">
      <style:text-properties fo:font-weight="bold" officeooo:rsid="2e199b7f" style:font-weight-asian="bold" style:font-weight-complex="bold"/>
    </style:style>
    <style:style style:name="T426" style:family="text">
      <style:text-properties fo:font-weight="bold" officeooo:rsid="2e3389d8" style:font-weight-asian="bold" style:font-weight-complex="bold"/>
    </style:style>
    <style:style style:name="T427" style:family="text">
      <style:text-properties fo:font-weight="bold" officeooo:rsid="2e42079e" style:font-weight-asian="bold" style:font-weight-complex="bold"/>
    </style:style>
    <style:style style:name="T428" style:family="text">
      <style:text-properties fo:font-weight="bold" officeooo:rsid="2e4e1492" style:font-weight-asian="bold" style:font-weight-complex="bold"/>
    </style:style>
    <style:style style:name="T429" style:family="text">
      <style:text-properties fo:font-weight="bold" officeooo:rsid="2e545b54" style:font-weight-asian="bold" style:font-weight-complex="bold"/>
    </style:style>
    <style:style style:name="T430" style:family="text">
      <style:text-properties fo:font-weight="bold" officeooo:rsid="2dbd0347" style:font-weight-asian="bold" style:font-weight-complex="bold"/>
    </style:style>
    <style:style style:name="T431" style:family="text">
      <style:text-properties fo:font-weight="bold" officeooo:rsid="2e59694c" style:font-weight-asian="bold" style:font-weight-complex="bold"/>
    </style:style>
    <style:style style:name="T432" style:family="text">
      <style:text-properties fo:font-weight="bold" officeooo:rsid="2e662700" style:font-weight-asian="bold" style:font-weight-complex="bold"/>
    </style:style>
    <style:style style:name="T433" style:family="text">
      <style:text-properties fo:font-weight="bold" officeooo:rsid="2e7fff42" style:font-weight-asian="bold" style:font-weight-complex="bold"/>
    </style:style>
    <style:style style:name="T434" style:family="text">
      <style:text-properties fo:font-weight="bold" officeooo:rsid="2e84e8bd" style:font-weight-asian="bold" style:font-weight-complex="bold"/>
    </style:style>
    <style:style style:name="T435" style:family="text">
      <style:text-properties fo:font-weight="bold" officeooo:rsid="2e857c32" style:font-weight-asian="bold" style:font-weight-complex="bold"/>
    </style:style>
    <style:style style:name="T436" style:family="text">
      <style:text-properties fo:font-weight="bold" officeooo:rsid="2ea88bac" style:font-weight-asian="bold" style:font-weight-complex="bold"/>
    </style:style>
    <style:style style:name="T437" style:family="text">
      <style:text-properties fo:font-weight="bold" officeooo:rsid="2ebd2a05" style:font-weight-asian="bold" style:font-weight-complex="bold"/>
    </style:style>
    <style:style style:name="T438" style:family="text">
      <style:text-properties fo:font-weight="bold" officeooo:rsid="2ec548ae" style:font-weight-asian="bold" style:font-weight-complex="bold"/>
    </style:style>
    <style:style style:name="T439" style:family="text">
      <style:text-properties fo:font-weight="bold" officeooo:rsid="2ec939ea" style:font-weight-asian="bold" style:font-weight-complex="bold"/>
    </style:style>
    <style:style style:name="T440" style:family="text">
      <style:text-properties fo:font-weight="bold" officeooo:rsid="2fac9a7d" style:font-weight-asian="bold" style:font-weight-complex="bold"/>
    </style:style>
    <style:style style:name="T441" style:family="text">
      <style:text-properties fo:font-weight="bold" officeooo:rsid="2fd1f8c9" style:font-weight-asian="bold" style:font-weight-complex="bold"/>
    </style:style>
    <style:style style:name="T442" style:family="text">
      <style:text-properties fo:font-weight="bold" officeooo:rsid="30519c39" style:font-weight-asian="bold" style:font-weight-complex="bold"/>
    </style:style>
    <style:style style:name="T443" style:family="text">
      <style:text-properties fo:font-weight="bold" officeooo:rsid="30b9879e" style:font-weight-asian="bold" style:font-weight-complex="bold"/>
    </style:style>
    <style:style style:name="T444" style:family="text">
      <style:text-properties fo:font-weight="bold" officeooo:rsid="30c65228" style:font-weight-asian="bold" style:font-weight-complex="bold"/>
    </style:style>
    <style:style style:name="T445" style:family="text">
      <style:text-properties fo:font-weight="bold" officeooo:rsid="310a3848" style:font-weight-asian="bold" style:font-weight-complex="bold"/>
    </style:style>
    <style:style style:name="T446" style:family="text">
      <style:text-properties fo:font-weight="bold" officeooo:rsid="31171adb" style:font-weight-asian="bold" style:font-weight-complex="bold"/>
    </style:style>
    <style:style style:name="T447" style:family="text">
      <style:text-properties fo:font-weight="bold" officeooo:rsid="311921e9" style:font-weight-asian="bold" style:font-weight-complex="bold"/>
    </style:style>
    <style:style style:name="T448" style:family="text">
      <style:text-properties fo:font-weight="bold" officeooo:rsid="311a24c4" style:font-weight-asian="bold" style:font-weight-complex="bold"/>
    </style:style>
    <style:style style:name="T449" style:family="text">
      <style:text-properties fo:font-weight="bold" officeooo:rsid="314b455b" style:font-weight-asian="bold" style:font-weight-complex="bold"/>
    </style:style>
    <style:style style:name="T450" style:family="text">
      <style:text-properties fo:font-weight="bold" officeooo:rsid="316ee2cd" style:font-weight-asian="bold" style:font-weight-complex="bold"/>
    </style:style>
    <style:style style:name="T451" style:family="text">
      <style:text-properties fo:font-weight="bold" officeooo:rsid="31c62585" style:font-weight-asian="bold" style:font-weight-complex="bold"/>
    </style:style>
    <style:style style:name="T452" style:family="text">
      <style:text-properties fo:font-weight="bold" officeooo:rsid="320fd419" style:font-weight-asian="bold" style:font-weight-complex="bold"/>
    </style:style>
    <style:style style:name="T453" style:family="text">
      <style:text-properties fo:font-weight="bold" officeooo:rsid="3273e87e" style:font-weight-asian="bold" style:font-weight-complex="bold"/>
    </style:style>
    <style:style style:name="T454" style:family="text">
      <style:text-properties fo:font-weight="bold" officeooo:rsid="32badb97" style:font-weight-asian="bold" style:font-weight-complex="bold"/>
    </style:style>
    <style:style style:name="T455" style:family="text">
      <style:text-properties fo:font-weight="bold" officeooo:rsid="32c8a3df" style:font-weight-asian="bold" style:font-weight-complex="bold"/>
    </style:style>
    <style:style style:name="T456" style:family="text">
      <style:text-properties fo:font-weight="normal" style:font-weight-asian="normal" style:font-weight-complex="normal"/>
    </style:style>
    <style:style style:name="T457" style:family="text">
      <style:text-properties fo:font-weight="normal" officeooo:rsid="2bcdcece" style:font-weight-asian="normal" style:font-weight-complex="normal"/>
    </style:style>
    <style:style style:name="T458" style:family="text">
      <style:text-properties fo:font-weight="normal" officeooo:rsid="2bd654ba" style:font-weight-asian="normal" style:font-weight-complex="normal"/>
    </style:style>
    <style:style style:name="T459" style:family="text">
      <style:text-properties fo:font-weight="normal" officeooo:rsid="2bdf96d1" style:font-weight-asian="normal" style:font-weight-complex="normal"/>
    </style:style>
    <style:style style:name="T460" style:family="text">
      <style:text-properties fo:font-weight="normal" officeooo:rsid="2be26839" style:font-weight-asian="normal" style:font-weight-complex="normal"/>
    </style:style>
    <style:style style:name="T461" style:family="text">
      <style:text-properties fo:font-weight="normal" officeooo:rsid="2ce71b3a" style:font-weight-asian="normal" style:font-weight-complex="normal"/>
    </style:style>
    <style:style style:name="T462" style:family="text">
      <style:text-properties fo:font-weight="normal" officeooo:rsid="2ce9720a" style:font-weight-asian="normal" style:font-weight-complex="normal"/>
    </style:style>
    <style:style style:name="T463" style:family="text">
      <style:text-properties fo:font-weight="normal" officeooo:rsid="2ddaf02d" style:font-weight-asian="normal" style:font-weight-complex="normal"/>
    </style:style>
    <style:style style:name="T464" style:family="text">
      <style:text-properties fo:font-weight="normal" officeooo:rsid="2dd158b3" style:font-weight-asian="normal" style:font-weight-complex="normal"/>
    </style:style>
    <style:style style:name="T465" style:family="text">
      <style:text-properties fo:font-weight="normal" officeooo:rsid="2e020dad" style:font-weight-asian="normal" style:font-weight-complex="normal"/>
    </style:style>
    <style:style style:name="T466" style:family="text">
      <style:text-properties fo:font-weight="normal" officeooo:rsid="2e545b54" style:font-weight-asian="normal" style:font-weight-complex="normal"/>
    </style:style>
    <style:style style:name="T467" style:family="text">
      <style:text-properties fo:font-weight="normal" officeooo:rsid="2e64a1f7" style:font-weight-asian="normal" style:font-weight-complex="normal"/>
    </style:style>
    <style:style style:name="T468" style:family="text">
      <style:text-properties fo:font-weight="normal" officeooo:rsid="2e83110c" style:font-weight-asian="normal" style:font-weight-complex="normal"/>
    </style:style>
    <style:style style:name="T469" style:family="text">
      <style:text-properties fo:font-weight="normal" officeooo:rsid="2fb0a86d" style:font-weight-asian="normal" style:font-weight-complex="normal"/>
    </style:style>
    <style:style style:name="T470" style:family="text">
      <style:text-properties fo:font-weight="normal" officeooo:rsid="2fb1f9c6" style:font-weight-asian="normal" style:font-weight-complex="normal"/>
    </style:style>
    <style:style style:name="T471" style:family="text">
      <style:text-properties fo:font-weight="normal" officeooo:rsid="2fc65596" style:font-weight-asian="normal" style:font-weight-complex="normal"/>
    </style:style>
    <style:style style:name="T472" style:family="text">
      <style:text-properties fo:font-weight="normal" officeooo:rsid="2fca2650" style:font-weight-asian="normal" style:font-weight-complex="normal"/>
    </style:style>
    <style:style style:name="T473" style:family="text">
      <style:text-properties fo:font-weight="normal" officeooo:rsid="2fd77956" style:font-weight-asian="normal" style:font-weight-complex="normal"/>
    </style:style>
    <style:style style:name="T474" style:family="text">
      <style:text-properties fo:font-weight="normal" officeooo:rsid="306e56d9" style:font-weight-asian="normal" style:font-weight-complex="normal"/>
    </style:style>
    <style:style style:name="T475" style:family="text">
      <style:text-properties fo:font-weight="normal" officeooo:rsid="30711cdb" style:font-weight-asian="normal" style:font-weight-complex="normal"/>
    </style:style>
    <style:style style:name="T476" style:family="text">
      <style:text-properties fo:font-weight="normal" officeooo:rsid="307244fc" style:font-weight-asian="normal" style:font-weight-complex="normal"/>
    </style:style>
    <style:style style:name="T477" style:family="text">
      <style:text-properties fo:font-weight="normal" officeooo:rsid="3074e248" style:font-weight-asian="normal" style:font-weight-complex="normal"/>
    </style:style>
    <style:style style:name="T478" style:family="text">
      <style:text-properties fo:font-weight="normal" officeooo:rsid="30519c39" style:font-weight-asian="normal" style:font-weight-complex="normal"/>
    </style:style>
    <style:style style:name="T479" style:family="text">
      <style:text-properties fo:font-weight="normal" officeooo:rsid="3097ecbd" style:font-weight-asian="normal" style:font-weight-complex="normal"/>
    </style:style>
    <style:style style:name="T480" style:family="text">
      <style:text-properties fo:font-weight="normal" officeooo:rsid="3099e798" style:font-weight-asian="normal" style:font-weight-complex="normal"/>
    </style:style>
    <style:style style:name="T481" style:family="text">
      <style:text-properties fo:font-weight="normal" officeooo:rsid="309ea8de" style:font-weight-asian="normal" style:font-weight-complex="normal"/>
    </style:style>
    <style:style style:name="T482" style:family="text">
      <style:text-properties fo:font-weight="normal" officeooo:rsid="309f93f0" style:font-weight-asian="normal" style:font-weight-complex="normal"/>
    </style:style>
    <style:style style:name="T483" style:family="text">
      <style:text-properties fo:font-weight="normal" officeooo:rsid="30a0a169" style:font-weight-asian="normal" style:font-weight-complex="normal"/>
    </style:style>
    <style:style style:name="T484" style:family="text">
      <style:text-properties fo:font-weight="normal" officeooo:rsid="30a1a625" style:font-weight-asian="normal" style:font-weight-complex="normal"/>
    </style:style>
    <style:style style:name="T485" style:family="text">
      <style:text-properties fo:font-weight="normal" officeooo:rsid="30a3681b" style:font-weight-asian="normal" style:font-weight-complex="normal"/>
    </style:style>
    <style:style style:name="T486" style:family="text">
      <style:text-properties fo:font-weight="normal" officeooo:rsid="30af6544" style:font-weight-asian="normal" style:font-weight-complex="normal"/>
    </style:style>
    <style:style style:name="T487" style:family="text">
      <style:text-properties fo:font-weight="normal" officeooo:rsid="30c9bc5e" style:font-weight-asian="normal" style:font-weight-complex="normal"/>
    </style:style>
    <style:style style:name="T488" style:family="text">
      <style:text-properties fo:font-weight="normal" officeooo:rsid="30cafee3" style:font-weight-asian="normal" style:font-weight-complex="normal"/>
    </style:style>
    <style:style style:name="T489" style:family="text">
      <style:text-properties fo:font-weight="normal" officeooo:rsid="30cf343e" style:font-weight-asian="normal" style:font-weight-complex="normal"/>
    </style:style>
    <style:style style:name="T490" style:family="text">
      <style:text-properties fo:font-weight="normal" officeooo:rsid="30d6dcbb" style:font-weight-asian="normal" style:font-weight-complex="normal"/>
    </style:style>
    <style:style style:name="T491" style:family="text">
      <style:text-properties fo:font-weight="normal" officeooo:rsid="30b64dd1" style:font-weight-asian="normal" style:font-weight-complex="normal"/>
    </style:style>
    <style:style style:name="T492" style:family="text">
      <style:text-properties fo:font-weight="normal" officeooo:rsid="30f9655f" style:font-weight-asian="normal" style:font-weight-complex="normal"/>
    </style:style>
    <style:style style:name="T493" style:family="text">
      <style:text-properties fo:font-weight="normal" officeooo:rsid="3116238e" style:font-weight-asian="normal" style:font-weight-complex="normal"/>
    </style:style>
    <style:style style:name="T494" style:family="text">
      <style:text-properties fo:font-weight="normal" officeooo:rsid="31171adb" style:font-weight-asian="normal" style:font-weight-complex="normal"/>
    </style:style>
    <style:style style:name="T495" style:family="text">
      <style:text-properties fo:font-weight="normal" officeooo:rsid="31209fdc" style:font-weight-asian="normal" style:font-weight-complex="normal"/>
    </style:style>
    <style:style style:name="T496" style:family="text">
      <style:text-properties fo:font-weight="normal" officeooo:rsid="30365feb" style:font-weight-asian="normal" style:font-weight-complex="normal"/>
    </style:style>
    <style:style style:name="T497" style:family="text">
      <style:text-properties fo:font-weight="normal" officeooo:rsid="314b455b" style:font-weight-asian="normal" style:font-weight-complex="normal"/>
    </style:style>
    <style:style style:name="T498" style:family="text">
      <style:text-properties fo:font-weight="normal" officeooo:rsid="31b1491c" style:font-weight-asian="normal" style:font-weight-complex="normal"/>
    </style:style>
    <style:style style:name="T499" style:family="text">
      <style:text-properties fo:font-weight="normal" officeooo:rsid="32183820" style:font-weight-asian="normal" style:font-weight-complex="normal"/>
    </style:style>
    <style:style style:name="T500" style:family="text">
      <style:text-properties fo:font-weight="normal" officeooo:rsid="32756b41" style:font-weight-asian="normal" style:font-weight-complex="normal"/>
    </style:style>
    <style:style style:name="T501" style:family="text">
      <style:text-properties fo:font-weight="normal" officeooo:rsid="32763b43" style:font-weight-asian="normal" style:font-weight-complex="normal"/>
    </style:style>
    <style:style style:name="T502" style:family="text">
      <style:text-properties fo:font-weight="normal" officeooo:rsid="3272316a" style:font-weight-asian="normal" style:font-weight-complex="normal"/>
    </style:style>
    <style:style style:name="T503" style:family="text">
      <style:text-properties fo:font-weight="normal" officeooo:rsid="31de22e0" style:font-weight-asian="normal" style:font-weight-complex="normal"/>
    </style:style>
    <style:style style:name="T504" style:family="text">
      <style:text-properties fo:font-weight="normal" officeooo:rsid="32a92568" style:font-weight-asian="normal" style:font-weight-complex="normal"/>
    </style:style>
    <style:style style:name="T505" style:family="text">
      <style:text-properties fo:font-weight="normal" officeooo:rsid="2ed40992" fo:background-color="transparent" loext:char-shading-value="0" style:font-weight-asian="normal" style:font-weight-complex="normal"/>
    </style:style>
    <style:style style:name="T506" style:family="text">
      <style:text-properties fo:font-weight="normal" officeooo:rsid="2f0cc567" fo:background-color="transparent" loext:char-shading-value="0" style:font-weight-asian="normal" style:font-weight-complex="normal"/>
    </style:style>
    <style:style style:name="T507" style:family="text">
      <style:text-properties fo:language="en" fo:country="US"/>
    </style:style>
    <style:style style:name="T508" style:family="text">
      <style:text-properties fo:language="en" fo:country="US" officeooo:rsid="2be98962"/>
    </style:style>
    <style:style style:name="T509" style:family="text">
      <style:text-properties fo:language="en" fo:country="US" officeooo:rsid="2be9d552"/>
    </style:style>
    <style:style style:name="T510" style:family="text">
      <style:text-properties fo:language="en" fo:country="US" officeooo:rsid="2c1b0dac"/>
    </style:style>
    <style:style style:name="T511" style:family="text">
      <style:text-properties fo:language="en" fo:country="US" officeooo:rsid="2c480505"/>
    </style:style>
    <style:style style:name="T512" style:family="text">
      <style:text-properties fo:language="en" fo:country="US" style:language-asian="zxx" style:country-asian="none" style:language-complex="ar" style:country-complex="SA"/>
    </style:style>
    <style:style style:name="T513" style:family="text">
      <style:text-properties fo:language="en" fo:country="US" officeooo:rsid="44ee1dce"/>
    </style:style>
    <style:style style:name="T514" style:family="text">
      <style:text-properties fo:language="en" fo:country="US" officeooo:rsid="2ce53766"/>
    </style:style>
    <style:style style:name="T515" style:family="text">
      <style:text-properties fo:language="en" fo:country="US" fo:font-weight="normal" style:font-weight-asian="normal" style:font-weight-complex="normal"/>
    </style:style>
    <style:style style:name="T516" style:family="text">
      <style:text-properties fo:language="en" fo:country="US" fo:font-weight="normal" officeooo:rsid="2ce9720a" style:font-weight-asian="normal" style:font-weight-complex="normal"/>
    </style:style>
    <style:style style:name="T517" style:family="text">
      <style:text-properties fo:language="en" fo:country="US" fo:font-weight="normal" officeooo:rsid="2de46560" style:font-weight-asian="normal" style:font-weight-complex="normal"/>
    </style:style>
    <style:style style:name="T518" style:family="text">
      <style:text-properties fo:language="en" fo:country="US" fo:font-weight="normal" officeooo:rsid="2fbce079" style:font-weight-asian="normal" style:font-weight-complex="normal"/>
    </style:style>
    <style:style style:name="T519" style:family="text">
      <style:text-properties fo:language="en" fo:country="US" fo:font-weight="normal" officeooo:rsid="3219ef03" style:font-weight-asian="normal" style:font-weight-complex="normal"/>
    </style:style>
    <style:style style:name="T520" style:family="text">
      <style:text-properties fo:language="en" fo:country="US" fo:font-weight="normal" officeooo:rsid="328f9fee" style:font-weight-asian="normal" style:font-weight-complex="normal"/>
    </style:style>
    <style:style style:name="T521" style:family="text">
      <style:text-properties fo:language="en" fo:country="US" fo:font-weight="normal" officeooo:rsid="3272316a" style:font-weight-asian="normal" style:font-weight-complex="normal"/>
    </style:style>
    <style:style style:name="T522" style:family="text">
      <style:text-properties fo:language="en" fo:country="US" officeooo:rsid="2cf3f9d9"/>
    </style:style>
    <style:style style:name="T523" style:family="text">
      <style:text-properties fo:language="en" fo:country="US" officeooo:rsid="2d369bed"/>
    </style:style>
    <style:style style:name="T524" style:family="text">
      <style:text-properties fo:language="en" fo:country="US" officeooo:rsid="2d6299e2"/>
    </style:style>
    <style:style style:name="T525" style:family="text">
      <style:text-properties fo:language="en" fo:country="US" officeooo:rsid="2d841b89"/>
    </style:style>
    <style:style style:name="T526" style:family="text">
      <style:text-properties fo:language="en" fo:country="US" fo:font-style="normal" officeooo:rsid="2d84afa8" style:font-style-asian="normal" style:font-style-complex="normal"/>
    </style:style>
    <style:style style:name="T527" style:family="text">
      <style:text-properties fo:language="en" fo:country="US" officeooo:rsid="2db4722c"/>
    </style:style>
    <style:style style:name="T528" style:family="text">
      <style:text-properties fo:language="en" fo:country="US" officeooo:rsid="2db4cd4f"/>
    </style:style>
    <style:style style:name="T529" style:family="text">
      <style:text-properties fo:language="en" fo:country="US" officeooo:rsid="2dd33f0d"/>
    </style:style>
    <style:style style:name="T530" style:family="text">
      <style:text-properties fo:language="en" fo:country="US" style:text-underline-style="none"/>
    </style:style>
    <style:style style:name="T531" style:family="text">
      <style:text-properties fo:language="en" fo:country="US" style:text-underline-style="none" officeooo:rsid="2df350ff"/>
    </style:style>
    <style:style style:name="T532" style:family="text">
      <style:text-properties fo:language="en" fo:country="US" style:text-underline-style="none" officeooo:rsid="2e329540"/>
    </style:style>
    <style:style style:name="T533" style:family="text">
      <style:text-properties fo:language="en" fo:country="US" officeooo:rsid="2df8dc0f"/>
    </style:style>
    <style:style style:name="T534" style:family="text">
      <style:text-properties fo:language="en" fo:country="US" officeooo:rsid="2e5bd9d6"/>
    </style:style>
    <style:style style:name="T535" style:family="text">
      <style:text-properties fo:language="en" fo:country="US" officeooo:rsid="2e66edb4"/>
    </style:style>
    <style:style style:name="T536" style:family="text">
      <style:text-properties fo:language="en" fo:country="US" officeooo:rsid="2f19b27e"/>
    </style:style>
    <style:style style:name="T537" style:family="text">
      <style:text-properties fo:language="en" fo:country="US" officeooo:rsid="2f1b08cb"/>
    </style:style>
    <style:style style:name="T538" style:family="text">
      <style:text-properties fo:language="en" fo:country="US" fo:font-weight="bold" style:font-weight-asian="bold" style:font-weight-complex="bold"/>
    </style:style>
    <style:style style:name="T539" style:family="text">
      <style:text-properties fo:language="en" fo:country="US" fo:font-weight="bold" officeooo:rsid="311d9717" style:font-weight-asian="bold" style:font-weight-complex="bold"/>
    </style:style>
    <style:style style:name="T540" style:family="text">
      <style:text-properties fo:language="en" fo:country="US" officeooo:rsid="311dc0cb"/>
    </style:style>
    <style:style style:name="T541" style:family="text">
      <style:text-properties fo:language="en" fo:country="US" officeooo:rsid="312b41d1"/>
    </style:style>
    <style:style style:name="T542" style:family="text">
      <style:text-properties fo:language="en" fo:country="US" officeooo:rsid="312b0242"/>
    </style:style>
    <style:style style:name="T543" style:family="text">
      <style:text-properties fo:language="en" fo:country="US" officeooo:rsid="313314dd"/>
    </style:style>
    <style:style style:name="T544" style:family="text">
      <style:text-properties fo:language="en" fo:country="US" officeooo:rsid="31346b0b"/>
    </style:style>
    <style:style style:name="T545" style:family="text">
      <style:text-properties fo:language="en" fo:country="US" officeooo:rsid="31381d48"/>
    </style:style>
    <style:style style:name="T546" style:family="text">
      <style:text-properties fo:language="en" fo:country="US" officeooo:rsid="315639cb"/>
    </style:style>
    <style:style style:name="T547" style:family="text">
      <style:text-properties fo:language="en" fo:country="US" officeooo:rsid="3197c4d7"/>
    </style:style>
    <style:style style:name="T548" style:family="text">
      <style:text-properties fo:language="en" fo:country="US" officeooo:rsid="31991c97"/>
    </style:style>
    <style:style style:name="T549" style:family="text">
      <style:text-properties fo:language="en" fo:country="US" officeooo:rsid="31b94552"/>
    </style:style>
    <style:style style:name="T550" style:family="text">
      <style:text-properties fo:language="en" fo:country="US" officeooo:rsid="31b7fdbe"/>
    </style:style>
    <style:style style:name="T551" style:family="text">
      <style:text-properties fo:language="en" fo:country="US" officeooo:rsid="31ba71f6"/>
    </style:style>
    <style:style style:name="T552" style:family="text">
      <style:text-properties fo:language="en" fo:country="US" officeooo:rsid="31c62585"/>
    </style:style>
    <style:style style:name="T553" style:family="text">
      <style:text-properties fo:language="en" fo:country="US" fo:font-style="italic" style:font-style-asian="italic" style:font-style-complex="italic"/>
    </style:style>
    <style:style style:name="T554" style:family="text">
      <style:text-properties fo:language="en" fo:country="US" officeooo:rsid="32b2a171"/>
    </style:style>
    <style:style style:name="T555" style:family="text">
      <style:text-properties fo:language="en" fo:country="US" officeooo:rsid="32c3ff04"/>
    </style:style>
    <style:style style:name="T556" style:family="text">
      <style:text-properties fo:language="en" fo:country="US" officeooo:rsid="32c519ce"/>
    </style:style>
    <style:style style:name="T557" style:family="text">
      <style:text-properties fo:language="en" fo:country="US" officeooo:rsid="32c8a3df"/>
    </style:style>
    <style:style style:name="T558" style:family="text">
      <style:text-properties fo:language="en" fo:country="US" officeooo:rsid="32ca2611"/>
    </style:style>
    <style:style style:name="T559" style:family="text">
      <style:text-properties style:text-underline-style="solid" style:text-underline-width="auto" style:text-underline-color="font-color"/>
    </style:style>
    <style:style style:name="T560" style:family="text">
      <style:text-properties style:text-underline-style="solid" style:text-underline-width="auto" style:text-underline-color="font-color" officeooo:rsid="2ce9720a"/>
    </style:style>
    <style:style style:name="T561" style:family="text">
      <style:text-properties style:text-underline-style="solid" style:text-underline-width="auto" style:text-underline-color="font-color" fo:font-weight="normal" style:font-weight-asian="normal" style:font-weight-complex="normal"/>
    </style:style>
    <style:style style:name="T562" style:family="text">
      <style:text-properties style:text-underline-style="solid" style:text-underline-width="auto" style:text-underline-color="font-color" fo:font-weight="normal" officeooo:rsid="2ce9720a" style:font-weight-asian="normal" style:font-weight-complex="normal"/>
    </style:style>
    <style:style style:name="T563" style:family="text">
      <style:text-properties style:text-underline-style="solid" style:text-underline-width="auto" style:text-underline-color="font-color" fo:font-weight="normal" officeooo:rsid="2dd158b3" style:font-weight-asian="normal" style:font-weight-complex="normal"/>
    </style:style>
    <style:style style:name="T564" style:family="text">
      <style:text-properties style:text-underline-style="solid" style:text-underline-width="auto" style:text-underline-color="font-color" officeooo:rsid="2ddaf02d"/>
    </style:style>
    <style:style style:name="T565" style:family="text">
      <style:text-properties style:text-underline-style="solid" style:text-underline-width="auto" style:text-underline-color="font-color" officeooo:rsid="2dec2f3d"/>
    </style:style>
    <style:style style:name="T566" style:family="text">
      <style:text-properties style:text-underline-style="solid" style:text-underline-width="auto" style:text-underline-color="font-color" officeooo:rsid="2deb3456"/>
    </style:style>
    <style:style style:name="T567" style:family="text">
      <style:text-properties style:text-underline-style="solid" style:text-underline-width="auto" style:text-underline-color="font-color" officeooo:rsid="2e329540"/>
    </style:style>
    <style:style style:name="T568" style:family="text">
      <style:text-properties style:text-underline-style="solid" style:text-underline-width="auto" style:text-underline-color="font-color" officeooo:rsid="305b5843"/>
    </style:style>
    <style:style style:name="T569" style:family="text">
      <style:text-properties style:text-underline-style="solid" style:text-underline-width="auto" style:text-underline-color="font-color" officeooo:rsid="30881042"/>
    </style:style>
    <style:style style:name="T570" style:family="text">
      <style:text-properties fo:font-variant="normal" fo:text-transform="none" fo:color="#222222" fo:letter-spacing="normal" fo:language="cs" fo:country="CZ" fo:font-style="normal" officeooo:rsid="1d1a7fb6" style:font-style-asian="normal" style:font-style-complex="normal"/>
    </style:style>
    <style:style style:name="T571" style:family="text">
      <style:text-properties fo:font-variant="normal" fo:text-transform="none" fo:color="#222222" fo:letter-spacing="normal" fo:language="cs" fo:country="CZ" fo:font-style="normal" officeooo:rsid="2df350ff" style:font-style-asian="normal" style:font-style-complex="normal"/>
    </style:style>
    <style:style style:name="T572" style:family="text">
      <style:text-properties fo:font-variant="normal" fo:text-transform="none" fo:color="#222222" fo:letter-spacing="normal" fo:language="cs" fo:country="CZ" fo:font-style="normal" officeooo:rsid="2e06aabe" style:font-style-asian="normal" style:font-style-complex="normal"/>
    </style:style>
    <style:style style:name="T573" style:family="text">
      <style:text-properties fo:font-variant="normal" fo:text-transform="none" fo:color="#222222" fo:letter-spacing="normal" fo:language="cs" fo:country="CZ" fo:font-style="normal" officeooo:rsid="2e075c25" style:font-style-asian="normal" style:font-style-complex="normal"/>
    </style:style>
    <style:style style:name="T574" style:family="text">
      <style:text-properties fo:font-variant="normal" fo:text-transform="none" fo:color="#222222" fo:letter-spacing="normal" fo:language="cs" fo:country="CZ" fo:font-style="normal" officeooo:rsid="2e07cd7a" style:font-style-asian="normal" style:font-style-complex="normal"/>
    </style:style>
    <style:style style:name="T575" style:family="text">
      <style:text-properties fo:font-variant="normal" fo:text-transform="none" fo:color="#222222" fo:letter-spacing="normal" fo:language="cs" fo:country="CZ" fo:font-style="normal" officeooo:rsid="2e0bb40e" style:font-style-asian="normal" style:font-style-complex="normal"/>
    </style:style>
    <style:style style:name="T576" style:family="text">
      <style:text-properties fo:font-variant="normal" fo:text-transform="none" fo:color="#222222" fo:letter-spacing="normal" fo:language="cs" fo:country="CZ" fo:font-style="normal" officeooo:rsid="2e0dabc4" style:font-style-asian="normal" style:font-style-complex="normal"/>
    </style:style>
    <style:style style:name="T577" style:family="text">
      <style:text-properties fo:font-variant="normal" fo:text-transform="none" fo:color="#222222" fo:letter-spacing="normal" fo:language="cs" fo:country="CZ" fo:font-style="normal" officeooo:rsid="2e5e1d38" style:font-style-asian="normal" style:font-style-complex="normal"/>
    </style:style>
    <style:style style:name="T578" style:family="text">
      <style:text-properties fo:font-variant="normal" fo:text-transform="none" fo:color="#222222" fo:letter-spacing="normal" fo:language="cs" fo:country="CZ" fo:font-style="normal" officeooo:rsid="2e709a3a" style:font-style-asian="normal" style:font-style-complex="normal"/>
    </style:style>
    <style:style style:name="T579" style:family="text">
      <style:text-properties fo:font-variant="normal" fo:text-transform="none" fo:color="#222222" fo:letter-spacing="normal" fo:language="cs" fo:country="CZ" fo:font-style="normal" officeooo:rsid="2e72668c" style:font-style-asian="normal" style:font-style-complex="normal"/>
    </style:style>
    <style:style style:name="T580" style:family="text">
      <style:text-properties fo:font-variant="normal" fo:text-transform="none" fo:color="#222222" fo:letter-spacing="normal" fo:language="cs" fo:country="CZ" fo:font-style="normal" officeooo:rsid="2e73e7c1" style:font-style-asian="normal" style:font-style-complex="normal"/>
    </style:style>
    <style:style style:name="T581"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82"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83"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84" style:family="text">
      <style:text-properties fo:font-variant="normal" fo:text-transform="none" fo:color="#222222" fo:letter-spacing="normal" fo:language="cs" fo:country="CZ" fo:font-style="italic" officeooo:rsid="2ba9166b" style:font-style-asian="italic" style:font-style-complex="italic"/>
    </style:style>
    <style:style style:name="T585" style:family="text">
      <style:text-properties fo:font-variant="normal" fo:text-transform="none" fo:color="#222222" fo:letter-spacing="normal" fo:language="cs" fo:country="CZ" fo:font-style="italic" officeooo:rsid="2ba53bbf" style:font-style-asian="italic" style:font-style-complex="italic"/>
    </style:style>
    <style:style style:name="T586" style:family="text">
      <style:text-properties fo:font-variant="normal" fo:text-transform="none" fo:color="#222222" fo:letter-spacing="normal" fo:language="cs" fo:country="CZ" fo:font-style="italic" officeooo:rsid="2b9fc56a" style:font-style-asian="italic" style:font-style-complex="italic"/>
    </style:style>
    <style:style style:name="T587" style:family="text">
      <style:text-properties fo:font-variant="normal" fo:text-transform="none" fo:color="#222222" fo:letter-spacing="normal" fo:language="cs" fo:country="CZ" fo:font-style="italic" officeooo:rsid="2bacda3a" style:font-style-asian="italic" style:font-style-complex="italic"/>
    </style:style>
    <style:style style:name="T588"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89"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90"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91"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92"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593"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594"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595"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596"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597"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598"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599"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00"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01"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02"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03"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04"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11"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19"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20"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21"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style:font-name="Georgia2"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3" style:family="text">
      <style:text-properties fo:font-variant="normal" fo:text-transform="none" fo:color="#222222" style:font-name="Georgia2"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4" style:family="text">
      <style:text-properties fo:font-variant="normal" fo:text-transform="none" fo:color="#222222" style:font-name="Georgia2"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5" style:family="text">
      <style:text-properties fo:font-variant="normal" fo:text-transform="none" fo:color="#222222" style:font-name="Georgia2"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6" style:family="text">
      <style:text-properties fo:font-variant="normal" fo:text-transform="none" fo:color="#222222" style:font-name="Georgia2"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7" style:family="text">
      <style:text-properties fo:font-variant="normal" fo:text-transform="none" fo:color="#222222" style:font-name="Georgia2"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8" style:family="text">
      <style:text-properties fo:font-variant="normal" fo:text-transform="none" fo:color="#222222" style:font-name="Georgia2"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29" style:family="text">
      <style:text-properties fo:font-variant="normal" fo:text-transform="none" fo:color="#222222" style:font-name="Georgia2"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0" style:family="text">
      <style:text-properties fo:font-variant="normal" fo:text-transform="none" fo:color="#222222" style:font-name="Georgia2"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1" style:family="text">
      <style:text-properties fo:font-variant="normal" fo:text-transform="none" fo:color="#222222" style:font-name="Georgia2"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2" style:family="text">
      <style:text-properties fo:font-variant="normal" fo:text-transform="none" fo:color="#222222" style:font-name="Georgia2"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3" style:family="text">
      <style:text-properties fo:font-variant="normal" fo:text-transform="none" fo:color="#222222" style:font-name="Georgia2"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4" style:family="text">
      <style:text-properties fo:font-variant="normal" fo:text-transform="none" fo:color="#222222" style:font-name="Georgia2"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35" style:family="text">
      <style:text-properties fo:font-variant="normal" fo:text-transform="none" fo:color="#222222" style:font-name="Georgia2"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37"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3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3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4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41"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42"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43"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44"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45"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46"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47"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48"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49"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50"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51"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1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2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2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2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2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2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25"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26"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27"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28" style:family="text">
      <style:text-properties fo:font-variant="normal" fo:text-transform="none" fo:color="#000000" fo:letter-spacing="normal" fo:language="cs" fo:country="CZ" fo:font-style="normal" style:text-underline-style="none" style:font-style-asian="normal" style:font-style-complex="normal"/>
    </style:style>
    <style:style style:name="T7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32"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33"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34"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35"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3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3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38"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39"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40"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41"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42"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43"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45"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7"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8"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49"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0" style:family="text">
      <style:text-properties fo:font-variant="normal" fo:text-transform="none" fo:color="#000000" style:text-line-through-style="none" style:text-line-through-type="none" style:font-name="Georgia2"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5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5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5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55" style:family="text">
      <style:text-properties fo:font-variant="normal" fo:text-transform="none" fo:color="#000000" style:font-name="Georgia2"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6" style:family="text">
      <style:text-properties fo:font-variant="normal" fo:text-transform="none" fo:color="#000000" style:font-name="Georgia2"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57" style:family="text">
      <style:text-properties fo:font-variant="normal" fo:text-transform="none" fo:color="#000000" style:font-name="Georgia2"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fo:color="#000000" style:font-name="Georgia2"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fo:color="#000000" style:font-name="Georgia2"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0" style:family="text">
      <style:text-properties fo:font-variant="normal" fo:text-transform="none" fo:color="#000000" style:font-name="Georgia2"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1" style:family="text">
      <style:text-properties fo:font-variant="normal" fo:text-transform="none" fo:color="#000000" style:font-name="Georgia2"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2" style:family="text">
      <style:text-properties fo:font-variant="normal" fo:text-transform="none" fo:color="#000000" style:font-name="Georgia2"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3" style:family="text">
      <style:text-properties fo:font-variant="normal" fo:text-transform="none" fo:color="#000000" style:font-name="Georgia2"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4" style:family="text">
      <style:text-properties fo:font-variant="normal" fo:text-transform="none" fo:color="#000000" style:font-name="Georgia2"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5" style:family="text">
      <style:text-properties fo:font-variant="normal" fo:text-transform="none" fo:color="#000000" style:font-name="Georgia2"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fo:color="#000000" style:font-name="Georgia2"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fo:color="#000000" style:font-name="Georgia2"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font-name="Georgia2"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font-name="Georgia2"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font-name="Georgia2"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font-name="Georgia2"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72"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73"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74"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75"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76"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777"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78"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779"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780"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781"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782"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783"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84" style:family="text">
      <style:text-properties fo:font-variant="normal" fo:text-transform="none" fo:color="#333333" style:font-name="CharisSILW" fo:font-size="9pt" fo:letter-spacing="normal" fo:font-style="normal" fo:font-weight="normal"/>
    </style:style>
    <style:style style:name="T785" style:family="text">
      <style:text-properties fo:font-variant="normal" fo:text-transform="none" fo:color="#333333" style:font-name="CharisSILW" fo:font-size="9pt" fo:letter-spacing="normal" fo:font-style="normal" fo:font-weight="normal" officeooo:rsid="45869e7b"/>
    </style:style>
    <style:style style:name="T786" style:family="text">
      <style:text-properties fo:font-variant="normal" fo:text-transform="none" fo:color="#333333" style:font-name="CharisSILW" fo:font-size="9pt" fo:letter-spacing="normal" fo:font-style="normal" fo:font-weight="normal" officeooo:rsid="2f897113"/>
    </style:style>
    <style:style style:name="T787"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788"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9"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0" style:family="text">
      <style:text-properties fo:font-variant="normal" fo:text-transform="none" style:use-window-font-color="true" style:text-line-through-style="none" style:text-line-through-type="none" style:font-name="Georgia2"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1"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2"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3" style:family="text">
      <style:text-properties fo:font-variant="normal" fo:text-transform="none" style:use-window-font-color="true" style:text-line-through-style="none" style:text-line-through-type="none" style:font-name="Georgia2"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4" style:family="text">
      <style:text-properties fo:font-variant="normal" fo:text-transform="none" style:use-window-font-color="true" style:text-line-through-style="none" style:text-line-through-type="none" style:font-name="Georgia2"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fo:font-variant="normal" fo:text-transform="none" style:use-window-font-color="true" style:text-line-through-style="none" style:text-line-through-type="none" style:font-name="Georgia2"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fo:font-variant="normal" fo:text-transform="none" style:use-window-font-color="true" style:text-line-through-style="none" style:text-line-through-type="none" style:font-name="Georgia2"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fo:font-variant="normal" fo:text-transform="none" style:use-window-font-color="true" style:text-line-through-style="none" style:text-line-through-type="none" style:font-name="Georgia2"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9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2"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2"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6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2"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2"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2"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11" style:family="text">
      <style:text-properties fo:font-variant="normal" fo:text-transform="none" style:use-window-font-color="true" style:text-line-through-style="none" style:text-line-through-type="none" style:font-name="Georgia2"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12" style:family="text">
      <style:text-properties fo:font-variant="normal" fo:text-transform="none" style:use-window-font-color="true" style:text-line-through-style="none" style:text-line-through-type="none" style:font-name="Georgia2"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fo:font-variant="normal" fo:text-transform="none" style:use-window-font-color="true" style:text-line-through-style="none" style:text-line-through-type="none" style:font-name="Georgia2"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fo:font-variant="normal" fo:text-transform="none" style:use-window-font-color="true" style:text-line-through-style="none" style:text-line-through-type="none" style:font-name="Georgia2"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fo:font-variant="normal" fo:text-transform="none" style:use-window-font-color="true" style:text-line-through-style="none" style:text-line-through-type="non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16" style:family="text">
      <style:text-properties fo:font-variant="normal" fo:text-transform="none" style:use-window-font-color="true" style:text-line-through-style="none" style:text-line-through-type="none" style:font-name="Georgia2"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17"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2"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2"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7"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8"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29"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0" style:family="text">
      <style:text-properties fo:font-variant="normal" fo:text-transform="none" style:use-window-font-color="true" style:text-line-through-style="none" style:text-line-through-type="none" style:font-name="Georgia2"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1"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2"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3"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4"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5"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6" style:family="text">
      <style:text-properties fo:font-variant="normal" fo:text-transform="none" style:use-window-font-color="true" style:text-line-through-style="none" style:text-line-through-type="none" style:font-name="Georgia2"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7"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38"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39" style:family="text">
      <style:text-properties fo:font-variant="normal" fo:text-transform="none" style:use-window-font-color="true" style:text-line-through-style="none" style:text-line-through-type="none" style:font-name="Georgia2"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40" style:family="text">
      <style:text-properties fo:font-variant="normal" fo:text-transform="none" style:use-window-font-color="true" style:text-line-through-style="none" style:text-line-through-type="none" style:font-name="Georgia2"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41"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2"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45"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6"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7"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8" style:family="text">
      <style:text-properties fo:font-variant="normal" fo:text-transform="none" style:use-window-font-color="true" style:font-name="Georgia2"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49" style:family="text">
      <style:text-properties fo:font-variant="normal" fo:text-transform="none" style:use-window-font-color="true" style:font-name="Georgia2"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0" style:family="text">
      <style:text-properties fo:font-variant="normal" fo:text-transform="none" style:use-window-font-color="true" style:font-name="Georgia2"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font-name="Georgia2"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font-name="Georgia2"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font-name="Georgia2"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font-name="Georgia2"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fo:font-variant="normal" fo:text-transform="none" style:use-window-font-color="true" style:font-name="Georgia2"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6" style:family="text">
      <style:text-properties fo:font-variant="normal" fo:text-transform="none" style:use-window-font-color="true" style:font-name="Georgia2"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font-name="Georgia2"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fo:color="#242729" fo:letter-spacing="normal" fo:font-weight="bold" style:font-weight-asian="bold" style:font-weight-complex="bold"/>
    </style:style>
    <style:style style:name="T959"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0" style:family="text">
      <style:text-properties fo:font-variant="normal" fo:text-transform="none" fo:color="#8ba60e" style:text-line-through-style="none" style:text-line-through-type="none" style:font-name="Georgia2"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1"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fo:color="#966400" style:text-line-through-style="none" style:text-line-through-type="none" style:font-name="Georgia2"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fo:color="#ff6400" style:text-line-through-style="none" style:text-line-through-type="none" style:font-name="Georgia2"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fo:color="#6496aa" style:text-line-through-style="none" style:text-line-through-type="none" style:font-name="Georgia2"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fo:color="#6482ff" style:text-line-through-style="none" style:text-line-through-type="none" style:font-name="Georgia2"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fo:color="#202124" fo:letter-spacing="normal"/>
    </style:style>
    <style:style style:name="T969" style:family="text">
      <style:text-properties officeooo:rsid="2b985cc7"/>
    </style:style>
    <style:style style:name="T970" style:family="text">
      <style:text-properties officeooo:rsid="2b9a50b8"/>
    </style:style>
    <style:style style:name="T971" style:family="text">
      <style:text-properties style:use-window-font-color="true"/>
    </style:style>
    <style:style style:name="T972" style:family="text">
      <style:text-properties style:use-window-font-color="true" style:text-line-through-style="none" style:text-line-through-type="non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2"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2"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2"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2"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2"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2"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2"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2"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2"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2"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2"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2"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2"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2"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2"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2"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2"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2"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2"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2"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2"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2"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2"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2"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2"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2"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2"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2"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2"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2"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2"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2"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2"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2"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2"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2"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2"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2"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2"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2"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2"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2"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2"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2"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2"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2"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2"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2"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2"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2"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2"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2"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2"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2"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9" style:family="text">
      <style:text-properties style:use-window-font-color="true" style:text-line-through-style="none" style:text-line-through-type="none" style:font-name="Georgia2"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0" style:family="text">
      <style:text-properties style:use-window-font-color="true" style:text-line-through-style="none" style:text-line-through-type="none" style:font-name="Georgia2"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1" style:family="text">
      <style:text-properties style:use-window-font-color="true" style:text-line-through-style="none" style:text-line-through-type="none" style:font-name="Georgia2"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2" style:family="text">
      <style:text-properties style:use-window-font-color="true" style:text-line-through-style="none" style:text-line-through-type="none" style:font-name="Georgia2"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3" style:family="text">
      <style:text-properties style:use-window-font-color="true" style:text-line-through-style="none" style:text-line-through-type="none" style:font-name="Georgia2"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4" style:family="text">
      <style:text-properties style:use-window-font-color="true" style:text-line-through-style="none" style:text-line-through-type="none" style:font-name="Georgia2"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5" style:family="text">
      <style:text-properties style:use-window-font-color="true" style:text-line-through-style="none" style:text-line-through-type="none" style:font-name="Georgia2"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6" style:family="text">
      <style:text-properties style:use-window-font-color="true" style:text-line-through-style="none" style:text-line-through-type="none" style:font-name="Georgia2"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7" style:family="text">
      <style:text-properties style:use-window-font-color="true" style:text-line-through-style="none" style:text-line-through-type="none" style:font-name="Georgia2"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8" style:family="text">
      <style:text-properties style:use-window-font-color="true" style:text-line-through-style="none" style:text-line-through-type="none" style:font-name="Georgia2"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39" style:family="text">
      <style:text-properties style:use-window-font-color="true" style:text-line-through-style="none" style:text-line-through-type="non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text-line-through-style="none" style:text-line-through-type="none" style:font-name="Georgia2"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text-line-through-style="none" style:text-line-through-type="none" style:font-name="Georgia2"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text-line-through-style="none" style:text-line-through-type="non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text-line-through-style="none" style:text-line-through-type="none" style:font-name="Georgia2"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text-line-through-style="none" style:text-line-through-type="none" style:font-name="Georgia2"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text-line-through-style="none" style:text-line-through-type="non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text-line-through-style="none" style:text-line-through-type="none" style:font-name="Georgia2"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text-line-through-style="none" style:text-line-through-type="none" style:font-name="Georgia2"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text-line-through-style="none" style:text-line-through-type="none" style:font-name="Georgia2"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text-line-through-style="none" style:text-line-through-type="none" style:font-name="Georgia2"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text-line-through-style="none" style:text-line-through-type="non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2"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2"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2"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2"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2"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2"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2"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2"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2"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2"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2"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2"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2"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2"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2"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2"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2"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2"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2"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style:font-name="Georgia2"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style:font-name="Georgia2"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style:font-name="Georgia2"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style:font-name="Georgia2"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style:font-name="Georgia2"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style:font-name="Georgia2"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style:font-name="Georgia2"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style:font-name="Georgia2"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style:font-name="Georgia2"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Georgia2"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Georgia2"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Georgia2"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Georgia2"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text-line-through-style="none" style:text-line-through-type="none" style:font-name="Georgia2"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text-line-through-style="none" style:text-line-through-type="none" style:font-name="Georgia2"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text-line-through-style="none" style:text-line-through-type="none" style:font-name="Georgia2"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text-line-through-style="none" style:text-line-through-type="none" style:font-name="Georgia2"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text-line-through-style="none" style:text-line-through-type="none" style:font-name="Georgia2"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text-line-through-style="none" style:text-line-through-type="none" style:font-name="Georgia2"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text-line-through-style="none" style:text-line-through-type="none" style:font-name="Georgia2"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text-line-through-style="none" style:text-line-through-type="none" style:font-name="Georgia2"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text-line-through-style="none" style:text-line-through-type="none" style:font-name="Georgia2"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Georgia2"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Georgia2"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Georgia2"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text-line-through-style="none" style:text-line-through-type="none" style:font-name="Georgia2"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style:font-name="Georgia2"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style:font-name="Georgia2"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text-line-through-style="none" style:text-line-through-type="none" style:font-name="Georgia2"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text-line-through-style="none" style:text-line-through-type="none" style:font-name="Georgia2"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2"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2"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2"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text-line-through-style="none" style:text-line-through-type="none" style:font-name="Georgia2"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text-line-through-style="none" style:text-line-through-type="none" style:font-name="Georgia2"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text-line-through-style="none" style:text-line-through-type="non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text-line-through-style="none" style:text-line-through-type="none" style:font-name="Georgia2"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style:font-name="Georgia2"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text-line-through-style="none" style:text-line-through-type="none" style:font-name="Georgia2"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text-line-through-style="none" style:text-line-through-type="none" style:font-name="Georgia2"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text-line-through-style="none" style:text-line-through-type="none" style:font-name="Georgia2"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style:font-name="Georgia2"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text-line-through-style="none" style:text-line-through-type="none" style:font-name="Georgia2"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text-line-through-style="none" style:text-line-through-type="none" style:font-name="Georgia2"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text-line-through-style="none" style:text-line-through-type="none" style:font-name="Georgia2"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text-line-through-style="none" style:text-line-through-type="none" style:font-name="Georgia2"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text-line-through-style="none" style:text-line-through-type="none" style:font-name="Georgia2"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text-line-through-style="none" style:text-line-through-type="none" style:font-name="Georgia2"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text-line-through-style="none" style:text-line-through-type="none" style:font-name="Georgia2"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text-line-through-style="none" style:text-line-through-type="non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text-line-through-style="none" style:text-line-through-type="none" style:font-name="Georgia2"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text-line-through-style="none" style:text-line-through-type="none" style:font-name="Georgia2"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text-line-through-style="none" style:text-line-through-type="none" style:font-name="Georgia2"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text-line-through-style="none" style:text-line-through-type="none" style:font-name="Georgia2"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text-line-through-style="none" style:text-line-through-type="none" style:font-name="Georgia2"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text-line-through-style="none" style:text-line-through-type="none" style:font-name="Georgia2"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text-line-through-style="none" style:text-line-through-type="none" style:font-name="Georgia2"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text-line-through-style="none" style:text-line-through-type="none" style:font-name="Georgia2"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text-line-through-style="none" style:text-line-through-type="none" style:font-name="Georgia2"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text-line-through-style="none" style:text-line-through-type="none" style:font-name="Georgia2"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text-line-through-style="none" style:text-line-through-type="none" style:font-name="Georgia2"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text-line-through-style="none" style:text-line-through-type="none" style:font-name="Georgia2"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text-line-through-style="none" style:text-line-through-type="none" style:font-name="Georgia2"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text-line-through-style="none" style:text-line-through-type="non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text-line-through-style="none" style:text-line-through-type="none" style:font-name="Georgia2"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text-line-through-style="none" style:text-line-through-type="none" style:font-name="Georgia2"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text-line-through-style="none" style:text-line-through-type="none" style:font-name="Georgia2"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text-line-through-style="none" style:text-line-through-type="none" style:font-name="Georgia2"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text-line-through-style="none" style:text-line-through-type="none" style:font-name="Georgia2"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text-line-through-style="none" style:text-line-through-type="none" style:font-name="Georgia2"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text-line-through-style="none" style:text-line-through-type="none" style:font-name="Georgia2"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text-line-through-style="none" style:text-line-through-type="none" style:font-name="Georgia2"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text-line-through-style="none" style:text-line-through-type="none" style:font-name="Georgia2"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text-line-through-style="none" style:text-line-through-type="none" style:font-name="Georgia2"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text-line-through-style="none" style:text-line-through-type="none" style:font-name="Georgia2"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text-line-through-style="none" style:text-line-through-type="none" style:font-name="Georgia2"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text-line-through-style="none" style:text-line-through-type="none" style:font-name="Georgia2"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text-line-through-style="none" style:text-line-through-type="none" style:font-name="Georgia2"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text-line-through-style="none" style:text-line-through-type="none" style:font-name="Georgia2"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text-line-through-style="none" style:text-line-through-type="none" style:font-name="Georgia2"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text-line-through-style="none" style:text-line-through-type="none" style:font-name="Georgia2"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text-line-through-style="none" style:text-line-through-type="none" style:font-name="Georgia2"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style:font-name="Georgia2"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2"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2"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2"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2"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2"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2"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2"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2"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2"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2"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2"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2"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2"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2"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2"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2"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2"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2"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2"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2"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2"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2"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2"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2"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2"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2"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2"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2"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2"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2"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2"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2"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2"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2" style:family="text">
      <style:text-properties style:use-window-font-color="true" style:text-line-through-style="none" style:text-line-through-type="none" style:font-name="Georgia2"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3" style:family="text">
      <style:text-properties style:use-window-font-color="true" style:text-line-through-style="none" style:text-line-through-type="none" style:font-name="Georgia2"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4" style:family="text">
      <style:text-properties style:use-window-font-color="true" style:text-line-through-style="none" style:text-line-through-type="none" style:font-name="Georgia2"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5" style:family="text">
      <style:text-properties style:use-window-font-color="true" style:text-line-through-style="none" style:text-line-through-type="none" style:font-name="Georgia2"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6" style:family="text">
      <style:text-properties style:use-window-font-color="true" style:text-line-through-style="none" style:text-line-through-type="none" style:font-name="Georgia2"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7" style:family="text">
      <style:text-properties style:use-window-font-color="true" style:text-line-through-style="none" style:text-line-through-type="none" style:font-name="Georgia2"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8" style:family="text">
      <style:text-properties style:use-window-font-color="true" style:text-line-through-style="none" style:text-line-through-type="none" style:font-name="Georgia2"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99" style:family="text">
      <style:text-properties style:use-window-font-color="true" style:text-line-through-style="none" style:text-line-through-type="non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00" style:family="text">
      <style:text-properties style:use-window-font-color="true" style:text-line-through-style="none" style:text-line-through-type="none" style:font-name="Georgia2"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201" style:family="text">
      <style:text-properties style:use-window-font-color="true" style:text-line-through-style="none" style:text-line-through-type="none" style:font-name="Georgia2"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202" style:family="text">
      <style:text-properties style:use-window-font-color="true" style:text-line-through-style="none" style:text-line-through-type="none" style:font-name="Georgia2"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203" style:family="text">
      <style:text-properties style:use-window-font-color="true" style:text-line-through-style="none" style:text-line-through-type="none" style:font-name="Georgia2"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204" style:family="text">
      <style:text-properties style:use-window-font-color="true" style:text-line-through-style="none" style:text-line-through-type="none" style:font-name="Georgia2"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205" style:family="text">
      <style:text-properties style:use-window-font-color="true" style:text-line-through-style="none" style:text-line-through-type="none" style:font-name="Georgia2"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206" style:family="text">
      <style:text-properties style:use-window-font-color="true" style:text-line-through-style="none" style:text-line-through-type="none" style:font-name="Georgia2"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207" style:family="text">
      <style:text-properties style:use-window-font-color="true" style:text-line-through-style="none" style:text-line-through-type="none" style:font-name="Georgia2"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8" style:family="text">
      <style:text-properties style:use-window-font-color="true" style:text-line-through-style="none" style:text-line-through-type="none" style:font-name="Georgia2"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09" style:family="text">
      <style:text-properties style:use-window-font-color="true" style:text-line-through-style="none" style:text-line-through-type="none" style:font-name="Georgia2"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0" style:family="text">
      <style:text-properties style:use-window-font-color="true" style:text-line-through-style="none" style:text-line-through-type="none" style:font-name="Georgia2"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1" style:family="text">
      <style:text-properties style:use-window-font-color="true" style:text-line-through-style="none" style:text-line-through-type="none" style:font-name="Georgia2"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2" style:family="text">
      <style:text-properties style:use-window-font-color="true" style:text-line-through-style="none" style:text-line-through-type="none" style:font-name="Georgia2"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3" style:family="text">
      <style:text-properties style:use-window-font-color="true" style:text-line-through-style="none" style:text-line-through-type="none" style:font-name="Georgia2"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4" style:family="text">
      <style:text-properties style:use-window-font-color="true" style:text-line-through-style="none" style:text-line-through-type="none" style:font-name="Georgia2"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5" style:family="text">
      <style:text-properties style:use-window-font-color="true" style:text-line-through-style="none" style:text-line-through-type="none" style:font-name="Georgia2"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6" style:family="text">
      <style:text-properties style:use-window-font-color="true" style:text-line-through-style="none" style:text-line-through-type="none" style:font-name="Georgia2"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7" style:family="text">
      <style:text-properties style:use-window-font-color="true" style:text-line-through-style="none" style:text-line-through-type="none" style:font-name="Georgia2"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8" style:family="text">
      <style:text-properties style:use-window-font-color="true" style:text-line-through-style="none" style:text-line-through-type="none" style:font-name="Georgia2"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9" style:family="text">
      <style:text-properties style:use-window-font-color="true" style:text-line-through-style="none" style:text-line-through-type="none" style:font-name="Georgia2"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0" style:family="text">
      <style:text-properties style:use-window-font-color="true" style:text-line-through-style="none" style:text-line-through-type="none" style:font-name="Georgia2"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1" style:family="text">
      <style:text-properties style:use-window-font-color="true" style:text-line-through-style="none" style:text-line-through-type="none" style:font-name="Georgia2"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2"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2"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2"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2"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7"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8"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9"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0"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1"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2"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3"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4"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5"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253"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254"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255"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6"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7"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8"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9"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0"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61"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2"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63"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7"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8"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69"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70"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71" style:family="text">
      <style:text-properties style:use-window-font-color="true" style:text-line-through-style="none" style:text-line-through-type="none" officeooo:rsid="4b875a34" fo:background-color="transparent" loext:char-shading-value="0"/>
    </style:style>
    <style:style style:name="T1272"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273"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2"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2"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2"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2"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2"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2"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2"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2"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2"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2"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2"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2"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2"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2"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2"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2"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2"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2"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2"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2"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2"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2"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2"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2"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2"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2"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2"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2"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2"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2"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2"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2"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2"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2"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2"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2"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2"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2"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2"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2"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2"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2"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2"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2"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2"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2"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2"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2"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2"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2"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2"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2"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2"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2"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2"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2"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2"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2"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2"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2"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2"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2"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2"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2"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2"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2"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2"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2"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2"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2"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2"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2"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2"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2"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2"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2"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2"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2"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2"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2"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2"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2"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2"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2"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2"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2"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2"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2"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2"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2"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2"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2"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2"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2"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2"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2"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2"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2"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2"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2"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2"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2"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2"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2"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2"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2"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2"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2"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2"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2"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2"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2"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2"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2"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2"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2"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2"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2"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2"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2"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2"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2"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2"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2"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2"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01"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2" style:family="text">
      <style:text-properties style:use-window-font-color="true" style:font-name="Georgia2"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3" style:family="text">
      <style:text-properties style:use-window-font-color="true" style:font-name="Georgia2"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4" style:family="text">
      <style:text-properties style:use-window-font-color="true" style:font-name="Georgia2"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5" style:family="text">
      <style:text-properties style:use-window-font-color="true" style:font-name="Georgia2"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6" style:family="text">
      <style:text-properties style:use-window-font-color="true" style:font-name="Georgia2"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7" style:family="text">
      <style:text-properties style:use-window-font-color="true" style:font-name="Georgia2"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8" style:family="text">
      <style:text-properties style:use-window-font-color="true" style:font-name="Georgia2"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9" style:family="text">
      <style:text-properties style:use-window-font-color="true" style:font-name="Georgia2"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0" style:family="text">
      <style:text-properties style:use-window-font-color="true" style:font-name="Georgia2"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1" style:family="text">
      <style:text-properties style:use-window-font-color="true" style:font-name="Georgia2"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2" style:family="text">
      <style:text-properties style:use-window-font-color="true" style:font-name="Georgia2"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3" style:family="text">
      <style:text-properties style:use-window-font-color="true" style:font-name="Georgia2"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4" style:family="text">
      <style:text-properties style:use-window-font-color="true" style:font-name="Georgia2"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5" style:family="text">
      <style:text-properties style:use-window-font-color="true" style:font-name="Georgia2"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6" style:family="text">
      <style:text-properties style:use-window-font-color="true" style:font-name="Georgia2"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7" style:family="text">
      <style:text-properties style:use-window-font-color="true" style:font-name="Georgia2"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8" style:family="text">
      <style:text-properties style:use-window-font-color="true" style:font-name="Georgia2"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9" style:family="text">
      <style:text-properties style:use-window-font-color="true" style:font-name="Georgia2"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0" style:family="text">
      <style:text-properties style:use-window-font-color="true" style:font-name="Georgia2"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1" style:family="text">
      <style:text-properties style:use-window-font-color="true" style:font-name="Georgia2"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2" style:family="text">
      <style:text-properties style:use-window-font-color="true" style:font-name="Georgia2"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3" style:family="text">
      <style:text-properties style:use-window-font-color="true" style:font-name="Georgia2"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4" style:family="text">
      <style:text-properties style:use-window-font-color="true" style:font-name="Georgia2"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5" style:family="text">
      <style:text-properties style:use-window-font-color="true" style:font-name="Georgia2"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6" style:family="text">
      <style:text-properties style:use-window-font-color="true" style:font-name="Georgia2"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7" style:family="text">
      <style:text-properties style:use-window-font-color="true" style:font-name="Georgia2"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8" style:family="text">
      <style:text-properties style:use-window-font-color="true" style:font-name="Georgia2"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9" style:family="text">
      <style:text-properties style:use-window-font-color="true" style:font-name="Georgia2"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0" style:family="text">
      <style:text-properties style:use-window-font-color="true" style:font-name="Georgia2"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1" style:family="text">
      <style:text-properties style:use-window-font-color="true" style:font-name="Georgia2"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2" style:family="text">
      <style:text-properties style:use-window-font-color="true" style:font-name="Georgia2"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3" style:family="text">
      <style:text-properties style:use-window-font-color="true" style:font-name="Georgia2"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4" style:family="text">
      <style:text-properties style:use-window-font-color="true" style:font-name="Georgia2"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5" style:family="text">
      <style:text-properties style:use-window-font-color="true" style:font-name="Georgia2"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6" style:family="text">
      <style:text-properties style:use-window-font-color="true" style:font-name="Georgia2"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7" style:family="text">
      <style:text-properties style:use-window-font-color="true" style:font-name="Georgia2"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8" style:family="text">
      <style:text-properties style:use-window-font-color="true" style:font-name="Georgia2"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9" style:family="text">
      <style:text-properties style:use-window-font-color="true" style:font-name="Georgia2"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0" style:family="text">
      <style:text-properties style:use-window-font-color="true" style:font-name="Georgia2"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1" style:family="text">
      <style:text-properties style:use-window-font-color="true" style:font-name="Georgia2"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2" style:family="text">
      <style:text-properties style:use-window-font-color="true" style:font-name="Georgia2"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3" style:family="text">
      <style:text-properties style:use-window-font-color="true" style:font-name="Georgia2"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4" style:family="text">
      <style:text-properties style:use-window-font-color="true" style:font-name="Georgia2"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5" style:family="text">
      <style:text-properties style:use-window-font-color="true" style:font-name="Georgia2"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6" style:family="text">
      <style:text-properties style:use-window-font-color="true" style:font-name="Georgia2"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7" style:family="text">
      <style:text-properties style:use-window-font-color="true" style:font-name="Georgia2"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8" style:family="text">
      <style:text-properties style:use-window-font-color="true" style:font-name="Georgia2"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49" style:family="text">
      <style:text-properties style:use-window-font-color="true" style:font-name="Georgia2"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0" style:family="text">
      <style:text-properties style:use-window-font-color="true" style:font-name="Georgia2"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1" style:family="text">
      <style:text-properties style:use-window-font-color="true" style:font-name="Georgia2"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2" style:family="text">
      <style:text-properties style:use-window-font-color="true" style:font-name="Georgia2"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3" style:family="text">
      <style:text-properties style:use-window-font-color="true" style:font-name="Georgia2"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4" style:family="text">
      <style:text-properties style:use-window-font-color="true" style:font-name="Georgia2"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5" style:family="text">
      <style:text-properties style:use-window-font-color="true" style:font-name="Georgia2"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6" style:family="text">
      <style:text-properties style:use-window-font-color="true" style:font-name="Georgia2"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7" style:family="text">
      <style:text-properties style:use-window-font-color="true" style:font-name="Georgia2"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8" style:family="text">
      <style:text-properties style:use-window-font-color="true" style:font-name="Georgia2"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59" style:family="text">
      <style:text-properties style:use-window-font-color="true" style:font-name="Georgia2"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60" style:family="text">
      <style:text-properties style:use-window-font-color="true" style:font-name="Georgia2"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461" style:family="text">
      <style:text-properties style:use-window-font-color="true" style:font-name="Georgia2"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462" style:family="text">
      <style:text-properties style:use-window-font-color="true" style:font-name="Georgia2"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463" style:family="text">
      <style:text-properties style:use-window-font-color="true" style:font-name="Georgia2"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464" style:family="text">
      <style:text-properties style:use-window-font-color="true" style:font-name="Georgia2"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465" style:family="text">
      <style:text-properties style:use-window-font-color="true" style:font-name="Georgia2"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466" style:family="text">
      <style:text-properties style:use-window-font-color="true" style:font-name="Georgia2"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467" style:family="text">
      <style:text-properties style:use-window-font-color="true" style:font-name="Georgia2"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468" style:family="text">
      <style:text-properties style:use-window-font-color="true" style:font-name="Georgia2"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469" style:family="text">
      <style:text-properties style:use-window-font-color="true" style:font-name="Georgia2"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470" style:family="text">
      <style:text-properties style:use-window-font-color="true" style:font-name="Georgia2"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471" style:family="text">
      <style:text-properties style:use-window-font-color="true" style:font-name="Georgia2"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472" style:family="text">
      <style:text-properties style:use-window-font-color="true" style:font-name="Georgia2"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473" style:family="text">
      <style:text-properties style:use-window-font-color="true" style:font-name="Georgia2"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474" style:family="text">
      <style:text-properties style:use-window-font-color="true" style:font-name="Georgia2"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475" style:family="text">
      <style:text-properties style:use-window-font-color="true" style:font-name="Georgia2"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476" style:family="text">
      <style:text-properties style:use-window-font-color="true" style:font-name="Georgia2"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477" style:family="text">
      <style:text-properties style:use-window-font-color="true" style:font-name="Georgia2"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478" style:family="text">
      <style:text-properties style:use-window-font-color="true" style:font-name="Georgia2"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479" style:family="text">
      <style:text-properties style:use-window-font-color="true" style:font-name="Georgia2"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480" style:family="text">
      <style:text-properties style:use-window-font-color="true" style:font-name="Georgia2"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481" style:family="text">
      <style:text-properties style:use-window-font-color="true" style:font-name="Georgia2"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482" style:family="text">
      <style:text-properties style:use-window-font-color="true" style:font-name="Georgia2"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483" style:family="text">
      <style:text-properties style:use-window-font-color="true" style:font-name="Georgia2"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484" style:family="text">
      <style:text-properties style:use-window-font-color="true" style:font-name="Georgia2"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485" style:family="text">
      <style:text-properties style:use-window-font-color="true" style:font-name="Georgia2"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486" style:family="text">
      <style:text-properties style:use-window-font-color="true" style:font-name="Georgia2"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487" style:family="text">
      <style:text-properties style:use-window-font-color="true" style:font-name="Georgia2"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488" style:family="text">
      <style:text-properties style:use-window-font-color="true" style:font-name="Georgia2"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489" style:family="text">
      <style:text-properties style:use-window-font-color="true" style:font-name="Georgia2"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490" style:family="text">
      <style:text-properties style:use-window-font-color="true" style:font-name="Georgia2"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491" style:family="text">
      <style:text-properties style:use-window-font-color="true" style:font-name="Georgia2"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492" style:family="text">
      <style:text-properties style:use-window-font-color="true" style:font-name="Georgia2"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493" style:family="text">
      <style:text-properties style:use-window-font-color="true" style:font-name="Georgia2"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494" style:family="text">
      <style:text-properties style:use-window-font-color="true" style:font-name="Georgia2"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495" style:family="text">
      <style:text-properties style:use-window-font-color="true" style:font-name="Georgia2"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496" style:family="text">
      <style:text-properties style:use-window-font-color="true" style:font-name="Georgia2"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497" style:family="text">
      <style:text-properties style:use-window-font-color="true" style:font-name="Georgia2"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498" style:family="text">
      <style:text-properties style:use-window-font-color="true" style:font-name="Georgia2"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499" style:family="text">
      <style:text-properties style:use-window-font-color="true" style:font-name="Georgia2"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500" style:family="text">
      <style:text-properties style:use-window-font-color="tru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501" style:family="text">
      <style:text-properties style:use-window-font-color="true" style:font-name="Georgia2"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502" style:family="text">
      <style:text-properties style:use-window-font-color="true" style:font-name="Georgia2"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503" style:family="text">
      <style:text-properties style:use-window-font-color="true" style:font-name="Georgia2"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504" style:family="text">
      <style:text-properties style:use-window-font-color="true" style:font-name="Georgia2"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505" style:family="text">
      <style:text-properties style:use-window-font-color="true" style:font-name="Georgia2"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506" style:family="text">
      <style:text-properties style:use-window-font-color="true" style:font-name="Georgia2"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507" style:family="text">
      <style:text-properties style:use-window-font-color="true" style:font-name="Georgia2"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508" style:family="text">
      <style:text-properties style:use-window-font-color="true" style:font-name="Georgia2"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509" style:family="text">
      <style:text-properties style:use-window-font-color="true" style:font-name="Georgia2"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510" style:family="text">
      <style:text-properties style:use-window-font-color="true" style:font-name="Georgia2"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511" style:family="text">
      <style:text-properties style:use-window-font-color="true" style:font-name="Georgia2"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512" style:family="text">
      <style:text-properties style:use-window-font-color="true" style:font-name="Georgia2"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513" style:family="text">
      <style:text-properties style:use-window-font-color="true" style:font-name="Georgia2"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514" style:family="text">
      <style:text-properties style:use-window-font-color="true" style:font-name="Georgia2"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515" style:family="text">
      <style:text-properties style:use-window-font-color="true" style:font-name="Georgia2"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516" style:family="text">
      <style:text-properties style:use-window-font-color="true" style:font-name="Georgia2"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517" style:family="text">
      <style:text-properties style:use-window-font-color="true" style:font-name="Georgia2"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518" style:family="text">
      <style:text-properties style:use-window-font-color="true" style:font-name="Georgia2"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519" style:family="text">
      <style:text-properties style:use-window-font-color="true" style:font-name="Georgia2"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520" style:family="text">
      <style:text-properties style:use-window-font-color="true" style:font-name="Georgia2"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521" style:family="text">
      <style:text-properties style:use-window-font-color="true" style:font-name="Georgia2"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522" style:family="text">
      <style:text-properties style:use-window-font-color="true" style:font-name="Georgia2"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523" style:family="text">
      <style:text-properties style:use-window-font-color="true" style:font-name="Georgia2"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524" style:family="text">
      <style:text-properties style:use-window-font-color="true" style:font-name="Georgia2"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525" style:family="text">
      <style:text-properties style:use-window-font-color="true" style:font-name="Georgia2"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526" style:family="text">
      <style:text-properties style:use-window-font-color="true" style:font-name="Georgia2"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527" style:family="text">
      <style:text-properties style:use-window-font-color="true" style:font-name="Georgia2"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528" style:family="text">
      <style:text-properties style:use-window-font-color="true" style:font-name="Georgia2"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529" style:family="text">
      <style:text-properties style:use-window-font-color="true" style:font-name="Georgia2"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530" style:family="text">
      <style:text-properties style:use-window-font-color="true" style:font-name="Georgia2"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531" style:family="text">
      <style:text-properties style:use-window-font-color="true" style:font-name="Georgia2"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532" style:family="text">
      <style:text-properties style:use-window-font-color="true" style:font-name="Georgia2"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533" style:family="text">
      <style:text-properties style:use-window-font-color="true" style:font-name="Georgia2"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534" style:family="text">
      <style:text-properties style:use-window-font-color="true" style:font-name="Georgia2"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535" style:family="text">
      <style:text-properties style:use-window-font-color="true" style:font-name="Georgia2"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536" style:family="text">
      <style:text-properties style:use-window-font-color="true" style:font-name="Georgia2"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537" style:family="text">
      <style:text-properties style:use-window-font-color="true" style:font-name="Georgia2"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538" style:family="text">
      <style:text-properties style:use-window-font-color="true" style:font-name="Georgia2"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539" style:family="text">
      <style:text-properties style:use-window-font-color="true" style:font-name="Georgia2"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540" style:family="text">
      <style:text-properties style:use-window-font-color="true" style:font-name="Georgia2"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541" style:family="text">
      <style:text-properties style:use-window-font-color="true" style:font-name="Georgia2"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542" style:family="text">
      <style:text-properties style:use-window-font-color="true" style:font-name="Georgia2"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543" style:family="text">
      <style:text-properties style:use-window-font-color="true" style:font-name="Georgia2"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544" style:family="text">
      <style:text-properties style:use-window-font-color="true" style:font-name="Georgia2"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545" style:family="text">
      <style:text-properties style:use-window-font-color="true" style:font-name="Georgia2"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546" style:family="text">
      <style:text-properties style:use-window-font-color="true" style:font-name="Georgia2"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547" style:family="text">
      <style:text-properties style:use-window-font-color="true" style:font-name="Georgia2"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548" style:family="text">
      <style:text-properties style:use-window-font-color="true" style:font-name="Georgia2"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549" style:family="text">
      <style:text-properties style:use-window-font-color="true" style:font-name="Georgia2"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550" style:family="text">
      <style:text-properties style:use-window-font-color="true" style:font-name="Georgia2"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551" style:family="text">
      <style:text-properties style:use-window-font-color="true" style:font-name="Georgia2"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552" style:family="text">
      <style:text-properties style:use-window-font-color="true" style:font-name="Georgia2"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553" style:family="text">
      <style:text-properties style:use-window-font-color="true" style:font-name="Georgia2"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554" style:family="text">
      <style:text-properties style:use-window-font-color="true" style:font-name="Georgia2"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555" style:family="text">
      <style:text-properties style:use-window-font-color="true" style:font-name="Georgia2"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556" style:family="text">
      <style:text-properties style:use-window-font-color="true" style:font-name="Georgia2"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557" style:family="text">
      <style:text-properties style:use-window-font-color="true" style:font-name="Georgia2"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558" style:family="text">
      <style:text-properties style:use-window-font-color="true" style:font-name="Georgia2"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559" style:family="text">
      <style:text-properties style:use-window-font-color="true" style:font-name="Georgia2"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60" style:family="text">
      <style:text-properties style:use-window-font-color="true" style:font-name="Georgia2"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561" style:family="text">
      <style:text-properties style:use-window-font-color="true" style:font-name="Georgia2"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562" style:family="text">
      <style:text-properties style:use-window-font-color="true" style:font-name="Georgia2"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563" style:family="text">
      <style:text-properties style:use-window-font-color="true" style:font-name="Georgia2"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564" style:family="text">
      <style:text-properties style:use-window-font-color="true" style:font-name="Georgia2"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565" style:family="text">
      <style:text-properties style:use-window-font-color="true" style:font-name="Georgia2"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566" style:family="text">
      <style:text-properties style:use-window-font-color="tru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567" style:family="text">
      <style:text-properties style:use-window-font-color="true" style:font-name="Georgia2"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8" style:family="text">
      <style:text-properties style:use-window-font-color="true" style:font-name="Georgia2"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69" style:family="text">
      <style:text-properties style:use-window-font-color="true" style:font-name="Georgia2"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0" style:family="text">
      <style:text-properties style:use-window-font-color="true" style:font-name="Georgia2"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1" style:family="text">
      <style:text-properties style:use-window-font-color="true" style:font-name="Georgia2"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2" style:family="text">
      <style:text-properties style:use-window-font-color="true" style:font-name="Georgia2"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3" style:family="text">
      <style:text-properties style:use-window-font-color="true" style:font-name="Georgia2"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4" style:family="text">
      <style:text-properties style:use-window-font-color="true" style:font-name="Georgia2"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5" style:family="text">
      <style:text-properties style:use-window-font-color="true" style:font-name="Georgia2"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6" style:family="text">
      <style:text-properties style:use-window-font-color="true" style:font-name="Georgia2"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7" style:family="text">
      <style:text-properties style:use-window-font-color="true" style:font-name="Georgia2"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8" style:family="text">
      <style:text-properties style:use-window-font-color="true" style:font-name="Georgia2"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79" style:family="text">
      <style:text-properties style:use-window-font-color="true" style:font-name="Georgia2"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0" style:family="text">
      <style:text-properties style:use-window-font-color="true" style:font-name="Georgia2"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1" style:family="text">
      <style:text-properties style:use-window-font-color="true" style:font-name="Georgia2"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2" style:family="text">
      <style:text-properties style:use-window-font-color="true" style:font-name="Georgia2"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3" style:family="text">
      <style:text-properties style:use-window-font-color="true" style:font-name="Georgia2"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4" style:family="text">
      <style:text-properties style:use-window-font-color="true" style:font-name="Georgia2"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5" style:family="text">
      <style:text-properties style:use-window-font-color="true" style:font-name="Georgia2"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6" style:family="text">
      <style:text-properties style:use-window-font-color="true" style:font-name="Georgia2"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7" style:family="text">
      <style:text-properties style:use-window-font-color="true" style:font-name="Georgia2"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8" style:family="text">
      <style:text-properties style:use-window-font-color="true" style:font-name="Georgia2"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89" style:family="text">
      <style:text-properties style:use-window-font-color="true" style:font-name="Georgia2"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0" style:family="text">
      <style:text-properties style:use-window-font-color="true" style:font-name="Georgia2"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1" style:family="text">
      <style:text-properties style:use-window-font-color="true" style:font-name="Georgia2"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2" style:family="text">
      <style:text-properties style:use-window-font-color="true" style:font-name="Georgia2"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3" style:family="text">
      <style:text-properties style:use-window-font-color="true" style:font-name="Georgia2"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4" style:family="text">
      <style:text-properties style:use-window-font-color="true" style:font-name="Georgia2"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595" style:family="text">
      <style:text-properties style:use-window-font-color="true" style:font-name="Georgia2"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6" style:family="text">
      <style:text-properties style:use-window-font-color="true" style:font-name="Georgia2"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7" style:family="text">
      <style:text-properties style:use-window-font-color="true" style:font-name="Georgia2"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2"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2"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2"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2"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2"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2"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2"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2"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6" style:family="text">
      <style:text-properties style:use-window-font-color="true" style:font-name="Georgia2"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7" style:family="text">
      <style:text-properties style:use-window-font-color="true" style:font-name="Georgia2"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608" style:family="text">
      <style:text-properties style:use-window-font-color="true" style:font-name="Georgia2"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609" style:family="text">
      <style:text-properties style:use-window-font-color="true" style:font-name="Georgia2"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610" style:family="text">
      <style:text-properties style:use-window-font-color="true" style:font-name="Georgia2"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611" style:family="text">
      <style:text-properties style:use-window-font-color="true" style:font-name="Georgia2"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612" style:family="text">
      <style:text-properties style:use-window-font-color="true" style:font-name="Georgia2"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613" style:family="text">
      <style:text-properties style:use-window-font-color="true" style:font-name="Georgia2"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614" style:family="text">
      <style:text-properties style:use-window-font-color="true" style:font-name="Georgia2"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615" style:family="text">
      <style:text-properties style:use-window-font-color="true" officeooo:rsid="31dc42b3"/>
    </style:style>
    <style:style style:name="T1616"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617"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618"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619" style:family="text">
      <style:text-properties style:use-window-font-color="true" style:font-name="Georgia"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620" style:family="text">
      <style:text-properties style:use-window-font-color="true" style:font-name="Georgia"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21" style:family="text">
      <style:text-properties officeooo:rsid="2ba53bbf"/>
    </style:style>
    <style:style style:name="T1622" style:family="text">
      <style:text-properties officeooo:rsid="2ba6128a"/>
    </style:style>
    <style:style style:name="T1623" style:family="text">
      <style:text-properties officeooo:rsid="2ba65874"/>
    </style:style>
    <style:style style:name="T1624" style:family="text">
      <style:text-properties officeooo:rsid="2ba6c530"/>
    </style:style>
    <style:style style:name="T1625" style:family="text">
      <style:text-properties officeooo:rsid="2ba79455"/>
    </style:style>
    <style:style style:name="T1626" style:family="text">
      <style:text-properties officeooo:rsid="2ba81b5a"/>
    </style:style>
    <style:style style:name="T1627" style:family="text">
      <style:text-properties officeooo:rsid="2ba9166b"/>
    </style:style>
    <style:style style:name="T1628" style:family="text">
      <style:text-properties officeooo:rsid="2bacda3a"/>
    </style:style>
    <style:style style:name="T1629" style:family="text">
      <style:text-properties fo:color="#0066b3"/>
    </style:style>
    <style:style style:name="T1630" style:family="text">
      <style:text-properties fo:color="#0066b3" fo:font-style="normal" style:font-style-asian="normal" style:font-style-complex="normal"/>
    </style:style>
    <style:style style:name="T1631" style:family="text">
      <style:text-properties fo:color="#0066b3" fo:font-style="normal" officeooo:rsid="2bacda3a" style:font-style-asian="normal" style:font-style-complex="normal"/>
    </style:style>
    <style:style style:name="T1632" style:family="text">
      <style:text-properties fo:color="#0066b3" fo:font-style="normal" officeooo:rsid="2baeecc3" style:font-style-asian="normal" style:font-style-complex="normal"/>
    </style:style>
    <style:style style:name="T1633" style:family="text">
      <style:text-properties fo:color="#0066b3" officeooo:rsid="2bc853ba"/>
    </style:style>
    <style:style style:name="T1634" style:family="text">
      <style:text-properties officeooo:rsid="2bd48938"/>
    </style:style>
    <style:style style:name="T1635" style:family="text">
      <style:text-properties officeooo:rsid="2bd8bdec"/>
    </style:style>
    <style:style style:name="T1636" style:family="text">
      <style:text-properties officeooo:rsid="2bd9655a"/>
    </style:style>
    <style:style style:name="T1637" style:family="text">
      <style:text-properties officeooo:rsid="2bdad164"/>
    </style:style>
    <style:style style:name="T1638" style:family="text">
      <style:text-properties officeooo:rsid="2bdda800"/>
    </style:style>
    <style:style style:name="T1639" style:family="text">
      <style:text-properties officeooo:rsid="2bde4c77"/>
    </style:style>
    <style:style style:name="T1640" style:family="text">
      <style:text-properties officeooo:rsid="2bdf96d1"/>
    </style:style>
    <style:style style:name="T1641" style:family="text">
      <style:text-properties officeooo:rsid="2bdfc203"/>
    </style:style>
    <style:style style:name="T1642" style:family="text">
      <style:text-properties officeooo:rsid="2be594ff"/>
    </style:style>
    <style:style style:name="T1643" style:family="text">
      <style:text-properties officeooo:rsid="2be8ae79"/>
    </style:style>
    <style:style style:name="T1644" style:family="text">
      <style:text-properties officeooo:rsid="2be98962"/>
    </style:style>
    <style:style style:name="T1645" style:family="text">
      <style:text-properties fo:background-color="transparent" loext:char-shading-value="0"/>
    </style:style>
    <style:style style:name="T1646" style:family="text">
      <style:text-properties officeooo:rsid="2edbde94" fo:background-color="transparent" loext:char-shading-value="0"/>
    </style:style>
    <style:style style:name="T1647" style:family="text">
      <style:text-properties officeooo:rsid="2edf1439" fo:background-color="transparent" loext:char-shading-value="0"/>
    </style:style>
    <style:style style:name="T1648" style:family="text">
      <style:text-properties officeooo:rsid="2ef2ef34" fo:background-color="transparent" loext:char-shading-value="0"/>
    </style:style>
    <style:style style:name="T1649" style:family="text">
      <style:text-properties officeooo:rsid="2eff4052" fo:background-color="transparent" loext:char-shading-value="0"/>
    </style:style>
    <style:style style:name="T1650" style:family="text">
      <style:text-properties officeooo:rsid="2f0044f6" fo:background-color="transparent" loext:char-shading-value="0"/>
    </style:style>
    <style:style style:name="T1651" style:family="text">
      <style:text-properties officeooo:rsid="2f0110de" fo:background-color="transparent" loext:char-shading-value="0"/>
    </style:style>
    <style:style style:name="T1652" style:family="text">
      <style:text-properties officeooo:rsid="2f0230f4" fo:background-color="transparent" loext:char-shading-value="0"/>
    </style:style>
    <style:style style:name="T1653" style:family="text">
      <style:text-properties officeooo:rsid="2f0cc567" fo:background-color="transparent" loext:char-shading-value="0"/>
    </style:style>
    <style:style style:name="T1654" style:family="text">
      <style:text-properties officeooo:rsid="2f2ee20c" fo:background-color="transparent" loext:char-shading-value="0"/>
    </style:style>
    <style:style style:name="T1655" style:family="text">
      <style:text-properties officeooo:rsid="2bf3b616"/>
    </style:style>
    <style:style style:name="T1656" style:family="text">
      <style:text-properties officeooo:rsid="44e8fabe"/>
    </style:style>
    <style:style style:name="T1657" style:family="text">
      <style:text-properties officeooo:rsid="459181d3"/>
    </style:style>
    <style:style style:name="T1658" style:family="text">
      <style:text-properties officeooo:rsid="458c8480"/>
    </style:style>
    <style:style style:name="T1659" style:family="text">
      <style:text-properties officeooo:rsid="458d9c32"/>
    </style:style>
    <style:style style:name="T1660" style:family="text">
      <style:text-properties officeooo:rsid="458ffa75"/>
    </style:style>
    <style:style style:name="T1661" style:family="text">
      <style:text-properties officeooo:rsid="4588b715"/>
    </style:style>
    <style:style style:name="T1662" style:family="text">
      <style:text-properties officeooo:rsid="2bf6ed61"/>
    </style:style>
    <style:style style:name="T1663" style:family="text">
      <style:text-properties officeooo:rsid="2bfda84f"/>
    </style:style>
    <style:style style:name="T1664" style:family="text">
      <style:text-properties officeooo:rsid="2c007857"/>
    </style:style>
    <style:style style:name="T1665" style:family="text">
      <style:text-properties officeooo:rsid="2c049610"/>
    </style:style>
    <style:style style:name="T1666" style:family="text">
      <style:text-properties officeooo:rsid="2c11176a"/>
    </style:style>
    <style:style style:name="T1667" style:family="text">
      <style:text-properties officeooo:rsid="2c123205"/>
    </style:style>
    <style:style style:name="T1668" style:family="text">
      <style:text-properties officeooo:rsid="2c13e078"/>
    </style:style>
    <style:style style:name="T1669" style:family="text">
      <style:text-properties officeooo:rsid="2c141b9b"/>
    </style:style>
    <style:style style:name="T1670" style:family="text">
      <style:text-properties officeooo:rsid="2c15191c"/>
    </style:style>
    <style:style style:name="T1671" style:family="text">
      <style:text-properties officeooo:rsid="2c152ac4"/>
    </style:style>
    <style:style style:name="T1672" style:family="text">
      <style:text-properties officeooo:rsid="2c16bec6"/>
    </style:style>
    <style:style style:name="T1673" style:family="text">
      <style:text-properties officeooo:rsid="2c1d7b08"/>
    </style:style>
    <style:style style:name="T1674" style:family="text">
      <style:text-properties officeooo:rsid="2c1e16cf"/>
    </style:style>
    <style:style style:name="T1675" style:family="text">
      <style:text-properties officeooo:rsid="2c1f533d"/>
    </style:style>
    <style:style style:name="T1676" style:family="text">
      <style:text-properties officeooo:rsid="2c1f9c56"/>
    </style:style>
    <style:style style:name="T1677" style:family="text">
      <style:text-properties officeooo:rsid="2c21a43d"/>
    </style:style>
    <style:style style:name="T1678" style:family="text">
      <style:text-properties officeooo:rsid="2c28c0db"/>
    </style:style>
    <style:style style:name="T1679" style:family="text">
      <style:text-properties officeooo:rsid="2c2ce9bd"/>
    </style:style>
    <style:style style:name="T1680" style:family="text">
      <style:text-properties officeooo:rsid="2c2d6ec4"/>
    </style:style>
    <style:style style:name="T1681" style:family="text">
      <style:text-properties officeooo:rsid="2c2d757d"/>
    </style:style>
    <style:style style:name="T1682" style:family="text">
      <style:text-properties officeooo:rsid="2c2f64aa"/>
    </style:style>
    <style:style style:name="T1683" style:family="text">
      <style:text-properties officeooo:rsid="2c33b6e6"/>
    </style:style>
    <style:style style:name="T1684" style:family="text">
      <style:text-properties officeooo:rsid="2c375fa9"/>
    </style:style>
    <style:style style:name="T1685" style:family="text">
      <style:text-properties officeooo:rsid="2c37d9b4"/>
    </style:style>
    <style:style style:name="T1686" style:family="text">
      <style:text-properties officeooo:rsid="2c3c4034"/>
    </style:style>
    <style:style style:name="T1687" style:family="text">
      <style:text-properties officeooo:rsid="49f9015f"/>
    </style:style>
    <style:style style:name="T1688" style:family="text">
      <style:text-properties officeooo:rsid="2c3e40fa"/>
    </style:style>
    <style:style style:name="T1689" style:family="text">
      <style:text-properties officeooo:rsid="2c42d4d9"/>
    </style:style>
    <style:style style:name="T1690" style:family="text">
      <style:text-properties officeooo:rsid="2c456ac3"/>
    </style:style>
    <style:style style:name="T1691" style:family="text">
      <style:text-properties officeooo:rsid="2c4725e4"/>
    </style:style>
    <style:style style:name="T1692" style:family="text">
      <style:text-properties officeooo:rsid="2c48e1be"/>
    </style:style>
    <style:style style:name="T1693" style:family="text">
      <style:text-properties officeooo:rsid="2c495bf9"/>
    </style:style>
    <style:style style:name="T1694" style:family="text">
      <style:text-properties officeooo:rsid="2c4a88d2"/>
    </style:style>
    <style:style style:name="T1695" style:family="text">
      <style:text-properties officeooo:rsid="2c5167e0"/>
    </style:style>
    <style:style style:name="T1696" style:family="text">
      <style:text-properties officeooo:rsid="2c538467"/>
    </style:style>
    <style:style style:name="T1697" style:family="text">
      <style:text-properties officeooo:rsid="2c58c2c8"/>
    </style:style>
    <style:style style:name="T1698" style:family="text">
      <style:text-properties officeooo:rsid="2c5cf113"/>
    </style:style>
    <style:style style:name="T1699" style:family="text">
      <style:text-properties officeooo:rsid="2c652f98"/>
    </style:style>
    <style:style style:name="T1700" style:family="text">
      <style:text-properties officeooo:rsid="2c69b5be"/>
    </style:style>
    <style:style style:name="T1701" style:family="text">
      <style:text-properties officeooo:rsid="2c6fa4e1"/>
    </style:style>
    <style:style style:name="T1702" style:family="text">
      <style:text-properties officeooo:rsid="2c71a7b1"/>
    </style:style>
    <style:style style:name="T1703" style:family="text">
      <style:text-properties officeooo:rsid="2c7343b7"/>
    </style:style>
    <style:style style:name="T1704" style:family="text">
      <style:text-properties officeooo:rsid="2c741c4d"/>
    </style:style>
    <style:style style:name="T1705" style:family="text">
      <style:text-properties officeooo:rsid="2c764851"/>
    </style:style>
    <style:style style:name="T1706" style:family="text">
      <style:text-properties officeooo:rsid="2c7951ff"/>
    </style:style>
    <style:style style:name="T1707" style:family="text">
      <style:text-properties officeooo:rsid="2c7a0231"/>
    </style:style>
    <style:style style:name="T1708" style:family="text">
      <style:text-properties officeooo:rsid="2c7b5759"/>
    </style:style>
    <style:style style:name="T1709" style:family="text">
      <style:text-properties officeooo:rsid="2c7c03cd"/>
    </style:style>
    <style:style style:name="T1710" style:family="text">
      <style:text-properties officeooo:rsid="2c7ec0da"/>
    </style:style>
    <style:style style:name="T1711" style:family="text">
      <style:text-properties officeooo:rsid="2c8037a9"/>
    </style:style>
    <style:style style:name="T1712" style:family="text">
      <style:text-properties officeooo:rsid="2c82759d"/>
    </style:style>
    <style:style style:name="T1713" style:family="text">
      <style:text-properties officeooo:rsid="2c8571e4"/>
    </style:style>
    <style:style style:name="T1714" style:family="text">
      <style:text-properties officeooo:rsid="2c8c0914"/>
    </style:style>
    <style:style style:name="T1715" style:family="text">
      <style:text-properties officeooo:rsid="2c8c563c"/>
    </style:style>
    <style:style style:name="T1716" style:family="text">
      <style:text-properties officeooo:rsid="2c8cb4a5"/>
    </style:style>
    <style:style style:name="T1717" style:family="text">
      <style:text-properties officeooo:rsid="2c8d736d"/>
    </style:style>
    <style:style style:name="T1718" style:family="text">
      <style:text-properties officeooo:rsid="2c8e9a51"/>
    </style:style>
    <style:style style:name="T1719" style:family="text">
      <style:text-properties officeooo:rsid="2c90564c"/>
    </style:style>
    <style:style style:name="T1720" style:family="text">
      <style:text-properties officeooo:rsid="2c94a64a"/>
    </style:style>
    <style:style style:name="T1721" style:family="text">
      <style:text-properties officeooo:rsid="2c958779"/>
    </style:style>
    <style:style style:name="T1722" style:family="text">
      <style:text-properties officeooo:rsid="2c97d189"/>
    </style:style>
    <style:style style:name="T1723" style:family="text">
      <style:text-properties style:text-underline-style="none" fo:font-weight="normal" style:font-weight-asian="normal" style:font-weight-complex="normal"/>
    </style:style>
    <style:style style:name="T1724" style:family="text">
      <style:text-properties style:text-underline-style="none" officeooo:rsid="2ce9720a"/>
    </style:style>
    <style:style style:name="T1725" style:family="text">
      <style:text-properties style:text-underline-style="none" officeooo:rsid="2dec2f3d"/>
    </style:style>
    <style:style style:name="T1726" style:family="text">
      <style:text-properties style:text-underline-style="none" officeooo:rsid="2ddaf02d"/>
    </style:style>
    <style:style style:name="T1727" style:family="text">
      <style:text-properties style:text-underline-style="none" officeooo:rsid="2e313b42"/>
    </style:style>
    <style:style style:name="T1728" style:family="text">
      <style:text-properties style:text-underline-style="none" officeooo:rsid="2de09fdb"/>
    </style:style>
    <style:style style:name="T1729" style:family="text">
      <style:text-properties style:text-underline-style="none" officeooo:rsid="2de46560"/>
    </style:style>
    <style:style style:name="T1730" style:family="text">
      <style:text-properties style:text-underline-style="none" officeooo:rsid="2e329540"/>
    </style:style>
    <style:style style:name="T1731" style:family="text">
      <style:text-properties officeooo:rsid="2c99f344"/>
    </style:style>
    <style:style style:name="T1732" style:family="text">
      <style:text-properties officeooo:rsid="2c9c7c29"/>
    </style:style>
    <style:style style:name="T1733" style:family="text">
      <style:text-properties officeooo:rsid="2ca212e0"/>
    </style:style>
    <style:style style:name="T1734" style:family="text">
      <style:text-properties officeooo:rsid="2ca3ae3a"/>
    </style:style>
    <style:style style:name="T1735" style:family="text">
      <style:text-properties officeooo:rsid="2ca567e1"/>
    </style:style>
    <style:style style:name="T1736" style:family="text">
      <style:text-properties officeooo:rsid="2ca628f8"/>
    </style:style>
    <style:style style:name="T1737" style:family="text">
      <style:text-properties officeooo:rsid="2ca72854"/>
    </style:style>
    <style:style style:name="T1738" style:family="text">
      <style:text-properties officeooo:rsid="2ca8329c"/>
    </style:style>
    <style:style style:name="T1739" style:family="text">
      <style:text-properties officeooo:rsid="2cae2371"/>
    </style:style>
    <style:style style:name="T1740" style:family="text">
      <style:text-properties officeooo:rsid="2caebdb6"/>
    </style:style>
    <style:style style:name="T1741" style:family="text">
      <style:text-properties officeooo:rsid="2cb47170"/>
    </style:style>
    <style:style style:name="T1742" style:family="text">
      <style:text-properties officeooo:rsid="44ee1dce"/>
    </style:style>
    <style:style style:name="T1743" style:family="text">
      <style:text-properties officeooo:rsid="2cb7658c"/>
    </style:style>
    <style:style style:name="T1744" style:family="text">
      <style:text-properties officeooo:rsid="2cba2d6a"/>
    </style:style>
    <style:style style:name="T1745" style:family="text">
      <style:text-properties officeooo:rsid="2cbd3085"/>
    </style:style>
    <style:style style:name="T1746" style:family="text">
      <style:text-properties officeooo:rsid="2cbe6177"/>
    </style:style>
    <style:style style:name="T1747" style:family="text">
      <style:text-properties officeooo:rsid="2cbeaad4"/>
    </style:style>
    <style:style style:name="T1748" style:family="text">
      <style:text-properties officeooo:rsid="2cc16f04"/>
    </style:style>
    <style:style style:name="T1749" style:family="text">
      <style:text-properties officeooo:rsid="2cc27d39"/>
    </style:style>
    <style:style style:name="T1750" style:family="text">
      <style:text-properties officeooo:rsid="4ce6a2d1"/>
    </style:style>
    <style:style style:name="T1751" style:family="text">
      <style:text-properties fo:color="#8ba60e" style:font-name="Georgia2"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fo:color="#8ba60e" style:font-name="Georgia2"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fo:color="#8ba60e" style:text-line-through-style="none" style:text-line-through-type="none" style:font-name="Georgia2"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4" style:family="text">
      <style:text-properties officeooo:rsid="4b875a34"/>
    </style:style>
    <style:style style:name="T1755" style:family="text">
      <style:text-properties officeooo:rsid="2cc6471e"/>
    </style:style>
    <style:style style:name="T1756" style:family="text">
      <style:text-properties officeooo:rsid="2cc784fd"/>
    </style:style>
    <style:style style:name="T1757" style:family="text">
      <style:text-properties officeooo:rsid="2cc88023"/>
    </style:style>
    <style:style style:name="T1758" style:family="text">
      <style:text-properties officeooo:rsid="2ccce5ab"/>
    </style:style>
    <style:style style:name="T1759" style:family="text">
      <style:text-properties officeooo:rsid="2ccebb41"/>
    </style:style>
    <style:style style:name="T1760" style:family="text">
      <style:text-properties officeooo:rsid="2cceffa3"/>
    </style:style>
    <style:style style:name="T1761" style:family="text">
      <style:text-properties officeooo:rsid="2cd0a796"/>
    </style:style>
    <style:style style:name="T1762" style:family="text">
      <style:text-properties officeooo:rsid="2cd2e478"/>
    </style:style>
    <style:style style:name="T1763" style:family="text">
      <style:text-properties officeooo:rsid="2cd7e1f2"/>
    </style:style>
    <style:style style:name="T1764" style:family="text">
      <style:text-properties officeooo:rsid="2cd96a13"/>
    </style:style>
    <style:style style:name="T1765" style:family="text">
      <style:text-properties officeooo:rsid="2cdb972e"/>
    </style:style>
    <style:style style:name="T1766" style:family="text">
      <style:text-properties officeooo:rsid="2ce9720a"/>
    </style:style>
    <style:style style:name="T1767" style:family="text">
      <style:text-properties officeooo:rsid="2cf30dac"/>
    </style:style>
    <style:style style:name="T1768" style:family="text">
      <style:text-properties officeooo:rsid="2cf4dcba"/>
    </style:style>
    <style:style style:name="T1769" style:family="text">
      <style:text-properties officeooo:rsid="2cf5e8e0"/>
    </style:style>
    <style:style style:name="T1770" style:family="text">
      <style:text-properties officeooo:rsid="2d00adaf"/>
    </style:style>
    <style:style style:name="T1771" style:family="text">
      <style:text-properties officeooo:rsid="2d04f7ac"/>
    </style:style>
    <style:style style:name="T1772" style:family="text">
      <style:text-properties officeooo:rsid="2d06debb"/>
    </style:style>
    <style:style style:name="T1773" style:family="text">
      <style:text-properties officeooo:rsid="2d08b6f5"/>
    </style:style>
    <style:style style:name="T1774" style:family="text">
      <style:text-properties officeooo:rsid="2d0f0827"/>
    </style:style>
    <style:style style:name="T1775" style:family="text">
      <style:text-properties officeooo:rsid="2d10b9ec"/>
    </style:style>
    <style:style style:name="T1776" style:family="text">
      <style:text-properties officeooo:rsid="2d12c0ee"/>
    </style:style>
    <style:style style:name="T1777" style:family="text">
      <style:text-properties officeooo:rsid="2d137ec5"/>
    </style:style>
    <style:style style:name="T1778" style:family="text">
      <style:text-properties officeooo:rsid="2d18aad7"/>
    </style:style>
    <style:style style:name="T1779" style:family="text">
      <style:text-properties officeooo:rsid="41943a51"/>
    </style:style>
    <style:style style:name="T1780" style:family="text">
      <style:text-properties officeooo:rsid="2d2a0c47"/>
    </style:style>
    <style:style style:name="T1781" style:family="text">
      <style:text-properties officeooo:rsid="2d30adf9"/>
    </style:style>
    <style:style style:name="T1782" style:family="text">
      <style:text-properties officeooo:rsid="2d369bed"/>
    </style:style>
    <style:style style:name="T1783" style:family="text">
      <style:text-properties officeooo:rsid="2d3f6243"/>
    </style:style>
    <style:style style:name="T1784" style:family="text">
      <style:text-properties officeooo:rsid="2d47af22"/>
    </style:style>
    <style:style style:name="T1785" style:family="text">
      <style:text-properties officeooo:rsid="2d49f89f"/>
    </style:style>
    <style:style style:name="T1786" style:family="text">
      <style:text-properties officeooo:rsid="2d53ff92"/>
    </style:style>
    <style:style style:name="T1787" style:family="text">
      <style:text-properties officeooo:rsid="2d5718e3"/>
    </style:style>
    <style:style style:name="T1788" style:family="text">
      <style:text-properties officeooo:rsid="2d58e3ec"/>
    </style:style>
    <style:style style:name="T1789" style:family="text">
      <style:text-properties officeooo:rsid="2d5c0ae3"/>
    </style:style>
    <style:style style:name="T1790" style:family="text">
      <style:text-properties officeooo:rsid="2d6299e2"/>
    </style:style>
    <style:style style:name="T1791" style:family="text">
      <style:text-properties officeooo:rsid="2d6db9c7"/>
    </style:style>
    <style:style style:name="T1792" style:family="text">
      <style:text-properties officeooo:rsid="2d6def36"/>
    </style:style>
    <style:style style:name="T1793" style:family="text">
      <style:text-properties officeooo:rsid="2d7423ca"/>
    </style:style>
    <style:style style:name="T1794" style:family="text">
      <style:text-properties officeooo:rsid="2d794b0f"/>
    </style:style>
    <style:style style:name="T1795" style:family="text">
      <style:text-properties officeooo:rsid="2d79ddc6"/>
    </style:style>
    <style:style style:name="T1796" style:family="text">
      <style:text-properties officeooo:rsid="503dc632"/>
    </style:style>
    <style:style style:name="T1797" style:family="text">
      <style:text-properties officeooo:rsid="4ce0ade6"/>
    </style:style>
    <style:style style:name="T1798" style:family="text">
      <style:text-properties officeooo:rsid="503b24ff"/>
    </style:style>
    <style:style style:name="T1799" style:family="text">
      <style:text-properties officeooo:rsid="2d823d8d"/>
    </style:style>
    <style:style style:name="T1800" style:family="text">
      <style:text-properties officeooo:rsid="2d841b89"/>
    </style:style>
    <style:style style:name="T1801" style:family="text">
      <style:text-properties officeooo:rsid="2d84afa8"/>
    </style:style>
    <style:style style:name="T1802" style:family="text">
      <style:text-properties officeooo:rsid="2d862c9d"/>
    </style:style>
    <style:style style:name="T1803" style:family="text">
      <style:text-properties officeooo:rsid="2d88d4b5"/>
    </style:style>
    <style:style style:name="T1804" style:family="text">
      <style:text-properties officeooo:rsid="2d89328c"/>
    </style:style>
    <style:style style:name="T1805" style:family="text">
      <style:text-properties officeooo:rsid="2d8b0dfd"/>
    </style:style>
    <style:style style:name="T1806" style:family="text">
      <style:text-properties officeooo:rsid="2d8e7578"/>
    </style:style>
    <style:style style:name="T1807" style:family="text">
      <style:text-properties officeooo:rsid="2d8f7e6a"/>
    </style:style>
    <style:style style:name="T1808" style:family="text">
      <style:text-properties officeooo:rsid="2d90f701"/>
    </style:style>
    <style:style style:name="T1809" style:family="text">
      <style:text-properties officeooo:rsid="2d92599d"/>
    </style:style>
    <style:style style:name="T1810" style:family="text">
      <style:text-properties officeooo:rsid="2d992d80"/>
    </style:style>
    <style:style style:name="T1811" style:family="text">
      <style:text-properties officeooo:rsid="2d9f807f"/>
    </style:style>
    <style:style style:name="T1812" style:family="text">
      <style:text-properties officeooo:rsid="2da09627"/>
    </style:style>
    <style:style style:name="T1813" style:family="text">
      <style:text-properties officeooo:rsid="2daab5b0"/>
    </style:style>
    <style:style style:name="T1814" style:family="text">
      <style:text-properties officeooo:rsid="2db13f1b"/>
    </style:style>
    <style:style style:name="T1815" style:family="text">
      <style:text-properties officeooo:rsid="2db4722c"/>
    </style:style>
    <style:style style:name="T1816" style:family="text">
      <style:text-properties officeooo:rsid="2db68d28"/>
    </style:style>
    <style:style style:name="T1817" style:family="text">
      <style:text-properties officeooo:rsid="2db85677"/>
    </style:style>
    <style:style style:name="T1818" style:family="text">
      <style:text-properties officeooo:rsid="2db9fdf6"/>
    </style:style>
    <style:style style:name="T1819" style:family="text">
      <style:text-properties officeooo:rsid="2dbb04a6"/>
    </style:style>
    <style:style style:name="T1820" style:family="text">
      <style:text-properties officeooo:rsid="2dbd0347"/>
    </style:style>
    <style:style style:name="T1821" style:family="text">
      <style:text-properties officeooo:rsid="2dc01899"/>
    </style:style>
    <style:style style:name="T1822" style:family="text">
      <style:text-properties officeooo:rsid="2dc1b7e5"/>
    </style:style>
    <style:style style:name="T1823" style:family="text">
      <style:text-properties officeooo:rsid="2dcd463e"/>
    </style:style>
    <style:style style:name="T1824" style:family="text">
      <style:text-properties officeooo:rsid="2dd158b3"/>
    </style:style>
    <style:style style:name="T1825" style:family="text">
      <style:text-properties officeooo:rsid="2dd34059"/>
    </style:style>
    <style:style style:name="T1826" style:family="text">
      <style:text-properties officeooo:rsid="2dd36913"/>
    </style:style>
    <style:style style:name="T1827" style:family="text">
      <style:text-properties officeooo:rsid="2dd9f2bf"/>
    </style:style>
    <style:style style:name="T1828" style:family="text">
      <style:text-properties officeooo:rsid="2ddaf02d"/>
    </style:style>
    <style:style style:name="T1829" style:family="text">
      <style:text-properties officeooo:rsid="2de46560"/>
    </style:style>
    <style:style style:name="T1830" style:family="text">
      <style:text-properties officeooo:rsid="2de8eebc"/>
    </style:style>
    <style:style style:name="T1831" style:family="text">
      <style:text-properties officeooo:rsid="2de9675d"/>
    </style:style>
    <style:style style:name="T1832" style:family="text">
      <style:text-properties officeooo:rsid="2deb3456"/>
    </style:style>
    <style:style style:name="T1833" style:family="text">
      <style:text-properties officeooo:rsid="2dec2f3d"/>
    </style:style>
    <style:style style:name="T1834" style:family="text">
      <style:text-properties officeooo:rsid="2decc4d6"/>
    </style:style>
    <style:style style:name="T1835" style:family="text">
      <style:text-properties officeooo:rsid="2df3efee"/>
    </style:style>
    <style:style style:name="T1836" style:family="text">
      <style:text-properties officeooo:rsid="2df56763"/>
    </style:style>
    <style:style style:name="T1837" style:family="text">
      <style:text-properties officeooo:rsid="2df6eed8"/>
    </style:style>
    <style:style style:name="T1838" style:family="text">
      <style:text-properties officeooo:rsid="2df8dc0f"/>
    </style:style>
    <style:style style:name="T1839" style:family="text">
      <style:text-properties officeooo:rsid="2dffb0bf"/>
    </style:style>
    <style:style style:name="T1840" style:family="text">
      <style:text-properties officeooo:rsid="2e052e6b"/>
    </style:style>
    <style:style style:name="T1841" style:family="text">
      <style:text-properties officeooo:rsid="2e05b920"/>
    </style:style>
    <style:style style:name="T1842" style:family="text">
      <style:text-properties officeooo:rsid="2e155299"/>
    </style:style>
    <style:style style:name="T1843" style:family="text">
      <style:text-properties officeooo:rsid="2e269220"/>
    </style:style>
    <style:style style:name="T1844" style:family="text">
      <style:text-properties officeooo:rsid="2e329540"/>
    </style:style>
    <style:style style:name="T1845" style:family="text">
      <style:text-properties officeooo:rsid="2e3389d8"/>
    </style:style>
    <style:style style:name="T1846" style:family="text">
      <style:text-properties officeooo:rsid="2e35c073"/>
    </style:style>
    <style:style style:name="T1847" style:family="text">
      <style:text-properties officeooo:rsid="2e375532"/>
    </style:style>
    <style:style style:name="T1848" style:family="text">
      <style:text-properties officeooo:rsid="2e39295e"/>
    </style:style>
    <style:style style:name="T1849" style:family="text">
      <style:text-properties officeooo:rsid="2e3add85"/>
    </style:style>
    <style:style style:name="T1850" style:family="text">
      <style:text-properties officeooo:rsid="2e3cdd0a"/>
    </style:style>
    <style:style style:name="T1851" style:family="text">
      <style:text-properties officeooo:rsid="2e3d5ccf"/>
    </style:style>
    <style:style style:name="T1852" style:family="text">
      <style:text-properties officeooo:rsid="2e4380c6"/>
    </style:style>
    <style:style style:name="T1853" style:family="text">
      <style:text-properties officeooo:rsid="2e4429db"/>
    </style:style>
    <style:style style:name="T1854" style:family="text">
      <style:text-properties officeooo:rsid="2e6413c8"/>
    </style:style>
    <style:style style:name="T1855" style:family="text">
      <style:text-properties officeooo:rsid="2e66edb4"/>
    </style:style>
    <style:style style:name="T1856" style:family="text">
      <style:text-properties officeooo:rsid="2e6b1721"/>
    </style:style>
    <style:style style:name="T1857" style:family="text">
      <style:text-properties officeooo:rsid="2e6fb553"/>
    </style:style>
    <style:style style:name="T1858" style:family="text">
      <style:text-properties officeooo:rsid="2e709a3a"/>
    </style:style>
    <style:style style:name="T1859" style:family="text">
      <style:text-properties officeooo:rsid="2e74559c"/>
    </style:style>
    <style:style style:name="T1860" style:family="text">
      <style:text-properties officeooo:rsid="2e753075"/>
    </style:style>
    <style:style style:name="T1861" style:family="text">
      <style:text-properties officeooo:rsid="2e791353"/>
    </style:style>
    <style:style style:name="T1862" style:family="text">
      <style:text-properties officeooo:rsid="2e7a88ef"/>
    </style:style>
    <style:style style:name="T1863" style:family="text">
      <style:text-properties officeooo:rsid="2e7dcae7"/>
    </style:style>
    <style:style style:name="T1864" style:family="text">
      <style:text-properties officeooo:rsid="2e7ecf95"/>
    </style:style>
    <style:style style:name="T1865" style:family="text">
      <style:text-properties officeooo:rsid="2e808f65"/>
    </style:style>
    <style:style style:name="T1866" style:family="text">
      <style:text-properties officeooo:rsid="2e819ee6"/>
    </style:style>
    <style:style style:name="T1867" style:family="text">
      <style:text-properties officeooo:rsid="2e8280e7"/>
    </style:style>
    <style:style style:name="T1868" style:family="text">
      <style:text-properties officeooo:rsid="2e83110c"/>
    </style:style>
    <style:style style:name="T1869" style:family="text">
      <style:text-properties officeooo:rsid="2e858e23"/>
    </style:style>
    <style:style style:name="T1870" style:family="text">
      <style:text-properties officeooo:rsid="2e9072f8"/>
    </style:style>
    <style:style style:name="T1871" style:family="text">
      <style:text-properties officeooo:rsid="2e95a0be"/>
    </style:style>
    <style:style style:name="T1872" style:family="text">
      <style:text-properties officeooo:rsid="4ea8ed76"/>
    </style:style>
    <style:style style:name="T1873" style:family="text">
      <style:text-properties fo:color="#c68400" style:text-line-through-style="none" style:text-line-through-type="none" style:font-name="Georgia2"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4" style:family="text">
      <style:text-properties officeooo:rsid="2e95bd5e"/>
    </style:style>
    <style:style style:name="T1875" style:family="text">
      <style:text-properties officeooo:rsid="2e97f86b"/>
    </style:style>
    <style:style style:name="T1876" style:family="text">
      <style:text-properties officeooo:rsid="2e99c0c1"/>
    </style:style>
    <style:style style:name="T1877" style:family="text">
      <style:text-properties officeooo:rsid="516d15c5"/>
    </style:style>
    <style:style style:name="T1878" style:family="text">
      <style:text-properties fo:color="#c3b346" fo:font-style="normal" officeooo:rsid="4e2f1665" style:font-style-asian="normal" style:font-style-complex="normal"/>
    </style:style>
    <style:style style:name="T1879" style:family="text">
      <style:text-properties officeooo:rsid="2ea1ab7e"/>
    </style:style>
    <style:style style:name="T1880" style:family="text">
      <style:text-properties officeooo:rsid="2ea87936"/>
    </style:style>
    <style:style style:name="T1881" style:family="text">
      <style:text-properties officeooo:rsid="2eaee05e"/>
    </style:style>
    <style:style style:name="T1882" style:family="text">
      <style:text-properties officeooo:rsid="2eb0930f"/>
    </style:style>
    <style:style style:name="T1883" style:family="text">
      <style:text-properties fo:color="#1841ce" fo:font-weight="bold" style:font-weight-asian="bold" style:font-weight-complex="bold"/>
    </style:style>
    <style:style style:name="T1884" style:family="text">
      <style:text-properties fo:color="#1841ce" fo:font-weight="bold" officeooo:rsid="31a97ad9" style:font-weight-asian="bold" style:font-weight-complex="bold"/>
    </style:style>
    <style:style style:name="T1885" style:family="text">
      <style:text-properties fo:color="#1841ce" officeooo:rsid="31cbd58a" fo:background-color="transparent" loext:char-shading-value="0"/>
    </style:style>
    <style:style style:name="T1886" style:family="text">
      <style:text-properties officeooo:rsid="2eb1c375"/>
    </style:style>
    <style:style style:name="T1887" style:family="text">
      <style:text-properties officeooo:rsid="2eb3fcac"/>
    </style:style>
    <style:style style:name="T1888" style:family="text">
      <style:text-properties officeooo:rsid="2eb7eeaa"/>
    </style:style>
    <style:style style:name="T1889" style:family="text">
      <style:text-properties officeooo:rsid="2eba69c8"/>
    </style:style>
    <style:style style:name="T1890" style:family="text">
      <style:text-properties officeooo:rsid="2ebc4edd"/>
    </style:style>
    <style:style style:name="T1891" style:family="text">
      <style:text-properties officeooo:rsid="2ebccc7e"/>
    </style:style>
    <style:style style:name="T1892" style:family="text">
      <style:text-properties officeooo:rsid="2ebf4e93"/>
    </style:style>
    <style:style style:name="T1893" style:family="text">
      <style:text-properties officeooo:rsid="2ebf6885"/>
    </style:style>
    <style:style style:name="T1894" style:family="text">
      <style:text-properties officeooo:rsid="2ec08b6f"/>
    </style:style>
    <style:style style:name="T1895" style:family="text">
      <style:text-properties officeooo:rsid="2ec26a69"/>
    </style:style>
    <style:style style:name="T1896" style:family="text">
      <style:text-properties officeooo:rsid="2ec39af3"/>
    </style:style>
    <style:style style:name="T1897" style:family="text">
      <style:text-properties officeooo:rsid="2ec3ebc6"/>
    </style:style>
    <style:style style:name="T1898" style:family="text">
      <style:text-properties officeooo:rsid="2ec4b75b"/>
    </style:style>
    <style:style style:name="T1899" style:family="text">
      <style:text-properties officeooo:rsid="2ec548ae"/>
    </style:style>
    <style:style style:name="T1900" style:family="text">
      <style:text-properties officeooo:rsid="2ec939ea"/>
    </style:style>
    <style:style style:name="T1901" style:family="text">
      <style:text-properties officeooo:rsid="2eca17bc"/>
    </style:style>
    <style:style style:name="T1902" style:family="text">
      <style:text-properties officeooo:rsid="2ecb6f4e"/>
    </style:style>
    <style:style style:name="T1903" style:family="text">
      <style:text-properties officeooo:rsid="2ece1772"/>
    </style:style>
    <style:style style:name="T1904" style:family="text">
      <style:text-properties officeooo:rsid="2eceb0a7"/>
    </style:style>
    <style:style style:name="T1905" style:family="text">
      <style:text-properties officeooo:rsid="2ecf3978"/>
    </style:style>
    <style:style style:name="T1906" style:family="text">
      <style:text-properties officeooo:rsid="2ecf4527"/>
    </style:style>
    <style:style style:name="T1907" style:family="text">
      <style:text-properties officeooo:rsid="2ee15df3"/>
    </style:style>
    <style:style style:name="T1908" style:family="text">
      <style:text-properties officeooo:rsid="2ee47530"/>
    </style:style>
    <style:style style:name="T1909" style:family="text">
      <style:text-properties officeooo:rsid="2ef384de"/>
    </style:style>
    <style:style style:name="T1910" style:family="text">
      <style:text-properties officeooo:rsid="2ef41948"/>
    </style:style>
    <style:style style:name="T1911" style:family="text">
      <style:text-properties officeooo:rsid="2ef42453"/>
    </style:style>
    <style:style style:name="T1912" style:family="text">
      <style:text-properties officeooo:rsid="2ef55f54"/>
    </style:style>
    <style:style style:name="T1913" style:family="text">
      <style:text-properties officeooo:rsid="2ef5a6c5"/>
    </style:style>
    <style:style style:name="T1914" style:family="text">
      <style:text-properties officeooo:rsid="2ef6a7cd"/>
    </style:style>
    <style:style style:name="T1915" style:family="text">
      <style:text-properties officeooo:rsid="2ef80bec"/>
    </style:style>
    <style:style style:name="T1916" style:family="text">
      <style:text-properties officeooo:rsid="2ef9e020"/>
    </style:style>
    <style:style style:name="T1917" style:family="text">
      <style:text-properties officeooo:rsid="2efb8c0f"/>
    </style:style>
    <style:style style:name="T1918" style:family="text">
      <style:text-properties officeooo:rsid="500f4cb5"/>
    </style:style>
    <style:style style:name="T1919" style:family="text">
      <style:text-properties officeooo:rsid="500da72b"/>
    </style:style>
    <style:style style:name="T1920" style:family="text">
      <style:text-properties officeooo:rsid="2f087c71"/>
    </style:style>
    <style:style style:name="T1921" style:family="text">
      <style:text-properties officeooo:rsid="2f0a5d8e"/>
    </style:style>
    <style:style style:name="T1922" style:family="text">
      <style:text-properties officeooo:rsid="2ef76aa4"/>
    </style:style>
    <style:style style:name="T1923" style:family="text">
      <style:text-properties officeooo:rsid="2f13a043"/>
    </style:style>
    <style:style style:name="T1924" style:family="text">
      <style:text-properties officeooo:rsid="2f17426c"/>
    </style:style>
    <style:style style:name="T1925" style:family="text">
      <style:text-properties officeooo:rsid="2f17b2fb"/>
    </style:style>
    <style:style style:name="T1926" style:family="text">
      <style:text-properties officeooo:rsid="2f19b27e"/>
    </style:style>
    <style:style style:name="T1927" style:family="text">
      <style:text-properties officeooo:rsid="2f1f0d12"/>
    </style:style>
    <style:style style:name="T1928" style:family="text">
      <style:text-properties officeooo:rsid="2f20008c"/>
    </style:style>
    <style:style style:name="T1929" style:family="text">
      <style:text-properties officeooo:rsid="2f2275c7"/>
    </style:style>
    <style:style style:name="T1930" style:family="text">
      <style:text-properties officeooo:rsid="2f235fff"/>
    </style:style>
    <style:style style:name="T1931" style:family="text">
      <style:text-properties officeooo:rsid="2f253b88"/>
    </style:style>
    <style:style style:name="T1932" style:family="text">
      <style:text-properties officeooo:rsid="2f2825bb"/>
    </style:style>
    <style:style style:name="T1933" style:family="text">
      <style:text-properties officeooo:rsid="2f296b45"/>
    </style:style>
    <style:style style:name="T1934" style:family="text">
      <style:text-properties officeooo:rsid="2f33ae07"/>
    </style:style>
    <style:style style:name="T1935" style:family="text">
      <style:text-properties officeooo:rsid="2f34f9eb"/>
    </style:style>
    <style:style style:name="T1936" style:family="text">
      <style:text-properties officeooo:rsid="4e732146"/>
    </style:style>
    <style:style style:name="T1937" style:family="text">
      <style:text-properties officeooo:rsid="2f37ca70"/>
    </style:style>
    <style:style style:name="T1938" style:family="text">
      <style:text-properties officeooo:rsid="2f38db1e"/>
    </style:style>
    <style:style style:name="T1939" style:family="text">
      <style:text-properties officeooo:rsid="2f3ab311"/>
    </style:style>
    <style:style style:name="T1940" style:family="text">
      <style:text-properties officeooo:rsid="2f3b28f4"/>
    </style:style>
    <style:style style:name="T1941" style:family="text">
      <style:text-properties officeooo:rsid="3ecd1329"/>
    </style:style>
    <style:style style:name="T1942" style:family="text">
      <style:text-properties officeooo:rsid="3eda7c58"/>
    </style:style>
    <style:style style:name="T1943" style:family="text">
      <style:text-properties officeooo:rsid="2f3b7755"/>
    </style:style>
    <style:style style:name="T1944" style:family="text">
      <style:text-properties officeooo:rsid="2f3e5d91"/>
    </style:style>
    <style:style style:name="T1945" style:family="text">
      <style:text-properties officeooo:rsid="2f4003fb"/>
    </style:style>
    <style:style style:name="T1946" style:family="text">
      <style:text-properties officeooo:rsid="2f418396"/>
    </style:style>
    <style:style style:name="T1947" style:family="text">
      <style:text-properties officeooo:rsid="2f42a43b"/>
    </style:style>
    <style:style style:name="T1948" style:family="text">
      <style:text-properties officeooo:rsid="2f43ae64"/>
    </style:style>
    <style:style style:name="T1949" style:family="text">
      <style:text-properties officeooo:rsid="2f450f83"/>
    </style:style>
    <style:style style:name="T1950" style:family="text">
      <style:text-properties officeooo:rsid="2f47a779"/>
    </style:style>
    <style:style style:name="T1951" style:family="text">
      <style:text-properties officeooo:rsid="2f4b13b5"/>
    </style:style>
    <style:style style:name="T1952" style:family="text">
      <style:text-properties officeooo:rsid="2f4c22c9"/>
    </style:style>
    <style:style style:name="T1953" style:family="text">
      <style:text-properties officeooo:rsid="2f4e0fc4"/>
    </style:style>
    <style:style style:name="T1954" style:family="text">
      <style:text-properties officeooo:rsid="2f4f2bdd"/>
    </style:style>
    <style:style style:name="T1955" style:family="text">
      <style:text-properties officeooo:rsid="2f4fdfca"/>
    </style:style>
    <style:style style:name="T1956" style:family="text">
      <style:text-properties officeooo:rsid="2f51f1e7"/>
    </style:style>
    <style:style style:name="T1957" style:family="text">
      <style:text-properties officeooo:rsid="2f59e414"/>
    </style:style>
    <style:style style:name="T1958" style:family="text">
      <style:text-properties officeooo:rsid="2f5a7087"/>
    </style:style>
    <style:style style:name="T1959" style:family="text">
      <style:text-properties officeooo:rsid="4ee3fc97"/>
    </style:style>
    <style:style style:name="T1960" style:family="text">
      <style:text-properties officeooo:rsid="2f5f500f"/>
    </style:style>
    <style:style style:name="T1961" style:family="text">
      <style:text-properties officeooo:rsid="2f62fb48"/>
    </style:style>
    <style:style style:name="T1962" style:family="text">
      <style:text-properties officeooo:rsid="4fafaa48"/>
    </style:style>
    <style:style style:name="T1963" style:family="text">
      <style:text-properties officeooo:rsid="50c3a32d"/>
    </style:style>
    <style:style style:name="T1964" style:family="text">
      <style:text-properties officeooo:rsid="50d891c3"/>
    </style:style>
    <style:style style:name="T1965" style:family="text">
      <style:text-properties officeooo:rsid="16077e11"/>
    </style:style>
    <style:style style:name="T1966" style:family="text">
      <style:text-properties officeooo:rsid="48470b61"/>
    </style:style>
    <style:style style:name="T1967" style:family="text">
      <style:text-properties fo:color="#14beaa" style:font-name="Georgia2"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8" style:family="text">
      <style:text-properties fo:color="#14beaa" style:font-name="Georgia2"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9" style:family="text">
      <style:text-properties officeooo:rsid="4a67efe2"/>
    </style:style>
    <style:style style:name="T1970" style:family="text">
      <style:text-properties officeooo:rsid="2f76104a"/>
    </style:style>
    <style:style style:name="T1971" style:family="text">
      <style:text-properties officeooo:rsid="2f8297f2"/>
    </style:style>
    <style:style style:name="T1972" style:family="text">
      <style:text-properties officeooo:rsid="2f7df4ed"/>
    </style:style>
    <style:style style:name="T1973" style:family="text">
      <style:text-properties officeooo:rsid="2f8771aa"/>
    </style:style>
    <style:style style:name="T1974" style:family="text">
      <style:text-properties officeooo:rsid="45856b88"/>
    </style:style>
    <style:style style:name="T1975" style:family="text">
      <style:text-properties officeooo:rsid="2f8b2dab"/>
    </style:style>
    <style:style style:name="T1976" style:family="text">
      <style:text-properties officeooo:rsid="2f8d0bb6"/>
    </style:style>
    <style:style style:name="T1977" style:family="text">
      <style:text-properties officeooo:rsid="2f915d8a"/>
    </style:style>
    <style:style style:name="T1978" style:family="text">
      <style:text-properties officeooo:rsid="2f945c7e"/>
    </style:style>
    <style:style style:name="T1979" style:family="text">
      <style:text-properties officeooo:rsid="2f95e717"/>
    </style:style>
    <style:style style:name="T1980" style:family="text">
      <style:text-properties officeooo:rsid="2f98c31b"/>
    </style:style>
    <style:style style:name="T1981" style:family="text">
      <style:text-properties officeooo:rsid="2f9c54ec"/>
    </style:style>
    <style:style style:name="T1982" style:family="text">
      <style:text-properties officeooo:rsid="2f9da890"/>
    </style:style>
    <style:style style:name="T1983" style:family="text">
      <style:text-properties officeooo:rsid="2fa42f9a"/>
    </style:style>
    <style:style style:name="T1984" style:family="text">
      <style:text-properties officeooo:rsid="2fa62d75"/>
    </style:style>
    <style:style style:name="T1985" style:family="text">
      <style:text-properties officeooo:rsid="2fa698c1"/>
    </style:style>
    <style:style style:name="T1986" style:family="text">
      <style:text-properties officeooo:rsid="2fac9a7d"/>
    </style:style>
    <style:style style:name="T1987" style:family="text">
      <style:text-properties officeooo:rsid="2fb3c982"/>
    </style:style>
    <style:style style:name="T1988" style:family="text">
      <style:text-properties officeooo:rsid="2fb727e0"/>
    </style:style>
    <style:style style:name="T1989" style:family="text">
      <style:text-properties officeooo:rsid="2fbc9dc5"/>
    </style:style>
    <style:style style:name="T1990" style:family="text">
      <style:text-properties officeooo:rsid="2fbce079"/>
    </style:style>
    <style:style style:name="T1991" style:family="text">
      <style:text-properties officeooo:rsid="2fbde9cc"/>
    </style:style>
    <style:style style:name="T1992" style:family="text">
      <style:text-properties officeooo:rsid="2fbf7a1f"/>
    </style:style>
    <style:style style:name="T1993" style:family="text">
      <style:text-properties officeooo:rsid="2fbfaede"/>
    </style:style>
    <style:style style:name="T1994" style:family="text">
      <style:text-properties officeooo:rsid="2fc06ab8"/>
    </style:style>
    <style:style style:name="T1995" style:family="text">
      <style:text-properties officeooo:rsid="2fc643c3"/>
    </style:style>
    <style:style style:name="T1996" style:family="text">
      <style:text-properties officeooo:rsid="2fc8158e"/>
    </style:style>
    <style:style style:name="T1997" style:family="text">
      <style:text-properties officeooo:rsid="2fcaecbf"/>
    </style:style>
    <style:style style:name="T1998" style:family="text">
      <style:text-properties officeooo:rsid="2fccbc43"/>
    </style:style>
    <style:style style:name="T1999" style:family="text">
      <style:text-properties officeooo:rsid="2fcf6b44"/>
    </style:style>
    <style:style style:name="T2000" style:family="text">
      <style:text-properties officeooo:rsid="2fd08784"/>
    </style:style>
    <style:style style:name="T2001" style:family="text">
      <style:text-properties officeooo:rsid="2fd0e1a4"/>
    </style:style>
    <style:style style:name="T2002" style:family="text">
      <style:text-properties officeooo:rsid="2fd5c4f0"/>
    </style:style>
    <style:style style:name="T2003" style:family="text">
      <style:text-properties officeooo:rsid="2fda70e0"/>
    </style:style>
    <style:style style:name="T2004" style:family="text">
      <style:text-properties officeooo:rsid="2fde1f3d"/>
    </style:style>
    <style:style style:name="T2005" style:family="text">
      <style:text-properties officeooo:rsid="2fe0e7ff"/>
    </style:style>
    <style:style style:name="T2006" style:family="text">
      <style:text-properties fo:font-size="12pt" style:font-size-asian="12pt" style:font-size-complex="12pt"/>
    </style:style>
    <style:style style:name="T2007" style:family="text">
      <style:text-properties fo:font-size="12pt" fo:font-weight="bold" style:font-size-asian="12pt" style:font-weight-asian="bold" style:font-size-complex="12pt" style:font-weight-complex="bold"/>
    </style:style>
    <style:style style:name="T2008" style:family="text">
      <style:text-properties fo:font-size="12pt" fo:font-weight="bold" officeooo:rsid="2eff3757" style:font-size-asian="12pt" style:font-weight-asian="bold" style:font-size-complex="12pt" style:font-weight-complex="bold"/>
    </style:style>
    <style:style style:name="T2009" style:family="text">
      <style:text-properties fo:font-size="12pt" fo:font-style="normal" fo:font-weight="bold" style:font-size-asian="12pt" style:font-style-asian="normal" style:font-weight-asian="bold" style:font-size-complex="12pt" style:font-style-complex="normal" style:font-weight-complex="bold"/>
    </style:style>
    <style:style style:name="T2010" style:family="text">
      <style:text-properties fo:font-size="15pt" fo:font-weight="bold" style:font-size-asian="15pt" style:font-weight-asian="bold" style:font-size-complex="15pt" style:font-weight-complex="bold"/>
    </style:style>
    <style:style style:name="T2011" style:family="text">
      <style:text-properties officeooo:rsid="2fec1bf0"/>
    </style:style>
    <style:style style:name="T2012" style:family="text">
      <style:text-properties officeooo:rsid="2ff03861"/>
    </style:style>
    <style:style style:name="T2013" style:family="text">
      <style:text-properties officeooo:rsid="2ff9d73a"/>
    </style:style>
    <style:style style:name="T2014" style:family="text">
      <style:text-properties officeooo:rsid="3003209d"/>
    </style:style>
    <style:style style:name="T2015" style:family="text">
      <style:text-properties officeooo:rsid="3004c7b2"/>
    </style:style>
    <style:style style:name="T2016" style:family="text">
      <style:text-properties officeooo:rsid="2ffb2068"/>
    </style:style>
    <style:style style:name="T2017" style:family="text">
      <style:text-properties officeooo:rsid="300c607e"/>
    </style:style>
    <style:style style:name="T2018" style:family="text">
      <style:text-properties officeooo:rsid="3012f45a"/>
    </style:style>
    <style:style style:name="T2019" style:family="text">
      <style:text-properties officeooo:rsid="301bf578"/>
    </style:style>
    <style:style style:name="T2020" style:family="text">
      <style:text-properties officeooo:rsid="301d6a54"/>
    </style:style>
    <style:style style:name="T2021" style:family="text">
      <style:text-properties officeooo:rsid="301ef572"/>
    </style:style>
    <style:style style:name="T2022" style:family="text">
      <style:text-properties officeooo:rsid="302aee03"/>
    </style:style>
    <style:style style:name="T2023" style:family="text">
      <style:text-properties officeooo:rsid="3030b227"/>
    </style:style>
    <style:style style:name="T2024" style:family="text">
      <style:text-properties officeooo:rsid="303d4ed7"/>
    </style:style>
    <style:style style:name="T2025" style:family="text">
      <style:text-properties officeooo:rsid="303f1f53"/>
    </style:style>
    <style:style style:name="T2026" style:family="text">
      <style:text-properties officeooo:rsid="3040174e"/>
    </style:style>
    <style:style style:name="T2027" style:family="text">
      <style:text-properties officeooo:rsid="304126e4"/>
    </style:style>
    <style:style style:name="T2028" style:family="text">
      <style:text-properties officeooo:rsid="304fec53"/>
    </style:style>
    <style:style style:name="T2029" style:family="text">
      <style:text-properties officeooo:rsid="3056644a"/>
    </style:style>
    <style:style style:name="T2030" style:family="text">
      <style:text-properties officeooo:rsid="3057b272"/>
    </style:style>
    <style:style style:name="T2031" style:family="text">
      <style:text-properties officeooo:rsid="30592c19"/>
    </style:style>
    <style:style style:name="T2032" style:family="text">
      <style:text-properties officeooo:rsid="305a04d9"/>
    </style:style>
    <style:style style:name="T2033" style:family="text">
      <style:text-properties officeooo:rsid="305b5843"/>
    </style:style>
    <style:style style:name="T2034" style:family="text">
      <style:text-properties officeooo:rsid="305fa29a"/>
    </style:style>
    <style:style style:name="T2035" style:family="text">
      <style:text-properties officeooo:rsid="30605d14"/>
    </style:style>
    <style:style style:name="T2036" style:family="text">
      <style:text-properties officeooo:rsid="306351fd"/>
    </style:style>
    <style:style style:name="T2037" style:family="text">
      <style:text-properties officeooo:rsid="306cbfa6"/>
    </style:style>
    <style:style style:name="T2038" style:family="text">
      <style:text-properties officeooo:rsid="306d298a"/>
    </style:style>
    <style:style style:name="T2039" style:family="text">
      <style:text-properties officeooo:rsid="30519c39"/>
    </style:style>
    <style:style style:name="T2040"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041" style:family="text">
      <style:text-properties officeooo:rsid="30758976"/>
    </style:style>
    <style:style style:name="T2042" style:family="text">
      <style:text-properties officeooo:rsid="3075c36d"/>
    </style:style>
    <style:style style:name="T2043" style:family="text">
      <style:text-properties officeooo:rsid="307b10d1"/>
    </style:style>
    <style:style style:name="T2044" style:family="text">
      <style:text-properties officeooo:rsid="30834bf5"/>
    </style:style>
    <style:style style:name="T2045" style:family="text">
      <style:text-properties officeooo:rsid="3084a27c"/>
    </style:style>
    <style:style style:name="T2046" style:family="text">
      <style:text-properties officeooo:rsid="30881042"/>
    </style:style>
    <style:style style:name="T2047" style:family="text">
      <style:text-properties officeooo:rsid="3089a0e5"/>
    </style:style>
    <style:style style:name="T2048" style:family="text">
      <style:text-properties officeooo:rsid="308c1464"/>
    </style:style>
    <style:style style:name="T2049" style:family="text">
      <style:text-properties officeooo:rsid="308de354"/>
    </style:style>
    <style:style style:name="T2050" style:family="text">
      <style:text-properties officeooo:rsid="309c16e3"/>
    </style:style>
    <style:style style:name="T2051" style:family="text">
      <style:text-properties officeooo:rsid="300c7a56"/>
    </style:style>
    <style:style style:name="T2052" style:family="text">
      <style:text-properties officeooo:rsid="309d57c8"/>
    </style:style>
    <style:style style:name="T2053" style:family="text">
      <style:text-properties officeooo:rsid="30a7cc2b"/>
    </style:style>
    <style:style style:name="T205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05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5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057" style:family="text">
      <style:text-properties officeooo:rsid="30abfd50"/>
    </style:style>
    <style:style style:name="T205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5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60" style:family="text">
      <style:text-properties fo:color="#9b4f00" style:text-outline="fals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61" style:family="text">
      <style:text-properties fo:color="#9b4f00" style:text-outline="false" style:font-name="Georgia2"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062" style:family="text">
      <style:text-properties fo:color="#9b4f00" style:text-outline="false" style:font-name="Georgia2"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063" style:family="text">
      <style:text-properties fo:color="#9b4f00" style:text-outline="false" style:font-name="Georgia2"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64" style:family="text">
      <style:text-properties fo:color="#9b4f00" style:text-outline="false" style:font-name="Georgia2"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065" style:family="text">
      <style:text-properties fo:color="#9b4f00" style:text-outline="false" style:font-name="Georgia2"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066" style:family="text">
      <style:text-properties fo:color="#9b4f00" style:text-outline="false" style:font-name="Georgia2"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06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6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06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70" style:family="text">
      <style:text-properties fo:color="#7525a6" style:text-outline="false" style:font-name="Georgia2"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71" style:family="text">
      <style:text-properties fo:color="#7525a6" style:text-outline="false" style:font-name="Georgia2"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72" style:family="text">
      <style:text-properties style:font-name="Georgia3"/>
    </style:style>
    <style:style style:name="T2073" style:family="text">
      <style:text-properties style:font-name="Georgia3" fo:language="cs" fo:country="CZ"/>
    </style:style>
    <style:style style:name="T2074" style:family="text">
      <style:text-properties style:font-name="Georgia3" fo:language="cs" fo:country="CZ" style:language-asian="zxx" style:country-asian="none" style:language-complex="ar" style:country-complex="SA"/>
    </style:style>
    <style:style style:name="T2075"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076"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077" style:family="text">
      <style:text-properties officeooo:rsid="30bdcb44"/>
    </style:style>
    <style:style style:name="T2078" style:family="text">
      <style:text-properties officeooo:rsid="30c096ba"/>
    </style:style>
    <style:style style:name="T2079" style:family="text">
      <style:text-properties officeooo:rsid="30c967b5"/>
    </style:style>
    <style:style style:name="T2080" style:family="text">
      <style:text-properties officeooo:rsid="30cafee3"/>
    </style:style>
    <style:style style:name="T2081" style:family="text">
      <style:text-properties officeooo:rsid="302da87d"/>
    </style:style>
    <style:style style:name="T2082" style:family="text">
      <style:text-properties officeooo:rsid="30f5bc52"/>
    </style:style>
    <style:style style:name="T2083" style:family="text">
      <style:text-properties officeooo:rsid="30f87bd1"/>
    </style:style>
    <style:style style:name="T2084" style:family="text">
      <style:text-properties officeooo:rsid="3100d386"/>
    </style:style>
    <style:style style:name="T2085" style:family="text">
      <style:text-properties officeooo:rsid="3074e248"/>
    </style:style>
    <style:style style:name="T2086" style:family="text">
      <style:text-properties officeooo:rsid="31050a3e"/>
    </style:style>
    <style:style style:name="T2087" style:family="text">
      <style:text-properties officeooo:rsid="31089f2d"/>
    </style:style>
    <style:style style:name="T2088" style:family="text">
      <style:text-properties officeooo:rsid="3113cab2"/>
    </style:style>
    <style:style style:name="T2089" style:family="text">
      <style:text-properties officeooo:rsid="31151d77"/>
    </style:style>
    <style:style style:name="T2090" style:family="text">
      <style:text-properties officeooo:rsid="3116238e"/>
    </style:style>
    <style:style style:name="T2091" style:family="text">
      <style:text-properties officeooo:rsid="31171adb"/>
    </style:style>
    <style:style style:name="T2092" style:family="text">
      <style:text-properties officeooo:rsid="3117868c"/>
    </style:style>
    <style:style style:name="T2093" style:family="text">
      <style:text-properties officeooo:rsid="311921e9"/>
    </style:style>
    <style:style style:name="T2094" style:family="text">
      <style:text-properties officeooo:rsid="31198a1b"/>
    </style:style>
    <style:style style:name="T2095" style:family="text">
      <style:text-properties officeooo:rsid="311a24c4"/>
    </style:style>
    <style:style style:name="T2096" style:family="text">
      <style:text-properties officeooo:rsid="3121c549"/>
    </style:style>
    <style:style style:name="T2097" style:family="text">
      <style:text-properties officeooo:rsid="31225b42"/>
    </style:style>
    <style:style style:name="T2098" style:family="text">
      <style:text-properties officeooo:rsid="3125ef65"/>
    </style:style>
    <style:style style:name="T2099" style:family="text">
      <style:text-properties officeooo:rsid="31287c80"/>
    </style:style>
    <style:style style:name="T2100" style:family="text">
      <style:text-properties officeooo:rsid="312b0242"/>
    </style:style>
    <style:style style:name="T2101" style:family="text">
      <style:text-properties officeooo:rsid="312b41d1"/>
    </style:style>
    <style:style style:name="T2102" style:family="text">
      <style:text-properties officeooo:rsid="312f5b43"/>
    </style:style>
    <style:style style:name="T2103" style:family="text">
      <style:text-properties officeooo:rsid="3130096a"/>
    </style:style>
    <style:style style:name="T2104" style:family="text">
      <style:text-properties fo:font-size="10pt" style:font-size-asian="10pt" style:font-size-complex="10pt"/>
    </style:style>
    <style:style style:name="T2105" style:family="text">
      <style:text-properties fo:font-size="10pt" officeooo:rsid="31cdc0e5" style:font-size-asian="10pt" style:font-size-complex="10pt"/>
    </style:style>
    <style:style style:name="T2106" style:family="text">
      <style:text-properties fo:font-size="10pt" officeooo:rsid="31d40389" style:font-size-asian="10pt" style:font-size-complex="10pt"/>
    </style:style>
    <style:style style:name="T2107" style:family="text">
      <style:text-properties fo:font-size="10pt" officeooo:rsid="31fb6e02" style:font-size-asian="10pt" style:font-size-complex="10pt"/>
    </style:style>
    <style:style style:name="T2108" style:family="text">
      <style:text-properties fo:font-size="10pt" fo:font-style="italic" style:font-size-asian="10pt" style:font-style-asian="italic" style:font-size-complex="10pt" style:font-style-complex="italic"/>
    </style:style>
    <style:style style:name="T2109" style:family="text">
      <style:text-properties fo:font-size="10pt" fo:font-style="italic" officeooo:rsid="31cdc0e5" style:font-size-asian="10pt" style:font-style-asian="italic" style:font-size-complex="10pt" style:font-style-complex="italic"/>
    </style:style>
    <style:style style:name="T2110" style:family="text">
      <style:text-properties fo:font-size="10pt" fo:font-weight="bold" officeooo:rsid="32b904bf" style:font-size-asian="10pt" style:font-weight-asian="bold" style:font-size-complex="10pt" style:font-weight-complex="bold"/>
    </style:style>
    <style:style style:name="T2111" style:family="text">
      <style:text-properties fo:font-size="10pt" fo:font-weight="bold" officeooo:rsid="32b7612d" style:font-size-asian="10pt" style:font-weight-asian="bold" style:font-size-complex="10pt" style:font-weight-complex="bold"/>
    </style:style>
    <style:style style:name="T2112" style:family="text">
      <style:text-properties fo:font-size="10pt" fo:language="en" fo:country="US" fo:font-weight="normal" officeooo:rsid="32c29943" style:font-size-asian="10pt" style:font-weight-asian="normal" style:font-size-complex="10pt" style:font-weight-complex="normal"/>
    </style:style>
    <style:style style:name="T2113" style:family="text">
      <style:text-properties fo:font-size="10pt" fo:language="en" fo:country="US" fo:font-weight="normal" officeooo:rsid="32c3ff04" style:font-size-asian="10pt" style:font-weight-asian="normal" style:font-size-complex="10pt" style:font-weight-complex="normal"/>
    </style:style>
    <style:style style:name="T2114" style:family="text">
      <style:text-properties fo:font-size="10pt" fo:font-weight="normal" officeooo:rsid="32b7612d" style:font-size-asian="10pt" style:font-weight-asian="normal" style:font-size-complex="10pt" style:font-weight-complex="normal"/>
    </style:style>
    <style:style style:name="T2115" style:family="text">
      <style:text-properties fo:font-size="10pt" fo:language="cs" fo:country="CZ" fo:font-weight="normal" officeooo:rsid="32c3ff04" style:font-size-asian="10pt" style:font-weight-asian="normal" style:font-size-complex="10pt" style:font-weight-complex="normal"/>
    </style:style>
    <style:style style:name="T2116" style:family="text">
      <style:text-properties officeooo:rsid="313fe9e4"/>
    </style:style>
    <style:style style:name="T2117" style:family="text">
      <style:text-properties officeooo:rsid="3142e38f"/>
    </style:style>
    <style:style style:name="T2118" style:family="text">
      <style:text-properties officeooo:rsid="31447596"/>
    </style:style>
    <style:style style:name="T2119" style:family="text">
      <style:text-properties officeooo:rsid="31458a42"/>
    </style:style>
    <style:style style:name="T2120" style:family="text">
      <style:text-properties officeooo:rsid="31472318"/>
    </style:style>
    <style:style style:name="T2121" style:family="text">
      <style:text-properties officeooo:rsid="31495ef7"/>
    </style:style>
    <style:style style:name="T2122" style:family="text">
      <style:text-properties officeooo:rsid="314dcdc7"/>
    </style:style>
    <style:style style:name="T212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2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2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2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127" style:family="text">
      <style:text-properties fo:color="#00a294" style:text-outline="false" style:font-name="Georgia2"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128" style:family="text">
      <style:text-properties fo:color="#00a294" style:text-outline="false" style:font-name="Georgia2"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129" style:family="text">
      <style:text-properties fo:color="#00a294" style:text-outline="false" style:font-name="Georgia2"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130" style:family="text">
      <style:text-properties officeooo:rsid="315bf204"/>
    </style:style>
    <style:style style:name="T2131" style:family="text">
      <style:text-properties officeooo:rsid="3165074a"/>
    </style:style>
    <style:style style:name="T2132" style:family="text">
      <style:text-properties officeooo:rsid="316b6a96"/>
    </style:style>
    <style:style style:name="T2133" style:family="text">
      <style:text-properties officeooo:rsid="316c6c26"/>
    </style:style>
    <style:style style:name="T2134" style:family="text">
      <style:text-properties officeooo:rsid="3171979b"/>
    </style:style>
    <style:style style:name="T2135" style:family="text">
      <style:text-properties officeooo:rsid="31721283"/>
    </style:style>
    <style:style style:name="T2136" style:family="text">
      <style:text-properties officeooo:rsid="31740e26"/>
    </style:style>
    <style:style style:name="T2137" style:family="text">
      <style:text-properties officeooo:rsid="3175c73f"/>
    </style:style>
    <style:style style:name="T2138" style:family="text">
      <style:text-properties officeooo:rsid="3178eb35"/>
    </style:style>
    <style:style style:name="T2139" style:family="text">
      <style:text-properties officeooo:rsid="31799c03"/>
    </style:style>
    <style:style style:name="T2140" style:family="text">
      <style:text-properties officeooo:rsid="317a9de8"/>
    </style:style>
    <style:style style:name="T2141" style:family="text">
      <style:text-properties officeooo:rsid="317b7a62"/>
    </style:style>
    <style:style style:name="T2142" style:family="text">
      <style:text-properties officeooo:rsid="317c4bf4"/>
    </style:style>
    <style:style style:name="T2143" style:family="text">
      <style:text-properties officeooo:rsid="318ba031"/>
    </style:style>
    <style:style style:name="T2144" style:family="text">
      <style:text-properties officeooo:rsid="318c6b01"/>
    </style:style>
    <style:style style:name="T2145" style:family="text">
      <style:text-properties fo:letter-spacing="-0.064cm"/>
    </style:style>
    <style:style style:name="T2146" style:family="text">
      <style:text-properties fo:letter-spacing="-0.064cm" officeooo:rsid="318c6b01"/>
    </style:style>
    <style:style style:name="T2147" style:family="text">
      <style:text-properties fo:letter-spacing="-0.064cm" officeooo:rsid="318d7935"/>
    </style:style>
    <style:style style:name="T2148" style:family="text">
      <style:text-properties officeooo:rsid="318eb22e"/>
    </style:style>
    <style:style style:name="T2149" style:family="text">
      <style:text-properties officeooo:rsid="3195e8c5"/>
    </style:style>
    <style:style style:name="T2150" style:family="text">
      <style:text-properties officeooo:rsid="319dbfd1"/>
    </style:style>
    <style:style style:name="T2151" style:family="text">
      <style:text-properties officeooo:rsid="31acc402"/>
    </style:style>
    <style:style style:name="T2152" style:family="text">
      <style:text-properties officeooo:rsid="31ae8d24"/>
    </style:style>
    <style:style style:name="T2153" style:family="text">
      <style:text-properties officeooo:rsid="31aee60a"/>
    </style:style>
    <style:style style:name="T2154" style:family="text">
      <style:text-properties officeooo:rsid="31b2ca82"/>
    </style:style>
    <style:style style:name="T2155" style:family="text">
      <style:text-properties officeooo:rsid="31b53f02"/>
    </style:style>
    <style:style style:name="T2156" style:family="text">
      <style:text-properties officeooo:rsid="31bcb053"/>
    </style:style>
    <style:style style:name="T2157" style:family="text">
      <style:text-properties officeooo:rsid="31c0cc18"/>
    </style:style>
    <style:style style:name="T2158" style:family="text">
      <style:text-properties officeooo:rsid="31c0f6f8"/>
    </style:style>
    <style:style style:name="T2159" style:family="text">
      <style:text-properties officeooo:rsid="31c753a2"/>
    </style:style>
    <style:style style:name="T2160" style:family="text">
      <style:text-properties officeooo:rsid="2ec7f236"/>
    </style:style>
    <style:style style:name="T2161" style:family="text">
      <style:text-properties officeooo:rsid="31c884bc"/>
    </style:style>
    <style:style style:name="T2162" style:family="text">
      <style:text-properties officeooo:rsid="31dbb4e0"/>
    </style:style>
    <style:style style:name="T2163" style:family="text">
      <style:text-properties officeooo:rsid="31e4db61"/>
    </style:style>
    <style:style style:name="T2164" style:family="text">
      <style:text-properties officeooo:rsid="3200d658"/>
    </style:style>
    <style:style style:name="T2165" style:family="text">
      <style:text-properties officeooo:rsid="32123827"/>
    </style:style>
    <style:style style:name="T2166" style:family="text">
      <style:text-properties officeooo:rsid="3213c483"/>
    </style:style>
    <style:style style:name="T2167"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168" style:family="text">
      <style:text-properties officeooo:rsid="3221b074"/>
    </style:style>
    <style:style style:name="T2169" style:family="text">
      <style:text-properties officeooo:rsid="32250b5e"/>
    </style:style>
    <style:style style:name="T2170" style:family="text">
      <style:text-properties officeooo:rsid="322f945f"/>
    </style:style>
    <style:style style:name="T2171" style:family="text">
      <style:text-properties officeooo:rsid="323617bf"/>
    </style:style>
    <style:style style:name="T2172" style:family="text">
      <style:text-properties officeooo:rsid="3237c30a"/>
    </style:style>
    <style:style style:name="T2173" style:family="text">
      <style:text-properties officeooo:rsid="3238aaf1"/>
    </style:style>
    <style:style style:name="T2174" style:family="text">
      <style:text-properties officeooo:rsid="3239f385"/>
    </style:style>
    <style:style style:name="T2175" style:family="text">
      <style:text-properties officeooo:rsid="323bf1c4"/>
    </style:style>
    <style:style style:name="T2176" style:family="text">
      <style:text-properties officeooo:rsid="3240edca"/>
    </style:style>
    <style:style style:name="T2177" style:family="text">
      <style:text-properties officeooo:rsid="32413ed4"/>
    </style:style>
    <style:style style:name="T2178" style:family="text">
      <style:text-properties officeooo:rsid="3242a8f3"/>
    </style:style>
    <style:style style:name="T2179" style:family="text">
      <style:text-properties officeooo:rsid="324346ce"/>
    </style:style>
    <style:style style:name="T2180" style:family="text">
      <style:text-properties officeooo:rsid="32449d7f"/>
    </style:style>
    <style:style style:name="T2181" style:family="text">
      <style:text-properties officeooo:rsid="32453a40"/>
    </style:style>
    <style:style style:name="T2182" style:family="text">
      <style:text-properties officeooo:rsid="3249527f"/>
    </style:style>
    <style:style style:name="T2183" style:family="text">
      <style:text-properties officeooo:rsid="324a309b"/>
    </style:style>
    <style:style style:name="T2184" style:family="text">
      <style:text-properties officeooo:rsid="325005e9"/>
    </style:style>
    <style:style style:name="T2185" style:family="text">
      <style:text-properties officeooo:rsid="325483b9"/>
    </style:style>
    <style:style style:name="T2186" style:family="text">
      <style:text-properties officeooo:rsid="32096cea"/>
    </style:style>
    <style:style style:name="T2187" style:family="text">
      <style:text-properties officeooo:rsid="325aedf5"/>
    </style:style>
    <style:style style:name="T2188" style:family="text">
      <style:text-properties officeooo:rsid="325c73c7"/>
    </style:style>
    <style:style style:name="T2189" style:family="text">
      <style:text-properties officeooo:rsid="32183820"/>
    </style:style>
    <style:style style:name="T2190" style:family="text">
      <style:text-properties officeooo:rsid="3266c49d"/>
    </style:style>
    <style:style style:name="T2191"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192" style:family="text">
      <style:text-properties officeooo:rsid="32756b41"/>
    </style:style>
    <style:style style:name="T2193" style:family="text">
      <style:text-properties officeooo:rsid="32763b43"/>
    </style:style>
    <style:style style:name="T2194" style:family="text">
      <style:text-properties officeooo:rsid="3288dd39"/>
    </style:style>
    <style:style style:name="T2195" style:family="text">
      <style:text-properties officeooo:rsid="328c5d86"/>
    </style:style>
    <style:style style:name="T2196" style:family="text">
      <style:text-properties officeooo:rsid="328db274"/>
    </style:style>
    <style:style style:name="T2197" style:family="text">
      <style:text-properties officeooo:rsid="32919abb"/>
    </style:style>
    <style:style style:name="T2198" style:family="text">
      <style:text-properties officeooo:rsid="3292fc28"/>
    </style:style>
    <style:style style:name="T2199" style:family="text">
      <style:text-properties style:font-name="Georgia2"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0" style:family="text">
      <style:text-properties style:font-name="Georgia2"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201" style:family="text">
      <style:text-properties officeooo:rsid="31d9c3f7"/>
    </style:style>
    <style:style style:name="T2202" style:family="text">
      <style:text-properties officeooo:rsid="329f49c8"/>
    </style:style>
    <style:style style:name="T2203" style:family="text">
      <style:text-properties officeooo:rsid="32a53caf"/>
    </style:style>
    <style:style style:name="T2204" style:family="text">
      <style:text-properties officeooo:rsid="32a7add5"/>
    </style:style>
    <style:style style:name="T2205" style:family="text">
      <style:text-properties officeooo:rsid="32a92568"/>
    </style:style>
    <style:style style:name="T2206" style:family="text">
      <style:text-properties officeooo:rsid="32ad7dc9"/>
    </style:style>
    <style:style style:name="T2207" style:family="text">
      <style:text-properties officeooo:rsid="32af16c6"/>
    </style:style>
    <style:style style:name="T2208" style:family="text">
      <style:text-properties officeooo:rsid="32bd5ea8"/>
    </style:style>
    <style:style style:name="T2209" style:family="text">
      <style:text-properties officeooo:rsid="32be004a"/>
    </style:style>
    <style:style style:name="T2210" style:family="text">
      <style:text-properties officeooo:rsid="32ca2611"/>
    </style:style>
    <style:style style:name="T2211" style:family="text">
      <style:text-properties officeooo:rsid="32cbbb11"/>
    </style:style>
    <style:style style:name="T2212" style:family="text">
      <style:text-properties officeooo:rsid="32cd7992"/>
    </style:style>
    <style:style style:name="T2213" style:family="text">
      <style:text-properties officeooo:rsid="32cf2ff5"/>
    </style:style>
    <style:style style:name="T2214" style:family="text">
      <style:text-properties officeooo:rsid="32d0d293"/>
    </style:style>
    <style:style style:name="T2215" style:family="text">
      <style:text-properties officeooo:rsid="32dc1e17"/>
    </style:style>
    <style:style style:name="T2216" style:family="text">
      <style:text-properties officeooo:rsid="32f55142"/>
    </style:style>
    <style:style style:name="T2217" style:family="text">
      <style:text-properties officeooo:rsid="32f6b63c"/>
    </style:style>
    <style:style style:name="T2218" style:family="text">
      <style:text-properties officeooo:rsid="32f8a05e"/>
    </style:style>
    <style:style style:name="T2219" style:family="text">
      <style:text-properties officeooo:rsid="32f91756"/>
    </style:style>
    <style:style style:name="T2220" style:family="text">
      <style:text-properties officeooo:rsid="32fc2baa"/>
    </style:style>
    <style:style style:name="T2221" style:family="text">
      <style:text-properties officeooo:rsid="32fdde4f"/>
    </style:style>
    <style:style style:name="T2222" style:family="text">
      <style:text-properties officeooo:rsid="32ff76e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0"/>
      <text:p text:style-name="P118"/>
      <text:p text:style-name="P118">Tross</text:p>
      <text:p text:style-name="P37"/>
      <text:p text:style-name="P37"/>
      <text:p text:style-name="P37"/>
      <text:p text:style-name="P37"/>
      <text:p text:style-name="P270"/>
      <text:p text:style-name="P270"/>
      <text:p text:style-name="P269"/>
      <text:p text:style-name="P269"/>
      <text:p text:style-name="P269"/>
      <text:p text:style-name="P269"/>
      <text:p text:style-name="P5">Autor originálního dobrodružství: Quentin</text:p>
      <text:p text:style-name="P5">Pro <text:span text:style-name="T401">Dračák podle staré školy</text:span> upravil: York</text:p>
      <text:p text:style-name="P5"/>
      <text:p text:style-name="P6"><text:soft-page-break/></text:p>
      <text:p text:style-name="P6"/>
      <text:p text:style-name="P6"/>
      <text:p text:style-name="P6">Verze 0.<text:span text:style-name="T96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96"><text:a xlink:type="simple" xlink:href="#__RefHeading___Toc22714_41530725" text:style-name="Internet_20_link" text:visited-style-name="Internet_20_link">Notes</text:a><text:tab/>3</text:p>
          <text:p text:style-name="P296"><text:a xlink:type="simple" xlink:href="#__RefHeading___Toc22716_41530725" text:style-name="Internet_20_link" text:visited-style-name="Internet_20_link">Počítání času a náhodné události</text:a><text:tab/>3</text:p>
          <text:p text:style-name="P296"><text:a xlink:type="simple" xlink:href="#__RefHeading___Toc22718_41530725" text:style-name="Internet_20_link" text:visited-style-name="Internet_20_link">Cestování</text:a><text:tab/>3</text:p>
          <text:p text:style-name="P296"><text:a xlink:type="simple" xlink:href="#__RefHeading___Toc22720_41530725" text:style-name="Internet_20_link" text:visited-style-name="Internet_20_link">Náhodná setkání</text:a><text:tab/>4</text:p>
          <text:p text:style-name="P296"><text:a xlink:type="simple" xlink:href="#__RefHeading___Toc22722_41530725" text:style-name="Internet_20_link" text:visited-style-name="Internet_20_link">Fixní setkání</text:a><text:tab/>4</text:p>
          <text:p text:style-name="P295"><text:a xlink:type="simple" xlink:href="#__RefHeading___Toc22724_41530725" text:style-name="Internet_20_link" text:visited-style-name="Internet_20_link">Události</text:a><text:tab/>5</text:p>
          <text:p text:style-name="P295"><text:a xlink:type="simple" xlink:href="#__RefHeading___Toc22726_41530725" text:style-name="Internet_20_link" text:visited-style-name="Internet_20_link">Božstva</text:a><text:tab/>8</text:p>
          <text:p text:style-name="P295"><text:a xlink:type="simple" xlink:href="#__RefHeading___Toc22728_41530725" text:style-name="Internet_20_link" text:visited-style-name="Internet_20_link">Mistři</text:a><text:tab/>10</text:p>
          <text:p text:style-name="P295"><text:a xlink:type="simple" xlink:href="#__RefHeading___Toc22730_41530725" text:style-name="Internet_20_link" text:visited-style-name="Internet_20_link">Oblasti</text:a><text:tab/>11</text:p>
          <text:p text:style-name="P296"><text:a xlink:type="simple" xlink:href="#__RefHeading___Toc22732_41530725" text:style-name="Internet_20_link" text:visited-style-name="Internet_20_link">Bažina</text:a><text:tab/>11</text:p>
          <text:p text:style-name="P296"><text:a xlink:type="simple" xlink:href="#__RefHeading___Toc22734_41530725" text:style-name="Internet_20_link" text:visited-style-name="Internet_20_link">Garlacké hory</text:a><text:tab/>15</text:p>
          <text:p text:style-name="P296"><text:a xlink:type="simple" xlink:href="#__RefHeading___Toc22736_41530725" text:style-name="Internet_20_link" text:visited-style-name="Internet_20_link">Hrzales</text:a><text:tab/>21</text:p>
          <text:p text:style-name="P296"><text:a xlink:type="simple" xlink:href="#__RefHeading___Toc22738_41530725" text:style-name="Internet_20_link" text:visited-style-name="Internet_20_link">Trosské pláně</text:a><text:tab/>27</text:p>
          <text:p text:style-name="P295"><text:a xlink:type="simple" xlink:href="#__RefHeading___Toc22740_41530725" text:style-name="Internet_20_link" text:visited-style-name="Internet_20_link">Lokace</text:a><text:tab/>32</text:p>
          <text:p text:style-name="P296"><text:a xlink:type="simple" xlink:href="#__RefHeading___Toc22742_41530725" text:style-name="Internet_20_link" text:visited-style-name="Internet_20_link">Blosely</text:a><text:tab/>32</text:p>
          <text:p text:style-name="P296"><text:a xlink:type="simple" xlink:href="#__RefHeading___Toc22744_41530725" text:style-name="Internet_20_link" text:visited-style-name="Internet_20_link">Brakk</text:a><text:tab/>34</text:p>
          <text:p text:style-name="P296"><text:a xlink:type="simple" xlink:href="#__RefHeading___Toc22746_41530725" text:style-name="Internet_20_link" text:visited-style-name="Internet_20_link">Čarodějná věž</text:a><text:tab/>35</text:p>
          <text:p text:style-name="P296"><text:a xlink:type="simple" xlink:href="#__RefHeading___Toc22748_41530725" text:style-name="Internet_20_link" text:visited-style-name="Internet_20_link">Dračí kostra</text:a><text:tab/>49</text:p>
          <text:p text:style-name="P296"><text:a xlink:type="simple" xlink:href="#__RefHeading___Toc22750_41530725" text:style-name="Internet_20_link" text:visited-style-name="Internet_20_link">Godov</text:a><text:tab/>50</text:p>
          <text:p text:style-name="P296"><text:a xlink:type="simple" xlink:href="#__RefHeading___Toc22752_41530725" text:style-name="Internet_20_link" text:visited-style-name="Internet_20_link">Hardenská tvrz</text:a><text:tab/>51</text:p>
          <text:p text:style-name="P296"><text:a xlink:type="simple" xlink:href="#__RefHeading___Toc22754_41530725" text:style-name="Internet_20_link" text:visited-style-name="Internet_20_link">Hostinec Na rozcestí</text:a><text:tab/>66</text:p>
          <text:p text:style-name="P296"><text:a xlink:type="simple" xlink:href="#__RefHeading___Toc22756_41530725" text:style-name="Internet_20_link" text:visited-style-name="Internet_20_link">Hrstan</text:a><text:tab/>67</text:p>
          <text:p text:style-name="P296"><text:a xlink:type="simple" xlink:href="#__RefHeading___Toc22758_41530725" text:style-name="Internet_20_link" text:visited-style-name="Internet_20_link">Kastarok</text:a><text:tab/>67</text:p>
          <text:p text:style-name="P296"><text:a xlink:type="simple" xlink:href="#__RefHeading___Toc6844_2407452455" text:style-name="Internet_20_link" text:visited-style-name="Internet_20_link">Krvavá vila</text:a><text:tab/>68</text:p>
          <text:p text:style-name="P296"><text:a xlink:type="simple" xlink:href="#__RefHeading___Toc22760_41530725" text:style-name="Internet_20_link" text:visited-style-name="Internet_20_link">Měšíční oltář</text:a><text:tab/>77</text:p>
          <text:p text:style-name="P296"><text:a xlink:type="simple" xlink:href="#__RefHeading___Toc22762_41530725" text:style-name="Internet_20_link" text:visited-style-name="Internet_20_link">Pavoučí doupě</text:a><text:tab/>77</text:p>
          <text:p text:style-name="P296"><text:a xlink:type="simple" xlink:href="#__RefHeading___Toc22764_41530725" text:style-name="Internet_20_link" text:visited-style-name="Internet_20_link">Stříbrný důl</text:a><text:tab/>80</text:p>
          <text:p text:style-name="P296"><text:soft-page-break/><text:a xlink:type="simple" xlink:href="#__RefHeading___Toc22766_41530725" text:style-name="Internet_20_link" text:visited-style-name="Internet_20_link">Sump</text:a><text:tab/>96</text:p>
          <text:p text:style-name="P296"><text:a xlink:type="simple" xlink:href="#__RefHeading___Toc22768_41530725" text:style-name="Internet_20_link" text:visited-style-name="Internet_20_link">Svatyně nekonečných možností</text:a><text:tab/>97</text:p>
          <text:p text:style-name="P296"><text:a xlink:type="simple" xlink:href="#__RefHeading___Toc22770_41530725" text:style-name="Internet_20_link" text:visited-style-name="Internet_20_link">Trehern</text:a><text:tab/>98</text:p>
          <text:p text:style-name="P296"><text:a xlink:type="simple" xlink:href="#__RefHeading___Toc13849_1990953305" text:style-name="Internet_20_link" text:visited-style-name="Internet_20_link">Tross (město)</text:a><text:tab/>99</text:p>
          <text:p text:style-name="P296"><text:a xlink:type="simple" xlink:href="#__RefHeading___Toc22772_41530725" text:style-name="Internet_20_link" text:visited-style-name="Internet_20_link">Trpaslická hrobka</text:a><text:tab/>121</text:p>
          <text:p text:style-name="P296"><text:a xlink:type="simple" xlink:href="#__RefHeading___Toc22774_41530725" text:style-name="Internet_20_link" text:visited-style-name="Internet_20_link">Wedel</text:a><text:tab/>132</text:p>
          <text:p text:style-name="P296"><text:a xlink:type="simple" xlink:href="#__RefHeading___Toc22776_41530725" text:style-name="Internet_20_link" text:visited-style-name="Internet_20_link">Zbojnický tábor</text:a><text:tab/>133</text:p>
          <text:p text:style-name="P296"><text:a xlink:type="simple" xlink:href="#__RefHeading___Toc22778_41530725" text:style-name="Internet_20_link" text:visited-style-name="Internet_20_link">Ziggurat</text:a><text:tab/>133</text:p>
          <text:p text:style-name="P295"><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55">Quentinův origoš text měl po převedení to tohohle formátu 45 stran.</text:p>
      <text:h text:style-name="P367" text:outline-level="2"><text:bookmark-start text:name="__RefHeading___Toc22716_41530725"/>Počítání času a náhodné události<text:bookmark-end text:name="__RefHeading___Toc22716_41530725"/></text:h>
      <text:list xml:id="list265095927" text:style-name="L1">
        <text:list-item>
          <text:p text:style-name="P521">Hází se každ<text:span text:style-name="T1920">ý</text:span> den, <text:span text:style-name="T1920">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2849891331" text:style-name="L2">
        <text:list-item>
          <text:p text:style-name="P523">Cesta z Trossu do Blosel trvá po cestě 1 den.</text:p>
        </text:list-item>
        <text:list-item>
          <text:p text:style-name="P524">Lesem by trvala 2 dny, <text:span text:style-name="T1921">h</text:span>orami týden.</text:p>
        </text:list-item>
      </text:list>
      <text:h text:style-name="Heading_20_2" text:outline-level="2"><text:bookmark-start text:name="__RefHeading___Toc22720_41530725"/><text:soft-page-break/>Náhodná setkání<text:bookmark-end text:name="__RefHeading___Toc22720_41530725"/></text:h>
      <text:list xml:id="list1474653565" text:style-name="L3">
        <text:list-item>
          <text:p text:style-name="P522">Hází se 3x za den – co se stalo v noci, dopoledne a odpoledne.</text:p>
        </text:list-item>
        <text:list-item>
          <text:p text:style-name="P522">Tabulky budou rovnou obsahovat i stopy a možnosti "nic se nestalo".</text:p>
        </text:list-item>
        <text:list-item>
          <text:p text:style-name="P563">V některých oblastech jsem rozdělil setkání "na cestě" a "mimo cestu".</text:p>
        </text:list-item>
        <text:list-item>
          <text:p text:style-name="P563">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0">V okolí lokací na některé věci postavy narazí automaticky – v okolí Pavoučího doupěte jsou například stopy po přítomnosti pavouků.</text:p>
      <text:h text:style-name="P364" text:outline-level="1"><text:bookmark-start text:name="__RefHeading___Toc22724_41530725"/>Události<text:bookmark-end text:name="__RefHeading___Toc22724_41530725"/></text:h>
      <text:list xml:id="list3892307800" text:style-name="L4">
        <text:list-item>
          <text:p text:style-name="P564"><text:span text:style-name="T1707">Vladař</text:span> sousedního <text:span text:style-name="T1707">kraje</text:span> přijel s početnou družinou <text:span text:style-name="T1707">navštívit místního vládce</text:span>. Zatímco <text:span text:style-name="T1707">urození</text:span> jednají <text:span text:style-name="T1988">v pevnosti</text:span>, doprovod si dovoluje na místní.</text:p>
        </text:list-item>
      </text:list>
      <text:list xml:id="list86014045" text:style-name="L5">
        <text:list-header>
          <text:p text:style-name="P566">Andros</text:p>
          <text:p text:style-name="P623">Sousední městský stát. <text:span text:style-name="T1850">Laděný do řeckého stylu.</text:span></text:p>
        </text:list-header>
      </text:list>
      <text:list xml:id="list2592168988" text:style-name="L6">
        <text:list-header>
          <text:p text:style-name="P567">Epiktetos z Androsu</text:p>
          <text:p text:style-name="P625">Basileus sousedního měst<text:span text:style-name="T1849">ského státu.</text:span></text:p>
          <text:p text:style-name="P624"><text:span text:style-name="T1851">Obtloustlý m</text:span>už ve středních letech se zlatým kruhem na čele. Chybí mu jedna ruka – <text:span text:style-name="T1851">chvástá se, jak o ni <text:s/>přišel v boji, ale ve skutečnosti to byla nepozornost při tréninku.</text:span></text:p>
        </text:list-header>
      </text:list>
      <text:list xml:id="list3130129345" text:style-name="L7">
        <text:list-header>
          <text:p text:style-name="P568">So<text:span text:style-name="T2215">f</text:span>ia</text:p>
        </text:list-header>
      </text:list>
      <text:list xml:id="list155637639551065" text:continue-list="list3892307800" text:style-name="L4">
        <text:list-header>
          <text:p text:style-name="P626">Nepříliš pohledná, ale vždy má složitý účes, perfektní líčení a vytříbené chování.</text:p>
          <text:p text:style-name="P627"><text:span text:style-name="T1846">D</text:span>cera <text:span text:style-name="T1971">Epikteta, </text:span>vládce sousedního panství. <text:span text:style-name="T1847">Dalvarovi říká „ó můj pane“. Na neurozené osoby se ani nepodívá – očekává, že budou mluvit s jejími služkami.</text:span></text:p>
          <text:p text:style-name="P628">Umí celkem dobře bojovat s mečem (učil ji bratr).</text:p>
          <text:p text:style-name="P629">Má s sebou dvě služebné: <text:span text:style-name="T1848">Trpaslici Miku a elfku Alianu. S neurozenými mluví většinou Mika – ztěžka vyslovuje „ř“.</text:span></text:p>
        </text:list-header>
      </text:list>
      <text:list xml:id="list2167037324" text:style-name="L8">
        <text:list-item>
          <text:p text:style-name="P630">Chce se vypravit do Svatyně nekonečných možností hluboko v horách, která jí má splnit její nejtajnější přání.</text:p>
        </text:list-item>
      </text:list>
      <text:list xml:id="list155636150283561" text:continue-list="list155637639551065" text:style-name="L4">
        <text:list-item>
          <text:p text:style-name="P565"><text:soft-page-break/>Na tržiště dorazila <text:span text:style-name="T1688">trpaslická</text:span> karavana s vynálezy, lektvary a výbušninami.</text:p>
        </text:list-item>
        <text:list-item>
          <text:p text:style-name="P564">Svátek umrlčího tance. Všichni obyvatelé nosí strašidelné masky. Po lidech bez masky se há<text:span text:style-name="T1765">zí</text:span> shnilé ovoce.</text:p>
        </text:list-item>
        <text:list-item>
          <text:p text:style-name="P631">Zombie incident v<text:span text:style-name="T1686">e vile Filomény Karské</text:span>. <text:span text:style-name="T1713">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3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31"><text:span text:style-name="T1687">Fyzička 3, Finesa 1, Duše -</text:span><text:span text:style-name="T1290">, </text:span><text:span text:style-name="T1291">Ž</text:span><text:span text:style-name="T1292">ivot</text:span><text:span text:style-name="T1291">y </text:span><text:span text:style-name="T1293">13</text:span></text:p>
              <text:p text:style-name="P400"><text:span text:style-name="T1402">Rychlost:</text:span><text:span text:style-name="T1294"> </text:span><text:span text:style-name="T1295">jako </text:span><text:span text:style-name="T1296">chůze</text:span></text:p>
              <text:p text:style-name="P400"><text:span text:style-name="T1403">Smysly:</text:span><text:span text:style-name="T1297"> </text:span><text:span text:style-name="T1298">magický zrak a sluch</text:span></text:p>
              <text:p text:style-name="P400"><text:span text:style-name="T1404">Detekovatelnost</text:span><text:span text:style-name="T1405">:</text:span><text:span text:style-name="T1299"> </text:span><text:span text:style-name="T1300">Zombie není</text:span><text:span text:style-name="T1299"> vidět pomocí infravidění.</text:span></text:p>
              <text:p text:style-name="P444"><text:span text:style-name="T948">⚔<text:tab/></text:span><text:span text:style-name="T1406">Pařáty</text:span><text:span text:style-name="T1407">:</text:span><text:span text:style-name="T1292"> </text:span><text:span text:style-name="T1301">3 + k6, zranění 1</text:span></text:p>
              <text:p text:style-name="P443"><text:span text:style-name="T791">⚔<text:tab/></text:span><text:span text:style-name="T1026">Z</text:span><text:span text:style-name="T1027">uby</text:span><text:span text:style-name="T8">:</text:span><text:span text:style-name="T18"> 3 + k6, zranění 0</text:span></text:p>
            </text:list-header>
          </text:list>
          <text:p text:style-name="P639"><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33">Po vyvraždění vily se Karsavar vydal zpět do své věže. Zabil ještě pár lidí ve městě (osamocené zombie incidenty, stopa vede k tvrzi), ale už ne moc, začala mu docházet kouzla.</text:p>
          <text:p text:style-name="P634">Další den, opět s plným arzenálem kouzel, začne vraždit v tvrzi. Stráž určitě uvítá pomoc.</text:p>
          <text:p text:style-name="P640"><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65" text:outline-level="1"><text:bookmark-start text:name="__RefHeading___Toc22726_41530725"/>Božstva<text:bookmark-end text:name="__RefHeading___Toc22726_41530725"/></text:h>
      <text:p text:style-name="Text_20_body"><text:span text:style-name="Strong_20_Emphasis"><text:span text:style-name="T2006">Vorok</text:span></text:span><text:span text:style-name="Strong_20_Emphasis"><text:span text:style-name="T2007">, p</text:span></text:span><text:span text:style-name="T2007">án </text:span><text:span text:style-name="T2008">ohně a</text:span><text:span text:style-name="T2007"> oceli</text:span></text:p>
      <text:p text:style-name="P63"><text:span text:style-name="Emphasis">Chce vybudovat mocnou a věčnou civilizaci.</text:span></text:p>
      <text:list xml:id="list3774928888" text:style-name="L9">
        <text:list-item>
          <text:p text:style-name="P641">Ctít a prosazovat zákony a tradice.</text:p>
        </text:list-item>
        <text:list-item>
          <text:p text:style-name="P641">Stavět potřeby většiny nad potřeby jedince.</text:p>
        </text:list-item>
        <text:list-item>
          <text:p text:style-name="P641">Nestrpět monstrum nebo černokněžníka naživu.</text:p>
        </text:list-item>
        <text:list-item>
          <text:p text:style-name="P641">Žít bez lži a podvodu.</text:p>
        </text:list-item>
      </text:list>
      <text:p text:style-name="Text_20_body"><text:span text:style-name="Strong_20_Emphasis"><text:span text:style-name="T2007">Athaia</text:span></text:span><text:span text:style-name="T2007">, paní krve a soucitu</text:span></text:p>
      <text:p text:style-name="P64"><text:span text:style-name="Emphasis">Chce snížit utrpení nevinných.</text:span></text:p>
      <text:list xml:id="list1844947018" text:style-name="L10">
        <text:list-item>
          <text:p text:style-name="P642">Chránit život každého jednotlivce.</text:p>
        </text:list-item>
        <text:list-item>
          <text:p text:style-name="P642">Žít v celibátu.</text:p>
        </text:list-item>
        <text:list-item>
          <text:p text:style-name="P642">Pacifismus.</text:p>
        </text:list-item>
      </text:list>
      <text:p text:style-name="Text_20_body"><text:span text:style-name="Strong_20_Emphasis"><text:span text:style-name="T2010">Gaia</text:span></text:span><text:span text:style-name="T2010">, matka příroda</text:span></text:p>
      <text:p text:style-name="P64"><text:span text:style-name="Emphasis">Chce, aby lidé žili v souladu s přírodou.</text:span></text:p>
      <text:list xml:id="list4205870811" text:style-name="L11">
        <text:list-item>
          <text:p text:style-name="P643">Bránit svět před perverzí magie, vědy a průmyslu.</text:p>
        </text:list-item>
        <text:list-item>
          <text:p text:style-name="P643">Žít skromným a pokorným životem.</text:p>
        </text:list-item>
        <text:list-item>
          <text:p text:style-name="P643">Nepoužívat ocelové zbraně a zbroje.</text:p>
        </text:list-item>
      </text:list>
      <text:p text:style-name="Text_20_body"><text:span text:style-name="Strong_20_Emphasis"><text:span text:style-name="T2010">Gargantua</text:span></text:span><text:span text:style-name="T2010">, otec krakenů</text:span></text:p>
      <text:p text:style-name="P64"><text:soft-page-break/><text:span text:style-name="Emphasis">Chce pohltit pevninu.</text:span></text:p>
      <text:list xml:id="list212661806" text:style-name="L12">
        <text:list-item>
          <text:p text:style-name="P644">Obětovat nekonečnému oceánu.</text:p>
        </text:list-item>
        <text:list-item>
          <text:p text:style-name="P644">Budovat věhlas a moc kultu Gargantua.</text:p>
        </text:list-item>
        <text:list-item>
          <text:p text:style-name="P644">Chapadla.</text:p>
        </text:list-item>
      </text:list>
      <text:h text:style-name="Heading_20_1" text:outline-level="1"><text:bookmark-start text:name="__RefHeading___Toc22728_41530725"/>Mistři<text:bookmark-end text:name="__RefHeading___Toc22728_41530725"/></text:h>
      <text:p text:style-name="P103">Až budou chtít postavy postoupit na vyšší úroveň, musí si najít mistry. Není to složité, stačí se poptat. Mistři v Trossu jsou (všichni jsou ve městě):</text:p>
      <text:p text:style-name="Standalone_20_Property"><text:span text:style-name="T274">Válečník: </text:span><text:span text:style-name="T1731">Kapitán stráže Moriak Har (viz Kasárna v pevnosti), velitel Horos z Brakkské věže.</text:span></text:p>
      <text:p text:style-name="Standalone_20_Property"><text:span text:style-name="T268">Hraničář: </text:span>Kuzal‘<text:span text:style-name="T507">k’tak, obchodn</text:span><text:span text:style-name="T131">ík s exotiky (viz Obchod s exotiky v chudinské čtvrti)</text:span></text:p>
      <text:p text:style-name="Standalone_20_Property"><text:span text:style-name="T268">Kouzelník: </text:span><text:span text:style-name="T1731">D</text:span>vorní čaroděj Bareus Karsavar (viz Hlavní věž pevnosti)</text:p>
      <text:p text:style-name="Standalone_20_Property"><text:span text:style-name="T268">Alchymista: </text:span><text:span text:style-name="T1731">T</text:span>rpaslická alchymistka Malika (viz a<text:span text:style-name="T456">lchymistický krámek</text:span> v chudinské čtvrti).</text:p>
      <text:p text:style-name="Standalone_20_Property"><text:span text:style-name="T343">Zloděj: </text:span>Stín (viz <text:span text:style-name="T1723">Smaragdové divadlo</text:span> v bohaté čtvrti).</text:p>
      <text:h text:style-name="P366"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1950">(k6)</text:span></text:h>
      <text:list xml:id="list1327056331" text:style-name="L13">
        <text:list-item>
          <text:p text:style-name="P646">Jasno</text:p>
        </text:list-item>
        <text:list-item>
          <text:p text:style-name="P650"><text:span text:style-name="T1951">M</text:span>lžný opar</text:p>
        </text:list-item>
        <text:list-item>
          <text:p text:style-name="P650"><text:span text:style-name="T1951">M</text:span>lžný opar, <text:span text:style-name="T1951">mrholení</text:span></text:p>
        </text:list-item>
        <text:list-item>
          <text:p text:style-name="P650"><text:span text:style-name="T1951">Mlžný opar, h</text:span>ustý déšť</text:p>
        </text:list-item>
        <text:list-item>
          <text:p text:style-name="P646">Mlžný opar, slejvák</text:p>
        </text:list-item>
        <text:list-item>
          <text:p text:style-name="P645">Bažina je dnes zalitá v husté mléčné mlze.</text:p>
        </text:list-item>
      </text:list>
      <text:h text:style-name="Heading_20_3" text:outline-level="3">Setkání <text:span text:style-name="T1950">(k12)</text:span></text:h>
      <text:list xml:id="list3318420800" text:style-name="L14">
        <text:list-item>
          <text:p text:style-name="P653"><text:span text:style-name="T1194">👣 </text:span><text:span text:style-name="T1196">Čerstvé s</text:span><text:span text:style-name="T1194">topy </text:span><text:span text:style-name="T1198">bosých dvojnožců s drápy.</text:span></text:p>
        </text:list-item>
        <text:list-item>
          <text:p text:style-name="P653"><text:span text:style-name="T1194">👣 </text:span><text:span text:style-name="T1198">Den staré</text:span><text:span text:style-name="T1196"> s</text:span><text:span text:style-name="T1194">topy </text:span><text:span text:style-name="T1198">bosých dvojnožců s drápy.</text:span></text:p>
        </text:list-item>
        <text:list-item>
          <text:p text:style-name="P655">Osm ještěrců loví lidi do zigguratu. Vede je veterán s kostěnou zbrojí a oboustranným kopím. <text:span text:style-name="T1953">Vedou dva spoutané zajatce – jsou to chudí rybáři ze Sumpu.</text:span></text:p>
          <text:p text:style-name="P569"><text:span text:style-name="T1654">7x </text:span><text:span text:style-name="T1645">Ještěrec</text:span></text:p>
          <text:p text:style-name="P44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5">, </text:span><text:span text:style-name="T1186">Ž</text:span><text:span text:style-name="T1187">ivot</text:span><text:span text:style-name="T1186">y </text:span><text:span text:style-name="T1188">9</text:span></text:p>
          <text:p text:style-name="P446"><text:soft-page-break/><text:span text:style-name="T790">⚔ </text:span><text:span text:style-name="T905">Dlouhé kopí</text:span><text:span text:style-name="T903">:</text:span><text:span text:style-name="T848"> </text:span><text:span text:style-name="T849">3</text:span><text:span text:style-name="T848"> + k6, zranění </text:span><text:span text:style-name="T856">2</text:span></text:p>
          <text:p text:style-name="P656"><text:span text:style-name="T905">U </text:span><text:span text:style-name="T901">sebe mají:</text:span><text:span text:style-name="T847"> uzené ryby, dřevěné l</text:span><text:span text:style-name="T858">a</text:span><text:span text:style-name="T847">hve s vodou.</text:span></text:p>
          <text:p text:style-name="P569"><text:span text:style-name="T913">V</text:span><text:span text:style-name="T912">elitel ještěrců</text:span></text:p>
          <text:p text:style-name="P446"><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185">, </text:span><text:span text:style-name="T1186">Ž</text:span><text:span text:style-name="T1187">ivot</text:span><text:span text:style-name="T1186">y </text:span><text:span text:style-name="T1188">10</text:span></text:p>
          <text:p text:style-name="P450"><text:span text:style-name="T1208">Z</text:span><text:span text:style-name="T1220">broj:</text:span><text:span text:style-name="T1188"> 1 (kostěná zbroj)</text:span></text:p>
          <text:p text:style-name="P459"><text:span text:style-name="T790">⚔ </text:span><text:span text:style-name="T901">Oboustranné kopí</text:span><text:span text:style-name="T903">:</text:span><text:span text:style-name="T848"> </text:span><text:span text:style-name="T847">4</text:span><text:span text:style-name="T848"> + k6, zranění </text:span><text:span text:style-name="T847">2</text:span></text:p>
          <text:p text:style-name="P658"><text:span text:style-name="T901">U sebe má:</text:span><text:span text:style-name="T847"> </text:span><text:span text:style-name="T857">uzené ryby, dřevěn</text:span><text:span text:style-name="T858">ou</text:span><text:span text:style-name="T857"> l</text:span><text:span text:style-name="T858">a</text:span><text:span text:style-name="T857">h</text:span><text:span text:style-name="T858">ev</text:span><text:span text:style-name="T857"> s vodou, </text:span><text:span text:style-name="T859">6 st,</text:span><text:span text:style-name="T857"> </text:span><text:span text:style-name="T901">klíč s rybí hlavou</text:span><text:span text:style-name="T847">.</text:span></text:p>
        </text:list-item>
        <text:list-item>
          <text:p text:style-name="P651">Rybáři vypouští pelikány s podvázanými krky na ryby. Škrtidlo sundají, až když pták nanosí dost ryb pro svého majitele. V mezičase se předhání v dohadech o tom, kam ještěrci odvádí ztracené lidi.</text:p>
        </text:list-item>
        <text:list-item>
          <text:p text:style-name="P651">Nápadné bleděmodré zelí. Požití způsobuje malátnost a submisivitu. <text:span text:style-name="T1954">Alchymista z něj může vytěžit 5 magů.</text:span></text:p>
        </text:list-item>
        <text:list-item>
          <text:p text:style-name="P651">Stromy, ostr<text:span text:style-name="T1935">ů</text:span>vky půdy i bažina jsou porostlé narudlým mechem. <text:span text:style-name="T1934">Mech slouží jako hmatové orgány</text:span> masožravé <text:span text:style-name="T1934">rostliny</text:span> pod hladinou.</text:p>
          <text:p text:style-name="P445"><text:span text:style-name="T885">Tělo</text:span><text:span text:style-name="T865">:</text:span><text:span text:style-name="T798"><text:tab/><text:tab/></text:span><text:span text:style-name="T799">Fyzička 5, Finesa 2, Duše </text:span><text:span text:style-name="T831">3</text:span><text:span text:style-name="T799">, Životy 1</text:span><text:span text:style-name="T831">1<text:line-break/></text:span><text:span text:style-name="T886">12 š</text:span><text:span text:style-name="T885">lahoun</text:span><text:span text:style-name="T886">ů</text:span><text:span text:style-name="T865">:</text:span><text:span text:style-name="T798"><text:tab/></text:span><text:span text:style-name="T799">Fyzička </text:span><text:span text:style-name="T831">1</text:span><text:span text:style-name="T799">, Finesa 4, Duše </text:span><text:span text:style-name="T831">3</text:span><text:span text:style-name="T799">, Životy 1</text:span></text:p>
          <text:p text:style-name="P391"><text:span text:style-name="T975">Rychlost:</text:span><text:span text:style-name="T1045"> </text:span><text:span text:style-name="T1140">nepohybuje se</text:span></text:p>
          <text:p text:style-name="P401"><text:span text:style-name="T976">Smysly: </text:span><text:span text:style-name="T1141">hmat (šlahouny)</text:span></text:p>
          <text:p text:style-name="P445"><text:span text:style-name="T1005">Zranitelnost:</text:span><text:span text:style-name="T1141"> Šlahouny nejsou zranitelné drtivými a bodnými zbraněmi (pod drtivými útoky se neškodně prohnou, bodné zbraně je sice mohou s trochou štěstí probodnout, ale šlahoun bude fungovat dál).</text:span></text:p>
          <text:p text:style-name="P447"><text:soft-page-break/><text:span text:style-name="T788">⚔<text:tab/></text:span><text:span text:style-name="T974">Z</text:span><text:span text:style-name="T984">uby</text:span><text:span text:style-name="T10">:</text:span><text:span text:style-name="T33"> </text:span><text:span text:style-name="T83">5 + k6, zranění 2</text:span></text:p>
          <text:p text:style-name="P447"><text:span text:style-name="T788">⚔<text:tab/></text:span><text:span text:style-name="T1005">Šlahouny</text:span><text:span text:style-name="T10">:</text:span><text:span text:style-name="T33"> </text:span><text:span text:style-name="T83">4 + k6. Nezraňují, pouze omotávají a přitahují</text:span></text:p>
        </text:list-item>
      </text:list>
      <text:list xml:id="list1000498453" text:style-name="L15">
        <text:list-item>
          <text:p text:style-name="P460">Každý šlahoun a tlama mohou současně bez postihu zaútočit zvlášť.</text:p>
        </text:list-item>
        <text:list-item>
          <text:p text:style-name="P460">Na omotání postavy si šlahouny hází Finesou, na přitažení k tlamě Fyzičkou. Když postavu omotá více šlahounů, jejich Fyzička se sčítá.</text:p>
        </text:list-item>
        <text:list-item>
          <text:p text:style-name="P460">Šlahouny je možno ničit jednotlivě nebo <text:span text:style-name="T1936">najednou</text:span> plošnými útoky.</text:p>
        </text:list-item>
      </text:list>
      <text:list xml:id="list155636634336251" text:continue-list="list3318420800" text:style-name="L14">
        <text:list-item>
          <text:p text:style-name="P651">Zbohatlý <text:span text:style-name="T1937">T</text:span>rosský měšťan <text:span text:style-name="T1939">(elf)</text:span> na tajné schůzce s<text:span text:style-name="T1938">e čtyřmi</text:span> ještěrci dračího kultu.</text:p>
          <text:p text:style-name="P593">Ještěrec</text:p>
          <text:p text:style-name="P448"><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85">, </text:span><text:span text:style-name="T1186">Ž</text:span><text:span text:style-name="T1187">ivot</text:span><text:span text:style-name="T1186">y </text:span><text:span text:style-name="T1188">9</text:span></text:p>
          <text:p text:style-name="P448"><text:span text:style-name="T790">⚔ </text:span><text:span text:style-name="T905">Dlouhé kopí</text:span><text:span text:style-name="T903">:</text:span><text:span text:style-name="T848"> </text:span><text:span text:style-name="T849">3</text:span><text:span text:style-name="T848"> + k6, zranění </text:span><text:span text:style-name="T856">2</text:span></text:p>
          <text:p text:style-name="P657"><text:span text:style-name="T905">U </text:span><text:span text:style-name="T901">sebe mají:</text:span><text:span text:style-name="T847"> uzené ryby, dřevěné l</text:span><text:span text:style-name="T858">a</text:span><text:span text:style-name="T847">hve s vodou.</text:span></text:p>
          <text:p text:style-name="P570"><text:span text:style-name="T912">Měšťan </text:span><text:span text:style-name="T914">Létis</text:span></text:p>
          <text:p text:style-name="P448"><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185">, </text:span><text:span text:style-name="T1186">Ž</text:span><text:span text:style-name="T1187">ivot</text:span><text:span text:style-name="T1186">y </text:span><text:span text:style-name="T1188">9</text:span></text:p>
          <text:p text:style-name="P461"><text:span text:style-name="T790">⚔ </text:span><text:span text:style-name="T905">D</text:span><text:span text:style-name="T901">ýka</text:span><text:span text:style-name="T903">:</text:span><text:span text:style-name="T848"> </text:span><text:span text:style-name="T849">3</text:span><text:span text:style-name="T848"> + k6, zranění </text:span><text:span text:style-name="T856">2</text:span></text:p>
          <text:p text:style-name="P445"><text:span text:style-name="T905">U </text:span><text:span text:style-name="T901">sebe má:</text:span><text:span text:style-name="T847"> </text:span><text:span text:style-name="T860">Měšec s 3 zl a 6 st, zlatý prsten (10 zl), měšťanské šaty (5 zl)</text:span></text:p>
        </text:list-item>
        <text:list-item>
          <text:p text:style-name="P651">Jedovat<text:span text:style-name="T1940">ě žlutá</text:span> žába s korunkou na hlavě.</text:p>
          <text:p text:style-name="P659"><text:soft-page-break/>Když ji políbí dívka, otráví se (žába kůží vylučuje smrtící jed), ale žába se promění v <text:span text:style-name="T1944">nahého</text:span> elfského prince. <text:span text:style-name="T1943">Jeho jméno je Léthanis, pochází z elfské říše a v podobě žáby strávil několik staletí. Mluví výhradně elfsky, chová se velmi povýšeně a od postav očekává, že splní každé jeho přání.</text:span></text:p>
          <text:p text:style-name="P652"><text:span text:style-name="T295">S</text:span><text:span text:style-name="T296">íla</text:span><text:span text:style-name="T297"> jedu</text:span><text:span text:style-name="T296">:</text:span><text:span text:style-name="T380"> </text:span><text:span text:style-name="T1319">1</text:span><text:span text:style-name="T1351">6</text:span><text:span text:style-name="T381"> </text:span><text:span text:style-name="T382">+ k6</text:span><text:span text:style-name="T296"><text:line-break/></text:span><text:span text:style-name="T295">D</text:span><text:span text:style-name="T296">ruh:</text:span><text:span text:style-name="T380"> </text:span><text:span text:style-name="T1352">ž</text:span><text:span text:style-name="T1353">ivočišný</text:span><text:span text:style-name="T380"><text:line-break/></text:span><text:span text:style-name="T295">L</text:span><text:span text:style-name="T296">atence:</text:span><text:span text:style-name="T1941"> </text:span><text:span text:style-name="T1322">1</text:span><text:span text:style-name="T1941"> </text:span><text:span text:style-name="T1322">m</text:span><text:span text:style-name="T1354">inuta</text:span><text:span text:style-name="T1941"><text:line-break/></text:span><text:span text:style-name="T298">P</text:span><text:span text:style-name="T299">říznaky:</text:span><text:span text:style-name="T1942"> </text:span><text:span text:style-name="T1355">k</text:span><text:span text:style-name="T1356">řeče, </text:span><text:span text:style-name="T1357">následně</text:span><text:span text:style-name="T1356"> </text:span><text:span text:style-name="T1357">zástava srdce.</text:span></text:p>
          <text:p text:style-name="P659">Korunka je zlatá, má cenu 5 zl.</text:p>
        </text:list-item>
        <text:list-item>
          <text:p text:style-name="P651">Pijavice, které zraňují zdravé a léčí zraněné <text:span text:style-name="T1945">(za 3kz + 2, na stejnou osobu vždy jen jednou za den)</text:span>.</text:p>
        </text:list-item>
        <text:list-item>
          <text:p text:style-name="P651"><text:span text:style-name="T1946">Zlověstné,</text:span> uši drásající bzučení. Útok hejna pětikilových komárů.</text:p>
          <text:p text:style-name="P571">Hejno <text:span text:style-name="T1948">komárů</text:span></text:p>
          <text:p text:style-name="P445"><text:span text:style-name="T1057">F</text:span><text:span text:style-name="T1042">yzička </text:span><text:span text:style-name="T1142">4</text:span><text:span text:style-name="T1042">, Finesa </text:span><text:span text:style-name="T1143">1</text:span><text:span text:style-name="T1042">, Duše -, </text:span><text:span text:style-name="T1043">Ž</text:span><text:span text:style-name="T1040">ivot</text:span><text:span text:style-name="T1043">y </text:span><text:span text:style-name="T1142">12<text:line-break/></text:span><text:span text:style-name="T1057">F</text:span><text:span text:style-name="T1042">yzička </text:span><text:span text:style-name="T1142">3</text:span><text:span text:style-name="T1042">, Finesa </text:span><text:span text:style-name="T1143">1</text:span><text:span text:style-name="T1042">, Duše -, </text:span><text:span text:style-name="T1043">Ž</text:span><text:span text:style-name="T1040">ivot</text:span><text:span text:style-name="T1043">y </text:span><text:span text:style-name="T1142">8<text:line-break/></text:span><text:span text:style-name="T1057">F</text:span><text:span text:style-name="T1042">yzička </text:span><text:span text:style-name="T1142">2</text:span><text:span text:style-name="T1042">, Finesa </text:span><text:span text:style-name="T1143">1</text:span><text:span text:style-name="T1042">, Duše -, </text:span><text:span text:style-name="T1043">Ž</text:span><text:span text:style-name="T1040">ivot</text:span><text:span text:style-name="T1043">y </text:span><text:span text:style-name="T1142">4</text:span></text:p>
          <text:p text:style-name="P402"><text:span text:style-name="T975">Z</text:span><text:span text:style-name="T972">broj:</text:span><text:span text:style-name="T1039"> Proti cíleným útokům 2, proti plošným 0</text:span></text:p>
          <text:p text:style-name="P449"><text:span text:style-name="T788">⚔ </text:span><text:span text:style-name="T1006">Sosáky</text:span><text:span text:style-name="T10">:</text:span><text:span text:style-name="T1058"> </text:span><text:span text:style-name="T1144">Fyzička</text:span><text:span text:style-name="T1058"> + k6, zranění </text:span><text:span text:style-name="T1143">0</text:span></text:p>
        </text:list-item>
        <text:list-item>
          <text:p text:style-name="P651">Na zlomeném stromě <text:span text:style-name="T1949">je</text:span> nabodnutý pirát. Vypadá jako by spadl z oblohy. Nohy <text:span text:style-name="T1949">má</text:span> okousané od dravců, trojhranný klobouk stále na hlavě. Po kapsách <text:span text:style-name="T1952">má</text:span> hrst drahokamů (cena 3k20 zlaťáků) a <text:span text:style-name="T268">lektvar neviditelnosti</text:span> <text:span text:style-name="T1947">(karta)</text:span>.</text:p>
        </text:list-item>
      </text:list>
      <text:h text:style-name="P368" text:outline-level="2"><text:bookmark-start text:name="__RefHeading___Toc22734_41530725"/><text:soft-page-break/>Garlacké hory<text:bookmark-end text:name="__RefHeading___Toc22734_41530725"/></text:h>
      <text:h text:style-name="P376" text:outline-level="3">Počasí <text:span text:style-name="T1950">(k6)</text:span></text:h>
      <text:list xml:id="list3475340042" text:style-name="L16">
        <text:list-item>
          <text:p text:style-name="P647">Jasno</text:p>
        </text:list-item>
        <text:list-item>
          <text:p text:style-name="P660">Polojasno</text:p>
        </text:list-item>
        <text:list-item>
          <text:p text:style-name="P663">Zataženo, padá jemný sníh</text:p>
        </text:list-item>
        <text:list-item>
          <text:p text:style-name="P663">Zataženo, hustě chumelí</text:p>
        </text:list-item>
        <text:list-item>
          <text:p text:style-name="P663">Zataženo, silný vítr</text:p>
        </text:list-item>
        <text:list-item>
          <text:p text:style-name="P664">Sněhová bouře, nízká viditelnost</text:p>
        </text:list-item>
      </text:list>
      <text:h text:style-name="Heading_20_3" text:outline-level="3"><text:span text:style-name="T1955">Setkání (k</text:span>20<text:span text:style-name="T1955">)</text:span>:</text:h>
      <text:list xml:id="list2838235607" text:style-name="L17">
        <text:list-item>
          <text:p text:style-name="P654"><text:span text:style-name="T1194">👣 </text:span><text:span text:style-name="T1196">Čerstvé s</text:span><text:span text:style-name="T1194">topy tří lítých vlků</text:span></text:p>
        </text:list-item>
        <text:list-item>
          <text:p text:style-name="P654"><text:span text:style-name="T1194">👣 </text:span><text:span text:style-name="T1196">Den staré s</text:span><text:span text:style-name="T1194">topy tří lítých vlků</text:span></text:p>
        </text:list-item>
        <text:list-item>
          <text:p text:style-name="P665"><text:span text:style-name="T1649">K</text:span><text:span text:style-name="T1645">ůly s lidskými </text:span><text:span text:style-name="T1567">mrtvolami v různých fázích rozkladu</text:span><text:span text:style-name="T1645">, goblin</text:span><text:span text:style-name="T1570">ský</text:span><text:span text:style-name="T1645">mi štíty a dekoracemi z dlouhého peří ptáka Noha. </text:span><text:span text:style-name="T1651">Jedna z mrtvol je čerstvá</text:span><text:span text:style-name="T1650"> (</text:span><text:span text:style-name="T1652">nahý </text:span><text:span text:style-name="T1568">m</text:span><text:span text:style-name="T1569">ladý muž</text:span><text:span text:style-name="T1650">)</text:span></text:p>
          <text:p text:style-name="P464"><text:span text:style-name="Emphasis"><text:span text:style-name="T727">👣</text:span></text:span><text:span text:style-name="Emphasis"><text:span text:style-name="T714"> </text:span></text:span><text:span text:style-name="Emphasis"><text:span text:style-name="T716">Stopy tří lítých vlků a goblinů, kteří z nich sesedli, nabodli mrtvolu na kůl a zase odjeli.</text:span></text:span></text:p>
        </text:list-item>
        <text:list-item>
          <text:p text:style-name="P665"><text:span text:style-name="T506">Tři</text:span><text:span text:style-name="T505"> g</text:span><text:span text:style-name="T1645">obliní jezdci na </text:span><text:span text:style-name="T1647">lítých vlcích</text:span></text:p>
          <text:p text:style-name="P591">Gobliní jezdec</text:p>
          <text:p text:style-name="P665"><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2">, </text:span><text:span text:style-name="T1043">Ž</text:span><text:span text:style-name="T1040">ivot</text:span><text:span text:style-name="T1043">y </text:span><text:span text:style-name="T1078">7</text:span></text:p>
          <text:p text:style-name="P451"><text:span text:style-name="T1208">Z</text:span><text:span text:style-name="T1209">broj:</text:span><text:span text:style-name="T1179"> 1 (lehká zbroj)</text:span></text:p>
          <text:p text:style-name="P392"><text:soft-page-break/><text:span text:style-name="T788">⚔ </text:span><text:span text:style-name="T871">K</text:span><text:span text:style-name="T879">opí</text:span><text:span text:style-name="T865">:</text:span><text:span text:style-name="T798"> </text:span><text:span text:style-name="T805">3</text:span><text:span text:style-name="T804"> + k6, zranění </text:span><text:span text:style-name="T821">0</text:span></text:p>
          <text:p text:style-name="P432"><text:span text:style-name="T871">D</text:span><text:span text:style-name="T865">ostřel:</text:span><text:span text:style-name="T798"> </text:span><text:span text:style-name="T821">krátký</text:span></text:p>
          <text:p text:style-name="P451"><text:span text:style-name="T797">⚔ </text:span><text:span text:style-name="T910">Nůž</text:span><text:span text:style-name="T911">:</text:span><text:span text:style-name="T848"> </text:span><text:span text:style-name="T849">3</text:span><text:span text:style-name="T848"> + k6, zranění </text:span><text:span text:style-name="T849">0</text:span></text:p>
          <text:p text:style-name="P451"><text:span text:style-name="T1210">Vzhled:</text:span><text:span text:style-name="T1178"> </text:span><text:span text:style-name="T1179">Goblini jsou velcí jako hobiti, zelení a holohlaví</text:span><text:span text:style-name="T1178">. </text:span><text:span text:style-name="T1179">Mají dlouhé, špičaté uši, </text:span><text:span text:style-name="T1180">velké, </text:span><text:span text:style-name="T1179">zahnuté nosy a ostré zuby.</text:span></text:p>
          <text:p text:style-name="P463"><text:span text:style-name="T1020">U </text:span><text:span text:style-name="T1019">sebe mají:</text:span><text:span text:style-name="T1177"> sušené maso, chlebové placky, měchy s vodou, </text:span><text:span text:style-name="T1181">hojivou mast. </text:span><text:span text:style-name="T1184">Jeden z nich má</text:span><text:span text:style-name="T1181"> </text:span><text:span text:style-name="T1021">měděný prsten</text:span><text:span text:style-name="T1183"> </text:span><text:span text:style-name="T1182">(prodej 1 st).</text:span></text:p>
          <text:p text:style-name="P572"><text:span text:style-name="T1211">L</text:span><text:span text:style-name="T1207">ítý vlk</text:span></text:p>
          <text:p text:style-name="P465"><text:span text:style-name="T1212">F</text:span><text:span text:style-name="T1213">yzička </text:span><text:span text:style-name="T1214">5</text:span><text:span text:style-name="T1213">, Finesa </text:span><text:span text:style-name="T1215">1</text:span><text:span text:style-name="T1213">, Duše -, </text:span><text:span text:style-name="T1216">Ž</text:span><text:span text:style-name="T1217">ivot</text:span><text:span text:style-name="T1216">y </text:span><text:span text:style-name="T1218">1</text:span><text:span text:style-name="T1219">2</text:span></text:p>
          <text:p text:style-name="P403"><text:span text:style-name="T976">Smysly:</text:span><text:span text:style-name="T1048"> </text:span><text:span text:style-name="T1123">průměrný </text:span><text:span text:style-name="T1124">zrak</text:span><text:span text:style-name="T1061">, výborný </text:span><text:span text:style-name="T1124">sluch a </text:span><text:span text:style-name="T1125">skvělý</text:span><text:span text:style-name="T1061"> </text:span><text:span text:style-name="T1124">čich</text:span></text:p>
          <text:p text:style-name="P404"><text:span text:style-name="T1022">R</text:span><text:span text:style-name="T1023">ychlost:</text:span><text:span text:style-name="T1219"> jako kůň</text:span></text:p>
          <text:p text:style-name="P464"><text:span text:style-name="T790">⚔<text:tab/></text:span><text:span text:style-name="T1028">Z</text:span><text:span text:style-name="T1029">uby </text:span><text:span text:style-name="T1030">nebo drápy</text:span><text:span text:style-name="T1028">:</text:span><text:span text:style-name="T1192"> </text:span><text:span text:style-name="T1193">5</text:span><text:span text:style-name="T1192"> + k6, zranění </text:span><text:span text:style-name="T1194">1</text:span></text:p>
        </text:list-item>
        <text:list-item>
          <text:p text:style-name="P654"><text:span text:style-name="T1194">👣 </text:span><text:span text:style-name="T1196">Čerstvé s</text:span><text:span text:style-name="T1194">topy p</text:span><text:span text:style-name="T1195">ěti skřetů</text:span></text:p>
        </text:list-item>
        <text:list-item>
          <text:p text:style-name="P654"><text:span text:style-name="T1194">👣 </text:span><text:span text:style-name="T1196">Den staré s</text:span><text:span text:style-name="T1194">topy p</text:span><text:span text:style-name="T1195">ěti skřetů</text:span></text:p>
        </text:list-item>
        <text:list-item>
          <text:p text:style-name="P665"><text:span text:style-name="T1653">S</text:span><text:span text:style-name="T1645">tudené ohniště, ohlodané gobliní kosti a </text:span><text:span text:style-name="T1653">pět</text:span><text:span text:style-name="T1645"> větvemi vystlan</text:span><text:span text:style-name="T1653">ých</text:span><text:span text:style-name="T1645"> ležení </text:span><text:span text:style-name="T1571">lidské velikosti.</text:span></text:p>
          <text:p text:style-name="P464"><text:span text:style-name="Emphasis"><text:span text:style-name="T727">👣</text:span></text:span><text:span text:style-name="Emphasis"><text:span text:style-name="T714"> </text:span></text:span><text:span text:style-name="Emphasis"><text:span text:style-name="T715">Čerstvé stopy pěti skřetů, kteří tu nocovali.</text:span></text:span></text:p>
        </text:list-item>
        <text:list-item>
          <text:p text:style-name="P463"><text:span text:style-name="Emphasis"><text:span text:style-name="T717">S</text:span></text:span><text:span text:style-name="T1648">křetí</text:span><text:span text:style-name="T1645"> lovecká skupina </text:span><text:span text:style-name="T1646">(5 skřetích lovců)</text:span></text:p>
          <text:p text:style-name="P592">Skřetí lovec</text:p>
          <text:p text:style-name="P463"><text:span text:style-name="T2">F</text:span><text:span text:style-name="T3">yzička </text:span><text:span text:style-name="T67">3</text:span><text:span text:style-name="T3">, Finesa </text:span><text:span text:style-name="T68">4</text:span><text:span text:style-name="T3">, Duše </text:span><text:span text:style-name="T67">2</text:span><text:span text:style-name="T1042">, </text:span><text:span text:style-name="T1043">Ž</text:span><text:span text:style-name="T1040">ivot</text:span><text:span text:style-name="T1043">y </text:span><text:span text:style-name="T1126">9</text:span></text:p>
          <text:p text:style-name="P451"><text:span text:style-name="T54">Z</text:span><text:span text:style-name="T1">broj: </text:span><text:span text:style-name="T20">1 </text:span><text:span text:style-name="T23">(</text:span><text:span text:style-name="T20">lehká zbroj)</text:span></text:p>
          <text:p text:style-name="P392"><text:soft-page-break/><text:span text:style-name="T788">⚔ </text:span><text:span text:style-name="T871">Krátký luk</text:span><text:span text:style-name="T865">:</text:span><text:span text:style-name="T798"> </text:span><text:span text:style-name="T822">4</text:span><text:span text:style-name="T804"> + k6, zranění </text:span><text:span text:style-name="T805">1</text:span></text:p>
          <text:p text:style-name="P432"><text:span text:style-name="T871">D</text:span><text:span text:style-name="T865">ostřel:</text:span><text:span text:style-name="T798"> střední</text:span></text:p>
          <text:p text:style-name="P468"><text:span text:style-name="T790">⚔ </text:span><text:span text:style-name="T902">Nůž</text:span><text:span text:style-name="T903">:</text:span><text:span text:style-name="T848"> </text:span><text:span text:style-name="T850">4</text:span><text:span text:style-name="T848"> + k6, zranění </text:span><text:span text:style-name="T849">0</text:span></text:p>
          <text:p text:style-name="P654"><text:span text:style-name="T855">Každý má u sebe </text:span><text:span text:style-name="T904">hojivou mast</text:span><text:span text:style-name="T855">, </text:span><text:span text:style-name="T853">sušené maso</text:span><text:span text:style-name="T855"> </text:span><text:span text:style-name="T853">a měch s vodou</text:span><text:span text:style-name="T855">, tři mají </text:span><text:span text:style-name="T904">léčivý lektvar </text:span><text:span text:style-name="T855">(vyléčí </text:span><text:span text:style-name="T852">3kz + 2</text:span><text:span text:style-name="T851"> životů</text:span><text:span text:style-name="T855">). </text:span><text:span text:style-name="T854">Jeden z nich má pytel s šesti páry goblinských uší (dají se odevzdat v Trossu jako trofeje)</text:span></text:p>
        </text:list-item>
        <text:list-item>
          <text:p text:style-name="P525"><text:span text:style-name="Emphasis"><text:span text:style-name="T741">👣</text:span></text:span><text:span text:style-name="Emphasis"><text:span text:style-name="T743"> </text:span></text:span>Den staré stopy čtyř goblinů a velkého dřevěného golema.</text:p>
        </text:list-item>
        <text:list-item>
          <text:p text:style-name="P654"><text:span text:style-name="Emphasis"><text:span text:style-name="T756">👣</text:span></text:span><text:span text:style-name="Emphasis"><text:span text:style-name="T770"> </text:span></text:span><text:span text:style-name="T1465">N</text:span><text:span text:style-name="T1464">ěkolik dní</text:span><text:span text:style-name="T1465"> staré stopy čtyř goblinů a velkého dřevěného golema.</text:span></text:p>
        </text:list-item>
        <text:list-item>
          <text:p text:style-name="P665">Gobliní <text:span text:style-name="T1907">alchymista</text:span> s<text:span text:style-name="T1909">e třemi</text:span> poskoky testuje <text:span text:style-name="T1908">bomby,</text:span> <text:span text:style-name="T1907">rakety</text:span> a <text:span text:style-name="T1911">velkého</text:span> dřevěného golema. <text:span text:style-name="T1910">Opodál je odložená truhlice (8 magů surovin) a velká torna s jídlem, vodou a soudkem medoviny, kterou zřejmě nosil golem.</text:span></text:p>
          <text:p text:style-name="P573">Gobliní alchymista</text:p>
          <text:p text:style-name="P403"><text:span text:style-name="T823">F</text:span><text:span text:style-name="T824">yzička </text:span><text:span text:style-name="T830">1</text:span><text:span text:style-name="T824">, Finesa </text:span><text:span text:style-name="T825">3</text:span><text:span text:style-name="T824">, Duše </text:span><text:span text:style-name="T830">2</text:span><text:span text:style-name="T824">, </text:span><text:span text:style-name="T826">Ž</text:span><text:span text:style-name="T827">ivot</text:span><text:span text:style-name="T826">y </text:span><text:span text:style-name="T830">6</text:span></text:p>
          <text:p text:style-name="P463"><text:span text:style-name="T788">⚔ </text:span><text:span text:style-name="T880">Nůž</text:span><text:span text:style-name="T881">:</text:span><text:span text:style-name="T827"> </text:span><text:span text:style-name="T825">3 + k6, zranění 0</text:span></text:p>
          <text:p text:style-name="P392"><text:span text:style-name="T788">⚔ </text:span><text:span text:style-name="T789">1x </text:span><text:span text:style-name="T882">Ohnivá hlína</text:span><text:span text:style-name="T881">:</text:span><text:span text:style-name="T827"> </text:span><text:span text:style-name="T825">3 + k6, </text:span><text:span text:style-name="T931">2</text:span><text:span text:style-name="T932">kz </text:span><text:span text:style-name="T963">ohněm</text:span><text:span text:style-name="T932"> </text:span><text:span text:style-name="T933">(</text:span><text:span text:style-name="T934">odečítá se Zbroj</text:span><text:span text:style-name="T933">)</text:span></text:p>
          <text:p text:style-name="P432"><text:span text:style-name="T923">Dostřel:</text:span><text:span text:style-name="T935"> </text:span><text:span text:style-name="T931">krátký</text:span></text:p>
          <text:p text:style-name="P432"><text:span text:style-name="T917">R</text:span><text:span text:style-name="T918">ozsah </text:span><text:span text:style-name="T919">výbuchu</text:span><text:span text:style-name="T918">:</text:span><text:span text:style-name="T924"> všechno v </text:span><text:span text:style-name="T920">kontaktní</text:span><text:span text:style-name="T918"> vzdálenosti</text:span></text:p>
          <text:p text:style-name="P392"><text:span text:style-name="T791">⚔ </text:span><text:span text:style-name="T792">1x </text:span><text:span text:style-name="T906">Petarda</text:span><text:span text:style-name="T907">:</text:span><text:span text:style-name="T861"> </text:span><text:span text:style-name="T862">3 + k6</text:span></text:p>
          <text:p text:style-name="P432"><text:span text:style-name="T921">R</text:span><text:span text:style-name="T918">ozsah </text:span><text:span text:style-name="T922">výbuchu</text:span><text:span text:style-name="T918">:</text:span><text:span text:style-name="T924"> všichni v </text:span><text:span text:style-name="T918">kontaktní vzdálenosti</text:span></text:p>
          <text:p text:style-name="P432"><text:span text:style-name="T918">Účinek:</text:span><text:span text:style-name="T924"> ohlušení a nevýhoda za potíže s rovnováhou na počet kol rovný počtu úspěchů</text:span></text:p>
          <text:p text:style-name="P392"><text:soft-page-break/><text:span text:style-name="T788">⚔ </text:span><text:span text:style-name="T789">2x </text:span><text:span text:style-name="T883">Bomba</text:span><text:span text:style-name="T881">:</text:span><text:span text:style-name="T827"> </text:span><text:span text:style-name="T828">6</text:span><text:span text:style-name="T825"> + k6, </text:span><text:span text:style-name="T964">5</text:span><text:span text:style-name="T965">kz </text:span><text:span text:style-name="T961">dr</text:span><text:span text:style-name="T962">cením</text:span><text:span text:style-name="T932"> </text:span><text:span text:style-name="T933">(</text:span><text:span text:style-name="T934">odečítá se Zbroj</text:span><text:span text:style-name="T933">)</text:span></text:p>
          <text:p text:style-name="P433"><text:span text:style-name="T917">R</text:span><text:span text:style-name="T918">ozsah </text:span><text:span text:style-name="T919">výbuchu</text:span><text:span text:style-name="T918">:</text:span><text:span text:style-name="T924"> všechno v </text:span><text:span text:style-name="T920">kontaktní</text:span><text:span text:style-name="T918"> vzdálenosti</text:span></text:p>
          <text:p text:style-name="P392"><text:span text:style-name="T788">⚔ </text:span><text:span text:style-name="T789">3x </text:span><text:span text:style-name="T884">Raketa</text:span><text:span text:style-name="T881">:</text:span><text:span text:style-name="T827"> </text:span><text:span text:style-name="T829">5</text:span><text:span text:style-name="T825"> + k6, </text:span><text:span text:style-name="T936">zranění </text:span><text:span text:style-name="T925">0</text:span><text:span text:style-name="T926"> </text:span><text:span text:style-name="T927">(</text:span><text:span text:style-name="T966">sečné</text:span><text:span text:style-name="T927">)</text:span><text:span text:style-name="T928">, </text:span><text:span text:style-name="T929">odečítá se Zbroj</text:span></text:p>
          <text:p text:style-name="P432"><text:span text:style-name="T923">Dostřel:</text:span><text:span text:style-name="T935"> </text:span><text:span text:style-name="T931"><text:s/></text:span><text:span text:style-name="T930">dlouhý</text:span></text:p>
          <text:p text:style-name="P432"><text:span text:style-name="T917">R</text:span><text:span text:style-name="T918">ozsah </text:span><text:span text:style-name="T919">výbuchu</text:span><text:span text:style-name="T918">:</text:span><text:span text:style-name="T924"> všechno v </text:span><text:span text:style-name="T920">kontaktní</text:span><text:span text:style-name="T918"> vzdálenosti</text:span></text:p>
          <text:p text:style-name="P573"><text:span text:style-name="T937">Gobliní </text:span><text:span text:style-name="T938">poskok</text:span></text:p>
          <text:p text:style-name="P463"><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2">, </text:span><text:span text:style-name="T1043">Ž</text:span><text:span text:style-name="T1040">ivot</text:span><text:span text:style-name="T1043">y </text:span><text:span text:style-name="T1078">7</text:span></text:p>
          <text:p text:style-name="P463"><text:span text:style-name="T793">⚔ </text:span><text:span text:style-name="T908">Nůž</text:span><text:span text:style-name="T909">:</text:span><text:span text:style-name="T863"> </text:span><text:span text:style-name="T864">3</text:span><text:span text:style-name="T863"> + k6, zranění </text:span><text:span text:style-name="T864">0</text:span></text:p>
          <text:p text:style-name="P574"><text:span text:style-name="T940">D</text:span><text:span text:style-name="T939">řevěný golem</text:span></text:p>
          <text:p text:style-name="P463"><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63"><text:span text:style-name="T2">F</text:span><text:span text:style-name="T3">yzička </text:span><text:span text:style-name="T56">4</text:span><text:span text:style-name="T3">, Finesa </text:span><text:span text:style-name="T56">2</text:span><text:span text:style-name="T3">, Duše </text:span><text:span text:style-name="T56">3</text:span><text:span text:style-name="T1042">, </text:span><text:span text:style-name="T1043">Ž</text:span><text:span text:style-name="T1040">ivot</text:span><text:span text:style-name="T1043">y </text:span><text:span text:style-name="T1099">1</text:span><text:span text:style-name="T1128">6</text:span></text:p>
          <text:p text:style-name="P403"><text:span text:style-name="T975">Zbroj:</text:span><text:span text:style-name="T1045"> </text:span><text:span text:style-name="T1100">proti </text:span><text:span text:style-name="T1127">bodu </text:span><text:span text:style-name="T1128">a</text:span><text:span text:style-name="T1127"> drcení </text:span><text:span text:style-name="T1128">2</text:span></text:p>
          <text:p text:style-name="P403"><text:span text:style-name="T975">Rychlost:</text:span><text:span text:style-name="T1045"> </text:span><text:span text:style-name="T1103">jako člověk, ale neběhá</text:span></text:p>
          <text:p text:style-name="P462"><text:span text:style-name="T788">⚔ </text:span><text:span text:style-name="T994">Pěsti</text:span><text:span text:style-name="T10">:</text:span><text:span text:style-name="T33"> </text:span><text:span text:style-name="T55">4 + k6, zranění 1</text:span></text:p>
        </text:list-item>
        <text:list-item>
          <text:p text:style-name="P666"><text:span text:style-name="T1194">👣 </text:span><text:span text:style-name="T1191">Stopy šesti trpaslíků. </text:span><text:span text:style-name="T1197">Míří ke stříbrnému dolu.</text:span></text:p>
        </text:list-item>
        <text:list-item>
          <text:p text:style-name="P666">Opuštěné ležení: ohniště, stopy od stanových kolíků, zbytky jídla.</text:p>
          <text:p text:style-name="P666"><text:span text:style-name="T1194">👣 </text:span><text:span text:style-name="T1191">Tábořilo tady šest trpaslíků.</text:span></text:p>
        </text:list-item>
        <text:list-item>
          <text:p text:style-name="P665">Skupina <text:span text:style-name="T1912">šesti</text:span> trpasličích prospektorů nevěří, že lidé vytěžili všechno, a hledají další drahé kovy. Jsou přátelští a ochotní jen do chvíle než na něco cenného skutečně narazíte.</text:p>
          <text:p text:style-name="P463"><text:span text:style-name="T2">F</text:span><text:span text:style-name="T3">yzička </text:span><text:span text:style-name="T73">3</text:span><text:span text:style-name="T3">, Finesa </text:span><text:span text:style-name="T73">2</text:span><text:span text:style-name="T3">, Duše </text:span><text:span text:style-name="T39">1</text:span><text:span text:style-name="T1042">, </text:span><text:span text:style-name="T1043">Ž</text:span><text:span text:style-name="T1040">ivot</text:span><text:span text:style-name="T1043">y </text:span><text:span text:style-name="T1129">9</text:span></text:p>
          <text:p text:style-name="P667"><text:soft-page-break/>Mumla, Krumpáč, Popel, Bota (trpaslice), Knedlík a vede je Hora (obzvláště rozložitý trpaslík s Fyzičkou 4).</text:p>
          <text:p text:style-name="P667">Mají s sebou <text:span text:style-name="T1913">torny s pokrývkami a zásobami, dva stany,</text:span> hornické kahany, krumpáče, motyky a lopaty. <text:span text:style-name="T1913">Na hlavách mají hornické přílby, ale n</text:span>emají zbroje. <text:span text:style-name="T1914">Bota má měšec s 26 st.</text:span></text:p>
        </text:list-item>
        <text:list-item>
          <text:p text:style-name="P668">Mělká jeskyně s oltářem a sochou starého trpaslického božstva. V oltáři je štěrbina na vhazování mincí.</text:p>
          <text:p text:style-name="P665"><text:span text:style-name="T1922">Když se </text:span><text:span text:style-name="T1461">z</text:span><text:span text:style-name="T1462">de</text:span><text:span text:style-name="T1922"> pomodlí trpaslík, socha na něj promluví. Zavzpomíná na staré, dobré časy, kdy ještě trpaslíci byli zbožní a </text:span><text:span text:style-name="T1461">p</text:span><text:span text:style-name="T1463">řinášeli</text:span><text:span text:style-name="T1922"> mu obětiny.</text:span></text:p>
          <text:p text:style-name="P668">„Od tý doby, co umřeli Dragin s Blarinem z klanu Baragorů, to nestojí za nic“ (odkaz na Trpaslickou hrobu v horách).</text:p>
        </text:list-item>
      </text:list>
      <text:list xml:id="list3715498798" text:style-name="L18">
        <text:list-item>
          <text:list>
            <text:list-item>
              <text:p text:style-name="P669"><text:span text:style-name="T191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7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55637005926317" text:continue-list="list2838235607" text:style-name="L17">
        <text:list-item>
          <text:p text:style-name="P654">Osamělý šišlavý stařec pořád opakuje, jak je mu skvěle od té doby, co žije sám v horách. Přesto postavy pozve do své jeskyně a pohostí <text:span text:style-name="T1916">je </text:span><text:span text:style-name="T292">nápojem z krve zlobra</text:span><text:span text:style-name="T379"> (karta)</text:span>. Když mu hráči zařídí trvalejší společnost nebo ho přesvědčí k návratu do Trossu, <text:span text:style-name="T1916">nápoj jim daruje</text:span>.</text:p>
        </text:list-item>
        <text:list-item>
          <text:p text:style-name="P665"><text:soft-page-break/>Na stezce leží několik balvanů, rozlámané trakaře, truhlice a nářadí. Ve skalách nad stezkou sídlí obr a vrhá na cestovatele kameny.</text:p>
          <text:p text:style-name="P665"><text:span text:style-name="T2">F</text:span><text:span text:style-name="T3">yzička </text:span><text:span text:style-name="T74">7</text:span><text:span text:style-name="T3">, Finesa </text:span><text:span text:style-name="T74">3</text:span><text:span text:style-name="T3">, Duše </text:span><text:span text:style-name="T74">4</text:span><text:span text:style-name="T1042">, </text:span><text:span text:style-name="T1043">Ž</text:span><text:span text:style-name="T1040">ivot</text:span><text:span text:style-name="T1043">y </text:span><text:span text:style-name="T1130">17</text:span></text:p>
          <text:p text:style-name="P403"><text:span text:style-name="T975">Rychlost:</text:span><text:span text:style-name="T1045"> </text:span><text:span text:style-name="T1130">jako člověk</text:span></text:p>
          <text:p text:style-name="P403"><text:span text:style-name="T976">Smysly:</text:span><text:span text:style-name="T1048"> </text:span><text:span text:style-name="T1130">jako člověk</text:span></text:p>
          <text:p text:style-name="P463"><text:span text:style-name="T788">⚔<text:tab/></text:span><text:span text:style-name="T1001">Pěsti</text:span><text:span text:style-name="T974">:</text:span><text:span text:style-name="T1040"> </text:span><text:span text:style-name="T1131">7 + k6, zranění </text:span><text:span text:style-name="T1134">2</text:span></text:p>
          <text:p text:style-name="P392"><text:span text:style-name="T788">⚔<text:tab/></text:span><text:span text:style-name="T1000">Balvan</text:span><text:span text:style-name="T974">:</text:span><text:span text:style-name="T1040"> </text:span><text:span text:style-name="T1131">7 + k6, zranění </text:span><text:span text:style-name="T1132">4</text:span></text:p>
          <text:p text:style-name="P432"><text:span text:style-name="T972">Dostřel:</text:span><text:span text:style-name="T1039"> </text:span><text:span text:style-name="T1133">střední</text:span></text:p>
          <text:p text:style-name="P463"><text:span text:style-name="T294">Děsivý řev:</text:span><text:span text:style-name="T1919"> Slabší povahy prchnou nebo se schoulí, silnější budou mít při boji s obrem nevýhodu.</text:span></text:p>
          <text:p text:style-name="P463"><text:span text:style-name="T268">Obří síla:</text:span> Obr si v boji zblízka nebo při vrhání těžkých zbraní a předmětů počítá +2 ke zranění <text:span text:style-name="T1918">(ve zranění kmenem stromu a balvanem je už bonus započítaný)</text:span>.</text:p>
          <text:p text:style-name="P671">Ve skalách má doupě (prostornou jeskyni), kde je možné najít kosti snědených zvířat a nebohých cestovatelů (mezi nimi šperky v hodnotě 13 zl)</text:p>
        </text:list-item>
        <text:list-item>
          <text:p text:style-name="P665">Blíží se silueta gigantického ptáka Noha. <text:span text:style-name="T1466">Pokud se někdo</text:span> nestihne <text:span text:style-name="T1923">schovat</text:span>, pták <text:span text:style-name="T1923">ho</text:span> odnese do svého hnízda ve skalách.</text:p>
          <text:p text:style-name="P463"><text:span text:style-name="T2">F</text:span><text:span text:style-name="T3">yzička </text:span><text:span text:style-name="T75">7</text:span><text:span text:style-name="T3">, Finesa </text:span><text:span text:style-name="T75">3</text:span><text:span text:style-name="T3">, Duše -</text:span><text:span text:style-name="T1042">, </text:span><text:span text:style-name="T1043">Ž</text:span><text:span text:style-name="T1040">ivot</text:span><text:span text:style-name="T1043">y </text:span><text:span text:style-name="T1135">19</text:span></text:p>
          <text:p text:style-name="P403"><text:span text:style-name="T1002">Zbroj</text:span><text:span text:style-name="T975">:</text:span><text:span text:style-name="T1045"> </text:span><text:span text:style-name="T1136">2</text:span><text:span text:style-name="T1137"> (silné opeření)</text:span></text:p>
          <text:p text:style-name="P403"><text:span text:style-name="T975">Rychlost:</text:span><text:span text:style-name="T1045"> </text:span><text:span text:style-name="T1138">ve vzduchu rychlejší než kůň</text:span></text:p>
          <text:p text:style-name="P403"><text:span text:style-name="T976">Smysly:</text:span><text:span text:style-name="T1048"> </text:span><text:span text:style-name="T1139">výborný zrak, dobrý sluch a čich</text:span></text:p>
          <text:p text:style-name="P463"><text:span text:style-name="T788">⚔<text:tab/></text:span><text:span text:style-name="T1003">Zobák </text:span><text:span text:style-name="T1004">nebo</text:span><text:span text:style-name="T1003"> spáry</text:span><text:span text:style-name="T10">:</text:span><text:span text:style-name="T33"> </text:span><text:span text:style-name="T75">7</text:span><text:span text:style-name="T76"> + k6, zranění </text:span><text:span text:style-name="T75">4</text:span></text:p>
          <text:p text:style-name="P463"><text:soft-page-break/><text:span text:style-name="T15">Vzhled:</text:span><text:span text:style-name="T75"> </text:span><text:span text:style-name="T77">Gigantický hnědý dravý pták.</text:span></text:p>
          <text:p text:style-name="P464"><text:span text:style-name="T1349">V hnízdě jsou dvě vejce. </text:span><text:span text:style-name="T1347">Z </text:span><text:span text:style-name="T1349">každého</text:span><text:span text:style-name="T1347"> může a</text:span><text:span text:style-name="T1350">lchymista vytěžit </text:span><text:span text:style-name="T1347">17</text:span><text:span text:style-name="T1350"> mag</text:span><text:span text:style-name="T1348">ů</text:span><text:span text:style-name="T1350">.</text:span></text:p>
        </text:list-item>
        <text:list-item>
          <text:p text:style-name="P654">Hoď znovu a nový výsledek po chvíli přeruš kamennou lavinou.</text:p>
        </text:list-item>
      </text:list>
      <text:h text:style-name="P369" text:outline-level="2"><text:bookmark-start text:name="__RefHeading___Toc22736_41530725"/>Hrzales<text:bookmark-end text:name="__RefHeading___Toc22736_41530725"/></text:h>
      <text:h text:style-name="P377" text:outline-level="3">Počasí</text:h>
      <text:list xml:id="list1161014764" text:style-name="L19">
        <text:list-item>
          <text:p text:style-name="P648">Jasno</text:p>
        </text:list-item>
        <text:list-item>
          <text:p text:style-name="P661">Polojasno</text:p>
        </text:list-item>
        <text:list-item>
          <text:p text:style-name="P672">Polojasno, vítr</text:p>
        </text:list-item>
        <text:list-item>
          <text:p text:style-name="P661">Zataženo</text:p>
        </text:list-item>
        <text:list-item>
          <text:p text:style-name="P661">Zataženo, občas prší nebo mrholí</text:p>
        </text:list-item>
        <text:list-item>
          <text:p text:style-name="P661">Bouřka, <text:span text:style-name="T1956">vichr,</text:span> slejvák</text:p>
        </text:list-item>
      </text:list>
      <text:h text:style-name="Heading_20_3" text:outline-level="3">Na cestě <text:span text:style-name="T1930">(k10)</text:span>:</text:h>
      <text:list xml:id="list4214574103" text:style-name="L20">
        <text:list-item>
          <text:p text:style-name="P674">👣<text:span text:style-name="T507"> </text:span><text:span text:style-name="T1468">Čerstvé</text:span><text:span text:style-name="T536"> </text:span><text:span text:style-name="T1926">s</text:span>topy <text:span text:style-name="T1467">po přepadení </text:span><text:span text:style-name="T1468">(viz </text:span><text:span text:style-name="T1471">možnost</text:span><text:span text:style-name="T1468"> 2).</text:span></text:p>
        </text:list-item>
        <text:list-item>
          <text:p text:style-name="P675">👣 <text:span text:style-name="T1924">Den staré s</text:span>topy <text:span text:style-name="T1467">po přepadení: osm banditů číhalo v lese u cesty. Obestoupili vůz, vyložili z něj náklad a odnesli ho pak do lesa. Nikoho při tom nezranili.</text:span></text:p>
        </text:list-item>
      </text:list>
      <text:list xml:id="list126539940" text:style-name="L21">
        <text:list-item>
          <text:p text:style-name="P679"><text:span text:style-name="T1467">S</text:span><text:span text:style-name="T1460">topy vedou do Zbojnického tábora.</text:span></text:p>
        </text:list-item>
      </text:list>
      <text:list xml:id="list155635955321108" text:continue-list="list4214574103" text:style-name="L20">
        <text:list-item>
          <text:p text:style-name="P675"><text:soft-page-break/><text:span text:style-name="T1925">Osm z</text:span>oufal<text:span text:style-name="T1925">ých</text:span> havíř<text:span text:style-name="T1925">ů</text:span> <text:span text:style-name="T1468">číhá na</text:span> cestovatele <text:span text:style-name="T1802">(viz Zbojnický tábor)</text:span>.</text:p>
          <text:p text:style-name="P561">Havíř</text:p>
          <text:p text:style-name="P469"><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2">, </text:span><text:span text:style-name="T1043">Ž</text:span><text:span text:style-name="T1040">ivot</text:span><text:span text:style-name="T1043">y </text:span><text:span text:style-name="T1079">9</text:span></text:p>
          <text:p text:style-name="P469"><text:span text:style-name="T788">⚔ </text:span><text:span text:style-name="T280">K</text:span><text:span text:style-name="T279">rumpáč:</text:span><text:span text:style-name="T1805"> <text:s/>3 + k6, zranění 2</text:span></text:p>
          <text:p text:style-name="P469"><text:span text:style-name="T788">⚔ </text:span><text:span text:style-name="T280">Motyka</text:span><text:span text:style-name="T279">:</text:span><text:span text:style-name="T369"> <text:s/>3 + k6, zranění 2</text:span></text:p>
        </text:list-item>
      </text:list>
      <text:list xml:id="list465097054" text:style-name="L22">
        <text:list-item>
          <text:p text:style-name="P680">Při prvních ztrátách se pokusí utéct nebo vzdát.</text:p>
        </text:list-item>
      </text:list>
      <text:list xml:id="list155636611237158" text:continue-list="list155635955321108" text:style-name="L20">
        <text:list-item>
          <text:p text:style-name="P681"><text:span text:style-name="T1809">Čtyři sarkoni</text:span> zabrali most a vybírají mýto. <text:span text:style-name="T1810">Jeden z nich má na hlavě slaměný klobouk. Všichni mají těžké dvojruční palice. Tři mají u pasu dýku, čtvrtý chopeš (cizokrajný meč trochu podobný srpu).</text:span></text:p>
        </text:list-item>
      </text:list>
      <text:list xml:id="list3853651384" text:style-name="L23">
        <text:list-item>
          <text:p text:style-name="P682">Chtějí buď něco opravdu hezkého nebo jídlo; nejlépe koně či některého z členů výpravy. Jsou hloupí a vztahovační. <text:span text:style-name="T1928">Nemají také vyjasněno, kdo z nich je vůdce – může se stát, že se kvůli tomu poperou mezi sebou.</text:span></text:p>
        </text:list-item>
      </text:list>
      <text:list xml:id="list155637998418458" text:continue-list="list155636611237158" text:style-name="L20">
        <text:list-header>
          <text:p text:style-name="P594">Sarkon bojovník</text:p>
          <text:p text:style-name="P469"><text:span text:style-name="T2">F</text:span><text:span text:style-name="T3">yzička </text:span><text:span text:style-name="T41">5</text:span><text:span text:style-name="T3">, Finesa </text:span><text:span text:style-name="T41">3</text:span><text:span text:style-name="T3">, Duše </text:span><text:span text:style-name="T41">2</text:span><text:span text:style-name="T1042">, </text:span><text:span text:style-name="T1043">Ž</text:span><text:span text:style-name="T1040">ivot</text:span><text:span text:style-name="T1043">y </text:span><text:span text:style-name="T33">1</text:span><text:span text:style-name="T41">2</text:span></text:p>
          <text:p text:style-name="P405"><text:span text:style-name="T975">Zbroj:</text:span><text:span text:style-name="T1045"> </text:span><text:span text:style-name="T1080">2 (těžká zbroj)</text:span></text:p>
          <text:p text:style-name="P470"><text:span text:style-name="T788">⚔<text:tab/></text:span><text:span text:style-name="T990">Dvojruční palice</text:span><text:span text:style-name="T10">:</text:span><text:span text:style-name="T33"> </text:span><text:span text:style-name="T41">5 + k6, zranění 3</text:span></text:p>
          <text:p text:style-name="P466"><text:span text:style-name="T788">⚔<text:tab/></text:span><text:span text:style-name="T990">Tesák</text:span><text:span text:style-name="T10">:</text:span><text:span text:style-name="T33"> </text:span><text:span text:style-name="T41">5 + k6, zranění 1</text:span></text:p>
          <text:p text:style-name="P467"><text:span text:style-name="T788">⚔<text:tab/></text:span><text:span text:style-name="T991">Chopeš</text:span><text:span text:style-name="T10">:</text:span><text:span text:style-name="T33"> </text:span><text:span text:style-name="T41">5 + k6, zranění 1</text:span></text:p>
          <text:p text:style-name="P684"><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85"><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808">Mimo cestu (k20)</text:span>:</text:h>
      <text:list xml:id="list4137100879" text:style-name="L24">
        <text:list-item>
          <text:p text:style-name="P689">👣<text:span text:style-name="T507"> </text:span><text:span text:style-name="T230">Čerstvé stopy </text:span><text:span text:style-name="T1469">š</text:span><text:span text:style-name="T1470">esti goblinů (viz možnost 3)</text:span><text:span text:style-name="T230">.</text:span></text:p>
        </text:list-item>
        <text:list-item>
          <text:p text:style-name="P689"><text:span text:style-name="T230">👣</text:span><text:span text:style-name="T537"> </text:span><text:span text:style-name="T1469">D</text:span><text:span text:style-name="T1470">en staré</text:span><text:span text:style-name="T230"> stopy </text:span><text:span text:style-name="T1469">š</text:span><text:span text:style-name="T1470">esti goblinů (viz možnost 3)</text:span><text:span text:style-name="T1469">.</text:span></text:p>
        </text:list-item>
        <text:list-item>
          <text:p text:style-name="P690"><text:span text:style-name="T1804">6 goblinů</text:span> na lovu. Přesouvají se z hor k <text:span text:style-name="T1472">Trosské pláni</text:span>, kde budou krást dobytek a unášet rolníky.</text:p>
        </text:list-item>
      </text:list>
      <text:list xml:id="list155636314857782" text:continue-list="list155637998418458" text:style-name="L20">
        <text:list-header>
          <text:p text:style-name="P595">Goblin lovec</text:p>
          <text:p text:style-name="P691"><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2">, </text:span><text:span text:style-name="T1043">Ž</text:span><text:span text:style-name="T1040">ivot</text:span><text:span text:style-name="T1043">y </text:span><text:span text:style-name="T1078">7</text:span></text:p>
          <text:p text:style-name="P393"><text:span text:style-name="T788">⚔ </text:span><text:span text:style-name="T871">Krátký luk</text:span><text:span text:style-name="T865">:</text:span><text:span text:style-name="T798"> </text:span><text:span text:style-name="T805">3</text:span><text:span text:style-name="T804"> + k6, zranění </text:span><text:span text:style-name="T805">1</text:span></text:p>
          <text:p text:style-name="P434"><text:span text:style-name="T871">D</text:span><text:span text:style-name="T865">ostřel:</text:span><text:span text:style-name="T798"> střední</text:span></text:p>
          <text:p text:style-name="P434"><text:span text:style-name="T959">J</text:span><text:span text:style-name="T960">ed</text:span><text:span text:style-name="T872"> </text:span><text:span text:style-name="T873">z černé ropuchy:</text:span><text:span text:style-name="T806"> </text:span><text:span text:style-name="T807">6</text:span><text:span text:style-name="T808"> </text:span><text:span text:style-name="T809">+ k6 </text:span><text:span text:style-name="T810">proti Fyzičce</text:span></text:p>
          <text:p text:style-name="P442"><text:span text:style-name="T1408">L</text:span><text:span text:style-name="T1409">atence:</text:span><text:span text:style-name="T1322"> </text:span><text:span text:style-name="T1340">10</text:span><text:span text:style-name="T1322"> m</text:span><text:span text:style-name="T1324">inut</text:span></text:p>
          <text:p text:style-name="P442"><text:span text:style-name="T874">P</text:span><text:span text:style-name="T875">říznaky:</text:span><text:span text:style-name="T811"> </text:span><text:span text:style-name="T812">L</text:span><text:span text:style-name="T813">apání po dechu</text:span><text:span text:style-name="T814">, </text:span><text:span text:style-name="T815">zvracení, křeče. </text:span><text:span text:style-name="T816">Následují halucinace, hučení v uších, bolesti hlavy a závratě. </text:span><text:span text:style-name="T817">Smrt nastává v důsledku zástavy srdce.</text:span></text:p>
          <text:p text:style-name="P471"><text:span text:style-name="T788">⚔ </text:span><text:span text:style-name="T877">Kostěný n</text:span><text:span text:style-name="T869">ůž</text:span><text:span text:style-name="T870">:</text:span><text:span text:style-name="T804"> </text:span><text:span text:style-name="T805">3</text:span><text:span text:style-name="T804"> + k6, zranění </text:span><text:span text:style-name="T805">0</text:span></text:p>
          <text:p text:style-name="P693"><text:span text:style-name="T820">Kromě nožů a luků u</text:span><text:span text:style-name="T805"> sebe mají: </text:span><text:span text:style-name="T878">brašny s tvrdými plackami a sušeným masem, měchy s vodou.</text:span></text:p>
        </text:list-header>
        <text:list-item>
          <text:p text:style-name="P676">Zvídavá lesní víla nedokáže pochopit lidskou morálku. Zná jen přežití silnějšího. Chce dobrodruhy následovat, aby se o lidech něco naučila. Umí <text:span text:style-name="T1876">létat a kdykoliv se může zneviditelnit</text:span>.</text:p>
          <text:p text:style-name="P692"><text:span text:style-name="T2">F</text:span><text:span text:style-name="T3">yzička </text:span><text:span text:style-name="T60">1</text:span><text:span text:style-name="T3">, Finesa </text:span><text:span text:style-name="T60">4</text:span><text:span text:style-name="T3">, Duše </text:span><text:span text:style-name="T60">3</text:span><text:span text:style-name="T1042">, </text:span><text:span text:style-name="T1043">Ž</text:span><text:span text:style-name="T1040">ivot</text:span><text:span text:style-name="T1043">y </text:span><text:span text:style-name="T1119">5</text:span></text:p>
          <text:p text:style-name="P695"><text:soft-page-break/><text:span text:style-name="T972">Vzhled:</text:span><text:span text:style-name="T1039"> Částečně průsvitná víla s motýlími křídly. Člověku je sotva po pás.</text:span></text:p>
        </text:list-item>
        <text:list-item>
          <text:p text:style-name="P677">👣<text:span text:style-name="T507"> </text:span><text:span text:style-name="T230">Čerstvé stopy dvounohého tvora s kopyty (satyr).</text:span></text:p>
        </text:list-item>
        <text:list-item>
          <text:p text:style-name="P677"><text:span text:style-name="T230">👣</text:span><text:span text:style-name="T537"> </text:span><text:span text:style-name="T1469">Den staré</text:span><text:span text:style-name="T230"> stopy dvounohého tvora s kopyty (satyr).</text:span></text:p>
        </text:list-item>
        <text:list-item>
          <text:p text:style-name="P676">Satyr <text:span text:style-name="T1876">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876">(vidění ve tmě, skvělý sluch)</text:span>.</text:p>
          <text:p text:style-name="P692"><text:span text:style-name="T2">F</text:span><text:span text:style-name="T3">yzička </text:span><text:span text:style-name="T60">5</text:span><text:span text:style-name="T3">, Finesa </text:span><text:span text:style-name="T60">2</text:span><text:span text:style-name="T3">, Duše </text:span><text:span text:style-name="T60">3</text:span><text:span text:style-name="T1042">, </text:span><text:span text:style-name="T1043">Ž</text:span><text:span text:style-name="T1040">ivot</text:span><text:span text:style-name="T1043">y </text:span><text:span text:style-name="T1114">12</text:span></text:p>
          <text:p text:style-name="P696"><text:span text:style-name="T972">Velikost:</text:span><text:span text:style-name="T1039"> jako kroll</text:span></text:p>
        </text:list-item>
        <text:list-item>
          <text:p text:style-name="P676">Skupina <text:span text:style-name="T1870">osmi</text:span> mladých dobrodruhů má v kleci dryádu. Žádají o pomoc s doprovodem do Trossu, o výdělek <text:span text:style-name="T1870">(20 zl)</text:span> se rozdělí. Pokud hráči dryádu neosvobodí, v noci <text:span text:style-name="T1874">pro ni</text:span> přijdou <text:span text:style-name="T1871">tři</text:span> oživlé stromy.</text:p>
        </text:list-item>
      </text:list>
      <text:list xml:id="list2488147269" text:style-name="L25">
        <text:list-item>
          <text:p text:style-name="P698">Jsou to „dobrodruzi“, nemají povolání jako postavy.</text:p>
          <text:p text:style-name="P699">Vede je barbar Glaf – svalnatej, polonahej, s dvojručním mečem. Natírá se olejem, aby se mu svaly víc rýsovaly.</text:p>
          <text:p text:style-name="P699"><text:span text:style-name="T1875">Lepí se na něj</text:span> tři dívky: Elfka Niala (dlouhý luk a dýka), ošklivá ale silná barbarka Dura (lehká zbroj, dvojruční sekera) a člověčice Tekla (těžká zbroj, meč a štít).</text:p>
          <text:p text:style-name="P699">Zbytek party: trpaslík Bumla (těžké zbroj, kladivo), hobit Štístko (lehká zbroj, kuše, dýka), elf Dlouhán (stopař, dlouhý luk, tesák).</text:p>
          <text:p text:style-name="P575"><text:soft-page-break/><text:span text:style-name="T2">D</text:span><text:span text:style-name="T1">ryáda</text:span></text:p>
          <text:p text:style-name="P697"><text:span text:style-name="T2">F</text:span><text:span text:style-name="T3">yzička </text:span><text:span text:style-name="T61">2</text:span><text:span text:style-name="T3">, Finesa </text:span><text:span text:style-name="T61">4</text:span><text:span text:style-name="T3">, Duše </text:span><text:span text:style-name="T61">5</text:span><text:span text:style-name="T1042">, </text:span><text:span text:style-name="T1043">Ž</text:span><text:span text:style-name="T1040">ivot</text:span><text:span text:style-name="T1043">y </text:span><text:span text:style-name="T33">18</text:span></text:p>
          <text:p text:style-name="P407"><text:span text:style-name="T975">Rychlost:</text:span><text:span text:style-name="T1045"> </text:span><text:span text:style-name="T1115">jako člověk<text:line-break/></text:span><text:span text:style-name="T976">Smysly:</text:span><text:span text:style-name="T1048"> </text:span><text:span text:style-name="T1115">jako elf</text:span></text:p>
          <text:p text:style-name="P475"><text:span text:style-name="T996">Vzhled:</text:span><text:span text:style-name="T1115"> Dívka s kůrou místo kůže a listím místo vlasů.</text:span></text:p>
          <text:p text:style-name="P596"><text:span text:style-name="T1201">Splynutí se stromem:</text:span><text:span text:style-name="T111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75"><text:span text:style-name="T2">O</text:span><text:span text:style-name="T1">živlý strom</text:span></text:p>
          <text:p text:style-name="P697"><text:span text:style-name="T2">F</text:span><text:span text:style-name="T3">yzička 8, Finesa </text:span><text:span text:style-name="T62">1</text:span><text:span text:style-name="T3">, Duše </text:span><text:span text:style-name="T62">7</text:span><text:span text:style-name="T1042">, </text:span><text:span text:style-name="T1043">Ž</text:span><text:span text:style-name="T1040">ivot</text:span><text:span text:style-name="T1043">y </text:span><text:span text:style-name="T1117">20</text:span></text:p>
          <text:p text:style-name="P407"><text:span text:style-name="T975">Zbroj:</text:span><text:span text:style-name="T1045"> </text:span><text:span text:style-name="T1118">proti </text:span><text:span text:style-name="T1873">bodu</text:span><text:span text:style-name="T1118"> a </text:span><text:span text:style-name="T961">dr</text:span><text:span text:style-name="T962">cení</text:span><text:span text:style-name="T1118"> 3, </text:span><text:span text:style-name="T1117">jinak 0</text:span></text:p>
          <text:p text:style-name="P407"><text:span text:style-name="T975">Rychlost:</text:span><text:span text:style-name="T1045"> </text:span><text:span text:style-name="T1117">jako chůze</text:span></text:p>
          <text:p text:style-name="P407"><text:span text:style-name="T976">Smysly:</text:span><text:span text:style-name="T1048"> </text:span><text:span text:style-name="T1117">žádné nemá, vnímá skrze hmyz, ptáky a jiné drobné tvory v okolí</text:span></text:p>
          <text:p text:style-name="P475"><text:span text:style-name="T788">⚔<text:tab/></text:span><text:span text:style-name="T997">Větve, </text:span><text:span text:style-name="T998">kořeny</text:span><text:span text:style-name="T10">:</text:span><text:span text:style-name="T33"> </text:span><text:span text:style-name="T63">8 + k6, zranění 4</text:span></text:p>
          <text:p text:style-name="P475"><text:span text:style-name="T268">Vzhled:</text:span> <text:span text:style-name="T1872">Vykořenělý kráčející strom.</text:span></text:p>
          <text:p text:style-name="P475"><text:span text:style-name="T996">Boj:</text:span><text:span text:style-name="T1115"> </text:span><text:span text:style-name="T1116">Oživlý strom se ohání větvemi a může také postavu zamotat do kořenů a uškrtit nebo rozdrtit. Má obrovskou sílu – neboj se popisovat, jak postavy odhazuje několik metrů daleko.</text:span></text:p>
        </text:list-item>
      </text:list>
      <text:list xml:id="list155637417478786" text:continue-list="list155636314857782" text:style-name="L20">
        <text:list-item>
          <text:p text:style-name="P700"><text:span text:style-name="T230"><text:s/>👣</text:span><text:span text:style-name="T537"> </text:span>Čerstvé stopy <text:span text:style-name="T1927">divočáka</text:span> (viz 1<text:span text:style-name="T1927">1</text:span>)</text:p>
        </text:list-item>
        <text:list-item>
          <text:p text:style-name="P676"><text:soft-page-break/>Zuřivý divočák.</text:p>
          <text:p text:style-name="P673">Fyzička 3, Finesa 1, Duše -, Životy 9</text:p>
          <text:p text:style-name="P673">⚔ <text:span text:style-name="T268">Kly:</text:span> 3 + k6, zranění 1</text:p>
        </text:list-item>
        <text:list-item>
          <text:p text:style-name="P700"><text:span text:style-name="T230"><text:s/>👣</text:span><text:span text:style-name="T537"> </text:span>Čerstvé zlobří stopy. <text:span text:style-name="T1929">Vedou k jeskyni na dně skalní rokle</text:span> (viz 1<text:span text:style-name="T1927">3</text:span>)</text:p>
        </text:list-item>
        <text:list-item>
          <text:p text:style-name="P701"><text:s/>V jeskyni na dně skalní rokle žije zlobr.</text:p>
          <text:p text:style-name="P678"><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2">, </text:span><text:span text:style-name="T1043">Ž</text:span><text:span text:style-name="T1040">ivot</text:span><text:span text:style-name="T1043">y </text:span><text:span text:style-name="T1120">15</text:span></text:p>
          <text:p text:style-name="P406"><text:span text:style-name="T975">Zbroj:</text:span><text:span text:style-name="T1045"> </text:span><text:span text:style-name="T1120">2 (silná kůže)</text:span></text:p>
          <text:p text:style-name="P406"><text:span text:style-name="T975">Rychlost:</text:span><text:span text:style-name="T1045"> </text:span><text:span text:style-name="T1120">jako </text:span><text:span text:style-name="T1121">chůze</text:span></text:p>
          <text:p text:style-name="P406"><text:span text:style-name="T976">Smysly:</text:span><text:span text:style-name="T1048"> </text:span><text:span text:style-name="T1122">slabý zrak, skvělý čich a sluch</text:span></text:p>
          <text:p text:style-name="P472"><text:span text:style-name="T788">⚔<text:tab/></text:span><text:span text:style-name="T999">Drápy</text:span><text:span text:style-name="T10">:</text:span><text:span text:style-name="T33"> </text:span><text:span text:style-name="T65">6 + k6, zranění </text:span><text:span text:style-name="T66">2</text:span></text:p>
          <text:p text:style-name="P472"><text:span text:style-name="T788">⚔<text:tab/></text:span><text:span text:style-name="T999">Důlní kladivo</text:span><text:span text:style-name="T10">:</text:span><text:span text:style-name="T33"> </text:span><text:span text:style-name="T65">6 + k6, zranění </text:span><text:span text:style-name="T66">4</text:span></text:p>
          <text:p text:style-name="P472"><text:span text:style-name="T291">Nadlidská síla:</text:span><text:span text:style-name="T376"> Člověka dokáže zvednout a odhodit několik metrů daleko a při boji zblízka má +1 ke zranění </text:span><text:span text:style-name="T377">(ve zranění drápy i kladivem už je </text:span><text:span text:style-name="T378">bonus započítaný</text:span><text:span text:style-name="T377">)</text:span><text:span text:style-name="T376">.</text:span></text:p>
          <text:p text:style-name="P473"><text:span text:style-name="T268">Vzhled:</text:span> <text:span text:style-name="T1877">Tři metry vysoký zavalitý humanoid s hnědou kůží, kulatou hlavou bez nosu a silnými drápy.</text:span></text:p>
          <text:p text:style-name="P476"><text:span text:style-name="T268">Schopnosti: </text:span><text:span text:style-name="T376">J</text:span><text:span text:style-name="T344">eskynní zlobr regeneruje všechna zranění kromě těch způsobených </text:span><text:span text:style-name="T963">ohněm</text:span><text:span text:style-name="T344"> nebo </text:span><text:span text:style-name="T1878">žíravinou</text:span><text:span text:style-name="T344"> rychlostí 1 život za kolo.</text:span></text:p>
          <text:p text:style-name="P473"><text:span text:style-name="T1415">S</text:span><text:span text:style-name="T1401">labiny:</text:span><text:span text:style-name="T1273"> </text:span><text:span text:style-name="T1345">Pokud na jeskynního zlobra dopadne přímé sluneční světlo, natrvalo zkamení.</text:span></text:p>
          <text:p text:style-name="P673"><text:span text:style-name="T268">Suroviny:</text:span> <text:span text:style-name="T1346">Z krve jeskynního zlobra může alchymista vytěžit 7 magů nebo vyrobit </text:span><text:span text:style-name="T1416">lektvar regenerace</text:span><text:span text:style-name="T1346"> (prodej 60 zl).</text:span></text:p>
        </text:list-item>
        <text:list-item>
          <text:p text:style-name="P702"><text:soft-page-break/>Pytlácká past. Proradný pytlák není daleko.</text:p>
        </text:list-item>
        <text:list-item>
          <text:p text:style-name="P703">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378" text:outline-level="3">Počasí <text:span text:style-name="T1950">(k6)</text:span></text:h>
      <text:list xml:id="list1134045170" text:style-name="L26">
        <text:list-item>
          <text:p text:style-name="P649">Jasno</text:p>
        </text:list-item>
        <text:list-item>
          <text:p text:style-name="P662">Polojasno</text:p>
        </text:list-item>
        <text:list-item>
          <text:p text:style-name="P707">Polojasno, silný vítr</text:p>
        </text:list-item>
        <text:list-item>
          <text:p text:style-name="P662">Zataženo</text:p>
        </text:list-item>
        <text:list-item>
          <text:p text:style-name="P662">Zataženo, občas prší nebo mrholí</text:p>
        </text:list-item>
        <text:list-item>
          <text:p text:style-name="P662">Bouřka, <text:span text:style-name="T1956">vichr,</text:span> slejvák</text:p>
        </text:list-item>
      </text:list>
      <text:h text:style-name="Heading_20_3" text:outline-level="3">Na cestě <text:span text:style-name="T1930">(k6)</text:span>:</text:h>
      <text:list xml:id="list2083818726" text:style-name="L27">
        <text:list-item>
          <text:p text:style-name="P708">Veselý kašpar s naditým měšcem <text:span text:style-name="T1674">(40 st)</text:span> vyzývá ke hře v kostk<text:span text:style-name="T1655">y</text:span>. K sebeobraně má jedem potřenou dýku.</text:p>
          <text:p text:style-name="P708">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97">Bodování:</text:p>
        </text:list-item>
      </text:list>
      <text:list xml:id="list2565246158" text:style-name="L28">
        <text:list-item>
          <text:list>
            <text:list-item>
              <text:p text:style-name="P709">jednička = 1 b</text:p>
            </text:list-item>
            <text:list-item>
              <text:p text:style-name="P709">pětka = <text:s/>5 b</text:p>
            </text:list-item>
            <text:list-item>
              <text:p text:style-name="P709">3x stejné číslo = 3x hodnota</text:p>
            </text:list-item>
            <text:list-item>
              <text:p text:style-name="P709">3x dvojice = 10 b</text:p>
            </text:list-item>
            <text:list-item>
              <text:p text:style-name="P709">postupka = 20 b</text:p>
            </text:list-item>
            <text:list-item>
              <text:p text:style-name="P709">6x stejné číslo = 50b</text:p>
            </text:list-item>
          </text:list>
        </text:list-item>
      </text:list>
      <text:list xml:id="list155636137158844" text:continue-list="list2083818726" text:style-name="L27">
        <text:list-item>
          <text:p text:style-name="P708">Bohémští trpasličí žoldnéři se s vámi za pár měďáků podělí o pytlácký úlovek a poslední pivo. Jsou velmi přátelští a chtějí se nechat najmout <text:span text:style-name="T1738">(celá kumpanie za 6 zl na týden)</text:span>. <text:span text:style-name="T1674">Všichni mají těžké zbroje.</text:span></text:p>
          <text:p text:style-name="P710">Magráta – velitel, dvojruční sekera</text:p>
          <text:p text:style-name="P710">Difi – sekera a štít</text:p>
          <text:p text:style-name="P710">Dofi – sekera a štít</text:p>
          <text:p text:style-name="P710">Humli – kuše, tesák</text:p>
          <text:p text:style-name="P710">Dumli – kuše, tesák</text:p>
          <text:p text:style-name="P710">Bejkal – dlouhé kopí</text:p>
        </text:list-item>
        <text:list-item>
          <text:p text:style-name="P708"><text:soft-page-break/><text:span text:style-name="T1675">Vorokův velekněz</text:span> Mankar zpitý do němoty ve škarpě. Pokud ho vzbudíte, začne vás brát jako součást svého stáda a zařídí vám různá privilegia a finanční odměnu <text:span text:style-name="T1679">(10 zl)</text:span>. Pokud se mu ovšem zprotivíte a bude si myslet, že by jste ho mohli pošpinit, tak vás nechá odstranit.</text:p>
        </text:list-item>
        <text:list-item>
          <text:p text:style-name="P708">Poutníci na cestě ke Kastaroku, rozpadlé pevnosti <text:span text:style-name="T1678">Vorok</text:span>ochových <text:span text:style-name="T1680">paladinů</text:span>.</text:p>
          <text:p text:style-name="P711">Vede je prošedivělý trpaslík Bernold, který sem vodí poutníky už spoustu let. Vyzná se v geografii Trosského údolí (může něco říct o všech lokacích), nemá ale aktuální informace (a naopak se na ně rád vyptá).</text:p>
          <text:list>
            <text:list-header>
              <text:p text:style-name="P598">„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1930">(k10)</text:span>:</text:h>
      <text:list xml:id="list613193668" text:style-name="L29">
        <text:list-item>
          <text:p text:style-name="P712">Bohatá pole jsou plná pracujících rolníků, přesto nikdo nezasahuje, když statkář obtěžuje dívku v potrhaných šatech.</text:p>
        </text:list-item>
        <text:list-item>
          <text:p text:style-name="P712">Za kamen<text:span text:style-name="T1673">n</text:span>ou zídkou půvabného sadu probíhají jablečné slavnosti. Mošt, medovina, štrůdl, špaldové placky, různé hry a soutěže, které se dají odehrát i mezi hráči - zpěv, zadržení dechu etc.</text:p>
        </text:list-item>
        <text:list-item>
          <text:p text:style-name="P713"><text:span text:style-name="T230">👣</text:span><text:span text:style-name="T537"> </text:span><text:span text:style-name="T231">Čerstvé stopy jednotky jízdy.</text:span></text:p>
        </text:list-item>
        <text:list-item>
          <text:p text:style-name="P713"><text:span text:style-name="T230">👣</text:span><text:span text:style-name="T537"> </text:span><text:span text:style-name="T1473">Den staré</text:span><text:span text:style-name="T231"> stopy jednotky jízdy.</text:span></text:p>
        </text:list-item>
        <text:list-item>
          <text:p text:style-name="P712"><text:soft-page-break/>Nově vybavená jednotka jízdy vybírá speciální daň od nejbohatších statkářů, aby kompenzovala ztrátu stříbrného dolu.</text:p>
        </text:list-item>
        <text:list-item>
          <text:p text:style-name="P712">Strašidelný mlýn. V noci se tam zjevují duchové dětí. Vypadají děsivě, ale chtějí si jen hrát. Ve sklepě je schované dědictví <text:span text:style-name="T1677">(10 pytlů mouky po 1 zl každý, truhlice se 76 st)</text:span> a celá rodina s rozřezanými zápěstími.</text:p>
          <text:p text:style-name="P714"><text:span text:style-name="T2103">Mlýn je větrný - l</text:span><text:span text:style-name="T2100">opatky se točí, výplň je</text:span><text:span text:style-name="T542"> ale </text:span><text:span text:style-name="T2100">potrhaná. </text:span><text:span text:style-name="T2103">J</text:span><text:span text:style-name="T2102">e </text:span><text:span text:style-name="T2103">kamenný </text:span><text:span text:style-name="T2102">dvoupatrový, v horním patře se </text:span><text:span text:style-name="T2103">do něj</text:span><text:span text:style-name="T2102"> sype zrní, v dolním se odebírá namletá mouka. </text:span><text:span text:style-name="T2103">Vchod je skrz přilehlou obytnou budovu.</text:span><text:span text:style-name="T2100"> </text:span><text:span text:style-name="T2101">Nedaleko </text:span><text:span text:style-name="T1515">teče</text:span><text:span text:style-name="T2101"> potok.</text:span></text:p>
          <text:p text:style-name="P599">Okolí mlýna:</text:p>
          <text:p text:style-name="P717">Prázdný vůz</text:p>
          <text:p text:style-name="P718"><text:span text:style-name="T401">Chlév </text:span><text:span text:style-name="T538">&gt;</text:span><text:span text:style-name="T507"> </text:span><text:span text:style-name="T235">Vrata jsou vyvrácená zevnitř, stání pro dva voly jsou prázdná (voli vyvrátili vrata a utekli).</text:span></text:p>
          <text:p text:style-name="P718"><text:span text:style-name="T401">Kůlna </text:span><text:span text:style-name="T538">&gt;</text:span><text:span text:style-name="T507"> </text:span><text:span text:style-name="T541">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19"><text:span text:style-name="T146">O</text:span><text:span text:style-name="T144">bytná budova </text:span><text:span text:style-name="T538">&gt;</text:span><text:span text:style-name="T152"> Dveře i okenice jsou zavřené (a zajištěné zevnitř západkou).</text:span><text:span text:style-name="T131"> </text:span><text:span text:style-name="T507">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19"><text:span text:style-name="T241">Skladiště</text:span><text:span text:style-name="T238"> </text:span><text:span text:style-name="T543">&gt; </text:span><text:span text:style-name="T238">jeden poloprázdný pytel se zrním, pět prázdných</text:span></text:p>
              <text:p text:style-name="P720"><text:soft-page-break/><text:span text:style-name="T240">Světnice</text:span><text:span text:style-name="T131"> </text:span><text:span text:style-name="T507">&gt; </text:span><text:span text:style-name="T544">Man</text:span><text:span text:style-name="T239">želská postel, dvě dětské postele, kolébka, kamna, stůl s lavicí, dvě židle. Kamna jsou vyhaslá, </text:span><text:span text:style-name="T244">na stole jsou zkažené zbytky jídla.</text:span></text:p>
              <text:p text:style-name="P721"><text:span text:style-name="T244">V </text:span><text:span text:style-name="T131">noci se zde zjevují duchové dvou šestiletých dětí: Marika a Honzík, neustále se hádají a pošťuchují.</text:span></text:p>
              <text:p text:style-name="P715"><text:span text:style-name="T242">S</text:span><text:span text:style-name="T243">kep</text:span><text:span text:style-name="T246"> </text:span><text:span text:style-name="T545">&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517">batole (</text:span><text:span text:style-name="T246">syn)).</text:span></text:p>
            </text:list-header>
          </text:list>
          <text:p text:style-name="P716"><text:span text:style-name="T235">T</text:span><text:span text:style-name="T239">ODO: Proč se </text:span><text:span text:style-name="T1516">mlynářova</text:span><text:span text:style-name="T239"> rodina podřezala?</text:span></text:p>
        </text:list-item>
        <text:list-item>
          <text:p text:style-name="P722">Nebe je temné a křižované blesky. Kolmý déšť neustává po celý den. Rolníci dnes nevylézají, aby je neodnesla wyverna. Nikdo ji neloví, věří, že přináší dobrou úrodu.</text:p>
          <text:list>
            <text:list-header>
              <text:p text:style-name="P479"><text:span text:style-name="T799">Fyzička </text:span><text:span text:style-name="T800">6</text:span><text:span text:style-name="T799">, Finesa 4, Duše </text:span><text:span text:style-name="T800">5</text:span><text:span text:style-name="T799">, Životy 1</text:span><text:span text:style-name="T800">6</text:span></text:p>
              <text:p text:style-name="P408"><text:span text:style-name="T982">Zbroj</text:span><text:span text:style-name="T1056">: 2 (silná kůže)</text:span><text:span text:style-name="T975"><text:line-break/>Rychlost:</text:span><text:span text:style-name="T1045"> </text:span><text:span text:style-name="T1056">na zemi jako člověk, létá rychleji než bě</text:span><text:span text:style-name="T1067">há</text:span><text:span text:style-name="T1056"> kůň</text:span></text:p>
              <text:p text:style-name="P408"><text:span text:style-name="T976">Smysly:</text:span><text:span text:style-name="T1048"> </text:span><text:span text:style-name="T1056">skvělý zrak, čich a sluch</text:span></text:p>
              <text:p text:style-name="P479"><text:span text:style-name="T788">⚔ </text:span><text:span text:style-name="T981">Zuby a spáry</text:span><text:span text:style-name="T974">:</text:span><text:span text:style-name="T1040"> </text:span><text:span text:style-name="T1056">6</text:span><text:span text:style-name="T1041"> + k6, zranění </text:span><text:span text:style-name="T1056">3</text:span></text:p>
              <text:p text:style-name="P723"><text:span text:style-name="T1056">K</text:span><text:span text:style-name="T1039">ůže </text:span><text:span text:style-name="T1113">w</text:span><text:span text:style-name="T1039">y</text:span><text:span text:style-name="T1113">v</text:span><text:span text:style-name="T1039">erny se dá prodat za 10 zl.</text:span></text:p>
            </text:list-header>
          </text:list>
        </text:list-item>
        <text:list-item>
          <text:p text:style-name="P70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66"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0">Nízká hradba, dřevěné domy. Obyvatelé <text:span text:style-name="T1787">jsou</text:span> pastevci, řemeslníci a dřevorubci. Občasné potíže s gobliny.</text:p>
      <text:p text:style-name="P300">Když sem postavy přijdou poprvé:</text:p>
      <text:list xml:id="list275152581" text:style-name="L30">
        <text:list-item>
          <text:p text:style-name="P724">Nad městečkem se stahují mraky.</text:p>
        </text:list-item>
      </text:list>
      <text:p text:style-name="P300">Když tudy půjdou podruhé:</text:p>
      <text:list xml:id="list3888528297" text:style-name="L31">
        <text:list-item>
          <text:p text:style-name="P726">Nad městečkem jsou černá, bouřková mračna. Pravidelně se ozývá hrom a nebe křižují blesky. Zjevně se schyluje k pořádné bouři.</text:p>
          <text:list>
            <text:list-item>
              <text:p text:style-name="P727">Vesničané jsou shromážděni v největším domě, <text:span text:style-name="T1791">kde zasedá</text:span> rada starších <text:span text:style-name="T1815">(dva kmeti a tři báby)</text:span>. <text:span text:style-name="T1811">Mluv</text:span><text:span text:style-name="T214">í </text:span><text:span text:style-name="T527">se</text:span><text:span text:style-name="T214"> o tom, že čaroděj Marelok se určitě mstí za svou lásku.</text:span></text:p>
              <text:p text:style-name="P725"><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28">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28">Navržené jsou dvě možnosti, <text:span text:style-name="T1811">co mohou obyvatelé Blosel udělat</text:span>: Pokusit se najít čarodějnou věž <text:span text:style-name="T1812">a kouzlo nějak přerušit</text:span> (viz příběh o čaroději Merelokovi v popisu rady starších) nebo město zcela opustit.</text:p>
            </text:list-item>
          </text:list>
        </text:list-item>
      </text:list>
      <text:p text:style-name="P300">Když tudy půjdou potřetí:</text:p>
      <text:list xml:id="list475484938" text:style-name="L32">
        <text:list-item>
          <text:p text:style-name="P729">Městečko a jeho blízké okolí decimuje ničivá bouře. <text:span text:style-name="T1816">Obyvatelé se skrývají v okolním lese.</text:span></text:p>
        </text:list-item>
      </text:list>
      <text:p text:style-name="P161">Není tu žádná hospoda, ale chalupník Medvěd postavám nabídne nocleh. Jeho žena Liada je usměvavá, ale nemluvná. Na prachu chalupy leží velký ovčácký pes Drobek, nechává se překračovat.</text:p>
      <text:list xml:id="list849266578" text:style-name="L33">
        <text:list-item>
          <text:p text:style-name="P730">Jejich dceru Mialu zabil žárlivý mladík z vesnice poté, co mu dala košem a rozhodla se žít s čarodějem Marelokem. Medvěd s Liadou o tom nechtějí mluvit.</text:p>
        </text:list-item>
      </text:list>
      <text:h text:style-name="Heading_20_5" text:outline-level="5">Medvěd</text:h>
      <text:p text:style-name="P153">Velký, zarostlý chlap. Jeho plnovous začíná šedivět.</text:p>
      <text:p text:style-name="P280"><text:span text:style-name="T1057">F</text:span><text:span text:style-name="T1042">yzička </text:span><text:span text:style-name="T1087">5</text:span><text:span text:style-name="T1042">, Finesa </text:span><text:span text:style-name="T1087">4</text:span><text:span text:style-name="T1042">, Duše </text:span><text:span text:style-name="T1087">2</text:span><text:span text:style-name="T1042">, </text:span><text:span text:style-name="T1043">Ž</text:span><text:span text:style-name="T1040">ivot</text:span><text:span text:style-name="T1043">y </text:span><text:span text:style-name="T1087">11</text:span></text:p>
      <text:list xml:id="list1522459873" text:style-name="L34">
        <text:list-item>
          <text:p text:style-name="P733">Hraničář u něj může postoupit na vyšší úroveň.</text:p>
        </text:list-item>
        <text:list-item>
          <text:p text:style-name="P734">Medvěd dobře zná Garlacké hory:</text:p>
          <text:list>
            <text:list-item>
              <text:p text:style-name="P731"><text:soft-page-break/><text:span text:style-name="T1976">Pod severním štítem je starobylej skalní chrám. Nikdo tam nežije, ale když jsem tam byl já, byla tam v nádržce zlatá rybka. Nechal jsem ji tam – </text:span><text:span text:style-name="T1482">n</text:span><text:span text:style-name="T1483">a věci, kterým nerozumím, radši ne</text:span><text:span text:style-name="T1524">s</text:span><text:span text:style-name="T1483">ahám</text:span><text:span text:style-name="T1976">.</text:span></text:p>
            </text:list-item>
            <text:list-item>
              <text:p text:style-name="P735">V sedle na konci údolí se stříbrným domem roste prastarej strom. Říká se mu Hrstan a váže se k němu legenda, že kdysi nesl bílý hrušky, který propůjčovaly nadlidskou sílu. Válečníci je <text:span text:style-name="T1978">ale</text:span> prej do jedný otrhali a za trest žijou v horách proměněný v obry. <text:span text:style-name="T1979">Což klidně může bejt pravda, protože obři v horách skutečně jsou – dejte si na ně bacha, s oblibou na poutníky hází kameny a spouští laviny nebo sesuvy suti.</text:span></text:p>
            </text:list-item>
            <text:list-item>
              <text:p text:style-name="P732"><text:span text:style-name="T1977">V jižním štítu Garlackejch hor je vytesaná trpaslická hrobka. Jsou tam pohřbeni </text:span><text:span text:style-name="T1484">bratři z rodu</text:span><text:span text:style-name="T1977"> Baragorů, </text:span><text:span text:style-name="T1485">k</text:span><text:span text:style-name="T1484">teří</text:span><text:span text:style-name="T1977">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0">Nejmocnější z Trosských strážních věží a místo tréninku čerstvých rekrutů. Do zdejšího žaláře kapitán stráže <text:span text:style-name="T1806">v Trossu</text:span> uklízí politické vězně.</text:p>
      <text:p text:style-name="P139">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39">Dlouhá chodba s přilehlými celami.</text:p>
      <text:p text:style-name="P24">Přízemí:</text:p>
      <text:p text:style-name="P139"><text:soft-page-break/>Kovárna, ubikace rekrutů.</text:p>
      <text:p text:style-name="P24">1. patro</text:p>
      <text:p text:style-name="P139">Ubikace stálé posádky a důstojníků.</text:p>
      <text:p text:style-name="P24">2. patro</text:p>
      <text:p text:style-name="P139">Apartmá velitele Horose.</text:p>
      <text:p text:style-name="P24">Velitel Horos</text:p>
      <text:p text:style-name="P152">Zavalitý hromotluk se zlomeným nosem.</text:p>
      <text:p text:style-name="P279"><text:span text:style-name="T1057">F</text:span><text:span text:style-name="T1042">yzička </text:span><text:span text:style-name="T1086">5</text:span><text:span text:style-name="T1042">, Finesa </text:span><text:span text:style-name="T1086">3</text:span><text:span text:style-name="T1042">, Duše </text:span><text:span text:style-name="T1086">2</text:span><text:span text:style-name="T1042">, </text:span><text:span text:style-name="T1043">Ž</text:span><text:span text:style-name="T1040">ivot</text:span><text:span text:style-name="T1043">y </text:span><text:span text:style-name="T1086">11</text:span></text:p>
      <text:list xml:id="list1880342831" text:style-name="L35">
        <text:list-item>
          <text:p text:style-name="P736">Dokáže naučit různé bojové techniky (může trénovat válečníka), ale vyžívá se v šikaně.</text:p>
        </text:list-item>
        <text:list-item>
          <text:p text:style-name="P736">Nabízí odměnu za likvidaci zbojníků v Hrzalese (10 zl splatných až se prokáže, že přepadení skončila) nebo za vypátrání jejich tábora (5 zl a postavy tam následně musí dovést vojenského zvěda).</text:p>
          <text:list>
            <text:list-item>
              <text:p text:style-name="P737">Zvěd Jelen – štíhlý mladík <text:s/>s čírem <text:span text:style-name="T1807">v kožené kazajce a kalhotách</text:span>.</text:p>
            </text:list-item>
          </text:list>
        </text:list-item>
      </text:list>
      <text:h text:style-name="P370" text:outline-level="2"><text:bookmark-start text:name="__RefHeading___Toc22746_41530725"/>Čarodějná věž<text:bookmark-end text:name="__RefHeading___Toc22746_41530725"/></text:h>
      <text:p text:style-name="P162"><text:bookmark text:name="docs-internal-guid-c7301f5b-7fff-6003-3874-aa21c98676ee"/>Věž je postavená z těžkých <text:span text:style-name="T1818">kamenných</text:span> bloků, nemá žádná okna. Nad <text:span text:style-name="T1788">ní</text:span> nehybně visí v prostoru lesklá koule a v nepravidelných intervalech si s nebesy vyměňuje blesky. <text:span text:style-name="T1833">Před vchodem jsou </text:span><text:span text:style-name="T1725">rozsekané </text:span><text:span text:style-name="T565">mrtvoly tří goblinů</text:span><text:span text:style-name="T1833"> v lehké zbroji.</text:span> <text:span text:style-name="T1832">Jedno křídlo </text:span><text:span text:style-name="T566">masivních vstupních dveří</text:span><text:span text:style-name="T1832"> je napůl otevřené. Všude je spousta krve.</text:span></text:p>
      <text:p text:style-name="P163"><text:soft-page-break/><text:span text:style-name="T530">&gt; </text:span><text:span text:style-name="T559">Vstupní dveře</text:span> jsou z tvrdého, dubového dřeva pobitého ocelovými hřeby. <text:span text:style-name="T507">Nemaj</text:span><text:span text:style-name="T131">í zámek, madlo ani klepadlo.</text:span></text:p>
      <text:list xml:id="list3346958710" text:style-name="L36">
        <text:list-item>
          <text:p text:style-name="P738">Zevnitř jdou zajistit těžkou závorou.</text:p>
        </text:list-item>
      </text:list>
      <text:p text:style-name="P158"><text:span text:style-name="T531">&gt; </text:span><text:span text:style-name="T559">Goblini</text:span> jsou mrtví jen pár dní.</text:p>
      <text:list xml:id="list3872519262" text:style-name="L37">
        <text:list-item>
          <text:p text:style-name="P480"><text:span text:style-name="T1097">Goblini jsou velcí jako hobiti, zelení a holohlaví</text:span><text:span text:style-name="T1093">. </text:span><text:span text:style-name="T1097">Mají dlouhé, špičaté uši, </text:span><text:span text:style-name="T1098">velké, </text:span><text:span text:style-name="T1097">zahnuté nosy a ostré zuby.</text:span></text:p>
        </text:list-item>
      </text:list>
      <text:list xml:id="list2967481299" text:style-name="L38">
        <text:list-item>
          <text:p text:style-name="P742"><text:span text:style-name="T1834">U sebe mají: </text:span><text:span text:style-name="T284">kostěné nože</text:span><text:span text:style-name="T373"> </text:span><text:span text:style-name="T374">(zranění 0)</text:span><text:span text:style-name="T1834">, </text:span><text:span text:style-name="T284">kopí s kamenným hrotem </text:span><text:span text:style-name="T372">(zranění 1)</text:span><text:span text:style-name="T1834">, </text:span><text:span text:style-name="T1413">brašny s tvrdými plackami a sušeným masem</text:span><text:span text:style-name="T1414">,</text:span><text:span text:style-name="T1413"> měchy s vodou.</text:span></text:p>
        </text:list-item>
      </text:list>
      <text:p text:style-name="P13"><text:span text:style-name="Emphasis"><text:span text:style-name="T755">👣</text:span></text:span><text:span text:style-name="Emphasis"><text:span text:style-name="T757"> </text:span></text:span><text:span text:style-name="Emphasis"><text:span text:style-name="T758">Stopy boje </text:span></text:span><text:span text:style-name="Emphasis"><text:span text:style-name="T759">zhruba </text:span></text:span><text:span text:style-name="Emphasis"><text:span text:style-name="T758">třiceti </text:span></text:span><text:span text:style-name="Emphasis"><text:span text:style-name="T761">goblinů</text:span></text:span><text:span text:style-name="Emphasis"><text:span text:style-name="T758"> proti třem oživlým zbrojím. </text:span></text:span><text:span text:style-name="Emphasis"><text:span text:style-name="T760">Goblini mají smrtelné rány od dlouhých mečů.</text:span></text:span></text:p>
      <text:p text:style-name="P176">1</text:p>
      <text:p text:style-name="P164">Interiér je černě omítnutý, s dlaždicovou podlahou a trámovým stropem. Světlo poskytují bledě modré jiskry poletující volně vzduchem. <text:span text:style-name="T1843">Dveře jsou nové, dřevěné. Mají kliku, nemají zámek. </text:span>Vstupní hala j<text:span text:style-name="T1834">e</text:span> zbrocen<text:span text:style-name="T1834">a</text:span> krví <text:span text:style-name="T1834">ještě víc než prostor před věží</text:span>.</text:p>
      <text:p text:style-name="Standalone_20_Property"><text:span text:style-name="T401">Kusy goblinů v </text:span><text:span text:style-name="T417">zaschlých</text:span><text:span text:style-name="T401"> kalužích krve</text:span> &gt; Dohromady patnáct těl <text:span text:style-name="T1823">v lehkých zbrojích</text:span>.</text:p>
      <text:list xml:id="list155636626461607" text:continue-list="list3872519262" text:style-name="L37">
        <text:list-item>
          <text:p text:style-name="P694"><text:span text:style-name="T401">U sebe mají:</text:span> <text:span text:style-name="T282">6 krátkých <text:s/>gobliních luků, 6 toulců s šípy s kamennými hroty</text:span><text:span text:style-name="T370"> </text:span><text:span text:style-name="T371">(zranění 1)</text:span><text:span text:style-name="T1823">, 9</text:span><text:span text:style-name="T281"> kopí s kamenným hrotem – </text:span><text:span text:style-name="T283">7 rozsekaných, 2 nepoškozená</text:span><text:span text:style-name="T1823"> (zranění 1), </text:span><text:span text:style-name="T281">15 kostěných nožů</text:span><text:span text:style-name="T1823"> (zranění 0), </text:span><text:span text:style-name="T1413">brašny s tvrdými plackami a sušeným masem, měchy s vodou, </text:span><text:span text:style-name="T268">dřevěnou píšťalku</text:span>, <text:span text:style-name="T1411">měděný prsten</text:span><text:span text:style-name="T1341"> </text:span><text:span text:style-name="T1342">(prodej 1 st), </text:span><text:span text:style-name="T1401">figurku vlka vyřezanou ze dřeva</text:span><text:span text:style-name="T1273">, </text:span><text:span text:style-name="T1412">stříbrný kruh v uchu</text:span><text:span text:style-name="T1343"> </text:span><text:span text:style-name="T1342">(prodej 5 st)</text:span></text:p>
        </text:list-item>
      </text:list>
      <text:p text:style-name="P309"><text:soft-page-break/><text:span text:style-name="T401">Zohýbané kusy černých plátových zbrojí</text:span> &gt; <text:span text:style-name="T1819">D</text:span>ohromady tři zbroje – <text:span text:style-name="T1820">nefunkční, ale jdou opravit (prodej 3 zl za každou). V každé z nich je zavěšené lidské srdce.</text:span></text:p>
      <text:p text:style-name="P309"><text:span text:style-name="T430">M</text:span><text:span text:style-name="T401">ezi mrtvolami leží </text:span><text:span text:style-name="T431">tři</text:span><text:span text:style-name="T401"> černé </text:span><text:span text:style-name="T430">dlouhé</text:span><text:span text:style-name="T401"> meče</text:span> <text:span text:style-name="T1820">(zranění 2/3, prodej 3 zl za každý) </text:span><text:span text:style-name="T534">&gt; </text:span><text:span text:style-name="T227">čepele mají od krve.</text:span></text:p>
      <text:p text:style-name="Standalone_20_Property"><text:span text:style-name="Emphasis"><text:span text:style-name="T718">👣</text:span></text:span><text:span text:style-name="Emphasis"><text:span text:style-name="T638"> </text:span></text:span><text:span text:style-name="Emphasis"><text:span text:style-name="T669">Stopy boje goblinů proti třem oživlým zbrojím. </text:span></text:span><text:span text:style-name="Emphasis"><text:span text:style-name="T670">Zhruba </text:span></text:span><text:span text:style-name="Emphasis"><text:span text:style-name="T687">tucet</text:span></text:span><text:span text:style-name="Emphasis"><text:span text:style-name="T670"> </text:span></text:span><text:span text:style-name="Emphasis"><text:span text:style-name="T687">jich</text:span></text:span><text:span text:style-name="Emphasis"><text:span text:style-name="T670"> boj přežilo, jejich stopy vedou k jižním i východním dveřím.</text:span></text:span></text:p>
      <text:p text:style-name="P176">2</text:p>
      <text:p text:style-name="P156"><text:span text:style-name="T456">Stěny jsou </text:span><text:span text:style-name="T464">pokryté</text:span><text:span text:style-name="T456"> </text:span><text:span text:style-name="T561">reliéf</text:span><text:span text:style-name="T563">em</text:span> <text:span text:style-name="T1824">zobrazujícím vekou bitvu, kde se nad jednou z nastoupených armád stahují bouřková mračna</text:span>. <text:span text:style-name="T1792">V lese za bitevní plání je vidět špička věže, ze které k nebesům šlehají blesky.</text:span></text:p>
      <text:p text:style-name="P307"><text:span text:style-name="Emphasis"><text:span text:style-name="T718">👣</text:span></text:span><text:span text:style-name="Emphasis"><text:span text:style-name="T638"> </text:span></text:span><text:span text:style-name="Emphasis"><text:span text:style-name="T672">Dveřmi dovnitř vedou krvavé gobliní šlápoty. Bylo jich několik a důkladně prohledávali celou místnost. </text:span></text:span><text:span text:style-name="Emphasis"><text:span text:style-name="T673">U východní stěny </text:span></text:span><text:span text:style-name="Emphasis"><text:span text:style-name="T688">stopy</text:span></text:span><text:span text:style-name="Emphasis"><text:span text:style-name="T673"> vedou do zdi, jako kdyby </text:span></text:span><text:span text:style-name="Emphasis"><text:span text:style-name="T688">dotyční</text:span></text:span><text:span text:style-name="Emphasis"><text:span text:style-name="T683"> prošli</text:span></text:span><text:span text:style-name="Emphasis"><text:span text:style-name="T673"> skrz.</text:span></text:span></text:p>
      <text:p text:style-name="P159"><text:span text:style-name="Emphasis"><text:span text:style-name="T674">&gt; </text:span></text:span><text:span text:style-name="Emphasis"><text:span text:style-name="T671">Na </text:span></text:span><text:span text:style-name="Emphasis"><text:span text:style-name="T730">reliéfu</text:span></text:span><text:span text:style-name="Emphasis"><text:span text:style-name="T671"> jsou </text:span></text:span><text:span text:style-name="Emphasis"><text:span text:style-name="T681">š</text:span></text:span><text:span text:style-name="Emphasis"><text:span text:style-name="T671">mouhy od krve, zřejmě se na něm někdo snažil něco najít. </text:span></text:span><text:span text:style-name="Emphasis"><text:span text:style-name="T680">Jedna část stěny je ale čistá</text:span></text:span><text:span text:style-name="Emphasis"><text:span text:style-name="T671">.</text:span></text:span></text:p>
      <text:list xml:id="list3876271961" text:style-name="L39">
        <text:list-item>
          <text:p text:style-name="P743"><text:span text:style-name="T217">N</text:span>eopatlaná část <text:span text:style-name="T529">je iluzorn</text:span><text:span text:style-name="T217">í stěna</text:span>. Lze bez odporu projít.</text:p>
        </text:list-item>
      </text:list>
      <text:p text:style-name="P176">3</text:p>
      <text:p text:style-name="P165"><text:span text:style-name="T415">Mramorová s</text:span><text:span text:style-name="T401">ocha veselé dívky</text:span> &gt; <text:span text:style-name="T220">Jsou na ní krvavé </text:span><text:span text:style-name="T224">š</text:span><text:span text:style-name="T220">mouhy, zřejmě ji někdo osahával.</text:span></text:p>
      <text:list xml:id="list2999962627" text:style-name="L40">
        <text:list-item>
          <text:p text:style-name="P744"><text:span text:style-name="T1825">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2"><text:span text:style-name="T401">Kamenné schodiště do hrobky</text:span> &gt; Stupně, stěny i strop jsou pokryté <text:span text:style-name="T1826">silnou</text:span> vrstvou ledu. <text:span text:style-name="T1835">Zezdola táhne mráz.</text:span></text:p>
      <text:p text:style-name="P308"><text:soft-page-break/><text:span text:style-name="Emphasis"><text:span text:style-name="T718">👣</text:span></text:span><text:span text:style-name="Emphasis"><text:span text:style-name="T638"> </text:span></text:span><text:span text:style-name="Emphasis"><text:span text:style-name="T691">Zaschlé k</text:span></text:span><text:span text:style-name="Emphasis"><text:span text:style-name="T739">rvav</text:span></text:span><text:span text:style-name="Emphasis"><text:span text:style-name="T674">é šlápoty goblinů po celé místnosti, zřejmě ji prohledávali. Vedou po schodech <text:s/>dolů – </text:span></text:span><text:span text:style-name="Emphasis"><text:span text:style-name="T682">jsou překryté ledem</text:span></text:span><text:span text:style-name="Emphasis"><text:span text:style-name="T674">.</text:span></text:span></text:p>
      <text:p text:style-name="P176">4</text:p>
      <text:p text:style-name="P16"><text:span text:style-name="Emphasis"><text:span text:style-name="T570">🔊<text:tab/></text:span></text:span><text:span text:style-name="Emphasis"><text:span text:style-name="T577">Žvanění goblinů a z</text:span></text:span><text:span text:style-name="Emphasis"><text:span text:style-name="T575">vuky rozbíjení ledu mnoha drobnými nástroji</text:span></text:span><text:span text:style-name="Emphasis"><text:span text:style-name="T571">.</text:span></text:span></text:p>
      <text:p text:style-name="P157"><text:span text:style-name="T1828">Místnost připomíná ledovou jeskyni. Stěny i sloupy jsou obalené ledem, uprostřed místnosti je v něm pět </text:span><text:span text:style-name="T564">zamrzlých goblinů</text:span><text:span text:style-name="T1828"> kolem otevřeného sarkofágu. </text:span><text:span text:style-name="T1726">Čtyři </text:span><text:span text:style-name="T1727">jsou ztuhlí při zvedání víka</text:span><text:span text:style-name="T1828">, </text:span><text:span text:style-name="T1726">pátý míří hůlkou</text:span><text:span text:style-name="T1828"> do sarkofágu.</text:span></text:p>
      <text:p text:style-name="Standalone_20_Property"><text:span text:style-name="T426">Pět</text:span><text:span text:style-name="T401"> goblinů </text:span><text:span text:style-name="T416">se snaží </text:span><text:span text:style-name="T419">zamrzlé</text:span><text:span text:style-name="T416"> </text:span><text:span text:style-name="T418">gobliny vysekat</text:span> &gt; <text:span text:style-name="T1836">jde jim to pomalu, mají na to jen kamenné nože.</text:span></text:p>
      <text:list xml:id="list1431677974" text:style-name="L41">
        <text:list-item>
          <text:p text:style-name="P746">Goblinů je ve skutečnosti šest – jeden je totiž neviditelný.</text:p>
        </text:list-item>
        <text:list-item>
          <text:p text:style-name="P745"><text:span text:style-name="T1845">Jednoho z nich</text:span> neposlouchá pravá ruka <text:span text:style-name="T1831">a dělá si, co sama chce</text:span> – snaží se pořád na něco sáhnout a fackuje <text:span text:style-name="T1830">ho</text:span>, když se tomu nechce podvolit.</text:p>
        </text:list-item>
        <text:list-item>
          <text:p text:style-name="P745">Dva <text:span text:style-name="T1845">z goblinů jsou zcela</text:span> identičtí.</text:p>
        </text:list-item>
        <text:list-item>
          <text:p text:style-name="P746">Jeden je mnohem menší – ostatním je zhruba po pás <text:s/>(má jen 4 životy).</text:p>
        </text:list-item>
      </text:list>
      <text:p text:style-name="P167">V boji využijí luků, krytu za sloupy a kluzkého vlnitého ledu.</text:p>
      <text:list xml:id="list1302639722" text:style-name="L42">
        <text:list-header>
          <text:p text:style-name="P747"><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2">, </text:span><text:span text:style-name="T1043">Ž</text:span><text:span text:style-name="T1040">ivot</text:span><text:span text:style-name="T1043">y </text:span><text:span text:style-name="T1078">7</text:span></text:p>
          <text:p text:style-name="P452"><text:span text:style-name="T54">Z</text:span><text:span text:style-name="T1">broj:</text:span><text:span text:style-name="T20"> 1 (lehká zbroj)</text:span></text:p>
          <text:p text:style-name="P394"><text:span text:style-name="T975">Rychlost:</text:span><text:span text:style-name="T1045"> </text:span><text:span text:style-name="T1094">j</text:span><text:span text:style-name="T1095">ako</text:span><text:span text:style-name="T1096"> člověk</text:span></text:p>
          <text:p text:style-name="P409"><text:span text:style-name="T1200">Smysly:</text:span><text:span text:style-name="T1048"> </text:span><text:span text:style-name="T1093">čich a chuť </text:span><text:span text:style-name="T1094">jako člověk, výborný sluch </text:span><text:span text:style-name="T1093">a vidění v šeru</text:span></text:p>
          <text:p text:style-name="P395"><text:soft-page-break/><text:span text:style-name="T788">⚔ </text:span><text:span text:style-name="T871">Krátký luk </text:span><text:span text:style-name="T818">(</text:span><text:span text:style-name="T819">šípy s kamennými hroty</text:span><text:span text:style-name="T818">)</text:span><text:span text:style-name="T865">:</text:span><text:span text:style-name="T798"> </text:span><text:span text:style-name="T805">3</text:span><text:span text:style-name="T804"> + k6, zranění </text:span><text:span text:style-name="T805">1</text:span></text:p>
          <text:p text:style-name="P435"><text:span text:style-name="T871">D</text:span><text:span text:style-name="T865">ostřel:</text:span><text:span text:style-name="T798"> střední</text:span></text:p>
          <text:p text:style-name="P481"><text:span text:style-name="T788">⚔ </text:span><text:span text:style-name="T869">Nůž</text:span><text:span text:style-name="T870">:</text:span><text:span text:style-name="T804"> </text:span><text:span text:style-name="T805">3</text:span><text:span text:style-name="T804"> + k6, zranění </text:span><text:span text:style-name="T805">0</text:span></text:p>
        </text:list-header>
        <text:list-item>
          <text:p text:style-name="P748"><text:span text:style-name="T871">U </text:span><text:span text:style-name="T865">sebe mají:</text:span><text:span text:style-name="T798"> </text:span><text:span text:style-name="T876">živou ropuchu, váček s medicínou, pazourkovou škrabku na kůži</text:span></text:p>
        </text:list-item>
      </text:list>
      <text:p text:style-name="Standalone_20_Property"><text:span text:style-name="T401">Na ledu leží hromádka zásob a měchů s vodou</text:span><text:span text:style-name="T456"> </text:span><text:span text:style-name="T515">&gt; Goblini si je tu odlo</text:span><text:span text:style-name="T152">žili, aby jim nepřekážely při rozbíjení ledu.</text:span></text:p>
      <text:p text:style-name="Standalone_20_Property"><text:span text:style-name="T416">V sarkofágu je zamrzlá mumie</text:span><text:span text:style-name="T463"> </text:span><text:span text:style-name="T517">&gt; mr</text:span><text:span text:style-name="T154">áz j</text:span><text:span text:style-name="T155">í</text:span><text:span text:style-name="T154"> nijak neublížil. Po případném rozmražení bude plně bojeschopná.</text:span></text:p>
      <text:p text:style-name="P272"><text:span text:style-name="T2">F</text:span><text:span text:style-name="T3">yzička </text:span><text:span text:style-name="T52">5</text:span><text:span text:style-name="T3">, Finesa </text:span><text:span text:style-name="T52">3</text:span><text:span text:style-name="T3">, Duše </text:span><text:span text:style-name="T52">5</text:span><text:span text:style-name="T1042">, </text:span><text:span text:style-name="T1043">Ž</text:span><text:span text:style-name="T1040">ivot</text:span><text:span text:style-name="T1043">y </text:span><text:span text:style-name="T1044">15</text:span></text:p>
      <text:p text:style-name="P291"><text:span text:style-name="T975">Rychlost:</text:span><text:span text:style-name="T1045"> </text:span><text:span text:style-name="T1091">j</text:span><text:span text:style-name="T1092">ako člověk</text:span></text:p>
      <text:p text:style-name="P291"><text:span text:style-name="T976">Smysly:</text:span><text:span text:style-name="T1048"> </text:span><text:span text:style-name="T1049">magický zrak a sluch</text:span></text:p>
      <text:p text:style-name="P291"><text:span text:style-name="T977">Detekovatelnost</text:span><text:span text:style-name="T978">:</text:span><text:span text:style-name="T1050"> </text:span><text:span text:style-name="T1051">není</text:span><text:span text:style-name="T1050"> vidět pomocí infravidění</text:span></text:p>
      <text:p text:style-name="P285"><text:span text:style-name="T788">⚔ </text:span><text:span text:style-name="T974">Z</text:span><text:span text:style-name="T984">uby </text:span><text:span text:style-name="T993">a pařáty</text:span><text:span text:style-name="T10">:</text:span><text:span text:style-name="T33"> </text:span><text:span text:style-name="T50">5 + k6, zranění </text:span><text:span text:style-name="T51">2</text:span></text:p>
      <text:list xml:id="list3525338263" text:style-name="L43">
        <text:list-item>
          <text:p text:style-name="P749"><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6"><text:span text:style-name="T532">&gt; </text:span><text:span text:style-name="T1728">Z </text:span><text:span text:style-name="T567">pěti zamrzlých goblinů</text:span><text:span text:style-name="T1730">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729"> Po případném rozmražení budou naživu, ale neschopni boje. </text:span><text:span text:style-name="T1730">Pátý zamrzlý goblin je </text:span>svraštělý <text:span text:style-name="T1789">stoletý</text:span> stařec <text:span text:style-name="T1829">(mrtvý)</text:span>. <text:span text:style-name="T1844">Hůlkou, kterou drží v ruce, míří dovnitř do sarkofágu (karta </text:span><text:span text:style-name="T286">Mrazivá hůlka</text:span><text:span text:style-name="T1844">).</text:span></text:p>
      <text:list xml:id="list2180435005" text:style-name="L44">
        <text:list-item>
          <text:p text:style-name="P750">Hůlkou lze výměnou za životní energii sesílat mrazivé střely. Pohroma jako tady nastane, jen pokud se sesilatel použitím zabije.</text:p>
        </text:list-item>
        <text:list-item>
          <text:p text:style-name="P751"><text:soft-page-break/>Stařec má na sobě čelenku a plášť z ptačího peří a na krku amulet z lidských zubů. Ostatní goblini mají lehké zbroje, zásoby sušeného masa a měchy s vodou.</text:p>
        </text:list-item>
      </text:list>
      <text:p text:style-name="P176">5</text:p>
      <text:p text:style-name="P169"><text:span text:style-name="T401">Tři truhlice </text:span><text:span text:style-name="T420">bez zámků, </text:span><text:span text:style-name="T422">před prostřední je </text:span><text:span text:style-name="T423">v</text:span><text:span text:style-name="T422"> kaluž</text:span><text:span text:style-name="T423">i</text:span><text:span text:style-name="T422"> krve </text:span><text:span text:style-name="T423">pohozený</text:span><text:span text:style-name="T422"> </text:span><text:span text:style-name="T428">goblinský</text:span><text:span text:style-name="T422"> </text:span><text:span text:style-name="T423">luk</text:span><text:span text:style-name="T422">.</text:span></text:p>
      <text:p text:style-name="P310"><text:span text:style-name="Emphasis"><text:span text:style-name="T725">👣</text:span></text:span><text:span text:style-name="Emphasis"><text:span text:style-name="T689"> </text:span></text:span><text:span text:style-name="Emphasis"><text:span text:style-name="T690">Zaschlé k</text:span></text:span><text:span text:style-name="Emphasis"><text:span text:style-name="T739">rvav</text:span></text:span><text:span text:style-name="Emphasis"><text:span text:style-name="T674">é šlápoty goblinů po celé místnosti, zřejmě ji prohledávali. </text:span></text:span><text:span text:style-name="Emphasis"><text:span text:style-name="T675">Před prostřední truhlou jsou stopy masakru. </text:span></text:span><text:span text:style-name="Emphasis"><text:span text:style-name="T684">N</text:span></text:span><text:span text:style-name="Emphasis"><text:span text:style-name="T675">ěco tu zřejmě sežralo goblina zaživa – zůstal po něm jen luk.</text:span></text:span></text:p>
      <text:list xml:id="list622996099" text:style-name="L45">
        <text:list-item>
          <text:p text:style-name="P752">V <text:span text:style-name="T1837">západní truhle</text:span> je solené maso, ryby, papriky, zavařeniny, koření a další relativně drahé zásoby.</text:p>
        </text:list-item>
        <text:list-item>
          <text:p text:style-name="P753">Prostřední truhlice má na sobě z přední strany krev – vpadá to, jako kdyby vytekla ven škvírou mezi truhlou a víkem.</text:p>
          <text:p text:style-name="P754">Je to mimik:</text:p>
          <text:list>
            <text:list-header>
              <text:p text:style-name="P755">Fyzička 4, Finesa 2, Duše -, Životy 11</text:p>
              <text:p text:style-name="P755"><text:span text:style-name="T268">Zbroj:</text:span> 2, ale proti seku a ohni 0 a na nohách také 0<text:line-break/><text:span text:style-name="T268">Rychlost:</text:span> jako člověk</text:p>
              <text:p text:style-name="P755"><text:span text:style-name="T788">⚔ </text:span><text:span text:style-name="T268">Kousnutí:</text:span> 4 + k6, zranění 2</text:p>
              <text:list>
                <text:list-item>
                  <text:p text:style-name="P755">„Uvnitř“ mimika jsou zbytky goblina a jeho vybavení (zbroj, kostěný nůž, zásoba jídla, měch s vodou).</text:p>
                </text:list-item>
                <text:list-item>
                  <text:p text:style-name="P757">Ze zbytků mimika může alchymista vytěžit 13 magů.</text:p>
                </text:list-item>
              </text:list>
            </text:list-header>
          </text:list>
        </text:list-item>
        <text:list-item>
          <text:p text:style-name="P756">V<text:span text:style-name="T1837">e východní truhle</text:span> je lano a <text:span text:style-name="T1837">složený kus plátna (prodej 6 st)</text:span>.</text:p>
        </text:list-item>
      </text:list>
      <text:p text:style-name="P160"><text:soft-page-break/><text:span text:style-name="T421">Zhruba metr nad zemí visí kovová koule</text:span><text:span text:style-name="T1838"> </text:span><text:span text:style-name="T533">&gt; </text:span>kdo se j<text:span text:style-name="T1827">í</text:span> dotkne, zmizí a <text:span text:style-name="T221">objeví</text:span> se u koule v (7)</text:p>
      <text:p text:style-name="P176">6</text:p>
      <text:p text:style-name="P310"><text:span text:style-name="Emphasis"><text:span text:style-name="T725">👣</text:span></text:span><text:span text:style-name="Emphasis"><text:span text:style-name="T689"> </text:span></text:span><text:span text:style-name="Emphasis"><text:span text:style-name="T690">Zaschlé k</text:span></text:span><text:span text:style-name="Emphasis"><text:span text:style-name="T739">rvav</text:span></text:span><text:span text:style-name="Emphasis"><text:span text:style-name="T674">é šlápoty goblinů po celé místnosti, zřejmě ji prohledávali.</text:span></text:span></text:p>
      <text:p text:style-name="Standalone_20_Property"><text:span text:style-name="T401">Stěny, podlaha i strop jsou pokryté vrstvou duhového slizu</text:span> &gt; Při kontaktu s jiným předmětem (ruka, meč, lano…) způsobí náhodný magický efekt.</text:p>
      <text:list xml:id="list356915339" text:style-name="L46">
        <text:list-item>
          <text:p text:style-name="P758">Zmenšení nebo zvětšení</text:p>
        </text:list-item>
        <text:list-item>
          <text:p text:style-name="P758">Vytvoření identické kopie</text:p>
        </text:list-item>
        <text:list-item>
          <text:p text:style-name="P758">Neviditelnost</text:p>
        </text:list-item>
        <text:list-item>
          <text:p text:style-name="P758">Síla a krutost (zčernání, bodce, kapající kyselina...)</text:p>
        </text:list-item>
        <text:list-item>
          <text:p text:style-name="P758">Povadlost a slabost</text:p>
        </text:list-item>
        <text:list-item>
          <text:p text:style-name="P758">Vlastní vůle</text:p>
        </text:list-item>
      </text:list>
      <text:p text:style-name="P176">7</text:p>
      <text:p text:style-name="P18"><text:span text:style-name="Emphasis"><text:span text:style-name="T570">🔊<text:tab/></text:span></text:span><text:span text:style-name="Emphasis"><text:span text:style-name="T573">Z místnosti 8 je </text:span></text:span><text:span text:style-name="Emphasis"><text:span text:style-name="T576">přes</text:span></text:span><text:span text:style-name="Emphasis"><text:span text:style-name="T573"> dveře slyšet hádka dvou goblinů.</text:span></text:span></text:p>
      <text:p text:style-name="Standalone_20_Property"><text:span text:style-name="T401">Tři teleportační orby, </text:span><text:span text:style-name="T429">před jedním leží goblinské kopí</text:span><text:span text:style-name="T466"> </text:span>&gt; vedou do 5, 12, 14. <text:span text:style-name="T1854">Orb, před kterým je kopí, vede zpět do 5.</text:span></text:p>
      <text:p text:style-name="P357"><text:span text:style-name="Emphasis"><text:span text:style-name="T724">👣</text:span></text:span><text:span text:style-name="Emphasis"><text:span text:style-name="T674"> </text:span></text:span><text:span text:style-name="Emphasis"><text:span text:style-name="T676">U orbu vedoucího do 5, </text:span></text:span><text:span text:style-name="Emphasis"><text:span text:style-name="T685">kde leží kopí,</text:span></text:span><text:span text:style-name="Emphasis"><text:span text:style-name="T676"> jsou na zemi krvavé šlápoty od dvojice goblinů – </text:span></text:span><text:span text:style-name="Emphasis"><text:span text:style-name="T678">kroky jsou zvláštní, vypadá to, že k sobě byli svázaní. Chvíli se toč</text:span></text:span><text:span text:style-name="Emphasis"><text:span text:style-name="T679">ili</text:span></text:span><text:span text:style-name="Emphasis"><text:span text:style-name="T678"> na místě, jako by se nemohli rozhodnout, kam půjdou, pak</text:span></text:span><text:span text:style-name="Emphasis"><text:span text:style-name="T676"> </text:span></text:span><text:span text:style-name="Emphasis"><text:span text:style-name="T679">vyrazili</text:span></text:span><text:span text:style-name="Emphasis"><text:span text:style-name="T676"> ke dveřím do 7. </text:span></text:span><text:span text:style-name="Emphasis"><text:span text:style-name="T686">Po pár krocích se ale svalili na zem a dál se plazili.</text:span></text:span></text:p>
      <text:p text:style-name="P176"><text:soft-page-break/>8</text:p>
      <text:p text:style-name="P17"><text:span text:style-name="Emphasis"><text:span text:style-name="T570">🔊<text:tab/></text:span></text:span><text:span text:style-name="Emphasis"><text:span text:style-name="T572">Uvnitř se </text:span></text:span><text:span text:style-name="Emphasis"><text:span text:style-name="T574">hádají</text:span></text:span><text:span text:style-name="Emphasis"><text:span text:style-name="T572"> dva goblini </text:span></text:span><text:span text:style-name="Emphasis"><text:span text:style-name="T574">(</text:span></text:span><text:span text:style-name="Emphasis"><text:span text:style-name="T572">v goblinštině</text:span></text:span><text:span text:style-name="Emphasis"><text:span text:style-name="T574">)</text:span></text:span><text:span text:style-name="Emphasis"><text:span text:style-name="T572">, jestli se budou plazit dál, nebo se vrátí k lesklým koulím.</text:span></text:span></text:p>
      <text:p text:style-name="P357"><text:span text:style-name="Emphasis"><text:span text:style-name="T724">👣</text:span></text:span><text:span text:style-name="Emphasis"><text:span text:style-name="T674"> </text:span></text:span><text:span text:style-name="Emphasis"><text:span text:style-name="T676">Krvavá stopa dvou k sobě srostlých goblinů, </text:span></text:span><text:span text:style-name="Emphasis"><text:span text:style-name="T677">připlazili se sem z místnosti 7.</text:span></text:span></text:p>
      <text:p text:style-name="Standalone_20_Property"><text:span text:style-name="T401">Kulatý stolek</text:span><text:span text:style-name="T456"> </text:span><text:span text:style-name="T465">(prodej 2 zl)</text:span><text:span text:style-name="T401">, dvě židle</text:span><text:span text:style-name="T456"> </text:span><text:span text:style-name="T465">(prodej 1 zl za každou)</text:span><text:span text:style-name="T401">, komoda</text:span><text:span text:style-name="T456"> </text:span><text:span text:style-name="T465">(prode</text:span><text:span text:style-name="T467">j</text:span><text:span text:style-name="T465"> 5 zl)</text:span> &gt; Drahý mahagonový nábytek. V komodě je schovaný čajový set <text:span text:style-name="T1839">(prodej 5 zl)</text:span>.</text:p>
      <text:p text:style-name="Standalone_20_Property"><text:span text:style-name="T424">Na zemi se plazí d</text:span><text:span text:style-name="T401">va k sobě srostlí goblini</text:span> &gt; <text:span text:style-name="T1841">(dotkli</text:span> se teleportačního orbu oba naráz<text:span text:style-name="T1841">)</text:span>. <text:span text:style-name="T1840">Neustále se hádají v goblinštině a zápasí o to, co budou dělat (jeden se chce plazit dál, druhý se chce vrátit k lesklým koulím).</text:span></text:p>
      <text:list xml:id="list3703373460" text:style-name="L47">
        <text:list-item>
          <text:p text:style-name="P759">Na sobě mají lehké zbroje.</text:p>
        </text:list-item>
        <text:list-item>
          <text:p text:style-name="P759">U sebe mají <text:span text:style-name="T284">kostěné nože</text:span><text:span text:style-name="T373"> </text:span><text:span text:style-name="T374">(zranění 0)</text:span><text:span text:style-name="T1834">, </text:span><text:span text:style-name="T284">kopí s kamenným hrotem </text:span><text:span text:style-name="T372">(zranění 1)</text:span><text:span text:style-name="T1834">, </text:span><text:span text:style-name="T1413">brašny s tvrdými plackami a sušeným masem</text:span><text:span text:style-name="T1414">,</text:span><text:span text:style-name="T1413"> měchy s vodou.</text:span></text:p>
        </text:list-item>
      </text:list>
      <text:p text:style-name="P176">9</text:p>
      <text:p text:style-name="P311"><text:span text:style-name="T401">Nehybný ork, trpaslík a orel </text:span><text:span text:style-name="T432">s</text:span><text:span text:style-name="T401">tojí v póze, kdy orel útočí orkovi na tvář a trpaslík se připravuje k útoku</text:span> &gt; Jsou mrtví a vycpaní.</text:p>
      <text:p text:style-name="P176">10</text:p>
      <text:p text:style-name="Standalone_20_Property"><text:span text:style-name="T401">Čtyři portréty čaroděje Mareloka</text:span> &gt; Dlouhé havraní vlasy, tenká bradka, tmavé oči, zamračený pohled. Na jednom je nahý.</text:p>
      <text:p text:style-name="Standalone_20_Property"><text:soft-page-break/><text:span text:style-name="T401">Skleněný golem hlídá dveře do další místnosti. Je dutý a víří se v něm zelený plyn.</text:span> <text:span text:style-name="T535">&gt;</text:span> <text:span text:style-name="T1855">B</text:span>ojovat bude jen v sebeobraně. Při rozbití vypustí jedovatý plyn.</text:p>
      <text:list xml:id="list3885297788" text:style-name="L48">
        <text:list-header>
          <text:p text:style-name="P760"><text:span text:style-name="T2">F</text:span><text:span text:style-name="T3">yzička </text:span><text:span text:style-name="T57">4</text:span><text:span text:style-name="T3">, Finesa </text:span><text:span text:style-name="T56">2</text:span><text:span text:style-name="T3">, Duše </text:span><text:span text:style-name="T57">3</text:span><text:span text:style-name="T1042">, </text:span><text:span text:style-name="T1043">Ž</text:span><text:span text:style-name="T1040">ivot</text:span><text:span text:style-name="T1043">y </text:span><text:span text:style-name="T1099">1</text:span><text:span text:style-name="T1104">4</text:span></text:p>
          <text:p text:style-name="P396"><text:span text:style-name="T975">Zbroj:</text:span><text:span text:style-name="T1045"> </text:span><text:span text:style-name="T1100">proti </text:span><text:span text:style-name="T1104">mrazu, blesku, ohni a kyselině 3,</text:span><text:span text:style-name="T1100"> proti ostatním útokům</text:span><text:span text:style-name="T1102"> </text:span><text:span text:style-name="T1101">2</text:span></text:p>
          <text:p text:style-name="P482"><text:span text:style-name="T975">Rychlost:</text:span><text:span text:style-name="T1045"> </text:span><text:span text:style-name="T1103">jako člověk, ale neběhá</text:span></text:p>
          <text:p text:style-name="P483"><text:span text:style-name="T788">⚔ </text:span><text:span text:style-name="T994">Pěsti</text:span><text:span text:style-name="T10">:</text:span><text:span text:style-name="T33"> </text:span><text:span text:style-name="T57">4</text:span><text:span text:style-name="T55"> + k6, zranění 1</text:span></text:p>
          <text:p text:style-name="P397"><text:span text:style-name="T1189">Oblak j</text:span><text:span text:style-name="T1190">ed</text:span><text:span text:style-name="T1177">ovat</text:span><text:span text:style-name="T1189">ého</text:span><text:span text:style-name="T1177"> plyn</text:span><text:span text:style-name="T1189">u</text:span><text:span text:style-name="T1271">:</text:span><text:span text:style-name="T58"> </text:span><text:span text:style-name="T126">5 + k6 proti Finese</text:span></text:p>
          <text:list>
            <text:list-header>
              <text:p text:style-name="P397"><text:span text:style-name="T1753">Jed</text:span><text:span text:style-name="T1174">: </text:span><text:span text:style-name="T1105">1</text:span><text:span text:style-name="T1039">2</text:span><text:span text:style-name="T1106"> </text:span><text:span text:style-name="T1107">+ k6 </text:span><text:span text:style-name="T1108">proti Fyzičce</text:span></text:p>
              <text:p text:style-name="P436"><text:span text:style-name="T986">L</text:span><text:span text:style-name="T995">atence:</text:span><text:span text:style-name="T1109"> 5 m</text:span><text:span text:style-name="T1110">inut</text:span></text:p>
              <text:p text:style-name="P437"><text:span text:style-name="T268">Příznaky:</text:span> <text:span text:style-name="T1344">Bolest po celém těle, pálení očí, rozpraskání kůže, vykašlávání krve.</text:span></text:p>
              <text:p text:style-name="P761"><text:span text:style-name="T1344">P</text:span><text:span text:style-name="T1273">řed oblakem jde uskočit – zásah oblakem je útok 5 + k6 proti Finese.</text:span></text:p>
            </text:list-header>
          </text:list>
        </text:list-header>
      </text:list>
      <text:p text:style-name="P176">11</text:p>
      <text:p text:style-name="Standalone_20_Property"><text:span text:style-name="T401">Průhledná stěna</text:span> &gt; Vnější stěna je dokonale průhledná jako velké okno. <text:span text:style-name="T1857">Pohledem ven lze určit, že se postavy nachází ve třetím patře věže a nad nimi je ještě místo pro jedno patro.</text:span></text:p>
      <text:p text:style-name="Standalone_20_Property"><text:span text:style-name="T401">Bronzové květiny</text:span> &gt; Jsou opravdu z kovu a mají ostré listy.</text:p>
      <text:p text:style-name="Standalone_20_Property"><text:span text:style-name="T401">Bronzové křeslo</text:span> &gt; Kdo si do něj sedne, uslyší myšlenky všech, <text:span text:style-name="T1817">kd</text:span>o na něj právě myslí. Ideální pro posun osobních příběhů postav.</text:p>
      <text:p text:style-name="P176">12</text:p>
      <text:p text:style-name="P62"><text:soft-page-break/><text:span text:style-name="T401">Teleportační orb</text:span> &gt; vede do 7</text:p>
      <text:p text:style-name="Standalone_20_Property"><text:span text:style-name="T401">Ve středu místnosti se vznáší střepy dvou o sebe rozbitých teleportačních orbů, kolem kterých se u</text:span><text:span text:style-name="T414">t</text:span><text:span text:style-name="T401">vořily tři portály</text:span> &gt; <text:span text:style-name="T1856">Když někdo projde skrz, po chvíli se portál zhroutí a dotyčné to vrátí zpět do věže (jinak by hráči nenávratně přišli o postavy)</text:span>.</text:p>
      <text:list xml:id="list1264095425" text:style-name="L49">
        <text:list-item>
          <text:p text:style-name="P762">Nacistický bunkr za druhé světové války.</text:p>
        </text:list-item>
        <text:list-item>
          <text:p text:style-name="P762">Jednotka vesmírných mariňáků brání pouštní základnu proti vetřelcům.</text:p>
        </text:list-item>
        <text:list-item>
          <text:p text:style-name="P762">Létající pirátská loď v astrálním moři.</text:p>
        </text:list-item>
      </text:list>
      <text:p text:style-name="P62">Při hluku sem <text:span text:style-name="T1842">přijde</text:span> alchymista z 13</text:p>
      <text:p text:style-name="P312"><text:span text:style-name="T401">Iluzorní stěna</text:span> &gt; Průchod velikosti dveří. Vede k orbu, co teleportuje do 17</text:p>
      <text:list xml:id="list4292485543" text:style-name="L50">
        <text:list-item>
          <text:p text:style-name="P763">Na tento tajný průchod nic neupozorňuje. Hráči už se ve věži s iluzorní stěnou dříve potkali, takže nejspíš budou tušit, co mají hledat.</text:p>
        </text:list-item>
      </text:list>
      <text:p text:style-name="P176">13</text:p>
      <text:p text:style-name="P19"><text:span text:style-name="Emphasis"><text:span text:style-name="T570">🔊<text:tab/></text:span></text:span><text:span text:style-name="Emphasis"><text:span text:style-name="T578">Bublání vařící se vody. Tiché mumlání (alchymista Egil při práci mluví sám k sobě).</text:span></text:span></text:p>
      <text:p text:style-name="P20"><text:span text:style-name="Emphasis"><text:span text:style-name="T570">♨<text:tab/></text:span></text:span><text:span text:style-name="Emphasis"><text:span text:style-name="T580">Z</text:span></text:span><text:span text:style-name="Emphasis"><text:span text:style-name="T579">ápach čpavých výparů.</text:span></text:span></text:p>
      <text:p text:style-name="Standalone_20_Property"><text:span text:style-name="T425">L</text:span><text:span text:style-name="T401">aboratoř</text:span> &gt; Soustava trubek, hadic, kotlů a baněk s naloženými kusy všemožných monster, postavená okolo křesla, které dokáže bolestivou procedurou (náhodně) trvale přidat:</text:p>
      <text:list xml:id="list643392501" text:style-name="L51">
        <text:list-item>
          <text:p text:style-name="P764">Schopnost při pohledu do očí číst myšlenky. Bohužel oboustranně.</text:p>
        </text:list-item>
        <text:list-item>
          <text:p text:style-name="P764"><text:soft-page-break/>Nadlidskou sílu doprovázenou záchvaty vzteku.</text:p>
        </text:list-item>
        <text:list-item>
          <text:p text:style-name="P764">Změnu rasy (1-kočičí člověk, 2-ještěrec, 3-ptákohlav, 4-taurus)</text:p>
        </text:list-item>
        <text:list-item>
          <text:p text:style-name="P764">Posmrtnou regeneraci. Nově oživené tělo je vždy o něco slabší než to předchozí.</text:p>
        </text:list-item>
      </text:list>
      <text:p text:style-name="P315"><text:span text:style-name="T401">Alchymista Egil</text:span> &gt; Vyhublý, blonďaté dredy, jedno oko kočičí, <text:span text:style-name="T1859">dlouhý bílý plášť (prodej 3 zl)</text:span>. <text:span text:style-name="T1858">Trpí samomluvou.</text:span> Splete si družinu s experimentálními dobrovolníky a začne nadšeně vysvětlovat, jak z nich udělá superlidi. Pokud by došlo k boji, pokusí se zaklínadlem povolat vetřelce z portálu ve 12.</text:p>
      <text:p text:style-name="P282"><text:span text:style-name="T1057">F</text:span><text:span text:style-name="T1042">yzička </text:span><text:span text:style-name="T1112">1</text:span><text:span text:style-name="T1042">, Finesa </text:span><text:span text:style-name="T1112">4</text:span><text:span text:style-name="T1042">, Duše </text:span><text:span text:style-name="T1112">3</text:span><text:span text:style-name="T1042">, </text:span><text:span text:style-name="T1043">Ž</text:span><text:span text:style-name="T1040">ivot</text:span><text:span text:style-name="T1043">y </text:span><text:span text:style-name="T1112">7</text:span></text:p>
      <text:p text:style-name="P294"><text:span text:style-name="T1039">Po kapsách má: </text:span><text:span text:style-name="T1199">oslepující kuličku</text:span><text:span text:style-name="T1039">, </text:span><text:span text:style-name="T1199">ohnivou hlínu</text:span><text:span text:style-name="T1039">, </text:span><text:span text:style-name="T1199">petardu</text:span></text:p>
      <text:p text:style-name="P176">14</text:p>
      <text:p text:style-name="P62">Prázdná cela</text:p>
      <text:p text:style-name="Standalone_20_Property"><text:span text:style-name="T401">Teleportační orb</text:span> &gt; nikam nevede</text:p>
      <text:p text:style-name="P176">15</text:p>
      <text:p text:style-name="Standalone_20_Property"><text:span text:style-name="T401">Stůl zaházený papíry a pergameny</text:span> &gt; <text:span text:style-name="T1859">N</text:span>ákresy ke stavbě laboratoře v 13 <text:span text:style-name="T1859">s poznámkami v nesrozumitelné šifře.</text:span></text:p>
      <text:p text:style-name="Standalone_20_Property"><text:span text:style-name="T401">Postel</text:span> &gt; Kvalitní látky, nikdy neprané <text:span text:style-name="T1859">(prodej 2 zl)</text:span>.</text:p>
      <text:p text:style-name="P316"><text:span text:style-name="T401">Šatník</text:span> &gt; Čtyři <text:span text:style-name="T1859">bílé</text:span> pláště, identické s tím, co měl Egil na sobě <text:span text:style-name="T1859"><text:s/>(prodej 3 zl za každý)</text:span>, a jedna podprsenka.</text:p>
      <text:p text:style-name="Standalone_20_Property"><text:soft-page-break/><text:span text:style-name="T401">Truhlice</text:span> &gt; <text:span text:style-name="T1860">8</text:span> zlaťáků, 65 štříbrňáků, 15 měďáků, <text:span text:style-name="T268">lektvar odolnosti proti magii</text:span><text:span text:style-name="T344"> </text:span><text:span text:style-name="T375">(karta)</text:span>, <text:span text:style-name="T288">elixír svěžesti</text:span><text:span text:style-name="T1861"> (karta)</text:span>, hůlka <text:span text:style-name="T1861">magických střel (karta)</text:span> a druhá identická hůlka (vadná, při prvním použití vybuchne <text:span text:style-name="T1861">silou 4 + k6 proti Fyzičce, zranění 6kz drcením</text:span>).</text:p>
      <text:p text:style-name="P176">16</text:p>
      <text:p text:style-name="Standalone_20_Property"><text:span text:style-name="T401">Teleportační orb</text:span> &gt; vede do 17</text:p>
      <text:p text:style-name="P176">17</text:p>
      <text:p text:style-name="Standalone_20_Property"><text:span text:style-name="T401">Vysoký strop, z kterého trčí stopu dlouhé kovové bodce</text:span> &gt; Celá místnost je zakletá. Po vyslovení slova “ecativarg” se tu obrátí gravitace vzhůru nohama.</text:p>
      <text:list xml:id="list3797053316" text:style-name="L52">
        <text:list-header>
          <text:p text:style-name="P484"><text:span text:style-name="T794">⚔ </text:span><text:span text:style-name="T795">Pád na bodce na stropě:</text:span><text:span text:style-name="T796"> 5 + k6 proti Finese, zranění 1</text:span></text:p>
        </text:list-header>
      </text:list>
      <text:p text:style-name="Standalone_20_Property"><text:span text:style-name="T401">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1">Čtyři prapory na st</text:span><text:span text:style-name="T433">ě</text:span><text:span text:style-name="T401">ně po stranách trůnu</text:span> &gt; Každý znázorňuje jednu školu magie <text:span text:style-name="T1865">(živelná, duševní, časoprostorová, nekromancie)</text:span>. Jsou oživené a omotají se okolo kohokoli, kdo bude Mareloka ohrožovat <text:span text:style-name="T1866">(útok 3 + k6)</text:span>. Podezřelé jsou tím, že se při gravitaci neotočí.</text:p>
      <text:p text:style-name="Standalone_20_Property"><text:span text:style-name="T401">Kulatý stůl s dřevěným modelem celého panství</text:span> &gt; Nad Blosely se vznáší malý kovový orb. Lze jím pohnout kamkoli po mapě a táhne sebou ničivý bouřný mrak.</text:p>
      <text:p text:style-name="Standalone_20_Property"><text:span text:style-name="T401">Teleportační orb</text:span><text:span text:style-name="T456"> &gt; vede do 16</text:span></text:p>
      <text:p text:style-name="Standalone_20_Property"><text:span text:style-name="T401">Čaroděj Marelok</text:span> &gt; <text:span text:style-name="T1862">Modrá k</text:span>ouzelnická róba <text:span text:style-name="T1869">(prodej 6 zl)</text:span>, <text:span text:style-name="T524">d</text:span>louhé havraní vlasy, tenká bradka, tmavé oči, zamračený pohled.</text:p>
      <text:p text:style-name="P281"><text:soft-page-break/><text:span text:style-name="T1057">F</text:span><text:span text:style-name="T1042">yzička </text:span><text:span text:style-name="T1111">2</text:span><text:span text:style-name="T1042">, Finesa </text:span><text:span text:style-name="T1082">3</text:span><text:span text:style-name="T1042">, Duše </text:span><text:span text:style-name="T1081">5</text:span><text:span text:style-name="T1042">, </text:span><text:span text:style-name="T1043">Ž</text:span><text:span text:style-name="T1040">ivot</text:span><text:span text:style-name="T1043">y </text:span><text:span text:style-name="T1081">8</text:span></text:p>
      <text:list xml:id="list510242744" text:style-name="L53">
        <text:list-item>
          <text:p text:style-name="P766"><text:span text:style-name="T213">Má </text:span><text:span text:style-name="T131">proklet</text:span><text:span text:style-name="T213">ou</text:span> dýk<text:span text:style-name="T1790">u (karta </text:span><text:span text:style-name="T289">dýka paralýzy</text:span><text:span text:style-name="T1790">)</text:span> a amulet, co obaluje nositele ve žlutých šupinách pouštních ještěřích lidí včetně děsivé plazí tváře a přísavek na rukou i nohou <text:span text:style-name="T1863">(karta </text:span><text:span text:style-name="T290">ještěří amulet</text:span><text:span text:style-name="T1863">)</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766">V případném boji vysloví “ecativarg” a udrží se ve svém trůnu díky ještěřím přísavkám.</text:p>
        </text:list-item>
        <text:list-item>
          <text:p text:style-name="P765">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2"><text:span text:style-name="T427">O</text:span><text:span text:style-name="T401">živlá černá plátová zbroj</text:span> &gt; Plní Marelokov<text:span text:style-name="T1822">y</text:span> rozkazy. <text:span text:style-name="T1864">P</text:span>ád ke stropu <text:span text:style-name="T1864">jí neublíží</text:span>.</text:p>
      <text:p text:style-name="P284"><text:span text:style-name="T2">F</text:span><text:span text:style-name="T3">yzička </text:span><text:span text:style-name="T49">4</text:span><text:span text:style-name="T3">, Finesa </text:span><text:span text:style-name="T49">2</text:span><text:span text:style-name="T3">, Duše </text:span><text:span text:style-name="T5">-</text:span><text:span text:style-name="T1042">, </text:span><text:span text:style-name="T1043">Ž</text:span><text:span text:style-name="T1040">ivot</text:span><text:span text:style-name="T1043">y </text:span><text:span text:style-name="T1088">14</text:span></text:p>
      <text:p text:style-name="P290"><text:span text:style-name="T975">Z</text:span><text:span text:style-name="T972">broj:</text:span><text:span text:style-name="T1039"> 2</text:span></text:p>
      <text:p text:style-name="P289"><text:span text:style-name="T975">Rychlost:</text:span><text:span text:style-name="T1045"> </text:span><text:span text:style-name="T1046">jako </text:span><text:span text:style-name="T1047">chůze</text:span></text:p>
      <text:p text:style-name="P289"><text:span text:style-name="T976">Smysly:</text:span><text:span text:style-name="T1048"> </text:span><text:span text:style-name="T1049">magický zrak a sluch</text:span></text:p>
      <text:p text:style-name="P289"><text:span text:style-name="T977">Detekovatelnost</text:span><text:span text:style-name="T978">:</text:span><text:span text:style-name="T1050"> </text:span><text:span text:style-name="T1051">není</text:span><text:span text:style-name="T1050"> vidět pomocí infravidění</text:span></text:p>
      <text:p text:style-name="P284"><text:span text:style-name="T788">⚔ </text:span><text:span text:style-name="T992">Dlouhý černý meč</text:span><text:span text:style-name="T974">:</text:span><text:span text:style-name="T1040"> </text:span><text:span text:style-name="T1088">4</text:span><text:span text:style-name="T1041"> + k6, zranění </text:span><text:span text:style-name="T1088">2/3</text:span></text:p>
      <text:list xml:id="list2731356277" text:style-name="L54">
        <text:list-item>
          <text:p text:style-name="P767"><text:span text:style-name="T1090">P</text:span><text:span text:style-name="T1089">rodej 3 zl za </text:span><text:span text:style-name="T1090">poškozenou zbroj, 5 zl za nepoškozenou,</text:span><text:span text:style-name="T1089"> 3 zl za </text:span><text:span text:style-name="T1090">dlouhý meč</text:span><text:span text:style-name="T1088">.</text:span></text:p>
        </text:list-item>
      </text:list>
      <text:p text:style-name="P176">18</text:p>
      <text:p text:style-name="Standalone_20_Property"><text:soft-page-break/><text:span text:style-name="T401">Komora zarostlá mechem, plísní a houbami</text:span> &gt; Většina z toho jedlá, na polici vedle dveří jsou nůžky, š<text:span text:style-name="T1821">k</text:span>rabka a tác.</text:p>
      <text:list xml:id="list616037976" text:style-name="L55">
        <text:list-item>
          <text:p text:style-name="P768">1 ze 6: nasbírané houby způsobí halucinace.</text:p>
        </text:list-item>
      </text:list>
      <text:p text:style-name="P176">19</text:p>
      <text:p text:style-name="Standalone_20_Property"><text:span text:style-name="T401">Police plné knih</text:span> &gt; Beletrie i naučná, poznámky z výzkumů kouzel, luxusní psací souprava <text:span text:style-name="T1867">(prodej 5 zl)</text:span>, zásoba kvalitního pergamenu. <text:span text:style-name="T1852">Svitek s kouzlem </text:span><text:span text:style-name="T287">oživ zbroj</text:span><text:span text:style-name="T1852">.</text:span></text:p>
      <text:p text:style-name="P93">Oživ zbroj</text:p>
      <text:p text:style-name="P168"><text:span text:style-name="T268">Suroviny:</text:span> Živé srdce humanoidního tvora, diamantový prach (nákup 20 zl), <text:span text:style-name="T1853">prach z rohů wyverny (nákup 10 zl – v Trossu se nedá koupit).</text:span></text:p>
      <text:p text:style-name="P168">Při tomto rituálu je třeba vyříznout srdce ze živého humanoidního tvora a vložit ho do hrudní části zbroje.</text:p>
      <text:list xml:id="list1878734357" text:style-name="L56">
        <text:list-item>
          <text:p text:style-name="P769">Wyvernu je možno ulovit na pláních kolem Trossu.</text:p>
        </text:list-item>
      </text:list>
      <text:p text:style-name="P176">20</text:p>
      <text:p text:style-name="P31">Velká postel<text:span text:style-name="T456"> &gt; </text:span><text:span text:style-name="T468">povlečení jde prodat za 3 zl.</text:span></text:p>
      <text:p text:style-name="Standalone_20_Property"><text:span text:style-name="T435">T</text:span><text:span text:style-name="T401">ruhlice </text:span><text:span text:style-name="T434">s těžkým víkem</text:span> &gt; Uvězněný stopu vysoký ďáblík. Marelok si ho povolal z pekel jako sluhu, ale není s jeho službami příliš spokojený. Ďáblík je vlezlý, snaživý a neskutečně nešikovný.</text:p>
      <text:p text:style-name="P176">21</text:p>
      <text:p text:style-name="P62">Kovová vana a vysoký džbán.</text:p>
      <text:p text:style-name="Standalone_20_Property"><text:soft-page-break/><text:span text:style-name="T401">Šatník</text:span> &gt; Cestovní oděv <text:span text:style-name="T1868">(prodej 6 zl)</text:span>, šaty ke dvoru <text:span text:style-name="T1868">(prodej 15 zl)</text:span>, žebrácké hadry a noční košile</text:p>
      <text:p text:style-name="Standalone_20_Property"><text:span text:style-name="T401">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0">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0">Kouzelník, který tu stráví několik minut, automaticky získá následující kouzla (nebude je umět, ale bude je mít připravené):</text:p>
      <text:list xml:id="list3271571583" text:style-name="L57">
        <text:list-item>
          <text:p text:style-name="P771"><text:span text:style-name="T268">Černý blesk</text:span> <text:span text:style-name="T1779">*Kedar bárak*</text:span></text:p>
        </text:list-item>
        <text:list-item>
          <text:p text:style-name="P770"><text:span text:style-name="T268">Rudý blesk</text:span> *Adom bárak*</text:p>
        </text:list-item>
        <text:list-item>
          <text:p text:style-name="P770"><text:span text:style-name="T268">Ohnivý déšť</text:span> *<text:span text:style-name="T138">Eš gešem</text:span>*</text:p>
        </text:list-item>
        <text:list-item>
          <text:p text:style-name="P770"><text:span text:style-name="T268">Ohnivá koule</text:span> *Eš nešef*</text:p>
        </text:list-item>
        <text:list-item>
          <text:p text:style-name="P770"><text:span text:style-name="T268">Mrak smrti</text:span> *<text:span text:style-name="T138">Mavet anan</text:span>*</text:p>
        </text:list-item>
      </text:list>
      <text:p text:style-name="P140">K přerodu do kostlivého draka je potřeba celkem 17 duší zabitých těmito kouzly.</text:p>
      <text:p text:style-name="P24">Artrixos, kouzelnický učeň</text:p>
      <text:p text:style-name="P141">Vyhublý mladík v roztrhané kouzelnické róbě.</text:p>
      <text:p text:style-name="P117">&gt; <text:span text:style-name="T131">Učedník Bareuse Karsavara (viz Hlavní věž pevnosti ve městě).</text:span></text:p>
      <text:p text:style-name="P116"><text:soft-page-break/>&gt; <text:span text:style-name="T131">Podlehl dračímu našeptávání. Kouzly získanými pobytem u kostry napadne každého, kdo se ke </text:span><text:span text:style-name="T200">ní</text:span><text:span text:style-name="T131"> přiblíží.</text:span></text:p>
      <text:p text:style-name="P116">&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1">Vesnice zásobující Brakk. Chudí lidé a bohatý <text:span text:style-name="T1643">správce.</text:span></text:p>
      <text:p text:style-name="P138"><text:span text:style-name="T405">Starý </text:span><text:span text:style-name="T401">Antoš</text:span> <text:span text:style-name="T508">&gt;</text:span> <text:span text:style-name="T1644">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1"><text:span text:style-name="T401">Baltus</text:span> <text:span text:style-name="T509">&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5">Oběd u zemana Baltuse</text:p>
      <text:list xml:id="list3449310794" text:style-name="L58">
        <text:list-item>
          <text:p text:style-name="P772"><text:span text:style-name="T1282">Z</text:span><text:span text:style-name="T1273">e </text:span><text:span text:style-name="T1283">S</text:span><text:span text:style-name="T1273">umpu už dlouho nedorazily čerstvé ryby (jídelníček stojí za bačkoru).</text:span></text:p>
        </text:list-item>
        <text:list-item>
          <text:p text:style-name="P773"><text:span text:style-name="T1282">Nešli jste náhodou </text:span><text:span text:style-name="T1283">kolem domu</text:span><text:span text:style-name="T1282"> </text:span><text:span text:style-name="T1284">velmože</text:span><text:span text:style-name="T1282"> </text:span><text:span text:style-name="T1284">V</text:span><text:span text:style-name="T1282">alena? </text:span><text:span text:style-name="T1283">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642">r</text:span>denská tvrz<text:bookmark-end text:name="__RefHeading___Toc22752_41530725"/></text:h>
      <text:p text:style-name="P60"><text:span text:style-name="T2012">Říká se, že p</text:span>oslední <text:span text:style-name="T2011">pán</text:span> zešílel, zapečetil bránu a snědl veškeré služebnictvo. Od té doby je tvrz považována za prokletou a nikdo se k ní neodváží. <text:span text:style-name="T2012">Ve skutečnosti je to ale zástěrka, kterou šíří nekromant Uriel, který tvrz ovládl.</text:span></text:p>
      <text:h text:style-name="Heading_20_5" text:outline-level="5"><text:bookmark text:name="docs-internal-guid-5af89721-7fff-88a4-6719-c1e88472043e"/><text:span text:style-name="T2018">Nekromant </text:span>Uriel</text:h>
      <text:p text:style-name="P327">Sotva třicet let, bledý, černá róba a sandále</text:p>
      <text:p text:style-name="P205"><text:span text:style-name="T2">F</text:span><text:span text:style-name="T3">yzička </text:span><text:span text:style-name="T1206">4</text:span><text:span text:style-name="T3">, Finesa </text:span><text:span text:style-name="T1206">3</text:span><text:span text:style-name="T3">, Duše </text:span><text:span text:style-name="T124">5</text:span><text:span text:style-name="T3">, </text:span><text:span text:style-name="T88">Ž</text:span><text:span text:style-name="T33">ivot</text:span><text:span text:style-name="T88">y </text:span><text:span text:style-name="T1206">10</text:span></text:p>
      <text:list xml:id="list4141608789" text:style-name="L59">
        <text:list-item>
          <text:p text:style-name="P600"><text:span text:style-name="T389">Kouzla: </text:span>Dlouhá ruka <text:span text:style-name="T344">*Aruk jad*</text:span>, Dým <text:span text:style-name="T344">*Ašan*</text:span>, Beranidlo <text:span text:style-name="T344">*Zelokvah*</text:span>, Oko <text:span text:style-name="T344">*Ajin*</text:span>, Protoplazma <text:span text:style-name="T344">*Makor </text:span><text:span text:style-name="T186">refeš</text:span><text:span text:style-name="T344">*</text:span>, Sugesce <text:span text:style-name="T344">*</text:span><text:span text:style-name="T186">Hašáh</text:span><text:span text:style-name="T344">*</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0"><text:span text:style-name="T188">Družina s ním p</text:span><text:span text:style-name="T187">ravděpodobně bude bojovat několikrát – </text:span><text:span text:style-name="T1390">okolnosti</text:span><text:span text:style-name="T189"> jsou v popisu místností</text:span><text:span text:style-name="T187">.</text:span></text:p>
      <text:p text:style-name="P178">Pevnost zvenku</text:p>
      <text:p text:style-name="Standalone_20_Property"><text:span text:style-name="T2040">🔊 </text:span><text:span text:style-name="T1607">Skrz bránu je slyšet tiché skřípání zubů – ani po delší době nepřestává.</text:span></text:p>
      <text:p text:style-name="Standalone_20_Property"><text:span text:style-name="T474">♨ </text:span><text:span text:style-name="T475">Z tvrze je cítit slabý mrtvolný zápach.</text:span></text:p>
      <text:p text:style-name="P223"><text:soft-page-break/><text:span text:style-name="T2032">Hradba </text:span><text:span text:style-name="T1496">je</text:span><text:span text:style-name="T2032"> vysoká </text:span><text:span text:style-name="T2037">jen kolem tří metrů</text:span><text:span text:style-name="T2032">, ale je dobře udržovaná. </text:span><text:span text:style-name="T568">Brána</text:span><text:span text:style-name="T2033"> je </text:span><text:span text:style-name="T1493">ze severu, padací mříž je zvednutá. </text:span><text:span text:style-name="T1495">V severozápadním rohu je strážní věž.</text:span><text:span text:style-name="T1493"> </text:span><text:span text:style-name="T1494">V jižní části jsou hospodářské budovy, z některých stoupá kouř.</text:span><text:span text:style-name="T2032"> Na hradbách </text:span><text:span text:style-name="T2035">ani na věži</text:span><text:span text:style-name="T2032"> nikdo není.<text:line-break/><text:tab/></text:span>Z <text:span text:style-name="T2031">jižní strany je pevnost částečně zapuštěná do skály – jsou v ní <text:s/>vidět </text:span><text:span text:style-name="T2036">úzké</text:span><text:span text:style-name="T2031"> průzory.</text:span></text:p>
      <text:p text:style-name="P226"><text:span text:style-name="Emphasis"><text:span text:style-name="T639">▸ </text:span></text:span><text:span text:style-name="T2046">V </text:span><text:span text:style-name="T569">bráně</text:span><text:span text:style-name="T2046"> je </text:span><text:span text:style-name="T2047">kromě</text:span><text:span text:style-name="T2046"> mříž</text:span><text:span text:style-name="T2047">e ještě</text:span><text:span text:style-name="T2046"> </text:span><text:span text:style-name="T1499">spouštěcí</text:span><text:span text:style-name="T2046"> dřevěná brána – také zvednutá.</text:span></text:p>
      <text:p text:style-name="P225"><text:span text:style-name="T2039">👣 Před bránou jsou vyjeté koleje od vozů.</text:span><text:span text:style-name="T2038"> </text:span><text:span text:style-name="T2042">Pěší stopy už dávno smyl déšť, dlouho tudy nikdo nešel.<text:line-break/><text:tab/></text:span><text:span text:style-name="T2038">•• </text:span><text:span text:style-name="T2041">Stopy od vozů </text:span><text:span text:style-name="T2038">jsou staré, </text:span><text:span text:style-name="T1498">několik týdnů</text:span><text:span text:style-name="T2038"> tudy žádný neprojel.</text:span></text:p>
      <text:p text:style-name="P177">1</text:p>
      <text:p text:style-name="Standalone_20_Property"><text:span text:style-name="T401">Z ochozu nad branou visí v řetězech tři lebky</text:span> &gt; Skřípají zuby a kdykoli někdo vkročí na nádvoří, chrastivě se smějí.</text:p>
      <text:p text:style-name="Standalone_20_Property"><text:span text:style-name="T401">Nádvoří s rozrytými zbytky dlažby</text:span> &gt; Poseté kostmi, hadry a kusy zničeného či zrezlého vybavení.</text:p>
      <text:p text:style-name="P224"><text:span text:style-name="T2039"><text:tab/>👣 </text:span><text:span text:style-name="T1497">S</text:span><text:span text:style-name="T2043">topy kostlivců<text:line-break/><text:tab/><text:tab/>•• jsou několik dní staré</text:span></text:p>
      <text:p text:style-name="Standalone_20_Property"><text:span text:style-name="T401">Dřevěná stáj</text:span> &gt; Ztrouchnivělá. Uvnitř stojí nehybný kost<text:span text:style-name="T1507">liv</text:span>ý kůň, který ožije a zaútočí jedině v sebeobraně.</text:p>
      <text:list xml:id="list1945316856" text:style-name="L60">
        <text:list-header>
          <text:p text:style-name="P576">Kostlivý kůň</text:p>
        </text:list-header>
      </text:list>
      <text:list xml:id="list1843593439" text:style-name="L61">
        <text:list-header>
          <text:p text:style-name="P485"><text:span text:style-name="T2">F</text:span><text:span text:style-name="T3">yzička </text:span><text:span text:style-name="T104">4</text:span><text:span text:style-name="T3">, Finesa </text:span><text:span text:style-name="T104">1</text:span><text:span text:style-name="T3">, Duše -</text:span><text:span text:style-name="T1238">, </text:span><text:span text:style-name="T1239">Ž</text:span><text:span text:style-name="T1240">ivot</text:span><text:span text:style-name="T1239">y </text:span><text:span text:style-name="T1241">13</text:span></text:p>
          <text:p text:style-name="P410"><text:span text:style-name="T1229">Zbroj:</text:span><text:span text:style-name="T1244"> </text:span><text:span text:style-name="T1248">proti </text:span><text:span text:style-name="Zranění_20_bodem"><text:span text:style-name="T107">bodu</text:span></text:span><text:span text:style-name="T1248"> a⁠ </text:span><text:span text:style-name="Zranění_20_mrazem"><text:span text:style-name="T107">mrazu</text:span></text:span><text:span text:style-name="T1248"> 3</text:span></text:p>
          <text:p text:style-name="P411"><text:span text:style-name="T1229">Rychlost:</text:span><text:span text:style-name="T1244"> </text:span><text:span text:style-name="T1245">jako </text:span><text:span text:style-name="T1246">kůň</text:span></text:p>
          <text:p text:style-name="P411"><text:span text:style-name="T1228">Smysly:</text:span><text:span text:style-name="T1242"> </text:span><text:span text:style-name="T1243">magický zrak a⁠ sluch</text:span></text:p>
          <text:p text:style-name="P485"><text:soft-page-break/><text:span text:style-name="T941">⚔ </text:span><text:span text:style-name="T1227">Z</text:span><text:span text:style-name="T1226">uby</text:span><text:span text:style-name="T1227">:</text:span><text:span text:style-name="T1235"> </text:span><text:span text:style-name="T1236">4</text:span><text:span text:style-name="T1235"> + k6, zranění </text:span><text:span text:style-name="T1237">0</text:span></text:p>
          <text:p text:style-name="P485"><text:span text:style-name="T941">⚔ </text:span><text:span text:style-name="T1226">Kopyta</text:span><text:span text:style-name="T1227">:</text:span><text:span text:style-name="T1235"> </text:span><text:span text:style-name="T1236">4</text:span><text:span text:style-name="T1235"> + k6, zranění </text:span><text:span text:style-name="T1237">1</text:span></text:p>
        </text:list-header>
      </text:list>
      <text:p text:style-name="Standalone_20_Property"><text:span text:style-name="T401">Kamenná studna</text:span> &gt; Dřevěné vědro na dlouhém laně. Pouze díra do 13. ve sklepení, kde je skutečná studna umístěná – <text:span text:style-name="T2044">je funk</text:span><text:span text:style-name="T2045">č</text:span><text:span text:style-name="T2044">ní, dá se z ní vytáhnout pitná voda</text:span>.</text:p>
      <text:p text:style-name="P207"><text:tab/>⬤<text:span text:style-name="T456"> </text:span><text:span text:style-name="T477">Dole je tma.</text:span></text:p>
      <text:p text:style-name="Standalone_20_Property"><text:span text:style-name="T401">Na bok převrácený vůz</text:span> &gt; Jeden prázdný sud, chybí přední kola.</text:p>
      <text:p text:style-name="Standalone_20_Property"><text:span text:style-name="T401">Hradní ochozy</text:span> &gt; <text:span text:style-name="T1504">6</text:span> ležící<text:span text:style-name="T2050">ch</text:span> kostlivc<text:span text:style-name="T2050">ů</text:span> s luky. Přístupné z žebříků u věže a po stranách stáje.</text:p>
      <text:list xml:id="list3158564973" text:style-name="L62">
        <text:list-header>
          <text:p text:style-name="P776"><text:span text:style-name="T2">K</text:span><text:span text:style-name="T1">ostlivec s lukem</text:span></text:p>
          <text:p text:style-name="P780"><text:span text:style-name="T2">F</text:span><text:span text:style-name="T3">yzička </text:span><text:span text:style-name="T95">1</text:span><text:span text:style-name="T3">, Finesa </text:span><text:span text:style-name="T5">3</text:span><text:span text:style-name="T3">, Duše </text:span><text:span text:style-name="T95">2</text:span><text:span text:style-name="T1238">, </text:span><text:span text:style-name="T1239">Ž</text:span><text:span text:style-name="T1240">ivot</text:span><text:span text:style-name="T1239">y </text:span><text:span text:style-name="T1247">5</text:span></text:p>
          <text:p text:style-name="P412"><text:span text:style-name="T1229">Zbroj:</text:span><text:span text:style-name="T1244"> </text:span><text:span text:style-name="T1248">proti </text:span><text:span text:style-name="Zranění_20_bodem"><text:span text:style-name="T107">bodu</text:span></text:span><text:span text:style-name="T1248"> a⁠ </text:span><text:span text:style-name="Zranění_20_mrazem"><text:span text:style-name="T107">mrazu</text:span></text:span><text:span text:style-name="T1248"> 3</text:span></text:p>
          <text:p text:style-name="P412"><text:span text:style-name="T1229">Rychlost:</text:span><text:span text:style-name="T1244"> </text:span><text:span text:style-name="T1245">jako člověk</text:span></text:p>
          <text:p text:style-name="P412"><text:span text:style-name="T1228">Smysly:</text:span><text:span text:style-name="T1242"> </text:span><text:span text:style-name="T1243">magický zrak a⁠ sluch</text:span></text:p>
          <text:p text:style-name="P412"><text:span text:style-name="T1231">Detekovatelnost</text:span><text:span text:style-name="T1232">:</text:span><text:span text:style-name="T1249"> </text:span><text:span text:style-name="T1250">není</text:span><text:span text:style-name="T1249"> vidět pomocí </text:span><text:span text:style-name="Schopnost"><text:span text:style-name="T1251">infravidění</text:span></text:span><text:span text:style-name="T1249">.</text:span></text:p>
          <text:p text:style-name="P486"><text:span text:style-name="T941">⚔ </text:span><text:span text:style-name="T1230">Pařáty</text:span><text:span text:style-name="T10">:</text:span><text:span text:style-name="T33"> </text:span><text:span text:style-name="T105">3 + k6, zranění 1</text:span></text:p>
          <text:p text:style-name="P486"><text:span text:style-name="T941">⚔ </text:span><text:span text:style-name="T1233">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1">Věž</text:span> &gt; Ohořelý kostlivec, <text:span text:style-name="T2019">prohýbá se pod váhou </text:span><text:span text:style-name="T2020">dvojručního</text:span><text:span text:style-name="T2019"> meče</text:span>. Páka a naviják k ovládání mříž<text:span text:style-name="T2034">e v bráně</text:span>. <text:span text:style-name="T2014">Meč patřil krollovi Pogovi (bojovnice Raegan </text:span><text:span text:style-name="T2015">z hospody </text:span><text:span text:style-name="T311">U rezavého meče</text:span><text:span text:style-name="T2014"> ho pozn</text:span><text:span text:style-name="T2015">á</text:span><text:span text:style-name="T2014">).</text:span></text:p>
      <text:list xml:id="list155637490679739" text:continue-numbering="true" text:style-name="L62">
        <text:list-header>
          <text:p text:style-name="P777"><text:span text:style-name="T2">K</text:span><text:span text:style-name="T1">ostlivec s </text:span><text:span text:style-name="T108">mečem</text:span></text:p>
          <text:p text:style-name="P781"><text:span text:style-name="T2">F</text:span><text:span text:style-name="T3">yzička </text:span><text:span text:style-name="T95">1</text:span><text:span text:style-name="T3">, Finesa </text:span><text:span text:style-name="T5">3</text:span><text:span text:style-name="T3">, Duše </text:span><text:span text:style-name="T95">2</text:span><text:span text:style-name="T1238">, </text:span><text:span text:style-name="T1239">Ž</text:span><text:span text:style-name="T1240">ivot</text:span><text:span text:style-name="T1239">y </text:span><text:span text:style-name="T1247">5</text:span></text:p>
          <text:p text:style-name="P413"><text:span text:style-name="T1229">Zbroj:</text:span><text:span text:style-name="T1244"> </text:span><text:span text:style-name="T1248">proti </text:span><text:span text:style-name="Zranění_20_bodem"><text:span text:style-name="T107">bodu</text:span></text:span><text:span text:style-name="T1248"> a⁠ </text:span><text:span text:style-name="Zranění_20_mrazem"><text:span text:style-name="T107">mrazu</text:span></text:span><text:span text:style-name="T1248"> 3</text:span></text:p>
          <text:p text:style-name="P413"><text:soft-page-break/><text:span text:style-name="T1229">Rychlost:</text:span><text:span text:style-name="T1244"> </text:span><text:span text:style-name="T1245">jako člověk</text:span></text:p>
          <text:p text:style-name="P413"><text:span text:style-name="T1228">Smysly:</text:span><text:span text:style-name="T1242"> </text:span><text:span text:style-name="T1243">magický zrak a⁠ sluch</text:span></text:p>
          <text:p text:style-name="P418"><text:span text:style-name="T1253">Detekovatelnost</text:span><text:span text:style-name="T1254">:</text:span><text:span text:style-name="T1249"> </text:span><text:span text:style-name="T1250">není</text:span><text:span text:style-name="T1249"> vidět pomocí </text:span><text:span text:style-name="Schopnost"><text:span text:style-name="T1251">infravidění</text:span></text:span><text:span text:style-name="T1249">.</text:span></text:p>
          <text:p text:style-name="P490"><text:span text:style-name="T944">⚔</text:span><text:span text:style-name="T942"> </text:span><text:span text:style-name="T943">Dvojruční m</text:span><text:span text:style-name="T1252">eč</text:span><text:span text:style-name="T33">:</text:span><text:span text:style-name="T25"> </text:span><text:span text:style-name="T27">1</text:span><text:span text:style-name="T26"> + k6, zranění </text:span><text:span text:style-name="T28">3</text:span></text:p>
        </text:list-header>
      </text:list>
      <text:p text:style-name="P325"><text:span text:style-name="T1573">Mrtvoly</text:span><text:span text:style-name="T401"> zavěšen</text:span><text:span text:style-name="T443">é</text:span><text:span text:style-name="T401"> na kůlech</text:span> &gt; Na vrcholcích kůlů jsou vozová kola, ze kterých visí mrtvoly Reaganiných (viz Drby) spolubojovníků. Nejsou uvázáni pevně, a pokud se k nim někdo přiblíží, zapadne sekundární brána z trámových mříží a <text:span text:style-name="T1505">jak oni, tak</text:span> kostlivci <text:span text:style-name="T2078">na hradbách</text:span> ožijí a zaútočí (<text:span text:style-name="T2021">j</text:span>edna příčka je rozsekaná a dovoluje hubeným a neobrněným postavám uniknout).</text:p>
      <text:list xml:id="list3274696073" text:style-name="L63">
        <text:list-header>
          <text:p text:style-name="P786"><text:span text:style-name="T2039">♨ </text:span><text:span text:style-name="T2048">Silný mrtvolný zápach. </text:span><text:span text:style-name="T2049">Mrtvoly jsou v pokročilém stádiu rozkladu, nejspíš tu visí několik týdnů.</text:span></text:p>
        </text:list-header>
      </text:list>
      <text:p text:style-name="P325"><text:tab/>Někdo jim sebral zbraně i veškeré další vybavení.</text:p>
      <text:list xml:id="list3257593794" text:style-name="L64">
        <text:list-item>
          <text:p text:style-name="P792">Kroll Pog - <text:span text:style-name="T2017">z</text:span><text:span text:style-name="T2016">prohýbaná těžká zbroj na krolla</text:span></text:p>
          <text:list>
            <text:list-header>
              <text:p text:style-name="P787">Fyzička <text:span text:style-name="Brawn_20__28_Attributes_29_"><text:span text:style-name="T2060">4</text:span></text:span>, Finesa <text:span text:style-name="Finesse_20__28_Attributes_29_"><text:span text:style-name="T2070">1</text:span></text:span>, Duše <text:span text:style-name="Spirit_20__28_Attributes_29_">-</text:span>, Životy 1<text:span text:style-name="T1500">4</text:span></text:p>
              <text:p text:style-name="P787">Zbroj: <text:span text:style-name="T1500">2</text:span></text:p>
              <text:p text:style-name="P788"><text:span text:style-name="Unicode_20_Character"><text:span text:style-name="T947">⚔</text:span></text:span><text:span text:style-name="Unicode_20_Character"> </text:span><text:span text:style-name="T1501">Pařáty</text:span>: <text:span text:style-name="Brawn_20__28_Attributes_29_"><text:span text:style-name="T2061">4</text:span></text:span> + k6, zranění <text:span text:style-name="T1509">0</text:span></text:p>
            </text:list-header>
          </text:list>
        </text:list-item>
        <text:list-item>
          <text:p text:style-name="P787">Elf Sírdan - <text:span text:style-name="T2017">r</text:span><text:span text:style-name="T2016">oztrhaná kouzelnická róba</text:span></text:p>
          <text:list>
            <text:list-header>
              <text:p text:style-name="P789">Fyzička <text:span text:style-name="Brawn_20__28_Attributes_29_"><text:span text:style-name="T2062">3</text:span></text:span>, Finesa <text:span text:style-name="Finesse_20__28_Attributes_29_"><text:span text:style-name="T2070">1</text:span></text:span>, Duše <text:span text:style-name="Spirit_20__28_Attributes_29_">-</text:span>, Životy <text:span text:style-name="T1502">13</text:span></text:p>
              <text:p text:style-name="P789"><text:span text:style-name="Unicode_20_Character"><text:span text:style-name="T947">⚔</text:span></text:span><text:span text:style-name="Unicode_20_Character"> </text:span><text:span text:style-name="T1501">Pařáty</text:span>: <text:span text:style-name="Brawn_20__28_Attributes_29_"><text:span text:style-name="T2062">3</text:span></text:span> + k6, zranění <text:span text:style-name="T1509">0</text:span></text:p>
            </text:list-header>
          </text:list>
        </text:list-item>
        <text:list-item>
          <text:p text:style-name="P790"><text:span text:style-name="T2013">Hobit</text:span><text:span text:style-name="T1486">ka</text:span><text:span text:style-name="T2013"> Ručka - </text:span><text:span text:style-name="T2017">m</text:span><text:span text:style-name="T2016">ěšťanské šaty</text:span></text:p>
          <text:list>
            <text:list-header>
              <text:p text:style-name="P789">Fyzička <text:span text:style-name="Brawn_20__28_Attributes_29_"><text:span text:style-name="T2064">2</text:span></text:span>, Finesa <text:span text:style-name="Finesse_20__28_Attributes_29_"><text:span text:style-name="T2071">2</text:span></text:span>, Duše <text:span text:style-name="Spirit_20__28_Attributes_29_">-</text:span>, Životy <text:span text:style-name="T1502">1</text:span><text:span text:style-name="T1503">2</text:span></text:p>
              <text:p text:style-name="P789"><text:span text:style-name="Unicode_20_Character"><text:span text:style-name="T947">⚔</text:span></text:span><text:span text:style-name="Unicode_20_Character"> </text:span><text:span text:style-name="T1501">Pařáty</text:span>: <text:span text:style-name="Brawn_20__28_Attributes_29_"><text:span text:style-name="T2063">2</text:span></text:span> + k6, zranění <text:span text:style-name="T1509">0</text:span></text:p>
            </text:list-header>
            <text:list-item>
              <text:p text:style-name="P793"><text:soft-page-break/>V <text:span text:style-name="T2077">šatech</text:span> má skryté 2 vrhací dýky</text:p>
            </text:list-item>
            <text:list-item>
              <text:p text:style-name="P794">V opasku má zašitých 5 zl</text:p>
            </text:list-item>
          </text:list>
        </text:list-item>
      </text:list>
      <text:p text:style-name="P177">2</text:p>
      <text:p text:style-name="P317">Chlív s hliněnou podlahou</text:p>
      <text:p text:style-name="P209">⬤<text:span text:style-name="T456"> </text:span><text:span text:style-name="T481">V místnosti se nesvítí, ale pokud je den a jsou otevřené dveře na nádvoří, je vidět dobře.</text:span></text:p>
      <text:p text:style-name="P221"><text:span text:style-name="T478">👣 </text:span><text:span text:style-name="T481">Staré stopy kostlivců</text:span></text:p>
      <text:p text:style-name="P317">Džbán s <text:span text:style-name="T2082">povadlým</text:span> rudým tulipánem</text:p>
      <text:p text:style-name="P177">3</text:p>
      <text:p text:style-name="P208">⬤<text:span text:style-name="T456"> </text:span><text:span text:style-name="T481">V místnosti se nesvítí.</text:span></text:p>
      <text:p text:style-name="P317">Zašlá bílá omítka, valená klenba, dřevěná podlaha</text:p>
      <text:p text:style-name="Standalone_20_Property"><text:span text:style-name="T401">Nápis na stěně “Tohle není konec! Však ona mě bude milovat!”</text:span> &gt; Zdá se být naškrában<text:span text:style-name="T1890">ý</text:span> dýkou.</text:p>
      <text:p text:style-name="P228"><text:span text:style-name="T442">👣</text:span><text:span text:style-name="T478"> </text:span><text:span text:style-name="T480">Z</text:span><text:span text:style-name="T479"> prachu na podlaze </text:span><text:span text:style-name="T1582">lze vyčíst:</text:span></text:p>
      <text:list xml:id="list2001889545" text:style-name="L65">
        <text:list-item>
          <text:p text:style-name="P796"><text:span text:style-name="T1584">S</text:span><text:span text:style-name="T1581">krz tuto místnost chodí kostlivci (do všech třech východů).</text:span></text:p>
        </text:list-item>
        <text:list-item>
          <text:p text:style-name="P795"><text:span text:style-name="T1584">T</text:span><text:span text:style-name="T1582">en, kdo nápis vyryl, měl sandály </text:span><text:span text:style-name="T1583">lidské velikosti</text:span><text:span text:style-name="T479">.</text:span></text:p>
        </text:list-item>
        <text:list-item>
          <text:p text:style-name="P795"><text:span text:style-name="T491">Ten, kdo zanechal stopy od sandálů, nedávno </text:span><text:span text:style-name="T1585">šel</text:span><text:span text:style-name="T491"> skrz tuto místnost od dveří do 5 ke vstupu do a zpět.</text:span></text:p>
        </text:list-item>
      </text:list>
      <text:p text:style-name="P177">4</text:p>
      <text:p text:style-name="P210"><text:span text:style-name="T482">⬤ </text:span><text:span text:style-name="T481">V místnosti se nesvítí.</text:span></text:p>
      <text:p text:style-name="Standalone_20_Property"><text:span text:style-name="T401">Rozlámaný nábytek</text:span> &gt; Komody, židle, lavice.</text:p>
      <text:p text:style-name="Standalone_20_Property"><text:soft-page-break/><text:span text:style-name="T401">Hromada harampádí</text:span> &gt; Prosté šaty, vidle, lopaty, krumpáč, několik motyk, kolovrat, <text:span text:style-name="T2015">zlomená kouzelnická </text:span><text:span text:style-name="T2014">hůl, </text:span><text:span text:style-name="T2051">3 různě velké torny (jedna pro krolla, jedna pro elfa, jedna pro hobita, </text:span><text:span text:style-name="T2052">v</text:span><text:span text:style-name="T2051"> každé je standardní cestovní výbava</text:span><text:span text:style-name="T2052">)</text:span><text:span text:style-name="T2051">.</text:span></text:p>
      <text:p text:style-name="P229"><text:span text:style-name="T442">👣</text:span><text:span text:style-name="T478"> </text:span><text:span text:style-name="T490">Staré stopy kostlivců.</text:span></text:p>
      <text:h text:style-name="Heading_20_4" text:outline-level="4">5 <text:span text:style-name="T2083">Kuchyně</text:span></text:h>
      <text:p text:style-name="P211"><text:span text:style-name="T483">Ve dne </text:span><text:span text:style-name="T478">💡 </text:span><text:span text:style-name="T484">(štěrbiny ve skále)</text:span><text:span text:style-name="T478">, </text:span><text:span text:style-name="T483">v noci </text:span><text:span text:style-name="T482">⬤</text:span></text:p>
      <text:p text:style-name="Standalone_20_Property"><text:span text:style-name="T401">Beznohý kostlivec</text:span> &gt; Posunuje se po stolech a děravou konví zalévá květiny.</text:p>
      <text:list xml:id="list155636864014832" text:continue-list="list155637490679739" text:style-name="L62">
        <text:list-header>
          <text:p text:style-name="P778"><text:span text:style-name="T121">Beznohý k</text:span><text:span text:style-name="T1">ostlivec</text:span></text:p>
          <text:p text:style-name="P782"><text:span text:style-name="T2">F</text:span><text:span text:style-name="T3">yzička </text:span><text:span text:style-name="T95">1</text:span><text:span text:style-name="T3">, Finesa </text:span><text:span text:style-name="T5">3</text:span><text:span text:style-name="T3">, Duše </text:span><text:span text:style-name="T95">2</text:span><text:span text:style-name="T1238">, </text:span><text:span text:style-name="T1239">Ž</text:span><text:span text:style-name="T1240">ivot</text:span><text:span text:style-name="T1239">y </text:span><text:span text:style-name="T1247">5</text:span></text:p>
          <text:p text:style-name="P414"><text:span text:style-name="T1229">Zbroj:</text:span><text:span text:style-name="T1244"> </text:span><text:span text:style-name="T1248">proti </text:span><text:span text:style-name="Zranění_20_bodem"><text:span text:style-name="T107">bodu</text:span></text:span><text:span text:style-name="T1248"> a⁠ </text:span><text:span text:style-name="Zranění_20_mrazem"><text:span text:style-name="T107">mrazu</text:span></text:span><text:span text:style-name="T1248"> 3</text:span></text:p>
          <text:p text:style-name="P419"><text:span text:style-name="T1255">Rychlost:</text:span><text:span text:style-name="T1263"> </text:span><text:span text:style-name="T1264">jako </text:span><text:span text:style-name="T1265">chůze</text:span></text:p>
          <text:p text:style-name="P491"><text:span text:style-name="T947">⚔</text:span><text:span text:style-name="T945"> </text:span><text:span text:style-name="T1260">Pařáty</text:span><text:span text:style-name="T109">:</text:span><text:span text:style-name="T114"> </text:span><text:span text:style-name="T115">3</text:span><text:span text:style-name="T116"> + k6, zranění </text:span><text:span text:style-name="T1266">0 </text:span><text:span text:style-name="T1267">(bojuje s nevýhodou)</text:span></text:p>
        </text:list-header>
      </text:list>
      <text:p text:style-name="Standalone_20_Property"><text:span text:style-name="T401">Pod okny stoly s bylinami</text:span> &gt; Jedovaté, léčivé i jiné. <text:span text:style-name="T1891">Alchymista z nich může vytěžit 10 </text:span><text:span text:style-name="T1508">kapek kvintesence</text:span>.</text:p>
      <text:p text:style-name="Standalone_20_Property"><text:span text:style-name="T401">Zpoza dveří </text:span><text:span text:style-name="T437">do</text:span><text:span text:style-name="T401"> 6 se ozývá hlasitá recitace</text:span> &gt; <text:span text:style-name="T1487">Jde o konec rituálu pronášeného ve staré řeči. Pokud j</text:span><text:span text:style-name="T1488">i</text:span><text:span text:style-name="T1487"> nějaká z postav </text:span><text:span text:style-name="T1488">zná</text:span><text:span text:style-name="T1487">:</text:span></text:p>
      <text:list xml:id="list3462257696" text:style-name="L66">
        <text:list-header>
          <text:p text:style-name="P529">„...a já ti přikazuji: Toto tělo budeš obývat a moje přání a rozkazy budeš plnit, dokud tě ze služby nepropustím. Tak se staň!“</text:p>
        </text:list-header>
      </text:list>
      <text:p text:style-name="P177">6</text:p>
      <text:p text:style-name="P212"><text:span text:style-name="T478">💡 </text:span><text:span text:style-name="T485">Světlo </text:span><text:span text:style-name="T492">od</text:span><text:span text:style-name="T485"> modrého ohně.</text:span></text:p>
      <text:p text:style-name="P219"><text:soft-page-break/><text:span text:style-name="T485">♨ </text:span><text:span text:style-name="T486">Mrtvolný zápach.</text:span></text:p>
      <text:p text:style-name="P227"><text:span text:style-name="T592">🔊 </text:span><text:span text:style-name="T623">Nespokojené hluboké mručení</text:span><text:span text:style-name="T622">.</text:span></text:p>
      <text:p text:style-name="Standalone_20_Property"><text:span text:style-name="T401">V kruhu modrého ohně stojí urostlý orkský válečník</text:span> &gt; Dřevěnokostěná zbroj, masivní sekera, šíp skrz krk.</text:p>
      <text:list xml:id="list1329208476" text:style-name="L67">
        <text:list-header>
          <text:p text:style-name="P361">Fyzička <text:span text:style-name="Brawn_20__28_Attributes_29_">5</text:span>, Finesa <text:span text:style-name="Finesse_20__28_Attributes_29_">3</text:span>, Duše <text:span text:style-name="Spirit_20__28_Attributes_29_">2</text:span>, Životy 1<text:span text:style-name="T2056">5</text:span></text:p>
          <text:p text:style-name="P362">Zbroj: 1</text:p>
          <text:p text:style-name="P520"><text:span text:style-name="Unicode_20_Character"><text:span text:style-name="T947">⚔</text:span></text:span><text:span text:style-name="Unicode_20_Character"><text:span text:style-name="T2053"> </text:span></text:span><text:span text:style-name="T2053">Dvojruční </text:span><text:span text:style-name="T2054">sekera</text:span><text:span text:style-name="T2053">: </text:span><text:span text:style-name="Brawn_20__28_Attributes_29_"><text:span text:style-name="T2053">5</text:span></text:span><text:span text:style-name="T2053"> + k6, zranění 3</text:span></text:p>
        </text:list-header>
      </text:list>
      <text:p text:style-name="Standalone_20_Property"><text:span text:style-name="T401">Nekromant Uriel stojí za ním</text:span> &gt; Sotva třicet let, bledý, černá róba a sandále. <text:span text:style-name="T2057">V kapse má </text:span><text:span text:style-name="T314">velký k</text:span><text:span text:style-name="T268">líč </text:span><text:span text:style-name="T314">z černého železa</text:span>.</text:p>
      <text:p text:style-name="P229"><text:span text:style-name="T1459">👣</text:span><text:span text:style-name="T1452"> </text:span><text:span text:style-name="T1453">Stopy od sandálů<text:line-break/><text:tab/>•• Dotyčný chodil kolem kruhu modrého ohně, </text:span><text:span text:style-name="T1454">čas od času se zastavoval</text:span><text:span text:style-name="T1453">.</text:span></text:p>
      <text:p text:style-name="P177">7</text:p>
      <text:p text:style-name="P213"><text:span text:style-name="T482">⬤ </text:span><text:span text:style-name="T481">V místnosti se nesvítí.</text:span></text:p>
      <text:p text:style-name="Standalone_20_Property"><text:span text:style-name="T401">Na hromadu naskládané rakve</text:span> &gt; Různě drahé, různě velké, až na jednu prázdné. Ta je plná dětských koster, mezi kterými prolézají stopu dlouzí červi s paralyzujícím jedem.</text:p>
      <text:list xml:id="list429100421" text:style-name="L68">
        <text:list-header>
          <text:p text:style-name="P577">9 červů</text:p>
        </text:list-header>
      </text:list>
      <text:list xml:id="list155637870703888" text:continue-list="list1329208476" text:style-name="L67">
        <text:list-header>
          <text:p text:style-name="P797"><text:span text:style-name="T2022">Fyzička </text:span><text:span text:style-name="Brawn_20__28_Attributes_29_"><text:span text:style-name="T2058">1</text:span></text:span><text:span text:style-name="T2022">, Finesa </text:span><text:span text:style-name="Finesse_20__28_Attributes_29_"><text:span text:style-name="T2067">2</text:span></text:span><text:span text:style-name="T2022">, Duše </text:span><text:span text:style-name="Spirit_20__28_Attributes_29_"><text:span text:style-name="T2022">-</text:span></text:span><text:span text:style-name="T2022">, Životy </text:span><text:span text:style-name="T2055">4</text:span></text:p>
          <text:p text:style-name="P797"><text:span text:style-name="Unicode_20_Character"><text:span text:style-name="T2074">⚔</text:span></text:span><text:span text:style-name="Unicode_20_Character"><text:span text:style-name="T2073"> 2 + k6, zranění 0 + jed</text:span></text:span></text:p>
          <text:list>
            <text:list-header>
              <text:p text:style-name="P438"><text:span text:style-name="T1753">Jed</text:span><text:span text:style-name="T1174">: </text:span><text:span text:style-name="T1175">8</text:span><text:span text:style-name="T1106"> </text:span><text:span text:style-name="T1107">+ k6 </text:span><text:span text:style-name="T1108">proti Fyzičce</text:span></text:p>
              <text:p text:style-name="P438"><text:span text:style-name="T986">L</text:span><text:span text:style-name="T995">atence:</text:span><text:span text:style-name="T1109"> </text:span><text:span text:style-name="T1175">1</text:span><text:span text:style-name="T1109"> m</text:span><text:span text:style-name="T1110">inut</text:span><text:span text:style-name="T1175">a</text:span></text:p>
              <text:p text:style-name="P438"><text:soft-page-break/><text:span text:style-name="Success_20_Bullet">•</text:span><text:span text:style-name="Invisible_20_Success_20_Bullet"> </text:span>zpomalení</text:p>
              <text:p text:style-name="P438"><text:span text:style-name="Success_20_Bullet">• •</text:span><text:span text:style-name="Invisible_20_Success_20_Bullet"> </text:span>znehybnění končetiny</text:p>
              <text:p text:style-name="P438"><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39"><text:span text:style-name="T1017">Trvání</text:span><text:span text:style-name="T995">:</text:span><text:span text:style-name="T1109"> </text:span><text:span text:style-name="T1176">několik minut</text:span></text:p>
            </text:list-header>
          </text:list>
        </text:list-header>
      </text:list>
      <text:p text:style-name="P230"><text:span text:style-name="T1038">👣</text:span><text:span text:style-name="T1031"> </text:span><text:span text:style-name="T1033">Staré s</text:span><text:span text:style-name="T1032">topy </text:span><text:span text:style-name="T1033">kostlivců</text:span></text:p>
      <text:p text:style-name="P177">8</text:p>
      <text:p text:style-name="P214"><text:span text:style-name="T482">⬤ </text:span><text:span text:style-name="T481">V místnosti se nesvítí.</text:span></text:p>
      <text:p text:style-name="Standalone_20_Property"><text:span text:style-name="T401">Šatní skříň</text:span> &gt; Prázdná</text:p>
      <text:p text:style-name="Standalone_20_Property"><text:span text:style-name="T444">Světle modrý k</text:span><text:span text:style-name="T401">oberec s propáleným středem</text:span> &gt; <text:span text:style-name="T1506">N</text:span>a stropě nad ním je černožlutá stopa po spáleném tuku. Pod kobercem je runový kruh, který spálí na kost kohokoli, kdo jím projde (k neutralizaci stačí porušit křídu)</text:p>
      <text:list xml:id="list899663287" text:style-name="L69">
        <text:list-header>
          <text:p text:style-name="P798"><text:span text:style-name="T1024">Runový kruh</text:span><text:span text:style-name="T1272">:</text:span><text:span text:style-name="T58"> </text:span><text:span text:style-name="T1204">6</text:span><text:span text:style-name="T126"> + k6 proti F</text:span><text:span text:style-name="T1204">yzičce, zranění 8kz </text:span><text:span text:style-name="T963">ohněm</text:span></text:p>
        </text:list-header>
      </text:list>
      <text:p text:style-name="Standalone_20_Property"><text:span text:style-name="T401">Za dveřmi schody do suterénu</text:span> &gt; Průvan a zápach horkého loje.</text:p>
      <text:p text:style-name="Standalone_20_Property"><text:span text:style-name="T968">⚠</text:span> Pokud družina neprozkoumala 6, měl by je dohnat nemrtvý ork a nekromant.</text:p>
      <text:p text:style-name="P231"><text:span text:style-name="T1459">👣</text:span><text:span text:style-name="T1452"> </text:span><text:span text:style-name="T1453">Stopy od sandálů </text:span><text:span text:style-name="T1455">obchází díru uprostřed koberce<text:line-break/><text:tab/>•• Na koberci je krvavá stopa po ležícím těle, které pak někdo odtáhnul pryč.</text:span></text:p>
      <text:p text:style-name="P177">9</text:p>
      <text:p text:style-name="P215"><text:span text:style-name="T483">Ve dne </text:span><text:span text:style-name="T478">💡 </text:span><text:span text:style-name="T484">(štěrbin</text:span><text:span text:style-name="T487">a</text:span><text:span text:style-name="T484"> ve skále)</text:span><text:span text:style-name="T478">, </text:span><text:span text:style-name="T483">v noci </text:span><text:span text:style-name="T482">⬤</text:span></text:p>
      <text:p text:style-name="P220"><text:span text:style-name="T485">♨ </text:span><text:span text:style-name="T488">Slabá vůně koupele.</text:span></text:p>
      <text:p text:style-name="Standalone_20_Property"><text:span text:style-name="T401">V podlaze zapuštěná vana z keramických kachlí</text:span> &gt; Na dně je půl stopy studené narůžovělé vody</text:p>
      <text:p text:style-name="Standalone_20_Property"><text:soft-page-break/><text:span text:style-name="T401">Kovová kamna s hrncem vody</text:span> &gt; <text:span text:style-name="T2080">Jsou studená.</text:span> Vývod kouře je protažen puklinou ve skále, kterou je vidět ven z tvrz<text:span text:style-name="T2079">e</text:span>.</text:p>
      <text:p text:style-name="P232"><text:span text:style-name="T1459">👣</text:span><text:span text:style-name="T1452"> </text:span><text:span text:style-name="T1453">Stopy </text:span><text:span text:style-name="T1456">od kostlivců a</text:span><text:span text:style-name="T1453"> od sandálů<text:line-break/><text:tab/></text:span><text:span text:style-name="T1456">•• Osoba v sandálech se zde zula a koupala</text:span></text:p>
      <text:h text:style-name="Heading_20_4" text:outline-level="4">10</text:h>
      <text:p text:style-name="P217"><text:span text:style-name="T482">⬤ </text:span><text:span text:style-name="T481">V místnosti se nesvítí.</text:span></text:p>
      <text:p text:style-name="P242"><text:span text:style-name="T592">♨ </text:span><text:span text:style-name="T624">S</text:span><text:span text:style-name="T594">labá vůně sušeného masa a vyschlého dřeva.</text:span></text:p>
      <text:p text:style-name="Standalone_20_Property"><text:span text:style-name="T401">Regál se zásobami jídla</text:span> &gt; Převážně sušené hovězí a pohanková mouka.</text:p>
      <text:p text:style-name="P317">Stěna obložená až ke stropu dřevem na podpal</text:p>
      <text:p text:style-name="P233"><text:span text:style-name="T1459">👣</text:span><text:span text:style-name="T1452"> </text:span><text:span text:style-name="T1453">Stopy </text:span><text:span text:style-name="T1457">kostlivců, </text:span><text:span text:style-name="T1458">kteří sem chodí pro zásoby.</text:span></text:p>
      <text:p text:style-name="P177">11</text:p>
      <text:p text:style-name="P216"><text:span text:style-name="T482">⬤ </text:span><text:span text:style-name="T481">V místnosti se nesvítí.</text:span></text:p>
      <text:p text:style-name="P218"><text:span text:style-name="T485">🔊 </text:span><text:span text:style-name="T489">Tiché výhružné vrčení.</text:span></text:p>
      <text:p text:style-name="P234"><text:span text:style-name="T592">♨ </text:span><text:span text:style-name="T593">Psí pach.</text:span></text:p>
      <text:p text:style-name="Standalone_20_Property"><text:span text:style-name="T401">Jehlami pokrytý dobrman s koženou maskou</text:span> &gt; Je uvázán řetězem a přes masku nemůže ani kousat ani štěkat, přesto je agresivní. Pokud mu masku sundáte, uklidní se. Kdo mu vytrhá všechny jehly, k tomu přilne a bude ho následovat.</text:p>
      <text:list xml:id="list3183491858" text:style-name="L70">
        <text:list-header>
          <text:p text:style-name="P800">Fyzička <text:span text:style-name="Brawn_20__28_Attributes_29_">3</text:span>, Finesa <text:span text:style-name="Finesse_20__28_Attributes_29_">2</text:span>, Duše <text:span text:style-name="Spirit_20__28_Attributes_29_">-</text:span>, Životy 8</text:p>
          <text:p text:style-name="P800"><text:span text:style-name="Unicode_20_Character"><text:span text:style-name="T2072">⚔ </text:span></text:span>Zuby nebo drápy: <text:span text:style-name="Brawn_20__28_Attributes_29_">3</text:span> + k6, zranění 1 <text:span text:style-name="T2081">(bojuje s nevýhodou kvůli masce)</text:span></text:p>
        </text:list-header>
      </text:list>
      <text:p text:style-name="P235"><text:soft-page-break/><text:span text:style-name="T949">👣</text:span><text:span text:style-name="T950"> </text:span><text:span text:style-name="T953">U dveří jsou s</text:span><text:span text:style-name="T951">topy </text:span><text:span text:style-name="T952">kostlivce, který sem chodí dobrmana krmit.</text:span></text:p>
      <text:p text:style-name="P177">12</text:p>
      <text:p text:style-name="P330"><text:span text:style-name="T401">Neohraněné ohniště, v kterém stojí baňatý kotel s vroucím tukem</text:span> &gt; Lze snadno převrhnout.</text:p>
      <text:p text:style-name="P329">Stolek se svícemi &gt; Smrdí a nejsou příliš kvalitní.</text:p>
      <text:p text:style-name="Standalone_20_Property"><text:span text:style-name="T401">Kostlivec ve špinavé zástěře, v ruce sekáček</text:span> &gt; Zpracovává kravský tuk v l<text:span text:style-name="T1509">ů</text:span>j a vyrábí svíce.</text:p>
      <text:list xml:id="list155636143622875" text:continue-list="list155636864014832" text:style-name="L62">
        <text:list-header>
          <text:p text:style-name="P774"><text:span text:style-name="T110">K</text:span><text:span text:style-name="T111">ostlivec s</text:span><text:span text:style-name="T112">e</text:span><text:span text:style-name="T111"> </text:span><text:span text:style-name="T1261">sekáčkem</text:span></text:p>
          <text:p text:style-name="P783"><text:span text:style-name="T2">F</text:span><text:span text:style-name="T3">yzička </text:span><text:span text:style-name="T95">1</text:span><text:span text:style-name="T3">, Finesa </text:span><text:span text:style-name="T5">3</text:span><text:span text:style-name="T3">, Duše </text:span><text:span text:style-name="T95">2</text:span><text:span text:style-name="T1238">, </text:span><text:span text:style-name="T1239">Ž</text:span><text:span text:style-name="T1240">ivot</text:span><text:span text:style-name="T1239">y </text:span><text:span text:style-name="T1247">5</text:span></text:p>
          <text:p text:style-name="P415"><text:span text:style-name="T1229">Zbroj:</text:span><text:span text:style-name="T1244"> </text:span><text:span text:style-name="T1248">proti </text:span><text:span text:style-name="Zranění_20_bodem"><text:span text:style-name="T107">bodu</text:span></text:span><text:span text:style-name="T1248"> a⁠ </text:span><text:span text:style-name="Zranění_20_mrazem"><text:span text:style-name="T107">mrazu</text:span></text:span><text:span text:style-name="T1248"> 3</text:span></text:p>
          <text:p text:style-name="P415"><text:span text:style-name="T1229">Rychlost:</text:span><text:span text:style-name="T1244"> </text:span><text:span text:style-name="T1245">jako člověk</text:span></text:p>
          <text:p text:style-name="P415"><text:span text:style-name="T1228">Smysly:</text:span><text:span text:style-name="T1242"> </text:span><text:span text:style-name="T1243">magický zrak a⁠ sluch</text:span></text:p>
          <text:p text:style-name="P415"><text:span text:style-name="T1231">Detekovatelnost</text:span><text:span text:style-name="T1232">:</text:span><text:span text:style-name="T1249"> </text:span><text:span text:style-name="T1250">není</text:span><text:span text:style-name="T1249"> vidět pomocí </text:span><text:span text:style-name="Schopnost"><text:span text:style-name="T1251">infravidění</text:span></text:span><text:span text:style-name="T1249">.</text:span></text:p>
          <text:p text:style-name="P492"><text:span text:style-name="T946">⚔ </text:span><text:span text:style-name="T1259">Pařáty</text:span><text:span text:style-name="T113">:</text:span><text:span text:style-name="T117"> </text:span><text:span text:style-name="T118">3 + k6, zranění </text:span><text:span text:style-name="T1270">0</text:span></text:p>
          <text:p text:style-name="P489"><text:span text:style-name="T941">⚔ </text:span><text:span text:style-name="T1234">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59"><text:span text:style-name="T1602">Pokud</text:span><text:span text:style-name="T1427"> </text:span><text:span text:style-name="T1428">zde zrovna</text:span><text:span text:style-name="T1427"> </text:span><text:span text:style-name="T1428">Uriel provádí</text:span><text:span text:style-name="T1427"> rituál:</text:span><text:span text:style-name="T1511"> </text:span><text:span text:style-name="T1512">Uvnitř pentagramu stojí š</text:span><text:span text:style-name="T1511">t</text:span><text:span text:style-name="T1510">íhlý mladý muž s</text:span><text:span text:style-name="T2085"> </text:span><text:span text:style-name="T1510">bledou tváří v</text:span><text:span text:style-name="T2085"> čern</text:span><text:span text:style-name="T2084">é</text:span><text:span text:style-name="T2085"> rób</text:span><text:span text:style-name="T2084">ě</text:span><text:span text:style-name="T2085"> a sandále</text:span><text:span text:style-name="T2084">ch. </text:span><text:span text:style-name="T2086">V jedné ruce drží zkrvavenou dýku, ve druhé svitek, ze kterého předčítá ve staré řeči.</text:span></text:p>
      <text:list xml:id="list2784295577" text:style-name="L71">
        <text:list-item>
          <text:p text:style-name="P801">U sebe má: <text:span text:style-name="T268">rituální dýku</text:span> (karta), svitek s rituálem <text:span text:style-name="T268">proměna v krvavého golema</text:span> (karta).</text:p>
        </text:list-item>
        <text:list-item>
          <text:p text:style-name="P802"><text:soft-page-break/>Pokud už Uriel rituál provedl a proměnil se v krvavého golema, svitek a dýka zde zůstaly ležet.</text:p>
        </text:list-item>
      </text:list>
      <text:p text:style-name="P328"><text:span text:style-name="T401">Dva </text:span><text:span text:style-name="T445">zkrvavené</text:span><text:span text:style-name="T401"> sudy</text:span></text:p>
      <text:list xml:id="list741227772" text:style-name="L72">
        <text:list-header>
          <text:p text:style-name="P495"><text:span text:style-name="T315">Před provedením rituálu:</text:span><text:span text:style-name="T2087"> </text:span>Plné kusů krav včetně vnitřností.</text:p>
          <text:p text:style-name="P803"><text:span text:style-name="T315">Po rituálu:</text:span><text:span text:style-name="T2087"> Převrácené, uvnitř je zaschlá krev a zbytky masa a vnitřností.</text:span></text:p>
        </text:list-header>
      </text:list>
      <text:p text:style-name="P236"><text:span text:style-name="T949">👣</text:span><text:span text:style-name="T950"> </text:span><text:span text:style-name="T954">Stopy kostlivého kuchaře, </text:span><text:span text:style-name="T955">stopy od sandálů</text:span><text:span text:style-name="T954">.</text:span></text:p>
      <text:p text:style-name="P177">13</text:p>
      <text:p text:style-name="P206">⬤<text:span text:style-name="T456"><text:tab/></text:span><text:span text:style-name="T476">Je zde tma</text:span></text:p>
      <text:p text:style-name="Standalone_20_Property"><text:span text:style-name="T401">Masivní dubové dveře</text:span> &gt; Zamčené Urielovým klíčem.</text:p>
      <text:p text:style-name="P317">Pod kruhovou dírou ve stropě je studnice</text:p>
      <text:p text:style-name="P32"><text:span text:style-name="T1018">👣</text:span><text:span text:style-name="T1031"> </text:span><text:span text:style-name="T1033">S</text:span><text:span text:style-name="T1032">topy </text:span><text:span text:style-name="T1033">kostlivců</text:span></text:p>
      <text:p text:style-name="P177">14</text:p>
      <text:p text:style-name="Standalone_20_Property"><text:span text:style-name="T401">Pokud jste Uriela zabili, tak tu teď stojí a řve na dva kostlivce, aby vás šli zastřelit</text:span> &gt; <text:span text:style-name="T1491">K</text:span>uše a kuchařské čepice.</text:p>
      <text:list xml:id="list155637610210441" text:continue-list="list155636143622875" text:style-name="L62">
        <text:list-header>
          <text:p text:style-name="P775"><text:span text:style-name="T110">K</text:span><text:span text:style-name="T111">ostlivec s </text:span><text:span text:style-name="T1262">kuší</text:span></text:p>
          <text:p text:style-name="P784"><text:span text:style-name="T2">F</text:span><text:span text:style-name="T3">yzička </text:span><text:span text:style-name="T95">1</text:span><text:span text:style-name="T3">, Finesa </text:span><text:span text:style-name="T5">3</text:span><text:span text:style-name="T3">, Duše </text:span><text:span text:style-name="T95">2</text:span><text:span text:style-name="T1238">, </text:span><text:span text:style-name="T1239">Ž</text:span><text:span text:style-name="T1240">ivot</text:span><text:span text:style-name="T1239">y </text:span><text:span text:style-name="T1247">5</text:span></text:p>
          <text:p text:style-name="P416"><text:span text:style-name="T1229">Zbroj:</text:span><text:span text:style-name="T1244"> </text:span><text:span text:style-name="T1248">proti </text:span><text:span text:style-name="Zranění_20_bodem"><text:span text:style-name="T107">bodu</text:span></text:span><text:span text:style-name="T1248"> a⁠ </text:span><text:span text:style-name="Zranění_20_mrazem"><text:span text:style-name="T107">mrazu</text:span></text:span><text:span text:style-name="T1248"> 3</text:span></text:p>
          <text:p text:style-name="P416"><text:span text:style-name="T1229">Rychlost:</text:span><text:span text:style-name="T1244"> </text:span><text:span text:style-name="T1245">jako člověk</text:span></text:p>
          <text:p text:style-name="P416"><text:span text:style-name="T1228">Smysly:</text:span><text:span text:style-name="T1242"> </text:span><text:span text:style-name="T1243">magický zrak a⁠ sluch</text:span></text:p>
          <text:p text:style-name="P416"><text:span text:style-name="T1231">Detekovatelnost</text:span><text:span text:style-name="T1232">:</text:span><text:span text:style-name="T1249"> </text:span><text:span text:style-name="T1250">není</text:span><text:span text:style-name="T1249"> vidět pomocí </text:span><text:span text:style-name="Schopnost"><text:span text:style-name="T1251">infravidění</text:span></text:span><text:span text:style-name="T1249">.</text:span></text:p>
          <text:p text:style-name="P487"><text:span text:style-name="T941">⚔ </text:span><text:span text:style-name="T1230">Pařáty</text:span><text:span text:style-name="T10">:</text:span><text:span text:style-name="T33"> </text:span><text:span text:style-name="T105">3 + k6, zranění </text:span><text:span text:style-name="T129">0</text:span></text:p>
          <text:p text:style-name="P493"><text:soft-page-break/><text:span text:style-name="T946">⚔ </text:span><text:span text:style-name="T1256">K</text:span><text:span text:style-name="T1257">uše</text:span><text:span text:style-name="T113">:</text:span><text:span text:style-name="T117"> </text:span><text:span text:style-name="T118">3 + k6, zranění </text:span><text:span text:style-name="T1268">3</text:span><text:span text:style-name="T120">, střední dostřel, </text:span><text:span text:style-name="T119">nabíjení 1 kolo</text:span></text:p>
        </text:list-header>
      </text:list>
      <text:p text:style-name="Standalone_20_Property"><text:span text:style-name="T401">Kovová kamna</text:span> &gt; Vlažná, nedochucená hovězí polévka.</text:p>
      <text:p text:style-name="Standalone_20_Property"><text:span text:style-name="T401">Hromádka kuchyňského vybavení v rohu</text:span> &gt; Pánev, hrnec, naběračka, cedník, shnilá cibule.</text:p>
      <text:p text:style-name="P237"><text:span text:style-name="T1038">👣</text:span><text:span text:style-name="T1031"> </text:span><text:span text:style-name="T1033">S</text:span><text:span text:style-name="T1032">topy </text:span><text:span text:style-name="T1033">kostlivců</text:span></text:p>
      <text:h text:style-name="Heading_20_4" text:outline-level="4">15</text:h>
      <text:p text:style-name="P333"><text:span text:style-name="T448">Nahá s</text:span><text:span text:style-name="T401">valnatá bruneta na seně, </text:span><text:span text:style-name="T446">okovem připoutaná k podlaze</text:span> &gt; <text:span text:style-name="T2091">Jmenuje se </text:span><text:span text:style-name="T494">Baia.</text:span> <text:span text:style-name="T2091">Je z</text:span>esláblá, <text:span text:style-name="T2092">má prořídlé vlasy,</text:span> <text:span text:style-name="T2091">na hrudi</text:span> <text:span text:style-name="T2088">světlé</text:span> s<text:span text:style-name="T1513">kvrny</text:span>, <text:span text:style-name="T2091">na končetinách</text:span> rud<text:span text:style-name="T2091">ou</text:span> alergick<text:span text:style-name="T2091">ou</text:span> reakc<text:span text:style-name="T2091">i </text:span><text:span text:style-name="T2092">a</text:span> pře<text:span text:style-name="T2023">s</text:span> nateklý jazyk nemůže mluvit. Uriel na ní testoval lektvary lásky. Poslední zabral, ale přes nateklý jazyk to nevyšlo dostatečně najevo.</text:p>
      <text:p text:style-name="P238"><text:span text:style-name="T1038">👣</text:span><text:span text:style-name="T1031"> </text:span><text:span text:style-name="T1033">S</text:span><text:span text:style-name="T1032">topy </text:span><text:span text:style-name="T1035">od</text:span><text:span text:style-name="T1032"> </text:span><text:span text:style-name="T1033">kostlivců </text:span><text:span text:style-name="T1034">a sandálů</text:span></text:p>
      <text:p text:style-name="P177">16</text:p>
      <text:p text:style-name="P331"><text:span text:style-name="T448">Nahá s</text:span><text:span text:style-name="T401">nědá</text:span><text:span text:style-name="T447"> dívka</text:span><text:span text:style-name="T401"> přivázaná ke stolu</text:span> &gt; <text:span text:style-name="T2093">Jmenuje se Mariana.</text:span> Nohy <text:span text:style-name="T2093">má </text:span>pořezané, záda pokrytá voskem, pozadí pruhované <text:span text:style-name="T2089">od bičování</text:span>, nateklý ret a kolíček na levé bradavce. <text:span text:style-name="T2094">Když dostane příležitost, pokusí se Uriela zabít.</text:span></text:p>
      <text:p text:style-name="Standalone_20_Property"><text:span text:style-name="T401">Stojany s lehčími mučícími nástroji</text:span> &gt; Důtky, kolíčky, provazy, jehly, roubík, řemeny, rákoska a pás cudnosti.</text:p>
      <text:p text:style-name="P239"><text:span text:style-name="T1038">👣</text:span><text:span text:style-name="T1031"> </text:span><text:span text:style-name="T1033">S</text:span><text:span text:style-name="T1032">topy </text:span><text:span text:style-name="T1035">od</text:span><text:span text:style-name="T1032"> </text:span><text:span text:style-name="T1034">sandálů</text:span></text:p>
      <text:p text:style-name="P177">17</text:p>
      <text:p text:style-name="P332"><text:soft-page-break/><text:span text:style-name="T401">Na kopci polštářů a dek spí drobná, vyhublá rusovláska. Oranžový lektvar má napojený přímo do žíly </text:span><text:span text:style-name="T493">(</text:span><text:span text:style-name="T456">funguje jako výživa i jako uspávadlo</text:span><text:span text:style-name="T493">)</text:span> &gt; <text:span text:style-name="T2090">Jmenuje se Tolka. </text:span>Pod poslštáři je schovaná lokalizační mince do páru s Katliinou (viz Setkání v Trosské pláni)</text:p>
      <text:p text:style-name="Standalone_20_Property"><text:span text:style-name="T401">Noční stolek se dvěma knihami</text:span> &gt; První je sbírka romantických básní. Druhá je Urielův deník; popisuje, jak mu <text:span text:style-name="T1880">Filom</text:span><text:span text:style-name="T229">éna Karská</text:span> zlomila srdce.</text:p>
      <text:p text:style-name="P240"><text:span text:style-name="T1038">👣</text:span><text:span text:style-name="T1031"> </text:span><text:span text:style-name="T1033">S</text:span><text:span text:style-name="T1032">topy </text:span><text:span text:style-name="T1035">od</text:span><text:span text:style-name="T1032"> </text:span><text:span text:style-name="T1034">sandálů</text:span></text:p>
      <text:p text:style-name="P177">18</text:p>
      <text:p text:style-name="Standalone_20_Property"><text:span text:style-name="T401">Pokované dveře</text:span> &gt; Zamčené Urielovým klíčem.</text:p>
      <text:p text:style-name="Standalone_20_Property"><text:span text:style-name="T145">Ustaraná b</text:span><text:span text:style-name="T144">aculatá</text:span><text:span text:style-name="T401"> blondýnka </text:span><text:span text:style-name="T448">v krajkových šatech</text:span> &gt; <text:span text:style-name="T2095">Jmenuje se Emma.</text:span> <text:span text:style-name="T2095">Je n</text:span>adšená svou šancí k úniku; ihned začn<text:span text:style-name="T1892">e</text:span> družinu přesvědčovat, že Uriel<text:span text:style-name="T1892">a</text:span> nelze zabít, ať ihned utíkají.</text:p>
      <text:p text:style-name="Standalone_20_Property"><text:span text:style-name="T401">Postel s nebesy</text:span> &gt; Růžové závoje a příliš měkká matrace.</text:p>
      <text:p text:style-name="Standalone_20_Property"><text:span text:style-name="T401">Růžové dekorace rozvěšené po stěnách</text:span> &gt; Závěsy, krajky, koberce, šaty.</text:p>
      <text:p text:style-name="Standalone_20_Property"><text:span text:style-name="T401">Truhlice</text:span> &gt; Panenky, šaty, hlavolamy, líčidla.</text:p>
      <text:p text:style-name="Standalone_20_Property"><text:span text:style-name="T401">Stolek se stříbrným podnosem a sladkostmi</text:span> &gt; Čokoláda, lízátka, mošt, štrůdl.</text:p>
      <text:p text:style-name="P240"><text:span text:style-name="T1038">👣</text:span><text:span text:style-name="T1031"> </text:span><text:span text:style-name="T1033">S</text:span><text:span text:style-name="T1032">topy </text:span><text:span text:style-name="T1036">dámských střevíců </text:span><text:span text:style-name="T1037">(Emminy)</text:span><text:span text:style-name="T1036">, stopy</text:span><text:span text:style-name="T1032"> </text:span><text:span text:style-name="T1035">od</text:span><text:span text:style-name="T1032"> </text:span><text:span text:style-name="T1034">sandálů</text:span></text:p>
      <text:p text:style-name="P177">19</text:p>
      <text:p text:style-name="P334"><text:span text:style-name="T401">Mrtvá dívka na dlouhém stole</text:span> &gt; Je na několika místech pečlivě sešitá a ovázaná. Má otevřený hrudník a srdce zalité v modré substanci <text:span text:style-name="T2097">(</text:span><text:span text:style-name="T2096">neobsahuje kvintesenci</text:span><text:span text:style-name="T2097">)</text:span>.</text:p>
      <text:p text:style-name="Standalone_20_Property"><text:soft-page-break/><text:span text:style-name="T401">Vysoký stůl s náčiním</text:span> &gt; Skalpely, obvazy, jehly, pila.</text:p>
      <text:p text:style-name="Standalone_20_Property"><text:span text:style-name="T401">Jedna stěna je dřevěná a pokrytá pergameny s nákresy lidské anatomie a nekromantských zaklínadel</text:span> &gt; Prkna zakrývají tajnou chodbu do 2<text:span text:style-name="T1893">2</text:span>.</text:p>
      <text:list xml:id="list3446526730" text:style-name="L73">
        <text:list-item>
          <text:p text:style-name="P804">Mezi nimi je svitek s kouzlem <text:span text:style-name="T268">mluv s mrtvým </text:span><text:span text:style-name="T390">(karta)</text:span></text:p>
        </text:list-item>
      </text:list>
      <text:p text:style-name="P241"><text:span text:style-name="T1038">👣</text:span><text:span text:style-name="T1031"> </text:span><text:span text:style-name="T1033">S</text:span><text:span text:style-name="T1032">topy </text:span><text:span text:style-name="T1035">od</text:span><text:span text:style-name="T1032"> </text:span><text:span text:style-name="T1034">sandálů</text:span></text:p>
      <text:h text:style-name="Heading_20_4" text:outline-level="4">20</text:h>
      <text:p text:style-name="Standalone_20_Property"><text:span text:style-name="T401">Magicky uzamčené dveře</text:span> &gt; Nemají zámek a s každým úspěšným i neúspěšným pokusem o vyražení vystřelí výboj energie. Čaroděj je může kouzlo rozplést tak, že porazí vypravěče v piškvorkách.</text:p>
      <text:list xml:id="list155636780987241" text:continue-list="list899663287" text:style-name="L69">
        <text:list-header>
          <text:p text:style-name="P799"><text:span text:style-name="T1025">Výboj</text:span><text:span text:style-name="T1272">:</text:span><text:span text:style-name="T58"> </text:span><text:span text:style-name="T1205">7</text:span><text:span text:style-name="T126"> + k6 proti F</text:span><text:span text:style-name="T1204">yzičce, zranění </text:span><text:span text:style-name="T1205">3</text:span><text:span text:style-name="T1204">kz </text:span><text:span text:style-name="T967">bleskem</text:span></text:p>
        </text:list-header>
      </text:list>
      <text:p text:style-name="P317">Potrhaný zelený koberec od dveří až ke schodům</text:p>
      <text:p text:style-name="Text_20_body"><text:span text:style-name="T401">Ve stěně po pravé straně je metr zdiva nahrazen jílem </text:span><text:span text:style-name="T539">&gt; </text:span><text:span text:style-name="T1883">V hlíně je schovaný kostlivec připraven bodnout nepřipraveného vetřelce do zad.</text:span></text:p>
      <text:list xml:id="list155638038678945" text:continue-list="list155637610210441" text:style-name="L62">
        <text:list-header>
          <text:p text:style-name="P779"><text:span text:style-name="T2">K</text:span><text:span text:style-name="T1">ostlivec s </text:span><text:span text:style-name="T128">dýkou</text:span></text:p>
          <text:p text:style-name="P785"><text:span text:style-name="T2">F</text:span><text:span text:style-name="T3">yzička </text:span><text:span text:style-name="T95">1</text:span><text:span text:style-name="T3">, Finesa </text:span><text:span text:style-name="T5">3</text:span><text:span text:style-name="T3">, Duše </text:span><text:span text:style-name="T95">2</text:span><text:span text:style-name="T1238">, </text:span><text:span text:style-name="T1239">Ž</text:span><text:span text:style-name="T1240">ivot</text:span><text:span text:style-name="T1239">y </text:span><text:span text:style-name="T1247">5</text:span></text:p>
          <text:p text:style-name="P417"><text:span text:style-name="T1229">Zbroj:</text:span><text:span text:style-name="T1244"> </text:span><text:span text:style-name="T1248">proti </text:span><text:span text:style-name="Zranění_20_bodem"><text:span text:style-name="T107">bodu</text:span></text:span><text:span text:style-name="T1248"> a⁠ </text:span><text:span text:style-name="Zranění_20_mrazem"><text:span text:style-name="T107">mrazu</text:span></text:span><text:span text:style-name="T1248"> 3</text:span></text:p>
          <text:p text:style-name="P417"><text:span text:style-name="T1229">Rychlost:</text:span><text:span text:style-name="T1244"> </text:span><text:span text:style-name="T1245">jako člověk</text:span></text:p>
          <text:p text:style-name="P417"><text:span text:style-name="T1228">Smysly:</text:span><text:span text:style-name="T1242"> </text:span><text:span text:style-name="T1243">magický zrak a⁠ sluch</text:span></text:p>
          <text:p text:style-name="P417"><text:span text:style-name="T1231">Detekovatelnost</text:span><text:span text:style-name="T1232">:</text:span><text:span text:style-name="T1249"> </text:span><text:span text:style-name="T1250">není</text:span><text:span text:style-name="T1249"> vidět pomocí </text:span><text:span text:style-name="Schopnost"><text:span text:style-name="T1251">infravidění</text:span></text:span><text:span text:style-name="T1249">.</text:span></text:p>
          <text:p text:style-name="P488"><text:span text:style-name="T941">⚔ </text:span><text:span text:style-name="T1230">Pařáty</text:span><text:span text:style-name="T10">:</text:span><text:span text:style-name="T33"> </text:span><text:span text:style-name="T105">3 + k6, zranění </text:span><text:span text:style-name="T130">0</text:span></text:p>
          <text:p text:style-name="P494"><text:soft-page-break/><text:span text:style-name="T946">⚔ </text:span><text:span text:style-name="T1258">Dýka</text:span><text:span text:style-name="T113">:</text:span><text:span text:style-name="T117"> </text:span><text:span text:style-name="T118">3 + k6, zranění </text:span><text:span text:style-name="T1269">1</text:span></text:p>
        </text:list-header>
      </text:list>
      <text:p text:style-name="P177">21</text:p>
      <text:p text:style-name="Standalone_20_Property"><text:span text:style-name="T401">Pokud jste Uriela zabili nahoře i v 16, tak tu stojí připraven vyjednávat</text:span> &gt; Nebojí se o svůj život, ale o svůj výzkum. Boj v laboratoři nechce. Vyzve postavy, ať si vezmou ženy a odejdou.</text:p>
      <text:list xml:id="list2326614408" text:style-name="L74">
        <text:list-header>
          <text:p text:style-name="P805">/<text:span text:style-name="T540">* To je fakt divn</text:span><text:span text:style-name="T233">ý, nemá jim co nabídnout. Spíš by měl sebrat poznámky a utéct. */</text:span></text:p>
        </text:list-header>
      </text:list>
      <text:p text:style-name="Standalone_20_Property"><text:span text:style-name="T401">Na stěně visí polovyschlý stařec </text:span><text:span text:style-name="T495">(</text:span><text:span text:style-name="T456">lord Ha</text:span><text:span text:style-name="T496">r</text:span><text:span text:style-name="T456">den</text:span><text:span text:style-name="T495">)</text:span><text:span text:style-name="T401"> popsaný drobnými runami</text:span> &gt; Z řezných ran na chodidlech pomalu odkapává modrá tekutina do připravené nádoby. Když ho pozorně vnímáte, téměř neslyšně opakuje “Zabij mne”.</text:p>
      <text:p text:style-name="P326"><text:span text:style-name="T401">Regál s knihami</text:span> &gt; Čestné místo má grimoár. Zbytek jsou svazky o anatomii a historii.</text:p>
      <text:list xml:id="list3460269838" text:style-name="L75">
        <text:list-item>
          <text:p text:style-name="P496"><text:span text:style-name="T2098">V grimoáru jsou založené svitky s k</text:span>ouzl<text:span text:style-name="T2098">y</text:span> <text:span text:style-name="T268">oživ </text:span><text:span text:style-name="T1426">kostlivce</text:span><text:span text:style-name="T344"> </text:span><text:span text:style-name="T391">(</text:span><text:span text:style-name="T1389">karta</text:span><text:span text:style-name="T391">) </text:span><text:span text:style-name="T392">a</text:span> <text:span text:style-name="T268">tvář hrůzy </text:span><text:span text:style-name="T391">(</text:span><text:span text:style-name="T1389">karta)</text:span></text:p>
        </text:list-item>
      </text:list>
      <text:p text:style-name="Standalone_20_Property"><text:span text:style-name="T401">Čistý stůl</text:span> &gt; Pod ním rozházené konopné papíry a střepy. Na jednom <text:span text:style-name="T2028">papírů</text:span> je návod k lektvaru lásky <text:span text:style-name="T2024">(je to alchymistický recept, výsledný lektvar má kartu </text:span><text:span text:style-name="T313">lektvar lásky</text:span><text:span text:style-name="T2024">)</text:span>.</text:p>
      <text:p text:style-name="Standalone_20_Property"><text:span text:style-name="T401">Alchymistické vybavení</text:span> &gt; Kompletní destilační výbava, hmoždíř, kufříky na transport.</text:p>
      <text:p text:style-name="Standalone_20_Property"><text:span text:style-name="T401">Železem tvrzené dveře do 22</text:span> &gt; Zamčené Urielovým klíčem.</text:p>
      <text:p text:style-name="P241"><text:span text:style-name="T1038">👣</text:span><text:span text:style-name="T1031"> </text:span><text:span text:style-name="T1033">S</text:span><text:span text:style-name="T1032">topy </text:span><text:span text:style-name="T1035">od</text:span><text:span text:style-name="T1032"> </text:span><text:span text:style-name="T1034">sandálů</text:span></text:p>
      <text:p text:style-name="P177">22</text:p>
      <text:p text:style-name="Standalone_20_Property"><text:soft-page-break/><text:span text:style-name="T401">Modré zrcadlo</text:span> &gt; Skleněné, po povrchu neustále stéká vrstva modré tekutiny, ale nikdy neukápne na zem. Kdykoli Uriel zemře, vyleze jeho nová kopie ze zrcadla.</text:p>
      <text:p text:style-name="Standalone_20_Property"><text:span text:style-name="T401">Postel</text:span> &gt; Pohodlná matrace, kožešinová přikrývka.</text:p>
      <text:p text:style-name="Standalone_20_Property"><text:span text:style-name="T401">Dvě </text:span><text:span text:style-name="T436">s</text:span><text:span text:style-name="T401">kříně</text:span> &gt; V první jezdecké boty, náhradní oblečení. V druhé tajný vchod do 19.</text:p>
      <text:p text:style-name="Standalone_20_Property"><text:span text:style-name="T401">Truhlice</text:span> &gt; Koňské sedlo, 13 zl, 9 st, <text:span text:style-name="T1894">1</text:span>9 md, <text:span text:style-name="T268">lektvar nenápadnosti</text:span> <text:span text:style-name="T2025">(karta)</text:span>, stříbrná korunka <text:span text:style-name="T2026">(8 zl)</text:span>, amulet s bronzovou koňskou hlavou (<text:span text:style-name="T2027">karta </text:span><text:span text:style-name="T312">bronzová koňská hlava</text:span><text:span text:style-name="T2027">, </text:span>ovládá neúnavného nemrtvého koně ve stáji)</text:p>
      <text:p text:style-name="P241"><text:span text:style-name="T1038">👣</text:span><text:span text:style-name="T1031"> </text:span><text:span text:style-name="T1033">S</text:span><text:span text:style-name="T1032">topy </text:span><text:span text:style-name="T1035">od</text:span><text:span text:style-name="T1032"> </text:span><text:span text:style-name="T1034">sandálů</text:span></text:p>
      <text:h text:style-name="Heading_20_2" text:outline-level="2"><text:bookmark-start text:name="__RefHeading___Toc22754_41530725"/>Hostinec <text:span text:style-name="T1681">Na r</text:span>ozcestí<text:bookmark-end text:name="__RefHeading___Toc22754_41530725"/></text:h>
      <text:p text:style-name="P106"><text:span text:style-name="T1708">Dlouhá j</text:span>ednopatrová budova s velkou nálevnou, <text:span text:style-name="T1684">která pojme několik desítek hostů,</text:span> <text:span text:style-name="T1684">a přilehlou stájí. Spí se ve společné noclehárně nebo přímo v nálevně, pouze zámožní hosté si mohou dovolit pokoj.</text:span></text:p>
      <text:list xml:id="list2676806470" text:style-name="L76">
        <text:list-item>
          <text:p text:style-name="P806"><text:span text:style-name="T1709">Šance </text:span><text:span text:style-name="T406">2 ze 6:</text:span><text:span text:style-name="T1685"> </text:span>Skupina zoufalých propuštěných důlníků drží jako rukojmí barda, <text:span text:style-name="T1682">aristokrata</text:span> a hostinského se ženou. Dvojice Trosských jezdců vyjednává.</text:p>
        </text:list-item>
        <text:list-item>
          <text:p text:style-name="P807">Chudá postarší žena Katlin tvrdí, že dokáže svou ztracenou dceru Tolku najít pomocí milenecké mince (magický pár mincí, které se vždy přitahují), ale nikdo jí nevěří. Odhodlává se <text:span text:style-name="T1931">za ní</text:span> vyrazit sama. Mince ji povede k Ha<text:span text:style-name="T1676">r</text:span>denské tvrzi.</text:p>
        </text:list-item>
        <text:list-item>
          <text:p text:style-name="P809">Hostinský je obtloustlý kudůk jménem Pecen.</text:p>
          <text:list>
            <text:list-item>
              <text:p text:style-name="P808"><text:soft-page-break/>„<text:span text:style-name="T2029">Do Hardenský tvrze určitě nechoďte. </text:span><text:span text:style-name="T2012">Říká se, že p</text:span>oslední <text:span text:style-name="T2011">pán</text:span> zešílel, zapečetil bránu a snědl vešker<text:span text:style-name="T2029">ý</text:span> služebnictvo. <text:span text:style-name="T1492">Ta tvrz je prokletá, to vám povídám.“</text:span></text:p>
            </text:list-item>
          </text:list>
        </text:list-item>
      </text:list>
      <text:h text:style-name="P371" text:outline-level="2"><text:bookmark-start text:name="__RefHeading___Toc22756_41530725"/>Hrstan<text:bookmark-end text:name="__RefHeading___Toc22756_41530725"/></text:h>
      <text:p text:style-name="P78">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0">Ruina tvrze <text:span text:style-name="T1514">V</text:span>oro<text:span text:style-name="T2099">k</text:span>ových rytířů. Časem okousané hradby, polámané sochy a příjemný nostalgický nádech. Pokud tu táboří veselá společnost, zjeví se duch starého <text:span text:style-name="T1683">paladina</text:span> Hathora, který rád povyměňuje příběhy. Ví toho o Trossu a jeho okolí hodně.</text:p>
      <text:list xml:id="list2975566668" text:style-name="L77">
        <text:list-item>
          <text:p text:style-name="P810"><text:span text:style-name="T2157">Vysoko v horách je do skalní stěny vytesaná hrobka </text:span>trpasli<text:span text:style-name="T2157">cký</text:span>ch bratří Dragina a Blarina Baragora, jenž se proslavili jako lovci démonů. <text:span text:style-name="T2158">Sám jsem byl u toho, když ji trpaslíci pečetili. </text:span><text:span text:style-name="T1525">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1"><text:span text:style-name="Emphasis"><text:span text:style-name="T344">Osamocený domov </text:span></text:span><text:span text:style-name="Emphasis"><text:span text:style-name="T348">velmože </text:span></text:span><text:span text:style-name="Emphasis"><text:span text:style-name="T355">Balia</text:span></text:span><text:span text:style-name="Emphasis"><text:span text:style-name="T348"> Valena a jeho rodiny. V</text:span></text:span><text:span text:style-name="Emphasis"><text:span text:style-name="T344">alen je blízký přítel </text:span></text:span><text:span text:style-name="Emphasis"><text:span text:style-name="T348">vládce</text:span></text:span><text:span text:style-name="Emphasis"><text:span text:style-name="T344"> Brakvila. Zatím nikdo netuší o tragédii, </text:span></text:span><text:span text:style-name="Emphasis"><text:span text:style-name="T345">která</text:span></text:span><text:span text:style-name="Emphasis"><text:span text:style-name="T344"> rodinu postihla.</text:span></text:span></text:p>
      <text:h text:style-name="P386" text:outline-level="5">Co se ve vile stalo?</text:h>
      <text:p text:style-name="P48"><text:span text:style-name="Emphasis"><text:span text:style-name="T352">Zhruba před čtrnácti dny v</text:span></text:span><text:span text:style-name="Emphasis"><text:span text:style-name="T350">elmož Valen ve městě od cizokrajného obchodníka </text:span></text:span><text:span text:style-name="Emphasis"><text:span text:style-name="T362">(který už odcestoval z Trossu)</text:span></text:span><text:span text:style-name="Emphasis"><text:span text:style-name="T350"> koupil kouzelný ubru</text:span></text:span><text:span text:style-name="Emphasis"><text:span text:style-name="T351">s</text:span></text:span><text:span text:style-name="Emphasis"><text:span text:style-name="T350"> a přivezl ho své choti darem. Večer z něj pak rodina pojedla. </text:span></text:span><text:span text:style-name="Emphasis"><text:span text:style-name="T353">Jeho choť, p</text:span></text:span><text:span text:style-name="Emphasis"><text:span text:style-name="T350">aní Myriam, se</text:span></text:span><text:span text:style-name="Emphasis"><text:span text:style-name="T353"> následně</text:span></text:span><text:span text:style-name="Emphasis"><text:span text:style-name="T350"> v noci probudila, </text:span></text:span><text:span text:style-name="Emphasis"><text:span text:style-name="T353">náměsíčně </text:span></text:span><text:span text:style-name="Emphasis"><text:span text:style-name="T350">pobrala </text:span></text:span><text:span text:style-name="Emphasis"><text:span text:style-name="T351">svá líčidla a svíčky a ve sklepě nakreslila rituální pentagram s provedla rituál, kterým přivolala </text:span></text:span><text:span text:style-name="Emphasis"><text:span text:style-name="T269">démona neživota</text:span></text:span><text:span text:style-name="Emphasis"><text:span text:style-name="T351"> </text:span></text:span><text:span text:style-name="Emphasis"><text:span text:style-name="T353">(nic z toho si nepamatuje)</text:span></text:span><text:span text:style-name="Emphasis"><text:span text:style-name="T351">. Ten ji následně posedl a donutil ji povraždit všechny obyvatele domu, počínaje velmožem Valenem </text:span></text:span><text:span text:style-name="Emphasis"><text:span text:style-name="T353">(všechny vraždy si paní Myriam pamatuje a žije v utkvělé představě, že to musela udělat, protože někdo byl posedlý démonem a nebyla jiná možnost, jak zjistit, kdo to je)</text:span></text:span><text:span text:style-name="Emphasis"><text:span text:style-name="T351">.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70">🔊<text:tab/></text:span></text:span><text:span text:style-name="Emphasis"><text:span text:style-name="T586">V háji je nepřirozené ticho. Od vily se ozývá krákání havranů.</text:span></text:span></text:p>
      <text:p text:style-name="P14"><text:span text:style-name="Emphasis"><text:span text:style-name="T582">💡</text:span></text:span><text:span text:style-name="Emphasis"><text:span text:style-name="T583"><text:tab/></text:span></text:span><text:span text:style-name="Emphasis"><text:span text:style-name="T588">Ve vile se nesvítí.</text:span></text:span></text:p>
      <text:p text:style-name="P41"><text:span text:style-name="Emphasis"><text:span text:style-name="T346">Řídký březový háj mezi Godovskými polnostmi a Trosskými pastvinami. Skrz stromy jsou vidět obrysy vily.</text:span></text:span></text:p>
      <text:p text:style-name="P11"><text:span text:style-name="Emphasis"><text:span text:style-name="T720">👣</text:span></text:span><text:span text:style-name="Emphasis"><text:span text:style-name="T642"> </text:span></text:span><text:span text:style-name="Emphasis"><text:span text:style-name="T731">Veškeré stopy zvířat jsou víc než týden staré.</text:span></text:span></text:p>
      <text:h text:style-name="Heading_20_3" text:outline-level="3"><text:soft-page-break/><text:span text:style-name="Emphasis">Vila</text:span></text:h>
      <text:p text:style-name="P46"><text:span text:style-name="Emphasis"><text:span text:style-name="T582">💡</text:span></text:span><text:span text:style-name="Emphasis"><text:span text:style-name="T581"><text:tab/></text:span></text:span><text:span text:style-name="Emphasis"><text:span text:style-name="T131">Ve dne do vily proniká světlo okny, v noci je uvnitř tma.</text:span></text:span></text:p>
      <text:p text:style-name="P14"><text:span text:style-name="Emphasis"><text:span text:style-name="T570">🔊<text:tab/></text:span></text:span><text:span text:style-name="Emphasis"><text:span text:style-name="T585">Krákání havranů, jinak ticho.</text:span></text:span></text:p>
      <text:p text:style-name="P41"><text:span text:style-name="Emphasis"><text:span text:style-name="T346">Venkovské šlechtické sídlo s velkými okny obklopené udržovanou zahradou. </text:span></text:span><text:span text:style-name="Emphasis"><text:span text:style-name="T354">Pod stromy je </text:span></text:span><text:span text:style-name="Emphasis"><text:span text:style-name="T399">malá dřevěná bouda</text:span></text:span><text:span text:style-name="Emphasis"><text:span text:style-name="T354">.</text:span></text:span><text:span text:style-name="Emphasis"><text:span text:style-name="T346"> </text:span></text:span><text:span text:style-name="Emphasis"><text:span text:style-name="T347">Nikde se nic nehýbe,</text:span></text:span><text:span text:style-name="Emphasis"><text:span text:style-name="T346"> </text:span></text:span><text:span text:style-name="Emphasis"><text:span text:style-name="T347">na střeše posedává hejno havranů. </text:span></text:span><text:span text:style-name="Emphasis"><text:span text:style-name="T356">Všechna </text:span></text:span><text:span text:style-name="Emphasis"><text:span text:style-name="T400">okna</text:span></text:span><text:span text:style-name="Emphasis"><text:span text:style-name="T356"> jsou zavřená, stejně tak i masivní dvoukřídlé </text:span></text:span><text:span text:style-name="Emphasis"><text:span text:style-name="T400">vstupní dveře</text:span></text:span><text:span text:style-name="Emphasis"><text:span text:style-name="T356">.</text:span></text:span></text:p>
      <text:p text:style-name="P49"><text:span text:style-name="Emphasis"><text:span text:style-name="T639">▸<text:tab/></text:span></text:span><text:span text:style-name="Emphasis"><text:span text:style-name="T646">V </text:span></text:span><text:span text:style-name="Emphasis"><text:span text:style-name="T738">malé dřevěné boudě</text:span></text:span><text:span text:style-name="Emphasis"><text:span text:style-name="T646"> je zahradnické náčiní – lopaty, motyky, hrábě.</text:span></text:span></text:p>
      <text:p text:style-name="P57"><text:span text:style-name="Emphasis"><text:span text:style-name="T639">▸<text:tab/></text:span></text:span><text:span text:style-name="Emphasis"><text:span text:style-name="T729">Vstupní dveře</text:span></text:span><text:span text:style-name="Emphasis"><text:span text:style-name="T652"> nejsou nijak zajištěné, jdou snadno otevřít.</text:span></text:span></text:p>
      <text:p text:style-name="Text_20_body"><text:span text:style-name="Emphasis"><text:span text:style-name="T2009">Okna a dveře</text:span></text:span></text:p>
      <text:p text:style-name="P56"><text:span text:style-name="Emphasis"><text:span text:style-name="T652">Okna jsou vyrobena z malých pospojovaných tabulek, není skrz ně vidět dovnitř. </text:span></text:span><text:span text:style-name="Emphasis"><text:span text:style-name="T655">Veškeré</text:span></text:span><text:span text:style-name="Emphasis"><text:span text:style-name="T653"> dveře uvnitř vily mají kliku</text:span></text:span><text:span text:style-name="Emphasis"><text:span text:style-name="T654"> </text:span></text:span><text:span text:style-name="Emphasis"><text:span text:style-name="T655">a</text:span></text:span><text:span text:style-name="Emphasis"><text:span text:style-name="T653"> nemají zámek.</text:span></text:span></text:p>
      <text:p text:style-name="P7">Duchové <text:span text:style-name="T1626">a zombie</text:span></text:p>
      <text:p text:style-name="P46"><text:span text:style-name="T1627">Ve vile jsou duchové a zombie původních obyvatel – na každou zombii připadá jeden duch.<text:line-break/><text:tab/></text:span>Se všemi zdejšími duchy <text:span text:style-name="T1621">jde</text:span> <text:span text:style-name="T1621">mluvit</text:span>. Při vyptávání si všichni vzpomenou na svého vraha – paní <text:s/><text:span text:style-name="T1623">Myriam, choť velmože Valena, pána této vily</text:span>. Mají různé malicherné problémy, <text:span text:style-name="T1627">které</text:span> je tu drží. Když jim <text:span text:style-name="T1627">s nimi</text:span> <text:span text:style-name="T1622">někdo pomůže</text:span>, dojdou klidu <text:span text:style-name="T1622">a</text:span> rozplynou <text:span text:style-name="T1622">se – pokud stále žije příslušná zombie, zhroutí se mrtvá na zem</text:span>.<text:line-break/><text:tab/><text:span text:style-name="T1627">Se zombiemi se mluvit nedá – jejich jedinou touhou je utišit svůj krutý hlad, takže se okamžitě vrhnou na všechno živé. Dokud o žádné kořisti neví, bloumají bezcílně po místnosti, případně ne</text:span><text:soft-page-break/><text:span text:style-name="T1627">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7">1 – Hala</text:p>
      <text:p text:style-name="P14"><text:span text:style-name="Emphasis"><text:span text:style-name="T570">♨<text:tab/></text:span></text:span><text:span text:style-name="Emphasis"><text:span text:style-name="T584">Zápach tlejícího masa.</text:span></text:span></text:p>
      <text:p text:style-name="P40">U stěn haly je <text:span text:style-name="T559">stojan se zbraněmi</text:span> a dvě sochy: muž s knírem v kyrysu a žena s dlouhými šaty. Mozaika na podlaze zobrazuje lovecké psy na honu.</text:p>
      <text:p text:style-name="P39"><text:span text:style-name="Emphasis"><text:span text:style-name="T719">⚔ </text:span></text:span>Obtloustlý kuchař s rozseklou hlavou ozbrojený sekáčkem <text:span text:style-name="T1635">(4 st)</text:span> ihned útočí. Případný hluk boje <text:span text:style-name="T970">přivolá</text:span> zombie z obrazárny.</text:p>
      <text:p text:style-name="P272"><text:span text:style-name="T2">F</text:span><text:span text:style-name="T3">yzička </text:span><text:span text:style-name="T4">3</text:span><text:span text:style-name="T3">, Finesa </text:span><text:span text:style-name="T4">1</text:span><text:span text:style-name="T3">, Duše </text:span><text:span text:style-name="T5">-</text:span><text:span text:style-name="T1042">, </text:span><text:span text:style-name="T1043">Ž</text:span><text:span text:style-name="T1040">ivot</text:span><text:span text:style-name="T1043">y </text:span><text:span text:style-name="T1044">13</text:span></text:p>
      <text:p text:style-name="P286"><text:span text:style-name="T975">Rychlost:</text:span><text:span text:style-name="T1045"> </text:span><text:span text:style-name="T1046">jako </text:span><text:span text:style-name="T1047">chůze</text:span></text:p>
      <text:p text:style-name="P286"><text:span text:style-name="T976">Smysly:</text:span><text:span text:style-name="T1048"> </text:span><text:span text:style-name="T1049">magický zrak a sluch</text:span></text:p>
      <text:p text:style-name="P286"><text:span text:style-name="T977">Detekovatelnost</text:span><text:span text:style-name="T978">:</text:span><text:span text:style-name="T1050"> </text:span><text:span text:style-name="T1051">není</text:span><text:span text:style-name="T1050"> vidět pomocí infravidění</text:span></text:p>
      <text:p text:style-name="P273"><text:span text:style-name="T788">⚔ </text:span><text:span text:style-name="T973">Pařáty</text:span><text:span text:style-name="T974">:</text:span><text:span text:style-name="T1040"> </text:span><text:span text:style-name="T1041">3 + k6, zranění </text:span><text:span text:style-name="T1052">0</text:span></text:p>
      <text:p text:style-name="P273"><text:span text:style-name="T788">⚔ </text:span><text:span text:style-name="T979">Sekáček</text:span><text:span text:style-name="T974">:</text:span><text:span text:style-name="T1040"> </text:span><text:span text:style-name="T1041">3 + k6, zranění 1</text:span></text:p>
      <text:p text:style-name="P10"><text:span text:style-name="Emphasis"><text:span text:style-name="T718">👣</text:span></text:span><text:span text:style-name="Emphasis"><text:span text:style-name="T638"> </text:span></text:span><text:span text:style-name="Emphasis"><text:span text:style-name="T647">Zaschlé krvavé stopy</text:span></text:span><text:span text:style-name="Emphasis"><text:span text:style-name="T641"> od velkých bot (od zombie kuchaře). </text:span></text:span><text:span text:style-name="Emphasis"><text:span text:style-name="T647">P</text:span></text:span><text:span text:style-name="Emphasis"><text:span text:style-name="T641">řišly sem od dveří do kuchyně (4) a jsou rozprostřené po celé hale, jako kdyby tady dotyčný bloumal v kruzích.</text:span></text:span></text:p>
      <text:p text:style-name="P39"><text:span text:style-name="Emphasis"><text:span text:style-name="T639">▸<text:tab/></text:span></text:span><text:span text:style-name="T342">Stojan se zbraněmi</text:span><text:span text:style-name="T268">:</text:span> <text:span text:style-name="T970">š</text:span>tít <text:span text:style-name="T1636">(5 st)</text:span>, tři kopí <text:span text:style-name="T1636">(po 5 st)</text:span>, kuše <text:span text:style-name="T1636">(2,5 zl)</text:span>, sek<text:span text:style-name="T1636">e</text:span>ra <text:span text:style-name="T1636">(5 st)</text:span></text:p>
      <text:p text:style-name="P177">2 – Dílna</text:p>
      <text:p text:style-name="P50"><text:soft-page-break/>V dílně je <text:span text:style-name="T559">ponk</text:span> a několik <text:span text:style-name="T559">sudů</text:span>, <text:span text:style-name="T559">beden</text:span> a <text:span text:style-name="T559">pytlů</text:span>. <text:span text:style-name="Emphasis"><text:span text:style-name="T643">Na jedné z beden je hadrová panenka s cylindrem </text:span></text:span><text:span text:style-name="Emphasis"><text:span text:style-name="T656">(2 st)</text:span></text:span><text:span text:style-name="Emphasis"><text:span text:style-name="T643">. </text:span></text:span><text:span text:style-name="Emphasis"><text:span text:style-name="T650">Na klice dveří do pokoje pro služebnictvo (3) je přivázaný provaz. Zhruba po metru je přetržený</text:span></text:span><text:span text:style-name="Emphasis"><text:span text:style-name="T656"> (</text:span></text:span><text:span text:style-name="Emphasis"><text:span text:style-name="T657">od kliky </text:span></text:span><text:span text:style-name="Emphasis"><text:span text:style-name="T656">dosáhne akorát na horní hranu dveří)</text:span></text:span><text:span text:style-name="Emphasis"><text:span text:style-name="T650">.</text:span></text:span></text:p>
      <text:p text:style-name="P42"><text:span text:style-name="Emphasis"><text:span text:style-name="T639">▸<text:tab/></text:span></text:span><text:span text:style-name="Emphasis"><text:span text:style-name="T643">Na </text:span></text:span><text:span text:style-name="Emphasis"><text:span text:style-name="T736">ponku</text:span></text:span><text:span text:style-name="Emphasis"><text:span text:style-name="T643"> je s</text:span></text:span>věrák <text:span text:style-name="T1637">(1 zl)</text:span>, pilník <text:span text:style-name="T1637">(1 st)</text:span>, hřebíky <text:span text:style-name="T1637">(1 st)</text:span>, kladivo <text:span text:style-name="T1637">(5 st)</text:span> <text:span text:style-name="T1624">a</text:span> pila <text:span text:style-name="T1637">(5 st)</text:span>.</text:p>
      <text:p text:style-name="P42"><text:span text:style-name="Emphasis"><text:span text:style-name="T639">▸<text:tab/></text:span></text:span><text:span text:style-name="Emphasis"><text:span text:style-name="T643">V </text:span></text:span><text:span text:style-name="Emphasis"><text:span text:style-name="T736">sudech</text:span></text:span><text:span text:style-name="Emphasis"><text:span text:style-name="T643"> je olej </text:span></text:span><text:span text:style-name="Emphasis"><text:span text:style-name="T658">(1 zl)</text:span></text:span><text:span text:style-name="Emphasis"><text:span text:style-name="T643"> a pivo </text:span></text:span><text:span text:style-name="Emphasis"><text:span text:style-name="T658">(2 zl)</text:span></text:span><text:span text:style-name="Emphasis"><text:span text:style-name="T643">.</text:span></text:span></text:p>
      <text:p text:style-name="P42"><text:span text:style-name="Emphasis"><text:span text:style-name="T639">▸<text:tab/></text:span></text:span><text:span text:style-name="Emphasis"><text:span text:style-name="T643">V </text:span></text:span><text:span text:style-name="Emphasis"><text:span text:style-name="T736">pytlích</text:span></text:span><text:span text:style-name="Emphasis"><text:span text:style-name="T643"> je mouka </text:span></text:span><text:span text:style-name="Emphasis"><text:span text:style-name="T658">(5 st)</text:span></text:span><text:span text:style-name="Emphasis"><text:span text:style-name="T643">.</text:span></text:span></text:p>
      <text:p text:style-name="P42"><text:span text:style-name="Emphasis"><text:span text:style-name="T639">▸<text:tab/></text:span></text:span><text:span text:style-name="Emphasis"><text:span text:style-name="T643">V </text:span></text:span><text:span text:style-name="Emphasis"><text:span text:style-name="T736">bednách</text:span></text:span><text:span text:style-name="Emphasis"><text:span text:style-name="T643"> je zásoba svic – většina lojových (2 zl), část kvalitních voskových (5 zl).</text:span></text:span></text:p>
      <text:p text:style-name="P177">3 – Pokoj služebnictva</text:p>
      <text:p text:style-name="P43">Ve skromně zařízeném pokoji jsou dvě <text:span text:style-name="T559">skříňky</text:span> a dvě <text:span text:style-name="T559">postele</text:span> se slaměnými matracemi.</text:p>
      <text:p text:style-name="P45"><text:span text:style-name="T958">👤</text:span><text:span text:style-name="T1625"> V místnosti je duch chlapce s se stopou po provazu kolem krku. Pláče, že zemřel dřív než si stihl sáhnout na ženskou.</text:span></text:p>
      <text:p text:style-name="P43"><text:span text:style-name="Emphasis"><text:span text:style-name="T639">▸<text:tab/></text:span></text:span><text:span text:style-name="Emphasis"><text:span text:style-name="T638">Ve </text:span></text:span><text:span text:style-name="Emphasis"><text:span text:style-name="T735">skříňkách</text:span></text:span><text:span text:style-name="Emphasis"><text:span text:style-name="T638"> jsou osobní věci zrzka a kuchaře, prosté oblečení, 2 stříbrňáky a 30 měďáků.</text:span></text:span></text:p>
      <text:p text:style-name="P44"><text:span text:style-name="Emphasis"><text:span text:style-name="T639">▸<text:tab/></text:span></text:span><text:span text:style-name="Emphasis"><text:span text:style-name="T644">Pod polštářem na jedné z </text:span></text:span><text:span text:style-name="Emphasis"><text:span text:style-name="T737">postelí</text:span></text:span><text:span text:style-name="Emphasis"><text:span text:style-name="T644"> je hambatý obrázek.</text:span></text:span></text:p>
      <text:p text:style-name="P177">4 – Kuchyně</text:p>
      <text:p text:style-name="P51">Na podlaze je kaluž zaschlé krve.</text:p>
      <text:p text:style-name="P38"><text:span text:style-name="T401">Kamna</text:span> &gt; Keramická pec s přilehlou dřevěnou pracovní deskou zacákanou od krve.</text:p>
      <text:p text:style-name="P25">Velký a malý lavór</text:p>
      <text:p text:style-name="P38"><text:soft-page-break/><text:span text:style-name="T401">Regál</text:span> &gt; Zavařeniny, salámy, med, koření.</text:p>
      <text:p text:style-name="P38"><text:span text:style-name="T401">Skříně</text:span> &gt; Čajový set <text:span text:style-name="T1637">(5 zl)</text:span>, hrnce <text:span text:style-name="T1637">(2 zl)</text:span>, pánev <text:span text:style-name="T1637">(1 zl)</text:span>, cínové nádobí <text:span text:style-name="T1637">(4 zl)</text:span>.</text:p>
      <text:p text:style-name="P59"><text:span text:style-name="T958">👤</text:span><text:span text:style-name="T404"> </text:span><text:span text:style-name="T401">Duch kuchaře</text:span> &gt; Se sekáčkem v hlavě zmateně hledá svůj sekáček.</text:p>
      <text:p text:style-name="P52"><text:span text:style-name="Emphasis"><text:span text:style-name="T720">👣</text:span></text:span><text:span text:style-name="Emphasis"><text:span text:style-name="T642"> </text:span></text:span><text:span text:style-name="Emphasis"><text:span text:style-name="T648">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70">♨<text:tab/></text:span></text:span><text:span text:style-name="Emphasis"><text:span text:style-name="T584">Zápach </text:span></text:span><text:span text:style-name="Emphasis"><text:span text:style-name="T587">shnilé hostiny</text:span></text:span><text:span text:style-name="Emphasis"><text:span text:style-name="T584">.</text:span></text:span></text:p>
      <text:p text:style-name="P15"><text:span text:style-name="Emphasis"><text:span text:style-name="T570">🔊<text:tab/></text:span></text:span><text:span text:style-name="Emphasis"><text:span text:style-name="T587">Bzučení much.</text:span></text:span></text:p>
      <text:p text:style-name="P38"><text:span text:style-name="T401">Krb</text:span> &gt; Velký, kamenný, s roštem ke grilování.</text:p>
      <text:p text:style-name="P58"><text:span text:style-name="T401">Dlouhý jídelní stůl</text:span> &gt; 8 židlí a vyšívaný lesklý ubrus s hustými třásněmi pokrytý bohatou hostinou nyní již shnilého masa a ovoce <text:span text:style-name="T1637">(karta </text:span><text:span text:style-name="T270">kouzelný ubrus</text:span><text:span text:style-name="T357"> – 20 zl, pokud </text:span><text:span text:style-name="T358">ale</text:span><text:span text:style-name="T357"> obchodník zjistí, že je prokletý, </text:span><text:span text:style-name="T358">tak jen 5 zl</text:span><text:span text:style-name="T1637">)</text:span>. <text:span text:style-name="T1628">Nad ubrusem krouží hejno much.</text:span></text:p>
      <text:list xml:id="list3346354781" text:style-name="L78">
        <text:list-item>
          <text:p text:style-name="P811">Při pronesení hesla <text:span text:style-name="T339">"Ubr</text:span><text:span text:style-name="T340">ah prostrah</text:span><text:span text:style-name="T339">"</text:span> se na něm zhmotní vydatná hostina. Kdokoli z ní pojí bude následující noc náměsíčně provádět rituál ke spojení s démony.</text:p>
        </text:list-item>
      </text:list>
      <text:p text:style-name="P12"><text:span text:style-name="Emphasis"><text:span text:style-name="T718">👣</text:span></text:span><text:span text:style-name="Emphasis"><text:span text:style-name="T638"> </text:span></text:span><text:span text:style-name="Emphasis"><text:span text:style-name="T649">Zaschlé krvavé s</text:span></text:span><text:span text:style-name="Emphasis"><text:span text:style-name="T648">topy od m</text:span></text:span><text:span text:style-name="Emphasis"><text:span text:style-name="T649">alých</text:span></text:span><text:span text:style-name="Emphasis"><text:span text:style-name="T648"> bot (od paní Myriam) </text:span></text:span><text:span text:style-name="Emphasis"><text:span text:style-name="T649">přišly dveřmi z jídelny</text:span></text:span><text:span text:style-name="Emphasis"><text:span text:style-name="T648"> (</text:span></text:span><text:span text:style-name="Emphasis"><text:span text:style-name="T649">5</text:span></text:span><text:span text:style-name="Emphasis"><text:span text:style-name="T648">) </text:span></text:span><text:span text:style-name="Emphasis"><text:span text:style-name="T649">a vedou ke dveřím do obrazárny (6)</text:span></text:span><text:span text:style-name="Emphasis"><text:span text:style-name="T648">. </text:span></text:span><text:span text:style-name="Emphasis"><text:span text:style-name="T649">Po cestě se postupně vytrácejí, jak se z krev z bot otírala.</text:span></text:span></text:p>
      <text:p text:style-name="P177">6 – Obrazárna</text:p>
      <text:p text:style-name="P15"><text:span text:style-name="Emphasis"><text:span text:style-name="T570">♨<text:tab/></text:span></text:span><text:span text:style-name="Emphasis"><text:span text:style-name="T584">Zápach tlejícího masa.</text:span></text:span></text:p>
      <text:p text:style-name="P25"><text:soft-page-break/>Schodiště do patra</text:p>
      <text:p text:style-name="P38"><text:span text:style-name="T401">Obrazy</text:span> &gt; <text:span text:style-name="T1638">Jedna</text:span> krajinomalb<text:span text:style-name="T1638">a (velké plátno, 6 zl)</text:span>, šest velkých portrétů slavných hrdinů (cena <text:span text:style-name="T1638">3</text:span> zl za <text:span text:style-name="T1638">každý</text:span>), <text:span text:style-name="T1629">za obrazem pod schody tajná cesta do sklepa</text:span>.</text:p>
      <text:p text:style-name="P53"><text:span text:style-name="T401">Tři zombie</text:span> &gt; Chlapec s lanem kolem krku, popálený herec, nahý lord s knírem a dýkou v zádech <text:span text:style-name="T1639">(5 st)</text:span>.</text:p>
      <text:p text:style-name="P274"><text:span text:style-name="T2">F</text:span><text:span text:style-name="T3">yzička </text:span><text:span text:style-name="T4">3</text:span><text:span text:style-name="T3">, Finesa </text:span><text:span text:style-name="T4">1</text:span><text:span text:style-name="T3">, Duše </text:span><text:span text:style-name="T5">-</text:span><text:span text:style-name="T1042">, </text:span><text:span text:style-name="T1043">Ž</text:span><text:span text:style-name="T1040">ivot</text:span><text:span text:style-name="T1043">y </text:span><text:span text:style-name="T1044">13</text:span></text:p>
      <text:p text:style-name="P287"><text:span text:style-name="T975">Rychlost:</text:span><text:span text:style-name="T1045"> </text:span><text:span text:style-name="T1046">jako </text:span><text:span text:style-name="T1047">chůze</text:span></text:p>
      <text:p text:style-name="P287"><text:span text:style-name="T976">Smysly:</text:span><text:span text:style-name="T1048"> </text:span><text:span text:style-name="T1049">magický zrak a sluch</text:span></text:p>
      <text:p text:style-name="P287"><text:span text:style-name="T977">Detekovatelnost</text:span><text:span text:style-name="T978">:</text:span><text:span text:style-name="T1050"> </text:span><text:span text:style-name="T1051">není</text:span><text:span text:style-name="T1050"> vidět pomocí infravidění</text:span></text:p>
      <text:p text:style-name="P274"><text:span text:style-name="T788">⚔ </text:span><text:span text:style-name="T973">Pařáty</text:span><text:span text:style-name="T974">:</text:span><text:span text:style-name="T1040"> </text:span><text:span text:style-name="T1041">3 + k6, zranění </text:span><text:span text:style-name="T1052">0</text:span></text:p>
      <text:p text:style-name="P177">7 – Společenská místnost</text:p>
      <text:p text:style-name="P25">Kulatý stůl se čtyřmi židlemi<text:span text:style-name="T456"> </text:span><text:span text:style-name="T459">(5 st)</text:span></text:p>
      <text:p text:style-name="P25">Malý koberec před krbem<text:span text:style-name="T397"> </text:span><text:span text:style-name="T398">(2 zl)</text:span></text:p>
      <text:p text:style-name="P25">Stojan na vyšívání a stolička<text:span text:style-name="T456"> </text:span><text:span text:style-name="T459">(4 st)</text:span></text:p>
      <text:p text:style-name="P59"><text:span text:style-name="T958">👤</text:span><text:span text:style-name="T404"> </text:span><text:span text:style-name="T401">Duch holčičky</text:span> &gt; Její vlasy a šatičky vlají jako pod vodou. Brečí, protože nemůže najít pana Klobouka.</text:p>
      <text:p text:style-name="P177">8 – Pokoj pro hosta</text:p>
      <text:p text:style-name="P25">Vysoké zrcadlo<text:span text:style-name="T456"> </text:span><text:span text:style-name="T459">(10 zl)</text:span></text:p>
      <text:p text:style-name="P38"><text:span text:style-name="T401">Shořelý nábytek i okenice</text:span> &gt; Zbytky postele, nočního stolku, malé truhlice a rozbité lucerny.</text:p>
      <text:p text:style-name="P59"><text:span text:style-name="T958">👤</text:span><text:span text:style-name="T404"> </text:span><text:span text:style-name="T401">Duch herce</text:span> &gt; Se spálenou horní polovinou těla včetně tváře se marně snaží nacvičovat svou roli překrásného svůdce.</text:p>
      <text:p text:style-name="P177"><text:soft-page-break/>9 – Koupelna</text:p>
      <text:p text:style-name="P38"><text:span text:style-name="T401">Vana</text:span> &gt; Plechová, naplněná neprůhlednou krémově mýdlovou vodou. <text:span text:style-name="T1633">Z</text:span><text:span text:style-name="T1629">ombie utopené holčičky zaútočí na prvního, kdo se nad vanu nakloní</text:span>.</text:p>
      <text:p text:style-name="P275"><text:span text:style-name="T2">F</text:span><text:span text:style-name="T3">yzička </text:span><text:span text:style-name="T6">2</text:span><text:span text:style-name="T3">, Finesa </text:span><text:span text:style-name="T4">1</text:span><text:span text:style-name="T3">, Duše </text:span><text:span text:style-name="T5">-</text:span><text:span text:style-name="T1042">, </text:span><text:span text:style-name="T1043">Ž</text:span><text:span text:style-name="T1040">ivot</text:span><text:span text:style-name="T1043">y </text:span><text:span text:style-name="T1044">1</text:span><text:span text:style-name="T1053">2</text:span></text:p>
      <text:p text:style-name="P288"><text:span text:style-name="T975">Rychlost:</text:span><text:span text:style-name="T1045"> </text:span><text:span text:style-name="T1046">jako </text:span><text:span text:style-name="T1047">chůze</text:span></text:p>
      <text:p text:style-name="P288"><text:span text:style-name="T976">Smysly:</text:span><text:span text:style-name="T1048"> </text:span><text:span text:style-name="T1049">magický zrak a sluch</text:span></text:p>
      <text:p text:style-name="P288"><text:span text:style-name="T977">Detekovatelnost</text:span><text:span text:style-name="T978">:</text:span><text:span text:style-name="T1050"> </text:span><text:span text:style-name="T1051">není</text:span><text:span text:style-name="T1050"> vidět pomocí infravidění</text:span></text:p>
      <text:p text:style-name="P275"><text:span text:style-name="T788">⚔ </text:span><text:span text:style-name="T973">Pařáty</text:span><text:span text:style-name="T974">:</text:span><text:span text:style-name="T1040"> </text:span><text:span text:style-name="T1041">3 + k6, zranění </text:span><text:span text:style-name="T1052">0</text:span></text:p>
      <text:p text:style-name="P275"><text:span text:style-name="T788">⚔ </text:span><text:span text:style-name="T979">Sekáček</text:span><text:span text:style-name="T974">:</text:span><text:span text:style-name="T1040"> </text:span><text:span text:style-name="T1041">3 + k6, zranění 1</text:span></text:p>
      <text:p text:style-name="P38"><text:span text:style-name="T401">Nočník</text:span> &gt; Plechový, lesklý.</text:p>
      <text:p text:style-name="P38"><text:span text:style-name="T401">Džbán</text:span> &gt; Keramický, krémový vonný olej <text:span text:style-name="T1640">(6 st)</text:span>.</text:p>
      <text:h text:style-name="Heading_20_4" text:outline-level="4">10 – Dětský pokoj</text:h>
      <text:p text:style-name="P25">Postýlka</text:p>
      <text:p text:style-name="P25">Rozházené hračky<text:span text:style-name="T456"> </text:span><text:span text:style-name="T459">(5 st)</text:span></text:p>
      <text:p text:style-name="P38"><text:span text:style-name="T401">Komoda</text:span> &gt; Dětské oblečení, tříčlenná rodina z hliněných figurek.</text:p>
      <text:p text:style-name="P25">Stoleček</text:p>
      <text:p text:style-name="P177">11 – Pokoj</text:p>
      <text:p text:style-name="P38"><text:span text:style-name="T401">Bar</text:span> &gt; Jedna lahev vína, dvě láhve rumu, tři láhve koňaku, tabák.</text:p>
      <text:p text:style-name="P30">Otočná šachovnice <text:span text:style-name="T459">(1 zl)</text:span> s jedním křeslem</text:p>
      <text:p text:style-name="P25">Harfa<text:span text:style-name="T456"> </text:span><text:span text:style-name="T459">(2 zl)</text:span></text:p>
      <text:p text:style-name="P21"><text:soft-page-break/><text:span text:style-name="Emphasis"><text:span text:style-name="T728">👣</text:span></text:span><text:span text:style-name="Emphasis"><text:span text:style-name="T638"> </text:span></text:span><text:span text:style-name="Emphasis"><text:span text:style-name="T649">Zaschlé krvavé s</text:span></text:span><text:span text:style-name="Emphasis"><text:span text:style-name="T648">topy od m</text:span></text:span><text:span text:style-name="Emphasis"><text:span text:style-name="T649">alých</text:span></text:span><text:span text:style-name="Emphasis"><text:span text:style-name="T648"> bot (od paní Myriam) </text:span></text:span><text:span text:style-name="Emphasis"><text:span text:style-name="T649">přišly dveřmi z </text:span></text:span><text:span text:style-name="Emphasis"><text:span text:style-name="T651">ložnice</text:span></text:span><text:span text:style-name="Emphasis"><text:span text:style-name="T648"> (</text:span></text:span><text:span text:style-name="Emphasis"><text:span text:style-name="T651">12</text:span></text:span><text:span text:style-name="Emphasis"><text:span text:style-name="T648">) </text:span></text:span><text:span text:style-name="Emphasis"><text:span text:style-name="T649">a vedou ke dveřím do </text:span></text:span><text:span text:style-name="Emphasis"><text:span text:style-name="T651">dětského pokoje</text:span></text:span><text:span text:style-name="Emphasis"><text:span text:style-name="T649"> (</text:span></text:span><text:span text:style-name="Emphasis"><text:span text:style-name="T651">10</text:span></text:span><text:span text:style-name="Emphasis"><text:span text:style-name="T649">)</text:span></text:span><text:span text:style-name="Emphasis"><text:span text:style-name="T648">. </text:span></text:span><text:span text:style-name="Emphasis"><text:span text:style-name="T649">Po cestě se postupně vytrácejí, jak se z krev z bot otírala.</text:span></text:span></text:p>
      <text:p text:style-name="P177">12 – Ložnice</text:p>
      <text:p text:style-name="P54">Na zemi před postelí je kaluž zaschlé krve.</text:p>
      <text:p text:style-name="P55"><text:span text:style-name="T401">Postel</text:span> &gt; Luxusní povlečení slepené <text:span text:style-name="T1634">spoustou zaschlé krve</text:span>.</text:p>
      <text:p text:style-name="P55"><text:span text:style-name="T401">Skříň</text:span> &gt; Rozervané šaty, roztrhané dokumenty, rozlitý inkoust.</text:p>
      <text:p text:style-name="P26">Medvědí kožešina na podlaze<text:span text:style-name="T456"> &gt; částečně nasáklá zaschlou krví </text:span><text:span text:style-name="T459">(5 st)</text:span><text:span text:style-name="T456">.</text:span></text:p>
      <text:p text:style-name="P28">Poházené šaty v rohu u postele<text:span text:style-name="T456"> &gt; patřily velmoži Valenovi (</text:span><text:span text:style-name="T459">25</text:span><text:span text:style-name="T458"> zl – ale pozor, místní kupci určitě poznají, komu patřily</text:span><text:span text:style-name="T456">). Je v nich </text:span><text:span text:style-name="T336">malý železný klíč</text:span><text:span text:style-name="T456"> (pasuje do truhel v tajné místnosti v šatníku).</text:span></text:p>
      <text:p text:style-name="P29">Krb</text:p>
      <text:p text:style-name="P59"><text:span text:style-name="T958">👤</text:span><text:span text:style-name="T404"> </text:span><text:span text:style-name="T401">Duch </text:span><text:span text:style-name="T403">velmože</text:span><text:span text:style-name="T401"> Balia </text:span><text:span text:style-name="T403">Val</text:span><text:span text:style-name="T401">ena</text:span> &gt; Nahý, zakrvácený a s majestátním knírem požaduje smrt své ženy, která mu při sexu bodla dýku do zad.</text:p>
      <text:p text:style-name="P38"><text:span text:style-name="T401">Paní domu </text:span><text:span text:style-name="T402">Myriam</text:span> &gt; Vyhublá, dehydrovaná a špinavá žena prosí o záchranu. Při konfrontaci přiznává, že všechny zabila. Ale jen proto, že někdo byl posedlý démonem a nebylo jak zjistit kdo.</text:p>
      <text:list xml:id="list1141711522" text:style-name="L79">
        <text:list-item>
          <text:p text:style-name="P813">Je stále posedlá démonem a je proto nadlidsky silná a rychlá. Dokáže dělat různé akrobatické kousky (salta, běhat po zdech a podobně) a zvládne postavy odhodit několik metrů daleko.</text:p>
          <text:p text:style-name="P497"><text:span text:style-name="T2">F</text:span><text:span text:style-name="T3">yzička </text:span><text:span text:style-name="T7">5</text:span><text:span text:style-name="T3">, Finesa </text:span><text:span text:style-name="T7">3</text:span><text:span text:style-name="T3">, Duše </text:span><text:span text:style-name="T7">4</text:span><text:span text:style-name="T1042">, </text:span><text:span text:style-name="T1043">Ž</text:span><text:span text:style-name="T1040">ivot</text:span><text:span text:style-name="T1043">y </text:span><text:span text:style-name="T1054">11</text:span></text:p>
          <text:p text:style-name="P420"><text:span text:style-name="T975">Rychlost:</text:span><text:span text:style-name="T1045"> </text:span><text:span text:style-name="T1046">jako </text:span><text:span text:style-name="T1054">kůň (nadlidská rychlost)</text:span></text:p>
          <text:p text:style-name="P420"><text:soft-page-break/><text:span text:style-name="T976">Smysly:</text:span><text:span text:style-name="T1048"> </text:span><text:span text:style-name="T1054">jako člověk</text:span></text:p>
          <text:p text:style-name="P497"><text:span text:style-name="T788">⚔ </text:span><text:span text:style-name="T980">Beze zbraně</text:span><text:span text:style-name="T974">:</text:span><text:span text:style-name="T1040"> </text:span><text:span text:style-name="T1041">3 + k6, zranění </text:span><text:span text:style-name="T1054">+2 (nadlidská síla)</text:span></text:p>
        </text:list-item>
        <text:list-item>
          <text:p text:style-name="P812"><text:span text:style-name="T1054">D</text:span><text:span text:style-name="T105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45">👣</text:span></text:span><text:span text:style-name="Emphasis"><text:span text:style-name="T746"> </text:span></text:span><text:span text:style-name="Emphasis"><text:span text:style-name="T747">Zaschlé krvavé s</text:span></text:span><text:span text:style-name="Emphasis"><text:span text:style-name="T748">topy od m</text:span></text:span><text:span text:style-name="Emphasis"><text:span text:style-name="T747">alých </text:span></text:span><text:span text:style-name="Emphasis"><text:span text:style-name="T749">bosých nohou</text:span></text:span><text:span text:style-name="Emphasis"><text:span text:style-name="T748"> (od paní Myriam) </text:span></text:span><text:span text:style-name="Emphasis"><text:span text:style-name="T749">vedou </text:span></text:span><text:span text:style-name="Emphasis"><text:span text:style-name="T750">od postele</text:span></text:span><text:span text:style-name="Emphasis"><text:span text:style-name="T749"> do šatníku (</text:span></text:span><text:span text:style-name="Emphasis"><text:span text:style-name="T750">místnost </text:span></text:span><text:span text:style-name="Emphasis"><text:span text:style-name="T749">13).</text:span></text:span></text:p>
      <text:p text:style-name="P177">13 – Šatník</text:p>
      <text:p text:style-name="P27">Vysoké oválné zrcadlo<text:span text:style-name="T456"> &gt; </text:span><text:span text:style-name="T457">Před ním je stolek s dámskými líčidly </text:span><text:span text:style-name="T460">(1 zl)</text:span><text:span text:style-name="T457">.</text:span></text:p>
      <text:p text:style-name="P38"><text:span text:style-name="T401">Šatní skříně po stranách</text:span> &gt; Kvalitní dámské i pánské šaty pro všechny příležitosti, jedna ze skříní má falešnou zadní stěnu a ukrývá dvě truhlice – 16 zl, 63 st, klenotnice s růženínovým náhrdelníkem <text:span text:style-name="T1640">(10 zl)</text:span> a náušnicemi (<text:span text:style-name="T1640">4</text:span> zl)<text:span text:style-name="T359">, </text:span><text:span text:style-name="T271">lektvar</text:span><text:span text:style-name="T268"> čtení myšlenek</text:span> <text:span text:style-name="T1640">(karta, 10 zl)</text:span>, dopis od <text:span text:style-name="T1640">vládce Maraka Brakvila</text:span> navrhující odstranění <text:span text:style-name="T1641">předáka horníků</text:span> Dima Trata.</text:p>
      <text:p text:style-name="P23"><text:span text:style-name="Emphasis"><text:span text:style-name="T745">👣</text:span></text:span><text:span text:style-name="Emphasis"><text:span text:style-name="T746"> </text:span></text:span><text:span text:style-name="Emphasis"><text:span text:style-name="T747">Zaschlé krvavé s</text:span></text:span><text:span text:style-name="Emphasis"><text:span text:style-name="T748">topy od m</text:span></text:span><text:span text:style-name="Emphasis"><text:span text:style-name="T747">alých </text:span></text:span><text:span text:style-name="Emphasis"><text:span text:style-name="T749">bosých nohou </text:span></text:span><text:span text:style-name="Emphasis"><text:span text:style-name="T750">přišly z ložnice (12). Dotyčná osoba se tu pak oblékla.</text:span></text:span></text:p>
      <text:p text:style-name="P177">14 – Sklep</text:p>
      <text:p text:style-name="P38"><text:span text:style-name="T401">Bedny a sudy</text:span> &gt; <text:span text:style-name="T1628">Prázdné.</text:span></text:p>
      <text:p text:style-name="P47"><text:span text:style-name="Emphasis"><text:span text:style-name="T396">Regály</text:span></text:span><text:span text:style-name="Emphasis"><text:span text:style-name="T344"> &gt; Desítky lahví vína </text:span></text:span><text:span text:style-name="Emphasis"><text:span text:style-name="T360">(celkem 60 zl)</text:span></text:span><text:span text:style-name="Emphasis"><text:span text:style-name="T344">.</text:span></text:span></text:p>
      <text:p text:style-name="P47"><text:span text:style-name="Emphasis">👣</text:span><text:span text:style-name="Emphasis"><text:span text:style-name="T645"> </text:span></text:span><text:span text:style-name="Emphasis"><text:span text:style-name="T349">Na zemi je vidět, </text:span></text:span><text:span text:style-name="Emphasis"><text:span text:style-name="T361">že nedávno</text:span></text:span><text:span text:style-name="Emphasis"><text:span text:style-name="T349"> někdo jeden z regálů odsunul.</text:span></text:span></text:p>
      <text:p text:style-name="P47"><text:soft-page-break/><text:span text:style-name="Emphasis"><text:span text:style-name="T1631">Z</text:span></text:span><text:span text:style-name="Emphasis"><text:span text:style-name="T1630">a regály </text:span></text:span><text:span text:style-name="Emphasis"><text:span text:style-name="T1631">je</text:span></text:span><text:span text:style-name="Emphasis"><text:span text:style-name="T1630"> schovaný rituální kruh.</text:span></text:span></text:p>
      <text:list xml:id="list1096587973" text:style-name="L80">
        <text:list-item>
          <text:p text:style-name="P814"><text:span text:style-name="Emphasis"><text:span text:style-name="T1632">Je nakreslený dámskými líčidly.</text:span></text:span></text:p>
        </text:list-item>
        <text:list-item>
          <text:p text:style-name="P814"><text:span text:style-name="Emphasis"><text:span text:style-name="T1632">Při doteku brní. Kdo se ho dotkne, zjistí, že slouží k přivolávání démonů, a bude vědět, jak ho aktivovat – stačí zapálit svíčky a kápnout na něj trochu krve.</text:span></text:span></text:p>
        </text:list-item>
      </text:list>
      <text:h text:style-name="P372" text:outline-level="2"><text:bookmark-start text:name="__RefHeading___Toc22760_41530725"/>Měšíční oltář<text:bookmark-end text:name="__RefHeading___Toc22760_41530725"/></text:h>
      <text:p text:style-name="P144">Vzpomínka na vládu temných elfů. V kruhu zkřivených vyschlých stromů se leskne hrubě opracovaný obsidiánový blok.</text:p>
      <text:list xml:id="list2406022328" text:style-name="L81">
        <text:list-item>
          <text:p text:style-name="P815"><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17"><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373" text:outline-level="2"><text:bookmark-start text:name="__RefHeading___Toc22762_41530725"/>Pavoučí doupě<text:bookmark-end text:name="__RefHeading___Toc22762_41530725"/></text:h>
      <text:p text:style-name="P148">Pokud půjdou postavy lesem kolem doupěte:</text:p>
      <text:list xml:id="list3179425438" text:style-name="L82">
        <text:list-item>
          <text:p text:style-name="P818"><text:span text:style-name="T401">Z lesa se ozý</text:span><text:span text:style-name="T412">v</text:span><text:span text:style-name="T401">á volání o pomoc </text:span><text:span text:style-name="T413">(ženský hlas)</text:span> <text:span text:style-name="T525">&gt;</text:span> <text:span text:style-name="T525">j</text:span>e to lákání Hablarany, obřího mluvícího pavouka. Jedem paralyzuje a potřebuje nakrmit mnoho potomků. Jeho jeskyně je plná vysátých mrtvol a jejich vybavení.</text:p>
        </text:list-item>
      </text:list>
      <text:p text:style-name="P151">Kolem doupěte jsou spletité tunely z pavoučích sítí. <text:span text:style-name="T365">Na </text:span><text:span text:style-name="T344">několika</text:span><text:span text:style-name="T365"> místech tvoří pavučiny falešnou podlahu – </text:span><text:span text:style-name="T526">pod n</text:span><text:span text:style-name="T185">í je vždy zhruba tři metry hluboká díra v zemi</text:span><text:span text:style-name="T365">.</text:span></text:p>
      <text:p text:style-name="P150"><text:soft-page-break/><text:span text:style-name="Emphasis"><text:span text:style-name="T719">⚔ </text:span></text:span>V doupěti je kromě Hablarany jeho devět hladových potomků <text:span text:style-name="T1800">(šest různě po tunelech kolem doupěte, tři v jednom z kokonů)</text:span>. <text:span text:style-name="T1803">Potomci mluví dětskými hlasy a jsou pěkně drzí.</text:span></text:p>
      <text:list xml:id="list1356545527" text:style-name="L83">
        <text:list-item>
          <text:p text:style-name="P819">Hablarana díky vibracím v pavučině přesně ví, kde postavy jsou, a bude jejich postup průběžně komentovat: „Kampak asi vedou ty tři tunely, před kterými stojíte? Kdožpak ví?“</text:p>
        </text:list-item>
      </text:list>
      <text:p text:style-name="P151">V doupěti je pět kokonů a hromada vysátých mrtvol.</text:p>
      <text:list xml:id="list2736508685" text:style-name="L84">
        <text:list-item>
          <text:p text:style-name="P821">V jednom z kokonů jsou tři hladoví potomci Hablarany.</text:p>
        </text:list-item>
        <text:list-item>
          <text:p text:style-name="P822">Ve zbylých čtyřech jsou mrtvoly dobrodruhů: elf v kouzelnickém hábitu, hobitka v lehké zbroji s kuší, dýkou a opaskem vykládaným polodrahokamy <text:span text:style-name="T366">(</text:span><text:span text:style-name="T344">prodej </text:span><text:span text:style-name="T366">3 zl)</text:span>, krollka (lehká zbroj a luxusní meč – prodej 6 zl) a trpaslík s dvouruční sekerou a zdobenou těžkou zbrojí (prodej 10 zl). Po kapsách a měšcích mají dohromady 4 zl a 3 st.</text:p>
        </text:list-item>
        <text:list-item>
          <text:p text:style-name="P820"><text:span text:style-name="T1801">Prohledání hromady mrtvol odhalí: </text:span><text:span text:style-name="T278">bezhlučný luk</text:span><text:span text:style-name="T367"> </text:span><text:span text:style-name="T368">(karta), s</text:span><text:span text:style-name="T366">tříbrný náramek (4 zl) </text:span><text:span text:style-name="T368">a mince v hodnotě 7 zl a 4 st.</text:span></text:p>
        </text:list-item>
      </text:list>
      <text:h text:style-name="Heading_20_4" text:outline-level="4">Hablarana</text:h>
      <text:p text:style-name="P148"><text:span text:style-name="T2">H</text:span><text:span text:style-name="T1">ablarana je mluvící obří sklípkan.</text:span></text:p>
      <text:p text:style-name="P147"><text:span text:style-name="T2">F</text:span><text:span text:style-name="T3">yzička </text:span><text:span text:style-name="T31">5</text:span><text:span text:style-name="T3">, Finesa </text:span><text:span text:style-name="T32">3</text:span><text:span text:style-name="T3">, Duše -</text:span><text:span text:style-name="T1042">, </text:span><text:span text:style-name="T1043">Ž</text:span><text:span text:style-name="T1040">ivot</text:span><text:span text:style-name="T1043">y </text:span><text:span text:style-name="T1068">14</text:span></text:p>
      <text:p text:style-name="P305"><text:span text:style-name="T975">Rychlost:</text:span><text:span text:style-name="T1045"> </text:span><text:span text:style-name="T1069">jako člověk</text:span></text:p>
      <text:p text:style-name="P305"><text:span text:style-name="T976">Smysly:</text:span><text:span text:style-name="T1048"> </text:span><text:span text:style-name="T1070">dobrý</text:span><text:span text:style-name="T1071"> zrak, čich </text:span><text:span text:style-name="T1072">a chuť</text:span><text:span text:style-name="T1071">, </text:span><text:span text:style-name="T1073">detek</text:span><text:span text:style-name="T1071">ce</text:span><text:span text:style-name="T1073"> vibrac</text:span><text:span text:style-name="T1071">í</text:span><text:span text:style-name="T1073"> v pavučině</text:span></text:p>
      <text:p text:style-name="P355"><text:span text:style-name="T788">⚔<text:tab/></text:span><text:span text:style-name="T988">Kusadla </text:span><text:span text:style-name="T10">:</text:span><text:span text:style-name="T33"> </text:span><text:span text:style-name="T34">6</text:span><text:span text:style-name="T35"> + k6, zranění </text:span><text:span text:style-name="T36">2</text:span></text:p>
      <text:p text:style-name="P303"><text:span text:style-name="T1797">3</text:span> dávk<text:span text:style-name="T1797">y</text:span> <text:span text:style-name="T1751">jed</text:span><text:span text:style-name="T1752">u</text:span><text:span text:style-name="T1754">: </text:span><text:span text:style-name="T1337">8</text:span><text:span text:style-name="T1319"> </text:span><text:span text:style-name="T1320">+ k6 </text:span><text:span text:style-name="T1321">proti Fyzičce </text:span><text:span text:style-name="T1338">(nezraňuje)</text:span></text:p>
      <text:p text:style-name="P292"><text:span text:style-name="T1408">L</text:span><text:span text:style-name="T1409">atence:</text:span><text:span text:style-name="T1322"> </text:span><text:span text:style-name="T1339">5</text:span><text:span text:style-name="T1338"> kol</text:span></text:p>
      <text:p text:style-name="P292"><text:span text:style-name="T986">P</text:span><text:span text:style-name="T987">říznaky:</text:span><text:span text:style-name="T1074"> </text:span><text:span text:style-name="T1075">Bolestivý otok a puchýře kolem rány, vyrážka.</text:span></text:p>
      <text:p text:style-name="P292"><text:soft-page-break/><text:span text:style-name="T989">Účinek:</text:span><text:span text:style-name="T1074"> </text:span><text:span text:style-name="T1076">P</text:span><text:span text:style-name="T1074">aralýza na několik minut (za první úspěch zpomalení, za druhý nevýhoda, za třetí kompletní znehybnění).</text:span></text:p>
      <text:p text:style-name="P306"><text:span text:style-name="T277">Oblak chloupků:</text:span><text:span text:style-name="T363"> </text:span><text:span text:style-name="T364">Když se sklípkan cítí ohrožený, vypustí před sebe oblak jemných chloupků, které dráždí kůži a vyvolávají intenzivní slzení (nevýhoda).</text:span></text:p>
      <text:p text:style-name="P306"><text:span text:style-name="T268">Vzhled:</text:span> <text:span text:style-name="T1798">Obrovský rezavohnědý pavouk. V rozpětí nohou měří čtyři metry.</text:span></text:p>
      <text:p text:style-name="P306"><text:span text:style-name="T268">Boj:</text:span> <text:span text:style-name="T1796">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9"><text:span text:style-name="T2">F</text:span><text:span text:style-name="T3">yzička </text:span><text:span text:style-name="T37">2</text:span><text:span text:style-name="T3">, Finesa </text:span><text:span text:style-name="T37">3</text:span><text:span text:style-name="T3">, Duše -</text:span><text:span text:style-name="T1042">, </text:span><text:span text:style-name="T1043">Ž</text:span><text:span text:style-name="T1040">ivot</text:span><text:span text:style-name="T1043">y </text:span><text:span text:style-name="T1077">6</text:span></text:p>
      <text:p text:style-name="P356"><text:span text:style-name="T788">⚔<text:tab/></text:span><text:span text:style-name="T988">Kusadla </text:span><text:span text:style-name="T10">:</text:span><text:span text:style-name="T33"> </text:span><text:span text:style-name="T38">3</text:span><text:span text:style-name="T35"> + k6, zranění </text:span><text:span text:style-name="T38">0</text:span></text:p>
      <text:p text:style-name="P304"><text:span text:style-name="T1797">3</text:span> dávk<text:span text:style-name="T1797">y</text:span> <text:span text:style-name="T1751">jed</text:span><text:span text:style-name="T1752">u</text:span><text:span text:style-name="T1754">: </text:span><text:span text:style-name="T1337">8</text:span><text:span text:style-name="T1319"> </text:span><text:span text:style-name="T1320">+ k6 </text:span><text:span text:style-name="T1321">proti Fyzičce </text:span><text:span text:style-name="T1338">(nezraňuje)</text:span></text:p>
      <text:p text:style-name="P293"><text:span text:style-name="T1408">L</text:span><text:span text:style-name="T1409">atence:</text:span><text:span text:style-name="T1322"> </text:span><text:span text:style-name="T1339">5</text:span><text:span text:style-name="T1338"> kol</text:span></text:p>
      <text:p text:style-name="P293"><text:span text:style-name="T986">P</text:span><text:span text:style-name="T987">říznaky:</text:span><text:span text:style-name="T1074"> </text:span><text:span text:style-name="T1075">Bolestivý otok a puchýře kolem rány, vyrážka.</text:span></text:p>
      <text:p text:style-name="P293"><text:span text:style-name="T989">Účinek:</text:span><text:span text:style-name="T1074"> </text:span><text:span text:style-name="T1076">P</text:span><text:span text:style-name="T1074">aralýza na několik minut (za první úspěch zpomalení, za druhý nevýhoda, za třetí kompletní znehybnění).</text:span></text:p>
      <text:h text:style-name="P374" text:outline-level="2"><text:bookmark-start text:name="__RefHeading___Toc22764_41530725"/><text:soft-page-break/>Stříbrný důl<text:bookmark-end text:name="__RefHeading___Toc22764_41530725"/></text:h>
      <text:h text:style-name="Heading_20_3" text:outline-level="3">Důlní město</text:h>
      <text:p text:style-name="P970">Důlní městečko zeje prázdnotou. Kdysi bohaté doly s vzácnými kovy protkané žilami ryzího stříbra jsou <text:span text:style-name="T1960">údajně</text:span> vytěžené a uzavřené. Tross přišel o největší zdroj svého bohatství a havíři přišli o živobytí.</text:p>
      <text:list xml:id="list1458497729" text:style-name="L178">
        <text:list-item>
          <text:p text:style-name="P971"><text:span text:style-name="T2217">Kolová hradba s ochozem, dřevěná brána, u ní jedna strážní věž se žebříkem.</text:span></text:p>
        </text:list-item>
        <text:list-item>
          <text:p text:style-name="P972"><text:span text:style-name="T2218">Celkem 12 domů: V největší bydlel předák Dim Tratas, jeho vstupní místnost sloužila zároveň jako </text:span><text:span text:style-name="T1564">nálevna</text:span><text:span text:style-name="T2218">. </text:span><text:span text:style-name="T2219">V jednom z domů je kovárna.</text:span></text:p>
        </text:list-item>
        <text:list-item>
          <text:p text:style-name="P973">Stáje.</text:p>
        </text:list-item>
      </text:list>
      <text:p text:style-name="P974">Všechny domy jsou prázdné, zbylo v nich jen to, co nešlo rozumně odvézt (rámy postelí, stoly, kovářská výheň).</text:p>
      <text:h text:style-name="P383" text:outline-level="3">Vstup do dolů</text:h>
      <text:p text:style-name="P975">Ve skalní stěně nad městečkem je celkem 5 vstup do podzemí. Jen jeden z nich je používaný – v šachtě za ním je nejlépe zachovalá výdřeva.</text:p>
      <text:h text:style-name="Heading_20_3" text:outline-level="3"><text:soft-page-break/><text:span text:style-name="T1619">Štoly a šachty</text:span></text:h>
      <text:p text:style-name="P976">Desítky štol vyhlouben<text:span text:style-name="T1957">ých</text:span> do nitra Garlackých hor jsou domovem jen neproniknutelné temnotě a ozvěnám gobliních skřeků. Síť šachet a křivolakých štol je spletitá a je snadné v ní zabloudit. <text:span text:style-name="T1960">Zmapování zabere několik dní. Cesta ke třinácté šachtě, pokud ji někdo zná, zabere zhruba dvě hodiny.</text:span></text:p>
      <text:list xml:id="list676641526" text:style-name="L179">
        <text:list-item>
          <text:p text:style-name="P977">V<text:span text:style-name="T2220">e štolách</text:span> jsou značky, podle kterých někdo s <text:span text:style-name="T2220">vhodnou</text:span> dovedností vždycky najde cestu ven. <text:span text:style-name="T2221">Jde jaké s jejich pomocí nalézt cesta ke 13. šachtě (postavám ji může popsat například předák Dim Tratas v </text:span><text:span text:style-name="T1565">putyce U rezavého meče</text:span><text:span text:style-name="T2221"> v Trossu).</text:span></text:p>
        </text:list-item>
      </text:list>
      <text:h text:style-name="Heading_20_4" text:outline-level="4">N<text:span text:style-name="T131">áhodná setkání (k</text:span><text:span text:style-name="T1620">4</text:span><text:span text:style-name="T131">):</text:span></text:h>
      <text:list xml:id="list1481853507" text:style-name="L85">
        <text:list-item>
          <text:p text:style-name="P832">Hlídka <text:span text:style-name="T1981">čtyř</text:span> goblinů <text:span text:style-name="T1982">vede dvě spoutané lidské děti (chlapec Asil a dívka Líba) k místu, kde šamani provádí rituál (viz 2). Děcka jsou z Blosel a jsou pořádně vyhladovělá.</text:span></text:p>
          <text:list>
            <text:list-header>
              <text:p text:style-name="P824"><text:span text:style-name="T2216">Děti mají oholené hlavy a těla pomalovaná hlinkou </text:span><text:span text:style-name="T1563">tajemnými</text:span><text:span text:style-name="T2216"> obrazci.</text:span></text:p>
              <text:p text:style-name="P578">Goblin</text:p>
              <text:p text:style-name="P825"><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2">, </text:span><text:span text:style-name="T1043">Ž</text:span><text:span text:style-name="T1040">ivot</text:span><text:span text:style-name="T1043">y </text:span><text:span text:style-name="T1078">7</text:span></text:p>
              <text:p text:style-name="P453"><text:span text:style-name="T54">Z</text:span><text:span text:style-name="T1">broj:</text:span><text:span text:style-name="T20"> 1 (lehká zbroj)</text:span></text:p>
              <text:p text:style-name="P398"><text:span text:style-name="T788">⚔ </text:span><text:span text:style-name="T871">Ko</text:span><text:span text:style-name="T892">pí</text:span><text:span text:style-name="T893"> </text:span><text:span text:style-name="T892">s kamenným hrotem</text:span><text:span text:style-name="T865">:</text:span><text:span text:style-name="T798"> </text:span><text:span text:style-name="T805">3</text:span><text:span text:style-name="T804"> + k6, zranění </text:span><text:span text:style-name="T805">1</text:span></text:p>
              <text:p text:style-name="P502"><text:span text:style-name="T788">⚔ </text:span><text:span text:style-name="T869">Nůž</text:span><text:span text:style-name="T870">:</text:span><text:span text:style-name="T804"> </text:span><text:span text:style-name="T805">3</text:span><text:span text:style-name="T804"> + k6, zranění </text:span><text:span text:style-name="T805">0</text:span></text:p>
            </text:list-header>
          </text:list>
        </text:list-item>
        <text:list-item>
          <text:p text:style-name="P826"><text:soft-page-break/><text:span text:style-name="T1572">Chodbami se rozléhá zvuk mnohohlasného zaříkávání</text:span><text:span text:style-name="T1597"> &gt; </text:span><text:span text:style-name="T1474">P</text:span><text:span text:style-name="T1476">ět</text:span><text:span text:style-name="T1970"> gobliních šamanů p</text:span><text:span text:style-name="T1474">rovádí krvavý rituál (snaží se přivolat démona). </text:span><text:span text:style-name="T1477">Na zemi mají rituální kruh se spoustou svic. Opodál jsou vyskládané čerstvé mrtvoly různých tvorů: </text:span><text:span text:style-name="T1474">p</text:span><text:span text:style-name="T1477">sa, krocana, kozy, kočky, člověka, trpaslíka, goblina, elfa a lišky. Všichni mají podřezaná hrdla. </text:span><text:span text:style-name="T1479">Mrtvoly</text:span><text:span text:style-name="T1477"> </text:span><text:span text:style-name="T1478">člověk</text:span><text:span text:style-name="T1479">a</text:span><text:span text:style-name="T1478">, trpaslík</text:span><text:span text:style-name="T1479">a</text:span><text:span text:style-name="T1478">, goblin</text:span><text:span text:style-name="T1479">a</text:span><text:span text:style-name="T1478"> a elf</text:span><text:span text:style-name="T1479">a</text:span><text:span text:style-name="T1478"> jsou pevně spoutan</text:span><text:span text:style-name="T1479">é</text:span><text:span text:style-name="T1478">.</text:span></text:p>
          <text:list>
            <text:list-header>
              <text:p text:style-name="P579"><text:span text:style-name="T1963">Gobliní</text:span> <text:span text:style-name="T1964">šaman</text:span></text:p>
              <text:p text:style-name="P827"><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2">, </text:span><text:span text:style-name="T1043">Ž</text:span><text:span text:style-name="T1040">ivot</text:span><text:span text:style-name="T1043">y </text:span><text:span text:style-name="T1164">6</text:span></text:p>
              <text:p text:style-name="P498"><text:span text:style-name="T788">⚔ </text:span><text:span text:style-name="T869">Nůž</text:span><text:span text:style-name="T870">:</text:span><text:span text:style-name="T804"> </text:span><text:span text:style-name="T832">2</text:span><text:span text:style-name="T804"> + k6, zranění </text:span><text:span text:style-name="T805">0</text:span></text:p>
              <text:p text:style-name="P503"><text:span text:style-name="T268">Dovednosti: </text:span><text:span text:style-name="T836">z</text:span><text:span text:style-name="T837">áklady</text:span><text:span text:style-name="T798"> </text:span><text:span text:style-name="T865">ostražitost</text:span><text:span text:style-name="T891">i</text:span><text:span text:style-name="T865"> a plížení, </text:span><text:span text:style-name="T836">z</text:span><text:span text:style-name="T833">áklady</text:span><text:span text:style-name="T834"> </text:span><text:span text:style-name="T887">o</text:span><text:span text:style-name="T888">rientace a přežití v divočině, </text:span><text:span text:style-name="T836">z</text:span><text:span text:style-name="T835">áklady</text:span><text:span text:style-name="T798"> </text:span><text:span text:style-name="T889">plavání, </text:span><text:span text:style-name="T836">z</text:span><text:span text:style-name="T835">áklady</text:span><text:span text:style-name="T798"> </text:span><text:span text:style-name="T890">šplhání, </text:span><text:span text:style-name="T1165">p</text:span><text:span text:style-name="T1039">okročilé </text:span><text:span text:style-name="T972">bylinkářství</text:span><text:span text:style-name="T1039">, </text:span><text:span text:style-name="T1165">p</text:span><text:span text:style-name="T1166">okročilé </text:span><text:span text:style-name="T1012">ošetřování zranění</text:span></text:p>
              <text:p text:style-name="P823"><text:span text:style-name="T384">Každý gobliní šaman umí tři z následující</text:span><text:span text:style-name="T385">c</text:span><text:span text:style-name="T384">h kouzel </text:span><text:span text:style-name="T388">(všichni umí </text:span><text:span text:style-name="T308">duševní úder</text:span><text:span text:style-name="T388">)</text:span><text:span text:style-name="T384">:</text:span></text:p>
            </text:list-header>
          </text:list>
        </text:list-item>
      </text:list>
      <text:list xml:id="list2112792243" text:style-name="L86">
        <text:list-item>
          <text:p text:style-name="P601">Duševní úder</text:p>
        </text:list-item>
      </text:list>
      <text:list xml:id="list155638306754059" text:continue-list="list1481853507" text:style-name="L85">
        <text:list-item>
          <text:list>
            <text:list-item>
              <text:list>
                <text:list-header>
                  <text:p text:style-name="P827"><text:span text:style-name="T303">Dosah:</text:span><text:span text:style-name="T1965"> </text:span><text:span text:style-name="T1365">s</text:span><text:span text:style-name="T1366">třední</text:span><text:span text:style-name="T1965"><text:line-break/></text:span><text:span text:style-name="T303">Rozsah:</text:span><text:span text:style-name="T1965"> 1</text:span><text:span text:style-name="T1367"> tvor, </text:span><text:span text:style-name="T1366">který má duši</text:span><text:span text:style-name="T1965"><text:line-break/></text:span><text:span text:style-name="T304">Útok:</text:span><text:span text:style-name="T386"> Duše + k6 proti </text:span><text:span text:style-name="T1368">D</text:span><text:span text:style-name="T1367">uši</text:span><text:span text:style-name="T1966"><text:line-break/></text:span><text:span text:style-name="T303">Zranění:</text:span><text:span text:style-name="T1965"> </text:span><text:span text:style-name="T1369">4</text:span><text:span text:style-name="T1965">kz (</text:span><text:span text:style-name="T1967">d</text:span><text:span text:style-name="T1968">uševní</text:span><text:span text:style-name="T1965">)</text:span></text:p>
                  <text:p text:style-name="P827"><text:span text:style-name="T305">Duševní úder</text:span><text:span text:style-name="T1969"> obchází zbroj, neúčinkuje ale na zvířata a </text:span><text:span text:style-name="T1370">jiné</text:span><text:span text:style-name="T1969"> tvory, kteří nemají duši.</text:span></text:p>
                </text:list-header>
              </text:list>
            </text:list-item>
          </text:list>
        </text:list-item>
      </text:list>
      <text:list xml:id="list1781267136" text:style-name="L87">
        <text:list-item>
          <text:p text:style-name="P602">Halucinace</text:p>
        </text:list-item>
      </text:list>
      <text:list xml:id="list155636850082804" text:continue-list="list155638306754059" text:style-name="L85">
        <text:list-item>
          <text:list>
            <text:list-item>
              <text:list>
                <text:list-header>
                  <text:p text:style-name="P827"><text:soft-page-break/><text:span text:style-name="T303">Dosah:</text:span><text:span text:style-name="T1965"> </text:span><text:span text:style-name="T1365">s</text:span><text:span text:style-name="T1366">třední</text:span><text:span text:style-name="T1965"><text:line-break/></text:span><text:span text:style-name="T303">Rozsah:</text:span><text:span text:style-name="T1965"> 1</text:span><text:span text:style-name="T1367"> tvor, </text:span><text:span text:style-name="T1366">který má duši<text:line-break/></text:span><text:span text:style-name="T1419">Útok:</text:span><text:span text:style-name="T1368"> Duše + k6 proti D</text:span><text:span text:style-name="T1367">uši<text:line-break/></text:span><text:span text:style-name="T1420">Trvání:</text:span><text:span text:style-name="T1371"> Počet kol rovný počtu úspěchů</text:span><text:span text:style-name="T1367"><text:line-break/></text:span><text:span text:style-name="T1421">Účinek:</text:span><text:span text:style-name="T1372"> </text:span><text:span text:style-name="T1373">P</text:span><text:span text:style-name="T1374">ostava, která podlehne halucinacím, uvidí něco jiného než skutečnost </text:span><text:span text:style-name="T1375">(nevýhoda)</text:span><text:span text:style-name="T1374">.</text:span></text:p>
                  <text:p text:style-name="P833"><text:span text:style-name="T1273">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375">Může mít pocit, že se</text:span><text:span text:style-name="T1273"> po kolena </text:span><text:span text:style-name="T1375">brodí</text:span><text:span text:style-name="T1273"> v krvi, na stěnách se mohou svíjet hadi, ze stropu na ni místo lustru může koukat obří oko a podobně.</text:span></text:p>
                </text:list-header>
              </text:list>
            </text:list-item>
          </text:list>
        </text:list-item>
      </text:list>
      <text:list xml:id="list3096172542" text:style-name="L88">
        <text:list-item>
          <text:p text:style-name="P603">Strach</text:p>
        </text:list-item>
      </text:list>
      <text:list xml:id="list155636485177399" text:continue-list="list155636850082804" text:style-name="L85">
        <text:list-item>
          <text:list>
            <text:list-item>
              <text:list>
                <text:list-header>
                  <text:p text:style-name="P827"><text:span text:style-name="T303">Dosah:</text:span><text:span text:style-name="T1965"> </text:span><text:span text:style-name="T1365">s</text:span><text:span text:style-name="T1366">třední</text:span><text:span text:style-name="T1965"><text:line-break/></text:span><text:span text:style-name="T303">Rozsah:</text:span><text:span text:style-name="T1965"> 1</text:span><text:span text:style-name="T1367"> tvor, </text:span><text:span text:style-name="T1366">který má duši</text:span><text:span text:style-name="T1965"><text:line-break/></text:span><text:span text:style-name="T304">Útok:</text:span><text:span text:style-name="T386"> Duše + k6 proti </text:span><text:span text:style-name="T1368">D</text:span><text:span text:style-name="T1367">uši<text:line-break/></text:span><text:span text:style-name="T1420">Trvání:</text:span><text:span text:style-name="T1371"> Počet kol rovný počtu úspěchů</text:span><text:span text:style-name="T1367"><text:line-break/></text:span><text:span text:style-name="T1420">Účinek:</text:span><text:span text:style-name="T1371"> Ochromující strach na počet kol rovný počtu úspěchů</text:span><text:span text:style-name="T1367"> </text:span><text:span text:style-name="T1371">(nevýhoda)</text:span></text:p>
                </text:list-header>
              </text:list>
            </text:list-item>
          </text:list>
        </text:list-item>
      </text:list>
      <text:list xml:id="list2318705321" text:style-name="L89">
        <text:list-item>
          <text:p text:style-name="P604">Bolest</text:p>
        </text:list-item>
      </text:list>
      <text:list xml:id="list155637141786136" text:continue-list="list155636485177399" text:style-name="L85">
        <text:list-item>
          <text:list>
            <text:list-item>
              <text:list>
                <text:list-header>
                  <text:p text:style-name="P827"><text:span text:style-name="T303">Dosah:</text:span><text:span text:style-name="T1965"> </text:span><text:span text:style-name="T1365">s</text:span><text:span text:style-name="T1366">třední</text:span><text:span text:style-name="T1965"><text:line-break/></text:span><text:span text:style-name="T303">Rozsah:</text:span><text:span text:style-name="T1965"> 1</text:span><text:span text:style-name="T1367"> tvor, </text:span><text:span text:style-name="T1366">který má duši<text:line-break/></text:span><text:span text:style-name="T304">Útok:</text:span><text:span text:style-name="T386"> Duše + k6 proti </text:span><text:span text:style-name="T1368">D</text:span><text:span text:style-name="T1367">uši<text:line-break/></text:span><text:span text:style-name="T1420">Trvání:</text:span><text:span text:style-name="T1371"> Počet kol rovný počtu úspěchů</text:span><text:span text:style-name="T1367"><text:line-break/></text:span><text:span text:style-name="T1420">Účinek:</text:span><text:span text:style-name="T1371"> Šílená bolest</text:span><text:span text:style-name="T1367"> </text:span><text:span text:style-name="T1371">(nevýhoda)</text:span></text:p>
                </text:list-header>
              </text:list>
            </text:list-item>
          </text:list>
        </text:list-item>
      </text:list>
      <text:list xml:id="list2296957069" text:style-name="L90">
        <text:list-item>
          <text:p text:style-name="P605">Slepota</text:p>
        </text:list-item>
      </text:list>
      <text:list xml:id="list155636555694892" text:continue-list="list155637141786136" text:style-name="L85">
        <text:list-item>
          <text:list>
            <text:list-item>
              <text:list>
                <text:list-header>
                  <text:p text:style-name="P827"><text:soft-page-break/><text:span text:style-name="T303">Dosah:</text:span><text:span text:style-name="T1965"> </text:span><text:span text:style-name="T1365">s</text:span><text:span text:style-name="T1366">třední</text:span><text:span text:style-name="T1965"><text:line-break/></text:span><text:span text:style-name="T303">Rozsah:</text:span><text:span text:style-name="T1965"> 1</text:span><text:span text:style-name="T1367"> tvor, </text:span><text:span text:style-name="T1366">který má duši<text:line-break/></text:span><text:span text:style-name="T304">Útok:</text:span><text:span text:style-name="T386"> Duše + k6 proti </text:span><text:span text:style-name="T1368">D</text:span><text:span text:style-name="T1367">uši<text:line-break/></text:span><text:span text:style-name="T1420">Trvání:</text:span><text:span text:style-name="T1371"> Počet kol rovný počtu úspěchů</text:span><text:span text:style-name="T1367"><text:line-break/></text:span><text:span text:style-name="T1420">Účinek:</text:span><text:span text:style-name="T1371"> Ztráta zraku</text:span></text:p>
                </text:list-header>
              </text:list>
            </text:list-item>
          </text:list>
        </text:list-item>
      </text:list>
      <text:list xml:id="list979464174" text:style-name="L91">
        <text:list-item>
          <text:p text:style-name="P606">Paranoia</text:p>
        </text:list-item>
      </text:list>
      <text:list xml:id="list155636740938664" text:continue-list="list155636555694892" text:style-name="L85">
        <text:list-item>
          <text:list>
            <text:list-item>
              <text:list>
                <text:list-header>
                  <text:p text:style-name="P827"><text:span text:style-name="T303">Dosah:</text:span><text:span text:style-name="T1965"> </text:span><text:span text:style-name="T1365">s</text:span><text:span text:style-name="T1366">třední</text:span><text:span text:style-name="T1965"><text:line-break/></text:span><text:span text:style-name="T303">Rozsah:</text:span><text:span text:style-name="T1965"> 1</text:span><text:span text:style-name="T1367"> tvor, </text:span><text:span text:style-name="T1366">který má duši<text:line-break/></text:span><text:span text:style-name="T304">Útok:</text:span><text:span text:style-name="T386"> Duše + k6 proti </text:span><text:span text:style-name="T1368">D</text:span><text:span text:style-name="T1367">uši<text:line-break/></text:span><text:span text:style-name="T1420">Trvání:</text:span><text:span text:style-name="T1371"> Počet kol rovný počtu úspěchů<text:line-break/></text:span><text:span text:style-name="T1420">Účinek:</text:span><text:span text:style-name="T1371"> Postava nerozezná přítele od nepřítele, </text:span><text:span text:style-name="T1376">je si naprosto jistá, že se ji všichni kolem snaží zabít</text:span></text:p>
                </text:list-header>
              </text:list>
            </text:list-item>
          </text:list>
        </text:list-item>
      </text:list>
      <text:list xml:id="list1594643656" text:style-name="L92">
        <text:list-item>
          <text:p text:style-name="P607">Potácení</text:p>
        </text:list-item>
      </text:list>
      <text:list xml:id="list155637325969612" text:continue-list="list155636740938664" text:style-name="L85">
        <text:list-item>
          <text:list>
            <text:list-item>
              <text:list>
                <text:list-header>
                  <text:p text:style-name="P827"><text:span text:style-name="T303">Dosah:</text:span><text:span text:style-name="T1965"> </text:span><text:span text:style-name="T1365">s</text:span><text:span text:style-name="T1366">třední</text:span><text:span text:style-name="T1965"><text:line-break/></text:span><text:span text:style-name="T303">Rozsah:</text:span><text:span text:style-name="T1965"> 1</text:span><text:span text:style-name="T1367"> tvor, </text:span><text:span text:style-name="T1366">který má duši</text:span><text:span text:style-name="T1965"><text:line-break/></text:span><text:span text:style-name="T304">Útok:</text:span><text:span text:style-name="T386"> Duše + k6 proti </text:span><text:span text:style-name="T1368">D</text:span><text:span text:style-name="T1367">uši<text:line-break/></text:span><text:span text:style-name="T1420">Trvání:</text:span><text:span text:style-name="T1371"> Počet kol rovný počtu úspěchů</text:span><text:span text:style-name="T1367"><text:line-break/></text:span><text:span text:style-name="T1420">Účinek:</text:span><text:span text:style-name="T1371"> </text:span><text:span text:style-name="T1376">Potíže s rovnováhou</text:span><text:span text:style-name="T1371"> </text:span><text:span text:style-name="T1376">(nevýhoda)</text:span></text:p>
                </text:list-header>
              </text:list>
              <text:p text:style-name="P823"><text:span text:style-name="T1475">Každý šaman u sebe má</text:span>: <text:span text:style-name="T306">hojiv</text:span><text:span text:style-name="T307">ou</text:span><text:span text:style-name="T306"> mast</text:span><text:span text:style-name="T387"> </text:span><text:span text:style-name="T383">(prodej 3 st), </text:span><text:span text:style-name="T1417">léčivý lektvar</text:span><text:span text:style-name="T1363"> (pokud ho nevypil, </text:span><text:span text:style-name="T1364">prodej 1 zl</text:span><text:span text:style-name="T1363">). </text:span><text:span text:style-name="T1381">Jeden z nich má s</text:span><text:span text:style-name="T1382">vitek s rituálem </text:span><text:span text:style-name="T1451">p</text:span><text:span text:style-name="T1449">řivolání A</text:span><text:span text:style-name="T1450">rchemedora</text:span><text:span text:style-name="T1382"> </text:span><text:span text:style-name="T1381">(karta) a brašnu s několika váčky – většina jich je prázdných, v jednom je hrst kadidla.</text:span></text:p>
              <text:list text:continue-numbering="true">
                <text:list-header>
                  <text:p text:style-name="P828"><text:span text:style-name="T1449">Přivolání A</text:span><text:span text:style-name="T1450">rchemedora</text:span></text:p>
                  <text:p text:style-name="P834"><text:span text:style-name="T1450">S</text:span><text:span text:style-name="T1448">esílání:</text:span><text:span text:style-name="T1400"> 1 hodina</text:span></text:p>
                  <text:p text:style-name="P828"><text:soft-page-break/><text:span text:style-name="T1422">Suroviny:</text:span><text:span text:style-name="T1379"> </text:span><text:span text:style-name="T1381">rituální kruh, </text:span><text:span text:style-name="T1380">h</text:span><text:span text:style-name="T1379">rst kadidla, hrst uhelného prachu, 25 svic, </text:span><text:span text:style-name="T1378">čerstvě prolitá krev tvorů devíti různých druhů</text:span></text:p>
                  <text:p text:style-name="P835"><text:span text:style-name="T1273">Tento rituál přivolá démonického strážce Archemedora </text:span><text:span text:style-name="T1377">a zaváže ho k poslušnosti.</text:span></text:p>
                </text:list-header>
              </text:list>
              <text:p text:style-name="P582"><text:span text:style-name="T1474">D</text:span><text:span text:style-name="T1460">émonický strážce</text:span></text:p>
              <text:p text:style-name="P829"><text:span text:style-name="T2">F</text:span><text:span text:style-name="T3">yzička </text:span><text:span text:style-name="T1156">7</text:span><text:span text:style-name="T3">, Finesa </text:span><text:span text:style-name="T1157">3</text:span><text:span text:style-name="T3">, Duše </text:span><text:span text:style-name="T1042">5</text:span><text:span text:style-name="T3">, </text:span><text:span text:style-name="T88">Ž</text:span><text:span text:style-name="T33">ivot</text:span><text:span text:style-name="T88">y</text:span><text:span text:style-name="T3"> </text:span><text:span text:style-name="T1040">1</text:span><text:span text:style-name="T1158">6</text:span></text:p>
              <text:p text:style-name="P421"><text:span text:style-name="T975">Zbroj:</text:span><text:span text:style-name="T1045"> </text:span><text:span text:style-name="T1159">2 (siln</text:span><text:span text:style-name="T1160">á</text:span><text:span text:style-name="T1159"> kůže s magickými runami)</text:span></text:p>
              <text:p text:style-name="P421"><text:span text:style-name="T975">Rychlost:</text:span><text:span text:style-name="T1045"> </text:span><text:span text:style-name="T1161">na zemi</text:span><text:span text:style-name="T1045"> </text:span><text:span text:style-name="T1162">jako </text:span><text:span text:style-name="T1161">člověk, ve vzduchu jako kůň</text:span></text:p>
              <text:p text:style-name="P421"><text:span text:style-name="T976">Smysly:</text:span><text:span text:style-name="T1048"> </text:span><text:span text:style-name="T1161">sluch jako kudůk, zrak jako člověk, čich jako pes, infravidění</text:span></text:p>
              <text:p text:style-name="P499"><text:span text:style-name="T788">⚔ </text:span><text:span text:style-name="T974">P</text:span><text:span text:style-name="T1010">ařáty, </text:span><text:span text:style-name="T1011">rohy</text:span><text:span text:style-name="T1010"> nebo kopyta</text:span><text:span text:style-name="T10">:</text:span><text:span text:style-name="T33"> </text:span><text:span text:style-name="T1161">7</text:span><text:span text:style-name="T89"> + k6, zranění </text:span><text:span text:style-name="T1163">4</text:span></text:p>
              <text:p text:style-name="P499"><text:span text:style-name="T1417">Vzhled:</text:span><text:span text:style-name="T1474"> </text:span><text:span text:style-name="T1358">T</text:span><text:span text:style-name="T1359">římetrový </text:span><text:span text:style-name="T1360">démon</text:span><text:span text:style-name="T1359"> s drápy, kopyty, rohy a velkými křídly</text:span><text:span text:style-name="T1361">. </text:span><text:span text:style-name="T1362">Ocelově modrou kůži má pokrytou žhnoucími magickými symboly.</text:span></text:p>
            </text:list-item>
          </text:list>
        </text:list-item>
        <text:list-item>
          <text:p text:style-name="P526">Z<text:span text:style-name="T1961">lobr</text:span></text:p>
          <text:p text:style-name="P528">Do úzkých šachet a štol se nevejde.</text:p>
          <text:list>
            <text:list-header>
              <text:p text:style-name="P581">Zlobr jeskynní</text:p>
              <text:p text:style-name="P831"><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2">, </text:span><text:span text:style-name="T1043">Ž</text:span><text:span text:style-name="T1040">ivot</text:span><text:span text:style-name="T1043">y </text:span><text:span text:style-name="T1120">15</text:span></text:p>
              <text:p text:style-name="P423"><text:span text:style-name="T975">Zbroj:</text:span><text:span text:style-name="T1045"> </text:span><text:span text:style-name="T1120">2 (silná kůže)</text:span></text:p>
              <text:p text:style-name="P423"><text:span text:style-name="T975">Rychlost:</text:span><text:span text:style-name="T1045"> </text:span><text:span text:style-name="T1120">jako </text:span><text:span text:style-name="T1121">chůze</text:span></text:p>
              <text:p text:style-name="P423"><text:span text:style-name="T976">Smysly:</text:span><text:span text:style-name="T1048"> </text:span><text:span text:style-name="T1122">slabý zrak, skvělý čich a sluch</text:span></text:p>
              <text:p text:style-name="P501"><text:span text:style-name="T788">⚔ </text:span><text:span text:style-name="T999">Drápy</text:span><text:span text:style-name="T10">:</text:span><text:span text:style-name="T33"> </text:span><text:span text:style-name="T65">6 + k6, zranění </text:span><text:span text:style-name="T66">2</text:span></text:p>
              <text:p text:style-name="P501"><text:span text:style-name="T788">⚔ </text:span><text:span text:style-name="T999">Důlní kladivo</text:span><text:span text:style-name="T10">:</text:span><text:span text:style-name="T33"> </text:span><text:span text:style-name="T65">6 + k6, zranění </text:span><text:span text:style-name="T66">4</text:span></text:p>
              <text:p text:style-name="P458"><text:soft-page-break/><text:span text:style-name="T1962">Nadlidská síla:</text:span><text:span text:style-name="T376"> Člověka dokáže zvednout a odhodit několik metrů daleko a při boji zblízka má +1 ke zranění </text:span><text:span text:style-name="T377">(ve zranění drápy i kladivem už je </text:span><text:span text:style-name="T378">bonus započítaný</text:span><text:span text:style-name="T377">)</text:span><text:span text:style-name="T376">.</text:span></text:p>
              <text:p text:style-name="P501"><text:span text:style-name="T268">Vzhled:</text:span> <text:span text:style-name="T1877">Tři metry vysoký zavalitý humanoid s hnědou kůží, kulatou hlavou bez nosu a silnými drápy.</text:span></text:p>
              <text:p text:style-name="P478"><text:span text:style-name="T268">Schopnosti: </text:span><text:span text:style-name="T376">J</text:span><text:span text:style-name="T344">eskynní zlobr regeneruje všechna zranění kromě těch způsobených </text:span><text:span text:style-name="T963">ohněm</text:span><text:span text:style-name="T344"> nebo </text:span><text:span text:style-name="T1878">žíravinou</text:span><text:span text:style-name="T344"> rychlostí 1 život za kolo.</text:span></text:p>
              <text:p text:style-name="P501"><text:span text:style-name="T1415">S</text:span><text:span text:style-name="T1401">labiny:</text:span><text:span text:style-name="T1273"> </text:span><text:span text:style-name="T1345">Pokud na jeskynního zlobra dopadne přímé sluneční světlo, natrvalo zkamení.</text:span></text:p>
              <text:p text:style-name="P527"><text:span text:style-name="T268">Suroviny:</text:span> <text:span text:style-name="T377">Z krve jeskynního zlobra může alchymista vytěžit 7 magů nebo vyrobit </text:span><text:span text:style-name="T335">lektvar regenerace</text:span><text:span text:style-name="T377"> (prodej 60 zl).</text:span></text:p>
            </text:list-header>
          </text:list>
        </text:list-item>
        <text:list-item>
          <text:p text:style-name="P978"><text:span text:style-name="T1345">P</text:span><text:span text:style-name="T1273">ostavy našly třináctou šachtu.</text:span></text:p>
        </text:list-item>
      </text:list>
      <text:h text:style-name="Heading_20_3" text:outline-level="3">Třináctá šachta</text:h>
      <text:p text:style-name="P177"><text:bookmark text:name="docs-internal-guid-65445f98-7fff-1a3c-3ca6-f339e9524b31"/>1</text:p>
      <text:p text:style-name="P321"><text:span text:style-name="T401">Vodní plocha</text:span> &gt; Temná, neprůhledná a hluboká desítky metrů. Tlusté rudé pijavice, které zraňují zdravé a léčí zraněné <text:span text:style-name="T1958">(za 3kz + 2 životů, jednoho pacienta mohou každý den vyléčit pouze jednou)</text:span>. <text:span text:style-name="T1983">N</text:span>ěkolik metrů pod hladinou <text:span text:style-name="T1983">spí o</text:span>bří chapadlovitá bestie.</text:p>
      <text:list xml:id="list885960591" text:style-name="L93">
        <text:list-header>
          <text:p text:style-name="P583">Chapadlovitá bestie</text:p>
          <text:p text:style-name="P836"><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40"><text:span text:style-name="T301">Tělo</text:span><text:span text:style-name="T302">:</text:span><text:span text:style-name="T1145"><text:tab/><text:tab/></text:span><text:span text:style-name="T1057">F</text:span><text:span text:style-name="T1042">yzička </text:span><text:span text:style-name="T1155">6</text:span><text:span text:style-name="T1042">, Finesa </text:span><text:span text:style-name="T1155">2</text:span><text:span text:style-name="T1042">, Duše </text:span><text:span text:style-name="T1147">-</text:span><text:span text:style-name="T1042">, </text:span><text:span text:style-name="T1043">Ž</text:span><text:span text:style-name="T1040">ivot</text:span><text:span text:style-name="T1043">y: </text:span><text:span text:style-name="T1155">16</text:span></text:p>
          <text:p text:style-name="P440"><text:soft-page-break/><text:span text:style-name="T1007">10 chapadel</text:span><text:span text:style-name="T1008">:</text:span><text:span text:style-name="T1145"><text:tab/></text:span><text:span text:style-name="T1057">F</text:span><text:span text:style-name="T1042">yzička </text:span><text:span text:style-name="T1155">3</text:span><text:span text:style-name="T1042">, Finesa </text:span><text:span text:style-name="T1155">4</text:span><text:span text:style-name="T1042">, Duše </text:span><text:span text:style-name="T1147">-</text:span><text:span text:style-name="T1042">, </text:span><text:span text:style-name="T1043">Ž</text:span><text:span text:style-name="T1040">ivot</text:span><text:span text:style-name="T1043">y: </text:span><text:span text:style-name="T1155">4</text:span></text:p>
          <text:p text:style-name="P424"><text:span text:style-name="T975">Zbroj:</text:span><text:span text:style-name="T1045"> </text:span><text:span text:style-name="T1149">t</text:span><text:span text:style-name="T1148">ělo má zbroj 2, </text:span><text:span text:style-name="T1146">chapadla 0</text:span></text:p>
          <text:p text:style-name="P424"><text:span text:style-name="T975">Rychlost:</text:span><text:span text:style-name="T1045"> </text:span><text:span text:style-name="T1146">plave mnohem rychleji než</text:span><text:span text:style-name="T1149"> </text:span><text:span text:style-name="T1150">člověk</text:span></text:p>
          <text:p text:style-name="P424"><text:span text:style-name="T976">Smysly:</text:span><text:span text:style-name="T1048"> </text:span><text:span text:style-name="T1151">dobrý</text:span><text:span text:style-name="T1152"> zrak, </text:span><text:span text:style-name="T1153">čich</text:span></text:p>
          <text:p text:style-name="P424"><text:span text:style-name="T977">Detekovatelnost</text:span><text:span text:style-name="T978">:</text:span><text:span text:style-name="T1050"> ne</text:span><text:span text:style-name="T1154">ní</text:span><text:span text:style-name="T1050"> vidět pomocí infravidění</text:span></text:p>
          <text:p text:style-name="P504"><text:span text:style-name="T788">⚔ </text:span><text:span text:style-name="T1009">Háky na chapadlech</text:span><text:span text:style-name="T10">:</text:span><text:span text:style-name="T33"> </text:span><text:span text:style-name="T87">4</text:span><text:span text:style-name="T86"> + k6, zranění </text:span><text:span text:style-name="T85">1</text:span></text:p>
          <text:p text:style-name="P504"><text:span text:style-name="T788">⚔ </text:span><text:span text:style-name="T1009">Přísavky</text:span><text:span text:style-name="T10">:</text:span><text:span text:style-name="T33"> </text:span><text:span text:style-name="T87">4</text:span><text:span text:style-name="T86"> + k6 </text:span><text:span text:style-name="T85">(nezraňují)</text:span></text:p>
          <text:p text:style-name="P504"><text:span text:style-name="T788">⚔ </text:span><text:span text:style-name="T1009">Zobák</text:span><text:span text:style-name="T10">:</text:span><text:span text:style-name="T33"> </text:span><text:span text:style-name="T87">6</text:span><text:span text:style-name="T86"> + k6, zranění </text:span><text:span text:style-name="T87">2</text:span></text:p>
          <text:p text:style-name="P836"><text:span text:style-name="T300">Chapadla:</text:span><text:span text:style-name="T1959"> Každým chapadlem může bez postihu útočit na jiný cíl. Když se postavám podaří vyřadit alespoň 5 chapadel, stáhne se do hlubin.</text:span></text:p>
        </text:list-header>
      </text:list>
      <text:p text:style-name="Standalone_20_Property"><text:span text:style-name="T401">Dřevěná bariéra do 5</text:span> &gt; Hlídaná gobliny z druhé strany. Plná děr pro kopí.</text:p>
      <text:p text:style-name="P177">2</text:p>
      <text:p text:style-name="Standalone_20_Property"><text:span text:style-name="T401">Kosti</text:span> &gt; Lidské, gobliní i zvířecí, některé rozlámané a požvýkané.</text:p>
      <text:p text:style-name="Standalone_20_Property"><text:span text:style-name="T401">Vysoké stoupající stupně</text:span> &gt; Porostlé jedlým mechem. V mechu <text:span text:style-name="T1984">jsou </text:span>velké čtyřprsté stopy a otisky kloubů (jako od gorily).</text:p>
      <text:p text:style-name="P177">3</text:p>
      <text:p text:style-name="Standalone_20_Property"><text:span text:style-name="T401">Troll</text:span> &gt; Mohutný, čtyřruký trollí mutant. Rychlá regenerace všech zranění nezpůsobených ohněm a kyselinou.</text:p>
      <text:list xml:id="list1447092173" text:style-name="L94">
        <text:list-header>
          <text:p text:style-name="P584">Čtyřruký jeskynní troll</text:p>
        </text:list-header>
      </text:list>
      <text:list xml:id="list2927104292" text:style-name="L95">
        <text:list-header>
          <text:p text:style-name="P837"><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2">, </text:span><text:span text:style-name="T1043">Ž</text:span><text:span text:style-name="T1040">ivot</text:span><text:span text:style-name="T1043">y </text:span><text:span text:style-name="T1120">15</text:span></text:p>
          <text:p text:style-name="P425"><text:span text:style-name="T975">Zbroj:</text:span><text:span text:style-name="T1045"> </text:span><text:span text:style-name="T1120">2 (silná kůže)</text:span></text:p>
          <text:p text:style-name="P425"><text:soft-page-break/><text:span text:style-name="T975">Rychlost:</text:span><text:span text:style-name="T1045"> </text:span><text:span text:style-name="T1120">jako </text:span><text:span text:style-name="T1121">chůze</text:span></text:p>
          <text:p text:style-name="P425"><text:span text:style-name="T976">Smysly:</text:span><text:span text:style-name="T1048"> </text:span><text:span text:style-name="T1122">slabý zrak, skvělý čich a sluch</text:span></text:p>
          <text:p text:style-name="P505"><text:span text:style-name="T788">⚔ </text:span><text:span text:style-name="T999">Drápy</text:span><text:span text:style-name="T10">:</text:span><text:span text:style-name="T33"> </text:span><text:span text:style-name="T65">6 + k6, zranění </text:span><text:span text:style-name="T66">2</text:span></text:p>
          <text:p text:style-name="P506"><text:span text:style-name="T291">R</text:span><text:span text:style-name="T268">egenerace: </text:span><text:span text:style-name="T376">J</text:span><text:span text:style-name="T377">eskynní zlobr regeneruje všechna zranění kromě těch způsobených </text:span><text:span text:style-name="T963">ohněm</text:span><text:span text:style-name="T377"> nebo </text:span><text:span text:style-name="T1878">žíravinou</text:span><text:span text:style-name="T377"> rychlostí 1 život za kolo.</text:span></text:p>
          <text:p text:style-name="P506"><text:span text:style-name="T1415">S</text:span><text:span text:style-name="T1418">labiny:</text:span><text:span text:style-name="T1345"> Pokud na jeskynního zlobra dopadne přímé sluneční světlo, natrvalo zkamení.</text:span></text:p>
          <text:p text:style-name="P505"><text:span text:style-name="T291">Nadlidská síla:</text:span><text:span text:style-name="T376"> Člověka dokáže zvednout a odhodit několik metrů daleko a při boji zblízka má +1 ke zranění </text:span><text:span text:style-name="T377">(ve zranění drápy i kladivem už je </text:span><text:span text:style-name="T378">bonus započítaný</text:span><text:span text:style-name="T377">)</text:span><text:span text:style-name="T376">.</text:span></text:p>
        </text:list-header>
      </text:list>
      <text:p text:style-name="Standalone_20_Property"><text:span text:style-name="T401">Pečlivě </text:span><text:span text:style-name="T440">srovnaný</text:span><text:span text:style-name="T401"> sloupec zkrvaveného vybavení</text:span> &gt; Důlnické, gobliní i dobrodružné, bohužel žádné cennosti. Jen pod zohýbanou plátovou zbrojí je skrytý magický bronzový štít s reliéfem vousaté tváře se zavřenýma očima <text:span text:style-name="T1986">(karta </text:span><text:span text:style-name="T310">štít děsu</text:span><text:span text:style-name="T1986">)</text:span>. Je to podobizna Garhaza, pověstného černokněžníka. Při pronesení jeho jména se oči otevřou a kdo do nich pohlédne, propadne panickému strachu.</text:p>
      <text:p text:style-name="P177">4</text:p>
      <text:p text:style-name="Standalone_20_Property"><text:span text:style-name="T401">Hnízdo malé zdivočelé gobliní holčičky</text:span> &gt; Chová se jako agresivní opice. V jejím doupěti je nakradeno 4 zl, 12 st a dva tucty drobných šperků (celkově <text:span text:style-name="T1881">6 zl</text:span>)</text:p>
      <text:list xml:id="list568054227" text:style-name="L96">
        <text:list-header>
          <text:p text:style-name="P838"><text:span text:style-name="T2">F</text:span><text:span text:style-name="T3">yzička </text:span><text:span text:style-name="T92">1</text:span><text:span text:style-name="T3">, Finesa </text:span><text:span text:style-name="T92">2</text:span><text:span text:style-name="T3">, Duše </text:span><text:span text:style-name="T39">1</text:span><text:span text:style-name="T1042">, </text:span><text:span text:style-name="T1043">Ž</text:span><text:span text:style-name="T1040">ivot</text:span><text:span text:style-name="T1043">y </text:span><text:span text:style-name="T1167">6</text:span></text:p>
          <text:p text:style-name="P839"><text:span text:style-name="T788">⚔ </text:span><text:span text:style-name="T900">Boj</text:span><text:span text:style-name="T899">:</text:span><text:span text:style-name="T845"> </text:span><text:span text:style-name="T846">2</text:span><text:span text:style-name="T804"> + k6, zranění </text:span><text:span text:style-name="T846">0</text:span></text:p>
        </text:list-header>
      </text:list>
      <text:h text:style-name="P384" text:outline-level="4"><text:soft-page-break/>5</text:h>
      <text:p text:style-name="Standalone_20_Property"><text:span text:style-name="T401">Osm goblinů</text:span> &gt; Lehké zbroje a kopí. Jeden z nich má vlčí tlamu trčící z hrudi, jeden další má pevné šupiny, a další má namísto krve kyselinu.</text:p>
      <text:list xml:id="list3546282516" text:style-name="L97">
        <text:list-header>
          <text:p text:style-name="P841"><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2">, </text:span><text:span text:style-name="T1043">Ž</text:span><text:span text:style-name="T1040">ivot</text:span><text:span text:style-name="T1043">y </text:span><text:span text:style-name="T1078">7</text:span></text:p>
          <text:p text:style-name="P454"><text:span text:style-name="T54">Z</text:span><text:span text:style-name="T1">broj:</text:span><text:span text:style-name="T20"> 1 (lehká zbroj), </text:span><text:span text:style-name="T24">goblin se šupinami 2</text:span></text:p>
          <text:p text:style-name="P840"><text:span text:style-name="T788">⚔ </text:span><text:span text:style-name="T871">K</text:span><text:span text:style-name="T894">opí</text:span><text:span text:style-name="T865">:</text:span><text:span text:style-name="T798"> </text:span><text:span text:style-name="T805">3</text:span><text:span text:style-name="T804"> + k6, zranění </text:span><text:span text:style-name="T805">1</text:span></text:p>
          <text:p text:style-name="P844"><text:span text:style-name="T805">U </text:span><text:span text:style-name="T798">sebe mají dohromady 3 valouny stříbra (1 zl za každý)</text:span></text:p>
        </text:list-header>
      </text:list>
      <text:p text:style-name="P317">Improvizovaná balista a barikády s bodci</text:p>
      <text:list xml:id="list1182991674" text:style-name="L98">
        <text:list-header>
          <text:p text:style-name="P845"><text:span text:style-name="T788">⚔ </text:span><text:span text:style-name="T895">Balista</text:span><text:span text:style-name="T865">:</text:span><text:span text:style-name="T798"> </text:span><text:span text:style-name="T838">Zranění 4, několik minut nabíjení</text:span></text:p>
        </text:list-header>
      </text:list>
      <text:p text:style-name="P177">6</text:p>
      <text:p text:style-name="Standalone_20_Property"><text:span text:style-name="T401">U stěny uvázaní tři důlníci</text:span><text:span text:style-name="T456"> </text:span><text:span text:style-name="T469">(Ro</text:span><text:span text:style-name="T470">m</text:span><text:span text:style-name="T469">bi, Belefus a Dlouhán)</text:span> &gt; Slabí a zoufalí. <text:span text:style-name="T1987">Dlouhán</text:span> je porostlý hustou srstí a prosí o smrt. Údajně byl vystaven nějaké zelené břečce.</text:p>
      <text:p text:style-name="Standalone_20_Property"><text:span text:style-name="T401">Ohniště s kotlem</text:span> &gt; Ve vývaru kusy důlníků.</text:p>
      <text:p text:style-name="P177">7</text:p>
      <text:p text:style-name="P317">Hromada rozličného harampádí<text:span text:style-name="T456"> </text:span><text:span text:style-name="T518">&gt; M</text:span><text:span text:style-name="T156">ěděné trubky, železné tyče, šrouby, svorky, velké kusy kůže, řemeny, nýty, spousta dřevěných trámků, lišt a prken.</text:span></text:p>
      <text:p text:style-name="Standalone_20_Property"><text:span text:style-name="T401">Pracovní stůl plný vynálezů</text:span> &gt; Rukavice s přidělanými čepelemi na kloubech, velká kuše na střelbu dřevěných bodců <text:span text:style-name="T1990">(zranění 2, krátký dostřel)</text:span> a několikery zjevně nedokončené rozřezané dudy.</text:p>
      <text:p text:style-name="P177">8</text:p>
      <text:p text:style-name="P320"><text:soft-page-break/><text:span text:style-name="T401">Podlaha chodby i místnosti je naplněná bahnem</text:span> &gt; Při šamanově smrti ztuhne jako cement.</text:p>
      <text:p text:style-name="Standalone_20_Property"><text:span text:style-name="T401">Vrásčitý gobliní šaman pokrytý pijavicemi z 1</text:span> &gt; Drzý, vesmeš nepohyblivý, nebude bojovat. Tvrdí, že kdo ho zabije, zemře <text:span text:style-name="T2004">(mluví lámanou obecnou řečí)</text:span>. Když zemře, jeho tělo se rozzáří a povolá tři krvežíznivé démon<text:span text:style-name="T1991">ické dvouhlavé psy</text:span>.</text:p>
      <text:list xml:id="list2423024040" text:style-name="L99">
        <text:list-header>
          <text:p text:style-name="P585">Šaman</text:p>
        </text:list-header>
      </text:list>
      <text:list xml:id="list3043636413" text:style-name="L100">
        <text:list-header>
          <text:p text:style-name="P846"><text:span text:style-name="T2">F</text:span><text:span text:style-name="T3">yzička </text:span><text:span text:style-name="T90">1</text:span><text:span text:style-name="T3">, Finesa </text:span><text:span text:style-name="T90">2</text:span><text:span text:style-name="T3">, Duše </text:span><text:span text:style-name="T91">4</text:span><text:span text:style-name="T1042">, </text:span><text:span text:style-name="T1043">Ž</text:span><text:span text:style-name="T1040">ivot</text:span><text:span text:style-name="T1043">y </text:span><text:span text:style-name="T1164">6</text:span></text:p>
          <text:p text:style-name="P586"><text:span text:style-name="T1203">Démonický d</text:span><text:span text:style-name="T1202">vouhlavý pes</text:span></text:p>
          <text:p text:style-name="P847"><text:span text:style-name="T2">F</text:span><text:span text:style-name="T3">yzička </text:span><text:span text:style-name="T1156">4</text:span><text:span text:style-name="T3">, Finesa </text:span><text:span text:style-name="T1042">2</text:span><text:span text:style-name="T3">, Duše </text:span><text:span text:style-name="T1042">4</text:span><text:span text:style-name="T3">, </text:span><text:span text:style-name="T88">Ž</text:span><text:span text:style-name="T33">ivot</text:span><text:span text:style-name="T88">y </text:span><text:span text:style-name="T1040">1</text:span><text:span text:style-name="T1156">1</text:span></text:p>
          <text:p text:style-name="P426"><text:span text:style-name="T975">Rychlost:</text:span><text:span text:style-name="T1045"> </text:span><text:span text:style-name="T1162">jako p</text:span><text:span text:style-name="T1156">es</text:span></text:p>
          <text:p text:style-name="P426"><text:span text:style-name="T976">Smysly:</text:span><text:span text:style-name="T1048"> </text:span><text:span text:style-name="T1162">jako p</text:span><text:span text:style-name="T1156">es</text:span></text:p>
          <text:p text:style-name="P508"><text:span text:style-name="T788">⚔ </text:span><text:span text:style-name="T974">Z</text:span><text:span text:style-name="T1013">uby</text:span><text:span text:style-name="T10">:</text:span><text:span text:style-name="T33"> </text:span><text:span text:style-name="T1162">5</text:span><text:span text:style-name="T89"> + k6, zranění </text:span><text:span text:style-name="T1162">1</text:span></text:p>
          <text:p text:style-name="P508"><text:span text:style-name="T268">Vzhled:</text:span> <text:span text:style-name="T1358">Č</text:span><text:span text:style-name="T1361">erný dvouhlavý pes velký jako doga.</text:span></text:p>
          <text:p text:style-name="P509"><text:span text:style-name="T1014">Dvě hlavy</text:span><text:span text:style-name="T972">:</text:span><text:span text:style-name="T1039"> </text:span><text:span text:style-name="T1168">B</text:span><text:span text:style-name="T1157">ez postihu útoč</text:span><text:span text:style-name="T1168">í</text:span><text:span text:style-name="T1157"> na dva protivníky najednou.</text:span></text:p>
        </text:list-header>
      </text:list>
      <text:p text:style-name="P177">9</text:p>
      <text:p text:style-name="Standalone_20_Property"><text:span text:style-name="T401">Chodba vedoucí nad stropem 1</text:span> &gt; Část podlahy je iluzorní <text:span text:style-name="T1992">(5 + k6 proti Finese na zachycení)</text:span>. <text:span text:style-name="T1985">Pád</text:span> do vody <text:span text:style-name="T1985">je bezpečný, ale</text:span> probudí chapadlovitou bestii <text:span text:style-name="T1985">(viz 1)</text:span>.</text:p>
      <text:h text:style-name="P384" text:outline-level="4">10</text:h>
      <text:p text:style-name="Standalone_20_Property"><text:span text:style-name="T401">Prázdná místnost</text:span> &gt; Při výraznějším hluku troll z 3 rozrazí gobliny postavenou kamen<text:span text:style-name="T1882">n</text:span>ou bariéru a zaútočí.</text:p>
      <text:p text:style-name="P177">11</text:p>
      <text:p text:style-name="Standalone_20_Property"><text:soft-page-break/><text:span text:style-name="T1883">Nad vstupními dveřmi je připraven kastrol plný jedovatých brouků</text:span> &gt; Spadne na prvního, kdo neopatrně projde.</text:p>
      <text:list xml:id="list1147007448" text:style-name="L101">
        <text:list-header>
          <text:p text:style-name="P848"><text:span text:style-name="T339">Jed </text:span><text:span text:style-name="T341">z brouků</text:span><text:line-break/>10 + k6 proti Fyzičce<text:line-break/><text:span text:style-name="T268">Aplikace:</text:span> kontaktem s pokožkou<text:line-break/><text:span text:style-name="T309">Příznaky:</text:span><text:span text:style-name="T1993"> Silná bolest břicha, slinění, ztráta chuti, zfialovění dásní.</text:span></text:p>
        </text:list-header>
      </text:list>
      <text:p text:style-name="Standalone_20_Property"><text:span text:style-name="T401">Tři kamenné stojany</text:span> &gt; Na nich dort, váza a vycpaný králík. Všechno naplněné jedovatými brouky <text:span text:style-name="T1994">(účinky jedu viz 11)</text:span>.</text:p>
      <text:p text:style-name="P322"><text:span text:style-name="T401">Balvan</text:span> &gt; Pod ním uvězněná malá opečovávaná kolonie jedovat<text:span text:style-name="T1886">ý</text:span>ch brouků <text:span text:style-name="T1994">(účinky jedu viz 11)</text:span>.</text:p>
      <text:p text:style-name="P177">12</text:p>
      <text:p text:style-name="Standalone_20_Property"><text:span text:style-name="T401">Nehybný nemrtvý ogr</text:span> &gt; Zaútočí, jen pokud se postavy přiblíží nebo zaútočí první. V břiše má zašité tři zombie gobliny.</text:p>
      <text:list xml:id="list3824437637" text:style-name="L102">
        <text:list-header>
          <text:p text:style-name="P587">Nemrtvý ogr</text:p>
          <text:p text:style-name="P687"><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49"><text:span text:style-name="T2">F</text:span><text:span text:style-name="T3">yzička </text:span><text:span text:style-name="T64">6</text:span><text:span text:style-name="T3">, Finesa </text:span><text:span text:style-name="T64">2</text:span><text:span text:style-name="T3">, Duše </text:span><text:span text:style-name="T64">3</text:span><text:span text:style-name="T1042">, </text:span><text:span text:style-name="T1043">Ž</text:span><text:span text:style-name="T1040">ivot</text:span><text:span text:style-name="T1043">y </text:span><text:span text:style-name="T1120">1</text:span><text:span text:style-name="T1169">9</text:span></text:p>
          <text:p text:style-name="P427"><text:span text:style-name="T975">Zbroj:</text:span><text:span text:style-name="T1045"> </text:span><text:span text:style-name="T1169">1</text:span><text:span text:style-name="T1120"> (silná kůže)</text:span></text:p>
          <text:p text:style-name="P427"><text:span text:style-name="T975">Rychlost:</text:span><text:span text:style-name="T1045"> </text:span><text:span text:style-name="T1120">jako </text:span><text:span text:style-name="T1121">chůze</text:span></text:p>
          <text:p text:style-name="P428"><text:span text:style-name="T976">Smysly:</text:span><text:span text:style-name="T1048"> </text:span><text:span text:style-name="T1049">magický zrak a sluch</text:span></text:p>
          <text:p text:style-name="P428"><text:span text:style-name="T977">Detekovatelnost</text:span><text:span text:style-name="T978">:</text:span><text:span text:style-name="T1050"> </text:span><text:span text:style-name="T1051">není</text:span><text:span text:style-name="T1050"> vidět pomocí infravidění</text:span></text:p>
          <text:p text:style-name="P510"><text:span text:style-name="T788">⚔<text:tab/></text:span><text:span text:style-name="T1015">Pěsti</text:span><text:span text:style-name="T10">:</text:span><text:span text:style-name="T33"> </text:span><text:span text:style-name="T65">6 + k6, zranění </text:span><text:span text:style-name="T94">1</text:span></text:p>
          <text:p text:style-name="P851"><text:span text:style-name="T9">Nadlidská síla:</text:span><text:span text:style-name="T1"> +1 zranění</text:span></text:p>
          <text:p text:style-name="P635">Zombie goblin</text:p>
          <text:p text:style-name="P850"><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850"><text:span text:style-name="T2">F</text:span><text:span text:style-name="T3">yzička </text:span><text:span text:style-name="T4">3</text:span><text:span text:style-name="T3">, Finesa </text:span><text:span text:style-name="T4">1</text:span><text:span text:style-name="T3">, Duše </text:span><text:span text:style-name="T5">-</text:span><text:span text:style-name="T1042">, </text:span><text:span text:style-name="T1043">Ž</text:span><text:span text:style-name="T1040">ivot</text:span><text:span text:style-name="T1043">y </text:span><text:span text:style-name="T1044">1</text:span><text:span text:style-name="T1170">2</text:span></text:p>
          <text:p text:style-name="P429"><text:span text:style-name="T975">Rychlost:</text:span><text:span text:style-name="T1045"> </text:span><text:span text:style-name="T1046">jako </text:span><text:span text:style-name="T1047">chůze</text:span></text:p>
          <text:p text:style-name="P429"><text:span text:style-name="T976">Smysly:</text:span><text:span text:style-name="T1048"> </text:span><text:span text:style-name="T1049">magický zrak a sluch</text:span></text:p>
          <text:p text:style-name="P429"><text:span text:style-name="T977">Detekovatelnost</text:span><text:span text:style-name="T978">: </text:span><text:span text:style-name="T1051">není</text:span><text:span text:style-name="T1050"> vidět pomocí infravidění</text:span></text:p>
          <text:p text:style-name="P511"><text:span text:style-name="T788">⚔ </text:span><text:span text:style-name="T973">Pařáty</text:span><text:span text:style-name="T974">:</text:span><text:span text:style-name="T1040"> </text:span><text:span text:style-name="T1041">3 + k6, zranění 1</text:span></text:p>
          <text:p text:style-name="P511"><text:span text:style-name="T788">⚔ </text:span><text:span text:style-name="T974">Z</text:span><text:span text:style-name="T984">uby</text:span><text:span text:style-name="T10">:</text:span><text:span text:style-name="T33"> </text:span><text:span text:style-name="T96">3 + k6, zranění 0</text:span></text:p>
          <text:p text:style-name="P853"><text:span text:style-name="Emphasis"><text:span text:style-name="T589">♨</text:span></text:span><text:span text:style-name="Emphasis"><text:span text:style-name="T590"> </text:span></text:span><text:span text:style-name="T96">S</text:span><text:span text:style-name="T1">ilný </text:span><text:span text:style-name="T97">mrtvolný</text:span><text:span text:style-name="T1"> zápach.</text:span></text:p>
          <text:p text:style-name="P512"><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7">13</text:p>
      <text:p text:style-name="Standalone_20_Property"><text:span text:style-name="T401">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98"/>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71"/>
          </table:table-cell>
          <table:table-cell table:style-name="Table1.A1" office:value-type="string">
            <text:p text:style-name="P297">8</text:p>
          </table:table-cell>
          <table:table-cell table:style-name="Table1.A1" office:value-type="string">
            <text:p text:style-name="P297">1</text:p>
          </table:table-cell>
          <table:table-cell table:style-name="Table1.A1" office:value-type="string">
            <text:p text:style-name="P297">7</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6</text:p>
          </table:table-cell>
          <table:table-cell table:style-name="Table1.A1" office:value-type="string">
            <text:p text:style-name="P271"/>
          </table:table-cell>
          <table:table-cell table:style-name="Table1.A1" office:value-type="string">
            <text:p text:style-name="P297">5</text:p>
          </table:table-cell>
        </table:table-row>
        <table:table-row>
          <table:table-cell table:style-name="Table1.A1" office:value-type="string">
            <text:p text:style-name="P297">7</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4</text:p>
          </table:table-cell>
          <table:table-cell table:style-name="Table1.A1" office:value-type="string">
            <text:p text:style-name="P271"/>
          </table:table-cell>
        </table:table-row>
        <table:table-row>
          <table:table-cell table:style-name="Table1.A1" office:value-type="string">
            <text:p text:style-name="P297">2</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6</text:p>
          </table:table-cell>
          <table:table-cell table:style-name="Table1.A1" office:value-type="string">
            <text:p text:style-name="P297">7</text:p>
          </table:table-cell>
          <table:table-cell table:style-name="Table1.A1" office:value-type="string">
            <text:p text:style-name="P297">1</text:p>
          </table:table-cell>
          <table:table-cell table:style-name="Table1.A1" office:value-type="string">
            <text:p text:style-name="P297">9</text:p>
          </table:table-cell>
        </table:table-row>
        <text:soft-page-break/>
        <table:table-row>
          <table:table-cell table:style-name="Table1.A1" office:value-type="string">
            <text:p text:style-name="P297">3</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6</text:p>
          </table:table-cell>
          <table:table-cell table:style-name="Table1.A1" office:value-type="string">
            <text:p text:style-name="P271"/>
          </table:table-cell>
          <table:table-cell table:style-name="Table1.A1" office:value-type="string">
            <text:p text:style-name="P297">5</text:p>
          </table:table-cell>
          <table:table-cell table:style-name="Table1.A1" office:value-type="string">
            <text:p text:style-name="P271"/>
          </table:table-cell>
          <table:table-cell table:style-name="Table1.A1" office:value-type="string">
            <text:p text:style-name="P271"/>
          </table:table-cell>
        </table:table-row>
        <table:table-row>
          <table:table-cell table:style-name="Table1.A1" office:value-type="string">
            <text:p text:style-name="P271"/>
          </table:table-cell>
          <table:table-cell table:style-name="Table1.A1" office:value-type="string">
            <text:p text:style-name="P297">5</text:p>
          </table:table-cell>
          <table:table-cell table:style-name="Table1.A1" office:value-type="string">
            <text:p text:style-name="P297">8</text:p>
          </table:table-cell>
          <table:table-cell table:style-name="Table1.A1" office:value-type="string">
            <text:p text:style-name="P297">4</text:p>
          </table:table-cell>
          <table:table-cell table:style-name="Table1.A1" office:value-type="string">
            <text:p text:style-name="P271"/>
          </table:table-cell>
          <table:table-cell table:style-name="Table1.A1" office:value-type="string">
            <text:p text:style-name="P297">3</text:p>
          </table:table-cell>
          <table:table-cell table:style-name="Table1.A1" office:value-type="string">
            <text:p text:style-name="P297">9</text:p>
          </table:table-cell>
          <table:table-cell table:style-name="Table1.A1" office:value-type="string">
            <text:p text:style-name="P297">6</text:p>
          </table:table-cell>
          <table:table-cell table:style-name="Table1.A1" office:value-type="string">
            <text:p text:style-name="P271"/>
          </table:table-cell>
        </table:table-row>
        <table:table-row>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7</text:p>
          </table:table-cell>
          <table:table-cell table:style-name="Table1.A1" office:value-type="string">
            <text:p text:style-name="P271"/>
          </table:table-cell>
          <table:table-cell table:style-name="Table1.A1" office:value-type="string">
            <text:p text:style-name="P297">2</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8</text:p>
          </table:table-cell>
        </table:table-row>
        <table:table-row>
          <table:table-cell table:style-name="Table1.A1" office:value-type="string">
            <text:p text:style-name="P297">8</text:p>
          </table:table-cell>
          <table:table-cell table:style-name="Table1.A1" office:value-type="string">
            <text:p text:style-name="P297">7</text:p>
          </table:table-cell>
          <table:table-cell table:style-name="Table1.A1" office:value-type="string">
            <text:p text:style-name="P297">3</text:p>
          </table:table-cell>
          <table:table-cell table:style-name="Table1.A1" office:value-type="string">
            <text:p text:style-name="P297">6</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4</text:p>
          </table:table-cell>
        </table:table-row>
        <table:table-row>
          <table:table-cell table:style-name="Table1.A1" office:value-type="string">
            <text:p text:style-name="P271"/>
          </table:table-cell>
          <table:table-cell table:style-name="Table1.A1" office:value-type="string">
            <text:p text:style-name="P297">1</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6</text:p>
          </table:table-cell>
        </table:table-row>
        <table:table-row>
          <table:table-cell table:style-name="Table1.A1" office:value-type="string">
            <text:p text:style-name="P297">6</text:p>
          </table:table-cell>
          <table:table-cell table:style-name="Table1.A1" office:value-type="string">
            <text:p text:style-name="P271"/>
          </table:table-cell>
          <table:table-cell table:style-name="Table1.A1" office:value-type="string">
            <text:p text:style-name="P297">9</text:p>
          </table:table-cell>
          <table:table-cell table:style-name="Table1.A1" office:value-type="string">
            <text:p text:style-name="P271"/>
          </table:table-cell>
          <table:table-cell table:style-name="Table1.A1" office:value-type="string">
            <text:p text:style-name="P271"/>
          </table:table-cell>
          <table:table-cell table:style-name="Table1.A1" office:value-type="string">
            <text:p text:style-name="P297">4</text:p>
          </table:table-cell>
          <table:table-cell table:style-name="Table1.A1" office:value-type="string">
            <text:p text:style-name="P297">3</text:p>
          </table:table-cell>
          <table:table-cell table:style-name="Table1.A1" office:value-type="string">
            <text:p text:style-name="P297">5</text:p>
          </table:table-cell>
          <table:table-cell table:style-name="Table1.A1" office:value-type="string">
            <text:p text:style-name="P271"/>
          </table:table-cell>
        </table:table-row>
      </table:table>
      <text:p text:style-name="P175"/>
      <text:p text:style-name="Text_20_body"><text:span text:style-name="T268">Pravidla sudoku:</text:span> Do prázdných polí doplňte čísla od 1 do 9 tak, aby se <text:span text:style-name="T1995">v každém řádku, každém sloupci a každém čtverci 3x3</text:span> každé číslo nacházelo právě jedenkrát.</text:p>
      <text:p text:style-name="P177">14</text:p>
      <text:p text:style-name="Standalone_20_Property"><text:span text:style-name="T401">Dva svázaní důlníci</text:span><text:span text:style-name="T456"> </text:span><text:span text:style-name="T471">(Peskel a Lar</text:span><text:span text:style-name="T472">d</text:span><text:span text:style-name="T471">)</text:span> &gt; Slabost, roubíky, stopy po pijavicích, horečka.</text:p>
      <text:p text:style-name="P317">Prázdný kožený vak</text:p>
      <text:h text:style-name="P384" text:outline-level="4">15</text:h>
      <text:p text:style-name="Standalone_20_Property"><text:span text:style-name="T401">Nákladní prostor vesmírné lodi</text:span> &gt; V případě ohně (např. pochodně) <text:span text:style-name="T1997">vyhlásí mechanickým hlasem poplach a pokud do třiceti vteřin oheň nezhasne,</text:span> uzavře všechny východy a na několik minut vysaje vzduch z místnosti.</text:p>
      <text:p text:style-name="Standalone_20_Property"><text:span text:style-name="T401">Bedny</text:span> &gt; Jsou ocelové a zapečetěné. <text:span text:style-name="T1996">Uvnitř jsou samoohřevné balíčky potravin.</text:span></text:p>
      <text:p text:style-name="Standalone_20_Property"><text:soft-page-break/><text:span text:style-name="T401">Ve stěně je červená skříňka</text:span> &gt; Obsahuje dýchací masku (náplň na 60 minut) a léčivou pěnu ve spreji (náplň na tři použití, <text:span text:style-name="T1998">léčí 4 + 5kz životů</text:span>).</text:p>
      <text:p text:style-name="P177">16</text:p>
      <text:p text:style-name="Standalone_20_Property"><text:span text:style-name="T401">Muž v oranžové přiléhavé uniformě</text:span> &gt; Leží v bezvědomí. Probere se, <text:span text:style-name="T1999">když na něj někdo promluví, nebo se ho něco dotkne</text:span>. Je to android, který věří, že lidé jsou nižší forma života a měli by sloužit nebo být vyhlazeni. On způsobil ztroskotání lodi.</text:p>
      <text:list xml:id="list117546959" text:style-name="L103">
        <text:list-header>
          <text:p text:style-name="P588">Android</text:p>
          <text:p text:style-name="P688">/* Velikost 6, +4 životy za mechanické tělo */</text:p>
          <text:p text:style-name="P854"><text:span text:style-name="T2">F</text:span><text:span text:style-name="T3">yzička </text:span><text:span text:style-name="T64">6</text:span><text:span text:style-name="T3">, Finesa </text:span><text:span text:style-name="T100">5</text:span><text:span text:style-name="T3">, Duše </text:span><text:span text:style-name="T64">-</text:span><text:span text:style-name="T1042">, </text:span><text:span text:style-name="T1043">Ž</text:span><text:span text:style-name="T1040">ivot</text:span><text:span text:style-name="T1043">y </text:span><text:span text:style-name="T1120">1</text:span><text:span text:style-name="T1171">6</text:span></text:p>
          <text:p text:style-name="P430"><text:span text:style-name="T975">Rychlost:</text:span><text:span text:style-name="T1045"> </text:span><text:span text:style-name="T1120">jako </text:span><text:span text:style-name="T1121">chůze</text:span></text:p>
          <text:p text:style-name="P430"><text:span text:style-name="T976">Smysly:</text:span><text:span text:style-name="T1048"> </text:span><text:span text:style-name="T1171">výborné elektronické smysly</text:span></text:p>
          <text:p text:style-name="P513"><text:span text:style-name="T788">⚔ </text:span><text:span text:style-name="T1015">Pěsti</text:span><text:span text:style-name="T10">:</text:span><text:span text:style-name="T33"> </text:span><text:span text:style-name="T65">6 + k6, zranění </text:span><text:span text:style-name="T94">1</text:span></text:p>
          <text:p text:style-name="P852"><text:span text:style-name="T9">Nadlidská síla:</text:span><text:span text:style-name="T1"> +1 zranění</text:span></text:p>
        </text:list-header>
      </text:list>
      <text:p text:style-name="Standalone_20_Property"><text:span text:style-name="T401">Motor</text:span> &gt; Nefunkční. Schází mu zdroj energie.</text:p>
      <text:p text:style-name="P177">17</text:p>
      <text:p text:style-name="Standalone_20_Property"><text:span text:style-name="T401">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887">š</text:span>ímu, který sen<text:span text:style-name="T2000">z</text:span>ory našli, takže musí být poblíž.</text:p>
      <text:p text:style-name="Standalone_20_Property"><text:span text:style-name="T401">Cryo</text:span><text:span text:style-name="T441">box</text:span> &gt; Muž v modré přiléhavé uniformě zmrazený za oválným sklem.</text:p>
      <text:p text:style-name="P323"><text:soft-page-break/><text:span text:style-name="T401">Ve stěně je červená skříňka</text:span> &gt; Obsahuje laserový blaster <text:s/>a opasek s maskovacím zařízením (baterie na 10 minut neviditelnosti).</text:p>
      <text:list xml:id="list1901234194" text:style-name="L104">
        <text:list-header>
          <text:p text:style-name="P589">Laserový blaster</text:p>
        </text:list-header>
      </text:list>
      <text:list xml:id="list3152890860" text:style-name="L105">
        <text:list-header>
          <text:p text:style-name="P514"><text:span text:style-name="T2001">Zranění 2, krátký dostřel, </text:span>baterie vydrží na 50 výstřelů.</text:p>
        </text:list-header>
      </text:list>
      <text:p text:style-name="P358"/>
      <text:p text:style-name="P177">18</text:p>
      <text:p text:style-name="Standalone_20_Property"><text:span text:style-name="T401">Šest goblinů</text:span> &gt; Kyje a oštěpy. Jeden z nich má zvětšenou hlavu s výraznými zelenými žilami. Je ozbrojen dudům podobným plamenometem a snaží se ostatní přesvědčit, aby přestali poslouchat Matku <text:span text:style-name="T2005">(mluví obecnou skřetí řečí)</text:span>.</text:p>
      <text:list xml:id="list2118815918" text:style-name="L106">
        <text:list-header>
          <text:p text:style-name="P855"><text:span text:style-name="T2">F</text:span><text:span text:style-name="T3">yzička </text:span><text:span text:style-name="T39">2</text:span><text:span text:style-name="T3">, Finesa </text:span><text:span text:style-name="T39">3</text:span><text:span text:style-name="T3">, Duše </text:span><text:span text:style-name="T39">1</text:span><text:span text:style-name="T1042">, </text:span><text:span text:style-name="T1043">Ž</text:span><text:span text:style-name="T1040">ivot</text:span><text:span text:style-name="T1043">y </text:span><text:span text:style-name="T1078">7</text:span></text:p>
          <text:p text:style-name="P455"><text:span text:style-name="T54">Z</text:span><text:span text:style-name="T1">broj:</text:span><text:span text:style-name="T20"> 1 (lehká zbroj)</text:span></text:p>
          <text:p text:style-name="P855"><text:span text:style-name="T788">⚔ </text:span><text:span text:style-name="T896">Oštěp</text:span><text:span text:style-name="T865">:</text:span><text:span text:style-name="T798"> </text:span><text:span text:style-name="T805">3</text:span><text:span text:style-name="T804"> + k6, zranění </text:span><text:span text:style-name="T805">1</text:span></text:p>
          <text:p text:style-name="P855"><text:span text:style-name="T788">⚔ </text:span><text:span text:style-name="T896">Kyj</text:span><text:span text:style-name="T871">:</text:span><text:span text:style-name="T805"> </text:span><text:span text:style-name="T839">2</text:span><text:span text:style-name="T804"> + k6, zranění </text:span><text:span text:style-name="T805">1</text:span></text:p>
          <text:p text:style-name="P590"><text:span text:style-name="T916">Improvizovaný p</text:span><text:span text:style-name="T915">lamenomet</text:span></text:p>
          <text:p text:style-name="P856"><text:span text:style-name="T798">Fines + k6 proti Finese, zranění 3kz ohněm. Zasahuje vše v </text:span><text:span text:style-name="T865">kontaktní vzdálenosti</text:span><text:span text:style-name="T798"> před plamenometem.</text:span></text:p>
          <text:p text:style-name="P857"><text:span text:style-name="T798">Při každém zášlehu je šance 1 ze 6, </text:span><text:span text:style-name="T840">že</text:span><text:span text:style-name="T798"> místo útoku zraní za 3kz ohněm plamenometčíka a plamenomet </text:span><text:span text:style-name="T841">se</text:span><text:span text:style-name="T798"> zničí.</text:span></text:p>
        </text:list-header>
      </text:list>
      <text:p text:style-name="P317">Ohniště</text:p>
      <text:p text:style-name="P317">Podél stěn slamníky</text:p>
      <text:p text:style-name="P177">19</text:p>
      <text:p text:style-name="P317"><text:soft-page-break/>Na hácích ze stropu zavěšená vykuchaná těla psů a důlníků</text:p>
      <text:p text:style-name="P313">Tajné kamenné dveře vedou do 22</text:p>
      <text:h text:style-name="P384" text:outline-level="4">20</text:h>
      <text:p text:style-name="Standalone_20_Property"><text:span text:style-name="T401">Organické stěny</text:span> &gt; Krvácejí z řezných ran. Pokud jim pomůžete (kouzlem, lektvarem, zašitím, vymytím apod.), místnost zrůžoví a začne vá<text:span text:style-name="T2002">m</text:span> po<text:span text:style-name="T2002">máhat</text:span>. Otevírat “dveře”, vypouštět léčivý nebo smrtelný plyn apod.</text:p>
      <text:p text:style-name="P177">21</text:p>
      <text:p text:style-name="P324"><text:span text:style-name="T401">Obrovská gobliní matrona</text:span> &gt; Morbidně obézní, tři páry prsů a rukou, čtyři nohy a ocas. Dokáže vychrchlat a plivnout kyselin<text:span text:style-name="T2003">u</text:span> až za propast.</text:p>
      <text:list xml:id="list2698966327" text:style-name="L107">
        <text:list-header>
          <text:p text:style-name="P636">Zmutovaná gobliní matrona</text:p>
          <text:p text:style-name="P858"><text:span text:style-name="T2">/</text:span><text:span text:style-name="T101">* </text:span><text:span text:style-name="T102">velikost 8 */</text:span></text:p>
          <text:p text:style-name="P858"><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042">, </text:span><text:span text:style-name="T1043">Ž</text:span><text:span text:style-name="T1040">ivot</text:span><text:span text:style-name="T1043">y </text:span><text:span text:style-name="T1172">13</text:span></text:p>
          <text:p text:style-name="P859"><text:span text:style-name="T1016">R</text:span><text:span text:style-name="T972">ychlost:</text:span><text:span text:style-name="T1039"> jako chůze<text:line-break/></text:span><text:span text:style-name="T976">Smysly:</text:span><text:span text:style-name="T1048"> </text:span><text:span text:style-name="T1093">čich a chuť </text:span><text:span text:style-name="T1094">jako člověk, výborný sluch </text:span><text:span text:style-name="T1093">a vidění v šeru</text:span></text:p>
          <text:p text:style-name="P515"><text:span text:style-name="T788">⚔ </text:span><text:span text:style-name="T897">Plivnutí kyseliny</text:span><text:span text:style-name="T870">:</text:span><text:span text:style-name="T804"> </text:span><text:span text:style-name="T843">5</text:span><text:span text:style-name="T804"> + k6, zranění </text:span><text:span text:style-name="T842">5 kz žíravinou</text:span></text:p>
          <text:list>
            <text:list-item>
              <text:p text:style-name="P515">1 kolo natahování slin</text:p>
            </text:list-item>
          </text:list>
          <text:p text:style-name="P516"><text:span text:style-name="T788">⚔ </text:span><text:span text:style-name="T898">Boj zblízka:</text:span><text:span text:style-name="T843"> 5 + k6, zranění 0</text:span></text:p>
        </text:list-header>
      </text:list>
      <text:p text:style-name="Standalone_20_Property"><text:span text:style-name="T401">Dva gobliní sluhové</text:span> &gt; Mají kýble a polévají matronu zářivě zelenou tekutinou.</text:p>
      <text:list xml:id="list155636804447102" text:continue-list="list3546282516" text:style-name="L97">
        <text:list-header>
          <text:p text:style-name="P842"><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042">, </text:span><text:span text:style-name="T1043">Ž</text:span><text:span text:style-name="T1040">ivot</text:span><text:span text:style-name="T1043">y </text:span><text:span text:style-name="T1078">7</text:span></text:p>
        </text:list-header>
      </text:list>
      <text:p text:style-name="Standalone_20_Property"><text:span text:style-name="T401">Osm gobliních dětí</text:span> &gt; Pobíhají kolem jako zvířata.</text:p>
      <text:list xml:id="list155638123193082" text:continue-numbering="true" text:style-name="L97">
        <text:list-header>
          <text:p text:style-name="P843"><text:span text:style-name="T2">F</text:span><text:span text:style-name="T3">yzička </text:span><text:span text:style-name="T103">1</text:span><text:span text:style-name="T3">, Finesa </text:span><text:span text:style-name="T99">2</text:span><text:span text:style-name="T3">, Duše </text:span><text:span text:style-name="T39">1</text:span><text:span text:style-name="T1042">, </text:span><text:span text:style-name="T1043">Ž</text:span><text:span text:style-name="T1040">ivot</text:span><text:span text:style-name="T1043">y </text:span><text:span text:style-name="T1173">4</text:span></text:p>
          <text:p text:style-name="P507"><text:span text:style-name="T788">⚔ </text:span><text:span text:style-name="T898">Boj zblízka</text:span><text:span text:style-name="T843">: </text:span><text:span text:style-name="T844">2 + k6, zranění 0</text:span></text:p>
        </text:list-header>
      </text:list>
      <text:p text:style-name="Standalone_20_Property"><text:span text:style-name="T401">Propast</text:span> &gt; Stěny pokryté neuvěřitelně bohatými stříbrnými žilami, dno v nedohlednu, lze překročit po vratkém dřevěném můstku.</text:p>
      <text:p text:style-name="P177">22</text:p>
      <text:p text:style-name="Standalone_20_Property"><text:span text:style-name="T401">Na dně dřevěného lavoru s vodou leží zářivě zelený chaotitový orb</text:span><text:span text:style-name="T456"> </text:span><text:span text:style-name="T473">(karta)</text:span> &gt; Všechna kouzla seslaná s pomocí orbu jsou výrazně silnejší. Každých sedm dní v jeho přítomnosti je šance na náhodnou mutaci. Orb by byl dostatečným zdrojem energie pro cestovatele v 17.</text:p>
      <text:h text:style-name="P372" text:outline-level="2"><text:bookmark-start text:name="__RefHeading___Toc22766_41530725"/>Sump<text:bookmark-end text:name="__RefHeading___Toc22766_41530725"/></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272">Event:</text:span><text:span text:style-name="T1661"> V poledne bude soud.</text:span></text:p>
      <text:list xml:id="list1486444732" text:style-name="L108">
        <text:list-item>
          <text:p text:style-name="P860">Představení na návsi. Rybář obviňuje svého souseda, sběrače mechů, že mu ukradl loď <text:span text:style-name="T1658">(ukradl ji někdo jiný, kdo se chtěl dostat k ještěrcům)</text:span>.</text:p>
          <text:list>
            <text:list-item>
              <text:p text:style-name="P861">Rybář se pokouší předvádět loupež lodě.</text:p>
            </text:list-item>
            <text:list-item>
              <text:p text:style-name="P861"><text:soft-page-break/>Sběrač mechů předvádí komedii (rybář chytil velrybu a svolá postupně celou vesnici, aby mu šla pomoct).</text:p>
            </text:list-item>
            <text:list-item>
              <text:p text:style-name="P861"><text:span text:style-name="T1659">Starosta dá rybáři pokutu (musí sběrači mechů po celej rok zdarma dávat ryby)</text:span>.</text:p>
            </text:list-item>
          </text:list>
        </text:list-item>
      </text:list>
      <text:p text:style-name="P94">Starosta <text:span text:style-name="T1660">Kuruk</text:span></text:p>
      <text:p text:style-name="P174">Kudůk, šedivé vlasy, výrazný zrzavý knír.</text:p>
      <text:list xml:id="list3914738261" text:style-name="L109">
        <text:list-item>
          <text:p text:style-name="P862"><text:span text:style-name="T1658">V bažině se mi ztrácí lidi. Nemám, co bych nabídnul. Jsou tam nějaký ruiny, v mládí jsem se tam toulal. Pošlu s váma </text:span><text:span text:style-name="T1285">s</text:span><text:span text:style-name="T1286">yna</text:span><text:span text:style-name="T1658">, pokud se tam chcete vypravit.</text:span></text:p>
          <text:list>
            <text:list-item>
              <text:p text:style-name="P863">Průvodce ukáže jak ziggurat, tak měsíční oltář.</text:p>
            </text:list-item>
          </text:list>
        </text:list-item>
      </text:list>
      <text:p text:style-name="P95">Starostův syn Bekel</text:p>
      <text:p text:style-name="P173"><text:span text:style-name="T1980">Kudůk, zrzavé vlasy, řídké vousy.</text:span> <text:span text:style-name="T1657">Poseroutka.</text:span></text:p>
      <text:h text:style-name="Heading_20_2" text:outline-level="2"><text:bookmark-start text:name="__RefHeading___Toc22768_41530725"/><text:span text:style-name="T1975">S</text:span>vatyně nekonečných možností<text:bookmark-end text:name="__RefHeading___Toc22768_41530725"/></text:h>
      <text:p text:style-name="P78">Skalní chrám plný soch krásných, bohatých a šťastných lidí. V centru se mramorový drak sklání nad stříbrnou kropenkou se zlatou rybkou, která každému splní jedno přání, vždy ovšem s n<text:span text:style-name="T1973">ějakým zádrhelem</text:span>. Kdo ji osvobod<text:span text:style-name="T1663">í</text:span> a odnesete do řeky, jezera či moře, spatří její proměnu ve zlatého draka a dostane se mu jednoho skutečného přání.</text:p>
      <text:h text:style-name="Heading_20_2" text:outline-level="2"><text:bookmark-start text:name="__RefHeading___Toc22770_41530725"/><text:soft-page-break/>Trehern<text:bookmark-end text:name="__RefHeading___Toc22770_41530725"/></text:h>
      <text:p text:style-name="P60">Izolovaná vesnice bez jakéhokoli opevnění. Cizincům zákaz zbraní. Namísto <text:span text:style-name="T1781">Voroka</text:span> vzývají zdejší lidé místní bohyni Theiu. Jde o přesvědčivou, vychytralou a dobromyslnou čarodějku, která vesnici brání a pomáhá.</text:p>
      <text:p text:style-name="P96">Hobitka „Mamina“</text:p>
      <text:p text:style-name="P203">Je to matka docela velkého klanu: Má 7 dcer a 8 synů a ti mají zase svoje rodiny. Korpulentní, ale čiperná dáma s přívětivou tváří. Je strašně milá a ráda pomůže a poradí, neustále ale komanduje svoje děti a vnoučata:</text:p>
      <text:list xml:id="list2550137138" text:style-name="L110">
        <text:list-header>
          <text:p text:style-name="P864">„Kam to neseš? Postav to sem! Řekla jsem ti přece, že máš nejdřív vytřít podlahu!“</text:p>
        </text:list-header>
      </text:list>
      <text:p text:style-name="P145"><text:span text:style-name="T275">Drb</text:span><text:span text:style-name="T276">y</text:span><text:span text:style-name="T275">:</text:span></text:p>
      <text:list xml:id="list2990935062" text:style-name="L111">
        <text:list-item>
          <text:p text:style-name="P866">Pán Hardenské tvrze zešílel a snědl všechny své poddané. <text:span text:style-name="T2030">Zřejmě za tím je nějaké prokletí.</text:span></text:p>
        </text:list-item>
        <text:list-item>
          <text:p text:style-name="P865"><text:span text:style-name="T1786">Vesnici Sump ovládá b</text:span>láznivý starosta Kuruk <text:span text:style-name="T1786">pomocí obří gorily.</text:span> <text:span text:style-name="T1786">S</text:span>pory rozsuzuje podle kvality divadelního představení, které je žalobce i obžalovaný nucen odehrát na návesním pódiu.</text:p>
        </text:list-item>
      </text:list>
      <text:h text:style-name="Heading_20_5" text:outline-level="5">Thei<text:span text:style-name="T1783">a</text:span></text:h>
      <text:p text:style-name="P143">Mladá žena v prostých šatech s věncem z květů na hlavě.</text:p>
      <text:list xml:id="list2516080060" text:style-name="L112">
        <text:list-item>
          <text:p text:style-name="P867">Umí léčit (včetně lykantropie), lámat kletby a vyhánět démony.</text:p>
          <text:list>
            <text:list-item>
              <text:p text:style-name="P867"><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68">Myšlenky číst neumí, to je fáma.</text:p>
        </text:list-item>
      </text:list>
      <text:h text:style-name="Heading_20_5" text:outline-level="5">Ag<text:span text:style-name="T1782">a</text:span>r<text:span text:style-name="T1782">i</text:span>a</text:h>
      <text:p text:style-name="P142">Vysoká <text:span text:style-name="T1784">štíhlá</text:span> žena s černou pletí a šátkem na hlavě.</text:p>
      <text:list xml:id="list1865839073" text:style-name="L113">
        <text:list-item>
          <text:p text:style-name="P869"><text:span text:style-name="T202">V</text:span><text:span text:style-name="T523">e skute</text:span><text:span text:style-name="T202">čnosti elfka, uši skrývá pod šátkem. </text:span><text:span text:style-name="T206">Kněžka starých elfských bohů.</text:span><text:span text:style-name="T202"> V</text:span><text:span text:style-name="T523">elmi star</text:span><text:span text:style-name="T202">á. </text:span><text:span text:style-name="T204">V Trehernu se jí bojí, vyhání ji </text:span><text:span text:style-name="T205">(kamenováním)</text:span><text:span text:style-name="T204">.</text:span></text:p>
        </text:list-item>
        <text:list-item>
          <text:p text:style-name="P816"><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16"><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375" text:outline-level="2"><text:bookmark-start text:name="__RefHeading___Toc13849_1990953305"/>Tross <text:span text:style-name="T1879">(město)</text:span><text:bookmark-end text:name="__RefHeading___Toc13849_1990953305"/></text:h>
      <text:p text:style-name="P172"><text:span text:style-name="Emphasis"><text:span text:style-name="T663">H</text:span></text:span><text:span text:style-name="Emphasis"><text:span text:style-name="T662">l</text:span></text:span><text:span text:style-name="Emphasis"><text:span text:style-name="T663">avní</text:span></text:span><text:span text:style-name="Emphasis"><text:span text:style-name="T662"> město </text:span></text:span><text:span text:style-name="Emphasis"><text:span text:style-name="T663">Trosského údolí a sídlo</text:span></text:span><text:span text:style-name="Emphasis"><text:span text:style-name="T640"> </text:span></text:span><text:span text:style-name="Emphasis"><text:span text:style-name="T659">vládce</text:span></text:span><text:span text:style-name="Emphasis"><text:span text:style-name="T640"> Brakvila. </text:span></text:span><text:span text:style-name="Emphasis"><text:span text:style-name="T663">Kraj</text:span></text:span><text:span text:style-name="Emphasis"><text:span text:style-name="T640"> po vyschnutí stříbrných dolů chudne, ale </text:span></text:span><text:span text:style-name="Emphasis"><text:span text:style-name="T663">vl</text:span></text:span><text:span text:style-name="Emphasis"><text:span text:style-name="T692">a</text:span></text:span><text:span text:style-name="Emphasis"><text:span text:style-name="T663">d</text:span></text:span><text:span text:style-name="Emphasis"><text:span text:style-name="T664">ař</text:span></text:span><text:span text:style-name="Emphasis"><text:span text:style-name="T640"> si nic nepřipouští. </text:span></text:span><text:span text:style-name="Emphasis"><text:span text:style-name="T661">D</text:span></text:span><text:span text:style-name="Emphasis"><text:span text:style-name="T752">omy</text:span></text:span><text:span text:style-name="Emphasis"><text:span text:style-name="T640"> jsou nově omítnuté a ulice jsou poseté stánky a kejklíři. Obchod se nesmí zastavit.</text:span></text:span></text:p>
      <text:h text:style-name="P378" text:outline-level="3">Počasí</text:h>
      <text:p text:style-name="P171"><text:span text:style-name="Emphasis"><text:span text:style-name="T693">Viz Trosské pláně.</text:span></text:span></text:p>
      <text:h text:style-name="Heading_20_3" text:outline-level="3"><text:soft-page-break/><text:span text:style-name="T1763">Město ve dne (k12</text:span><text:span text:style-name="T136">)</text:span></text:h>
      <text:list xml:id="list3022179963" text:style-name="L114">
        <text:list-item>
          <text:p text:style-name="P870">Postavy jsou svědky krádeže. Nechají zloděje uniknout bez povšimnutí? (má kontakt ke Stínu)</text:p>
        </text:list-item>
      </text:list>
      <text:list xml:id="list3504124748" text:style-name="L115">
        <text:list-item>
          <text:p text:style-name="P871">Zloděj je <text:span text:style-name="T1710">kudrnatý</text:span> kudůk <text:span text:style-name="T1711">s křivým usměvem</text:span> jménem Křivák.</text:p>
        </text:list-item>
      </text:list>
      <text:list xml:id="list155637292300009" text:continue-list="list3022179963" text:style-name="L114">
        <text:list-item>
          <text:p text:style-name="P870">Nahá dívka jen v potrhaném plášti a se strachem v očích proběhne přes ulici do dvora. Ve dvoře na zachránce čeká připravená skupina zlodějů.</text:p>
        </text:list-item>
        <text:list-item>
          <text:p text:style-name="P870">Několik vandalů há<text:span text:style-name="T1689">zí</text:span> kameny na dům starého pána. Děda jim <text:span text:style-name="T1689">naservíroval</text:span> otrávenou polívku a okradl je. Chlapci se bojí jeho jedů, ale chtějí si to s ním vyříkat.</text:p>
        </text:list-item>
      </text:list>
      <text:list xml:id="list1983471239" text:style-name="L116">
        <text:list-item>
          <text:p text:style-name="P705">Pověstná družina dobrodruhů se chce dát dohromady s hráčskou skupinou pro společnou výpravu do některého z dungeonů. Jsou hajzlové a klidně nechají hráče jít jako první s namířenou kuší do zad.</text:p>
        </text:list-item>
        <text:list-item>
          <text:p text:style-name="P706">Bard zpívá o jednom z hráčů a milence kapitána stráží. Nevinná zábava nebo po hráčích někdo jde?</text:p>
        </text:list-item>
      </text:list>
      <text:h text:style-name="Heading_20_3" text:outline-level="3"><text:span text:style-name="T1763">Město v</text:span> noci (d8)</text:h>
      <text:list xml:id="list1230093666" text:style-name="L117">
        <text:list-item>
          <text:p text:style-name="P872">Z obou stran se k vám přibližují hladoví psi s pěnou u huby.</text:p>
        </text:list-item>
        <text:list-item>
          <text:p text:style-name="P872">Slizký žebrák masturbujíc nakukuje do úzké uličky odkud se ozývá ženský křik. Žena tam ve špíně rodí.</text:p>
        </text:list-item>
        <text:list-item>
          <text:p text:style-name="P872">Vyvolávač láká všechny pány na exotické elfky do vyhlášeného nevěstince. Banda hrdlořezů přestane kopat do žebráka a se siláckými řečmi se tam vydává.</text:p>
        </text:list-item>
        <text:list-item>
          <text:p text:style-name="P872"><text:soft-page-break/>Z ulice vpravo se ozývá praskání a čvachtavé zvuky. Kdysodlak tam požírá starou paní. Při prvním zranění se promění v malého chlapce, který netuší, co se s ním stalo, kde je, a proč je pokrytý krví <text:span text:style-name="T1785">(je nakažený lykantropií)</text:span>.</text:p>
        </text:list-item>
        <text:list-item>
          <text:p text:style-name="P872"><text:span text:style-name="Emphasis"><text:span text:style-name="T640">Hrozivě vyhlížející </text:span></text:span><text:span text:style-name="Emphasis"><text:span text:style-name="T667">kroll</text:span></text:span><text:span text:style-name="Emphasis"><text:span text:style-name="T640"> táhne po ulici cukající se pytel. Vleče v něm </text:span></text:span><text:span text:style-name="Emphasis"><text:span text:style-name="T660">dítě.</text:span></text:span></text:p>
        </text:list-item>
      </text:list>
      <text:list xml:id="list978872815" text:style-name="L118">
        <text:list-item>
          <text:list>
            <text:list-header>
              <text:p text:style-name="P873"><text:span text:style-name="Emphasis"><text:span text:style-name="T668">Fyzička 4, Finesa 2, Duše 1, Životy 11</text:span></text:span></text:p>
            </text:list-header>
            <text:list-item>
              <text:p text:style-name="P874"><text:span text:style-name="Emphasis"><text:span text:style-name="T665">Vleče ho do vily Filomény Karské, </text:span></text:span><text:span text:style-name="Emphasis"><text:span text:style-name="T666">kde ho dvorní čaroděj Bareus Karsavar použije k provedení omlazovacího rituálu (viz událost </text:span></text:span><text:span text:style-name="Emphasis"><text:span text:style-name="T721">Zombie incident </text:span></text:span><text:span text:style-name="Emphasis"><text:span text:style-name="T753"><text:s/>v</text:span></text:span><text:span text:style-name="Emphasis"><text:span text:style-name="T754">e vile Filomény Karské</text:span></text:span><text:span text:style-name="Emphasis"><text:span text:style-name="T666">)</text:span></text:span><text:span text:style-name="Emphasis"><text:span text:style-name="T665">.</text:span></text:span></text:p>
            </text:list-item>
          </text:list>
        </text:list-item>
      </text:list>
      <text:h text:style-name="Heading_20_3" text:outline-level="3">Pevnost</text:h>
      <text:p text:style-name="P85">Nádvoří dominuje vladařův <text:span text:style-name="T559">palác</text:span> a vysoká <text:span text:style-name="T559">hlavní věž</text:span>. Trochu <text:s/>bokem jsou <text:span text:style-name="T559">kasárna</text:span>.</text:p>
      <text:h text:style-name="Heading_20_4" text:outline-level="4">Palác</text:h>
      <text:p text:style-name="Text_20_body"><text:span text:style-name="T1690">Palác zvenku vypadá velkolepě, ale uvnitř je překvapivě strohý.</text:span> <text:span text:style-name="T1690">Na chodbách jsou stráže.</text:span></text:p>
      <text:h text:style-name="Heading_20_5" text:outline-level="5">Marak Brakvil</text:h>
      <text:p text:style-name="P73">Hubený, vysoký aristokrat s prošedivělými vlasy.</text:p>
      <text:p text:style-name="P66">Vládce Trossu.</text:p>
      <text:list xml:id="list3781041173" text:style-name="L119">
        <text:list-item>
          <text:p text:style-name="P876"><text:span text:style-name="T1287">A</text:span><text:span text:style-name="T1273">rogantní</text:span></text:p>
        </text:list-item>
        <text:list-item>
          <text:p text:style-name="P532">Nemá rád změny</text:p>
        </text:list-item>
        <text:list-item>
          <text:p text:style-name="P532"><text:soft-page-break/>Strnulý výraz</text:p>
        </text:list-item>
        <text:list-item>
          <text:p text:style-name="P532">Nikdy neopouští tvrz</text:p>
        </text:list-item>
        <text:list-item>
          <text:p text:style-name="P533">Jeho syn <text:span text:style-name="T1989">Dalvar</text:span> je pro něj trpkým zklamáním</text:p>
        </text:list-item>
        <text:list-item>
          <text:p text:style-name="P877"><text:span text:style-name="T1273">Od dětství se přátelí s velmožem </text:span><text:span text:style-name="Emphasis"><text:span text:style-name="T1288">Bali</text:span></text:span><text:span text:style-name="Emphasis"><text:span text:style-name="T1273">em</text:span></text:span><text:span text:style-name="Emphasis"><text:span text:style-name="T1289"> Valen</text:span></text:span><text:span text:style-name="Emphasis"><text:span text:style-name="T1273">em (viz Krvavá vila)</text:span></text:span></text:p>
        </text:list-item>
        <text:list-item>
          <text:p text:style-name="P878"><text:span text:style-name="Emphasis"><text:span text:style-name="T1387">Audienci rozhodně neudělí trhanům (alespoň jedna z postav by měla mít měšťanský nebo lepší oděv)</text:span></text:span></text:p>
        </text:list-item>
        <text:list-item>
          <text:p text:style-name="P875"><text:span text:style-name="Emphasis"><text:span text:style-name="T1385">Pokud mu postavy nabídnou, že vyčistí stříbrný důl, slíbí jim za to 25</text:span></text:span><text:span text:style-name="T1310"> zl (nemá vcelku moc ztratit, platí </text:span><text:span text:style-name="T1385">ale</text:span><text:span text:style-name="T1310"> až za vyčištěný důl) </text:span><text:span text:style-name="T1385">a nechá jim vystavit glejt s pověřením.</text:span></text:p>
          <text:list>
            <text:list-item>
              <text:p text:style-name="P879"><text:span text:style-name="Emphasis"><text:span text:style-name="T1385">Po</text:span></text:span><text:span text:style-name="Emphasis"><text:span text:style-name="T1309">k</text:span></text:span><text:span text:style-name="Emphasis"><text:span text:style-name="T1385">ud u toho bude j</text:span></text:span><text:span text:style-name="Emphasis"><text:span text:style-name="T1309">eho</text:span></text:span><text:span text:style-name="Emphasis"><text:span text:style-name="T1279"> syn </text:span></text:span><text:span text:style-name="Emphasis"><text:span text:style-name="T1385">Dalvar,</text:span></text:span><text:span text:style-name="Emphasis"><text:span text:style-name="T1279"> b</text:span></text:span><text:span text:style-name="Emphasis"><text:span text:style-name="T1277">ude</text:span></text:span><text:span text:style-name="Emphasis"><text:span text:style-name="T1279"> trvat na tom, že se k výpravě přidá. </text:span></text:span><text:span text:style-name="Emphasis"><text:span text:style-name="T1309">Vezme s sebou tři další urozené mladíky</text:span></text:span><text:span text:style-name="Emphasis"><text:span text:style-name="T1279"> </text:span></text:span><text:span text:style-name="Emphasis"><text:span text:style-name="T1277">(ať už se přidá k postavám nebo ne) </text:span></text:span><text:span text:style-name="Emphasis"><text:span text:style-name="T1385">a pokud je ve městě </text:span></text:span><text:span text:style-name="Emphasis"><text:span text:style-name="T1386">vládce sousedního kraje (viz Události), k výpravě se přidá také jeho dcera Sofia (přemluví Dalvara, aby jí vzal ssebou)</text:span></text:span><text:span text:style-name="Emphasis"><text:span text:style-name="T1279">.</text:span></text:span></text:p>
            </text:list-item>
          </text:list>
        </text:list-item>
      </text:list>
      <text:h text:style-name="Heading_20_5" text:outline-level="5">Dalvar Brakvil</text:h>
      <text:p text:style-name="P88">Štíhlý mladík <text:s/>v drahých šatech s pohrdavým výrazem.</text:p>
      <text:p text:style-name="P66">Syn vládce Trossu</text:p>
      <text:list xml:id="list429571129" text:style-name="L120">
        <text:list-item>
          <text:p text:style-name="P534">Chce získat slávu</text:p>
        </text:list-item>
        <text:list-item>
          <text:p text:style-name="P534">Obyčejní lidé jsou pro něj podřadní</text:p>
        </text:list-item>
        <text:list-item>
          <text:p text:style-name="P534">Podniká riskantní dobrodružné výprav<text:span text:style-name="T1691">y</text:span></text:p>
        </text:list-item>
        <text:list-item>
          <text:p text:style-name="P534">Mluví o sobě ve třetí osobě, vždy se tituje „urozený“, <text:span text:style-name="T1691">n</text:span>apř.: „Urozený Dalvar s tím nesouhlasí“</text:p>
        </text:list-item>
      </text:list>
      <text:h text:style-name="Heading_20_4" text:outline-level="4"><text:soft-page-break/><text:span text:style-name="T1764">Hlavní v</text:span>ěž pevnosti</text:h>
      <text:p text:style-name="P82">Před věží jsou dva muži na stráži. Uvnitř je pět pater spojených točitým schodištěm.</text:p>
      <text:p text:style-name="P24">1. patro</text:p>
      <text:p text:style-name="P80"><text:span text:style-name="T401">Stoly pokryté desítkami svitků, </text:span><text:span text:style-name="T407">police plné knih</text:span><text:span text:style-name="T1669"> </text:span><text:span text:style-name="T510">&gt; k</text:span><text:span text:style-name="T137">roniky a cestopisy z celého světa, spousta deníků </text:span><text:span text:style-name="T139">s</text:span><text:span text:style-name="T137"> poznámkami z výzkumu.</text:span></text:p>
      <text:p text:style-name="P24"><text:span text:style-name="T1668">2</text:span>. patro</text:p>
      <text:p text:style-name="P83"><text:span text:style-name="T408">Stoly s</text:span><text:span text:style-name="T401"> křivulemi </text:span><text:span text:style-name="T409">a </text:span><text:span text:style-name="T401">baňkami, ze kterých se neustále kouří. </text:span><text:span text:style-name="T410">Police plné nádob různých tvarů a velikostí</text:span><text:span text:style-name="T1671"> </text:span><text:span text:style-name="T511">&gt; </text:span><text:span text:style-name="T140">vybavená aclhymistická laboratoř. A</text:span><text:span text:style-name="T511">lchymista by si </text:span><text:span text:style-name="T140">odtud</text:span><text:span text:style-name="T511"> mohl odn</text:span><text:span text:style-name="T140">ést 50 magů surovin, </text:span><text:span text:style-name="T141">pán věže na to ale asi bude mít jiný názor.</text:span></text:p>
      <text:p text:style-name="P24">3. patro</text:p>
      <text:p text:style-name="P81"><text:span text:style-name="T1668">Stoly s n</text:span>ádobami s naloženými mozky a jinými orgány, <text:span text:style-name="T1669">v policích klícky se živými myšmi a ptáky. </text:span>Pod <text:span text:style-name="T1672">s</text:span>trop<text:span text:style-name="T1672">em</text:span> visí vycpaný krokodýl obtočený obřím hadem.</text:p>
      <text:p text:style-name="P24">4. patro</text:p>
      <text:p text:style-name="P86"><text:span text:style-name="T1670">C</text:span>elou podlahu pokrývá velký rituální kruh se spoustou svic a magických symbolů. <text:span text:style-name="T1669">U stěn jsou police plné kouzelných fetišů a dalších magických pomůcek.</text:span></text:p>
      <text:list xml:id="list2053134676" text:style-name="L121">
        <text:list-item>
          <text:p text:style-name="P880">V regál<text:span text:style-name="T1692">ech </text:span>jsou svitky <text:span text:style-name="T1692">s přivolávacími rituály (různé druhy </text:span>démonů – <text:span text:style-name="T1692">vyvolávač dopředu neví, co přivolá)</text:span>. <text:span text:style-name="T1694">Provedením rituálu pozpátku je možné démona odeslat zpět, odkud přišel (posednutá osoba musí být přítomna).</text:span></text:p>
        </text:list-item>
      </text:list>
      <text:list xml:id="list4181714135" text:style-name="L122">
        <text:list-item>
          <text:p text:style-name="P881"><text:span text:style-name="T268">Démon zla</text:span> (panenská krev, vlasy starého může, čerstvé kopřivy)</text:p>
        </text:list-item>
        <text:list-item>
          <text:p text:style-name="P881"><text:soft-page-break/><text:span text:style-name="T268">Démon alkoholu</text:span> (silný alkohol, dřevěné uhlí, čerstvý chléb)</text:p>
        </text:list-item>
        <text:list-item>
          <text:p text:style-name="P881"><text:span text:style-name="T268">Démon touhy po moci</text:span> (drahokamy v hodnotě nejméně 5 zl, <text:span text:style-name="T1693">zlato v hodnotě 5 zl</text:span>)</text:p>
        </text:list-item>
        <text:list-item>
          <text:p text:style-name="P882"><text:span text:style-name="T268">Démon nadlidské síly</text:span> <text:span text:style-name="T1693">(krev z černého kohouta,</text:span> <text:span text:style-name="T1693">srdce z čerstvě zabitého býka)</text:span></text:p>
        </text:list-item>
      </text:list>
      <text:list xml:id="list3052000326" text:style-name="L123">
        <text:list-item>
          <text:list>
            <text:list-item>
              <text:p text:style-name="P883"><text:span text:style-name="T1694">K</text:span>aždé kolo <text:span text:style-name="T1693">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4">Obytné patro – jídelní stůl se čtyřmi židlemi, postel se závoji z černého sametu.</text:p>
      <text:h text:style-name="Heading_20_5" text:outline-level="5">Bareus Karsavar</text:h>
      <text:p text:style-name="P204"><text:span text:style-name="T1423">Štíhlý muž ve středních letech </text:span><text:span text:style-name="T1424">s </text:span><text:span text:style-name="T1425">bradkou</text:span><text:span text:style-name="T1423"> oděný do černé róby. Vždy nosí kápi, takže mu není moc dobře vidět do tváře </text:span><text:span text:style-name="T1601">&gt; </text:span><text:span text:style-name="T1388">Na tváři (a ostatně i po celém těle) má jizvy pulsující nepřirozeným modrým svitem.</text:span></text:p>
      <text:p text:style-name="P68"><text:span text:style-name="T1665">D</text:span>vorní čaroděj, <text:span text:style-name="T1667">zabral si pro sebe celou hlavní věž pevnosti.</text:span></text:p>
      <text:list xml:id="list4001490015" text:style-name="L124">
        <text:list-item>
          <text:p text:style-name="P535">Kouzelník u něj může postoupit na vyšší úroveň.</text:p>
          <text:list>
            <text:list-item>
              <text:p text:style-name="P537">Kouzelníkovi nabídne možnost přivýdělku (<text:span text:style-name="T1780">nabízí </text:span>10 zl <text:span text:style-name="T1780">nebo prominutí poplatků za výcvik</text:span>):</text:p>
              <text:p text:style-name="P537">„Mezi dračími kostmi na sever od Trossu uchop tuto dýku, prones slova na tomto svitku a obojí mi přines zpět.“</text:p>
            </text:list-item>
            <text:list-item>
              <text:p text:style-name="P884"><text:soft-page-break/><text:span text:style-name="T1336">K nabídce patří </text:span><text:span text:style-name="T1335">karta </text:span><text:span text:style-name="T1410">rituální dýka</text:span><text:span text:style-name="T1335"> a text s krátkým textem ve starém jazyce </text:span><text:span text:style-name="T1384">(text XY)</text:span><text:span text:style-name="T1335">.</text:span></text:p>
              <text:p text:style-name="P884"><text:span text:style-name="T1335">„</text:span><text:span text:style-name="T1383">Šelak nefeš hajah šmi, šelak koah hajah šmi. Karah!“</text:span></text:p>
              <text:p text:style-name="P884"><text:span text:style-name="T1384">(Text je ve staré řeči a znamená: </text:span><text:span text:style-name="T1972">„Tvá duše je má, tvá síla je má. Tak ať se staň!“)</text:span></text:p>
            </text:list-item>
          </text:list>
        </text:list-item>
        <text:list-item>
          <text:p text:style-name="P538">Mluví rychle, úsečně.</text:p>
        </text:list-item>
      </text:list>
      <text:list xml:id="list2044690257" text:style-name="L125">
        <text:list-item>
          <text:p text:style-name="P539"><text:span text:style-name="T1666">Je p</text:span>osedlý <text:span text:style-name="T1666">magickou</text:span> mocí.</text:p>
        </text:list-item>
        <text:list-item>
          <text:p text:style-name="P686"><text:span text:style-name="T1489">Přivolává démony a p</text:span><text:span text:style-name="T1460">rovozuje riska</text:span><text:span text:style-name="T1490">n</text:span><text:span text:style-name="T1460">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55638026236109" text:continue-numbering="true" text:style-name="L125">
        <text:list-item>
          <text:p text:style-name="P885"><text:span text:style-name="T1334">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87">Na dvoře trénující vojáci, uvnitř <text:span text:style-name="T1700">jsou</text:span> ubikace vojáků a kanceláře velitelů.</text:p>
      <text:h text:style-name="Heading_20_5" text:outline-level="5"><text:soft-page-break/>Kapitán stráže Moriak Har</text:h>
      <text:p text:style-name="P88"><text:span text:style-name="T1699">Velký, holohlavý muž s</text:span> jizv<text:span text:style-name="T1699">ou</text:span> na tváři, <text:span text:style-name="T1702">rukou na hlavici meče</text:span> <text:span text:style-name="T1699">a</text:span> přísn<text:span text:style-name="T1699">ým</text:span> pohled<text:span text:style-name="T1699">em. Na sobě má</text:span> uniform<text:span text:style-name="T1699">u</text:span> a kapitánsk<text:span text:style-name="T1699">é</text:span> frčky.</text:p>
      <text:p text:style-name="P277"><text:span text:style-name="T1057">F</text:span><text:span text:style-name="T1042">yzička </text:span><text:span text:style-name="T1084">5</text:span><text:span text:style-name="T1042">, Finesa </text:span><text:span text:style-name="T1084">4</text:span><text:span text:style-name="T1042">, Duše </text:span><text:span text:style-name="T1084">2</text:span><text:span text:style-name="T1042">, </text:span><text:span text:style-name="T1043">Ž</text:span><text:span text:style-name="T1040">ivot</text:span><text:span text:style-name="T1043">y </text:span><text:span text:style-name="T1084">11</text:span></text:p>
      <text:list xml:id="list2147571776" text:style-name="L126">
        <text:list-item>
          <text:p text:style-name="P887"><text:span text:style-name="T1274">V</text:span><text:span text:style-name="T1273">álečník u něj může postoupit na vyšší úroveň.</text:span></text:p>
        </text:list-item>
        <text:list-item>
          <text:p text:style-name="P886"><text:span text:style-name="T1274">N</text:span><text:span text:style-name="T1303">abídne odměnu za dopadení Stína – 10 zl (není to na vývěsce, protože stráž nechce přiznat, že tu dlouho řádí zloděj, kterého nedokáže dopadnout).</text:span></text:p>
          <text:list>
            <text:list-item>
              <text:p text:style-name="P886"><text:span text:style-name="T1275">„Ž</text:span><text:span text:style-name="T1303">ivej nebo mrtvej, </text:span><text:span text:style-name="T1275">ale doporučuju živej, protože kdybyste zabili špatnou osobu, tak vás pověsím.“</text:span></text:p>
            </text:list-item>
            <text:list-item>
              <text:p text:style-name="P888">„Lup samozřejmě <text:span text:style-name="T1764">musíte</text:span> vrátit, podle toho se pozná, že jste dostali správnou osobu.“</text:p>
            </text:list-item>
          </text:list>
        </text:list-item>
        <text:list-item>
          <text:p text:style-name="P889">Jeho zatajená dcera slouží v kostele, umožnil to velekněz Mankar, <text:span text:style-name="T1704">Har mu za to toleruje sexuální výstřelky</text:span>.</text:p>
        </text:list-item>
      </text:list>
      <text:h text:style-name="P379" text:outline-level="3">Vorokův chrám</text:h>
      <text:p text:style-name="P100">Chrám s majestátní kupolí, uvnitř bohatě vybavený – zlaté sošky, stříbrné obřadní nádoby, oltář vykládaný polodr<text:span text:style-name="T1714">a</text:span>hokamy. Vzduch je prosycený vůní kadidla.</text:p>
      <text:h text:style-name="P387" text:outline-level="5">Velekněz Mankar</text:h>
      <text:p text:style-name="P100">Tlustý postarší muž <text:span text:style-name="T1701">v honosném obřadním rouchu.</text:span> <text:span text:style-name="T1701">R</text:span>ostoucí lysinu se snaží zakrýt příčeskem.</text:p>
      <text:list xml:id="list4160992021" text:style-name="L127">
        <text:list-item>
          <text:p text:style-name="P891">Bohatý, vlivný, dobrý řečník. Pořád něco jí.</text:p>
        </text:list-item>
        <text:list-item>
          <text:p text:style-name="P891">Sexuálně zneužívá mladé dívky <text:span text:style-name="T1715">(hlavně novicky v chrámu)</text:span>.</text:p>
        </text:list-item>
        <text:list-item>
          <text:p text:style-name="P890"><text:soft-page-break/>Nechává v chrámu sloužit zatajenou dceru kapitána stráže Moriaka Hara – <text:span text:style-name="T1703">ten mu na oplátku toleruje jeho výstřelky</text:span>.</text:p>
        </text:list-item>
        <text:list-item>
          <text:p text:style-name="P892">Má pro postavy delikátní práci: Zlikvidovat bohyni v Trehernu (nabízí 20 zl). Špehové mu donesli, že to je lidská žena, která se za bohyni vydává – takovou herezi je třeba potrestat. Ale diskrétně, samozřejmě.</text:p>
          <text:list>
            <text:list-item>
              <text:p text:style-name="P893">Když se toho postavy dlouho neujmou, job vezmou trpasličtí žoldnéři (viz Trosské pláně, náhodná setkání na cestě).</text:p>
            </text:list-item>
          </text:list>
        </text:list-item>
      </text:list>
      <text:h text:style-name="Heading_20_5" text:outline-level="5">Kněz Marius</text:h>
      <text:p text:style-name="P101">Starý kněz v prosté róbě. Na tváři má nucený úsměv.</text:p>
      <text:list xml:id="list2733039540" text:style-name="L128">
        <text:list-item>
          <text:p text:style-name="P894">Bývalý voják.</text:p>
        </text:list-item>
        <text:list-item>
          <text:p text:style-name="P895">Moc toho nenamluví – stručné, jednoduché věty.</text:p>
        </text:list-item>
        <text:list-item>
          <text:p text:style-name="P895">„<text:span text:style-name="T1706">Vorok vás opatruj.“</text:span></text:p>
        </text:list-item>
        <text:list-item>
          <text:p text:style-name="P896">Sympatizuje s havíři, přimlouvá se za ně u vládce města <text:span text:style-name="T1716">(marně)</text:span>.</text:p>
        </text:list-item>
        <text:list-item>
          <text:p text:style-name="P897">Ví o kultu ještěrců. Pošle <text:span text:style-name="T1705">postavy</text:span> po něm pátrat, nabídne 10 zl, <text:span text:style-name="T1705">když kult zlikvidují, nebo když mu pomohou přesvědčit vládce Brakvila, že je potřeba zasáhnout.</text:span></text:p>
        </text:list-item>
      </text:list>
      <text:h text:style-name="P380" text:outline-level="3">Bohatá čtvrť</text:h>
      <text:h text:style-name="Heading_20_4" text:outline-level="4">Malířský ateliér</text:h>
      <text:p text:style-name="P67"><text:span text:style-name="T1664">V</text:span> podkroví <text:span text:style-name="T1695">jednoho z výstavních domů. Nepořádek, všude rozpracovaná plátna, skvrny od barev.</text:span></text:p>
      <text:h text:style-name="Heading_20_5" text:outline-level="5"><text:soft-page-break/>Malířka Ariana <text:span text:style-name="T1712">Arra</text:span></text:h>
      <text:p text:style-name="P97">Mladá černovláska se zasněným výrazem.</text:p>
      <text:list xml:id="list2146182212" text:style-name="L129">
        <text:list-item>
          <text:p text:style-name="P898">Sestra Filipy Arry <text:span text:style-name="T131">(Stín, viz Smaragdové divadlo).</text:span></text:p>
        </text:list-item>
        <text:list-item>
          <text:p text:style-name="P899">Krásná, křehká a mentálně nestabilní.</text:p>
        </text:list-item>
        <text:list-item>
          <text:p text:style-name="P899">Její obrazy jsou samostatné dimenze.</text:p>
        </text:list-item>
      </text:list>
      <text:h text:style-name="P385" text:outline-level="4">Vila Filomény Karské</text:h>
      <text:p text:style-name="P135"><text:span text:style-name="T1771">Dvoumetrová k</text:span>amenná zeď skrývá j<text:span text:style-name="T1770">ednopatrov</text:span>ou<text:span text:style-name="T1770"> vil</text:span>u<text:span text:style-name="T1770"> s átriem </text:span>uprostřed malé<text:span text:style-name="T1770">, ale perfektně udržovan</text:span>é<text:span text:style-name="T1770"> zahrad</text:span>y<text:span text:style-name="T1770">. Dovnitř vede dřevěná hlavní brána a menší boční branka pro služebnictvo.</text:span></text:p>
      <text:list xml:id="list1416445883" text:style-name="L130">
        <text:list-item>
          <text:p text:style-name="P900">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89" text:outline-level="6">Filoména Karská</text:h>
      <text:p text:style-name="P89">Bohatá žena, která <text:span text:style-name="T1696">vypadá na 20, ale </text:span>mluví <text:span text:style-name="T1696">a chová se</text:span>, jako kdyby jí bylo 40.</text:p>
      <text:list xml:id="list483990346" text:style-name="L131">
        <text:list-item>
          <text:p text:style-name="P901">Baví se krátkými ale vášnivými vztahy s mladými muži, většinou vlivnými a bohatými, ale zabavit se zvládne klidně i <text:span text:style-name="T1717">s</text:span> nějakým prosťáčkem.</text:p>
        </text:list-item>
        <text:list-item>
          <text:p text:style-name="P902"><text:soft-page-break/><text:span text:style-name="T1718">Pokud se postavy s Filoménou setkají a je mezi nimi pohledný mladík, </text:span>vybere <text:span text:style-name="T1718">si ho</text:span> za svého příštího milence <text:span text:style-name="T1719">(pošle mu darem drahé oblečení a pozve ho do své vily, nebo třeba do Smaragdového divadla)</text:span>.</text:p>
        </text:list-item>
      </text:list>
      <text:h text:style-name="P389" text:outline-level="6">Starý eunuch Sarnys</text:h>
      <text:p text:style-name="P127">Filoménin věrný sluha už od jejího narození, udělá pro ní cokoliv. Zařizuje pro ni dodávky obětí pro krvavé rituály, které ve vile provádí Bareus Karsavar (viz setkání <text:span text:style-name="Emphasis"><text:span text:style-name="T722">Hrozivě vyhlížející </text:span></text:span><text:span text:style-name="Emphasis"><text:span text:style-name="T723">kroll</text:span></text:span><text:span text:style-name="Emphasis"><text:span text:style-name="T722"> táhne po ulici cukající se pytel</text:span></text:span>).</text:p>
      <text:p text:style-name="P93">Entry</text:p>
      <text:p text:style-name="P126">2 <text:span text:style-name="T1772">mramorové</text:span> sochy <text:span text:style-name="T1772">mořských panen v životní velikosti</text:span> <text:s/>(prodej <text:span text:style-name="T1773">1</text:span>5 zl za každou) a <text:span text:style-name="T1772">3</text:span> obrazy <text:span text:style-name="T1772">s různými námořními výjevy – loď v bouři, loď obtočená krakenem, loď stahovaná do obřího mořského víru</text:span> (prodej 4 zl za každý)</text:p>
      <text:p text:style-name="P93">Great room</text:p>
      <text:p text:style-name="P119"><text:span text:style-name="T401">Pohovky, na zemi drahé koberce</text:span> <text:span text:style-name="T514">&gt; </text:span>4 kusy, 5 zl každý.</text:p>
      <text:p text:style-name="P133"><text:span text:style-name="T401">Mísy s ovocem, </text:span><text:span text:style-name="T411">poloprázdné láhve s vínem</text:span><text:span text:style-name="T401"> a zbytky nedojedeného jídla</text:span></text:p>
      <text:p text:style-name="P120"><text:span text:style-name="T401">Sexuální orgie</text:span> <text:span text:style-name="T507">&gt;</text:span> 5 mužů, 5 žen.</text:p>
      <text:p text:style-name="P93">Dining</text:p>
      <text:p text:style-name="P124">Jídelní tabule pro 8 osob.</text:p>
      <text:p text:style-name="P93">Country kit</text:p>
      <text:p text:style-name="P136">Plně vybavená kuchyně. V polici 5 lahví drahého vína (1 zl každá).</text:p>
      <text:p text:style-name="P130"><text:soft-page-break/><text:span text:style-name="T507">&gt;</text:span> <text:span text:style-name="T522">h</text:span>obití kuchař</text:p>
      <text:p text:style-name="P93">Pantry</text:p>
      <text:p text:style-name="P125">Vybavená spižírna (lze doplnit zásoby).</text:p>
      <text:p text:style-name="P93">Master suite</text:p>
      <text:p text:style-name="P121">Zde žije Filoména Karská.</text:p>
      <text:p text:style-name="P111">Postel s nebesy, okrasn<text:span text:style-name="T131">á rostlina, stolek a dvě křesla</text:span><text:span text:style-name="T152"> </text:span><text:span text:style-name="T461">&gt; Povle</text:span><text:span text:style-name="T153">čení, přehozy a podobně jdou prodat celkem za 10 zl.</text:span></text:p>
      <text:p text:style-name="P110"><text:span text:style-name="T144">Šatník</text:span><text:span text:style-name="T131"> </text:span>&gt;<text:span text:style-name="T131"> </text:span><text:span text:style-name="T197">několikery </text:span><text:span text:style-name="T131">luxusní dámské šaty </text:span>(prodej celkem 120 zl)</text:p>
      <text:p text:style-name="P93">Master bath</text:p>
      <text:p text:style-name="P122">Dvě umývadla, <text:span text:style-name="T1766">velká vana zapuštěná do </text:span><text:span text:style-name="T1724">dlážděného </text:span><text:span text:style-name="T560">podstavce</text:span><text:span text:style-name="T1766">, toaleta.</text:span></text:p>
      <text:p text:style-name="P128"><text:span text:style-name="T516">&gt; </text:span><text:span text:style-name="T462">Jedna z dlaždic na </text:span><text:span text:style-name="T562">podstavci</text:span><text:span text:style-name="T462">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3"><text:span text:style-name="T232">C</text:span><text:span text:style-name="T131">overed arbor</text:span></text:p>
      <text:p text:style-name="P123"><text:span text:style-name="T131">Stolek, křesílka a pohovka jsou odsunuté stranou. Na podlaze je </text:span><text:span text:style-name="T196">magický rituální</text:span><text:span text:style-name="T131"> kruh.</text:span></text:p>
      <text:p text:style-name="P112">&gt; Tady dvorn<text:span text:style-name="T131">í čaroděj Bareus Karsavar provádí riskantní kouzla, kterými uržuje Filoménu mladou.</text:span></text:p>
      <text:p text:style-name="P113">&gt; Po incidentu tady bude <text:span text:style-name="T131">spousta krve a kusy dětských těl.</text:span></text:p>
      <text:p text:style-name="P93">Guest suite</text:p>
      <text:p text:style-name="P129"><text:soft-page-break/>Skřipec, zkrvavený stůl, stolek s mučícími nástroji (kleště, pila, kladivo, hřebíky, několik nožů) a okovy. Na stěnách jsou kruhy s řetězy.</text:p>
      <text:p text:style-name="P114">&gt; <text:span text:style-name="T1767">Dv</text:span><text:span text:style-name="T193">ě nahé dívky v maskách tu mučí nahého barbara.</text:span></text:p>
      <text:p text:style-name="P93"><text:span text:style-name="T1768">Severní b</text:span>edroom</text:p>
      <text:p text:style-name="P8">Souložící mladý pár. <text:span text:style-name="T1769">Na zemi jsou mužské a ženské šaty.</text:span></text:p>
      <text:p text:style-name="P115">&gt; <text:span text:style-name="T131">V mužských šatech je měšec s 3 zl a 5 st, vedle ženských je hromádka stříbrných šperků (celkem 6 zl).</text:span></text:p>
      <text:p text:style-name="P93">Jižní bedroom</text:p>
      <text:p text:style-name="P132"><text:span text:style-name="Emphasis"><text:span text:style-name="T570">♨<text:tab/></text:span></text:span><text:span text:style-name="T194">Z</text:span><text:span text:style-name="T131">ápach potu, </text:span><text:span text:style-name="T195">moči</text:span><text:span text:style-name="T131"> a výkalů.</text:span></text:p>
      <text:p text:style-name="P131"><text:span text:style-name="T194">P</text:span><text:span text:style-name="T131">řed incidentem 5 vyhublých lidských dětí, </text:span><text:span text:style-name="T198">po něm prázdno.</text:span></text:p>
      <text:p text:style-name="P93">Living</text:p>
      <text:p text:style-name="P134"><text:span text:style-name="T507">Poházené</text:span> oblečení osazenstva great roomu – 5x mužské, 5x ženské <text:span text:style-name="T507">&gt; celkem </text:span><text:span text:style-name="T131">9</text:span><text:span text:style-name="T507"> zl v minc</text:span><text:span text:style-name="T131">ích a šperky v hodnotě 13 zl.</text:span></text:p>
      <text:h text:style-name="Heading_20_4" text:outline-level="4">Smaragdové divadlo</text:h>
      <text:p text:style-name="P105">Luxusní hostinec <text:span text:style-name="T1739">ve třípatrovém domě v bohaté čtvrti.</text:span></text:p>
      <text:list xml:id="list2442671422" text:style-name="L132">
        <text:list-item>
          <text:p text:style-name="P903">Boční dveře pro služebnictvo (zamčené) vedou na chodbu se schodištěm do sklepa (zamčené dveře) a do horních pater.</text:p>
        </text:list-item>
      </text:list>
      <text:list xml:id="list2470356586" text:style-name="L133">
        <text:list-item>
          <text:p text:style-name="P904">V přízemí je velká společenská místnost a zázemí (kuchyně, sklady).</text:p>
        </text:list-item>
        <text:list-item>
          <text:p text:style-name="P904">Ve sklepě je sklad kulis a propriet (rozložené pódium) a kobky, kde jsou drženy oběti.</text:p>
        </text:list-item>
        <text:list-item>
          <text:p text:style-name="P904"><text:soft-page-break/>V prvním patře jsou soukromé salónky.</text:p>
        </text:list-item>
        <text:list-item>
          <text:p text:style-name="P904">Ve druhém a třetím patře jsou pokoje pro stálé hosty.</text:p>
        </text:list-item>
      </text:list>
      <text:p text:style-name="P74">Drby (obsluha nebo hosti):</text:p>
      <text:list xml:id="list1410703445" text:style-name="L134">
        <text:list-item>
          <text:p text:style-name="P540">Z opuštěné Haydenské tvrze vychází kouř. Někdo tam žije. Jak dlouho potrvá, než tam <text:span text:style-name="T1932">vladař</text:span> pošle muže na průzkum?</text:p>
        </text:list-item>
        <text:list-item>
          <text:p text:style-name="P905"><text:span text:style-name="T1311">Bohatý kupec</text:span><text:span text:style-name="T1302"> tvrdí, že </text:span><text:span text:style-name="T1311">velmož</text:span><text:span text:style-name="T1302"> </text:span><text:span text:style-name="T1311">Va</text:span><text:span text:style-name="T1302">len shání žoldnéře jako jste vy. Udájně na delikátní práci.</text:span></text:p>
        </text:list-item>
      </text:list>
      <text:list xml:id="list1462398166" text:style-name="L135">
        <text:list-item>
          <text:p text:style-name="P541"><text:span text:style-name="T1744">D</text:span>vorního čaroděj Karsavar <text:span text:style-name="T1744">si z</text:span>ahrává si s temnými silami, <text:span text:style-name="T1744">z toho určitě budou potíže.</text:span></text:p>
        </text:list-item>
        <text:list-item>
          <text:p text:style-name="P906"><text:span text:style-name="T1392">Alchymistka </text:span><text:span text:style-name="T1393">Malika</text:span><text:span text:style-name="T1392"> má nový recept. Přines jí kapesník nasáklý dívčími slzami a ona ti za </text:span><text:span text:style-name="T1394">5</text:span><text:span text:style-name="T1392"> zlatých připraví lektvar lásky.</text:span></text:p>
        </text:list-item>
      </text:list>
      <text:p text:style-name="P79"><text:span text:style-name="T1739">K</text:span>aždý měsíc <text:span text:style-name="T1740">se zde ve společenské místnosti koná</text:span> uzavřené představení, kde se vše hraje naživo; tzn. na pódiu jsou skutečná znásilnění a vraždy, a příbuzní (<text:span text:style-name="T1739">většinou ne</text:span>dobrovolných) obětí jsou vyplácen<text:span text:style-name="T1656">i</text:span> ve smaragdech.</text:p>
      <text:list xml:id="list971417778" text:style-name="L136">
        <text:list-item>
          <text:p text:style-name="P908">Hosti (chodí sem v maskách):</text:p>
          <text:list>
            <text:list-item>
              <text:p text:style-name="P909">Dalvar Brakvil (syn vládce města)</text:p>
            </text:list-item>
            <text:list-item>
              <text:p text:style-name="P910">Worochův velekněz Mankar</text:p>
            </text:list-item>
            <text:list-item>
              <text:p text:style-name="P911">Šlechtična Filoména Karská</text:p>
            </text:list-item>
            <text:list-item>
              <text:p text:style-name="P911">Dvorní čaroděj Bareus Karsavar</text:p>
            </text:list-item>
            <text:list-item>
              <text:p text:style-name="P907"><text:span text:style-name="T1742">Kuzal‘</text:span><text:span text:style-name="T513">k’tak, </text:span><text:span text:style-name="T143">obchodník s exotiky</text:span></text:p>
            </text:list-item>
          </text:list>
        </text:list-item>
      </text:list>
      <text:h text:style-name="Heading_20_5" text:outline-level="5"><text:soft-page-break/>Filipa Arra <text:span text:style-name="T1712">(Stín)</text:span></text:h>
      <text:p text:style-name="P154">Filipa je jedním ze stálých hostů. <text:span text:style-name="T1280">Baví se tím, že dělá </text:span><text:span text:style-name="T1281">tajemnou </text:span><text:span text:style-name="T1280">společnici bohatým mladým mužům (ať už místním nebo cizincům). <text:s/></text:span><text:span text:style-name="T1281">Je to taky</text:span><text:span text:style-name="T1280"> dobr</text:span><text:span text:style-name="T1281">ý</text:span><text:span text:style-name="T1280"> z</text:span><text:span text:style-name="T1281">působ</text:span><text:span text:style-name="T1280">, jak si otypovat případné cíle.</text:span> V noci se z ní stává tajemný, nepolatitelný zloděj <text:s/>Stín.</text:p>
      <text:p text:style-name="P276"><text:span text:style-name="T1057">F</text:span><text:span text:style-name="T1042">yzička </text:span><text:span text:style-name="T1083">3</text:span><text:span text:style-name="T1042">, Finesa </text:span><text:span text:style-name="T1082">5</text:span><text:span text:style-name="T1042">, Duše </text:span><text:span text:style-name="T1083">2</text:span><text:span text:style-name="T1042">, </text:span><text:span text:style-name="T1043">Ž</text:span><text:span text:style-name="T1040">ivot</text:span><text:span text:style-name="T1043">y </text:span><text:span text:style-name="T1083">9</text:span></text:p>
      <text:list xml:id="list2414935180" text:style-name="L137">
        <text:list-item>
          <text:p text:style-name="P912"><text:span text:style-name="T1280">N</text:span><text:span text:style-name="T130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42">V tajné schránce ve svém pokoji má naloupené šperky. Patří různým šlechtičnám z města a okolí.</text:p>
          <text:list>
            <text:list-item>
              <text:p text:style-name="P912"><text:span text:style-name="T1275">Celková cena: 75 zl, ale je to hodně horký zboží. </text:span><text:span text:style-name="T1306">Při pokusu o prodej tady v Trossu dá obchodník echo stráži.</text:span></text:p>
            </text:list-item>
          </text:list>
        </text:list-item>
      </text:list>
      <text:list xml:id="list2937360779" text:style-name="L138">
        <text:list-item>
          <text:p text:style-name="P913"><text:span text:style-name="T1307">Zloděj</text:span><text:span text:style-name="T1273"> u </text:span><text:span text:style-name="T1307">Stína</text:span><text:span text:style-name="T1273"> může postoupit na vyšší úroveň </text:span><text:span text:style-name="T1308">(zkontaktovat ho může přes místní podsvětí, setkání a výcvik proběhne v noci na střechách)</text:span><text:span text:style-name="T1273">.</text:span></text:p>
        </text:list-item>
      </text:list>
      <text:h text:style-name="Heading_20_5" text:outline-level="5">Ar<text:span text:style-name="T1813">d</text:span>us</text:h>
      <text:p text:style-name="P107">Vysoký elf s šedými vlasy a vystouplými l<text:span text:style-name="T1741">í</text:span>cními kostmi.</text:p>
      <text:list xml:id="list1136231966" text:style-name="L139">
        <text:list-item>
          <text:p text:style-name="P914">Majitel Smaragdového divadla.</text:p>
        </text:list-item>
      </text:list>
      <text:h text:style-name="P388" text:outline-level="5"><text:span text:style-name="T1764">Portýr </text:span>Janus</text:h>
      <text:p text:style-name="P108">Perfektně upravený oholený <text:span text:style-name="T1743">elf</text:span> v drahém oblečení.</text:p>
      <text:list xml:id="list2406413689" text:style-name="L140">
        <text:list-item>
          <text:p text:style-name="P915">Zdvořilý, ale neústupný.</text:p>
        </text:list-item>
        <text:list-item>
          <text:p text:style-name="P915"><text:soft-page-break/>Pokud postavy nebudou vhodně oblečené, nepustí je dovnitř.</text:p>
        </text:list-item>
      </text:list>
      <text:h text:style-name="Heading_20_3" text:outline-level="3">Chudinská čtvrť</text:h>
      <text:h text:style-name="Heading_20_4" text:outline-level="4">Alchymistický krámek</text:h>
      <text:p text:style-name="P98">Malý, dřevěný domek, <text:span text:style-name="T1697">uvnitř jedna velká, perfektně uklizená místnost – řady dokonale vyrovnaných baněk a kádinek, čerstvě vycíděná destilační aparatura, všechno má čitelně popsanou etiketu.</text:span> Strop je pro trpaslíky, vyšší rasy se musí krčit.</text:p>
      <text:p text:style-name="P299">Léčivý lektvar<text:tab/><text:tab/>2 zl</text:p>
      <text:p text:style-name="P299">Vyprošťovák<text:tab/><text:tab/>2 zl</text:p>
      <text:p text:style-name="P299">Magické leštidlo<text:tab/>2 zl</text:p>
      <text:p text:style-name="P299">Cibulový extrakt<text:tab/>2 zl</text:p>
      <text:p text:style-name="P299">Tinktura proti bolesti<text:tab/>2 zl</text:p>
      <text:p text:style-name="P299">Éterický olej<text:tab/><text:tab/>2 zl</text:p>
      <text:p text:style-name="P299">Lektvar zmenšování<text:tab/>2 zl</text:p>
      <text:h text:style-name="Heading_20_5" text:outline-level="5">Trpasličí alchymistka Malika</text:h>
      <text:p text:style-name="P155">Robustní, prsatá <text:span text:style-name="T1814">trpaslice s</text:span> kožen<text:span text:style-name="T1814">ou</text:span> zástěr<text:span text:style-name="T1814">ou</text:span> se skvrnami od žíraviny.</text:p>
      <text:p text:style-name="P278"><text:span text:style-name="T1057">F</text:span><text:span text:style-name="T1042">yzička </text:span><text:span text:style-name="T1081">2</text:span><text:span text:style-name="T1042">, Finesa </text:span><text:span text:style-name="T1085">5</text:span><text:span text:style-name="T1042">, Duše </text:span><text:span text:style-name="T1085">3</text:span><text:span text:style-name="T1042">, </text:span><text:span text:style-name="T1043">Ž</text:span><text:span text:style-name="T1040">ivot</text:span><text:span text:style-name="T1043">y </text:span><text:span text:style-name="T1081">8</text:span></text:p>
      <text:list xml:id="list3338107578" text:style-name="L141">
        <text:list-item>
          <text:p text:style-name="P916">Puntíčkářka – „Musí tam být přesně tři kapky kyseliny, ani o jednu víc!“</text:p>
        </text:list-item>
        <text:list-item>
          <text:p text:style-name="P536"><text:soft-page-break/><text:span text:style-name="T1722">Alchymista</text:span> u n<text:span text:style-name="T1722">í</text:span> může postoupit na vyšší úroveň.</text:p>
        </text:list-item>
        <text:list-item>
          <text:p text:style-name="P543">Když jí někdo přinese slzy, za 5 zl z nich vyrobí <text:span text:style-name="T268">lektvar lásky</text:span>. Recept neprozradí.</text:p>
        </text:list-item>
      </text:list>
      <text:h text:style-name="Heading_20_4" text:outline-level="4">Obchod s exotiky</text:h>
      <text:p text:style-name="P99">Velká místnost plná všemožného haraburdí – vycpaní pap<text:span text:style-name="T1720">o</text:span>ušci, živé opičky v kleci, všelijaké balzámy a talismany, lahvičky s kořením, <text:span text:style-name="T1720">cizokrajné zbraně.</text:span></text:p>
      <text:list xml:id="list3900315237" text:style-name="L142">
        <text:list-item>
          <text:p text:style-name="P917"><text:span text:style-name="T1698">Na stěně je </text:span><text:span text:style-name="T273">nabídka magických předmětů</text:span><text:span text:style-name="T1698">.</text:span></text:p>
        </text:list-item>
      </text:list>
      <text:h text:style-name="Heading_20_5" text:outline-level="5"><text:span text:style-name="T138">Kuzal‘</text:span><text:span text:style-name="T512">k’tak</text:span></text:h>
      <text:p text:style-name="P9"><text:span text:style-name="T1603">Vysoký hubený muž ve středních letech s</text:span><text:span text:style-name="T1606">e zrzavým</text:span><text:span text:style-name="T1603"> plnovousem.</text:span></text:p>
      <text:p text:style-name="P283"><text:span text:style-name="T1221">F</text:span><text:span text:style-name="T1222">yzička </text:span><text:span text:style-name="T1225">3</text:span><text:span text:style-name="T1222">, Finesa </text:span><text:span text:style-name="T1225">5</text:span><text:span text:style-name="T1222">, Duše </text:span><text:span text:style-name="T1225">3</text:span><text:span text:style-name="T1222">, </text:span><text:span text:style-name="T1223">Ž</text:span><text:span text:style-name="T1224">ivot</text:span><text:span text:style-name="T1223">y </text:span><text:span text:style-name="T1225">9</text:span></text:p>
      <text:list xml:id="list155636705882091" text:continue-list="list2937360779" text:style-name="L138">
        <text:list-item>
          <text:p text:style-name="P739"><text:span text:style-name="T1605">Je to j</text:span><text:span text:style-name="T1604">eštěrec v magickém převleku, vyslovuje protáhlé S a Z.</text:span></text:p>
        </text:list-item>
        <text:list-item>
          <text:p text:style-name="P740"><text:span text:style-name="T1604">V mládí býval hraničářem – část nabízeného zboží pochází z jeho vlastních výprav</text:span><text:span text:style-name="T1603">.</text:span></text:p>
        </text:list-item>
        <text:list-item>
          <text:p text:style-name="P544">Hraničář u něj může postoupit na vyšší úroveň.</text:p>
          <text:list>
            <text:list-item>
              <text:p text:style-name="P545">Při tréninku mu nabídne konverzi k ještěřímu kultu: „<text:span text:style-name="T1757">Získáš schopnosti, o kterých se ti nikdy nesnilo.“</text:span></text:p>
              <text:p text:style-name="P546">Je k tomu potřeba zhruba týdenní výprava do bažin (do Zigguratu).</text:p>
            </text:list-item>
          </text:list>
        </text:list-item>
      </text:list>
      <text:list xml:id="list4039448951" text:style-name="L143">
        <text:list-item>
          <text:p text:style-name="P918"><text:span text:style-name="T1595">Chce</text:span><text:span text:style-name="T1304"> </text:span><text:span text:style-name="T1595">odstranit kn</text:span><text:span text:style-name="T1304">ěze Mariuse. Nabízí 20 zl.</text:span></text:p>
        </text:list-item>
        <text:list-item>
          <text:p text:style-name="P919"><text:span text:style-name="T1304">S</text:span><text:span text:style-name="T1273">naží se zkonvertovat Vorokova velekněze Mankara.</text:span></text:p>
        </text:list-item>
      </text:list>
      <text:h text:style-name="Heading_20_4" text:outline-level="4"><text:soft-page-break/>Putyka „U rezavého meče“</text:h>
      <text:p text:style-name="P102">V horním patře jsou pokoje, v dolním nálevna. Zadní dveře vedou na dvorek, kde je záchod a studna. Nálevna je velká, zakouřená místnost s několika dlouhými stoly. U jednoho vysedávají havíři ze stříbrného dolu (vede je Dim Tratas), u <text:span text:style-name="T1721">dalšího</text:span> členové městské stráže, kteří zrovna nemají službu.</text:p>
      <text:h text:style-name="Heading_20_5" text:outline-level="5">Stůl s horníky</text:h>
      <text:p text:style-name="P104">Horníci nadávají na vládce města, že jim zavřel zdroj obživy. <text:span text:style-name="T1737">Sedí s nimi bojovnice Raegan. Moc toho nenamluví, prostě jen neměla s kým chlastat.</text:span></text:p>
      <text:list xml:id="list3893468753" text:style-name="L144">
        <text:list-item>
          <text:p text:style-name="P920">Zmíní, že část chlapů se dala na zbojničinu – „Jestli nenajdem práci, tak se k nim asi přidáme“.</text:p>
        </text:list-item>
      </text:list>
      <text:h text:style-name="P390" text:outline-level="6">Trpaslická číšnice Magráta</text:h>
      <text:p text:style-name="Text_20_body">Milá, <text:span text:style-name="T2169">mladá,</text:span> <text:span text:style-name="T2168">ochotná, </text:span><text:span text:style-name="T1532">ráda si povídá</text:span><text:span text:style-name="T2168">, ráda poradí. Pokud je v družině urostlý trpaslík, nejspíš se ho pokusí svést.</text:span></text:p>
      <text:h text:style-name="Heading_20_6" text:outline-level="6">Dim Tratas</text:h>
      <text:p text:style-name="P70">Člověk, střední věk, zkrabatělé čelo, huňaté obočí a plnovous.</text:p>
      <text:list xml:id="list576416995" text:style-name="L145">
        <text:list-item>
          <text:p text:style-name="P547">Předák havířů ze stříbrného dolu.</text:p>
        </text:list-item>
      </text:list>
      <text:list xml:id="list2486147168" text:style-name="L146">
        <text:list-item>
          <text:p text:style-name="P54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734">š</text:span>el do města a <text:span text:style-name="T1733">o</text:span>hlásil to stráži. <text:soft-page-break/>Kapitán mrmlal, že prej má málo lidí, ale nakonec se mnou poslal četu vojáků a ti nám dělali doprovod. Tou dobou <text:span text:style-name="T1735">jsme </text:span>začali v dole slyšet bubny. A pak se ztratila další skupina horníků i s <text:span text:style-name="T1736">ozbrojenym</text:span> doprovodem. Nevím přesně, co se dělo dál, ale řekl bych, že tam zakukalo docela dost vojáků – ti, se kterejma jsem mluvil, z toho byli pěkně vyjukaný. A nakonec dal vládce důl zavřít.“</text:p>
          <text:p text:style-name="P548">„<text:span text:style-name="T173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21"><text:span text:style-name="T1276">C</text:span><text:span text:style-name="T1277">hce po postavách, aby důl vyčistil</text:span><text:span text:style-name="T1326">y</text:span><text:span text:style-name="T1276">. </text:span><text:span text:style-name="T1278">Sám jim za to nemá co nabídnout </text:span><text:span text:style-name="T1277">(</text:span><text:span text:style-name="T1309">horníci společně </text:span><text:span text:style-name="T1277">vysyp</text:span><text:span text:style-name="T1309">ou</text:span><text:span text:style-name="T1277"> na stůl hromádku měďáků a stříbrňáků, celkem 23 st).</text:span><text:span text:style-name="T1278"> </text:span><text:span text:style-name="T1326">D</text:span><text:span text:style-name="T1278">oporuč</text:span><text:span text:style-name="T1277">í</text:span><text:span text:style-name="T1278">, ať si za to </text:span><text:span text:style-name="T1277">postavy</text:span><text:span text:style-name="T1278"> zkusej říct o odměnu </text:span><text:span text:style-name="T1309">vládci města</text:span><text:span text:style-name="T1278">, </text:span><text:span text:style-name="T1277">protože znovuotevření dolu je určitě v jeho zájmu </text:span><text:span text:style-name="T1385">(dále viz vládce Marak Brakvil v paláci pevnosti v Trossu)</text:span><text:span text:style-name="T1277">.</text:span></text:p>
        </text:list-item>
      </text:list>
      <text:h text:style-name="Heading_20_6" text:outline-level="6"><text:span text:style-name="T1778">+</text:span>Bojovnice Ra<text:span text:style-name="T1774">e</text:span>gan</text:h>
      <text:p text:style-name="P71">Vysoká, šlachovitá mladá žena se špinavě žlutými vlasy v těžké zbroji. U pasu má dýku a šavli, na zádech kulatý štít.</text:p>
      <text:p text:style-name="P137"><text:span text:style-name="T1596">&gt; </text:span><text:span text:style-name="T1273">Utekla z boje v Ha</text:span><text:span text:style-name="T1312">rdenské</text:span><text:span text:style-name="T1273"> tvrzi, kde zemřela její družina. Ničí ji svědomí.</text:span></text:p>
      <text:list xml:id="list2014164498" text:style-name="L147">
        <text:list-header>
          <text:p text:style-name="P54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22"><text:soft-page-break/><text:span text:style-name="T1328">"Celá tvrz byla zlověstně tichá. Na nádvovří byla spousta kostí. Holý lebky na nás upíraly prázdný oční důlky a pohrdavě se smály. Zněly jako </text:span><text:span text:style-name="T1329">dětský</text:span><text:span text:style-name="T1328"> chrastítka, ale nebylo to ani trochu legrační. Pak se ty kosti začaly hejbat. Odevšad na nás lítaly šípy, nebylo za co se krejt. Poga chytla bojová zuřivost, přestal velet a </text:span><text:span text:style-name="T1330">začal</text:span><text:span text:style-name="T1328"> mlátil všechno kolem sebe. Naše řada se rozpadla a tu chvíli se začala spouštět brána. Proskočila jsem </text:span><text:span text:style-name="T1331">pod ní</text:span><text:span text:style-name="T1328">, vůbec jsem nad tím nepřemejšlela. Myslela jsem, že je všem jasný, že se musíme stáhnout, dokud to ještě jde. Pak jsem už slyšela jen </text:span><text:span text:style-name="T1332">smrtelnej</text:span><text:span text:style-name="T1328"> řev mejch parťáků. Nemohla jsem jim </text:span><text:span text:style-name="T1333">nijak</text:span><text:span text:style-name="T1328"> pomoct, nedokázala jsem ale ani utéct. Vlastně ani nevim, jak jsem se dostala zpátky do Trossu."</text:span></text:p>
        </text:list-header>
      </text:list>
      <text:h text:style-name="Heading_20_5" text:outline-level="5">Stůl <text:span text:style-name="T1747">městské stráže</text:span></text:h>
      <text:p text:style-name="P69">Chlastají tu stráže, které zrovna nemají službu.</text:p>
      <text:list xml:id="list2952500787" text:style-name="L148">
        <text:list-item>
          <text:p text:style-name="P551">„Kdo nechce trpět prací nebo riskovat život v nesmysln<text:span text:style-name="T1748">y</text:span>m dobrodruhování, ať se nechá naverbovat do Tros<text:span text:style-name="T1762">s</text:span>k<text:span text:style-name="T1748">ý</text:span> stráže v Brakku a stane se pořádným profesionálním válečníkem.“</text:p>
        </text:list-item>
      </text:list>
      <text:list xml:id="list2822674189" text:style-name="L149">
        <text:list-item>
          <text:p text:style-name="P923"><text:span text:style-name="T1313">„Kapitán Har pro vás má delikátní prácičku. </text:span><text:span text:style-name="T1325">Najdete ho v kasárnách v pevnosti.</text:span><text:span text:style-name="T1313">“ </text:span><text:span text:style-name="T1314">(lov na Stín)</text:span></text:p>
        </text:list-item>
        <text:list-item>
          <text:p text:style-name="P924"><text:span text:style-name="T1392">„Alchymistka </text:span><text:span text:style-name="T1393">Malika</text:span><text:span text:style-name="T1392"> má nov</text:span><text:span text:style-name="T1395">ej</text:span><text:span text:style-name="T1392"> recept. Přines jí kapesník nasáklý dívčím</text:span><text:span text:style-name="T1395">a</text:span><text:span text:style-name="T1392"> slzam</text:span><text:span text:style-name="T1395">a</text:span><text:span text:style-name="T1392"> a ona ti za </text:span><text:span text:style-name="T1394">5</text:span><text:span text:style-name="T1392"> zlatých </text:span><text:span text:style-name="T1395">udělá</text:span><text:span text:style-name="T1392"> lektvar lásky.“</text:span></text:p>
        </text:list-item>
      </text:list>
      <text:h text:style-name="Heading_20_3" text:outline-level="3">Tržiště <text:span text:style-name="T1749">(náměstí)</text:span></text:h>
      <text:list xml:id="list3378954193" text:style-name="L150">
        <text:list-item>
          <text:p text:style-name="P925">Z kopce se řítí maringotka se zaseklou brzdou a míří přímo na tržiště!</text:p>
        </text:list-item>
        <text:list-item>
          <text:p text:style-name="P926"><text:soft-page-break/>Do města dorazilo obludárium.</text:p>
          <text:p text:style-name="P926"><text:span text:style-name="T1759">Neuvěřitelně ohebná elfka, kudůk s hlavou velkou jako kroll, párek liliputů, cizokrajní hadi (krajta, anakonda), puma v kleci, velký varan (jako komodský). </text:span>Hlavní atrakce - mantikora - je nejen skutečná, ale i rozzuřená <text:span text:style-name="T1758">a prolomí mříže své klece</text:span>.</text:p>
          <text:p text:style-name="P517"><text:span text:style-name="T1057">F</text:span><text:span text:style-name="T1042">yzička </text:span><text:span text:style-name="T1058">5</text:span><text:span text:style-name="T1042">, Finesa </text:span><text:span text:style-name="T1059">2</text:span><text:span text:style-name="T1042">, Duše -, </text:span><text:span text:style-name="T1043">Ž</text:span><text:span text:style-name="T1040">ivot</text:span><text:span text:style-name="T1043">y </text:span><text:span text:style-name="T1040">1</text:span><text:span text:style-name="T1058">3</text:span></text:p>
          <text:p text:style-name="P431"><text:span text:style-name="T975">Rychlost:</text:span><text:span text:style-name="T1045"> </text:span><text:span text:style-name="T1060">jako kůň</text:span></text:p>
          <text:p text:style-name="P431"><text:span text:style-name="T976">Smysly:</text:span><text:span text:style-name="T1048"> </text:span><text:span text:style-name="T1061">dobrý čich, výborný zrak a sluch, vidění v šeru</text:span></text:p>
          <text:p text:style-name="P517"><text:span text:style-name="T788">⚔<text:tab/></text:span><text:span text:style-name="T974">Z</text:span><text:span text:style-name="T984">uby </text:span><text:span text:style-name="T983">nebo drápy</text:span><text:span text:style-name="T10">:</text:span><text:span text:style-name="T11"> </text:span><text:span text:style-name="T21">5</text:span><text:span text:style-name="T22"> + k6</text:span><text:span text:style-name="T29">, zranění </text:span><text:span text:style-name="T30">2</text:span></text:p>
          <text:p text:style-name="P399"><text:span text:style-name="T788">⚔<text:tab/></text:span><text:span text:style-name="T985">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41"><text:span text:style-name="T1750">6</text:span> dáv<text:span text:style-name="T1750">ek</text:span> <text:span text:style-name="T1751">jed</text:span><text:span text:style-name="T1752">u</text:span><text:span text:style-name="T1754">: </text:span><text:span text:style-name="T1317">1</text:span><text:span text:style-name="T1318">4</text:span><text:span text:style-name="T1319"> </text:span><text:span text:style-name="T1320">+ k6 </text:span><text:span text:style-name="T1321">proti Fyzičce</text:span></text:p>
                  <text:p text:style-name="P441"><text:span text:style-name="T1408">L</text:span><text:span text:style-name="T1409">atence:</text:span><text:span text:style-name="T1322"> </text:span><text:span text:style-name="T1323">1</text:span><text:span text:style-name="T1322">5 m</text:span><text:span text:style-name="T1324">inut</text:span></text:p>
                  <text:p text:style-name="P441"><text:span text:style-name="T986">P</text:span><text:span text:style-name="T987">říznaky:</text:span><text:span text:style-name="T1062"> </text:span><text:span text:style-name="T1063">Bolest v nadbřišku, svírání, suchost a škrábání v hrdle, odkašlávání, </text:span><text:span text:style-name="T1064">slinění,</text:span><text:span text:style-name="T1063"> poruchy řeči, neklid, úzkost, podrážděnost. </text:span><text:span text:style-name="T1065">Později</text:span><text:span text:style-name="T1063"> </text:span><text:span text:style-name="T1065">pocení, svalové záškuby, lapavé nádechy a křeče</text:span><text:span text:style-name="T1066">.</text:span></text:p>
                </text:list-header>
              </text:list>
            </text:list-item>
          </text:list>
          <text:p text:style-name="P517"><text:span text:style-name="T983">Vzhled:</text:span><text:span text:style-name="T866"> </text:span><text:span text:style-name="T801">Tvor s tělem lva,</text:span><text:span text:style-name="T802"> </text:span><text:span text:style-name="T801">štířím ocasem a blanitými netopýřími křídly.</text:span></text:p>
          <text:p text:style-name="P517"><text:span text:style-name="T867">D</text:span><text:span text:style-name="T868">ovednosti:</text:span><text:span text:style-name="T803"> </text:span><text:span text:style-name="T801">Mantikora </text:span><text:span text:style-name="T803">se umí plížit, jako kdyby měl</text:span><text:span text:style-name="T801">a</text:span><text:span text:style-name="T803"> pokročilé </text:span><text:span text:style-name="T868">plížení</text:span><text:span text:style-name="T803">.</text:span></text:p>
        </text:list-item>
        <text:list-item>
          <text:p text:style-name="P925">Probíhá protest za práva havířů. Stříbrný důl byl uzavřen a důlníci chtějí přidělit pole. Vede je Dim Tratas.</text:p>
        </text:list-item>
        <text:list-item>
          <text:p text:style-name="P637">Na náměstí se připravuje soutěž v tanci. Sabotování konkurentů, podplácení poroty, vlivní lidé v publiku a hlavně příležitost u roleplaye vstát od stolu.</text:p>
        </text:list-item>
        <text:list-item>
          <text:p text:style-name="P638"><text:soft-page-break/>Nic zvláštního.</text:p>
        </text:list-item>
        <text:list-item>
          <text:p text:style-name="P638">Nic zvláštního.</text:p>
        </text:list-item>
      </text:list>
      <text:p text:style-name="P302">Stánky (pár příkladů)</text:p>
      <text:list xml:id="list2784948276" text:style-name="L151">
        <text:list-item>
          <text:p text:style-name="P552">Dělníci staví stránek pro trpaslickou karavanu <text:span text:style-name="T1756">(viz událost Trpaslická karavana)</text:span>.</text:p>
          <text:p text:style-name="P553">„<text:span text:style-name="T1760">Přijedou zejtra. </text:span>Prej jsou to ohněstrůjci, těším se na to jak malej!“</text:p>
        </text:list-item>
        <text:list-item>
          <text:p text:style-name="P552">Na jednom místě chybí stánek. Místo něj <text:span text:style-name="T1756">na zemi kudůk kouří šíšu.</text:span></text:p>
          <text:p text:style-name="P552">„<text:span text:style-name="T1756">Přisedni si, kámo, ochutnávka je zdarma.</text:span>“</text:p>
          <text:p text:style-name="P554">„Nejlepší <text:span text:style-name="T1756">matroš</text:span> koupíš u Kuzal’k’taka. U vchodu řekni, že tě posílám já.“</text:p>
        </text:list-item>
        <text:list-item>
          <text:p text:style-name="P555"><text:span text:style-name="T1775">Stánek s drobným</text:span> cizokrajn<text:span text:style-name="T1775">ým</text:span> zvířectv<text:span text:style-name="T1775">em</text:span> – papoušci, opičky.</text:p>
          <text:p text:style-name="P555">„Jsou milé a přítulné!“</text:p>
        </text:list-item>
        <text:list-item>
          <text:p text:style-name="P556">Mladý kovář <text:span text:style-name="T1760">předvádí své řemeslo.</text:span> <text:span text:style-name="T1760">C</text:span>hvástá <text:span text:style-name="T1760">se</text:span>, že <text:span text:style-name="T1761">(za 20 zl)</text:span> umí vyrobit magickou zbraň.</text:p>
          <text:p text:style-name="P556">Ví, kde v horách najít <text:span text:style-name="T1755">prastarou</text:span> <text:span text:style-name="T1755">t</text:span>rpasli<text:span text:style-name="T1755">ckou</text:span> hrobku s magickou kovadlinou.</text:p>
        </text:list-item>
      </text:list>
      <text:p text:style-name="P301">Drby:</text:p>
      <text:list xml:id="list155637528143119" text:continue-numbering="true" text:style-name="L151">
        <text:list-item>
          <text:p text:style-name="P557">Stříbrné doly byly uzavřeny, když se v nich začali ztrácet důlníci. Risk začal převažovat zisk.</text:p>
        </text:list-item>
        <text:list-item>
          <text:p text:style-name="P558"><text:soft-page-break/>Z opuštěné Ha<text:span text:style-name="T1777">r</text:span>denské tvrze vychází kouř. Někdo tam žije. Jak dlouho potrvá, než tam <text:span text:style-name="T1776">vládce</text:span> pošle muže na průzkum?</text:p>
        </text:list-item>
        <text:list-item>
          <text:p text:style-name="P927"><text:span text:style-name="T1316">V Trehernu </text:span><text:span text:style-name="T1327">uctívají bohyni</text:span><text:span text:style-name="T1316">, </text:span><text:span text:style-name="T1327">která</text:span><text:span text:style-name="T1316"> vyléčí každou nemoc a </text:span><text:span text:style-name="T1315">č</text:span><text:span text:style-name="T1316">te myšlenky. </text:span><text:span text:style-name="T1327">Vorok</text:span><text:span text:style-name="T1316"> je mrtvý bůh, to vám povídám.</text:span></text:p>
        </text:list-item>
      </text:list>
      <text:h text:style-name="Heading_20_4" text:outline-level="4">Vývěska na náměstí</text:h>
      <text:p text:style-name="P109">Na vývěsce na náměstí je:</text:p>
      <text:list xml:id="list2981040652" text:style-name="L152">
        <text:list-item>
          <text:p text:style-name="P550"><text:span text:style-name="T1746">P</text:span>ergamen s <text:span text:style-name="T1932">vladařovou</text:span> pečetí:</text:p>
          <text:p text:style-name="P530">Městská stráž vyplatí JEDEN ZLATÝ za každ<text:span text:style-name="T1933">ý</text:span> předložen<text:span text:style-name="T1933">ý pár GOBLINÍCH UŠÍ</text:span>.</text:p>
        </text:list-item>
        <text:list-item>
          <text:p text:style-name="P928"><text:span text:style-name="T1746">H</text:span>rubý papír:</text:p>
          <text:p text:style-name="P608">Najímáme žoldnéře na ochranu rybářů a houbových farem. Hlaste se u <text:span text:style-name="T1932">Kuruka</text:span> v Su<text:span text:style-name="T1932">mp</text:span>u. Zbraně si přineste vlastní.</text:p>
          <text:p text:style-name="P559">Po straně je na něm načmáráno krví:</text:p>
          <text:p text:style-name="P550">BOJUJU ZA PRACHY. JSEM U REZAV<text:span text:style-name="T1745">Ý</text:span>HO MEČE.<text:tab/><text:tab/><text:tab/><text:tab/><text:tab/><text:tab/>RA<text:span text:style-name="T1746">E</text:span>GAN.</text:p>
        </text:list-item>
      </text:list>
      <text:h text:style-name="Heading_20_2" text:outline-level="2"><text:bookmark-start text:name="__RefHeading___Toc22772_41530725"/>Trpasli<text:span text:style-name="T1663">cká</text:span> hrobka<text:bookmark-end text:name="__RefHeading___Toc22772_41530725"/></text:h>
      <text:p text:style-name="P77">Místo odpočinku trpasličích bratří Dragina a Blarina Baragora, jenž se proslavili jako lovci démonů. Lidé mluví o bráně vysekané přímo do štítu šedých hor.</text:p>
      <text:p text:style-name="P75">Vstup do hrobky</text:p>
      <text:p text:style-name="P250"><text:soft-page-break/><text:span text:style-name="T1574">T</text:span><text:span text:style-name="T148">ěžká dvoukřídlá kamenná brána</text:span><text:span text:style-name="T250"> </text:span><text:span text:style-name="T546">&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46"><text:span text:style-name="T249">🔊</text:span><text:span text:style-name="T252">Ve dne hlasité chroupání kostí (pokud je obr doma), v noci burácivé chrápání.</text:span></text:p>
      <text:p text:style-name="P243"><text:span text:style-name="T147">♨</text:span><text:span text:style-name="T157"> </text:span><text:span text:style-name="T159">Zevnitř vychází s</text:span><text:span text:style-name="T158">ilný zápach </text:span><text:span text:style-name="T159">potu, moči a výkalů.</text:span></text:p>
      <text:p text:style-name="P244"><text:span text:style-name="T159">👣</text:span><text:span text:style-name="T160">Stopy čtyřmetrového obra.</text:span></text:p>
      <text:p text:style-name="P249"><text:span text:style-name="T160">C</text:span><text:span text:style-name="T152">hodba za branou má přes 4 metry vysoký, klenutý strop.</text:span></text:p>
      <text:p text:style-name="P180"><text:bookmark text:name="docs-internal-guid-435a182a-7fff-9591-8b7e-f4dfea2c7119"/>1</text:p>
      <text:p text:style-name="P259"><text:span text:style-name="T595">⬤ </text:span><text:span text:style-name="Emphasis"><text:span text:style-name="T630">V místnosti je</text:span></text:span><text:span text:style-name="Emphasis"><text:span text:style-name="T614"> tma.</text:span></text:span></text:p>
      <text:p text:style-name="P248"><text:span text:style-name="T147">♨</text:span><text:span text:style-name="T157"> </text:span><text:span text:style-name="T1587">Dusivý</text:span><text:span text:style-name="T158"> zápach </text:span><text:span text:style-name="T159">potu, moči a výkalů.</text:span></text:p>
      <text:p text:style-name="Text_20_body">Šedé gabrové stěny, vysoký strop s nízkou křížovou klenbou, známky trpasli<text:span text:style-name="T2132">cké</text:span> architektury.</text:p>
      <text:p text:style-name="Standalone_20_Property"><text:span text:style-name="T401">Obr</text:span> &gt; <text:span text:style-name="T2131">4 metry vysoký, t</text:span>lustý, smradlavý a hloupý. Bojí se magie.</text:p>
      <text:list xml:id="list155638126289135" text:continue-list="list3257593794" text:style-name="L64">
        <text:list-header>
          <text:p text:style-name="P363"><text:span text:style-name="T1566">Fyzi</text:span><text:span text:style-name="T2104">čka </text:span><text:span text:style-name="Brawn_20__28_Attributes_29_"><text:span text:style-name="T2104">7</text:span></text:span><text:span text:style-name="T2104">, Finesa </text:span><text:span text:style-name="Finesse_20__28_Attributes_29_"><text:span text:style-name="T2104">3</text:span></text:span><text:span text:style-name="T2104">, Duše </text:span><text:span text:style-name="Spirit_20__28_Attributes_29_"><text:span text:style-name="T2104">4</text:span></text:span><text:span text:style-name="T2104">, Životy 17</text:span></text:p>
          <text:p text:style-name="P787"><text:span text:style-name="Unicode_20_Character"><text:span text:style-name="T947">⚔</text:span></text:span><text:span text:style-name="Unicode_20_Character"> </text:span><text:span text:style-name="T1429">Ruce</text:span><text:span text:style-name="T268">:</text:span> <text:span text:style-name="Brawn_20__28_Attributes_29_"><text:span text:style-name="T2065">7</text:span></text:span> + k6, zranění <text:span text:style-name="T1518">2</text:span></text:p>
          <text:p text:style-name="P787"><text:span text:style-name="T1518">⚔ </text:span><text:span text:style-name="T1430">Závora od brány</text:span><text:span text:style-name="T268">:</text:span> <text:span text:style-name="Brawn_20__28_Attributes_29_">7</text:span> + k6, zranění <text:span text:style-name="T2130">5</text:span></text:p>
          <text:p text:style-name="P787">🏹 <text:span text:style-name="T268">Balvan:</text:span> <text:span text:style-name="Brawn_20__28_Attributes_29_">7</text:span> + k6, zranění 4</text:p>
          <text:list text:continue-numbering="true">
            <text:list-header>
              <text:p text:style-name="P787"><text:span text:style-name="T268">Dostřel:</text:span> střední</text:p>
            </text:list-header>
          </text:list>
        </text:list-header>
      </text:list>
      <text:p text:style-name="Standalone_20_Property"><text:soft-page-break/><text:span text:style-name="T401">Zbytky a mršiny</text:span> &gt; Ohlodané kosti goblinů a čehosi s blanitými křídly <text:span text:style-name="T2133">(hraničář pozná obřího netopýra)</text:span>.</text:p>
      <text:p text:style-name="Standalone_20_Property"><text:span text:style-name="T401">Vytesaný nápis</text:span> &gt; Trpasličími runami “Zde leží bratři Bralin a Dragin, poslední bojovníci klanu Baragor.”</text:p>
      <text:p text:style-name="Standalone_20_Property"><text:span text:style-name="T401">Reliéf trpasli</text:span><text:span text:style-name="T450">cké</text:span><text:span text:style-name="T401"> tváře</text:span> &gt; Při dotyku ožije a promluví. Je to mělký otisk charakteru veselejšího z bratrů. Věděl, že dříve či pozd<text:span text:style-name="T1895">ě</text:span>ji si pro jeho bohats<text:span text:style-name="T1895">t</text:span>ví nějaký vykradač hrobek přijde a rozhodl se dát ho jen tomu, kdo si jej zaslouží. Otočí se (je na otočných dveřích), když uhodnete tři hádanky.</text:p>
      <text:list xml:id="list503707797" text:style-name="L153">
        <text:list-item>
          <text:p text:style-name="P929">„Kdo to dělá, nechce to, kdo to koupí, nepotřebuje to, kdo to potřebuje, neví o tom.“ (Rakev)</text:p>
        </text:list-item>
        <text:list-item>
          <text:p text:style-name="P929">„Když se temný elf narodí, má černé tělo, černé ruce, černé nohy, černou hlavu a jaké má zuby?“</text:p>
        </text:list-item>
        <text:list-item>
          <text:p text:style-name="P929">„Které slovo se v obecné řeči vždy píše nesprávně?“ (nesprávně)</text:p>
        </text:list-item>
      </text:list>
      <text:p text:style-name="P245"><text:span text:style-name="T159">👣</text:span><text:span text:style-name="T160">Stopy čtyřmetrového obra, </text:span><text:span text:style-name="T161">který tu bydlí</text:span><text:span text:style-name="T160">.</text:span></text:p>
      <text:p text:style-name="P179">2</text:p>
      <text:p text:style-name="P198"><text:span text:style-name="T595">⬤ </text:span><text:span text:style-name="Emphasis"><text:span text:style-name="T630">V místnosti je</text:span></text:span><text:span text:style-name="Emphasis"><text:span text:style-name="T614"> tma.</text:span></text:span></text:p>
      <text:p text:style-name="P251"><text:span text:style-name="T596">👣</text:span><text:span text:style-name="T597">Vrstva prachu na zemi je neporušená, </text:span><text:span text:style-name="T625">dlouho</text:span><text:span text:style-name="T597"> tu nikdo nebyl.</text:span></text:p>
      <text:p text:style-name="Standalone_20_Property"><text:span text:style-name="T401">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1">Šachovnice s osmi sochami korunovaných trpaslic</text:span> &gt; Pokud je hráči dokáží rozestavět, tak aby se mezi sebou neohrožoval<text:span text:style-name="T1888">y</text:span>, otevřou se dveře do 3</text:p>
      <text:p text:style-name="P179">3</text:p>
      <text:p text:style-name="P198"><text:span text:style-name="T595">⬤ </text:span><text:span text:style-name="Emphasis"><text:span text:style-name="T630">V místnosti je</text:span></text:span><text:span text:style-name="Emphasis"><text:span text:style-name="T614"> tma.</text:span></text:span></text:p>
      <text:p text:style-name="P192"><text:span text:style-name="T596">👣</text:span><text:span text:style-name="T597">Vrstva prachu na zemi je neporušená, </text:span><text:span text:style-name="T625">dlouho</text:span><text:span text:style-name="T597"> tu nikdo nebyl.</text:span></text:p>
      <text:p text:style-name="Standalone_20_Property"><text:span text:style-name="T401">Kamenný sarkofág</text:span> &gt; “Pod horou hluboce sní Bralin Baragor”, uvnitř trpasli<text:span text:style-name="T2134">cká</text:span> kostra v <text:span text:style-name="T2136">drahých,</text:span> pestrobarevných šatech, <text:span text:style-name="T2135">na kterých se podepsal zub času </text:span><text:span text:style-name="T2137">(nové by měly cenu 20 zl, </text:span><text:span text:style-name="T1520">teď už</text:span><text:span text:style-name="T2137"> pouze 5 zl)</text:span>.</text:p>
      <text:p text:style-name="P336"><text:span text:style-name="T401">Tři stojany</text:span> &gt; Kulatý štít, široký meč, těžká kuše, toulec normálních šipek, toulec stříbrných šipek <text:span text:style-name="T2117">(prodej 1 zl)</text:span>, toulec ohnivých šipek <text:span text:style-name="T2117">(</text:span><text:span text:style-name="T2120">1</text:span><text:span text:style-name="T2117">2 kusů, prodej </text:span><text:span text:style-name="T2118">5 st za každou</text:span><text:span text:style-name="T2117">)</text:span>, toulec otrávených šipek <text:span text:style-name="T2120">(12 kusů, prodej 1 zl za každou)</text:span>, tři výbušné šipky <text:span text:style-name="T2119">(prodej 5 st za každou)</text:span>, těžký plášť, dvoje boty, velká kožená krosna, standarta klanu Baragor.</text:p>
      <text:list xml:id="list280704846" text:style-name="L154">
        <text:list-item>
          <text:p text:style-name="P609">Otrávené šipky do kuše</text:p>
        </text:list-item>
      </text:list>
      <text:list xml:id="list1917441785" text:style-name="L155">
        <text:list-header>
          <text:p text:style-name="P930">☠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456">Ohnivé šipky do kuše</text:p>
          <text:p text:style-name="P518"><text:span text:style-name="T2116">Zranění 1</text:span>, ale další 3 kola zraňuj<text:span text:style-name="T2116">í</text:span> za 3kz <text:span text:style-name="Fire_20__28_Damage_20_Types_29_">ohněm</text:span> (odečítá se Zbroj)</text:p>
        </text:list-item>
        <text:list-item>
          <text:p text:style-name="P610"><text:soft-page-break/>Výbušné šipky do kuše</text:p>
          <text:p text:style-name="P518"><text:span text:style-name="T1391">Zranění 2</text:span><text:span text:style-name="T393">, ale přidá 4kz </text:span><text:span text:style-name="Crush_20__28_Damage_20_Types_29_"><text:span text:style-name="T393">drtivého</text:span></text:span><text:span text:style-name="T393"> zranění</text:span></text:p>
        </text:list-item>
      </text:list>
      <text:p text:style-name="Standalone_20_Property"><text:span text:style-name="T401">Tři truhlice</text:span> &gt; <text:span text:style-name="T1896">2</text:span>5 zlatých, <text:span text:style-name="T1896">4</text:span>5 stříbrných, 123 měděných, dlouhá mírová dýmka, krabička tabáku (5 použití, evokuje důvěřivost a přátelskou atmosféru), <text:span text:style-name="T293">lektvar regenerace</text:span><text:span text:style-name="T1917"> (karta)</text:span> a mnoho bezcenných memorabilií.</text:p>
      <text:p text:style-name="P179">4</text:p>
      <text:p text:style-name="P198"><text:span text:style-name="T595">⬤ </text:span><text:span text:style-name="Emphasis"><text:span text:style-name="T630">V místnosti je</text:span></text:span><text:span text:style-name="Emphasis"><text:span text:style-name="T614"> tma.</text:span></text:span></text:p>
      <text:p text:style-name="P194"><text:span text:style-name="T610">♨</text:span><text:span text:style-name="T598"> </text:span><text:span text:style-name="T599">Čpavý zápach zvířecího trusu (netopýřího).<text:line-break/><text:tab/></text:span><text:span text:style-name="T600">Netopýří pach.</text:span></text:p>
      <text:p text:style-name="Standalone_20_Property"><text:span text:style-name="T401">Podél stěn stojící sarkofágy</text:span> &gt; Spolubojovníci, panoši a služebnictvo <text:span text:style-name="T2121">(všechno trpaslíci)</text:span>.</text:p>
      <text:list xml:id="list55912026" text:style-name="L156">
        <text:list-item>
          <text:p text:style-name="P933">Dva ze sarkofágů jsou pootevřené (schovávají se v nich netopýří bestie). Kdyby došlo k boji, tak viz 6.</text:p>
          <text:p text:style-name="P932"><text:span text:style-name="T159">👣 </text:span><text:span text:style-name="T164">Na zemi před nimi je větší množství bílého trusu.<text:line-break/></text:span><text:span text:style-name="T591">♨</text:span><text:span text:style-name="T598"> </text:span><text:span text:style-name="T601">• Je </text:span><text:span text:style-name="T626">na nich</text:span><text:span text:style-name="T601"> netopýří pach.</text:span></text:p>
        </text:list-item>
        <text:list-item>
          <text:p text:style-name="P931"><text:span text:style-name="T2139">C</text:span><text:span text:style-name="T2138">elkem 16 sarkofágů, z toho 4 spolubojovníci v plné výzbroji (kladiva, sekery, těžké zbroje), 2 panoši (jednoruční palice, lehké zbroje), 10 členů služebnictva. </text:span><text:span text:style-name="T2140">Všechny šaty už jsou rozpadlé a nepoužitelné, zbroje potřebují opravit (vyměnit řemeny a podšívku), zbraně jsou </text:span><text:span text:style-name="T2141">d</text:span><text:span text:style-name="T2142">ůkladně</text:span><text:span text:style-name="T2141"> naolejované a</text:span><text:span text:style-name="T2140"> funkční.</text:span></text:p>
        </text:list-item>
      </text:list>
      <text:p text:style-name="P337"><text:span text:style-name="T401">Hromada bílého trusu</text:span> &gt; Hraničář <text:span text:style-name="T1519">pozná, že patří obřím netopýrům</text:span>.</text:p>
      <text:p text:style-name="P252"><text:soft-page-break/><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38">5</text:p>
      <text:p text:style-name="P198"><text:span text:style-name="T595">⬤ </text:span><text:span text:style-name="Emphasis"><text:span text:style-name="T630">V místnosti je</text:span></text:span><text:span text:style-name="Emphasis"><text:span text:style-name="T614"> tma.</text:span></text:span></text:p>
      <text:p text:style-name="P195"><text:span text:style-name="T598">♨ </text:span><text:span text:style-name="T602">Slabý netopýří pach.</text:span></text:p>
      <text:p text:style-name="P253"><text:span text:style-name="T596">👣 </text:span><text:span text:style-name="T603">Na zemi je </text:span><text:span text:style-name="T627">trocha</text:span><text:span text:style-name="T603"> bílého trusu </text:span><text:span text:style-name="T604">(od obřích netopýrů)</text:span><text:span text:style-name="T603">.</text:span></text:p>
      <text:p text:style-name="Standalone_20_Property"><text:span text:style-name="T401">Runová kovadlina</text:span> &gt; Pokud tu bude kovat zbraň skutečný kovář, vstoupí do ní jedna z trpasličích duší v (4.)</text:p>
      <text:list xml:id="list3839100771" text:style-name="L157">
        <text:list-item>
          <text:p text:style-name="P934">Hrot zbraně se vždy stáčí k největšímu množství zlata v okolí</text:p>
        </text:list-item>
        <text:list-item>
          <text:p text:style-name="P934">Zbraň zraňuje elfy více než ostatní a září v jejich přítomnosti</text:p>
        </text:list-item>
        <text:list-item>
          <text:p text:style-name="P934">Zbraň zraňuje gobliny více než ostatní a září v jejich přítomnosti</text:p>
        </text:list-item>
        <text:list-item>
          <text:p text:style-name="P934">Údery této zbraně jsou nadpřirozeně silné</text:p>
        </text:list-item>
        <text:list-item>
          <text:p text:style-name="P934">Zbraň zradí kohokoli, kdo se o ni nebude dobře starat, a házej znovu</text:p>
        </text:list-item>
        <text:list-item>
          <text:p text:style-name="P934">Zbraň každý den absorbuje od svého majitele jeden zlaťák a házej znovu</text:p>
        </text:list-item>
      </text:list>
      <text:p text:style-name="P317">Kovářská výheň a nádrž na schlazování</text:p>
      <text:p text:style-name="Standalone_20_Property"><text:span text:style-name="T401">Nízký stůl s nářadím</text:span> &gt; Kladiva, kleště, kovářský nůž, svěrák, ocelové pruty</text:p>
      <text:p text:style-name="P335"><text:soft-page-break/><text:span text:style-name="T449">V místnosti se zjeví duch trpaslického kováře a řekne: </text:span><text:span text:style-name="T497">„Jen skutečný mistr kovářského řemesla dokáže </text:span><text:span text:style-name="T1586">přivolat</text:span><text:span text:style-name="T497"> kouzlo této kovadliny.“</text:span></text:p>
      <text:p text:style-name="Standalone_20_Property"><text:span text:style-name="T401">Kulatý poklop na ventilaci</text:span> &gt; Sahá vysoko do skal. Průvan při otevření sfoukne všechny otevřené ohně, krom<text:span text:style-name="T2143">ě</text:span> pořádně rozpálené výhně.</text:p>
      <text:p text:style-name="P179">6</text:p>
      <text:p text:style-name="P198"><text:span text:style-name="T595">⬤ </text:span><text:span text:style-name="Emphasis"><text:span text:style-name="T630">V místnosti je</text:span></text:span><text:span text:style-name="Emphasis"><text:span text:style-name="T614"> tma.</text:span></text:span></text:p>
      <text:p text:style-name="P193"><text:span text:style-name="T610">♨</text:span><text:span text:style-name="T598"> </text:span><text:span text:style-name="T599">Čpavý zápach zvířecího trusu (netopýřího).<text:line-break/><text:tab/></text:span><text:span text:style-name="T600">Netopýří pach.</text:span></text:p>
      <text:p text:style-name="P181"><text:span text:style-name="T606">🔊</text:span><text:span text:style-name="T607">Kroll slyší ultrazvukové netopýří signály.</text:span></text:p>
      <text:p text:style-name="P222">Na zemi je vrstva bílého trusu.</text:p>
      <text:p text:style-name="Standalone_20_Property"><text:span text:style-name="T401">Trojice netopýřích bestií</text:span> &gt; V případě odhalení jejich druhů v 4, nebo když se někdo přiblíží na dohled, otevřou ventilaci, aby zhasli všechny pochodně, a s paralyzujícím křikem se vrhnou do boje.</text:p>
      <text:list xml:id="list967693484" text:style-name="L158">
        <text:list-header>
          <text:p text:style-name="P531">Netopýří bestie</text:p>
          <text:p text:style-name="P560">(Jako obří netopýr, ale inteligentní)</text:p>
          <text:p text:style-name="P935">Fyzička <text:span text:style-name="Brawn_20__28_Attributes_29_">2</text:span>, Finesa <text:span text:style-name="Finesse_20__28_Attributes_29_">3</text:span>, Duše <text:span text:style-name="Spirit_20__28_Attributes_29_"><text:span text:style-name="T2123">4</text:span></text:span>, Životy 7</text:p>
          <text:p text:style-name="P935">⚔ Zuby: <text:span text:style-name="Finesse_20__28_Attributes_29_">3</text:span> + k6, zranění 1</text:p>
        </text:list-header>
        <text:list-item>
          <text:p text:style-name="P936"><text:soft-page-break/><text:span text:style-name="T316">Paralyzující křik: </text:span><text:span text:style-name="Spirit_20__28_Attributes_29_"><text:span text:style-name="T2126">4</text:span></text:span><text:span text:style-name="T2144"> + k6 proti </text:span><text:span text:style-name="Spirit_20__28_Attributes_29_"><text:span text:style-name="T2124">Duši<text:line-break/></text:span></text:span><text:span text:style-name="Success_20_Bullet"><text:span text:style-name="T2146">•</text:span></text:span><text:span text:style-name="Invisible_20_Success_20_Bullet"><text:span text:style-name="T2146"><text:tab/></text:span></text:span><text:span text:style-name="T2144">zpomalení<text:line-break/></text:span><text:span text:style-name="Success_20_Bullet"><text:span text:style-name="T2145">• •<text:tab/></text:span></text:span><text:span text:style-name="Success_20_Bullet"><text:span text:style-name="T1521">částečné znehybnění (nevýhoda)</text:span></text:span><text:line-break/><text:span text:style-name="Success_20_Bullet"><text:span text:style-name="T2146">• • •<text:tab/></text:span></text:span><text:span text:style-name="Success_20_Bullet"><text:span text:style-name="T2147">k</text:span></text:span><text:span text:style-name="T2144">ompletní znehybnění<text:line-break/></text:span><text:span text:style-name="T317">Dosah:</text:span><text:span text:style-name="T2148"> krátký</text:span></text:p>
        </text:list-item>
        <text:list-item>
          <text:p text:style-name="P935"><text:span text:style-name="T268">Slabiny:</text:span> Netopýři se bojí ohně, postava s pochodní si je dokáže udržet od těla.</text:p>
        </text:list-item>
      </text:list>
      <text:p text:style-name="Standard"/>
      <text:p text:style-name="P317">Stůl s policí na balzamovací pomůcky</text:p>
      <text:p text:style-name="Standalone_20_Property"><text:span text:style-name="T401">Hromada kostí</text:span> &gt; <text:span text:style-name="T2122">Patří g</text:span>oblin<text:span text:style-name="T2122">ům</text:span> a různ<text:span text:style-name="T2122">ým</text:span> horsk<text:span text:style-name="T2122">ým</text:span> zvířat<text:span text:style-name="T2122">ům.</text:span></text:p>
      <text:p text:style-name="Standalone_20_Property"><text:span text:style-name="T401">Kulatý poklop na ventilaci</text:span> &gt; Sahá vysoko do skal. Průvan při otevření sfoukne všechny otevřené ohně.</text:p>
      <text:p text:style-name="P179">7</text:p>
      <text:p text:style-name="P198"><text:span text:style-name="T595">⬤ </text:span><text:span text:style-name="Emphasis"><text:span text:style-name="T630">V místnosti je</text:span></text:span><text:span text:style-name="Emphasis"><text:span text:style-name="T614"> tma.</text:span></text:span></text:p>
      <text:p text:style-name="P196"><text:span text:style-name="T598">♨ </text:span><text:span text:style-name="T602">Slabý netopýří pach.</text:span></text:p>
      <text:p text:style-name="P196"><text:span text:style-name="T596">👣 </text:span><text:span text:style-name="T603">Na zemi je </text:span><text:span text:style-name="T627">trocha</text:span><text:span text:style-name="T603"> bílého trusu </text:span><text:span text:style-name="T604">(od obřích netopýrů)</text:span><text:span text:style-name="T603">.</text:span></text:p>
      <text:p text:style-name="P317">Neopracovaný blok kamene</text:p>
      <text:p text:style-name="P317">Zpola dokončená socha trpaslíka</text:p>
      <text:p text:style-name="P317">Kladivo a sada majzlíků</text:p>
      <text:p text:style-name="P179">8</text:p>
      <text:p text:style-name="P198"><text:span text:style-name="T595">⬤ </text:span><text:span text:style-name="Emphasis"><text:span text:style-name="T630">V místnosti je</text:span></text:span><text:span text:style-name="Emphasis"><text:span text:style-name="T614"> tma.</text:span></text:span></text:p>
      <text:p text:style-name="P77"><text:soft-page-break/>Odsud dál jsou šedé stěny protkané černými žilami <text:span text:style-name="T547">&gt; </text:span><text:span text:style-name="T548">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1">Polovina chodby oddělená dveřmi s nápisem</text:span> &gt; “Pod horou bdí Dragin Baragor, stře<text:span text:style-name="T1897">z</text:span> se jeho bezesného odhodlání.”</text:p>
      <text:p text:style-name="Standalone_20_Property"><text:span text:style-name="T401">Rozleptaná mrtvola </text:span><text:span text:style-name="T1575">goblina</text:span> &gt; Na podlaze přesně ve středu křižovatky je nášlapné tlačítko; při zmáčknutí se otevře jedna z dlaždic ve slepé uličce a vypustí do chodby mlžný kužel ž<text:span text:style-name="T1889">í</text:span>raviny.</text:p>
      <text:list xml:id="list155637107687860" text:continue-list="list155638126289135" text:style-name="L64">
        <text:list-header>
          <text:p text:style-name="P791">🏹 <text:span text:style-name="T1431">Kužel žíraviny</text:span><text:span text:style-name="T268">:</text:span> <text:span text:style-name="T2149">8 </text:span>+ k6 <text:span text:style-name="T2149">proti Finese</text:span>, zranění <text:span text:style-name="T2149">4</text:span><text:span text:style-name="T1522">kz </text:span><text:span text:style-name="Corrosive_20__28_Damage_20_Types_29_">žíravinou</text:span></text:p>
        </text:list-header>
      </text:list>
      <text:p text:style-name="P179">9</text:p>
      <text:p text:style-name="P198"><text:span text:style-name="T595">⬤ </text:span><text:span text:style-name="Emphasis"><text:span text:style-name="T630">V místnosti je</text:span></text:span><text:span text:style-name="Emphasis"><text:span text:style-name="T614"> tma.</text:span></text:span></text:p>
      <text:p text:style-name="P197"><text:span text:style-name="T596">👣</text:span><text:span text:style-name="T597">Vrstva prachu na zemi je neporušená, </text:span><text:span text:style-name="T625">dlouho</text:span><text:span text:style-name="T597"> tu nikdo nebyl.</text:span></text:p>
      <text:p text:style-name="P317">Stěny obložené štíty, kyrysy a zbraněmi všemožných tvarů a původů</text:p>
      <text:p text:style-name="Standalone_20_Property"><text:span text:style-name="T401">Na piedestalu leží </text:span><text:span text:style-name="T1576">velká otevřená kniha</text:span> &gt; <text:span text:style-name="T2150">Je to Kniha zášti.</text:span> Do takových knih <text:span text:style-name="T2150">trpaslíci</text:span> zapisují křivdy, aby se na ně nikdy nezapom<text:span text:style-name="T1897">n</text:span>ělo. Tahle má všechn<text:span text:style-name="T2150">a</text:span> jména přeškrtnutá. Zbylo jen Zalezar.</text:p>
      <text:h text:style-name="P381" text:outline-level="3">10</text:h>
      <text:p text:style-name="P198"><text:span text:style-name="T595">⬤ </text:span><text:span text:style-name="Emphasis"><text:span text:style-name="T630">V místnosti je</text:span></text:span><text:span text:style-name="Emphasis"><text:span text:style-name="T614"> tma.</text:span></text:span></text:p>
      <text:p text:style-name="P254"><text:span text:style-name="T598">♨ </text:span><text:span text:style-name="T628">Silný mrtvolný zápach</text:span><text:span text:style-name="T605">.</text:span></text:p>
      <text:p text:style-name="P247"><text:soft-page-break/><text:span text:style-name="T606">🔊</text:span><text:span text:style-name="T609">Z díry se ozývá h</text:span><text:span text:style-name="T608">ladové mručení.</text:span></text:p>
      <text:p text:style-name="P182"><text:span text:style-name="T596">👣</text:span><text:span text:style-name="T597">Vrstva prachu na zemi je neporušená, </text:span><text:span text:style-name="T625">dlouho</text:span><text:span text:style-name="T597"> tu nikdo nebyl.</text:span></text:p>
      <text:p text:style-name="P339"><text:span text:style-name="T401">Tři metry hluboká díra plná zombií</text:span> <text:span text:style-name="T549">&gt; </text:span><text:span text:style-name="T550">V jižní straně jámy je </text:span><text:span text:style-name="T1523">kruhový</text:span><text:span text:style-name="T550"> otvor – ústí</text:span><text:span text:style-name="T257"> </text:span><text:span text:style-name="T258">perfektně</text:span><text:span text:style-name="T257"> </text:span><text:span text:style-name="T550">hladké </text:span><text:span text:style-name="T1523">skluzavky</text:span><text:span text:style-name="T550">, kter</text:span><text:span text:style-name="T258">á</text:span><text:span text:style-name="T550"> </text:span><text:span text:style-name="T551">sem</text:span><text:span text:style-name="T550"> vede od propadla v místnosti 12.</text:span></text:p>
      <text:list xml:id="list2113939021" text:style-name="L159">
        <text:list-header>
          <text:p text:style-name="P611">12 Zombií</text:p>
          <text:p text:style-name="P937">Fyzička <text:span text:style-name="Brawn_20__28_Attributes_29_">3</text:span>, Finesa <text:span text:style-name="Finesse_20__28_Attributes_29_">1</text:span>, Duše <text:span text:style-name="Spirit_20__28_Attributes_29_">–</text:span>, Životy 13</text:p>
          <text:p text:style-name="P937">⚔ Zuby a pařáty: <text:span text:style-name="Brawn_20__28_Attributes_29_">3</text:span> + k6, zranění 0</text:p>
          <text:p text:style-name="P937"><text:span text:style-name="T268">Léčení:</text:span> Zombie se léčí požíráním čerstvého masa, mozku nebo vnitřností. Každou minutu krmení si vyléčí jeden život.</text:p>
        </text:list-header>
      </text:list>
      <text:p text:style-name="Standard"/>
      <text:p text:style-name="P314">Na stopě je spára kolem bloku kamene, který se dá spustit jako most.</text:p>
      <text:p text:style-name="Standalone_20_Property"><text:span text:style-name="T1883">Na stěně lze nahmatat tenká </text:span><text:span text:style-name="T1884">obdélníková</text:span><text:span text:style-name="T1883"> spára a vydloubnout blok kamene</text:span> &gt; Za ním se schovává řet<text:span text:style-name="T1898">ě</text:span>z, jímž lze spustit ze stropu tajný, vratký most.</text:p>
      <text:p text:style-name="P179">11</text:p>
      <text:p text:style-name="P198"><text:span text:style-name="T595">⬤ </text:span><text:span text:style-name="Emphasis"><text:span text:style-name="T630">V místnosti je</text:span></text:span><text:span text:style-name="Emphasis"><text:span text:style-name="T614"> tma.</text:span></text:span></text:p>
      <text:p text:style-name="P183"><text:span text:style-name="T596">👣</text:span><text:span text:style-name="T597">Vrstva prachu na zemi je neporušená, </text:span><text:span text:style-name="T625">dlouho</text:span><text:span text:style-name="T597"> tu nikdo nebyl.</text:span></text:p>
      <text:p text:style-name="P317">Socha plačící trpaslice</text:p>
      <text:p text:style-name="Standalone_20_Property"><text:soft-page-break/><text:span text:style-name="T1577">Okovy</text:span><text:span text:style-name="T401"> spoutaný nemrtvý trpaslík</text:span> &gt; Žádné oči ani jazyk, všechny orgány vyjmuté, maso vyschlé <text:span text:style-name="T2151">a ztvrdlé</text:span> jako pevná zbroj. Vstoupí-li někdo do jeho komnaty, během několika okamžiků přetrhá řetězy a zaútočí.</text:p>
      <text:list xml:id="list4016170733" text:style-name="L160">
        <text:list-header>
          <text:p text:style-name="P612">Nemrtvý trpaslí<text:span text:style-name="T2152">k</text:span></text:p>
          <text:p text:style-name="P938">Fyzička <text:span text:style-name="Brawn_20__28_Attributes_29_"><text:span text:style-name="T2066">6</text:span></text:span>, Finesa <text:span text:style-name="Finesse_20__28_Attributes_29_">3</text:span>, Duše <text:span text:style-name="Spirit_20__28_Attributes_29_"><text:span text:style-name="T2127">4</text:span></text:span>, Životy 15</text:p>
          <text:p text:style-name="P613">Zbroj:<text:span text:style-name="T344"> 1</text:span></text:p>
          <text:p text:style-name="P938">⚔ Zuby a pařáty: <text:span text:style-name="Brawn_20__28_Attributes_29_">5</text:span> + k6, zranění 2</text:p>
          <text:p text:style-name="P938"><text:span text:style-name="T268">Schopnosti:</text:span> <text:span text:style-name="T2153">n</text:span>adlidská síla</text:p>
        </text:list-header>
      </text:list>
      <text:p text:style-name="P179">12</text:p>
      <text:p text:style-name="P198"><text:span text:style-name="T595">⬤ </text:span><text:span text:style-name="Emphasis"><text:span text:style-name="T630">V místnosti je</text:span></text:span><text:span text:style-name="Emphasis"><text:span text:style-name="T614"> tma.</text:span></text:span></text:p>
      <text:p text:style-name="P184"><text:span text:style-name="T596">👣</text:span><text:span text:style-name="T597">Vrstva prachu na zemi je neporušená, </text:span><text:span text:style-name="T625">dlouho</text:span><text:span text:style-name="T597"> tu nikdo nebyl.</text:span></text:p>
      <text:p text:style-name="Standalone_20_Property"><text:span text:style-name="T401">Socha Dragina držící zářící sekeru</text:span><text:span text:style-name="T456"> </text:span><text:span text:style-name="T498">(karta </text:span><text:span text:style-name="T337">Lovec démonů</text:span><text:span text:style-name="T498">)</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883">Utajené propadliště</text:span> &gt; Přesně před trpaslíkem. <text:span text:style-name="T2155">Sklopí se, když na něj někdo vstoupí.</text:span> Vede do <text:span text:style-name="T2154">kluzkého, svažitého</text:span> tunelu <text:span text:style-name="T2156">s kruhovým průřezem</text:span>, který se táhne až do díry v 10.</text:p>
      <text:p text:style-name="Standalone_20_Property"><text:span text:style-name="T401">4 kanopy</text:span> &gt; Překrásné, porcelánové, dekorované zlatem a drahokamy (cena 4x50 zlaťáků<text:span text:style-name="T751">)</text:span></text:p>
      <text:h text:style-name="Heading_20_2" text:outline-level="2"><text:bookmark-start text:name="__RefHeading___Toc22774_41530725"/><text:soft-page-break/>Wedel<text:bookmark-end text:name="__RefHeading___Toc22774_41530725"/></text:h>
      <text:p text:style-name="P60">Vysoká palisáda skrývá krásné roubené měst<text:span text:style-name="T1662">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794">Amara</text:span></text:h>
      <text:p text:style-name="P146">Pohledná mladá žena s havraními vlasy a exotickou vizáží.</text:p>
      <text:p text:style-name="P146">Věštby pro hráčské postavy:</text:p>
      <text:list xml:id="list983478019" text:style-name="L161">
        <text:list-item>
          <text:p text:style-name="P940">"Ne vše, co zabiješ, bude skutečně mrtvé."</text:p>
        </text:list-item>
        <text:list-item>
          <text:p text:style-name="P940">"V bazénu plném krve na tebe číhá smrt."</text:p>
        </text:list-item>
        <text:list-item>
          <text:p text:style-name="P941"><text:span text:style-name="T784">„</text:span><text:span text:style-name="T785">Hlas v lese není, co se zdá.“</text:span></text:p>
        </text:list-item>
        <text:list-item>
          <text:p text:style-name="P942"><text:span text:style-name="T785">„</text:span><text:span text:style-name="T786">Po návštěvě skalní chrámu vysoko v horách se ti </text:span><text:span text:style-name="T787">stane</text:span><text:span text:style-name="T786"> to, po čem nejvíce toužíš, i to, čeho se nejvíc obáváš.“</text:span></text:p>
        </text:list-item>
      </text:list>
      <text:h text:style-name="Heading_20_5" text:outline-level="5">Starosta <text:span text:style-name="T1793">Vikuk</text:span></text:h>
      <text:list xml:id="list1025667905" text:style-name="L162">
        <text:list-item>
          <text:p text:style-name="P944">Hubený hobit ve středních letech s jizvou na čele.</text:p>
        </text:list-item>
        <text:list-item>
          <text:p text:style-name="P945">Nabízí odměnu (<text:span text:style-name="T1799">1</text:span>5 zl) za likvidaci lesní nestvůry (obří mluvící pavouk).</text:p>
          <text:p text:style-name="P943"><text:span text:style-name="T1974">„Buďte ale opatrní – už jsem tam poslal dvě skupiny a </text:span><text:span text:style-name="T1480">a</text:span><text:span text:style-name="T1481">ni jedna</text:span><text:span text:style-name="T1974"> se nevrátila.“</text:span></text:p>
        </text:list-item>
      </text:list>
      <text:h text:style-name="Heading_20_2" text:outline-level="2"><text:bookmark-start text:name="__RefHeading___Toc22776_41530725"/><text:soft-page-break/>Zbojnický tábor<text:bookmark-end text:name="__RefHeading___Toc22776_41530725"/></text:h>
      <text:p text:style-name="P60"><text:span text:style-name="T1795">Chudí</text:span> havíři bez domova, více pytláci než zbojníci. Postavili si několik skromných stavení v korunách stromů a živí se lovem, kradením a při výpravách do města i žebráním. Když mohou, tak podporují Dima Trata.</text:p>
      <text:list xml:id="list155638214296952" text:continue-list="list155637417478786" text:style-name="L20">
        <text:list-header>
          <text:p text:style-name="P562">Havíř</text:p>
          <text:p text:style-name="P474"><text:span text:style-name="T2">F</text:span><text:span text:style-name="T3">yzička </text:span><text:span text:style-name="T40">3</text:span><text:span text:style-name="T3">, Finesa </text:span><text:span text:style-name="T40">2</text:span><text:span text:style-name="T3">, Duše </text:span><text:span text:style-name="T39">1</text:span><text:span text:style-name="T1042">, </text:span><text:span text:style-name="T1043">Ž</text:span><text:span text:style-name="T1040">ivot</text:span><text:span text:style-name="T1043">y </text:span><text:span text:style-name="T1079">9</text:span></text:p>
          <text:p text:style-name="P474"><text:span text:style-name="T788">⚔ </text:span><text:span text:style-name="T280">K</text:span><text:span text:style-name="T279">rumpáč:</text:span><text:span text:style-name="T1805"> <text:s/>3 + k6, zranění 2</text:span></text:p>
          <text:p text:style-name="P474"><text:span text:style-name="T788">⚔ </text:span><text:span text:style-name="T280">Motyka</text:span><text:span text:style-name="T279">:</text:span><text:span text:style-name="T369"> <text:s/>3 + k6, zranění 2</text:span></text:p>
        </text:list-header>
      </text:list>
      <text:list xml:id="list2193124732" text:style-name="L163">
        <text:list-item>
          <text:p text:style-name="P683">Při prvních ztrátách se pokusí utéct nebo vzdát.</text:p>
        </text:list-item>
      </text:list>
      <text:h text:style-name="P372" text:outline-level="2"><text:bookmark-start text:name="__RefHeading___Toc22778_41530725"/>Ziggurat<text:bookmark-end text:name="__RefHeading___Toc22778_41530725"/></text:h>
      <text:p text:style-name="P79"><text:span text:style-name="Emphasis"><text:span text:style-name="T640">Zdroj moci dračího kultu. Ještěrci před pyramidou táboří celé dny, jen aby mohli spatřit velekněze a dračí dceru. Právě sem v posledních měsících mizí unesení Sumpští rybáři.</text:span></text:span></text:p>
      <text:p text:style-name="P202">Tábor ještěrců</text:p>
      <text:p text:style-name="Standalone_20_Property"><text:span text:style-name="T455">Trochu stranou n</text:span><text:span text:style-name="T401">a </text:span><text:span text:style-name="T454">z</text:span><text:span text:style-name="T1578">ápadní</text:span><text:span text:style-name="T401"> straně tábora je odpadní jáma</text:span> <text:span text:style-name="T554">&gt; </text:span><text:span text:style-name="T260">Ve skutečnosti je to podzemní tunel vyhrabaný obřími mravenci. Vede do 18.</text:span></text:p>
      <text:list xml:id="list1602230896" text:style-name="L164">
        <text:list-header>
          <text:p text:style-name="P946"><text:span text:style-name="Emphasis"><text:span text:style-name="T783">♨</text:span></text:span><text:span text:style-name="Emphasis"><text:span text:style-name="T614"> </text:span></text:span><text:span text:style-name="Emphasis"><text:span text:style-name="T617">Z jámy je cítit s</text:span></text:span><text:span text:style-name="Emphasis"><text:span text:style-name="T621">iln</text:span></text:span><text:span text:style-name="Emphasis"><text:span text:style-name="T616">ý</text:span></text:span><text:span text:style-name="Emphasis"><text:span text:style-name="T621"> </text:span></text:span><text:span text:style-name="Emphasis"><text:span text:style-name="T635">z</text:span></text:span><text:span text:style-name="Emphasis"><text:span text:style-name="T615">ápach odpadků a výkalů</text:span></text:span><text:span text:style-name="Emphasis"><text:span text:style-name="T614"><text:line-break/></text:span></text:span><text:span text:style-name="Emphasis"><text:span text:style-name="T619"> <text:s text:c="4"/></text:span></text:span><text:span text:style-name="Emphasis"><text:span text:style-name="T634">a</text:span></text:span><text:span text:style-name="Emphasis"><text:span text:style-name="T620"> s</text:span></text:span><text:span text:style-name="Emphasis"><text:span text:style-name="T618">labý m</text:span></text:span><text:span text:style-name="T268">ravenčí pach</text:span></text:p>
        </text:list-header>
      </text:list>
      <text:p text:style-name="Standalone_20_Property"><text:soft-page-break/><text:span text:style-name="T2110">Klece se z</text:span><text:span text:style-name="T2111">ajatci</text:span><text:span text:style-name="T2114"> </text:span><text:span text:style-name="T2112">&gt; </text:span><text:span text:style-name="T2113">Byteln</text:span><text:span text:style-name="T2115">é dřevěné klece, </text:span><text:span text:style-name="T2113">uvnit</text:span><text:span text:style-name="T2115">ř je 5 mužů, 3 ženy, 2 hobiti, 3 kudůčky, 1 trpaslík, 1 elfka. </text:span><text:span text:style-name="T1594">Většina jsou</text:span><text:span text:style-name="T2115"> rybáři a sběrači hub ze Sumpu, <text:s/>trpaslík je kovářský učeň z Trossu, elfka je z potulné skupiny bardů (zpívala a hrála na loutnu).</text:span></text:p>
      <text:p text:style-name="Standalone_20_Property"><text:span text:style-name="T1613">Ještěří stráže</text:span><text:span text:style-name="T1608"> </text:span><text:span text:style-name="T1614">&gt; </text:span><text:span text:style-name="T1609">Klece stráží 8 ještěrců s kopím. </text:span><text:span text:style-name="T1610">Další dvě dvojice obchází tábor. 10 ještěrců spí nebo odpočívá uprostřed tábora</text:span><text:span text:style-name="T1609">.</text:span></text:p>
      <text:list xml:id="list1880065278" text:style-name="L165">
        <text:list-header>
          <text:p text:style-name="P615">Ještěrec <text:span text:style-name="T2209">s kopím</text:span></text:p>
          <text:p text:style-name="P948">Fyzička <text:span text:style-name="Brawn_20__28_Attributes_29_">3</text:span>, Finesa <text:span text:style-name="Finesse_20__28_Attributes_29_">4</text:span>, Duše <text:span text:style-name="Spirit_20__28_Attributes_29_">2</text:span>, Životy 9</text:p>
          <text:p text:style-name="P948"><text:span text:style-name="T268">Zbroj:</text:span> 1</text:p>
          <text:p text:style-name="P948"><text:span text:style-name="T1611">⚔ </text:span><text:span text:style-name="T1612">Kopí</text:span><text:span text:style-name="T1611">: </text:span><text:span text:style-name="Finesse_20__28_Attributes_29_"><text:span text:style-name="T2200">4</text:span></text:span><text:span text:style-name="T1611"> + k6, zranění </text:span><text:span text:style-name="T1608">2</text:span></text:p>
        </text:list-header>
      </text:list>
      <text:p text:style-name="Standalone_20_Property"><text:span text:style-name="T401">Stany pro dobrovolníky</text:span> <text:span text:style-name="T555">&gt; </text:span><text:span text:style-name="T262">3 muži, 4 ženy, 2 hobiti, 3 hobitky, 1 kudůk, 5 trpaslíků, 3 elfové, 2 elfky. Všechno chudí lidé z Trossu a okolí, kteří se </text:span><text:span text:style-name="T1558">zkonvertovat od maskovaných</text:span><text:span text:style-name="T262"> ještěřích kněží. </text:span><text:span text:style-name="T263">Dobrovolně zde pracují (vaří, uklízí, posluhují ještěrcům) a čekají na své obřadní přijetí v zigguratu.</text:span></text:p>
      <text:p text:style-name="P258"><text:span text:style-name="T149">Táboru velí trojice ještěřích kněží</text:span><text:span text:style-name="T264"> </text:span><text:span text:style-name="T556">&gt; </text:span><text:span text:style-name="T265">Na sobě mají obřadní roucha, u pasu vždy dva zahnuté nože.</text:span></text:p>
      <text:list xml:id="list155637272786843" text:continue-numbering="true" text:style-name="L165">
        <text:list-header>
          <text:p text:style-name="P949"><text:span text:style-name="T268">Ještě</text:span><text:span text:style-name="T329">ří kněz</text:span></text:p>
          <text:p text:style-name="P949">Fyzička <text:span text:style-name="Brawn_20__28_Attributes_29_">3</text:span>, Finesa <text:span text:style-name="Finesse_20__28_Attributes_29_">4</text:span>, Duše <text:span text:style-name="Spirit_20__28_Attributes_29_"><text:span text:style-name="T2129">4</text:span></text:span>, Životy 9</text:p>
          <text:p text:style-name="P949"><text:span text:style-name="T268">Zbroj:</text:span> 1</text:p>
          <text:p text:style-name="P952">⚔ <text:span text:style-name="T331">2 z</text:span><text:span text:style-name="T1432">ahnuté nože</text:span><text:span text:style-name="T268">:</text:span> <text:span text:style-name="Finesse_20__28_Attributes_29_">4</text:span> + k6, zranění <text:span text:style-name="T1527">2</text:span></text:p>
          <text:p text:style-name="P952"><text:span text:style-name="T1432">K</text:span><text:span text:style-name="T1440">ouzla:<text:line-break/></text:span><text:span text:style-name="T1442"> </text:span><text:span text:style-name="T1441">modrý blesk *Artak bárak* (1 cíl, 6kz </text:span><text:span text:style-name="Lightning_20__28_Damage_20_Types_29_"><text:span text:style-name="T2199">bleskem</text:span></text:span><text:span text:style-name="T1441">)<text:line-break/></text:span><text:span text:style-name="T1442"> </text:span><text:span text:style-name="T1441">zelený blesk *Járak bárak* (1-2 cíle, 5kz </text:span><text:span text:style-name="Lightning_20__28_Damage_20_Types_29_"><text:span text:style-name="T2199">bleskem</text:span></text:span><text:span text:style-name="T1441">)</text:span></text:p>
        </text:list-header>
      </text:list>
      <text:p text:style-name="P76"><text:soft-page-break/>Pyramida zigguratu</text:p>
      <text:p text:style-name="P72">Na sever od tábora, zhruba ve střední vzdálenosti od něj, se tyčí stupňovitá pyramida zigguratu.</text:p>
      <text:p text:style-name="P352"><text:span text:style-name="T1579">V</text:span><text:span text:style-name="T144">e spodním patře </text:span><text:span text:style-name="T150">jsou dva vchody</text:span><text:span text:style-name="T170"> (bez dveří)</text:span><text:span text:style-name="T266"> </text:span><text:span text:style-name="T557">&gt;</text:span><text:span text:style-name="T507">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155637083553037" text:continue-numbering="true" text:style-name="L165">
        <text:list-header>
          <text:p text:style-name="P615">Ještěrec <text:span text:style-name="T2209">s kopím</text:span></text:p>
          <text:p text:style-name="P948">Fyzička <text:span text:style-name="Brawn_20__28_Attributes_29_">3</text:span>, Finesa <text:span text:style-name="Finesse_20__28_Attributes_29_">4</text:span>, Duše <text:span text:style-name="Spirit_20__28_Attributes_29_">2</text:span>, Životy 9</text:p>
          <text:p text:style-name="P948"><text:span text:style-name="T268">Zbroj:</text:span> 1</text:p>
          <text:p text:style-name="P947"><text:span text:style-name="T2208">⚔ </text:span><text:span text:style-name="T2209">Kopí</text:span><text:span text:style-name="T2208">: </text:span><text:span text:style-name="Finesse_20__28_Attributes_29_"><text:span text:style-name="T2208">4</text:span></text:span><text:span text:style-name="T2208"> + k6, zranění </text:span><text:span text:style-name="T2201">2</text:span></text:p>
        </text:list-header>
      </text:list>
      <text:p text:style-name="Standalone_20_Property"><text:span text:style-name="T401">Pod vrcholem pyramidy směrem na jich je plošina</text:span> <text:span text:style-name="T507">&gt; </text:span><text:span text:style-name="T558">Sem </text:span><text:span text:style-name="T2210">velekněz </text:span><text:span text:style-name="T2211">v doprovodu osmi ještěřích mnichů (viz místnost 22)</text:span><text:span text:style-name="T2210"> vždy ráno přivádí dračí dívku na odiv ještěrcům a kultistům shromážděným dole před zigguratem.</text:span></text:p>
      <text:list xml:id="list439945053" text:style-name="L166">
        <text:list-header>
          <text:p text:style-name="P955"><text:span text:style-name="Unicode_20_Character"><text:span text:style-name="T2167">🚪</text:span></text:span><text:span text:style-name="Unicode_20_Character"><text:span text:style-name="T2076">+</text:span></text:span><text:span text:style-name="Unicode_20_Character"><text:span text:style-name="T2191">🔒 </text:span></text:span>Z plošiny do vnitřku pyramidy vedou masivní kamenné dveře. <text:span text:style-name="T2211">Odemykají se kouzelným </text:span><text:span text:style-name="T333">klíčem ve tvaru pyramidy</text:span><text:span text:style-name="T2211">, který má u sebe velekněz. </text:span><text:span text:style-name="T2212">Není je možné otevřít bez klíče. Vyrazit jdou jen okovaným beranidlem nebo rozbít kamenickými nebo jinými vhodnými nástroji.</text:span></text:p>
        </text:list-header>
      </text:list>
      <text:p text:style-name="P179"><text:bookmark text:name="docs-internal-guid-2bb5f697-7fff-d078-2922-b0900fed6a27"/>1</text:p>
      <text:p text:style-name="Standalone_20_Property"><text:span text:style-name="T401">Kamenné stěny. </text:span><text:span text:style-name="T451">Na</text:span><text:span text:style-name="T401"> několika místech </text:span><text:span text:style-name="T451">jsou</text:span><text:span text:style-name="T401"> sp</text:span><text:span text:style-name="T438">á</text:span><text:span text:style-name="T401">r</text:span><text:span text:style-name="T451">y</text:span><text:span text:style-name="T401"> zapatlan</text:span><text:span text:style-name="T451">é</text:span><text:span text:style-name="T401"> suchým bahnem</text:span><text:span text:style-name="T507"> </text:span><text:span text:style-name="T552">&gt;</text:span><text:span text:style-name="T507"> </text:span><text:span text:style-name="T971">Skrývají otvory, ze kterých </text:span><text:span text:style-name="T1526">vyjíždějí</text:span><text:span text:style-name="T971"> kopí </text:span><text:span text:style-name="T1615">(u jižního vchodu jsou na některých z nich stopy čerstvě zaschlé krve)</text:span><text:span text:style-name="T971">. </text:span><text:span text:style-name="T1885">Past spouští nášlapné dlaždice na podlaze.</text:span></text:p>
      <text:list xml:id="list155637805721282" text:continue-list="list4016170733" text:style-name="L160">
        <text:list-header>
          <text:p text:style-name="P939"><text:soft-page-break/><text:span text:style-name="T2160">⚔ </text:span><text:span text:style-name="T1526">Vyjíždějící kopí</text:span><text:span text:style-name="T2160">: </text:span><text:span text:style-name="T2159">7 </text:span><text:span text:style-name="T2160">+ k6 </text:span><text:span text:style-name="T2161">proti Finese</text:span><text:span text:style-name="T2160">,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79">2</text:p>
      <text:p text:style-name="P185"><text:span text:style-name="Emphasis"><text:span text:style-name="T611">🔊</text:span></text:span><text:span text:style-name="Emphasis"><text:span text:style-name="T612">Z chodby se ozývají zvuky těžkých kroků.</text:span></text:span></text:p>
      <text:p text:style-name="P186"><text:span text:style-name="Emphasis"><text:span text:style-name="T613">⬤ </text:span></text:span><text:span text:style-name="Emphasis"><text:span text:style-name="T629">V chodbě se nesvítí, ve dne sem ale proniká světlo od vchodů do zigguratu.</text:span></text:span></text:p>
      <text:p text:style-name="Text_20_body"><text:span text:style-name="Emphasis"><text:span text:style-name="T694">👣 </text:span></text:span><text:span text:style-name="Emphasis"><text:span text:style-name="T697">Na podlaze jsou dva vyhlazené pruhy, jako kdyby tudy často chodil nějaký velký dvounohý tvor.</text:span></text:span></text:p>
      <text:p text:style-name="Text_20_body">Pokud postavy způsobí jakýkoli hluk, začne se ze dveří do místnosti 10 ozývat škrábaní a <text:span text:style-name="T1530">mručení</text:span>.</text:p>
      <text:p text:style-name="P317">Na stěnách jsou vypálené fleky a stopy <text:span text:style-name="T1900">od</text:span> sazí</text:p>
      <text:p text:style-name="Standalone_20_Property"><text:span text:style-name="T401">Hliněný golem </text:span><text:span text:style-name="T439">se zčernalým otvorem namísto úst</text:span> &gt; Obchází chodbu pomalým krokem a jakékoli vetřelce sežehne plamenem z otvoru, jenž má namísto tváře.</text:p>
      <text:list xml:id="list155637028634573" text:continue-list="list155637083553037" text:style-name="L165">
        <text:list-header>
          <text:p text:style-name="P614">Hliněný golem</text:p>
          <text:p text:style-name="P947">Fyzička <text:span text:style-name="Brawn_20__28_Attributes_29_">4</text:span>, Finesa <text:span text:style-name="Finesse_20__28_Attributes_29_"><text:span text:style-name="T2068">2</text:span></text:span>, Duše <text:span text:style-name="Spirit_20__28_Attributes_29_"><text:span text:style-name="T2125">3</text:span></text:span>, Životy 12</text:p>
          <text:p text:style-name="P947"><text:span text:style-name="T268">Zbroj:</text:span> 1</text:p>
          <text:p text:style-name="P947">⚔ <text:span text:style-name="T268">Pěsti:</text:span> <text:span text:style-name="Brawn_20__28_Attributes_29_">4</text:span> + k6, zranění 1</text:p>
          <text:p text:style-name="P947"><text:span text:style-name="T2104">🏹 </text:span><text:span text:style-name="T2109">Výšleh plamene:</text:span><text:span text:style-name="T2105"> </text:span><text:span text:style-name="T2107">5 </text:span><text:span text:style-name="T2106">+ k6, zranění </text:span><text:span text:style-name="T2104">4kz </text:span><text:span text:style-name="Fire_20__28_Damage_20_Types_29_"><text:span text:style-name="T2104">ohněm<text:line-break/> <text:s text:c="6"/></text:span></text:span><text:span text:style-name="T2104">(odečítá se Zbroj)<text:line-break/></text:span><text:span text:style-name="T2108">Dostřel:</text:span><text:span text:style-name="T2104"> krátký</text:span></text:p>
        </text:list-header>
      </text:list>
      <text:p text:style-name="P179"><text:soft-page-break/>3</text:p>
      <text:p text:style-name="Text_20_body"><text:span text:style-name="Emphasis"><text:span text:style-name="T344">♨ Zápach čerstvého masa, krve a vnitřností </text:span></text:span><text:span text:style-name="Emphasis"><text:span text:style-name="T394">a čadící lojové lampy</text:span></text:span><text:span text:style-name="Emphasis"><text:span text:style-name="T344">.</text:span></text:span></text:p>
      <text:p text:style-name="P340"><text:span text:style-name="Emphasis"><text:span text:style-name="T694">💡 </text:span></text:span><text:span text:style-name="T456">Místnost osvětluje malá lojová lampa položená na zemi</text:span></text:p>
      <text:p text:style-name="P344"><text:span text:style-name="T401">Ještěrec</text:span> &gt; Dřevěná zbroj, dva zahnuté nože. <text:span text:style-name="T2162">U sebe má </text:span><text:span text:style-name="T318">mosazný</text:span><text:span text:style-name="T268"> klíč</text:span> <text:span text:style-name="T2162">(</text:span>ke dveřím do <text:span text:style-name="T2186">10 a 20</text:span><text:span text:style-name="T2162">) </text:span><text:span text:style-name="T2187">a </text:span><text:span text:style-name="T326">malý zlatý klíč</text:span><text:span text:style-name="T2187"> (jeden ze dvou klíčů od dveří 21, cena 5 zl)</text:span>.</text:p>
      <text:list xml:id="list155636617823023" text:continue-numbering="true" text:style-name="L165">
        <text:list-header>
          <text:p text:style-name="P614">Ještěrec</text:p>
          <text:p text:style-name="P947">Fyzička <text:span text:style-name="Brawn_20__28_Attributes_29_">3</text:span>, Finesa <text:span text:style-name="Finesse_20__28_Attributes_29_">4</text:span>, Duše <text:span text:style-name="Spirit_20__28_Attributes_29_">2</text:span>, Životy 9</text:p>
          <text:p text:style-name="P947"><text:span text:style-name="T268">Zbroj:</text:span> 1</text:p>
          <text:p text:style-name="P947">⚔ <text:span text:style-name="T1432">Zahnuté nože</text:span><text:span text:style-name="T268">:</text:span> <text:span text:style-name="Finesse_20__28_Attributes_29_">4</text:span> + k6, zranění <text:span text:style-name="T1527">2</text:span></text:p>
        </text:list-header>
      </text:list>
      <text:p text:style-name="Standalone_20_Property"><text:span text:style-name="T401">Vykuchaný panter zavěšený na hácích</text:span> &gt; <text:span text:style-name="T1901">B</text:span>yl zabit mnoha kopími. </text:p>
      <text:p text:style-name="P317">Kožený vak s vnitřnostmi a měděný tác s masem</text:p>
      <text:p text:style-name="P313">Několik bloků na východní stěně je spojených v tajné odsunutelné dveře</text:p>
      <text:p text:style-name="Standalone_20_Property"><text:span text:style-name="T401">Spací pytel</text:span> &gt; Lidská výroba</text:p>
      <text:p text:style-name="Text_20_body"><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07"> p</text:span></text:span><text:span text:style-name="Emphasis"><text:span text:style-name="T131">řitáhnul sem mrtvého pantera a tady ho pak vykuchal.<text:line-break/><text:tab/>••• Jeho stopy vedou skrz východní stěnu, zřejmě je tam tajný průchod.</text:span></text:span></text:p>
      <text:p text:style-name="P179">4</text:p>
      <text:p text:style-name="P190"><text:soft-page-break/><text:span text:style-name="Emphasis"><text:span text:style-name="T613">⬤ </text:span></text:span><text:span text:style-name="Emphasis"><text:span text:style-name="T630">V místnosti je</text:span></text:span><text:span text:style-name="Emphasis"><text:span text:style-name="T614"> tma.</text:span></text:span></text:p>
      <text:p text:style-name="Standalone_20_Property"><text:span text:style-name="T401">Vaky a sudy s lidským vybavením a cen</text:span><text:span text:style-name="T438">n</text:span><text:span text:style-name="T401">ostmi</text:span> &gt; Meče, nože, šípy, kuše, helmice, štíty, rybářské vybavení, sekyry, klenoty a cetky (cca <text:span text:style-name="T1902">4</text:span> zl), <text:span text:style-name="T1528">22</text:span> st, <text:span text:style-name="T2163">1</text:span>34 m<text:span text:style-name="T1902">k</text:span></text:p>
      <text:p text:style-name="P257"><text:span text:style-name="Emphasis"><text:span text:style-name="T694">👣</text:span></text:span><text:span text:style-name="Emphasis"><text:span text:style-name="T695"><text:tab/>• </text:span></text:span><text:span text:style-name="Emphasis"><text:span text:style-name="T696">Stopy ještěřích tlap<text:line-break/><text:tab/></text:span></text:span><text:span text:style-name="Emphasis"><text:span text:style-name="T695">•• </text:span></text:span><text:span text:style-name="Emphasis"><text:span text:style-name="T762">Zanechal je</text:span></text:span><text:span text:style-name="Emphasis"><text:span text:style-name="T696"> dvojnož</text:span></text:span><text:span text:style-name="Emphasis"><text:span text:style-name="T698">ec, </text:span></text:span><text:span text:style-name="Emphasis"><text:span text:style-name="T699">který sem</text:span></text:span><text:span text:style-name="Emphasis"><text:span text:style-name="T698"> </text:span></text:span><text:span text:style-name="Emphasis"><text:span text:style-name="T700">na</text:span></text:span><text:span text:style-name="Emphasis"><text:span text:style-name="T699">nosil </text:span></text:span><text:span text:style-name="Emphasis"><text:span text:style-name="T701">všechny</text:span></text:span><text:span text:style-name="Emphasis"><text:span text:style-name="T699"> </text:span></text:span><text:span text:style-name="Emphasis"><text:span text:style-name="T763">odložené</text:span></text:span><text:span text:style-name="Emphasis"><text:span text:style-name="T699"> věci.</text:span></text:span></text:p>
      <text:h text:style-name="P382" text:outline-level="3">5</text:h>
      <text:p text:style-name="P353"><text:span text:style-name="Unicode_20_Character"><text:span text:style-name="T138">🚪 </text:span></text:span>Obyčejné dřevěné dveře s klikou.</text:p>
      <text:p text:style-name="P190"><text:span text:style-name="Emphasis"><text:span text:style-name="T613">⬤ </text:span></text:span><text:span text:style-name="Emphasis"><text:span text:style-name="T630">V místnosti je</text:span></text:span><text:span text:style-name="Emphasis"><text:span text:style-name="T614"> tma.</text:span></text:span></text:p>
      <text:p text:style-name="Text_20_body"><text:span text:style-name="Emphasis"><text:span text:style-name="T614">♨ </text:span></text:span><text:span text:style-name="Emphasis"><text:span text:style-name="T131">Slabý dračí pach.</text:span></text:span></text:p>
      <text:p text:style-name="Text_20_body"><text:span text:style-name="Emphasis"><text:span text:style-name="T694">👣</text:span></text:span><text:span text:style-name="Emphasis"><text:span text:style-name="T695"><text:tab/>• </text:span></text:span><text:span text:style-name="Emphasis"><text:span text:style-name="T732">Stopy ještěřích tlap</text:span></text:span><text:span text:style-name="Emphasis"><text:span text:style-name="T696"><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41"><text:span text:style-name="T401">Poloprůhledné metrové vejce</text:span> &gt; <text:span text:style-name="T1529">P</text:span>rasklé a práz<text:span text:style-name="T1899">d</text:span>né.</text:p>
      <text:list xml:id="list3641885701" text:style-name="L167">
        <text:list-header>
          <text:p text:style-name="P519"><text:span text:style-name="T319">(Učenost •) </text:span><text:span text:style-name="T320">Je to dračí vejce<text:line-break/></text:span><text:span text:style-name="T319">(Učenost ••) </text:span><text:span text:style-name="T321">Od </text:span><text:span text:style-name="T1445">černého</text:span><text:span text:style-name="T321"> draka</text:span><text:span text:style-name="T320"><text:line-break/></text:span><text:span text:style-name="T319">(Učenost •••) </text:span><text:span text:style-name="T1433">Vylíhnul se předčasně</text:span><text:span text:style-name="T268">.</text:span></text:p>
        </text:list-header>
      </text:list>
      <text:p text:style-name="P317">Podlaha je pokrytá zaschlým slizem</text:p>
      <text:p text:style-name="P179">6</text:p>
      <text:p text:style-name="Standalone_20_Property"><text:span text:style-name="Unicode_20_Character"><text:span text:style-name="T138">🚪 </text:span></text:span>Obyčejné dřevěné dveře s klikou.</text:p>
      <text:p text:style-name="Standalone_20_Property"><text:soft-page-break/><text:span text:style-name="T401">Klínové písmo po stěnách </text:span><text:span text:style-name="T452">kolem vyobrazení trnové koruny</text:span> &gt; Vyžaduje znalost ještěřího jazyka. Vypráví o koruně, co v dávných dobách ovlivnila běh světa. Může ji nosit pouze vyvolený a propůjčuje schopnost  vycítit místa moci na velkou vzdálenost.</text:p>
      <text:list xml:id="list1217346264" text:style-name="L168">
        <text:list-header>
          <text:p text:style-name="P956"><text:span text:style-name="T1531">Postavy mohou získat znalost ještěřího jazyka, když se </text:span><text:span text:style-name="T1562">v od ještěřího kněze v místnosti 22 nechají proměnit</text:span><text:span text:style-name="T1531"> v ještěrce.</text:span></text:p>
        </text:list-header>
      </text:list>
      <text:p text:style-name="P179">7</text:p>
      <text:p text:style-name="P190"><text:span text:style-name="Emphasis"><text:span text:style-name="T613">⬤ </text:span></text:span><text:span text:style-name="Emphasis"><text:span text:style-name="T630">V místnosti je</text:span></text:span><text:span text:style-name="Emphasis"><text:span text:style-name="T614"> tma.</text:span></text:span></text:p>
      <text:p text:style-name="P188"><text:span text:style-name="Emphasis"><text:span text:style-name="T772">👣</text:span></text:span><text:span text:style-name="Emphasis"><text:span text:style-name="T773">Vrstva prachu je neporušená, dlouho tu nikdo nebyl.</text:span></text:span></text:p>
      <text:p text:style-name="Standalone_20_Property"><text:span text:style-name="T401">Průsvitný, nehmotný a nehybný válečník s mosazným klíčem v břiše</text:span> &gt; Socha se při dotyku zhmotní a zaútočí. Nikdy ovšem nevykročí z místnosti, jen se vrátí do středu, ztuhne a zprůsvitní.</text:p>
      <text:list xml:id="list4176648242" text:style-name="L169">
        <text:list-header>
          <text:p text:style-name="P957"><text:span text:style-name="Emphasis"><text:span text:style-name="T774">Jakmile někdo vstoupí do místnosti, socha nahlas řekne: </text:span></text:span><text:span text:style-name="Emphasis"><text:span text:style-name="T781">Kvidžah!</text:span></text:span><text:span text:style-name="Emphasis"><text:span text:style-name="T774"> a na stěně vzplane pochodeň. </text:span></text:span><text:span text:style-name="Emphasis"><text:span text:style-name="T775">Popiš hráčům, že socha nevrhá stín (je průsvitná), ale klíč v jejím břiše ano – na stěně je </text:span></text:span><text:span text:style-name="Emphasis"><text:span text:style-name="T776">jeho</text:span></text:span><text:span text:style-name="Emphasis"><text:span text:style-name="T775"> mihotavý stín.</text:span></text:span></text:p>
        </text:list-header>
      </text:list>
      <text:list xml:id="list402956138" text:style-name="L170">
        <text:list-header>
          <text:p text:style-name="P616">Křišťálová socha válečníka</text:p>
          <text:p text:style-name="P958">Fyzička <text:span text:style-name="Brawn_20__28_Attributes_29_"><text:span text:style-name="T2059">6</text:span></text:span>, Finesa <text:span text:style-name="Finesse_20__28_Attributes_29_"><text:span text:style-name="T2069">3</text:span></text:span>, Duše <text:span text:style-name="Spirit_20__28_Attributes_29_">4</text:span>, Životy 1<text:span text:style-name="T2165">6</text:span></text:p>
          <text:p text:style-name="P958"><text:span text:style-name="T268">Zbroj:</text:span> proti <text:span text:style-name="Crush_20__28_Damage_20_Types_29_">drcení</text:span>, sekerám a kamenickým nástrojům 0, proti ostatním útokům 2</text:p>
          <text:p text:style-name="P958"><text:span text:style-name="T268">Rychlost:</text:span> jako člověk, ale neběhá</text:p>
          <text:p text:style-name="P958">⚔ <text:span text:style-name="T268">Pěsti:</text:span> <text:span text:style-name="Brawn_20__28_Attributes_29_"><text:span text:style-name="T2059">6</text:span></text:span> + k6, zranění 1</text:p>
        </text:list-header>
      </text:list>
      <text:p text:style-name="Standard"/>
      <text:p text:style-name="P318"><text:soft-page-break/><text:span text:style-name="T2190">Na stěně je p</text:span><text:span text:style-name="T2189">ochodeň zasazená v měděném držadle</text:span><text:span text:style-name="T499"> (karta </text:span><text:span text:style-name="T338">držadlo na pochodeň</text:span><text:span text:style-name="T499">) </text:span><text:span text:style-name="T519">&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1">Dveře do další místnosti jsou zamčené a klíčovou dírkou mají přesně ve středu pouze namalovanou</text:span> &gt; Otevřou se, když na klíčovou dírku dopadne stín vržený klíčem z válečníka <text:span text:style-name="T2166">(a tedy i když na ni někdo klíč za svitu lucerny přiloží)</text:span>.</text:p>
      <text:p text:style-name="P179">8</text:p>
      <text:p text:style-name="P190"><text:span text:style-name="Emphasis"><text:span text:style-name="T613">⬤ </text:span></text:span><text:span text:style-name="Emphasis"><text:span text:style-name="T630">V místnosti je</text:span></text:span><text:span text:style-name="Emphasis"><text:span text:style-name="T614"> tma.</text:span></text:span></text:p>
      <text:p text:style-name="P187"><text:span text:style-name="Emphasis"><text:span text:style-name="T772">👣</text:span></text:span><text:span text:style-name="Emphasis"><text:span text:style-name="T773">Vrstva prachu je neporušená, dlouho tu nikdo nebyl.</text:span></text:span></text:p>
      <text:p text:style-name="Standalone_20_Property"><text:span text:style-name="T401">Rudá trnitá koruna na kamen</text:span><text:span text:style-name="T438">n</text:span><text:span text:style-name="T401">ém </text:span><text:span text:style-name="T438">podstavci</text:span> <text:span text:style-name="T2164">(karta </text:span><text:span text:style-name="T322">Trnová koruna</text:span><text:span text:style-name="T2164">) </text:span>&gt; Při nasazení ukáže cestu k nejbližšímu silnému místu moci. Není-li nositelem vyvolený, koruna způsobí trvalé fyzické následky.</text:p>
      <text:p text:style-name="P179">9</text:p>
      <text:p text:style-name="Standalone_20_Property"><text:span text:style-name="Unicode_20_Character"><text:span text:style-name="T138">🚪 </text:span></text:span>Obyčejné dřevěné dveře s klikou.</text:p>
      <text:p text:style-name="P190"><text:span text:style-name="Emphasis"><text:span text:style-name="T613">⬤ </text:span></text:span><text:span text:style-name="Emphasis"><text:span text:style-name="T630">V místnosti je</text:span></text:span><text:span text:style-name="Emphasis"><text:span text:style-name="T614"> tma.</text:span></text:span></text:p>
      <text:p text:style-name="P189"><text:span text:style-name="Emphasis"><text:span text:style-name="T772">👣</text:span></text:span><text:span text:style-name="Emphasis"><text:span text:style-name="T773">Vrstva prachu je neporušená, dlouho tu nikdo nebyl.</text:span></text:span></text:p>
      <text:p text:style-name="Standalone_20_Property"><text:span text:style-name="T401">Dvě hromádky vyschlých skarabů</text:span> &gt; Černí po zapálení vydrží hořet silným žárem několik dní. Bílí po kontaktu s vodou absorbují teplo a pomalu mrazí, čeho se dotknou.</text:p>
      <text:h text:style-name="P382" text:outline-level="3"><text:soft-page-break/>10</text:h>
      <text:p text:style-name="P263"><text:span text:style-name="Emphasis"><text:span text:style-name="T777">♨ </text:span></text:span><text:span text:style-name="Emphasis"><text:span text:style-name="T780">Skrz dveře je cítit mrtvolný zápach.</text:span></text:span></text:p>
      <text:p text:style-name="P347"><text:span text:style-name="Unicode_20_Character"><text:span text:style-name="T151">🚪</text:span></text:span><text:span text:style-name="Unicode_20_Character"><text:span text:style-name="T2076">+</text:span></text:span><text:span text:style-name="Unicode_20_Character"><text:span text:style-name="T2191">🔒</text:span></text:span><text:span text:style-name="Unicode_20_Character"><text:span text:style-name="T151"> </text:span></text:span><text:span text:style-name="T2174">Bytelné dřevěné d</text:span>veře <text:span text:style-name="T2183">s klikou a </text:span><text:span text:style-name="T1547">kvalitním</text:span><text:span text:style-name="T2183"> vnitřním zámkem </text:span><text:span text:style-name="T2171">(</text:span><text:span text:style-name="T323">otevírání zámků ••</text:span><text:span text:style-name="T2171">)</text:span>. <text:span text:style-name="T2184">Pasuje do něj </text:span><text:span text:style-name="T1434">mosazný klíč</text:span><text:span text:style-name="T1398"> </text:span><text:span text:style-name="T2173">(má ho ještěrec v místnosti 3)</text:span>. <text:span text:style-name="T2172">Jdou vyrazit </text:span><text:span text:style-name="T2175">jen beranidlem, případně roz</text:span><text:span text:style-name="T1533">mlátit</text:span><text:span text:style-name="T2172">.</text:span></text:p>
      <text:p text:style-name="P92">Po otevření dveří:</text:p>
      <text:p text:style-name="P259"><text:span text:style-name="Emphasis"><text:span text:style-name="T613">⬤ </text:span></text:span><text:span text:style-name="Emphasis"><text:span text:style-name="T630">V místnosti je</text:span></text:span><text:span text:style-name="Emphasis"><text:span text:style-name="T614"> tma.</text:span></text:span></text:p>
      <text:p text:style-name="P263"><text:span text:style-name="Emphasis"><text:span text:style-name="T777">♨ </text:span></text:span><text:span text:style-name="Emphasis"><text:span text:style-name="T780">Silný mrtvolný zápach</text:span></text:span></text:p>
      <text:p text:style-name="P191"><text:span text:style-name="Emphasis"><text:span text:style-name="T772">👣</text:span></text:span><text:span text:style-name="Emphasis"><text:span text:style-name="T778">Stopy </text:span></text:span><text:span text:style-name="Emphasis"><text:span text:style-name="T779">pobytu</text:span></text:span><text:span text:style-name="Emphasis"><text:span text:style-name="T778"> mnoha </text:span></text:span><text:span text:style-name="Emphasis"><text:span text:style-name="T771">oživlých mrtvol</text:span></text:span><text:span text:style-name="Emphasis"><text:span text:style-name="T778">.</text:span></text:span></text:p>
      <text:p text:style-name="Standalone_20_Property"><text:span text:style-name="T401">Hladoví nemrtví</text:span> &gt; 5 lidských rybářů a 7 ještěrců, posekaní, zkrvavení</text:p>
      <text:list xml:id="list4268964887" text:style-name="L171">
        <text:list-header>
          <text:p text:style-name="P617">Zombie</text:p>
          <text:p text:style-name="P959">Fyzička <text:span text:style-name="Brawn_20__28_Attributes_29_">3</text:span>, Finesa <text:span text:style-name="Finesse_20__28_Attributes_29_">1</text:span>, Duše <text:span text:style-name="Spirit_20__28_Attributes_29_">–</text:span>, Životy 13</text:p>
          <text:p text:style-name="P959">⚔ Zuby a pařáty: <text:span text:style-name="Brawn_20__28_Attributes_29_">3</text:span> + k6, zranění 0</text:p>
          <text:p text:style-name="P959"><text:span text:style-name="T268">Rychlost:</text:span> jako chůze</text:p>
          <text:p text:style-name="P959"><text:span text:style-name="T268">Léčení:</text:span> Zombie se léčí požíráním čerstvého masa, mozku nebo vnitřností. Každou minutu krmení si vyléčí jeden život.</text:p>
        </text:list-header>
      </text:list>
      <text:p text:style-name="P179">11</text:p>
      <text:p text:style-name="P199"><text:span text:style-name="Emphasis"><text:span text:style-name="T631">⬤ </text:span></text:span><text:span text:style-name="Emphasis"><text:span text:style-name="T630">V místnosti je</text:span></text:span><text:span text:style-name="Emphasis"><text:span text:style-name="T614"> tma.</text:span></text:span></text:p>
      <text:p text:style-name="P260"><text:span text:style-name="Emphasis"><text:span text:style-name="T777">👣</text:span></text:span><text:span text:style-name="Emphasis"><text:span text:style-name="T778">Stopy mnoha </text:span></text:span><text:span text:style-name="Emphasis"><text:span text:style-name="T771">oživlých mrtvol</text:span></text:span><text:span text:style-name="Emphasis"><text:span text:style-name="T778">.</text:span></text:span></text:p>
      <text:p text:style-name="Standalone_20_Property"><text:soft-page-break/><text:span text:style-name="T401">Pod hromadou dalších mr</text:span><text:span text:style-name="T438">t</text:span><text:span text:style-name="T401">vol leží tělo templáře v plátové zbroji</text:span> &gt; Hlava leží opodál. Zbroj je prakticky nepoškozená a mistrovsky kovaný meč stále svírá v dlani. <text:span text:style-name="T1903">6</text:span> zlaťáků v měšci, <text:span text:style-name="T2170">Vorochův </text:span>svatý symbol a mandlový štít.</text:p>
      <text:p text:style-name="P179">12</text:p>
      <text:p text:style-name="P343"><text:span text:style-name="Unicode_20_Character"><text:span text:style-name="T151">🚪</text:span></text:span><text:span text:style-name="Unicode_20_Character"><text:span text:style-name="T2075"> </text:span></text:span><text:span text:style-name="T2182">Obyčejné dřevěné d</text:span>veře <text:span text:style-name="T2183">s klikou a vnitřním zámkem </text:span><text:span text:style-name="T2171">(</text:span><text:span text:style-name="T323">otevírání zámků •</text:span><text:span text:style-name="T2171">).</text:span> <text:span text:style-name="T1538">Pasuje do něj</text:span> <text:span text:style-name="T325">klíč s r</text:span><text:span text:style-name="T268">ybí </text:span><text:span text:style-name="T325">hlavou</text:span> z 1. náhodného setkání v bažině. <text:span text:style-name="T2172">Jdou snadno vyrazit.</text:span></text:p>
      <text:p text:style-name="Standalone_20_Property"><text:span text:style-name="T401">Nízké stolky s různými měšci</text:span> &gt; Zuby, prsty, uši, vlasy, cetky, 30 <text:span text:style-name="T1903">st</text:span>.</text:p>
      <text:p text:style-name="Standalone_20_Property"><text:span text:style-name="T401">Na stěnách všemožné trofeje</text:span> &gt; Nejvzácnější jsou <text:span text:style-name="T268">trollí srdce</text:span> a zejména <text:span text:style-name="T268">roh jednorožce</text:span><text:span text:style-name="T344"> </text:span><text:span text:style-name="T395">(karta)</text:span>, který má pro svůj magický potenciál obrovskou hodnotu mezi alchymisty.</text:p>
      <text:p text:style-name="P201">13</text:p>
      <text:p text:style-name="Standalone_20_Property"><text:span text:style-name="Unicode_20_Character"><text:span text:style-name="T138">🚪 </text:span></text:span>Obyčejné dřevěné dveře s klikou.</text:p>
      <text:p text:style-name="P350"><text:span text:style-name="Emphasis"><text:span text:style-name="T694">💡 </text:span></text:span><text:span text:style-name="T503">Místnost osvětluje malá lojová lampa položená na </text:span><text:span text:style-name="T1593">stole</text:span></text:p>
      <text:p text:style-name="Standalone_20_Property"><text:span text:style-name="T401">Kruhový kamenný stůl</text:span> &gt; <text:span text:style-name="T2203">Lojová lampa, z</text:span>bytky jídla, smotaný řet<text:span text:style-name="T1904">ě</text:span>z a bič.</text:p>
      <text:p text:style-name="P345"><text:span text:style-name="T401">Retardovaný ještěrec</text:span> &gt; Bederní rouška z listí, krátký oštěp, neschopnost ře<text:span text:style-name="T1899">č</text:span>i, jen šílený smích. Na krku řet<text:span text:style-name="T1905">ě</text:span>z s <text:span text:style-name="T324">velkým</text:span><text:span text:style-name="T268"> </text:span><text:span text:style-name="T324">bronzovým klíčem</text:span><text:span text:style-name="T2177"> (</text:span><text:span text:style-name="T1545">k mřížím</text:span><text:span text:style-name="T2177"> do 14 a 15), </text:span><text:span text:style-name="T324">mosazným klíčem</text:span><text:span text:style-name="T2177"> (</text:span><text:span text:style-name="T1544">ke dveřím do </text:span><text:span text:style-name="T2177">10 a 20) a </text:span><text:span text:style-name="T1436">malým</text:span><text:span text:style-name="T324"> stříbrným klíčem</text:span><text:span text:style-name="T2177"> (jeden ze dvou klíčů ke dveřím 21, </text:span><text:span text:style-name="T2188">cena 5 st</text:span><text:span text:style-name="T2177">).</text:span></text:p>
      <text:p text:style-name="P36"><text:span text:style-name="Emphasis"><text:span text:style-name="T694">👣</text:span></text:span><text:span text:style-name="Emphasis"><text:span text:style-name="T695"><text:tab/>• </text:span></text:span><text:span text:style-name="Emphasis"><text:span text:style-name="T732">Stopy ještě</text:span></text:span><text:span text:style-name="Emphasis"><text:span text:style-name="T734">rcový</text:span></text:span><text:span text:style-name="Emphasis"><text:span text:style-name="T732">ch tlap</text:span></text:span></text:p>
      <text:p text:style-name="P179"><text:soft-page-break/>14</text:p>
      <text:p text:style-name="P346"><text:span text:style-name="Unicode_20_Character"><text:span text:style-name="T2167">🚪 </text:span></text:span><text:span text:style-name="T1536">Mříž </text:span><text:span text:style-name="T1537">s </text:span><text:span text:style-name="T1546">jednoduchým</text:span><text:span text:style-name="T1537"> železným zámkem (</text:span><text:span text:style-name="T1437">otevírání zámků •</text:span><text:span text:style-name="T1537">)</text:span><text:span text:style-name="T1536"> zamčen</text:span><text:span text:style-name="T1537">ým</text:span> <text:span text:style-name="T324">velkým</text:span><text:span text:style-name="T268"> </text:span><text:span text:style-name="T324">bronzovým klíčem</text:span>, <text:span text:style-name="T2178">(má ho retardovaný ještěrec v místnosti 13)</text:span>. <text:span text:style-name="T2180">Mříž n</text:span><text:span text:style-name="T2179">ejde vyrazit, </text:span><text:span text:style-name="T2180">zámek jde ulomit </text:span><text:span text:style-name="T2181">například</text:span><text:span text:style-name="T2180"> kovářskými nástroji.</text:span></text:p>
      <text:p text:style-name="P79">Prázdná cela</text:p>
      <text:h text:style-name="P382" text:outline-level="3">15</text:h>
      <text:p text:style-name="Standalone_20_Property"><text:span text:style-name="Unicode_20_Character"><text:span text:style-name="T2167">🚪 </text:span></text:span><text:span text:style-name="T1536">Mříž </text:span><text:span text:style-name="T1537">s </text:span><text:span text:style-name="T1546">jednoduchým</text:span><text:span text:style-name="T1537"> železným zámkem (</text:span><text:span text:style-name="T1437">otevírání zámků •</text:span><text:span text:style-name="T1537">)</text:span><text:span text:style-name="T1536"> zamčen</text:span><text:span text:style-name="T1537">ým</text:span> <text:span text:style-name="T324">velkým</text:span><text:span text:style-name="T268"> </text:span><text:span text:style-name="T324">bronzovým klíčem</text:span>, <text:span text:style-name="T2178">(má ho retardovaný ještěrec v místnosti 13)</text:span>. <text:span text:style-name="T2180">Mříž n</text:span><text:span text:style-name="T2179">ejde vyrazit, </text:span><text:span text:style-name="T2180">zámek jde ulomit </text:span><text:span text:style-name="T2181">například</text:span><text:span text:style-name="T2180"> kovářskými nástroji.</text:span></text:p>
      <text:p text:style-name="P354"><text:span text:style-name="T401">Pomalu se roztékající dlažba v rohu</text:span> &gt; <text:span text:style-name="Emphasis"><text:span text:style-name="T694">🔊 </text:span></text:span>Při úplné tichosti lze zaslechnout hmyzí cvakání. Pod povrchem je obří mravenec (velký jako osel) a postup<text:span text:style-name="T1899">n</text:span>ě kyselinou rozpouští podlahu.</text:p>
      <text:list xml:id="list2596563866" text:style-name="L172">
        <text:list-header>
          <text:p text:style-name="P619"><text:span text:style-name="T1556">Dělnice</text:span> <text:span text:style-name="T2204">obřího mravence</text:span></text:p>
          <text:p text:style-name="P961"><text:span text:style-name="T401">Fyzička </text:span><text:span text:style-name="Brawn_20__28_Attributes_29_"><text:span text:style-name="T401">3</text:span></text:span><text:span text:style-name="T401">, Finesa </text:span><text:span text:style-name="Finesse_20__28_Attributes_29_"><text:span text:style-name="T401">2</text:span></text:span><text:span text:style-name="T401">, Duše </text:span><text:span text:style-name="Spirit_20__28_Attributes_29_"><text:span text:style-name="T401">–</text:span></text:span><text:span text:style-name="T401">, Životy 8</text:span></text:p>
          <text:p text:style-name="P961"><text:span text:style-name="T401">🛡 </text:span>tělo 1, nohy a tykadla 0</text:p>
          <text:p text:style-name="P961">⚔ Kusadla: <text:span text:style-name="Brawn_20__28_Attributes_29_">3</text:span> + k6, zranění 1</text:p>
        </text:list-header>
      </text:list>
      <text:p text:style-name="Standalone_20_Property"><text:span text:style-name="T401">Tři vězni schoulení v rohu místnosti</text:span> &gt; Starší sběrač hub, jeho dcera a mladík z Trossu, který neustále blábolí o změně člověka v ještěra.</text:p>
      <text:p text:style-name="P179">16</text:p>
      <text:p text:style-name="P264"><text:soft-page-break/><text:span text:style-name="Emphasis"><text:span text:style-name="T631">⬤ </text:span></text:span><text:span text:style-name="Emphasis"><text:span text:style-name="T632">J</text:span></text:span><text:span text:style-name="Emphasis"><text:span text:style-name="T630">e </text:span></text:span><text:span text:style-name="Emphasis"><text:span text:style-name="T632">zde</text:span></text:span><text:span text:style-name="Emphasis"><text:span text:style-name="T614"> tma.</text:span></text:span></text:p>
      <text:p text:style-name="P265"><text:span text:style-name="Emphasis"><text:span text:style-name="T783">♨</text:span></text:span><text:span text:style-name="Emphasis"><text:span text:style-name="T614"> </text:span></text:span><text:span text:style-name="T268">Mravenčí pach</text:span></text:p>
      <text:p text:style-name="Text_20_body"><text:span text:style-name="Emphasis"><text:span text:style-name="T344">👣 </text:span></text:span><text:span text:style-name="Emphasis">Otisky nohou obřího hmyzu</text:span></text:p>
      <text:p text:style-name="P319">6 obřích mravenců – <text:span text:style-name="T2205">2 s křídly </text:span><text:span text:style-name="T504">(samečci)</text:span><text:span text:style-name="T2205">, 4 bez křídel </text:span><text:span text:style-name="T504">(dělnice)</text:span></text:p>
      <text:list xml:id="list155637714626401" text:continue-numbering="true" text:style-name="L172">
        <text:list-header>
          <text:p text:style-name="P618"><text:span text:style-name="T1556">Dělnice</text:span> <text:span text:style-name="T2204">obřího mravence</text:span></text:p>
          <text:p text:style-name="P960"><text:span text:style-name="T401">Fyzička </text:span><text:span text:style-name="Brawn_20__28_Attributes_29_"><text:span text:style-name="T401">3</text:span></text:span><text:span text:style-name="T401">, Finesa </text:span><text:span text:style-name="Finesse_20__28_Attributes_29_"><text:span text:style-name="T401">2</text:span></text:span><text:span text:style-name="T401">, Duše </text:span><text:span text:style-name="Spirit_20__28_Attributes_29_"><text:span text:style-name="T401">–</text:span></text:span><text:span text:style-name="T401">, Životy 8</text:span></text:p>
          <text:p text:style-name="P960"><text:span text:style-name="T401">🛡 </text:span>tělo 1, nohy a tykadla 0</text:p>
          <text:p text:style-name="P960">⚔ Kusadla: <text:span text:style-name="Brawn_20__28_Attributes_29_">3</text:span> + k6, zranění 1</text:p>
          <text:p text:style-name="P618">Sameček <text:span text:style-name="T2204">obřího mravence</text:span></text:p>
          <text:p text:style-name="P960"><text:span text:style-name="T401">Fyzička </text:span><text:span text:style-name="Brawn_20__28_Attributes_29_"><text:span text:style-name="T401">4</text:span></text:span><text:span text:style-name="T401">, Finesa </text:span><text:span text:style-name="Finesse_20__28_Attributes_29_"><text:span text:style-name="T401">2</text:span></text:span><text:span text:style-name="T401">, Duše </text:span><text:span text:style-name="Spirit_20__28_Attributes_29_"><text:span text:style-name="T401">–</text:span></text:span><text:span text:style-name="T401">, Životy 10</text:span></text:p>
          <text:p text:style-name="P960">🛡 tělo 1, nohy a tykadla 0</text:p>
          <text:p text:style-name="P960">⚔ Kusadla: <text:span text:style-name="Brawn_20__28_Attributes_29_">4</text:span> + k6, zranění 1</text:p>
          <text:p text:style-name="P962">Samečci mají křídla a dokáží létat.</text:p>
        </text:list-header>
      </text:list>
      <text:p text:style-name="Standard"/>
      <text:p text:style-name="Standalone_20_Property"><text:span text:style-name="T401">Královna obřích mravenců</text:span> &gt; Přišla o své impérium a chce získat korunu z 8, aby našla místo k uhnízd<text:span text:style-name="T1899">ě</text:span>ní. Umí telepaticky komunikovat (robotí hlas).</text:p>
      <text:list xml:id="list2351293364" text:style-name="L173">
        <text:list-header>
          <text:p text:style-name="P620">Královna obřích mravenců</text:p>
          <text:p text:style-name="P963"><text:span text:style-name="T401">Fyzička </text:span><text:span text:style-name="Brawn_20__28_Attributes_29_"><text:span text:style-name="T401">5</text:span></text:span><text:span text:style-name="T401">, Finesa </text:span><text:span text:style-name="Finesse_20__28_Attributes_29_"><text:span text:style-name="T401">1</text:span></text:span><text:span text:style-name="T401">, Duše </text:span><text:span text:style-name="Spirit_20__28_Attributes_29_"><text:span text:style-name="T401">6</text:span></text:span><text:span text:style-name="T401">, Životy 14</text:span></text:p>
          <text:p text:style-name="P963"><text:span text:style-name="T401">🛡 </text:span>tělo 1, nohy a tykadla 0</text:p>
          <text:p text:style-name="P963"><text:span text:style-name="T268">⚔ Kusadla:</text:span> <text:span text:style-name="Brawn_20__28_Attributes_29_">5</text:span> + k6, zranění 1</text:p>
          <text:p text:style-name="P963"><text:soft-page-break/><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79">17</text:p>
      <text:p text:style-name="P266"><text:span text:style-name="Emphasis"><text:span text:style-name="T631">⬤ </text:span></text:span><text:span text:style-name="Emphasis"><text:span text:style-name="T632">J</text:span></text:span><text:span text:style-name="Emphasis"><text:span text:style-name="T630">e </text:span></text:span><text:span text:style-name="Emphasis"><text:span text:style-name="T632">zde</text:span></text:span><text:span text:style-name="Emphasis"><text:span text:style-name="T614"> tma.</text:span></text:span></text:p>
      <text:p text:style-name="P266"><text:span text:style-name="Emphasis"><text:span text:style-name="T783">♨</text:span></text:span><text:span text:style-name="Emphasis"><text:span text:style-name="T614"> </text:span></text:span><text:span text:style-name="T268">Mravenčí pach</text:span></text:p>
      <text:p text:style-name="P266"><text:span text:style-name="Emphasis"><text:span text:style-name="T344">👣 </text:span></text:span><text:span text:style-name="Emphasis">Otisky nohou obřího hmyzu</text:span></text:p>
      <text:p text:style-name="P351"><text:span text:style-name="T401">Tunel vedoucí na jih od ještěřího tábora do blat</text:span> &gt; Prvních a posledních <text:span text:style-name="T1557">5</text:span> metrů je zatopených <text:span text:style-name="T2206">(</text:span><text:span text:style-name="T332">plavání ••</text:span><text:span text:style-name="T2206">)</text:span></text:p>
      <text:p text:style-name="P179">18</text:p>
      <text:p text:style-name="P267"><text:span text:style-name="Emphasis"><text:span text:style-name="T631">⬤ </text:span></text:span><text:span text:style-name="Emphasis"><text:span text:style-name="T632">J</text:span></text:span><text:span text:style-name="Emphasis"><text:span text:style-name="T630">e </text:span></text:span><text:span text:style-name="Emphasis"><text:span text:style-name="T632">zde</text:span></text:span><text:span text:style-name="Emphasis"><text:span text:style-name="T614"> tma.</text:span></text:span></text:p>
      <text:p text:style-name="P267"><text:span text:style-name="Emphasis"><text:span text:style-name="T783">♨</text:span></text:span><text:span text:style-name="Emphasis"><text:span text:style-name="T614"> </text:span></text:span><text:span text:style-name="Emphasis"><text:span text:style-name="T633">Z</text:span></text:span><text:span text:style-name="Emphasis"><text:span text:style-name="T615">ápach odpadků a výkalů</text:span></text:span><text:span text:style-name="Emphasis"><text:span text:style-name="T614"><text:line-break/><text:tab/></text:span></text:span><text:span text:style-name="T268">Mravenčí pach</text:span></text:p>
      <text:p text:style-name="Text_20_body"><text:span text:style-name="Emphasis"><text:span text:style-name="T344">👣 </text:span></text:span><text:span text:style-name="Emphasis">Otisky nohou obřího hmyzu</text:span></text:p>
      <text:p text:style-name="Standalone_20_Property"><text:span text:style-name="T401">Tunel vedoucí do díry přímo ve středu ještěřího tábora</text:span> &gt; Vyhazují tam výkaly, popel, kosti a další <text:span text:style-name="T2207">odpad</text:span></text:p>
      <text:p text:style-name="P179">19</text:p>
      <text:p text:style-name="Standalone_20_Property"><text:span text:style-name="Unicode_20_Character"><text:span text:style-name="T138">🚪 </text:span></text:span>Obyčejné dřevěné dveře s klikou.</text:p>
      <text:p text:style-name="P268"><text:span text:style-name="Emphasis"><text:span text:style-name="T631">⬤ </text:span></text:span><text:span text:style-name="Emphasis"><text:span text:style-name="T632">J</text:span></text:span><text:span text:style-name="Emphasis"><text:span text:style-name="T630">e </text:span></text:span><text:span text:style-name="Emphasis"><text:span text:style-name="T632">zde</text:span></text:span><text:span text:style-name="Emphasis"><text:span text:style-name="T614"> tma.</text:span></text:span></text:p>
      <text:p text:style-name="P317"><text:span text:style-name="T1906">K</text:span>nihy rozmáčené v mísách s vodou</text:p>
      <text:p text:style-name="P317">Z papírové kaše uplácaný srpek měsíce</text:p>
      <text:p text:style-name="P35"><text:soft-page-break/><text:span text:style-name="Emphasis"><text:span text:style-name="T694">👣</text:span></text:span><text:span text:style-name="Emphasis"><text:span text:style-name="T695"><text:tab/>• </text:span></text:span><text:span text:style-name="Emphasis"><text:span text:style-name="T732">Stopy ještěřích tlap</text:span></text:span><text:span text:style-name="Emphasis"><text:span text:style-name="T696"><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382" text:outline-level="3">20</text:h>
      <text:p text:style-name="P348"><text:span text:style-name="Emphasis"><text:span text:style-name="T694">🔊 </text:span></text:span><text:span text:style-name="Emphasis"><text:span text:style-name="T709">Skrz dveře je slab</text:span></text:span><text:span text:style-name="Emphasis"><text:span text:style-name="T769">ě</text:span></text:span><text:span text:style-name="Emphasis"><text:span text:style-name="T709"> slyšet </text:span></text:span><text:span text:style-name="Emphasis"><text:span text:style-name="T956">s</text:span></text:span><text:span text:style-name="T2192">yčivý </text:span><text:span text:style-name="T2193">mnohohlasný</text:span><text:span text:style-name="T2192"> </text:span><text:span text:style-name="T1548">chorál</text:span><text:span text:style-name="T2192">.</text:span></text:p>
      <text:p text:style-name="Standalone_20_Property"><text:span text:style-name="Emphasis"><text:span text:style-name="T694">♨ </text:span></text:span><text:span text:style-name="Emphasis"><text:span text:style-name="T131">Skrz dveře prosakuje </text:span></text:span><text:span text:style-name="Emphasis"><text:span text:style-name="T1446">slabý pach</text:span></text:span><text:span text:style-name="Emphasis"><text:span text:style-name="T131"> kadidla a omamných bylin</text:span></text:span></text:p>
      <text:p text:style-name="P347"><text:span text:style-name="Unicode_20_Character"><text:span text:style-name="T151">🚪</text:span></text:span><text:span text:style-name="Unicode_20_Character"><text:span text:style-name="T2076">+</text:span></text:span><text:span text:style-name="Unicode_20_Character"><text:span text:style-name="T2191">🔒</text:span></text:span><text:span text:style-name="Unicode_20_Character"><text:span text:style-name="T151"> </text:span></text:span><text:span text:style-name="T2174">Bytelné dřevěné d</text:span>veře <text:span text:style-name="T2183">s klikou a </text:span><text:span text:style-name="T1547">kvalitním</text:span><text:span text:style-name="T2183"> vnitřním zámkem </text:span><text:span text:style-name="T2171">(</text:span><text:span text:style-name="T323">otevírání zámků ••</text:span><text:span text:style-name="T2171">)</text:span>. <text:span text:style-name="T2184">Pasuje do něj </text:span><text:span text:style-name="T1434">mosazný klíč</text:span><text:span text:style-name="T1398"> </text:span><text:span text:style-name="T2173">(má ho ještěrec v místnosti 3)</text:span>. <text:span text:style-name="T2172">Jdou vyrazit </text:span><text:span text:style-name="T2175">jen beranidlem, případně roz</text:span><text:span text:style-name="T1533">mlátit</text:span><text:span text:style-name="T2172">.</text:span></text:p>
      <text:p text:style-name="P91">Po otevření dveří:</text:p>
      <text:p text:style-name="P342"><text:span text:style-name="Emphasis"><text:span text:style-name="T694">💡 </text:span></text:span><text:span text:style-name="Emphasis"><text:span text:style-name="T711">Kruhovou dírou ve vysokém klenutém stopě sem proniká světlo pochodní, </text:span></text:span><text:span text:style-name="Emphasis"><text:span text:style-name="T712">odráží se od mírně zvlněné hladiny v bazénku a vrhá na stěny krvavě rudé odlesky.</text:span></text:span></text:p>
      <text:p text:style-name="P348"><text:span text:style-name="Emphasis"><text:span text:style-name="T694">🔊 </text:span></text:span><text:span text:style-name="T1550">S</text:span><text:span text:style-name="T2192">yčivý </text:span><text:span text:style-name="T2193">mnohohlasný</text:span><text:span text:style-name="T2192"> </text:span><text:span text:style-name="T1548">chorál </text:span><text:span text:style-name="T1549">(</text:span><text:span text:style-name="T1551">o místnost výš</text:span><text:span text:style-name="T1549"> ho zpívá deset ještěřích mnichů)</text:span><text:span text:style-name="T2192">.</text:span></text:p>
      <text:p text:style-name="P262"><text:span text:style-name="Emphasis"><text:span text:style-name="T694">♨ </text:span></text:span><text:span text:style-name="Emphasis"><text:span text:style-name="T768">V</text:span></text:span><text:span text:style-name="Emphasis"><text:span text:style-name="T709">ůně kadidla a omamných bylin </text:span></text:span><text:span text:style-name="Emphasis"><text:span text:style-name="T710">(proniká sem dírou ve stropě) z místnosti 22)</text:span></text:span><text:span text:style-name="Emphasis"><text:span text:style-name="T709">.</text:span></text:span></text:p>
      <text:p text:style-name="P349"><text:span text:style-name="Emphasis"><text:span text:style-name="T726">Otvor ve stropě přímo nad bazénem</text:span></text:span><text:span text:style-name="Emphasis"><text:span text:style-name="T709"> </text:span></text:span><text:span text:style-name="Emphasis"><text:span text:style-name="T740">&gt; Je zhruba 6 metr</text:span></text:span><text:span text:style-name="Emphasis"><text:span text:style-name="T713">ů vysoko. Klenba je k</text:span></text:span><text:span text:style-name="Emphasis"><text:span text:style-name="T957">lenutá</text:span></text:span><text:span text:style-name="Emphasis"><text:span text:style-name="T713">. Bez šphacích pomůcek se nahoru vy</text:span></text:span><text:span text:style-name="Emphasis"><text:span text:style-name="T957">lézt</text:span></text:span><text:span text:style-name="Emphasis"><text:span text:style-name="T713"> nedá, s nimi je to úkol pro mistra (</text:span></text:span><text:span text:style-name="Emphasis"><text:span text:style-name="T733">šplhání •••</text:span></text:span><text:span text:style-name="Emphasis"><text:span text:style-name="T713">).</text:span></text:span></text:p>
      <text:p text:style-name="Standalone_20_Property"><text:span text:style-name="T401">Bazén krve</text:span> &gt; Pod hladinou spí gigantická anakonda ve službách dračího kultu. <text:span text:style-name="T2194">Pomocí </text:span><text:span text:style-name="T327">ovládacích kamenů</text:span><text:span text:style-name="T2194"> (karta) ji ovládá velekněz v místnosti 22.</text:span></text:p>
      <text:list xml:id="list3714731799" text:style-name="L174">
        <text:list-header>
          <text:p text:style-name="P621">Obří anakonda</text:p>
          <text:p text:style-name="P964"><text:soft-page-break/><text:span text:style-name="T401">Fyzička </text:span><text:span text:style-name="Brawn_20__28_Attributes_29_"><text:span text:style-name="T401">7</text:span></text:span><text:span text:style-name="T401">, Finesa </text:span><text:span text:style-name="Finesse_20__28_Attributes_29_"><text:span text:style-name="T401">5</text:span></text:span><text:span text:style-name="T401">, Duše </text:span><text:span text:style-name="Spirit_20__28_Attributes_29_"><text:span text:style-name="T401">–</text:span></text:span><text:span text:style-name="T401">, Životy 17</text:span></text:p>
          <text:p text:style-name="P964"><text:span text:style-name="T328">Vzhled:</text:span><text:span text:style-name="T2195"> </text:span>12 metrů dlouhý žlutohnědý had s mohutným tělem a okrouhlými tmavými skvrnami.</text:p>
          <text:p text:style-name="P964">⚔ <text:span text:style-name="T268">Zuby</text:span><text:span text:style-name="T553">:</text:span><text:span text:style-name="T507"> </text:span><text:span text:style-name="Finesse_20__28_Attributes_29_"><text:span text:style-name="T507">5</text:span></text:span> + k6, zranění 2</text:p>
          <text:p text:style-name="P964"><text:span text:style-name="T507">⚔ </text:span><text:span text:style-name="T268">Škrcení:</text:span> <text:span text:style-name="Brawn_20__28_Attributes_29_">7</text:span> + k6, zranění 3</text:p>
          <text:p text:style-name="P964"><text:span text:style-name="T553">Skr</text:span><text:span text:style-name="T174">ývání</text:span><text:span text:style-name="T268">:</text:span> Když je anakonda ve vodě, umí být nenápadná, jako kdyby měla mistrovské <text:span text:style-name="T268">plížení</text:span>.</text:p>
          <text:p text:style-name="P964"><text:span text:style-name="T268">Kořist:</text:span> <text:span text:style-name="T1552">V</text:span> břiše <text:span text:style-name="T2195">má</text:span> jeden ze dvou kouzelných chrysoprasů <text:span text:style-name="T507">(karta </text:span><text:span text:style-name="T268">ovládací kamen</text:span><text:span text:style-name="T553">y</text:span>).</text:p>
        </text:list-header>
      </text:list>
      <text:p text:style-name="P179">21</text:p>
      <text:p text:style-name="Standalone_20_Property"><text:span text:style-name="Unicode_20_Character"><text:span text:style-name="T2167">🚪</text:span></text:span><text:span text:style-name="Unicode_20_Character"><text:span text:style-name="T2076">+</text:span></text:span><text:span text:style-name="Unicode_20_Character"><text:span text:style-name="T2191">🔒</text:span></text:span><text:span text:style-name="Unicode_20_Character"><text:span text:style-name="T2167"> </text:span></text:span><text:span text:style-name="T1534">Masivní kamenné dveře se dvěma </text:span><text:span text:style-name="T1540">mistrovskými</text:span><text:span text:style-name="T1534"> </text:span><text:span text:style-name="T1539">vnitřními</text:span><text:span text:style-name="T1534"> zámky </text:span><text:span text:style-name="T1539">(</text:span><text:span text:style-name="T1435">otevíráním zámků •••</text:span><text:span text:style-name="T1399">)</text:span><text:span text:style-name="T1534">. Do jedno</text:span><text:span text:style-name="T1543">ho</text:span><text:span text:style-name="T1534"> pasuje </text:span><text:span text:style-name="T1438">malý zlatý</text:span><text:span text:style-name="T1435"> klíč</text:span><text:span text:style-name="T1534"> (má ho ještěrec v místnosti 3), do druhého </text:span><text:span text:style-name="T1439">malý stříbrný klíč</text:span><text:span text:style-name="T1534"> klíč (má ho </text:span><text:span text:style-name="T1542">retardovaný</text:span><text:span text:style-name="T1534"> ještěrec vmístnosti </text:span><text:span text:style-name="T1535">13</text:span><text:span text:style-name="T1534">). K otevření bez klíče jsou potřeba dvě postavy s </text:span><text:span text:style-name="T1541">mistrovským</text:span><text:span text:style-name="T1534"> </text:span><text:span text:style-name="T1435">otevíráním zámků</text:span><text:span text:style-name="T1396"> </text:span><text:span text:style-name="T1397">(nebo jedna a jeden z klíčů)</text:span><text:span text:style-name="T1534">, protože zámky jsou daleko od sebe a je třeba odemknout oba najednou</text:span>. <text:span text:style-name="T2176">Jdou vyrazit jen okovaným beranidlem nebo rozbít </text:span><text:span text:style-name="T2185">například</text:span><text:span text:style-name="T2176"> kamenickými nástroji.</text:span></text:p>
      <text:p text:style-name="P34">Po otevření dveří:</text:p>
      <text:p text:style-name="Standalone_20_Property"><text:span text:style-name="Emphasis"><text:span text:style-name="T694">🔊 </text:span></text:span><text:span text:style-name="T1550">S</text:span><text:span text:style-name="T2192">yčivý </text:span><text:span text:style-name="T2193">mnohohlasný</text:span><text:span text:style-name="T2192"> </text:span><text:span text:style-name="T1548">chorál </text:span><text:span text:style-name="T1549">(nahoře ho zpívá deset ještěřích mnichů)</text:span><text:span text:style-name="T2192">.</text:span></text:p>
      <text:p text:style-name="Standalone_20_Property"><text:span text:style-name="Emphasis"><text:span text:style-name="T694">💡 </text:span></text:span><text:span text:style-name="Emphasis"><text:span text:style-name="T707">Na </text:span></text:span><text:span text:style-name="Emphasis"><text:span text:style-name="T766">o</text:span></text:span><text:span text:style-name="Emphasis"><text:span text:style-name="T703">bě schodiště</text:span></text:span><text:span text:style-name="Emphasis"><text:span text:style-name="T705"> shora </text:span></text:span><text:span text:style-name="Emphasis"><text:span text:style-name="T767">dopadá</text:span></text:span><text:span text:style-name="Emphasis"><text:span text:style-name="T764"> svit</text:span></text:span><text:span text:style-name="Emphasis"><text:span text:style-name="T703"> pochodní </text:span></text:span><text:span text:style-name="Emphasis"><text:span text:style-name="T704">(</text:span></text:span><text:span text:style-name="Emphasis"><text:span text:style-name="T705">v místnosti </text:span></text:span><text:span text:style-name="Emphasis"><text:span text:style-name="T704">nad </text:span></text:span><text:span text:style-name="Emphasis"><text:span text:style-name="T764">nimi</text:span></text:span><text:span text:style-name="Emphasis"><text:span text:style-name="T704"> se svítí)</text:span></text:span><text:span text:style-name="Emphasis"><text:span text:style-name="T703">.</text:span></text:span></text:p>
      <text:p text:style-name="P261"><text:span text:style-name="Emphasis"><text:span text:style-name="T694">👣 </text:span></text:span><text:span text:style-name="Emphasis"><text:span text:style-name="T765">J</text:span></text:span><text:span text:style-name="Emphasis"><text:span text:style-name="T706">eštěrci tudy </text:span></text:span><text:span text:style-name="Emphasis"><text:span text:style-name="T708">nahoru</text:span></text:span><text:span text:style-name="Emphasis"><text:span text:style-name="T706"> často vláčejí zajatce.</text:span></text:span></text:p>
      <text:p text:style-name="P200"><text:soft-page-break/>22</text:p>
      <text:p text:style-name="Standalone_20_Property"><text:span text:style-name="Emphasis"><text:span text:style-name="T694">💡 </text:span></text:span><text:span text:style-name="Emphasis"><text:span text:style-name="T702">Místnost je dobře osvětlena pochodněmi na stěnách a na sloupech.</text:span></text:span></text:p>
      <text:p text:style-name="Standalone_20_Property"><text:span text:style-name="Emphasis"><text:span text:style-name="T694">♨ </text:span></text:span><text:span text:style-name="Emphasis"><text:span text:style-name="T709">Silná vůně kadidla a omamných bylin.</text:span></text:span></text:p>
      <text:p text:style-name="Standalone_20_Property"><text:span text:style-name="Emphasis"><text:span text:style-name="T694">🔊 </text:span></text:span><text:span text:style-name="T1589">S</text:span><text:span text:style-name="T500">yčivý </text:span><text:span text:style-name="T501">mnohohlasný</text:span><text:span text:style-name="T500"> </text:span><text:span text:style-name="T1588">chorál </text:span><text:span text:style-name="T1589">(zpívá ho deset ještěřích mnichů na </text:span><text:span text:style-name="T1590">jihu</text:span><text:span text:style-name="T1589"> </text:span><text:span text:style-name="T1590">místnosti</text:span><text:span text:style-name="T1589">)</text:span><text:span text:style-name="T500">.</text:span></text:p>
      <text:p text:style-name="Standalone_20_Property"><text:span text:style-name="Emphasis"><text:span text:style-name="T782">👣</text:span></text:span><text:span text:style-name="Emphasis"><text:span text:style-name="T636"> </text:span></text:span><text:span text:style-name="Emphasis"><text:span text:style-name="T637">Stopy mnoha ještěrců, kteří tu provádí obřady.</text:span></text:span></text:p>
      <text:p text:style-name="Standalone_20_Property"><text:span text:style-name="T401">U stěny uvázaní tři lidé</text:span><text:span text:style-name="T456"> </text:span><text:span text:style-name="T515">&gt; </text:span><text:span text:style-name="T520">Jsou zesl</text:span><text:span text:style-name="T168">áblí, ne</text:span><text:span text:style-name="T1591">dokáží</text:span><text:span text:style-name="T168"> bojovat.</text:span></text:p>
      <text:list xml:id="list1344171215" text:style-name="L175">
        <text:list-item>
          <text:p text:style-name="P966">Ama<text:span text:style-name="T2197">l</text:span>ra, obchodnice z Trossu</text:p>
        </text:list-item>
        <text:list-item>
          <text:p text:style-name="P966">Zek<text:span text:style-name="T2197">r</text:span>, rybář ze Sumpu</text:p>
        </text:list-item>
        <text:list-item>
          <text:p text:style-name="P965"><text:span text:style-name="T502">Berkar, obtloustlý aristokrat z Trossu, který p</text:span><text:span text:style-name="T1592">odlehl</text:span><text:span text:style-name="T502"> Kuza</text:span><text:span text:style-name="T521">l’k’Takov</text:span><text:span text:style-name="T169">u verbování</text:span></text:p>
        </text:list-item>
      </text:list>
      <text:p text:style-name="Standalone_20_Property"><text:span text:style-name="T401">Trůn se sochou </text:span><text:span text:style-name="T453">vele</text:span><text:span text:style-name="T401">kněze</text:span> &gt; Není to socha. Je pokrytý vrstvou ztuhlého bahna. <text:span text:style-name="T2198">U pasu má zahnuté nože, n</text:span><text:span text:style-name="T1553">a krku má zavěšený</text:span> chryzopras – <text:span text:style-name="T2198">je to jeden ze dvojice </text:span><text:span text:style-name="T329">ovládacích kamenů</text:span><text:span text:style-name="T2198"> (karta), druhý má v břiše anakonda v </text:span><text:span text:style-name="T1553">bazénu</text:span><text:span text:style-name="T2198"> krve v místnosti 20</text:span>. <text:span text:style-name="T2213">V kapse má kouzelný </text:span><text:span text:style-name="T334">klíč ve tvaru pyramidy</text:span><text:span text:style-name="T2213"> (</text:span><text:span text:style-name="T1559">odemyká</text:span><text:span text:style-name="T2213"> masivní kamenné dveře </text:span><text:span text:style-name="T2214">na jihu místnosti, které vedou</text:span><text:span text:style-name="T2213"> ven na plošinu pod vrcholem zigguratu).</text:span></text:p>
      <text:list xml:id="list155637022183975" text:continue-list="list155636617823023" text:style-name="L165">
        <text:list-header>
          <text:p text:style-name="P950"><text:span text:style-name="T268">Ještě</text:span><text:span text:style-name="T329">ří velekněz</text:span></text:p>
          <text:p text:style-name="P950">Fyzička <text:span text:style-name="Brawn_20__28_Attributes_29_">3</text:span>, Finesa <text:span text:style-name="Finesse_20__28_Attributes_29_">4</text:span>, Duše <text:span text:style-name="Spirit_20__28_Attributes_29_"><text:span text:style-name="T2128">5</text:span></text:span>, Životy 9</text:p>
          <text:p text:style-name="P950"><text:span text:style-name="T268">Zbroj:</text:span> 1</text:p>
          <text:p text:style-name="P953">⚔ <text:span text:style-name="T1444">2 z</text:span><text:span text:style-name="T1432">ahnuté nože</text:span><text:span text:style-name="T268">:</text:span> <text:span text:style-name="Finesse_20__28_Attributes_29_">4</text:span> + k6, zranění <text:span text:style-name="T1527">2</text:span></text:p>
          <text:p text:style-name="P947"><text:soft-page-break/><text:span text:style-name="T1432">K</text:span><text:span text:style-name="T1440">ouzla:<text:line-break/></text:span><text:span text:style-name="T1442"> <text:s text:c="5"/></text:span><text:span text:style-name="T1441">modrý blesk *Artak bárak* (1 cíl, 6kz </text:span><text:span text:style-name="Lightning_20__28_Damage_20_Types_29_"><text:span text:style-name="T2199">bleskem</text:span></text:span><text:span text:style-name="T1441">)<text:line-break/></text:span><text:span text:style-name="T1442"> <text:s text:c="5"/></text:span><text:span text:style-name="T1441">zelený blesk *Járak bárak* (1-2 cíle, 5kz </text:span><text:span text:style-name="Lightning_20__28_Damage_20_Types_29_"><text:span text:style-name="T2199">bleskem</text:span></text:span><text:span text:style-name="T1441">)<text:line-break/></text:span><text:span text:style-name="T1442"> <text:s text:c="5"/></text:span><text:span text:style-name="T1441">fialový blesk *Sagol bárak* (1-3 cíle, 4kz </text:span><text:span text:style-name="Lightning_20__28_Damage_20_Types_29_"><text:span text:style-name="T2199">bleskem</text:span></text:span><text:span text:style-name="T1441">)</text:span></text:p>
        </text:list-header>
      </text:list>
      <text:p text:style-name="Standalone_20_Property"><text:span text:style-name="T401">Trůn s nahou dívkou bez jediného chlupu či vlasu</text:span> &gt; Bleděmodrá kaše z misky na opěradle ji činí povolnou a submisivní. Dívka je nedospělý <text:span text:style-name="T1555">černý</text:span> drak. Když ji někdo zabije nebo těžce zraní, roztrhne se její křehká forma a změní se v draka bez šupin, jen svaly a krev <text:span text:style-name="T2202">(zůstane jí stejně velké zranění)</text:span>. Dokáže chrlit kyselinu <text:span text:style-name="T2202">a s radostí zasáhne celou místnost, ještěrců jí opravdu líto nebude</text:span>.</text:p>
      <text:list xml:id="list3525608132" text:style-name="L176">
        <text:list-header>
          <text:p text:style-name="P622"><text:span text:style-name="T138">Mladý</text:span> černý drak</text:p>
          <text:p text:style-name="P968"><text:span text:style-name="T401">Fyzička </text:span><text:span text:style-name="Brawn_20__28_Attributes_29_"><text:span text:style-name="T401">7</text:span></text:span><text:span text:style-name="T401">, Finesa </text:span><text:span text:style-name="Finesse_20__28_Attributes_29_"><text:span text:style-name="T401">4</text:span></text:span><text:span text:style-name="T401">, Duše </text:span><text:span text:style-name="Spirit_20__28_Attributes_29_"><text:span text:style-name="T401">6</text:span></text:span><text:span text:style-name="T401">, Životy 18</text:span></text:p>
          <text:p text:style-name="P967"><text:span text:style-name="T268">Zbroj:</text:span> 0</text:p>
          <text:p text:style-name="P968">⚔ <text:span text:style-name="T268">Zuby nebo drápy:</text:span> <text:span text:style-name="Brawn_20__28_Attributes_29_">7</text:span> + k6, zranění 3</text:p>
          <text:p text:style-name="P968">⚔ <text:span text:style-name="T268">Ocas</text:span> (obvykle sráží nebo odhazuje): <text:span text:style-name="Brawn_20__28_Attributes_29_">7</text:span> + k6, zranění 0</text:p>
          <text:p text:style-name="P968">🏹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968">⚔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1">Ještěří kněz</text:span> &gt; Odebírá dračí dívce krev a nutí ji pít lidským vězňům. Někteří se změní v ještěrce a jsou vítáni. Ostatní jsou shozeni k anakondě.</text:p>
      <text:list xml:id="list155637442550341" text:continue-list="list155637022183975" text:style-name="L165">
        <text:list-header>
          <text:p text:style-name="P951"><text:span text:style-name="T268">Ještě</text:span><text:span text:style-name="T329">ří kněz</text:span></text:p>
          <text:p text:style-name="P951"><text:soft-page-break/>Fyzička <text:span text:style-name="Brawn_20__28_Attributes_29_">3</text:span>, Finesa <text:span text:style-name="Finesse_20__28_Attributes_29_">4</text:span>, Duše <text:span text:style-name="Spirit_20__28_Attributes_29_"><text:span text:style-name="T2129">4</text:span></text:span>, Životy 9</text:p>
          <text:p text:style-name="P951"><text:span text:style-name="T268">Zbroj:</text:span> 1</text:p>
          <text:p text:style-name="P954">⚔ <text:span text:style-name="T331">2 z</text:span><text:span text:style-name="T1432">ahnuté nože</text:span><text:span text:style-name="T268">:</text:span> <text:span text:style-name="Finesse_20__28_Attributes_29_">4</text:span> + k6, zranění <text:span text:style-name="T1527">2</text:span></text:p>
          <text:p text:style-name="P954"><text:span text:style-name="T1432">K</text:span><text:span text:style-name="T1440">ouzla:<text:line-break/></text:span><text:span text:style-name="T1442"> <text:s text:c="5"/></text:span><text:span text:style-name="T1441">modrý blesk *Artak bárak* (1 cíl, 6kz </text:span><text:span text:style-name="Lightning_20__28_Damage_20_Types_29_"><text:span text:style-name="T2199">bleskem</text:span></text:span><text:span text:style-name="T1441">)<text:line-break/></text:span><text:span text:style-name="T1442"> <text:s text:c="5"/></text:span><text:span text:style-name="T1441">zelený blesk *Járak bárak* (1-2 cíle, 5kz </text:span><text:span text:style-name="Lightning_20__28_Damage_20_Types_29_"><text:span text:style-name="T2199">bleskem</text:span></text:span><text:span text:style-name="T1441">)</text:span></text:p>
        </text:list-header>
      </text:list>
      <text:p text:style-name="Standalone_20_Property"><text:span text:style-name="T401">Deset ještěřích mnichů</text:span> &gt; Bílé malování, pláště a kostěné nože.</text:p>
      <text:list xml:id="list155638746379711" text:continue-numbering="true" text:style-name="L165">
        <text:list-header>
          <text:p text:style-name="P950"><text:span text:style-name="T268">Ještě</text:span><text:span text:style-name="T1443">ří mnich</text:span></text:p>
          <text:p text:style-name="P950">Fyzička <text:span text:style-name="Brawn_20__28_Attributes_29_">3</text:span>, Finesa <text:span text:style-name="Finesse_20__28_Attributes_29_">4</text:span>, Duše <text:span text:style-name="Spirit_20__28_Attributes_29_">2</text:span>, Životy 9</text:p>
          <text:p text:style-name="P950"><text:span text:style-name="T268">Zbroj:</text:span> 1</text:p>
          <text:p text:style-name="P950"><text:span text:style-name="T2196">⚔ </text:span><text:span text:style-name="T331">2 k</text:span><text:span text:style-name="T1444">ostěné</text:span><text:span text:style-name="T1432"> nože</text:span><text:span text:style-name="T330">:</text:span><text:span text:style-name="T2196"> </text:span><text:span text:style-name="Finesse_20__28_Attributes_29_"><text:span text:style-name="T2196">4</text:span></text:span><text:span text:style-name="T2196"> + k6, zranění </text:span><text:span text:style-name="T1554">1</text:span></text:p>
        </text:list-header>
      </text:list>
      <text:p text:style-name="Standalone_20_Property"><text:span text:style-name="Unicode_20_Character"><text:span text:style-name="T1616">🚪</text:span></text:span><text:span text:style-name="Unicode_20_Character"><text:span text:style-name="T1617">+</text:span></text:span><text:span text:style-name="Unicode_20_Character"><text:span text:style-name="T1618">🔒 </text:span></text:span><text:span text:style-name="T1580">V jižní stěně místnosti jsou masivní kamenné dveře</text:span><text:span text:style-name="T1598"> &gt;</text:span><text:span text:style-name="T1599"> </text:span><text:span text:style-name="T1598">Vedou </text:span><text:span text:style-name="T1600">ven na plošinu pod vrcholem zigguratu</text:span><text:span text:style-name="T1554">. </text:span><text:span text:style-name="T1560">Odemykají se kouzelným </text:span><text:span text:style-name="T1447">klíčem ve tvaru pyramidy</text:span><text:span text:style-name="T1560">, který má u sebe velekněz. </text:span><text:span text:style-name="T1561">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56">Humanoid s protáhlou plazí tváří, pevnou zelenou nebo hnědou kůží a mohutným ještěřím ocasem. Při tvorbě postavy vyber dvě schopnosti:</text:p>
      <text:list xml:id="list3562035889" text:style-name="L177">
        <text:list-item>
          <text:p text:style-name="P969"><text:span text:style-name="T401">Regenerace</text:span><text:line-break/>Na rozdíl od lidí ti mohou plně dorůst i ztracené orgány a končetiny.</text:p>
        </text:list-item>
        <text:list-item>
          <text:p text:style-name="P969"><text:span text:style-name="T401">Šupiny</text:span><text:line-break/>Tělo je pokryté silnou ochranou vrstvou.</text:p>
        </text:list-item>
        <text:list-item>
          <text:p text:style-name="P969"><text:span text:style-name="T401">Čich</text:span><text:line-break/>Díky citlivému hadímu jazyku rozpoznáš bytosti i substance na velkou vzdálenost.</text:p>
        </text:list-item>
        <text:list-item>
          <text:p text:style-name="P969"><text:span text:style-name="T401">Obojživelník</text:span><text:line-break/>Dokážeš libovolně dlouho dýchat pod vodou.</text:p>
        </text:list-item>
        <text:list-item>
          <text:p text:style-name="P969"><text:span text:style-name="T401">Jed</text:span><text:line-break/>Namísto normálních zubů máš dva hadí a dokážeš kousnutím otrávit.</text:p>
        </text:list-item>
        <text:list-item>
          <text:p text:style-name="P969"><text:span text:style-name="T401">Bodce</text:span><text:line-break/>Máš rohatou hlavu a ocas zakončený nebezpečnými ostny.</text:p>
        </text:list-item>
        <text:list-item>
          <text:p text:style-name="P969"><text:span text:style-name="T401">Chameleon</text:span><text:line-break/>Můžeš během několika okamžiků změnit barvu.</text:p>
        </text:list-item>
        <text:list-item>
          <text:p text:style-name="P741"><text:soft-page-break/><text:span text:style-name="Emphasis"><text:span text:style-name="T742">Přísavky</text:span></text:span><text:span text:style-name="Emphasis"><text:span text:style-name="T744"><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 svg:font-family="Georgia" style:font-adornments="Bold" style:font-family-generic="roman" style:font-pitch="variable"/>
    <style:font-face style:name="Georgia1" svg:font-family="Georgia" style:font-adornments="Italic" style:font-family-generic="roman" style:font-pitch="variable"/>
    <style:font-face style:name="Georgia2"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1</text:page-number></text:p>
      </style:header>
      <style:header-left>
        <text:p text:style-name="MP2"><text:page-number text:select-page="current">82</text:page-number></text:p>
      </style:header-left>
      <style:footer>
        <text:p text:style-name="MP3"><text:chapter text:display="name" text:outline-level="3">Vstup do dol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1-13T15:52:08.358000000</dc:date>
    <meta:editing-cycles>17526</meta:editing-cycles>
    <meta:editing-duration>P54DT22H28M52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3" meta:paragraph-count="1985" meta:word-count="23936" meta:character-count="138138" meta:non-whitespace-character-count="116707"/>
  </office:meta>
</office:document-meta>
</file>